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37mm"/>
    </style:style>
    <style:style style:name="co2" style:family="table-column">
      <style:table-column-properties fo:break-before="auto" style:column-width="159.33mm"/>
    </style:style>
    <style:style style:name="co3" style:family="table-column">
      <style:table-column-properties fo:break-before="auto" style:column-width="28.28mm"/>
    </style:style>
    <style:style style:name="co4" style:family="table-column">
      <style:table-column-properties fo:break-before="auto" style:column-width="53.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HISTORIC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nombreProducto</text:p>
          </table:table-cell>
          <table:table-cell table:style-name="ce1" office:value-type="string" calcext:value-type="string">
            <text:p>codigo</text:p>
          </table:table-cell>
          <table:table-cell table:style-name="ce1" office:value-type="string" calcext:value-type="string">
            <text:p>marca</text:p>
          </table:table-cell>
          <table:table-cell table:style-name="ce1" office:value-type="string" calcext:value-type="string">
            <text:p>rutaImagen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precioOferta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CodBabyPromo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" calcext:value-type="float">
            <text:p>201931</text:p>
          </table:table-cell>
          <table:table-cell table:style-name="ce1" office:value-type="string" calcext:value-type="string">
            <text:p>Pañales para Bebé Pampers Premium Care Talla P Paquete 36 unidPañales para Bebé Pampers Premium Care Talla P Paquete 36 unid</text:p>
          </table:table-cell>
          <table:table-cell table:style-name="ce1" office:value-type="float" office:value="735462" calcext:value-type="float">
            <text:p>73546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67213-750-750/Pañales-para-Bebe-Pampers-Premium-Care-Talla-P-Paquete-36-unid-1-17194630.jpg?v=636825780382530000</text:p>
          </table:table-cell>
          <table:table-cell table:style-name="ce1" office:value-type="string" calcext:value-type="string">
            <text:p>S/. 16.90</text:p>
          </table:table-cell>
          <table:table-cell table:style-name="ce1" office:value-type="string" calcext:value-type="string">
            <text:p>S/. 15.50</text:p>
          </table:table-cell>
          <table:table-cell table:style-name="ce1" office:value-type="string" calcext:value-type="string">
            <text:p>Metro</text:p>
          </table:table-cell>
          <table:table-cell table:formula="of:=VLOOKUP([.C2];['file:///home/hernan/Descargas/BD%20BabyPromo.xlsx'#$CodBabyPromo.$B$1:.$I$198];8;0)" office:value-type="string" office:string-value="x2000014" calcext:value-type="string">
            <text:p>x2000014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" calcext:value-type="float">
            <text:p>201931</text:p>
          </table:table-cell>
          <table:table-cell table:style-name="ce1" office:value-type="string" calcext:value-type="string">
            <text:p>Pañales para Bebé Babysec Super Premium Talla XG Paquete 92 unid</text:p>
          </table:table-cell>
          <table:table-cell table:style-name="ce1" office:value-type="float" office:value="738808" calcext:value-type="float">
            <text:p>738808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8-750-750/Pañales-para-Bebe-Babysec-Super-Premium-Talla-XG-Paquete-92-unid-1-18296749.jpg?v=63682740024920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3];['file:///home/hernan/Descargas/BD%20BabyPromo.xlsx'#$CodBabyPromo.$B$1:.$I$198];8;0)" office:value-type="string" office:string-value="x2000015" calcext:value-type="string">
            <text:p>x200001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" calcext:value-type="float">
            <text:p>201931</text:p>
          </table:table-cell>
          <table:table-cell table:style-name="ce1" office:value-type="string" calcext:value-type="string">
            <text:p>Pañales para Bebé Babysec Premium Talla XXG Paquete 84 unid</text:p>
          </table:table-cell>
          <table:table-cell table:style-name="ce1" office:value-type="float" office:value="738809" calcext:value-type="float">
            <text:p>738809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9-750-750/Pañales-para-Bebe-Babysec-Premium-Talla-XXG-Paquete-84-unid-1-18296750.jpg?v=63682740025453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4];['file:///home/hernan/Descargas/BD%20BabyPromo.xlsx'#$CodBabyPromo.$B$1:.$I$198];8;0)" office:value-type="string" office:string-value="x2000016" calcext:value-type="string">
            <text:p>x2000016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" calcext:value-type="float">
            <text:p>201931</text:p>
          </table:table-cell>
          <table:table-cell table:style-name="ce1" office:value-type="string" calcext:value-type="string">
            <text:p>Pañal Babysec Voy al Agua Talla G Paquete 11 Unidades</text:p>
          </table:table-cell>
          <table:table-cell table:style-name="ce1" office:value-type="float" office:value="740985" calcext:value-type="float">
            <text:p>740985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50-750-750/Pañal-Babysec-Voy-al-Agua-Talla-G-Paquete-11-Unidades-1-22991400.jpg?v=6368274002700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6.90</text:p>
          </table:table-cell>
          <table:table-cell table:style-name="ce1" office:value-type="string" calcext:value-type="string">
            <text:p>Metro</text:p>
          </table:table-cell>
          <table:table-cell table:formula="of:=VLOOKUP([.C5];['file:///home/hernan/Descargas/BD%20BabyPromo.xlsx'#$CodBabyPromo.$B$1:.$I$198];8;0)" office:value-type="string" office:string-value="x2000017" calcext:value-type="string">
            <text:p>x2000017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" calcext:value-type="float">
            <text:p>201931</text:p>
          </table:table-cell>
          <table:table-cell table:style-name="ce1" office:value-type="string" calcext:value-type="string">
            <text:p>Pañales para Bebé Babysec Premium Talla XXG Paquete 48 unid</text:p>
          </table:table-cell>
          <table:table-cell table:style-name="ce1" office:value-type="float" office:value="477748004" calcext:value-type="float">
            <text:p>477748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3545-750-750/477748004-01-1122.jpg?v=636849864353430000" xlink:type="simple">https://wongfood.vteximg.com.br/arquivos/ids/273545-750-750/477748004-01-1122.jpg?v=6368498643534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9.50</text:p>
          </table:table-cell>
          <table:table-cell table:style-name="ce1" office:value-type="string" calcext:value-type="string">
            <text:p>Metro</text:p>
          </table:table-cell>
          <table:table-cell table:formula="of:=VLOOKUP([.C6];['file:///home/hernan/Descargas/BD%20BabyPromo.xlsx'#$CodBabyPromo.$B$1:.$I$198];8;0)" office:value-type="string" office:string-value="x2000041" calcext:value-type="string">
            <text:p>x200004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" calcext:value-type="float">
            <text:p>201931</text:p>
          </table:table-cell>
          <table:table-cell table:style-name="ce1" office:value-type="string" calcext:value-type="string">
            <text:p>Pañales para Bebé Huggies Natural Care Niñas Talla G Paquete 54 unidPañales para Bebé Huggies Natural Care Niñas Talla G Paquete 54 unid</text:p>
          </table:table-cell>
          <table:table-cell table:style-name="ce1" office:value-type="float" office:value="535137002" calcext:value-type="float">
            <text:p>535137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50-750-750/535137002-01-6434.jpg?v=636730524323600000" xlink:type="simple">https://wongfood.vteximg.com.br/arquivos/ids/245650-750-750/535137002-01-6434.jpg?v=636730524323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7];['file:///home/hernan/Descargas/BD%20BabyPromo.xlsx'#$CodBabyPromo.$B$1:.$I$198];8;0)" office:value-type="string" office:string-value="x2000042" calcext:value-type="string">
            <text:p>x200004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" calcext:value-type="float">
            <text:p>201931</text:p>
          </table:table-cell>
          <table:table-cell table:style-name="ce1" office:value-type="string" calcext:value-type="string">
            <text:p>Pañales para Bebé Huggies Natural Care Niños Talla G Paquete 54 unidPañales para Bebé Huggies Natural Care Niños Talla G Paquete 54 unid</text:p>
          </table:table-cell>
          <table:table-cell table:style-name="ce1" office:value-type="float" office:value="535138002" calcext:value-type="float">
            <text:p>535138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57-750-750/535138002-01-6438.jpg?v=636730524378830000" xlink:type="simple">https://wongfood.vteximg.com.br/arquivos/ids/245657-750-750/535138002-01-6438.jpg?v=63673052437883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8];['file:///home/hernan/Descargas/BD%20BabyPromo.xlsx'#$CodBabyPromo.$B$1:.$I$198];8;0)" office:value-type="string" office:string-value="x2000043" calcext:value-type="string">
            <text:p>x200004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" calcext:value-type="float">
            <text:p>201931</text:p>
          </table:table-cell>
          <table:table-cell table:style-name="ce1" office:value-type="string" calcext:value-type="string">
            <text:p>Pañales para Bebé Huggies Natural Care Ajuste Perfecto Niñas Talla XXG Paquete 36 unidPañales para Bebé Huggies Natural Care Ajuste Perfecto Niñas Talla XXG Paquete 36 unid</text:p>
          </table:table-cell>
          <table:table-cell table:style-name="ce1" office:value-type="float" office:value="535139004" calcext:value-type="float">
            <text:p>535139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4728-750-750/535139004-01-6444.jpg?v=636727932168600000" xlink:type="simple">https://wongfood.vteximg.com.br/arquivos/ids/244728-750-750/535139004-01-6444.jpg?v=636727932168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9];['file:///home/hernan/Descargas/BD%20BabyPromo.xlsx'#$CodBabyPromo.$B$1:.$I$198];8;0)" office:value-type="string" office:string-value="x2000044" calcext:value-type="string">
            <text:p>x200004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" calcext:value-type="float">
            <text:p>201931</text:p>
          </table:table-cell>
          <table:table-cell table:style-name="ce1" office:value-type="string" calcext:value-type="string">
            <text:p>Pañales para Bebé Pampers Premium Care Talla XXG Paquete 28 unid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10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" calcext:value-type="float">
            <text:p>201931</text:p>
          </table:table-cell>
          <table:table-cell table:style-name="ce1" office:value-type="string" calcext:value-type="string">
            <text:p>Pañales para Bebé Babysec Premium Talla XXG Paquete 96 unid</text:p>
          </table:table-cell>
          <table:table-cell table:style-name="ce1" office:value-type="float" office:value="717209002" calcext:value-type="float">
            <text:p>717209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322-750-750/717209002-1.jpg?v=636675950645270000" xlink:type="simple">https://wongfood.vteximg.com.br/arquivos/ids/233322-750-750/717209002-1.jpg?v=63667595064527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11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" calcext:value-type="float">
            <text:p>201931</text:p>
          </table:table-cell>
          <table:table-cell table:style-name="ce1" office:value-type="string" calcext:value-type="string">
            <text:p>Pañales para Bebé Huggies Active Sec Talla XG Paquete 48 unidPañales para Bebé Huggies Active Sec Talla XG Paquete 48 unid</text:p>
          </table:table-cell>
          <table:table-cell table:style-name="ce1" office:value-type="float" office:value="717431003" calcext:value-type="float">
            <text:p>717431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3-750-750/717431003-01-237365.jpg?v=636730525551970000" xlink:type="simple">https://wongfood.vteximg.com.br/arquivos/ids/245673-750-750/717431003-01-237365.jpg?v=63673052555197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2];['file:///home/hernan/Descargas/BD%20BabyPromo.xlsx'#$CodBabyPromo.$B$1:.$I$198];8;0)" office:value-type="string" office:string-value="x2000070" calcext:value-type="string">
            <text:p>x200007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" calcext:value-type="float">
            <text:p>201931</text:p>
          </table:table-cell>
          <table:table-cell table:style-name="ce1" office:value-type="string" calcext:value-type="string">
            <text:p>Pañales para Bebé Huggies Natural Care Niñas Talla XG Paquete 42 unidPañales para Bebé Huggies Natural Care Niñas Talla XG Paquete 42 unid</text:p>
          </table:table-cell>
          <table:table-cell table:style-name="ce1" office:value-type="float" office:value="727565001" calcext:value-type="float">
            <text:p>727565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2-750-750/Pañales-Huggies-Hiperpack-Natural-Care-Niña-XG-Paquete-42-Unidades-1-14376547.jpg?v=6367005062976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3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" calcext:value-type="float">
            <text:p>201931</text:p>
          </table:table-cell>
          <table:table-cell table:style-name="ce1" office:value-type="string" calcext:value-type="string">
            <text:p>Pañales para Bebé Huggies Natural Care Niñas Talla XXG Paquete 38 unidPañales para Bebé Huggies Natural Care Niñas Talla XXG Paquete 38 unid</text:p>
          </table:table-cell>
          <table:table-cell table:style-name="ce1" office:value-type="float" office:value="727565002" calcext:value-type="float">
            <text:p>727565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3-750-750/Pañales-Huggies-Hiperpack-Natural-Care-Niña-XXG-Paquete-38-Unidades-1-14376548.jpg?v=636700506300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4];['file:///home/hernan/Descargas/BD%20BabyPromo.xlsx'#$CodBabyPromo.$B$1:.$I$198];8;0)" office:value-type="string" office:string-value="x2000073" calcext:value-type="string">
            <text:p>x200007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" calcext:value-type="float">
            <text:p>201931</text:p>
          </table:table-cell>
          <table:table-cell table:style-name="ce1" office:value-type="string" calcext:value-type="string">
            <text:p>Pañales para Bebé Huggies Natural Care Niños Talla XG Paquete 42 unidPañales para Bebé Huggies Natural Care Niños Talla XG Paquete 42 unid</text:p>
          </table:table-cell>
          <table:table-cell table:style-name="ce1" office:value-type="float" office:value="727566001" calcext:value-type="float">
            <text:p>727566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4-750-750/Pañales-Huggies-Hiperpack-Natural-Care-Niño-XG-Paquete-42-Unidades-1-14376549.jpg?v=6367005063049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5];['file:///home/hernan/Descargas/BD%20BabyPromo.xlsx'#$CodBabyPromo.$B$1:.$I$198];8;0)" office:value-type="string" office:string-value="x2000034" calcext:value-type="string">
            <text:p>x200003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" calcext:value-type="float">
            <text:p>201931</text:p>
          </table:table-cell>
          <table:table-cell table:style-name="ce1" office:value-type="string" calcext:value-type="string">
            <text:p>Pañales para Bebé Huggies Natural Care Niños Talla XXG Paquete 38 unidPañales para Bebé Huggies Natural Care Niños Talla XXG Paquete 38 unid</text:p>
          </table:table-cell>
          <table:table-cell table:style-name="ce1" office:value-type="float" office:value="727566002" calcext:value-type="float">
            <text:p>727566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5-750-750/Pañales-Huggies-Hiperpack-Natural-Care-Niño-XXG-Paquete-38-Unidades-1-14376550.jpg?v=6367005063091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6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" calcext:value-type="float">
            <text:p>201931</text:p>
          </table:table-cell>
          <table:table-cell table:style-name="ce1" office:value-type="string" calcext:value-type="string">
            <text:p>Pañales para Bebé Huggies Active Sec Ajuste Perfecto Talla XXG Paquete 20 unidPañales para Bebé Huggies Active Sec Ajuste Perfecto Talla XXG Paquete 20 unid</text:p>
          </table:table-cell>
          <table:table-cell table:style-name="ce1" office:value-type="float" office:value="727569002" calcext:value-type="float">
            <text:p>727569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8-750-750/Pañales-Huggies-Active-Sec-Ajuste-Perfecto-Talla-XXG-Paquete-20-Und-1-14376554.jpg?v=6367246932154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17];['file:///home/hernan/Descargas/BD%20BabyPromo.xlsx'#$CodBabyPromo.$B$1:.$I$198];8;0)" office:value-type="string" office:string-value="x2000078" calcext:value-type="string">
            <text:p>x200007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" calcext:value-type="float">
            <text:p>201931</text:p>
          </table:table-cell>
          <table:table-cell table:style-name="ce1" office:value-type="string" calcext:value-type="string">
            <text:p>Pañales para Bebé Huggies Active Sec Talla G Paquete 116 unidPañales para Bebé Huggies Active Sec Talla G Paquete 116 unid</text:p>
          </table:table-cell>
          <table:table-cell table:style-name="ce1" office:value-type="float" office:value="732128001" calcext:value-type="float">
            <text:p>732128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0-750-750/732128001-1.jpg?v=636747909511030000" xlink:type="simple">https://wongfood.vteximg.com.br/arquivos/ids/250550-750-750/732128001-1.jpg?v=63674790951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8];['file:///home/hernan/Descargas/BD%20BabyPromo.xlsx'#$CodBabyPromo.$B$1:.$I$198];8;0)" office:value-type="string" office:string-value="x2000037" calcext:value-type="string">
            <text:p>x200003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" calcext:value-type="float">
            <text:p>201931</text:p>
          </table:table-cell>
          <table:table-cell table:style-name="ce1" office:value-type="string" calcext:value-type="string">
            <text:p>Pañales para Bebé Huggies Active Sec Talla XG Paquete 96 unid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9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" calcext:value-type="float">
            <text:p>201932</text:p>
          </table:table-cell>
          <table:table-cell table:style-name="ce1" office:value-type="string" calcext:value-type="string">
            <text:p>Pañales para Bebé Pampers Premium Care Talla P Paquete 36 unidPañales para Bebé Pampers Premium Care Talla P Paquete 36 unid</text:p>
          </table:table-cell>
          <table:table-cell table:style-name="ce1" office:value-type="float" office:value="735462" calcext:value-type="float">
            <text:p>73546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67213-750-750/Pañales-para-Bebe-Pampers-Premium-Care-Talla-P-Paquete-36-unid-1-17194630.jpg?v=636825780382530000</text:p>
          </table:table-cell>
          <table:table-cell table:style-name="ce1" office:value-type="string" calcext:value-type="string">
            <text:p>S/. 16.90</text:p>
          </table:table-cell>
          <table:table-cell table:style-name="ce1" office:value-type="string" calcext:value-type="string">
            <text:p>S/. 15.50</text:p>
          </table:table-cell>
          <table:table-cell table:style-name="ce1" office:value-type="string" calcext:value-type="string">
            <text:p>Metro</text:p>
          </table:table-cell>
          <table:table-cell table:formula="of:=VLOOKUP([.C20];['file:///home/hernan/Descargas/BD%20BabyPromo.xlsx'#$CodBabyPromo.$B$1:.$I$198];8;0)" office:value-type="string" office:string-value="x2000014" calcext:value-type="string">
            <text:p>x2000014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" calcext:value-type="float">
            <text:p>201932</text:p>
          </table:table-cell>
          <table:table-cell table:style-name="ce1" office:value-type="string" calcext:value-type="string">
            <text:p>Pañales para Bebé Babysec Super Premium Talla XG Paquete 92 unid</text:p>
          </table:table-cell>
          <table:table-cell table:style-name="ce1" office:value-type="float" office:value="738808" calcext:value-type="float">
            <text:p>738808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8-750-750/Pañales-para-Bebe-Babysec-Super-Premium-Talla-XG-Paquete-92-unid-1-18296749.jpg?v=63682740024920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21];['file:///home/hernan/Descargas/BD%20BabyPromo.xlsx'#$CodBabyPromo.$B$1:.$I$198];8;0)" office:value-type="string" office:string-value="x2000015" calcext:value-type="string">
            <text:p>x200001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" calcext:value-type="float">
            <text:p>201932</text:p>
          </table:table-cell>
          <table:table-cell table:style-name="ce1" office:value-type="string" calcext:value-type="string">
            <text:p>Pañales para Bebé Babysec Premium Talla XXG Paquete 84 unid</text:p>
          </table:table-cell>
          <table:table-cell table:style-name="ce1" office:value-type="float" office:value="738809" calcext:value-type="float">
            <text:p>738809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9-750-750/Pañales-para-Bebe-Babysec-Premium-Talla-XXG-Paquete-84-unid-1-18296750.jpg?v=63682740025453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22];['file:///home/hernan/Descargas/BD%20BabyPromo.xlsx'#$CodBabyPromo.$B$1:.$I$198];8;0)" office:value-type="string" office:string-value="x2000016" calcext:value-type="string">
            <text:p>x2000016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" calcext:value-type="float">
            <text:p>201932</text:p>
          </table:table-cell>
          <table:table-cell table:style-name="ce1" office:value-type="string" calcext:value-type="string">
            <text:p>Pañales para Bebé Babysec Premium Talla XXG Paquete 48 unid</text:p>
          </table:table-cell>
          <table:table-cell table:style-name="ce1" office:value-type="float" office:value="477748004" calcext:value-type="float">
            <text:p>477748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3545-750-750/477748004-01-1122.jpg?v=636849864353430000" xlink:type="simple">https://wongfood.vteximg.com.br/arquivos/ids/273545-750-750/477748004-01-1122.jpg?v=6368498643534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9.50</text:p>
          </table:table-cell>
          <table:table-cell table:style-name="ce1" office:value-type="string" calcext:value-type="string">
            <text:p>Metro</text:p>
          </table:table-cell>
          <table:table-cell table:formula="of:=VLOOKUP([.C23];['file:///home/hernan/Descargas/BD%20BabyPromo.xlsx'#$CodBabyPromo.$B$1:.$I$198];8;0)" office:value-type="string" office:string-value="x2000041" calcext:value-type="string">
            <text:p>x200004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" calcext:value-type="float">
            <text:p>201932</text:p>
          </table:table-cell>
          <table:table-cell table:style-name="ce1" office:value-type="string" calcext:value-type="string">
            <text:p>Pañales para Bebé Huggies Natural Care Niñas Talla G Paquete 54 unidPañales para Bebé Huggies Natural Care Niñas Talla G Paquete 54 unid</text:p>
          </table:table-cell>
          <table:table-cell table:style-name="ce1" office:value-type="float" office:value="535137002" calcext:value-type="float">
            <text:p>535137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50-750-750/535137002-01-6434.jpg?v=636730524323600000" xlink:type="simple">https://wongfood.vteximg.com.br/arquivos/ids/245650-750-750/535137002-01-6434.jpg?v=636730524323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24];['file:///home/hernan/Descargas/BD%20BabyPromo.xlsx'#$CodBabyPromo.$B$1:.$I$198];8;0)" office:value-type="string" office:string-value="x2000042" calcext:value-type="string">
            <text:p>x200004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" calcext:value-type="float">
            <text:p>201932</text:p>
          </table:table-cell>
          <table:table-cell table:style-name="ce1" office:value-type="string" calcext:value-type="string">
            <text:p>Pañales para Bebé Huggies Natural Care Niños Talla G Paquete 54 unidPañales para Bebé Huggies Natural Care Niños Talla G Paquete 54 unid</text:p>
          </table:table-cell>
          <table:table-cell table:style-name="ce1" office:value-type="float" office:value="535138002" calcext:value-type="float">
            <text:p>535138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57-750-750/535138002-01-6438.jpg?v=636730524378830000" xlink:type="simple">https://wongfood.vteximg.com.br/arquivos/ids/245657-750-750/535138002-01-6438.jpg?v=63673052437883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25];['file:///home/hernan/Descargas/BD%20BabyPromo.xlsx'#$CodBabyPromo.$B$1:.$I$198];8;0)" office:value-type="string" office:string-value="x2000043" calcext:value-type="string">
            <text:p>x200004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" calcext:value-type="float">
            <text:p>201932</text:p>
          </table:table-cell>
          <table:table-cell table:style-name="ce1" office:value-type="string" calcext:value-type="string">
            <text:p>Pañales para Bebé Huggies Natural Care Ajuste Perfecto Niñas Talla XXG Paquete 36 unidPañales para Bebé Huggies Natural Care Ajuste Perfecto Niñas Talla XXG Paquete 36 unid</text:p>
          </table:table-cell>
          <table:table-cell table:style-name="ce1" office:value-type="float" office:value="535139004" calcext:value-type="float">
            <text:p>535139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4728-750-750/535139004-01-6444.jpg?v=636727932168600000" xlink:type="simple">https://wongfood.vteximg.com.br/arquivos/ids/244728-750-750/535139004-01-6444.jpg?v=636727932168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26];['file:///home/hernan/Descargas/BD%20BabyPromo.xlsx'#$CodBabyPromo.$B$1:.$I$198];8;0)" office:value-type="string" office:string-value="x2000044" calcext:value-type="string">
            <text:p>x200004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" calcext:value-type="float">
            <text:p>201932</text:p>
          </table:table-cell>
          <table:table-cell table:style-name="ce1" office:value-type="string" calcext:value-type="string">
            <text:p>Pañales para Bebé Pampers Juegos y Sueños Talla XXG Paquete 40 unidPañales para Bebé Pampers Juegos y Sueños Talla XXG Paquete 40 unid</text:p>
          </table:table-cell>
          <table:table-cell table:style-name="ce1" office:value-type="float" office:value="568094004" calcext:value-type="float">
            <text:p>568094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7-750-750/Pañal-Pampers-Juego-y-Sueños-Talla-XXG-Paquete-40-Unidades-1-183397.jpg?v=6365964966407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27];['file:///home/hernan/Descargas/BD%20BabyPromo.xlsx'#$CodBabyPromo.$B$1:.$I$198];8;0)" office:value-type="string" office:string-value="x2000049" calcext:value-type="string">
            <text:p>x200004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" calcext:value-type="float">
            <text:p>201932</text:p>
          </table:table-cell>
          <table:table-cell table:style-name="ce1" office:value-type="string" calcext:value-type="string">
            <text:p>Pañales para Bebé Pampers Premium Care Talla XXG Paquete 28 unid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28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" calcext:value-type="float">
            <text:p>201932</text:p>
          </table:table-cell>
          <table:table-cell table:style-name="ce1" office:value-type="string" calcext:value-type="string">
            <text:p>Pañales para Bebé Babysec Premium Talla XXG Paquete 96 unid</text:p>
          </table:table-cell>
          <table:table-cell table:style-name="ce1" office:value-type="float" office:value="717209002" calcext:value-type="float">
            <text:p>717209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322-750-750/717209002-1.jpg?v=636675950645270000" xlink:type="simple">https://wongfood.vteximg.com.br/arquivos/ids/233322-750-750/717209002-1.jpg?v=63667595064527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29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" calcext:value-type="float">
            <text:p>201932</text:p>
          </table:table-cell>
          <table:table-cell table:style-name="ce1" office:value-type="string" calcext:value-type="string">
            <text:p>Pañales para Bebé Huggies Active Sec Talla XG Paquete 48 unidPañales para Bebé Huggies Active Sec Talla XG Paquete 48 unid</text:p>
          </table:table-cell>
          <table:table-cell table:style-name="ce1" office:value-type="float" office:value="717431003" calcext:value-type="float">
            <text:p>717431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3-750-750/717431003-01-237365.jpg?v=636730525551970000" xlink:type="simple">https://wongfood.vteximg.com.br/arquivos/ids/245673-750-750/717431003-01-237365.jpg?v=63673052555197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30];['file:///home/hernan/Descargas/BD%20BabyPromo.xlsx'#$CodBabyPromo.$B$1:.$I$198];8;0)" office:value-type="string" office:string-value="x2000070" calcext:value-type="string">
            <text:p>x200007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" calcext:value-type="float">
            <text:p>201932</text:p>
          </table:table-cell>
          <table:table-cell table:style-name="ce1" office:value-type="string" calcext:value-type="string">
            <text:p>Pañales para Bebé Huggies Natural Care Niñas Talla XG Paquete 42 unidPañales para Bebé Huggies Natural Care Niñas Talla XG Paquete 42 unid</text:p>
          </table:table-cell>
          <table:table-cell table:style-name="ce1" office:value-type="float" office:value="727565001" calcext:value-type="float">
            <text:p>727565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2-750-750/Pañales-Huggies-Hiperpack-Natural-Care-Niña-XG-Paquete-42-Unidades-1-14376547.jpg?v=6367005062976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31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" calcext:value-type="float">
            <text:p>201932</text:p>
          </table:table-cell>
          <table:table-cell table:style-name="ce1" office:value-type="string" calcext:value-type="string">
            <text:p>Pañales para Bebé Huggies Natural Care Niñas Talla XXG Paquete 38 unidPañales para Bebé Huggies Natural Care Niñas Talla XXG Paquete 38 unid</text:p>
          </table:table-cell>
          <table:table-cell table:style-name="ce1" office:value-type="float" office:value="727565002" calcext:value-type="float">
            <text:p>727565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3-750-750/Pañales-Huggies-Hiperpack-Natural-Care-Niña-XXG-Paquete-38-Unidades-1-14376548.jpg?v=636700506300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32];['file:///home/hernan/Descargas/BD%20BabyPromo.xlsx'#$CodBabyPromo.$B$1:.$I$198];8;0)" office:value-type="string" office:string-value="x2000073" calcext:value-type="string">
            <text:p>x200007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" calcext:value-type="float">
            <text:p>201932</text:p>
          </table:table-cell>
          <table:table-cell table:style-name="ce1" office:value-type="string" calcext:value-type="string">
            <text:p>Pañales para Bebé Huggies Natural Care Niños Talla XG Paquete 42 unidPañales para Bebé Huggies Natural Care Niños Talla XG Paquete 42 unid</text:p>
          </table:table-cell>
          <table:table-cell table:style-name="ce1" office:value-type="float" office:value="727566001" calcext:value-type="float">
            <text:p>727566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4-750-750/Pañales-Huggies-Hiperpack-Natural-Care-Niño-XG-Paquete-42-Unidades-1-14376549.jpg?v=6367005063049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33];['file:///home/hernan/Descargas/BD%20BabyPromo.xlsx'#$CodBabyPromo.$B$1:.$I$198];8;0)" office:value-type="string" office:string-value="x2000034" calcext:value-type="string">
            <text:p>x200003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" calcext:value-type="float">
            <text:p>201932</text:p>
          </table:table-cell>
          <table:table-cell table:style-name="ce1" office:value-type="string" calcext:value-type="string">
            <text:p>Pañales para Bebé Huggies Natural Care Niños Talla XXG Paquete 38 unidPañales para Bebé Huggies Natural Care Niños Talla XXG Paquete 38 unid</text:p>
          </table:table-cell>
          <table:table-cell table:style-name="ce1" office:value-type="float" office:value="727566002" calcext:value-type="float">
            <text:p>727566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5-750-750/Pañales-Huggies-Hiperpack-Natural-Care-Niño-XXG-Paquete-38-Unidades-1-14376550.jpg?v=6367005063091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34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" calcext:value-type="float">
            <text:p>201932</text:p>
          </table:table-cell>
          <table:table-cell table:style-name="ce1" office:value-type="string" calcext:value-type="string">
            <text:p>Pañales para Bebé Huggies Active Sec Ajuste Perfecto Talla XXG Paquete 20 unidPañales para Bebé Huggies Active Sec Ajuste Perfecto Talla XXG Paquete 20 unid</text:p>
          </table:table-cell>
          <table:table-cell table:style-name="ce1" office:value-type="float" office:value="727569002" calcext:value-type="float">
            <text:p>727569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8-750-750/Pañales-Huggies-Active-Sec-Ajuste-Perfecto-Talla-XXG-Paquete-20-Und-1-14376554.jpg?v=6367246932154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35];['file:///home/hernan/Descargas/BD%20BabyPromo.xlsx'#$CodBabyPromo.$B$1:.$I$198];8;0)" office:value-type="string" office:string-value="x2000078" calcext:value-type="string">
            <text:p>x200007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" calcext:value-type="float">
            <text:p>201932</text:p>
          </table:table-cell>
          <table:table-cell table:style-name="ce1" office:value-type="string" calcext:value-type="string">
            <text:p>Pañales para Bebé Huggies Active Sec Talla XG Paquete 96 unid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36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" calcext:value-type="float">
            <text:p>201933</text:p>
          </table:table-cell>
          <table:table-cell table:style-name="ce1" office:value-type="string" calcext:value-type="string">
            <text:p>Pañales para Bebé Pampers Confort Sec Talla P Paquete 46 unidPañales para Bebé Pampers Confort Sec Talla P Paquete 46 unid</text:p>
          </table:table-cell>
          <table:table-cell table:style-name="ce1" office:value-type="float" office:value="570584" calcext:value-type="float">
            <text:p>57058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3-750-750/frontal-118598.jpg?v=636796296844330000" xlink:type="simple">https://wongfood.vteximg.com.br/arquivos/ids/261723-750-750/frontal-118598.jpg?v=636796296844330000</text:a></text:p>
          </table:table-cell>
          <table:table-cell table:style-name="ce1" office:value-type="string" calcext:value-type="string">
            <text:p>S/. 26.50</text:p>
          </table:table-cell>
          <table:table-cell table:style-name="ce1" office:value-type="string" calcext:value-type="string">
            <text:p>S/. 25.50</text:p>
          </table:table-cell>
          <table:table-cell table:style-name="ce1" office:value-type="string" calcext:value-type="string">
            <text:p>Metro</text:p>
          </table:table-cell>
          <table:table-cell table:formula="of:=VLOOKUP([.C37];['file:///home/hernan/Descargas/BD%20BabyPromo.xlsx'#$CodBabyPromo.$B$1:.$I$198];8;0)" office:value-type="string" office:string-value="x2000007" calcext:value-type="string">
            <text:p>x200000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" calcext:value-type="float">
            <text:p>201933</text:p>
          </table:table-cell>
          <table:table-cell table:style-name="ce1" office:value-type="string" calcext:value-type="string">
            <text:p>Pañales para Bebé Pampers Premium Care Talla P Paquete 36 unidPañales para Bebé Pampers Premium Care Talla P Paquete 36 unid</text:p>
          </table:table-cell>
          <table:table-cell table:style-name="ce1" office:value-type="float" office:value="735462" calcext:value-type="float">
            <text:p>73546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67213-750-750/Pañales-para-Bebe-Pampers-Premium-Care-Talla-P-Paquete-36-unid-1-17194630.jpg?v=636825780382530000</text:p>
          </table:table-cell>
          <table:table-cell table:style-name="ce1" office:value-type="string" calcext:value-type="string">
            <text:p>S/. 16.90</text:p>
          </table:table-cell>
          <table:table-cell table:style-name="ce1" office:value-type="string" calcext:value-type="string">
            <text:p>S/. 15.50</text:p>
          </table:table-cell>
          <table:table-cell table:style-name="ce1" office:value-type="string" calcext:value-type="string">
            <text:p>Metro</text:p>
          </table:table-cell>
          <table:table-cell table:formula="of:=VLOOKUP([.C38];['file:///home/hernan/Descargas/BD%20BabyPromo.xlsx'#$CodBabyPromo.$B$1:.$I$198];8;0)" office:value-type="string" office:string-value="x2000014" calcext:value-type="string">
            <text:p>x2000014</text:p>
          </table:table-cell>
          <table:table-cell table:number-columns-repeated="1015"/>
        </table:table-row>
        <table:table-row table:style-name="ro1">
          <table:table-cell table:style-name="ce1" office:value-type="float" office:value="201933" calcext:value-type="float">
            <text:p>201933</text:p>
          </table:table-cell>
          <table:table-cell table:style-name="ce1" office:value-type="string" calcext:value-type="string">
            <text:p>Pañales para Bebé Babysec Super Premium Talla XG Paquete 92 unid</text:p>
          </table:table-cell>
          <table:table-cell table:style-name="ce1" office:value-type="float" office:value="738808" calcext:value-type="float">
            <text:p>738808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8-750-750/Pañales-para-Bebe-Babysec-Super-Premium-Talla-XG-Paquete-92-unid-1-18296749.jpg?v=63682740024920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39];['file:///home/hernan/Descargas/BD%20BabyPromo.xlsx'#$CodBabyPromo.$B$1:.$I$198];8;0)" office:value-type="string" office:string-value="x2000015" calcext:value-type="string">
            <text:p>x200001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3" calcext:value-type="float">
            <text:p>201933</text:p>
          </table:table-cell>
          <table:table-cell table:style-name="ce1" office:value-type="string" calcext:value-type="string">
            <text:p>Pañales para Bebé Babysec Premium Talla XXG Paquete 84 unid</text:p>
          </table:table-cell>
          <table:table-cell table:style-name="ce1" office:value-type="float" office:value="738809" calcext:value-type="float">
            <text:p>738809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9-750-750/Pañales-para-Bebe-Babysec-Premium-Talla-XXG-Paquete-84-unid-1-18296750.jpg?v=63682740025453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40];['file:///home/hernan/Descargas/BD%20BabyPromo.xlsx'#$CodBabyPromo.$B$1:.$I$198];8;0)" office:value-type="string" office:string-value="x2000016" calcext:value-type="string">
            <text:p>x2000016</text:p>
          </table:table-cell>
          <table:table-cell table:number-columns-repeated="1015"/>
        </table:table-row>
        <table:table-row table:style-name="ro1">
          <table:table-cell table:style-name="ce1" office:value-type="float" office:value="201933" calcext:value-type="float">
            <text:p>201933</text:p>
          </table:table-cell>
          <table:table-cell table:style-name="ce1" office:value-type="string" calcext:value-type="string">
            <text:p>Pañales para Bebé Babysec Premium Talla XXG Paquete 48 unid</text:p>
          </table:table-cell>
          <table:table-cell table:style-name="ce1" office:value-type="float" office:value="477748004" calcext:value-type="float">
            <text:p>477748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3545-750-750/477748004-01-1122.jpg?v=636849864353430000" xlink:type="simple">https://wongfood.vteximg.com.br/arquivos/ids/273545-750-750/477748004-01-1122.jpg?v=6368498643534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9.50</text:p>
          </table:table-cell>
          <table:table-cell table:style-name="ce1" office:value-type="string" calcext:value-type="string">
            <text:p>Metro</text:p>
          </table:table-cell>
          <table:table-cell table:formula="of:=VLOOKUP([.C41];['file:///home/hernan/Descargas/BD%20BabyPromo.xlsx'#$CodBabyPromo.$B$1:.$I$198];8;0)" office:value-type="string" office:string-value="x2000041" calcext:value-type="string">
            <text:p>x200004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" calcext:value-type="float">
            <text:p>201933</text:p>
          </table:table-cell>
          <table:table-cell table:style-name="ce1" office:value-type="string" calcext:value-type="string">
            <text:p>Pañales para Bebé Huggies Natural Care Niñas Talla G Paquete 54 unidPañales para Bebé Huggies Natural Care Niñas Talla G Paquete 54 unid</text:p>
          </table:table-cell>
          <table:table-cell table:style-name="ce1" office:value-type="float" office:value="535137002" calcext:value-type="float">
            <text:p>535137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50-750-750/535137002-01-6434.jpg?v=636730524323600000" xlink:type="simple">https://wongfood.vteximg.com.br/arquivos/ids/245650-750-750/535137002-01-6434.jpg?v=636730524323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42];['file:///home/hernan/Descargas/BD%20BabyPromo.xlsx'#$CodBabyPromo.$B$1:.$I$198];8;0)" office:value-type="string" office:string-value="x2000042" calcext:value-type="string">
            <text:p>x200004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" calcext:value-type="float">
            <text:p>201933</text:p>
          </table:table-cell>
          <table:table-cell table:style-name="ce1" office:value-type="string" calcext:value-type="string">
            <text:p>Pañales para Bebé Huggies Natural Care Niños Talla G Paquete 54 unidPañales para Bebé Huggies Natural Care Niños Talla G Paquete 54 unid</text:p>
          </table:table-cell>
          <table:table-cell table:style-name="ce1" office:value-type="float" office:value="535138002" calcext:value-type="float">
            <text:p>535138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57-750-750/535138002-01-6438.jpg?v=636730524378830000" xlink:type="simple">https://wongfood.vteximg.com.br/arquivos/ids/245657-750-750/535138002-01-6438.jpg?v=63673052437883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43];['file:///home/hernan/Descargas/BD%20BabyPromo.xlsx'#$CodBabyPromo.$B$1:.$I$198];8;0)" office:value-type="string" office:string-value="x2000043" calcext:value-type="string">
            <text:p>x200004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" calcext:value-type="float">
            <text:p>201933</text:p>
          </table:table-cell>
          <table:table-cell table:style-name="ce1" office:value-type="string" calcext:value-type="string">
            <text:p>Pañales para Bebé Huggies Natural Care Ajuste Perfecto Niños Talla XG Paquete 40 unidPañales para Bebé Huggies Natural Care Ajuste Perfecto Niños Talla XG Paquete 40 unid</text:p>
          </table:table-cell>
          <table:table-cell table:style-name="ce1" office:value-type="float" office:value="535140003" calcext:value-type="float">
            <text:p>535140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4147-750-750/535140003-01-6447.jpg?v=636724692231000000" xlink:type="simple">https://wongfood.vteximg.com.br/arquivos/ids/244147-750-750/535140003-01-6447.jpg?v=6367246922310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44];['file:///home/hernan/Descargas/BD%20BabyPromo.xlsx'#$CodBabyPromo.$B$1:.$I$198];8;0)" office:value-type="string" office:string-value="x2000021" calcext:value-type="string">
            <text:p>x200002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" calcext:value-type="float">
            <text:p>201933</text:p>
          </table:table-cell>
          <table:table-cell table:style-name="ce1" office:value-type="string" calcext:value-type="string">
            <text:p>Pañales para Bebé Pampers Juegos y Sueños Talla XXG Paquete 40 unidPañales para Bebé Pampers Juegos y Sueños Talla XXG Paquete 40 unid</text:p>
          </table:table-cell>
          <table:table-cell table:style-name="ce1" office:value-type="float" office:value="568094004" calcext:value-type="float">
            <text:p>568094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7-750-750/Pañal-Pampers-Juego-y-Sueños-Talla-XXG-Paquete-40-Unidades-1-183397.jpg?v=6365964966407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45];['file:///home/hernan/Descargas/BD%20BabyPromo.xlsx'#$CodBabyPromo.$B$1:.$I$198];8;0)" office:value-type="string" office:string-value="x2000049" calcext:value-type="string">
            <text:p>x200004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" calcext:value-type="float">
            <text:p>201933</text:p>
          </table:table-cell>
          <table:table-cell table:style-name="ce1" office:value-type="string" calcext:value-type="string">
            <text:p>Pañales para Bebé Pampers Premium Care Talla XXG Paquete 28 unid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46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" calcext:value-type="float">
            <text:p>201933</text:p>
          </table:table-cell>
          <table:table-cell table:style-name="ce1" office:value-type="string" calcext:value-type="string">
            <text:p>Pañales para Bebé Huggies Active Sec Talla XG Paquete 48 unidPañales para Bebé Huggies Active Sec Talla XG Paquete 48 unid</text:p>
          </table:table-cell>
          <table:table-cell table:style-name="ce1" office:value-type="float" office:value="717431003" calcext:value-type="float">
            <text:p>717431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3-750-750/717431003-01-237365.jpg?v=636730525551970000" xlink:type="simple">https://wongfood.vteximg.com.br/arquivos/ids/245673-750-750/717431003-01-237365.jpg?v=63673052555197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47];['file:///home/hernan/Descargas/BD%20BabyPromo.xlsx'#$CodBabyPromo.$B$1:.$I$198];8;0)" office:value-type="string" office:string-value="x2000070" calcext:value-type="string">
            <text:p>x200007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" calcext:value-type="float">
            <text:p>201933</text:p>
          </table:table-cell>
          <table:table-cell table:style-name="ce1" office:value-type="string" calcext:value-type="string">
            <text:p>Pañales para Bebé Huggies Natural Care Niñas Talla XG Paquete 42 unidPañales para Bebé Huggies Natural Care Niñas Talla XG Paquete 42 unid</text:p>
          </table:table-cell>
          <table:table-cell table:style-name="ce1" office:value-type="float" office:value="727565001" calcext:value-type="float">
            <text:p>727565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2-750-750/Pañales-Huggies-Hiperpack-Natural-Care-Niña-XG-Paquete-42-Unidades-1-14376547.jpg?v=6367005062976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48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" calcext:value-type="float">
            <text:p>201933</text:p>
          </table:table-cell>
          <table:table-cell table:style-name="ce1" office:value-type="string" calcext:value-type="string">
            <text:p>Pañales para Bebé Huggies Natural Care Niñas Talla XXG Paquete 38 unidPañales para Bebé Huggies Natural Care Niñas Talla XXG Paquete 38 unid</text:p>
          </table:table-cell>
          <table:table-cell table:style-name="ce1" office:value-type="float" office:value="727565002" calcext:value-type="float">
            <text:p>727565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3-750-750/Pañales-Huggies-Hiperpack-Natural-Care-Niña-XXG-Paquete-38-Unidades-1-14376548.jpg?v=636700506300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49];['file:///home/hernan/Descargas/BD%20BabyPromo.xlsx'#$CodBabyPromo.$B$1:.$I$198];8;0)" office:value-type="string" office:string-value="x2000073" calcext:value-type="string">
            <text:p>x200007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" calcext:value-type="float">
            <text:p>201933</text:p>
          </table:table-cell>
          <table:table-cell table:style-name="ce1" office:value-type="string" calcext:value-type="string">
            <text:p>Pañales para Bebé Huggies Natural Care Niños Talla XG Paquete 42 unidPañales para Bebé Huggies Natural Care Niños Talla XG Paquete 42 unid</text:p>
          </table:table-cell>
          <table:table-cell table:style-name="ce1" office:value-type="float" office:value="727566001" calcext:value-type="float">
            <text:p>727566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4-750-750/Pañales-Huggies-Hiperpack-Natural-Care-Niño-XG-Paquete-42-Unidades-1-14376549.jpg?v=6367005063049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50];['file:///home/hernan/Descargas/BD%20BabyPromo.xlsx'#$CodBabyPromo.$B$1:.$I$198];8;0)" office:value-type="string" office:string-value="x2000034" calcext:value-type="string">
            <text:p>x200003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" calcext:value-type="float">
            <text:p>201933</text:p>
          </table:table-cell>
          <table:table-cell table:style-name="ce1" office:value-type="string" calcext:value-type="string">
            <text:p>Pañales para Bebé Huggies Natural Care Niños Talla XXG Paquete 38 unidPañales para Bebé Huggies Natural Care Niños Talla XXG Paquete 38 unid</text:p>
          </table:table-cell>
          <table:table-cell table:style-name="ce1" office:value-type="float" office:value="727566002" calcext:value-type="float">
            <text:p>727566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5-750-750/Pañales-Huggies-Hiperpack-Natural-Care-Niño-XXG-Paquete-38-Unidades-1-14376550.jpg?v=6367005063091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51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" calcext:value-type="float">
            <text:p>201933</text:p>
          </table:table-cell>
          <table:table-cell table:style-name="ce1" office:value-type="string" calcext:value-type="string">
            <text:p>Pañales para Bebé Huggies Active Sec Ajuste Perfecto Talla XXG Paquete 20 unidPañales para Bebé Huggies Active Sec Ajuste Perfecto Talla XXG Paquete 20 unid</text:p>
          </table:table-cell>
          <table:table-cell table:style-name="ce1" office:value-type="float" office:value="727569002" calcext:value-type="float">
            <text:p>727569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8-750-750/Pañales-Huggies-Active-Sec-Ajuste-Perfecto-Talla-XXG-Paquete-20-Und-1-14376554.jpg?v=6367246932154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52];['file:///home/hernan/Descargas/BD%20BabyPromo.xlsx'#$CodBabyPromo.$B$1:.$I$198];8;0)" office:value-type="string" office:string-value="x2000078" calcext:value-type="string">
            <text:p>x200007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" calcext:value-type="float">
            <text:p>201933</text:p>
          </table:table-cell>
          <table:table-cell table:style-name="ce1" office:value-type="string" calcext:value-type="string">
            <text:p>Pañales para Bebé Huggies Active Sec Talla G Paquete 116 unidPañales para Bebé Huggies Active Sec Talla G Paquete 116 unid</text:p>
          </table:table-cell>
          <table:table-cell table:style-name="ce1" office:value-type="float" office:value="732128001" calcext:value-type="float">
            <text:p>732128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0-750-750/732128001-1.jpg?v=636747909511030000" xlink:type="simple">https://wongfood.vteximg.com.br/arquivos/ids/250550-750-750/732128001-1.jpg?v=63674790951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53];['file:///home/hernan/Descargas/BD%20BabyPromo.xlsx'#$CodBabyPromo.$B$1:.$I$198];8;0)" office:value-type="string" office:string-value="x2000037" calcext:value-type="string">
            <text:p>x200003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" calcext:value-type="float">
            <text:p>201933</text:p>
          </table:table-cell>
          <table:table-cell table:style-name="ce1" office:value-type="string" calcext:value-type="string">
            <text:p>Pañales para Bebé Huggies Active Sec Talla XG Paquete 96 unid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54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4" calcext:value-type="float">
            <text:p>201934</text:p>
          </table:table-cell>
          <table:table-cell table:style-name="ce1" office:value-type="string" calcext:value-type="string">
            <text:p>Pañales para Bebé Pampers Confort Sec Talla P Paquete 46 unidPañales para Bebé Pampers Confort Sec Talla P Paquete 46 unid</text:p>
          </table:table-cell>
          <table:table-cell table:style-name="ce1" office:value-type="float" office:value="570584" calcext:value-type="float">
            <text:p>57058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3-750-750/frontal-118598.jpg?v=636796296844330000" xlink:type="simple">https://wongfood.vteximg.com.br/arquivos/ids/261723-750-750/frontal-118598.jpg?v=6367962968443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6.50</text:p>
          </table:table-cell>
          <table:table-cell table:style-name="ce1" office:value-type="string" calcext:value-type="string">
            <text:p>Metro</text:p>
          </table:table-cell>
          <table:table-cell table:formula="of:=VLOOKUP([.C55];['file:///home/hernan/Descargas/BD%20BabyPromo.xlsx'#$CodBabyPromo.$B$1:.$I$198];8;0)" office:value-type="string" office:string-value="x2000007" calcext:value-type="string">
            <text:p>x2000007</text:p>
          </table:table-cell>
          <table:table-cell table:number-columns-repeated="1015"/>
        </table:table-row>
        <table:table-row table:style-name="ro1">
          <table:table-cell table:style-name="ce1" office:value-type="float" office:value="201934" calcext:value-type="float">
            <text:p>201934</text:p>
          </table:table-cell>
          <table:table-cell table:style-name="ce1" office:value-type="string" calcext:value-type="string">
            <text:p>Pañales para Bebé Babysec Premium Talla XXG Paquete 84 unid</text:p>
          </table:table-cell>
          <table:table-cell table:style-name="ce1" office:value-type="float" office:value="738809" calcext:value-type="float">
            <text:p>738809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9-750-750/Pañales-para-Bebe-Babysec-Premium-Talla-XXG-Paquete-84-unid-1-18296750.jpg?v=63682740025453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56];['file:///home/hernan/Descargas/BD%20BabyPromo.xlsx'#$CodBabyPromo.$B$1:.$I$198];8;0)" office:value-type="string" office:string-value="x2000016" calcext:value-type="string">
            <text:p>x2000016</text:p>
          </table:table-cell>
          <table:table-cell table:number-columns-repeated="1015"/>
        </table:table-row>
        <table:table-row table:style-name="ro1">
          <table:table-cell table:style-name="ce1" office:value-type="float" office:value="201934" calcext:value-type="float">
            <text:p>201934</text:p>
          </table:table-cell>
          <table:table-cell table:style-name="ce1" office:value-type="string" calcext:value-type="string">
            <text:p>Pañales para Bebé Babysec Premium Talla XXG Paquete 48 unid</text:p>
          </table:table-cell>
          <table:table-cell table:style-name="ce1" office:value-type="float" office:value="477748004" calcext:value-type="float">
            <text:p>477748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3545-750-750/477748004-01-1122.jpg?v=636849864353430000" xlink:type="simple">https://wongfood.vteximg.com.br/arquivos/ids/273545-750-750/477748004-01-1122.jpg?v=6368498643534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9.50</text:p>
          </table:table-cell>
          <table:table-cell table:style-name="ce1" office:value-type="string" calcext:value-type="string">
            <text:p>Metro</text:p>
          </table:table-cell>
          <table:table-cell table:formula="of:=VLOOKUP([.C57];['file:///home/hernan/Descargas/BD%20BabyPromo.xlsx'#$CodBabyPromo.$B$1:.$I$198];8;0)" office:value-type="string" office:string-value="x2000041" calcext:value-type="string">
            <text:p>x200004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4" calcext:value-type="float">
            <text:p>201934</text:p>
          </table:table-cell>
          <table:table-cell table:style-name="ce1" office:value-type="string" calcext:value-type="string">
            <text:p>Pañales para Bebé Huggies Natural Care Niñas Talla G Paquete 54 unidPañales para Bebé Huggies Natural Care Niñas Talla G Paquete 54 unid</text:p>
          </table:table-cell>
          <table:table-cell table:style-name="ce1" office:value-type="float" office:value="535137002" calcext:value-type="float">
            <text:p>535137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50-750-750/535137002-01-6434.jpg?v=636730524323600000" xlink:type="simple">https://wongfood.vteximg.com.br/arquivos/ids/245650-750-750/535137002-01-6434.jpg?v=636730524323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58];['file:///home/hernan/Descargas/BD%20BabyPromo.xlsx'#$CodBabyPromo.$B$1:.$I$198];8;0)" office:value-type="string" office:string-value="x2000042" calcext:value-type="string">
            <text:p>x200004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4" calcext:value-type="float">
            <text:p>201934</text:p>
          </table:table-cell>
          <table:table-cell table:style-name="ce1" office:value-type="string" calcext:value-type="string">
            <text:p>Pañales para Bebé Huggies Natural Care Niños Talla G Paquete 54 unidPañales para Bebé Huggies Natural Care Niños Talla G Paquete 54 unid</text:p>
          </table:table-cell>
          <table:table-cell table:style-name="ce1" office:value-type="float" office:value="535138002" calcext:value-type="float">
            <text:p>535138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57-750-750/535138002-01-6438.jpg?v=636730524378830000" xlink:type="simple">https://wongfood.vteximg.com.br/arquivos/ids/245657-750-750/535138002-01-6438.jpg?v=63673052437883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59];['file:///home/hernan/Descargas/BD%20BabyPromo.xlsx'#$CodBabyPromo.$B$1:.$I$198];8;0)" office:value-type="string" office:string-value="x2000043" calcext:value-type="string">
            <text:p>x200004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4" calcext:value-type="float">
            <text:p>201934</text:p>
          </table:table-cell>
          <table:table-cell table:style-name="ce1" office:value-type="string" calcext:value-type="string">
            <text:p>Pañales para Bebé Huggies Natural Care Ajuste Perfecto Niños Talla XG Paquete 40 unidPañales para Bebé Huggies Natural Care Ajuste Perfecto Niños Talla XG Paquete 40 unid</text:p>
          </table:table-cell>
          <table:table-cell table:style-name="ce1" office:value-type="float" office:value="535140003" calcext:value-type="float">
            <text:p>535140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4147-750-750/535140003-01-6447.jpg?v=636724692231000000" xlink:type="simple">https://wongfood.vteximg.com.br/arquivos/ids/244147-750-750/535140003-01-6447.jpg?v=6367246922310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60];['file:///home/hernan/Descargas/BD%20BabyPromo.xlsx'#$CodBabyPromo.$B$1:.$I$198];8;0)" office:value-type="string" office:string-value="x2000021" calcext:value-type="string">
            <text:p>x200002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4" calcext:value-type="float">
            <text:p>201934</text:p>
          </table:table-cell>
          <table:table-cell table:style-name="ce1" office:value-type="string" calcext:value-type="string">
            <text:p>Pañales para Bebé Pampers Juegos y Sueños Talla XG Paquete 42 unidPañales para Bebé Pampers Juegos y Sueños Talla XG Paquete 42 unid</text:p>
          </table:table-cell>
          <table:table-cell table:style-name="ce1" office:value-type="float" office:value="568094002" calcext:value-type="float">
            <text:p>568094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6-750-750/Pañal-Pampers-Juego-y-Sueños-Talla-XG-Paquete-42-Unidades-1-183395.jpg?v=63659649663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61];['file:///home/hernan/Descargas/BD%20BabyPromo.xlsx'#$CodBabyPromo.$B$1:.$I$198];8;0)" office:value-type="string" office:string-value="x2000048" calcext:value-type="string">
            <text:p>x200004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4" calcext:value-type="float">
            <text:p>201934</text:p>
          </table:table-cell>
          <table:table-cell table:style-name="ce1" office:value-type="string" calcext:value-type="string">
            <text:p>Pañales para Bebé Pampers Juegos y Sueños Talla XXG Paquete 40 unidPañales para Bebé Pampers Juegos y Sueños Talla XXG Paquete 40 unid</text:p>
          </table:table-cell>
          <table:table-cell table:style-name="ce1" office:value-type="float" office:value="568094004" calcext:value-type="float">
            <text:p>568094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7-750-750/Pañal-Pampers-Juego-y-Sueños-Talla-XXG-Paquete-40-Unidades-1-183397.jpg?v=6365964966407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62];['file:///home/hernan/Descargas/BD%20BabyPromo.xlsx'#$CodBabyPromo.$B$1:.$I$198];8;0)" office:value-type="string" office:string-value="x2000049" calcext:value-type="string">
            <text:p>x200004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4" calcext:value-type="float">
            <text:p>201934</text:p>
          </table:table-cell>
          <table:table-cell table:style-name="ce1" office:value-type="string" calcext:value-type="string">
            <text:p>Pañales para Bebé Pampers Premium Care Talla XXG Paquete 28 unid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63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4" calcext:value-type="float">
            <text:p>201934</text:p>
          </table:table-cell>
          <table:table-cell table:style-name="ce1" office:value-type="string" calcext:value-type="string">
            <text:p>Pañales para Bebé Huggies Active Sec Talla XG Paquete 48 unidPañales para Bebé Huggies Active Sec Talla XG Paquete 48 unid</text:p>
          </table:table-cell>
          <table:table-cell table:style-name="ce1" office:value-type="float" office:value="717431003" calcext:value-type="float">
            <text:p>717431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3-750-750/717431003-01-237365.jpg?v=636730525551970000" xlink:type="simple">https://wongfood.vteximg.com.br/arquivos/ids/245673-750-750/717431003-01-237365.jpg?v=63673052555197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64];['file:///home/hernan/Descargas/BD%20BabyPromo.xlsx'#$CodBabyPromo.$B$1:.$I$198];8;0)" office:value-type="string" office:string-value="x2000070" calcext:value-type="string">
            <text:p>x200007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4" calcext:value-type="float">
            <text:p>201934</text:p>
          </table:table-cell>
          <table:table-cell table:style-name="ce1" office:value-type="string" calcext:value-type="string">
            <text:p>Pañales para Bebé Huggies Natural Care Niñas Talla XG Paquete 42 unidPañales para Bebé Huggies Natural Care Niñas Talla XG Paquete 42 unid</text:p>
          </table:table-cell>
          <table:table-cell table:style-name="ce1" office:value-type="float" office:value="727565001" calcext:value-type="float">
            <text:p>727565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2-750-750/Pañales-Huggies-Hiperpack-Natural-Care-Niña-XG-Paquete-42-Unidades-1-14376547.jpg?v=6367005062976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65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4" calcext:value-type="float">
            <text:p>201934</text:p>
          </table:table-cell>
          <table:table-cell table:style-name="ce1" office:value-type="string" calcext:value-type="string">
            <text:p>Pañales para Bebé Huggies Natural Care Niñas Talla XXG Paquete 38 unidPañales para Bebé Huggies Natural Care Niñas Talla XXG Paquete 38 unid</text:p>
          </table:table-cell>
          <table:table-cell table:style-name="ce1" office:value-type="float" office:value="727565002" calcext:value-type="float">
            <text:p>727565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3-750-750/Pañales-Huggies-Hiperpack-Natural-Care-Niña-XXG-Paquete-38-Unidades-1-14376548.jpg?v=636700506300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66];['file:///home/hernan/Descargas/BD%20BabyPromo.xlsx'#$CodBabyPromo.$B$1:.$I$198];8;0)" office:value-type="string" office:string-value="x2000073" calcext:value-type="string">
            <text:p>x200007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4" calcext:value-type="float">
            <text:p>201934</text:p>
          </table:table-cell>
          <table:table-cell table:style-name="ce1" office:value-type="string" calcext:value-type="string">
            <text:p>Pañales para Bebé Huggies Natural Care Niños Talla XG Paquete 42 unidPañales para Bebé Huggies Natural Care Niños Talla XG Paquete 42 unid</text:p>
          </table:table-cell>
          <table:table-cell table:style-name="ce1" office:value-type="float" office:value="727566001" calcext:value-type="float">
            <text:p>727566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4-750-750/Pañales-Huggies-Hiperpack-Natural-Care-Niño-XG-Paquete-42-Unidades-1-14376549.jpg?v=6367005063049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67];['file:///home/hernan/Descargas/BD%20BabyPromo.xlsx'#$CodBabyPromo.$B$1:.$I$198];8;0)" office:value-type="string" office:string-value="x2000034" calcext:value-type="string">
            <text:p>x200003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4" calcext:value-type="float">
            <text:p>201934</text:p>
          </table:table-cell>
          <table:table-cell table:style-name="ce1" office:value-type="string" calcext:value-type="string">
            <text:p>Pañales para Bebé Huggies Natural Care Niños Talla XXG Paquete 38 unidPañales para Bebé Huggies Natural Care Niños Talla XXG Paquete 38 unid</text:p>
          </table:table-cell>
          <table:table-cell table:style-name="ce1" office:value-type="float" office:value="727566002" calcext:value-type="float">
            <text:p>727566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5-750-750/Pañales-Huggies-Hiperpack-Natural-Care-Niño-XXG-Paquete-38-Unidades-1-14376550.jpg?v=6367005063091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68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4" calcext:value-type="float">
            <text:p>201934</text:p>
          </table:table-cell>
          <table:table-cell table:style-name="ce1" office:value-type="string" calcext:value-type="string">
            <text:p>Pañales para Bebé Huggies Active Sec Ajuste Perfecto Talla XXG Paquete 20 unidPañales para Bebé Huggies Active Sec Ajuste Perfecto Talla XXG Paquete 20 unid</text:p>
          </table:table-cell>
          <table:table-cell table:style-name="ce1" office:value-type="float" office:value="727569002" calcext:value-type="float">
            <text:p>727569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8-750-750/Pañales-Huggies-Active-Sec-Ajuste-Perfecto-Talla-XXG-Paquete-20-Und-1-14376554.jpg?v=6367246932154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69];['file:///home/hernan/Descargas/BD%20BabyPromo.xlsx'#$CodBabyPromo.$B$1:.$I$198];8;0)" office:value-type="string" office:string-value="x2000078" calcext:value-type="string">
            <text:p>x200007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4" calcext:value-type="float">
            <text:p>201934</text:p>
          </table:table-cell>
          <table:table-cell table:style-name="ce1" office:value-type="string" calcext:value-type="string">
            <text:p>Pañales para Bebé Huggies Active Sec Talla G Paquete 116 unidPañales para Bebé Huggies Active Sec Talla G Paquete 116 unid</text:p>
          </table:table-cell>
          <table:table-cell table:style-name="ce1" office:value-type="float" office:value="732128001" calcext:value-type="float">
            <text:p>732128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0-750-750/732128001-1.jpg?v=636747909511030000" xlink:type="simple">https://wongfood.vteximg.com.br/arquivos/ids/250550-750-750/732128001-1.jpg?v=63674790951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70];['file:///home/hernan/Descargas/BD%20BabyPromo.xlsx'#$CodBabyPromo.$B$1:.$I$198];8;0)" office:value-type="string" office:string-value="x2000037" calcext:value-type="string">
            <text:p>x200003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4" calcext:value-type="float">
            <text:p>201934</text:p>
          </table:table-cell>
          <table:table-cell table:style-name="ce1" office:value-type="string" calcext:value-type="string">
            <text:p>Pañales para Bebé Huggies Active Sec Talla XG Paquete 96 unid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71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4" calcext:value-type="float">
            <text:p>201934</text:p>
          </table:table-cell>
          <table:table-cell table:style-name="ce1" office:value-type="string" calcext:value-type="string">
            <text:p>Pañales Huggies Natural Care Cotto Talla XXG Paquete 38 UnidadesPañales Huggies Natural Care Cotto Talla XXG Paquete 38 Unidades</text:p>
          </table:table-cell>
          <table:table-cell table:style-name="ce1" office:value-type="float" office:value="752967004" calcext:value-type="float">
            <text:p>7529670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72];['file:///home/hernan/Descargas/BD%20BabyPromo.xlsx'#$CodBabyPromo.$B$1:.$I$198];8;0)" office:value-type="string" office:string-value="x2000086" calcext:value-type="string">
            <text:p>x200008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5" calcext:value-type="float">
            <text:p>201935</text:p>
          </table:table-cell>
          <table:table-cell table:style-name="ce1" office:value-type="string" calcext:value-type="string">
            <text:p>Pañales para Bebé Pampers Confort Sec Talla P Paquete 46 unidPañales para Bebé Pampers Confort Sec Talla P Paquete 46 unid</text:p>
          </table:table-cell>
          <table:table-cell table:style-name="ce1" office:value-type="float" office:value="570584" calcext:value-type="float">
            <text:p>57058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3-750-750/frontal-118598.jpg?v=636796296844330000" xlink:type="simple">https://wongfood.vteximg.com.br/arquivos/ids/261723-750-750/frontal-118598.jpg?v=6367962968443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6.50</text:p>
          </table:table-cell>
          <table:table-cell table:style-name="ce1" office:value-type="string" calcext:value-type="string">
            <text:p>Metro</text:p>
          </table:table-cell>
          <table:table-cell table:formula="of:=VLOOKUP([.C73];['file:///home/hernan/Descargas/BD%20BabyPromo.xlsx'#$CodBabyPromo.$B$1:.$I$198];8;0)" office:value-type="string" office:string-value="x2000007" calcext:value-type="string">
            <text:p>x2000007</text:p>
          </table:table-cell>
          <table:table-cell table:number-columns-repeated="1015"/>
        </table:table-row>
        <table:table-row table:style-name="ro1">
          <table:table-cell table:style-name="ce1" office:value-type="float" office:value="201935" calcext:value-type="float">
            <text:p>201935</text:p>
          </table:table-cell>
          <table:table-cell table:style-name="ce1" office:value-type="string" calcext:value-type="string">
            <text:p>Pañales para Bebé Babysec Premium Talla XXG Paquete 84 unid</text:p>
          </table:table-cell>
          <table:table-cell table:style-name="ce1" office:value-type="float" office:value="738809" calcext:value-type="float">
            <text:p>738809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9-750-750/Pañales-para-Bebe-Babysec-Premium-Talla-XXG-Paquete-84-unid-1-18296750.jpg?v=63682740025453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74];['file:///home/hernan/Descargas/BD%20BabyPromo.xlsx'#$CodBabyPromo.$B$1:.$I$198];8;0)" office:value-type="string" office:string-value="x2000016" calcext:value-type="string">
            <text:p>x2000016</text:p>
          </table:table-cell>
          <table:table-cell table:number-columns-repeated="1015"/>
        </table:table-row>
        <table:table-row table:style-name="ro1">
          <table:table-cell table:style-name="ce1" office:value-type="float" office:value="201935" calcext:value-type="float">
            <text:p>201935</text:p>
          </table:table-cell>
          <table:table-cell table:style-name="ce1" office:value-type="string" calcext:value-type="string">
            <text:p>Pañales para Bebé Babysec Premium Talla XXG Paquete 48 unid</text:p>
          </table:table-cell>
          <table:table-cell table:style-name="ce1" office:value-type="float" office:value="477748004" calcext:value-type="float">
            <text:p>477748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3545-750-750/477748004-01-1122.jpg?v=636849864353430000" xlink:type="simple">https://wongfood.vteximg.com.br/arquivos/ids/273545-750-750/477748004-01-1122.jpg?v=6368498643534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9.50</text:p>
          </table:table-cell>
          <table:table-cell table:style-name="ce1" office:value-type="string" calcext:value-type="string">
            <text:p>Metro</text:p>
          </table:table-cell>
          <table:table-cell table:formula="of:=VLOOKUP([.C75];['file:///home/hernan/Descargas/BD%20BabyPromo.xlsx'#$CodBabyPromo.$B$1:.$I$198];8;0)" office:value-type="string" office:string-value="x2000041" calcext:value-type="string">
            <text:p>x200004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5" calcext:value-type="float">
            <text:p>201935</text:p>
          </table:table-cell>
          <table:table-cell table:style-name="ce1" office:value-type="string" calcext:value-type="string">
            <text:p>Pañales para Bebé Huggies Natural Care Niñas Talla G Paquete 54 unidPañales para Bebé Huggies Natural Care Niñas Talla G Paquete 54 unid</text:p>
          </table:table-cell>
          <table:table-cell table:style-name="ce1" office:value-type="float" office:value="535137002" calcext:value-type="float">
            <text:p>535137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50-750-750/535137002-01-6434.jpg?v=636730524323600000" xlink:type="simple">https://wongfood.vteximg.com.br/arquivos/ids/245650-750-750/535137002-01-6434.jpg?v=636730524323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76];['file:///home/hernan/Descargas/BD%20BabyPromo.xlsx'#$CodBabyPromo.$B$1:.$I$198];8;0)" office:value-type="string" office:string-value="x2000042" calcext:value-type="string">
            <text:p>x200004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5" calcext:value-type="float">
            <text:p>201935</text:p>
          </table:table-cell>
          <table:table-cell table:style-name="ce1" office:value-type="string" calcext:value-type="string">
            <text:p>Pañales para Bebé Huggies Natural Care Niños Talla G Paquete 54 unidPañales para Bebé Huggies Natural Care Niños Talla G Paquete 54 unid</text:p>
          </table:table-cell>
          <table:table-cell table:style-name="ce1" office:value-type="float" office:value="535138002" calcext:value-type="float">
            <text:p>535138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57-750-750/535138002-01-6438.jpg?v=636730524378830000" xlink:type="simple">https://wongfood.vteximg.com.br/arquivos/ids/245657-750-750/535138002-01-6438.jpg?v=63673052437883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77];['file:///home/hernan/Descargas/BD%20BabyPromo.xlsx'#$CodBabyPromo.$B$1:.$I$198];8;0)" office:value-type="string" office:string-value="x2000043" calcext:value-type="string">
            <text:p>x200004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5" calcext:value-type="float">
            <text:p>201935</text:p>
          </table:table-cell>
          <table:table-cell table:style-name="ce1" office:value-type="string" calcext:value-type="string">
            <text:p>Pañales para Bebé Huggies Natural Care Ajuste Perfecto Niños Talla XG Paquete 40 unidPañales para Bebé Huggies Natural Care Ajuste Perfecto Niños Talla XG Paquete 40 unid</text:p>
          </table:table-cell>
          <table:table-cell table:style-name="ce1" office:value-type="float" office:value="535140003" calcext:value-type="float">
            <text:p>535140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4147-750-750/535140003-01-6447.jpg?v=636724692231000000" xlink:type="simple">https://wongfood.vteximg.com.br/arquivos/ids/244147-750-750/535140003-01-6447.jpg?v=6367246922310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78];['file:///home/hernan/Descargas/BD%20BabyPromo.xlsx'#$CodBabyPromo.$B$1:.$I$198];8;0)" office:value-type="string" office:string-value="x2000021" calcext:value-type="string">
            <text:p>x200002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5" calcext:value-type="float">
            <text:p>201935</text:p>
          </table:table-cell>
          <table:table-cell table:style-name="ce1" office:value-type="string" calcext:value-type="string">
            <text:p>Pañales para Bebé Pampers Juegos y Sueños Talla XG Paquete 42 unidPañales para Bebé Pampers Juegos y Sueños Talla XG Paquete 42 unid</text:p>
          </table:table-cell>
          <table:table-cell table:style-name="ce1" office:value-type="float" office:value="568094002" calcext:value-type="float">
            <text:p>568094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6-750-750/Pañal-Pampers-Juego-y-Sueños-Talla-XG-Paquete-42-Unidades-1-183395.jpg?v=63659649663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79];['file:///home/hernan/Descargas/BD%20BabyPromo.xlsx'#$CodBabyPromo.$B$1:.$I$198];8;0)" office:value-type="string" office:string-value="x2000048" calcext:value-type="string">
            <text:p>x200004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5" calcext:value-type="float">
            <text:p>201935</text:p>
          </table:table-cell>
          <table:table-cell table:style-name="ce1" office:value-type="string" calcext:value-type="string">
            <text:p>Pañales para Bebé Pampers Juegos y Sueños Talla XXG Paquete 40 unidPañales para Bebé Pampers Juegos y Sueños Talla XXG Paquete 40 unid</text:p>
          </table:table-cell>
          <table:table-cell table:style-name="ce1" office:value-type="float" office:value="568094004" calcext:value-type="float">
            <text:p>568094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7-750-750/Pañal-Pampers-Juego-y-Sueños-Talla-XXG-Paquete-40-Unidades-1-183397.jpg?v=6365964966407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80];['file:///home/hernan/Descargas/BD%20BabyPromo.xlsx'#$CodBabyPromo.$B$1:.$I$198];8;0)" office:value-type="string" office:string-value="x2000049" calcext:value-type="string">
            <text:p>x200004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5" calcext:value-type="float">
            <text:p>201935</text:p>
          </table:table-cell>
          <table:table-cell table:style-name="ce1" office:value-type="string" calcext:value-type="string">
            <text:p>Pañales para Bebé Pampers Premium Care Talla XXG Paquete 28 unid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81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5" calcext:value-type="float">
            <text:p>201935</text:p>
          </table:table-cell>
          <table:table-cell table:style-name="ce1" office:value-type="string" calcext:value-type="string">
            <text:p>Pañales para Bebé Huggies Active Sec Talla XG Paquete 48 unidPañales para Bebé Huggies Active Sec Talla XG Paquete 48 unid</text:p>
          </table:table-cell>
          <table:table-cell table:style-name="ce1" office:value-type="float" office:value="717431003" calcext:value-type="float">
            <text:p>717431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3-750-750/717431003-01-237365.jpg?v=636730525551970000" xlink:type="simple">https://wongfood.vteximg.com.br/arquivos/ids/245673-750-750/717431003-01-237365.jpg?v=63673052555197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82];['file:///home/hernan/Descargas/BD%20BabyPromo.xlsx'#$CodBabyPromo.$B$1:.$I$198];8;0)" office:value-type="string" office:string-value="x2000070" calcext:value-type="string">
            <text:p>x200007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5" calcext:value-type="float">
            <text:p>201935</text:p>
          </table:table-cell>
          <table:table-cell table:style-name="ce1" office:value-type="string" calcext:value-type="string">
            <text:p>Pañales para Bebé Huggies Natural Care Niñas Talla XG Paquete 42 unidPañales para Bebé Huggies Natural Care Niñas Talla XG Paquete 42 unid</text:p>
          </table:table-cell>
          <table:table-cell table:style-name="ce1" office:value-type="float" office:value="727565001" calcext:value-type="float">
            <text:p>727565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2-750-750/Pañales-Huggies-Hiperpack-Natural-Care-Niña-XG-Paquete-42-Unidades-1-14376547.jpg?v=6367005062976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83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5" calcext:value-type="float">
            <text:p>201935</text:p>
          </table:table-cell>
          <table:table-cell table:style-name="ce1" office:value-type="string" calcext:value-type="string">
            <text:p>Pañales para Bebé Huggies Natural Care Niñas Talla XXG Paquete 38 unidPañales para Bebé Huggies Natural Care Niñas Talla XXG Paquete 38 unid</text:p>
          </table:table-cell>
          <table:table-cell table:style-name="ce1" office:value-type="float" office:value="727565002" calcext:value-type="float">
            <text:p>727565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3-750-750/Pañales-Huggies-Hiperpack-Natural-Care-Niña-XXG-Paquete-38-Unidades-1-14376548.jpg?v=636700506300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84];['file:///home/hernan/Descargas/BD%20BabyPromo.xlsx'#$CodBabyPromo.$B$1:.$I$198];8;0)" office:value-type="string" office:string-value="x2000073" calcext:value-type="string">
            <text:p>x200007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5" calcext:value-type="float">
            <text:p>201935</text:p>
          </table:table-cell>
          <table:table-cell table:style-name="ce1" office:value-type="string" calcext:value-type="string">
            <text:p>Pañales para Bebé Huggies Natural Care Niños Talla XG Paquete 42 unidPañales para Bebé Huggies Natural Care Niños Talla XG Paquete 42 unid</text:p>
          </table:table-cell>
          <table:table-cell table:style-name="ce1" office:value-type="float" office:value="727566001" calcext:value-type="float">
            <text:p>727566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4-750-750/Pañales-Huggies-Hiperpack-Natural-Care-Niño-XG-Paquete-42-Unidades-1-14376549.jpg?v=6367005063049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85];['file:///home/hernan/Descargas/BD%20BabyPromo.xlsx'#$CodBabyPromo.$B$1:.$I$198];8;0)" office:value-type="string" office:string-value="x2000034" calcext:value-type="string">
            <text:p>x200003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5" calcext:value-type="float">
            <text:p>201935</text:p>
          </table:table-cell>
          <table:table-cell table:style-name="ce1" office:value-type="string" calcext:value-type="string">
            <text:p>Pañales para Bebé Huggies Natural Care Niños Talla XXG Paquete 38 unidPañales para Bebé Huggies Natural Care Niños Talla XXG Paquete 38 unid</text:p>
          </table:table-cell>
          <table:table-cell table:style-name="ce1" office:value-type="float" office:value="727566002" calcext:value-type="float">
            <text:p>727566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5-750-750/Pañales-Huggies-Hiperpack-Natural-Care-Niño-XXG-Paquete-38-Unidades-1-14376550.jpg?v=6367005063091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86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5" calcext:value-type="float">
            <text:p>201935</text:p>
          </table:table-cell>
          <table:table-cell table:style-name="ce1" office:value-type="string" calcext:value-type="string">
            <text:p>Pañales para Bebé Huggies Active Sec Ajuste Perfecto Talla XXG Paquete 20 unidPañales para Bebé Huggies Active Sec Ajuste Perfecto Talla XXG Paquete 20 unid</text:p>
          </table:table-cell>
          <table:table-cell table:style-name="ce1" office:value-type="float" office:value="727569002" calcext:value-type="float">
            <text:p>727569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8-750-750/Pañales-Huggies-Active-Sec-Ajuste-Perfecto-Talla-XXG-Paquete-20-Und-1-14376554.jpg?v=6367246932154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87];['file:///home/hernan/Descargas/BD%20BabyPromo.xlsx'#$CodBabyPromo.$B$1:.$I$198];8;0)" office:value-type="string" office:string-value="x2000078" calcext:value-type="string">
            <text:p>x200007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5" calcext:value-type="float">
            <text:p>201935</text:p>
          </table:table-cell>
          <table:table-cell table:style-name="ce1" office:value-type="string" calcext:value-type="string">
            <text:p>Pañales para Bebé Huggies Active Sec Talla G Paquete 116 unidPañales para Bebé Huggies Active Sec Talla G Paquete 116 unid</text:p>
          </table:table-cell>
          <table:table-cell table:style-name="ce1" office:value-type="float" office:value="732128001" calcext:value-type="float">
            <text:p>732128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0-750-750/732128001-1.jpg?v=636747909511030000" xlink:type="simple">https://wongfood.vteximg.com.br/arquivos/ids/250550-750-750/732128001-1.jpg?v=63674790951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88];['file:///home/hernan/Descargas/BD%20BabyPromo.xlsx'#$CodBabyPromo.$B$1:.$I$198];8;0)" office:value-type="string" office:string-value="x2000037" calcext:value-type="string">
            <text:p>x200003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5" calcext:value-type="float">
            <text:p>201935</text:p>
          </table:table-cell>
          <table:table-cell table:style-name="ce1" office:value-type="string" calcext:value-type="string">
            <text:p>Pañales para Bebé Huggies Active Sec Talla XG Paquete 96 unid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89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5" calcext:value-type="float">
            <text:p>201935</text:p>
          </table:table-cell>
          <table:table-cell table:style-name="ce1" office:value-type="string" calcext:value-type="string">
            <text:p>Pañales Huggies Natural Care Cotto Talla XXG Paquete 38 UnidadesPañales Huggies Natural Care Cotto Talla XXG Paquete 38 Unidades</text:p>
          </table:table-cell>
          <table:table-cell table:style-name="ce1" office:value-type="float" office:value="752967004" calcext:value-type="float">
            <text:p>7529670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90];['file:///home/hernan/Descargas/BD%20BabyPromo.xlsx'#$CodBabyPromo.$B$1:.$I$198];8;0)" office:value-type="string" office:string-value="x2000086" calcext:value-type="string">
            <text:p>x200008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6" calcext:value-type="float">
            <text:p>201936</text:p>
          </table:table-cell>
          <table:table-cell table:style-name="ce1" office:value-type="string" calcext:value-type="string">
            <text:p>Pañales para Bebé Pampers Confort Sec Talla P Paquete 46 unidPañales para Bebé Pampers Confort Sec Talla P Paquete 46 unid</text:p>
          </table:table-cell>
          <table:table-cell table:style-name="ce1" office:value-type="float" office:value="570584" calcext:value-type="float">
            <text:p>57058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3-750-750/frontal-118598.jpg?v=636796296844330000" xlink:type="simple">https://wongfood.vteximg.com.br/arquivos/ids/261723-750-750/frontal-118598.jpg?v=6367962968443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6.50</text:p>
          </table:table-cell>
          <table:table-cell table:style-name="ce1" office:value-type="string" calcext:value-type="string">
            <text:p>Metro</text:p>
          </table:table-cell>
          <table:table-cell table:formula="of:=VLOOKUP([.C91];['file:///home/hernan/Descargas/BD%20BabyPromo.xlsx'#$CodBabyPromo.$B$1:.$I$198];8;0)" office:value-type="string" office:string-value="x2000007" calcext:value-type="string">
            <text:p>x2000007</text:p>
          </table:table-cell>
          <table:table-cell table:number-columns-repeated="1015"/>
        </table:table-row>
        <table:table-row table:style-name="ro1">
          <table:table-cell table:style-name="ce1" office:value-type="float" office:value="201936" calcext:value-type="float">
            <text:p>201936</text:p>
          </table:table-cell>
          <table:table-cell table:style-name="ce1" office:value-type="string" calcext:value-type="string">
            <text:p>Pañales para Bebé Babysec Super Premium Talla XG Paquete 92 unid</text:p>
          </table:table-cell>
          <table:table-cell table:style-name="ce1" office:value-type="float" office:value="738808" calcext:value-type="float">
            <text:p>738808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8-750-750/Pañales-para-Bebe-Babysec-Super-Premium-Talla-XG-Paquete-92-unid-1-18296749.jpg?v=6368274002492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Metro</text:p>
          </table:table-cell>
          <table:table-cell table:formula="of:=VLOOKUP([.C92];['file:///home/hernan/Descargas/BD%20BabyPromo.xlsx'#$CodBabyPromo.$B$1:.$I$198];8;0)" office:value-type="string" office:string-value="x2000015" calcext:value-type="string">
            <text:p>x200001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6" calcext:value-type="float">
            <text:p>201936</text:p>
          </table:table-cell>
          <table:table-cell table:style-name="ce1" office:value-type="string" calcext:value-type="string">
            <text:p>Pañales para Bebé Babysec Premium Talla XXG Paquete 84 unid</text:p>
          </table:table-cell>
          <table:table-cell table:style-name="ce1" office:value-type="float" office:value="738809" calcext:value-type="float">
            <text:p>738809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9-750-750/Pañales-para-Bebe-Babysec-Premium-Talla-XXG-Paquete-84-unid-1-18296750.jpg?v=6368274002545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Metro</text:p>
          </table:table-cell>
          <table:table-cell table:formula="of:=VLOOKUP([.C93];['file:///home/hernan/Descargas/BD%20BabyPromo.xlsx'#$CodBabyPromo.$B$1:.$I$198];8;0)" office:value-type="string" office:string-value="x2000016" calcext:value-type="string">
            <text:p>x2000016</text:p>
          </table:table-cell>
          <table:table-cell table:number-columns-repeated="1015"/>
        </table:table-row>
        <table:table-row table:style-name="ro1">
          <table:table-cell table:style-name="ce1" office:value-type="float" office:value="201936" calcext:value-type="float">
            <text:p>201936</text:p>
          </table:table-cell>
          <table:table-cell table:style-name="ce1" office:value-type="string" calcext:value-type="string">
            <text:p>Pañales para Bebé Babysec Premium Talla XXG Paquete 48 unid</text:p>
          </table:table-cell>
          <table:table-cell table:style-name="ce1" office:value-type="float" office:value="477748004" calcext:value-type="float">
            <text:p>477748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3545-750-750/477748004-01-1122.jpg?v=636849864353430000" xlink:type="simple">https://wongfood.vteximg.com.br/arquivos/ids/273545-750-750/477748004-01-1122.jpg?v=6368498643534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9.50</text:p>
          </table:table-cell>
          <table:table-cell table:style-name="ce1" office:value-type="string" calcext:value-type="string">
            <text:p>Metro</text:p>
          </table:table-cell>
          <table:table-cell table:formula="of:=VLOOKUP([.C94];['file:///home/hernan/Descargas/BD%20BabyPromo.xlsx'#$CodBabyPromo.$B$1:.$I$198];8;0)" office:value-type="string" office:string-value="x2000041" calcext:value-type="string">
            <text:p>x200004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6" calcext:value-type="float">
            <text:p>201936</text:p>
          </table:table-cell>
          <table:table-cell table:style-name="ce1" office:value-type="string" calcext:value-type="string">
            <text:p>Pañales para Bebé Huggies Natural Care Niñas Talla G Paquete 54 unidPañales para Bebé Huggies Natural Care Niñas Talla G Paquete 54 unid</text:p>
          </table:table-cell>
          <table:table-cell table:style-name="ce1" office:value-type="float" office:value="535137002" calcext:value-type="float">
            <text:p>535137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50-750-750/535137002-01-6434.jpg?v=636730524323600000" xlink:type="simple">https://wongfood.vteximg.com.br/arquivos/ids/245650-750-750/535137002-01-6434.jpg?v=636730524323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95];['file:///home/hernan/Descargas/BD%20BabyPromo.xlsx'#$CodBabyPromo.$B$1:.$I$198];8;0)" office:value-type="string" office:string-value="x2000042" calcext:value-type="string">
            <text:p>x200004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6" calcext:value-type="float">
            <text:p>201936</text:p>
          </table:table-cell>
          <table:table-cell table:style-name="ce1" office:value-type="string" calcext:value-type="string">
            <text:p>Pañales para Bebé Huggies Natural Care Ajuste Perfecto Niños Talla XG Paquete 40 unidPañales para Bebé Huggies Natural Care Ajuste Perfecto Niños Talla XG Paquete 40 unid</text:p>
          </table:table-cell>
          <table:table-cell table:style-name="ce1" office:value-type="float" office:value="535140003" calcext:value-type="float">
            <text:p>535140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4147-750-750/535140003-01-6447.jpg?v=636724692231000000" xlink:type="simple">https://wongfood.vteximg.com.br/arquivos/ids/244147-750-750/535140003-01-6447.jpg?v=6367246922310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96];['file:///home/hernan/Descargas/BD%20BabyPromo.xlsx'#$CodBabyPromo.$B$1:.$I$198];8;0)" office:value-type="string" office:string-value="x2000021" calcext:value-type="string">
            <text:p>x200002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6" calcext:value-type="float">
            <text:p>201936</text:p>
          </table:table-cell>
          <table:table-cell table:style-name="ce1" office:value-type="string" calcext:value-type="string">
            <text:p>Pañales para Bebé Pampers Juegos y Sueños Talla XG Paquete 42 unidPañales para Bebé Pampers Juegos y Sueños Talla XG Paquete 42 unid</text:p>
          </table:table-cell>
          <table:table-cell table:style-name="ce1" office:value-type="float" office:value="568094002" calcext:value-type="float">
            <text:p>568094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6-750-750/Pañal-Pampers-Juego-y-Sueños-Talla-XG-Paquete-42-Unidades-1-183395.jpg?v=63659649663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97];['file:///home/hernan/Descargas/BD%20BabyPromo.xlsx'#$CodBabyPromo.$B$1:.$I$198];8;0)" office:value-type="string" office:string-value="x2000048" calcext:value-type="string">
            <text:p>x200004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6" calcext:value-type="float">
            <text:p>201936</text:p>
          </table:table-cell>
          <table:table-cell table:style-name="ce1" office:value-type="string" calcext:value-type="string">
            <text:p>Pañales para Bebé Pampers Juegos y Sueños Talla XXG Paquete 40 unidPañales para Bebé Pampers Juegos y Sueños Talla XXG Paquete 40 unid</text:p>
          </table:table-cell>
          <table:table-cell table:style-name="ce1" office:value-type="float" office:value="568094004" calcext:value-type="float">
            <text:p>568094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7-750-750/Pañal-Pampers-Juego-y-Sueños-Talla-XXG-Paquete-40-Unidades-1-183397.jpg?v=6365964966407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98];['file:///home/hernan/Descargas/BD%20BabyPromo.xlsx'#$CodBabyPromo.$B$1:.$I$198];8;0)" office:value-type="string" office:string-value="x2000049" calcext:value-type="string">
            <text:p>x200004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6" calcext:value-type="float">
            <text:p>201936</text:p>
          </table:table-cell>
          <table:table-cell table:style-name="ce1" office:value-type="string" calcext:value-type="string">
            <text:p>Pañales para Bebé Pampers Premium Care Talla XG Paquete 28 unidPañales para Bebé Pampers Premium Care Talla XG Paquete 28 unid</text:p>
          </table:table-cell>
          <table:table-cell table:style-name="ce1" office:value-type="float" office:value="570586004" calcext:value-type="float">
            <text:p>57058600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1-750-750/570586004-01-131052.jpg?v=636796296820230000" xlink:type="simple">https://wongfood.vteximg.com.br/arquivos/ids/261721-750-750/570586004-01-131052.jpg?v=6367962968202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99];['file:///home/hernan/Descargas/BD%20BabyPromo.xlsx'#$CodBabyPromo.$B$1:.$I$198];8;0)" office:value-type="string" office:string-value="x2000051" calcext:value-type="string">
            <text:p>x200005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6" calcext:value-type="float">
            <text:p>201936</text:p>
          </table:table-cell>
          <table:table-cell table:style-name="ce1" office:value-type="string" calcext:value-type="string">
            <text:p>Pañales para Bebé Pampers Premium Care Talla XXG Paquete 28 unid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00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>
          <table:table-cell table:style-name="ce1" office:value-type="float" office:value="201936" calcext:value-type="float">
            <text:p>201936</text:p>
          </table:table-cell>
          <table:table-cell table:style-name="ce1" office:value-type="string" calcext:value-type="string">
            <text:p>Pañales para Bebé Babysec Premium Talla XXG Paquete 96 unid</text:p>
          </table:table-cell>
          <table:table-cell table:style-name="ce1" office:value-type="float" office:value="717209002" calcext:value-type="float">
            <text:p>717209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322-750-750/717209002-1.jpg?v=636675950645270000" xlink:type="simple">https://wongfood.vteximg.com.br/arquivos/ids/233322-750-750/717209002-1.jpg?v=6366759506452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Metro</text:p>
          </table:table-cell>
          <table:table-cell table:formula="of:=VLOOKUP([.C101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6" calcext:value-type="float">
            <text:p>201936</text:p>
          </table:table-cell>
          <table:table-cell table:style-name="ce1" office:value-type="string" calcext:value-type="string">
            <text:p>Pañales para Bebé Huggies Natural Care Niñas Talla XXG Paquete 38 unidPañales para Bebé Huggies Natural Care Niñas Talla XXG Paquete 38 unid</text:p>
          </table:table-cell>
          <table:table-cell table:style-name="ce1" office:value-type="float" office:value="727565002" calcext:value-type="float">
            <text:p>727565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3-750-750/Pañales-Huggies-Hiperpack-Natural-Care-Niña-XXG-Paquete-38-Unidades-1-14376548.jpg?v=636700506300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02];['file:///home/hernan/Descargas/BD%20BabyPromo.xlsx'#$CodBabyPromo.$B$1:.$I$198];8;0)" office:value-type="string" office:string-value="x2000073" calcext:value-type="string">
            <text:p>x200007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6" calcext:value-type="float">
            <text:p>201936</text:p>
          </table:table-cell>
          <table:table-cell table:style-name="ce1" office:value-type="string" calcext:value-type="string">
            <text:p>Pañales para Bebé Huggies Natural Care Niños Talla XG Paquete 42 unidPañales para Bebé Huggies Natural Care Niños Talla XG Paquete 42 unid</text:p>
          </table:table-cell>
          <table:table-cell table:style-name="ce1" office:value-type="float" office:value="727566001" calcext:value-type="float">
            <text:p>727566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4-750-750/Pañales-Huggies-Hiperpack-Natural-Care-Niño-XG-Paquete-42-Unidades-1-14376549.jpg?v=6367005063049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03];['file:///home/hernan/Descargas/BD%20BabyPromo.xlsx'#$CodBabyPromo.$B$1:.$I$198];8;0)" office:value-type="string" office:string-value="x2000034" calcext:value-type="string">
            <text:p>x200003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6" calcext:value-type="float">
            <text:p>201936</text:p>
          </table:table-cell>
          <table:table-cell table:style-name="ce1" office:value-type="string" calcext:value-type="string">
            <text:p>Pañales para Bebé Huggies Natural Care Niños Talla XXG Paquete 38 unidPañales para Bebé Huggies Natural Care Niños Talla XXG Paquete 38 unid</text:p>
          </table:table-cell>
          <table:table-cell table:style-name="ce1" office:value-type="float" office:value="727566002" calcext:value-type="float">
            <text:p>727566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5-750-750/Pañales-Huggies-Hiperpack-Natural-Care-Niño-XXG-Paquete-38-Unidades-1-14376550.jpg?v=6367005063091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04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6" calcext:value-type="float">
            <text:p>201936</text:p>
          </table:table-cell>
          <table:table-cell table:style-name="ce1" office:value-type="string" calcext:value-type="string">
            <text:p>Pañales para Bebé Huggies Active Sec Ajuste Perfecto Talla XXG Paquete 20 unidPañales para Bebé Huggies Active Sec Ajuste Perfecto Talla XXG Paquete 20 unid</text:p>
          </table:table-cell>
          <table:table-cell table:style-name="ce1" office:value-type="float" office:value="727569002" calcext:value-type="float">
            <text:p>727569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8-750-750/Pañales-Huggies-Active-Sec-Ajuste-Perfecto-Talla-XXG-Paquete-20-Und-1-14376554.jpg?v=6367246932154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105];['file:///home/hernan/Descargas/BD%20BabyPromo.xlsx'#$CodBabyPromo.$B$1:.$I$198];8;0)" office:value-type="string" office:string-value="x2000078" calcext:value-type="string">
            <text:p>x200007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6" calcext:value-type="float">
            <text:p>201936</text:p>
          </table:table-cell>
          <table:table-cell table:style-name="ce1" office:value-type="string" calcext:value-type="string">
            <text:p>Pañales para Bebé Huggies Active Sec Talla G Paquete 116 unidPañales para Bebé Huggies Active Sec Talla G Paquete 116 unid</text:p>
          </table:table-cell>
          <table:table-cell table:style-name="ce1" office:value-type="float" office:value="732128001" calcext:value-type="float">
            <text:p>732128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0-750-750/732128001-1.jpg?v=636747909511030000" xlink:type="simple">https://wongfood.vteximg.com.br/arquivos/ids/250550-750-750/732128001-1.jpg?v=63674790951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06];['file:///home/hernan/Descargas/BD%20BabyPromo.xlsx'#$CodBabyPromo.$B$1:.$I$198];8;0)" office:value-type="string" office:string-value="x2000037" calcext:value-type="string">
            <text:p>x200003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6" calcext:value-type="float">
            <text:p>201936</text:p>
          </table:table-cell>
          <table:table-cell table:style-name="ce1" office:value-type="string" calcext:value-type="string">
            <text:p>Pañales para Bebé Huggies Active Sec Talla XG Paquete 96 unid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07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6" calcext:value-type="float">
            <text:p>201936</text:p>
          </table:table-cell>
          <table:table-cell table:style-name="ce1" office:value-type="string" calcext:value-type="string">
            <text:p>Pañales para Bebé Huggies Natural Care Unisex Talla XXG Paquete 38 unidPañales para Bebé Huggies Natural Care Unisex Talla XXG Paquete 38 unid</text:p>
          </table:table-cell>
          <table:table-cell table:style-name="ce1" office:value-type="float" office:value="752967004" calcext:value-type="float">
            <text:p>7529670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08];['file:///home/hernan/Descargas/BD%20BabyPromo.xlsx'#$CodBabyPromo.$B$1:.$I$198];8;0)" office:value-type="string" office:string-value="x2000086" calcext:value-type="string">
            <text:p>x200008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7" calcext:value-type="float">
            <text:p>201937</text:p>
          </table:table-cell>
          <table:table-cell table:style-name="ce1" office:value-type="string" calcext:value-type="string">
            <text:p>Pañales para Bebé Pampers Confort Sec Talla P Paquete 46 unidPañales para Bebé Pampers Confort Sec Talla P Paquete 46 unid</text:p>
          </table:table-cell>
          <table:table-cell table:style-name="ce1" office:value-type="float" office:value="570584" calcext:value-type="float">
            <text:p>57058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3-750-750/frontal-118598.jpg?v=636796296844330000" xlink:type="simple">https://wongfood.vteximg.com.br/arquivos/ids/261723-750-750/frontal-118598.jpg?v=6367962968443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6.50</text:p>
          </table:table-cell>
          <table:table-cell table:style-name="ce1" office:value-type="string" calcext:value-type="string">
            <text:p>Metro</text:p>
          </table:table-cell>
          <table:table-cell table:formula="of:=VLOOKUP([.C109];['file:///home/hernan/Descargas/BD%20BabyPromo.xlsx'#$CodBabyPromo.$B$1:.$I$198];8;0)" office:value-type="string" office:string-value="x2000007" calcext:value-type="string">
            <text:p>x2000007</text:p>
          </table:table-cell>
          <table:table-cell table:number-columns-repeated="1015"/>
        </table:table-row>
        <table:table-row table:style-name="ro1">
          <table:table-cell table:style-name="ce1" office:value-type="float" office:value="201937" calcext:value-type="float">
            <text:p>201937</text:p>
          </table:table-cell>
          <table:table-cell table:style-name="ce1" office:value-type="string" calcext:value-type="string">
            <text:p>Pañales para Bebé Babysec Super Premium Talla XG Paquete 92 unid</text:p>
          </table:table-cell>
          <table:table-cell table:style-name="ce1" office:value-type="float" office:value="738808" calcext:value-type="float">
            <text:p>738808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8-750-750/Pañales-para-Bebe-Babysec-Super-Premium-Talla-XG-Paquete-92-unid-1-18296749.jpg?v=6368274002492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Metro</text:p>
          </table:table-cell>
          <table:table-cell table:formula="of:=VLOOKUP([.C110];['file:///home/hernan/Descargas/BD%20BabyPromo.xlsx'#$CodBabyPromo.$B$1:.$I$198];8;0)" office:value-type="string" office:string-value="x2000015" calcext:value-type="string">
            <text:p>x200001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7" calcext:value-type="float">
            <text:p>201937</text:p>
          </table:table-cell>
          <table:table-cell table:style-name="ce1" office:value-type="string" calcext:value-type="string">
            <text:p>Pañales para Bebé Babysec Premium Talla XXG Paquete 84 unid</text:p>
          </table:table-cell>
          <table:table-cell table:style-name="ce1" office:value-type="float" office:value="738809" calcext:value-type="float">
            <text:p>738809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9-750-750/Pañales-para-Bebe-Babysec-Premium-Talla-XXG-Paquete-84-unid-1-18296750.jpg?v=6368274002545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Metro</text:p>
          </table:table-cell>
          <table:table-cell table:formula="of:=VLOOKUP([.C111];['file:///home/hernan/Descargas/BD%20BabyPromo.xlsx'#$CodBabyPromo.$B$1:.$I$198];8;0)" office:value-type="string" office:string-value="x2000016" calcext:value-type="string">
            <text:p>x2000016</text:p>
          </table:table-cell>
          <table:table-cell table:number-columns-repeated="1015"/>
        </table:table-row>
        <table:table-row table:style-name="ro1">
          <table:table-cell table:style-name="ce1" office:value-type="float" office:value="201937" calcext:value-type="float">
            <text:p>201937</text:p>
          </table:table-cell>
          <table:table-cell table:style-name="ce1" office:value-type="string" calcext:value-type="string">
            <text:p>Pañales para Bebé Babysec Premium Talla XXG Paquete 48 unid</text:p>
          </table:table-cell>
          <table:table-cell table:style-name="ce1" office:value-type="float" office:value="477748004" calcext:value-type="float">
            <text:p>477748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3545-750-750/477748004-01-1122.jpg?v=636849864353430000" xlink:type="simple">https://wongfood.vteximg.com.br/arquivos/ids/273545-750-750/477748004-01-1122.jpg?v=6368498643534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9.50</text:p>
          </table:table-cell>
          <table:table-cell table:style-name="ce1" office:value-type="string" calcext:value-type="string">
            <text:p>Metro</text:p>
          </table:table-cell>
          <table:table-cell table:formula="of:=VLOOKUP([.C112];['file:///home/hernan/Descargas/BD%20BabyPromo.xlsx'#$CodBabyPromo.$B$1:.$I$198];8;0)" office:value-type="string" office:string-value="x2000041" calcext:value-type="string">
            <text:p>x200004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7" calcext:value-type="float">
            <text:p>201937</text:p>
          </table:table-cell>
          <table:table-cell table:style-name="ce1" office:value-type="string" calcext:value-type="string">
            <text:p>Pañales para Bebé Huggies Natural Care Niñas Talla G Paquete 54 unidPañales para Bebé Huggies Natural Care Niñas Talla G Paquete 54 unid</text:p>
          </table:table-cell>
          <table:table-cell table:style-name="ce1" office:value-type="float" office:value="535137002" calcext:value-type="float">
            <text:p>535137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50-750-750/535137002-01-6434.jpg?v=636730524323600000" xlink:type="simple">https://wongfood.vteximg.com.br/arquivos/ids/245650-750-750/535137002-01-6434.jpg?v=636730524323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13];['file:///home/hernan/Descargas/BD%20BabyPromo.xlsx'#$CodBabyPromo.$B$1:.$I$198];8;0)" office:value-type="string" office:string-value="x2000042" calcext:value-type="string">
            <text:p>x200004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7" calcext:value-type="float">
            <text:p>201937</text:p>
          </table:table-cell>
          <table:table-cell table:style-name="ce1" office:value-type="string" calcext:value-type="string">
            <text:p>Pañales para Bebé Huggies Natural Care Ajuste Perfecto Niños Talla XG Paquete 40 unidPañales para Bebé Huggies Natural Care Ajuste Perfecto Niños Talla XG Paquete 40 unid</text:p>
          </table:table-cell>
          <table:table-cell table:style-name="ce1" office:value-type="float" office:value="535140003" calcext:value-type="float">
            <text:p>535140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4147-750-750/535140003-01-6447.jpg?v=636724692231000000" xlink:type="simple">https://wongfood.vteximg.com.br/arquivos/ids/244147-750-750/535140003-01-6447.jpg?v=6367246922310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14];['file:///home/hernan/Descargas/BD%20BabyPromo.xlsx'#$CodBabyPromo.$B$1:.$I$198];8;0)" office:value-type="string" office:string-value="x2000021" calcext:value-type="string">
            <text:p>x200002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7" calcext:value-type="float">
            <text:p>201937</text:p>
          </table:table-cell>
          <table:table-cell table:style-name="ce1" office:value-type="string" calcext:value-type="string">
            <text:p>Pañales para Bebé Huggies Natural Care Ajuste Perfecto Niños Talla XXG Paquete 36 unidPañales para Bebé Huggies Natural Care Ajuste Perfecto Niños Talla XXG Paquete 36 unid</text:p>
          </table:table-cell>
          <table:table-cell table:style-name="ce1" office:value-type="float" office:value="535140004" calcext:value-type="float">
            <text:p>535140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4729-750-750/535140004-01-6448.jpg?v=636727932176200000" xlink:type="simple">https://wongfood.vteximg.com.br/arquivos/ids/244729-750-750/535140004-01-6448.jpg?v=6367279321762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15];['file:///home/hernan/Descargas/BD%20BabyPromo.xlsx'#$CodBabyPromo.$B$1:.$I$198];8;0)" office:value-type="string" office:string-value="x2000022" calcext:value-type="string">
            <text:p>x200002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7" calcext:value-type="float">
            <text:p>201937</text:p>
          </table:table-cell>
          <table:table-cell table:style-name="ce1" office:value-type="string" calcext:value-type="string">
            <text:p>Pañales para Bebé Pampers Juegos y Sueños Talla XG Paquete 42 unidPañales para Bebé Pampers Juegos y Sueños Talla XG Paquete 42 unid</text:p>
          </table:table-cell>
          <table:table-cell table:style-name="ce1" office:value-type="float" office:value="568094002" calcext:value-type="float">
            <text:p>568094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6-750-750/Pañal-Pampers-Juego-y-Sueños-Talla-XG-Paquete-42-Unidades-1-183395.jpg?v=63659649663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116];['file:///home/hernan/Descargas/BD%20BabyPromo.xlsx'#$CodBabyPromo.$B$1:.$I$198];8;0)" office:value-type="string" office:string-value="x2000048" calcext:value-type="string">
            <text:p>x200004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7" calcext:value-type="float">
            <text:p>201937</text:p>
          </table:table-cell>
          <table:table-cell table:style-name="ce1" office:value-type="string" calcext:value-type="string">
            <text:p>Pañales para Bebé Pampers Juegos y Sueños Talla XXG Paquete 40 unidPañales para Bebé Pampers Juegos y Sueños Talla XXG Paquete 40 unid</text:p>
          </table:table-cell>
          <table:table-cell table:style-name="ce1" office:value-type="float" office:value="568094004" calcext:value-type="float">
            <text:p>568094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7-750-750/Pañal-Pampers-Juego-y-Sueños-Talla-XXG-Paquete-40-Unidades-1-183397.jpg?v=6365964966407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117];['file:///home/hernan/Descargas/BD%20BabyPromo.xlsx'#$CodBabyPromo.$B$1:.$I$198];8;0)" office:value-type="string" office:string-value="x2000049" calcext:value-type="string">
            <text:p>x200004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7" calcext:value-type="float">
            <text:p>201937</text:p>
          </table:table-cell>
          <table:table-cell table:style-name="ce1" office:value-type="string" calcext:value-type="string">
            <text:p>Pañales para Bebé Pampers Premium Care Talla XG Paquete 28 unidPañales para Bebé Pampers Premium Care Talla XG Paquete 28 unid</text:p>
          </table:table-cell>
          <table:table-cell table:style-name="ce1" office:value-type="float" office:value="570586004" calcext:value-type="float">
            <text:p>57058600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1-750-750/570586004-01-131052.jpg?v=636796296820230000" xlink:type="simple">https://wongfood.vteximg.com.br/arquivos/ids/261721-750-750/570586004-01-131052.jpg?v=6367962968202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18];['file:///home/hernan/Descargas/BD%20BabyPromo.xlsx'#$CodBabyPromo.$B$1:.$I$198];8;0)" office:value-type="string" office:string-value="x2000051" calcext:value-type="string">
            <text:p>x200005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7" calcext:value-type="float">
            <text:p>201937</text:p>
          </table:table-cell>
          <table:table-cell table:style-name="ce1" office:value-type="string" calcext:value-type="string">
            <text:p>Pañales para Bebé Pampers Premium Care Talla XXG Paquete 28 unid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19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>
          <table:table-cell table:style-name="ce1" office:value-type="float" office:value="201937" calcext:value-type="float">
            <text:p>201937</text:p>
          </table:table-cell>
          <table:table-cell table:style-name="ce1" office:value-type="string" calcext:value-type="string">
            <text:p>Pañales para Bebé Babysec Premium Talla XXG Paquete 96 unid</text:p>
          </table:table-cell>
          <table:table-cell table:style-name="ce1" office:value-type="float" office:value="717209002" calcext:value-type="float">
            <text:p>717209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322-750-750/717209002-1.jpg?v=636675950645270000" xlink:type="simple">https://wongfood.vteximg.com.br/arquivos/ids/233322-750-750/717209002-1.jpg?v=6366759506452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Metro</text:p>
          </table:table-cell>
          <table:table-cell table:formula="of:=VLOOKUP([.C120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7" calcext:value-type="float">
            <text:p>201937</text:p>
          </table:table-cell>
          <table:table-cell table:style-name="ce1" office:value-type="string" calcext:value-type="string">
            <text:p>Pañales para Bebé Huggies Natural Care Niñas Talla XXG Paquete 38 unidPañales para Bebé Huggies Natural Care Niñas Talla XXG Paquete 38 unid</text:p>
          </table:table-cell>
          <table:table-cell table:style-name="ce1" office:value-type="float" office:value="727565002" calcext:value-type="float">
            <text:p>727565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3-750-750/Pañales-Huggies-Hiperpack-Natural-Care-Niña-XXG-Paquete-38-Unidades-1-14376548.jpg?v=636700506300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21];['file:///home/hernan/Descargas/BD%20BabyPromo.xlsx'#$CodBabyPromo.$B$1:.$I$198];8;0)" office:value-type="string" office:string-value="x2000073" calcext:value-type="string">
            <text:p>x200007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7" calcext:value-type="float">
            <text:p>201937</text:p>
          </table:table-cell>
          <table:table-cell table:style-name="ce1" office:value-type="string" calcext:value-type="string">
            <text:p>Pañales para Bebé Huggies Natural Care Niños Talla XG Paquete 42 unidPañales para Bebé Huggies Natural Care Niños Talla XG Paquete 42 unid</text:p>
          </table:table-cell>
          <table:table-cell table:style-name="ce1" office:value-type="float" office:value="727566001" calcext:value-type="float">
            <text:p>727566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4-750-750/Pañales-Huggies-Hiperpack-Natural-Care-Niño-XG-Paquete-42-Unidades-1-14376549.jpg?v=6367005063049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22];['file:///home/hernan/Descargas/BD%20BabyPromo.xlsx'#$CodBabyPromo.$B$1:.$I$198];8;0)" office:value-type="string" office:string-value="x2000034" calcext:value-type="string">
            <text:p>x200003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7" calcext:value-type="float">
            <text:p>201937</text:p>
          </table:table-cell>
          <table:table-cell table:style-name="ce1" office:value-type="string" calcext:value-type="string">
            <text:p>Pañales para Bebé Huggies Natural Care Niños Talla XXG Paquete 38 unidPañales para Bebé Huggies Natural Care Niños Talla XXG Paquete 38 unid</text:p>
          </table:table-cell>
          <table:table-cell table:style-name="ce1" office:value-type="float" office:value="727566002" calcext:value-type="float">
            <text:p>727566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5-750-750/Pañales-Huggies-Hiperpack-Natural-Care-Niño-XXG-Paquete-38-Unidades-1-14376550.jpg?v=6367005063091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23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7" calcext:value-type="float">
            <text:p>201937</text:p>
          </table:table-cell>
          <table:table-cell table:style-name="ce1" office:value-type="string" calcext:value-type="string">
            <text:p>Pañales para Bebé Huggies Active Sec Ajuste Perfecto Talla XXG Paquete 20 unidPañales para Bebé Huggies Active Sec Ajuste Perfecto Talla XXG Paquete 20 unid</text:p>
          </table:table-cell>
          <table:table-cell table:style-name="ce1" office:value-type="float" office:value="727569002" calcext:value-type="float">
            <text:p>727569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8-750-750/Pañales-Huggies-Active-Sec-Ajuste-Perfecto-Talla-XXG-Paquete-20-Und-1-14376554.jpg?v=6367246932154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124];['file:///home/hernan/Descargas/BD%20BabyPromo.xlsx'#$CodBabyPromo.$B$1:.$I$198];8;0)" office:value-type="string" office:string-value="x2000078" calcext:value-type="string">
            <text:p>x200007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7" calcext:value-type="float">
            <text:p>201937</text:p>
          </table:table-cell>
          <table:table-cell table:style-name="ce1" office:value-type="string" calcext:value-type="string">
            <text:p>Pañales para Bebé Huggies Active Sec Talla G Paquete 116 unidPañales para Bebé Huggies Active Sec Talla G Paquete 116 unid</text:p>
          </table:table-cell>
          <table:table-cell table:style-name="ce1" office:value-type="float" office:value="732128001" calcext:value-type="float">
            <text:p>732128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0-750-750/732128001-1.jpg?v=636747909511030000" xlink:type="simple">https://wongfood.vteximg.com.br/arquivos/ids/250550-750-750/732128001-1.jpg?v=63674790951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25];['file:///home/hernan/Descargas/BD%20BabyPromo.xlsx'#$CodBabyPromo.$B$1:.$I$198];8;0)" office:value-type="string" office:string-value="x2000037" calcext:value-type="string">
            <text:p>x200003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7" calcext:value-type="float">
            <text:p>201937</text:p>
          </table:table-cell>
          <table:table-cell table:style-name="ce1" office:value-type="string" calcext:value-type="string">
            <text:p>Pañales para Bebé Huggies Active Sec Talla XG Paquete 96 unid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26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8" calcext:value-type="float">
            <text:p>201938</text:p>
          </table:table-cell>
          <table:table-cell table:style-name="ce1" office:value-type="string" calcext:value-type="string">
            <text:p>Pañales para Bebé Pampers Confort Sec Talla P Paquete 46 unidPañales para Bebé Pampers Confort Sec Talla P Paquete 46 unid</text:p>
          </table:table-cell>
          <table:table-cell table:style-name="ce1" office:value-type="float" office:value="570584" calcext:value-type="float">
            <text:p>57058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3-750-750/frontal-118598.jpg?v=636796296844330000" xlink:type="simple">https://wongfood.vteximg.com.br/arquivos/ids/261723-750-750/frontal-118598.jpg?v=6367962968443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6.50</text:p>
          </table:table-cell>
          <table:table-cell table:style-name="ce1" office:value-type="string" calcext:value-type="string">
            <text:p>Metro</text:p>
          </table:table-cell>
          <table:table-cell table:formula="of:=VLOOKUP([.C127];['file:///home/hernan/Descargas/BD%20BabyPromo.xlsx'#$CodBabyPromo.$B$1:.$I$198];8;0)" office:value-type="string" office:string-value="x2000007" calcext:value-type="string">
            <text:p>x2000007</text:p>
          </table:table-cell>
          <table:table-cell table:number-columns-repeated="1015"/>
        </table:table-row>
        <table:table-row table:style-name="ro1">
          <table:table-cell table:style-name="ce1" office:value-type="float" office:value="201938" calcext:value-type="float">
            <text:p>201938</text:p>
          </table:table-cell>
          <table:table-cell table:style-name="ce1" office:value-type="string" calcext:value-type="string">
            <text:p>Pañales para Bebé Babysec Super Premium Talla XG Paquete 92 unid</text:p>
          </table:table-cell>
          <table:table-cell table:style-name="ce1" office:value-type="float" office:value="738808" calcext:value-type="float">
            <text:p>738808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8-750-750/Pañales-para-Bebe-Babysec-Super-Premium-Talla-XG-Paquete-92-unid-1-18296749.jpg?v=6368274002492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Metro</text:p>
          </table:table-cell>
          <table:table-cell table:formula="of:=VLOOKUP([.C128];['file:///home/hernan/Descargas/BD%20BabyPromo.xlsx'#$CodBabyPromo.$B$1:.$I$198];8;0)" office:value-type="string" office:string-value="x2000015" calcext:value-type="string">
            <text:p>x200001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8" calcext:value-type="float">
            <text:p>201938</text:p>
          </table:table-cell>
          <table:table-cell table:style-name="ce1" office:value-type="string" calcext:value-type="string">
            <text:p>Pañales para Bebé Babysec Premium Talla XXG Paquete 84 unid</text:p>
          </table:table-cell>
          <table:table-cell table:style-name="ce1" office:value-type="float" office:value="738809" calcext:value-type="float">
            <text:p>738809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9-750-750/Pañales-para-Bebe-Babysec-Premium-Talla-XXG-Paquete-84-unid-1-18296750.jpg?v=6368274002545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Metro</text:p>
          </table:table-cell>
          <table:table-cell table:formula="of:=VLOOKUP([.C129];['file:///home/hernan/Descargas/BD%20BabyPromo.xlsx'#$CodBabyPromo.$B$1:.$I$198];8;0)" office:value-type="string" office:string-value="x2000016" calcext:value-type="string">
            <text:p>x2000016</text:p>
          </table:table-cell>
          <table:table-cell table:number-columns-repeated="1015"/>
        </table:table-row>
        <table:table-row table:style-name="ro1">
          <table:table-cell table:style-name="ce1" office:value-type="float" office:value="201938" calcext:value-type="float">
            <text:p>201938</text:p>
          </table:table-cell>
          <table:table-cell table:style-name="ce1" office:value-type="string" calcext:value-type="string">
            <text:p>Pañales para Bebé Babysec Premium Talla XXG Paquete 48 unid</text:p>
          </table:table-cell>
          <table:table-cell table:style-name="ce1" office:value-type="float" office:value="477748004" calcext:value-type="float">
            <text:p>477748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3545-750-750/477748004-01-1122.jpg?v=636849864353430000" xlink:type="simple">https://wongfood.vteximg.com.br/arquivos/ids/273545-750-750/477748004-01-1122.jpg?v=6368498643534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9.50</text:p>
          </table:table-cell>
          <table:table-cell table:style-name="ce1" office:value-type="string" calcext:value-type="string">
            <text:p>Metro</text:p>
          </table:table-cell>
          <table:table-cell table:formula="of:=VLOOKUP([.C130];['file:///home/hernan/Descargas/BD%20BabyPromo.xlsx'#$CodBabyPromo.$B$1:.$I$198];8;0)" office:value-type="string" office:string-value="x2000041" calcext:value-type="string">
            <text:p>x200004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8" calcext:value-type="float">
            <text:p>201938</text:p>
          </table:table-cell>
          <table:table-cell table:style-name="ce1" office:value-type="string" calcext:value-type="string">
            <text:p>Pañales para Bebé Huggies Natural Care Niñas Talla G Paquete 54 unidPañales para Bebé Huggies Natural Care Niñas Talla G Paquete 54 unid</text:p>
          </table:table-cell>
          <table:table-cell table:style-name="ce1" office:value-type="float" office:value="535137002" calcext:value-type="float">
            <text:p>535137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50-750-750/535137002-01-6434.jpg?v=636730524323600000" xlink:type="simple">https://wongfood.vteximg.com.br/arquivos/ids/245650-750-750/535137002-01-6434.jpg?v=636730524323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31];['file:///home/hernan/Descargas/BD%20BabyPromo.xlsx'#$CodBabyPromo.$B$1:.$I$198];8;0)" office:value-type="string" office:string-value="x2000042" calcext:value-type="string">
            <text:p>x200004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8" calcext:value-type="float">
            <text:p>201938</text:p>
          </table:table-cell>
          <table:table-cell table:style-name="ce1" office:value-type="string" calcext:value-type="string">
            <text:p>Pañales para Bebé Huggies Natural Care Ajuste Perfecto Niños Talla XG Paquete 40 unidPañales para Bebé Huggies Natural Care Ajuste Perfecto Niños Talla XG Paquete 40 unid</text:p>
          </table:table-cell>
          <table:table-cell table:style-name="ce1" office:value-type="float" office:value="535140003" calcext:value-type="float">
            <text:p>535140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4147-750-750/535140003-01-6447.jpg?v=636724692231000000" xlink:type="simple">https://wongfood.vteximg.com.br/arquivos/ids/244147-750-750/535140003-01-6447.jpg?v=6367246922310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32];['file:///home/hernan/Descargas/BD%20BabyPromo.xlsx'#$CodBabyPromo.$B$1:.$I$198];8;0)" office:value-type="string" office:string-value="x2000021" calcext:value-type="string">
            <text:p>x200002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8" calcext:value-type="float">
            <text:p>201938</text:p>
          </table:table-cell>
          <table:table-cell table:style-name="ce1" office:value-type="string" calcext:value-type="string">
            <text:p>Pañales para Bebé Huggies Natural Care Ajuste Perfecto Niños Talla XXG Paquete 36 unidPañales para Bebé Huggies Natural Care Ajuste Perfecto Niños Talla XXG Paquete 36 unid</text:p>
          </table:table-cell>
          <table:table-cell table:style-name="ce1" office:value-type="float" office:value="535140004" calcext:value-type="float">
            <text:p>535140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4729-750-750/535140004-01-6448.jpg?v=636727932176200000" xlink:type="simple">https://wongfood.vteximg.com.br/arquivos/ids/244729-750-750/535140004-01-6448.jpg?v=6367279321762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33];['file:///home/hernan/Descargas/BD%20BabyPromo.xlsx'#$CodBabyPromo.$B$1:.$I$198];8;0)" office:value-type="string" office:string-value="x2000022" calcext:value-type="string">
            <text:p>x200002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8" calcext:value-type="float">
            <text:p>201938</text:p>
          </table:table-cell>
          <table:table-cell table:style-name="ce1" office:value-type="string" calcext:value-type="string">
            <text:p>Pañales para Bebé Pampers Juegos y Sueños Talla XG Paquete 42 unidPañales para Bebé Pampers Juegos y Sueños Talla XG Paquete 42 unid</text:p>
          </table:table-cell>
          <table:table-cell table:style-name="ce1" office:value-type="float" office:value="568094002" calcext:value-type="float">
            <text:p>568094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6-750-750/Pañal-Pampers-Juego-y-Sueños-Talla-XG-Paquete-42-Unidades-1-183395.jpg?v=63659649663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134];['file:///home/hernan/Descargas/BD%20BabyPromo.xlsx'#$CodBabyPromo.$B$1:.$I$198];8;0)" office:value-type="string" office:string-value="x2000048" calcext:value-type="string">
            <text:p>x200004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8" calcext:value-type="float">
            <text:p>201938</text:p>
          </table:table-cell>
          <table:table-cell table:style-name="ce1" office:value-type="string" calcext:value-type="string">
            <text:p>Pañales para Bebé Pampers Juegos y Sueños Talla XXG Paquete 40 unidPañales para Bebé Pampers Juegos y Sueños Talla XXG Paquete 40 unid</text:p>
          </table:table-cell>
          <table:table-cell table:style-name="ce1" office:value-type="float" office:value="568094004" calcext:value-type="float">
            <text:p>568094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7-750-750/Pañal-Pampers-Juego-y-Sueños-Talla-XXG-Paquete-40-Unidades-1-183397.jpg?v=6365964966407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135];['file:///home/hernan/Descargas/BD%20BabyPromo.xlsx'#$CodBabyPromo.$B$1:.$I$198];8;0)" office:value-type="string" office:string-value="x2000049" calcext:value-type="string">
            <text:p>x200004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8" calcext:value-type="float">
            <text:p>201938</text:p>
          </table:table-cell>
          <table:table-cell table:style-name="ce1" office:value-type="string" calcext:value-type="string">
            <text:p>Pañales para Bebé Pampers Premium Care Talla XG Paquete 28 unidPañales para Bebé Pampers Premium Care Talla XG Paquete 28 unid</text:p>
          </table:table-cell>
          <table:table-cell table:style-name="ce1" office:value-type="float" office:value="570586004" calcext:value-type="float">
            <text:p>57058600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1-750-750/570586004-01-131052.jpg?v=636796296820230000" xlink:type="simple">https://wongfood.vteximg.com.br/arquivos/ids/261721-750-750/570586004-01-131052.jpg?v=6367962968202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36];['file:///home/hernan/Descargas/BD%20BabyPromo.xlsx'#$CodBabyPromo.$B$1:.$I$198];8;0)" office:value-type="string" office:string-value="x2000051" calcext:value-type="string">
            <text:p>x200005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8" calcext:value-type="float">
            <text:p>201938</text:p>
          </table:table-cell>
          <table:table-cell table:style-name="ce1" office:value-type="string" calcext:value-type="string">
            <text:p>Pañales para Bebé Pampers Premium Care Talla XXG Paquete 28 unid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37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>
          <table:table-cell table:style-name="ce1" office:value-type="float" office:value="201938" calcext:value-type="float">
            <text:p>201938</text:p>
          </table:table-cell>
          <table:table-cell table:style-name="ce1" office:value-type="string" calcext:value-type="string">
            <text:p>Pañales para Bebé Babysec Premium Talla XXG Paquete 96 unid</text:p>
          </table:table-cell>
          <table:table-cell table:style-name="ce1" office:value-type="float" office:value="717209002" calcext:value-type="float">
            <text:p>717209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322-750-750/717209002-1.jpg?v=636675950645270000" xlink:type="simple">https://wongfood.vteximg.com.br/arquivos/ids/233322-750-750/717209002-1.jpg?v=6366759506452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Metro</text:p>
          </table:table-cell>
          <table:table-cell table:formula="of:=VLOOKUP([.C138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8" calcext:value-type="float">
            <text:p>201938</text:p>
          </table:table-cell>
          <table:table-cell table:style-name="ce1" office:value-type="string" calcext:value-type="string">
            <text:p>Pañales para Bebé Huggies Natural Care Niñas Talla XXG Paquete 38 unidPañales para Bebé Huggies Natural Care Niñas Talla XXG Paquete 38 unid</text:p>
          </table:table-cell>
          <table:table-cell table:style-name="ce1" office:value-type="float" office:value="727565002" calcext:value-type="float">
            <text:p>727565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3-750-750/Pañales-Huggies-Hiperpack-Natural-Care-Niña-XXG-Paquete-38-Unidades-1-14376548.jpg?v=636700506300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39];['file:///home/hernan/Descargas/BD%20BabyPromo.xlsx'#$CodBabyPromo.$B$1:.$I$198];8;0)" office:value-type="string" office:string-value="x2000073" calcext:value-type="string">
            <text:p>x200007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8" calcext:value-type="float">
            <text:p>201938</text:p>
          </table:table-cell>
          <table:table-cell table:style-name="ce1" office:value-type="string" calcext:value-type="string">
            <text:p>Pañales para Bebé Huggies Natural Care Niños Talla XG Paquete 42 unidPañales para Bebé Huggies Natural Care Niños Talla XG Paquete 42 unid</text:p>
          </table:table-cell>
          <table:table-cell table:style-name="ce1" office:value-type="float" office:value="727566001" calcext:value-type="float">
            <text:p>727566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4-750-750/Pañales-Huggies-Hiperpack-Natural-Care-Niño-XG-Paquete-42-Unidades-1-14376549.jpg?v=6367005063049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40];['file:///home/hernan/Descargas/BD%20BabyPromo.xlsx'#$CodBabyPromo.$B$1:.$I$198];8;0)" office:value-type="string" office:string-value="x2000034" calcext:value-type="string">
            <text:p>x200003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8" calcext:value-type="float">
            <text:p>201938</text:p>
          </table:table-cell>
          <table:table-cell table:style-name="ce1" office:value-type="string" calcext:value-type="string">
            <text:p>Pañales para Bebé Huggies Natural Care Niños Talla XXG Paquete 38 unidPañales para Bebé Huggies Natural Care Niños Talla XXG Paquete 38 unid</text:p>
          </table:table-cell>
          <table:table-cell table:style-name="ce1" office:value-type="float" office:value="727566002" calcext:value-type="float">
            <text:p>727566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5-750-750/Pañales-Huggies-Hiperpack-Natural-Care-Niño-XXG-Paquete-38-Unidades-1-14376550.jpg?v=6367005063091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41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8" calcext:value-type="float">
            <text:p>201938</text:p>
          </table:table-cell>
          <table:table-cell table:style-name="ce1" office:value-type="string" calcext:value-type="string">
            <text:p>Pañales para Bebé Huggies Active Sec Ajuste Perfecto Talla XXG Paquete 20 unidPañales para Bebé Huggies Active Sec Ajuste Perfecto Talla XXG Paquete 20 unid</text:p>
          </table:table-cell>
          <table:table-cell table:style-name="ce1" office:value-type="float" office:value="727569002" calcext:value-type="float">
            <text:p>727569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8-750-750/Pañales-Huggies-Active-Sec-Ajuste-Perfecto-Talla-XXG-Paquete-20-Und-1-14376554.jpg?v=6367246932154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142];['file:///home/hernan/Descargas/BD%20BabyPromo.xlsx'#$CodBabyPromo.$B$1:.$I$198];8;0)" office:value-type="string" office:string-value="x2000078" calcext:value-type="string">
            <text:p>x200007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8" calcext:value-type="float">
            <text:p>201938</text:p>
          </table:table-cell>
          <table:table-cell table:style-name="ce1" office:value-type="string" calcext:value-type="string">
            <text:p>Pañales para Bebé Huggies Active Sec Talla XG Paquete 96 unid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43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8" calcext:value-type="float">
            <text:p>201938</text:p>
          </table:table-cell>
          <table:table-cell table:style-name="ce1" office:value-type="string" calcext:value-type="string">
            <text:p>Pañales para Bebé Huggies Natural Care Unisex Talla XXG Paquete 38 unidPañales para Bebé Huggies Natural Care Unisex Talla XXG Paquete 38 unid</text:p>
          </table:table-cell>
          <table:table-cell table:style-name="ce1" office:value-type="float" office:value="752967004" calcext:value-type="float">
            <text:p>7529670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44];['file:///home/hernan/Descargas/BD%20BabyPromo.xlsx'#$CodBabyPromo.$B$1:.$I$198];8;0)" office:value-type="string" office:string-value="x2000086" calcext:value-type="string">
            <text:p>x200008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9" calcext:value-type="float">
            <text:p>201939</text:p>
          </table:table-cell>
          <table:table-cell table:style-name="ce1" office:value-type="string" calcext:value-type="string">
            <text:p>Pañales para Bebé Pampers Premium Care Talla P Paquete 36 unidPañales para Bebé Pampers Premium Care Talla P Paquete 36 unid</text:p>
          </table:table-cell>
          <table:table-cell table:style-name="ce1" office:value-type="float" office:value="735462" calcext:value-type="float">
            <text:p>73546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67213-750-750/Pañales-para-Bebe-Pampers-Premium-Care-Talla-P-Paquete-36-unid-1-17194630.jpg?v=6368257803825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6.90</text:p>
          </table:table-cell>
          <table:table-cell table:style-name="ce1" office:value-type="string" calcext:value-type="string">
            <text:p>Metro</text:p>
          </table:table-cell>
          <table:table-cell table:formula="of:=VLOOKUP([.C145];['file:///home/hernan/Descargas/BD%20BabyPromo.xlsx'#$CodBabyPromo.$B$1:.$I$198];8;0)" office:value-type="string" office:string-value="x2000014" calcext:value-type="string">
            <text:p>x2000014</text:p>
          </table:table-cell>
          <table:table-cell table:number-columns-repeated="1015"/>
        </table:table-row>
        <table:table-row table:style-name="ro1">
          <table:table-cell table:style-name="ce1" office:value-type="float" office:value="201939" calcext:value-type="float">
            <text:p>201939</text:p>
          </table:table-cell>
          <table:table-cell table:style-name="ce1" office:value-type="string" calcext:value-type="string">
            <text:p>Pañales para Bebé Babysec Super Premium Talla XG Paquete 92 unid</text:p>
          </table:table-cell>
          <table:table-cell table:style-name="ce1" office:value-type="float" office:value="738808" calcext:value-type="float">
            <text:p>738808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8-750-750/Pañales-para-Bebe-Babysec-Super-Premium-Talla-XG-Paquete-92-unid-1-18296749.jpg?v=63682740024920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146];['file:///home/hernan/Descargas/BD%20BabyPromo.xlsx'#$CodBabyPromo.$B$1:.$I$198];8;0)" office:value-type="string" office:string-value="x2000015" calcext:value-type="string">
            <text:p>x200001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9" calcext:value-type="float">
            <text:p>201939</text:p>
          </table:table-cell>
          <table:table-cell table:style-name="ce1" office:value-type="string" calcext:value-type="string">
            <text:p>Pañales para Bebé Babysec Premium Talla XXG Paquete 84 unid</text:p>
          </table:table-cell>
          <table:table-cell table:style-name="ce1" office:value-type="float" office:value="738809" calcext:value-type="float">
            <text:p>738809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9-750-750/Pañales-para-Bebe-Babysec-Premium-Talla-XXG-Paquete-84-unid-1-18296750.jpg?v=63682740025453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147];['file:///home/hernan/Descargas/BD%20BabyPromo.xlsx'#$CodBabyPromo.$B$1:.$I$198];8;0)" office:value-type="string" office:string-value="x2000016" calcext:value-type="string">
            <text:p>x2000016</text:p>
          </table:table-cell>
          <table:table-cell table:number-columns-repeated="1015"/>
        </table:table-row>
        <table:table-row table:style-name="ro1">
          <table:table-cell table:style-name="ce1" office:value-type="float" office:value="201939" calcext:value-type="float">
            <text:p>201939</text:p>
          </table:table-cell>
          <table:table-cell table:style-name="ce1" office:value-type="string" calcext:value-type="string">
            <text:p>Pañales para Bebé Babysec Premium Talla XXG Paquete 48 unid</text:p>
          </table:table-cell>
          <table:table-cell table:style-name="ce1" office:value-type="float" office:value="477748004" calcext:value-type="float">
            <text:p>477748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3545-750-750/477748004-01-1122.jpg?v=636849864353430000" xlink:type="simple">https://wongfood.vteximg.com.br/arquivos/ids/273545-750-750/477748004-01-1122.jpg?v=6368498643534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148];['file:///home/hernan/Descargas/BD%20BabyPromo.xlsx'#$CodBabyPromo.$B$1:.$I$198];8;0)" office:value-type="string" office:string-value="x2000041" calcext:value-type="string">
            <text:p>x200004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9" calcext:value-type="float">
            <text:p>201939</text:p>
          </table:table-cell>
          <table:table-cell table:style-name="ce1" office:value-type="string" calcext:value-type="string">
            <text:p>Pañales para Bebé Huggies Natural Care Niñas Talla G Paquete 54 unidPañales para Bebé Huggies Natural Care Niñas Talla G Paquete 54 unid</text:p>
          </table:table-cell>
          <table:table-cell table:style-name="ce1" office:value-type="float" office:value="535137002" calcext:value-type="float">
            <text:p>535137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50-750-750/535137002-01-6434.jpg?v=636730524323600000" xlink:type="simple">https://wongfood.vteximg.com.br/arquivos/ids/245650-750-750/535137002-01-6434.jpg?v=636730524323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49];['file:///home/hernan/Descargas/BD%20BabyPromo.xlsx'#$CodBabyPromo.$B$1:.$I$198];8;0)" office:value-type="string" office:string-value="x2000042" calcext:value-type="string">
            <text:p>x200004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9" calcext:value-type="float">
            <text:p>201939</text:p>
          </table:table-cell>
          <table:table-cell table:style-name="ce1" office:value-type="string" calcext:value-type="string">
            <text:p>Pañales para Bebé Huggies Natural Care Ajuste Perfecto Niños Talla XG Paquete 40 unidPañales para Bebé Huggies Natural Care Ajuste Perfecto Niños Talla XG Paquete 40 unid</text:p>
          </table:table-cell>
          <table:table-cell table:style-name="ce1" office:value-type="float" office:value="535140003" calcext:value-type="float">
            <text:p>535140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4147-750-750/535140003-01-6447.jpg?v=636724692231000000" xlink:type="simple">https://wongfood.vteximg.com.br/arquivos/ids/244147-750-750/535140003-01-6447.jpg?v=6367246922310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50];['file:///home/hernan/Descargas/BD%20BabyPromo.xlsx'#$CodBabyPromo.$B$1:.$I$198];8;0)" office:value-type="string" office:string-value="x2000021" calcext:value-type="string">
            <text:p>x200002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9" calcext:value-type="float">
            <text:p>201939</text:p>
          </table:table-cell>
          <table:table-cell table:style-name="ce1" office:value-type="string" calcext:value-type="string">
            <text:p>Pañales para Bebé Huggies Natural Care Ajuste Perfecto Niños Talla XXG Paquete 36 unidPañales para Bebé Huggies Natural Care Ajuste Perfecto Niños Talla XXG Paquete 36 unid</text:p>
          </table:table-cell>
          <table:table-cell table:style-name="ce1" office:value-type="float" office:value="535140004" calcext:value-type="float">
            <text:p>535140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4729-750-750/535140004-01-6448.jpg?v=636727932176200000" xlink:type="simple">https://wongfood.vteximg.com.br/arquivos/ids/244729-750-750/535140004-01-6448.jpg?v=6367279321762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51];['file:///home/hernan/Descargas/BD%20BabyPromo.xlsx'#$CodBabyPromo.$B$1:.$I$198];8;0)" office:value-type="string" office:string-value="x2000022" calcext:value-type="string">
            <text:p>x200002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9" calcext:value-type="float">
            <text:p>201939</text:p>
          </table:table-cell>
          <table:table-cell table:style-name="ce1" office:value-type="string" calcext:value-type="string">
            <text:p>Pañales para Bebé Pampers Juegos y Sueños Talla XG Paquete 42 unidPañales para Bebé Pampers Juegos y Sueños Talla XG Paquete 42 unid</text:p>
          </table:table-cell>
          <table:table-cell table:style-name="ce1" office:value-type="float" office:value="568094002" calcext:value-type="float">
            <text:p>568094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6-750-750/Pañal-Pampers-Juego-y-Sueños-Talla-XG-Paquete-42-Unidades-1-183395.jpg?v=63659649663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152];['file:///home/hernan/Descargas/BD%20BabyPromo.xlsx'#$CodBabyPromo.$B$1:.$I$198];8;0)" office:value-type="string" office:string-value="x2000048" calcext:value-type="string">
            <text:p>x200004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9" calcext:value-type="float">
            <text:p>201939</text:p>
          </table:table-cell>
          <table:table-cell table:style-name="ce1" office:value-type="string" calcext:value-type="string">
            <text:p>Pañales para Bebé Pampers Juegos y Sueños Talla XXG Paquete 40 unidPañales para Bebé Pampers Juegos y Sueños Talla XXG Paquete 40 unid</text:p>
          </table:table-cell>
          <table:table-cell table:style-name="ce1" office:value-type="float" office:value="568094004" calcext:value-type="float">
            <text:p>568094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7-750-750/Pañal-Pampers-Juego-y-Sueños-Talla-XXG-Paquete-40-Unidades-1-183397.jpg?v=6365964966407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153];['file:///home/hernan/Descargas/BD%20BabyPromo.xlsx'#$CodBabyPromo.$B$1:.$I$198];8;0)" office:value-type="string" office:string-value="x2000049" calcext:value-type="string">
            <text:p>x200004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9" calcext:value-type="float">
            <text:p>201939</text:p>
          </table:table-cell>
          <table:table-cell table:style-name="ce1" office:value-type="string" calcext:value-type="string">
            <text:p>Pañales para Bebé Pampers Premium Care Talla XG Paquete 28 unidPañales para Bebé Pampers Premium Care Talla XG Paquete 28 unid</text:p>
          </table:table-cell>
          <table:table-cell table:style-name="ce1" office:value-type="float" office:value="570586004" calcext:value-type="float">
            <text:p>57058600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1-750-750/570586004-01-131052.jpg?v=636796296820230000" xlink:type="simple">https://wongfood.vteximg.com.br/arquivos/ids/261721-750-750/570586004-01-131052.jpg?v=6367962968202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54];['file:///home/hernan/Descargas/BD%20BabyPromo.xlsx'#$CodBabyPromo.$B$1:.$I$198];8;0)" office:value-type="string" office:string-value="x2000051" calcext:value-type="string">
            <text:p>x200005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9" calcext:value-type="float">
            <text:p>201939</text:p>
          </table:table-cell>
          <table:table-cell table:style-name="ce1" office:value-type="string" calcext:value-type="string">
            <text:p>Pañales para Bebé Pampers Premium Care Talla XXG Paquete 28 unid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55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>
          <table:table-cell table:style-name="ce1" office:value-type="float" office:value="201939" calcext:value-type="float">
            <text:p>201939</text:p>
          </table:table-cell>
          <table:table-cell table:style-name="ce1" office:value-type="string" calcext:value-type="string">
            <text:p>Pañales para Bebé Babysec Premium Talla XXG Paquete 96 unid</text:p>
          </table:table-cell>
          <table:table-cell table:style-name="ce1" office:value-type="float" office:value="717209002" calcext:value-type="float">
            <text:p>717209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322-750-750/717209002-1.jpg?v=636675950645270000" xlink:type="simple">https://wongfood.vteximg.com.br/arquivos/ids/233322-750-750/717209002-1.jpg?v=63667595064527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156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9" calcext:value-type="float">
            <text:p>201939</text:p>
          </table:table-cell>
          <table:table-cell table:style-name="ce1" office:value-type="string" calcext:value-type="string">
            <text:p>Pañales para Bebé Huggies Natural Care Niñas Talla XXG Paquete 38 unidPañales para Bebé Huggies Natural Care Niñas Talla XXG Paquete 38 unid</text:p>
          </table:table-cell>
          <table:table-cell table:style-name="ce1" office:value-type="float" office:value="727565002" calcext:value-type="float">
            <text:p>727565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3-750-750/Pañales-Huggies-Hiperpack-Natural-Care-Niña-XXG-Paquete-38-Unidades-1-14376548.jpg?v=636700506300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57];['file:///home/hernan/Descargas/BD%20BabyPromo.xlsx'#$CodBabyPromo.$B$1:.$I$198];8;0)" office:value-type="string" office:string-value="x2000073" calcext:value-type="string">
            <text:p>x200007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9" calcext:value-type="float">
            <text:p>201939</text:p>
          </table:table-cell>
          <table:table-cell table:style-name="ce1" office:value-type="string" calcext:value-type="string">
            <text:p>Pañales para Bebé Huggies Natural Care Niños Talla XG Paquete 42 unidPañales para Bebé Huggies Natural Care Niños Talla XG Paquete 42 unid</text:p>
          </table:table-cell>
          <table:table-cell table:style-name="ce1" office:value-type="float" office:value="727566001" calcext:value-type="float">
            <text:p>727566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4-750-750/Pañales-Huggies-Hiperpack-Natural-Care-Niño-XG-Paquete-42-Unidades-1-14376549.jpg?v=6367005063049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58];['file:///home/hernan/Descargas/BD%20BabyPromo.xlsx'#$CodBabyPromo.$B$1:.$I$198];8;0)" office:value-type="string" office:string-value="x2000034" calcext:value-type="string">
            <text:p>x200003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9" calcext:value-type="float">
            <text:p>201939</text:p>
          </table:table-cell>
          <table:table-cell table:style-name="ce1" office:value-type="string" calcext:value-type="string">
            <text:p>Pañales para Bebé Huggies Natural Care Niños Talla XXG Paquete 38 unidPañales para Bebé Huggies Natural Care Niños Talla XXG Paquete 38 unid</text:p>
          </table:table-cell>
          <table:table-cell table:style-name="ce1" office:value-type="float" office:value="727566002" calcext:value-type="float">
            <text:p>727566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5-750-750/Pañales-Huggies-Hiperpack-Natural-Care-Niño-XXG-Paquete-38-Unidades-1-14376550.jpg?v=6367005063091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59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9" calcext:value-type="float">
            <text:p>201939</text:p>
          </table:table-cell>
          <table:table-cell table:style-name="ce1" office:value-type="string" calcext:value-type="string">
            <text:p>Pañales para Bebé Huggies Active Sec Ajuste Perfecto Talla XXG Paquete 20 unidPañales para Bebé Huggies Active Sec Ajuste Perfecto Talla XXG Paquete 20 unid</text:p>
          </table:table-cell>
          <table:table-cell table:style-name="ce1" office:value-type="float" office:value="727569002" calcext:value-type="float">
            <text:p>727569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8-750-750/Pañales-Huggies-Active-Sec-Ajuste-Perfecto-Talla-XXG-Paquete-20-Und-1-14376554.jpg?v=6367246932154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160];['file:///home/hernan/Descargas/BD%20BabyPromo.xlsx'#$CodBabyPromo.$B$1:.$I$198];8;0)" office:value-type="string" office:string-value="x2000078" calcext:value-type="string">
            <text:p>x200007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9" calcext:value-type="float">
            <text:p>201939</text:p>
          </table:table-cell>
          <table:table-cell table:style-name="ce1" office:value-type="string" calcext:value-type="string">
            <text:p>Pañales para Bebé Huggies Active Sec Talla XG Paquete 96 unid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61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9" calcext:value-type="float">
            <text:p>201939</text:p>
          </table:table-cell>
          <table:table-cell table:style-name="ce1" office:value-type="string" calcext:value-type="string">
            <text:p>Pañales para Bebé Huggies Natural Care Unisex Talla XXG Paquete 38 unidPañales para Bebé Huggies Natural Care Unisex Talla XXG Paquete 38 unid</text:p>
          </table:table-cell>
          <table:table-cell table:style-name="ce1" office:value-type="float" office:value="752967004" calcext:value-type="float">
            <text:p>7529670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62];['file:///home/hernan/Descargas/BD%20BabyPromo.xlsx'#$CodBabyPromo.$B$1:.$I$198];8;0)" office:value-type="string" office:string-value="x2000086" calcext:value-type="string">
            <text:p>x200008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0" calcext:value-type="float">
            <text:p>2019310</text:p>
          </table:table-cell>
          <table:table-cell table:style-name="ce1" office:value-type="string" calcext:value-type="string">
            <text:p>Pañales para Bebé Pampers Premium Care Talla P Paquete 36 unidPañales para Bebé Pampers Premium Care Talla P Paquete 36 unid</text:p>
          </table:table-cell>
          <table:table-cell table:style-name="ce1" office:value-type="float" office:value="735462" calcext:value-type="float">
            <text:p>73546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67213-750-750/Pañales-para-Bebe-Pampers-Premium-Care-Talla-P-Paquete-36-unid-1-17194630.jpg?v=6368257803825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6.90</text:p>
          </table:table-cell>
          <table:table-cell table:style-name="ce1" office:value-type="string" calcext:value-type="string">
            <text:p>Metro</text:p>
          </table:table-cell>
          <table:table-cell table:formula="of:=VLOOKUP([.C163];['file:///home/hernan/Descargas/BD%20BabyPromo.xlsx'#$CodBabyPromo.$B$1:.$I$198];8;0)" office:value-type="string" office:string-value="x2000014" calcext:value-type="string">
            <text:p>x2000014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0" calcext:value-type="float">
            <text:p>2019310</text:p>
          </table:table-cell>
          <table:table-cell table:style-name="ce1" office:value-type="string" calcext:value-type="string">
            <text:p>Pañales para Bebé Babysec Super Premium Talla XG Paquete 92 unid</text:p>
          </table:table-cell>
          <table:table-cell table:style-name="ce1" office:value-type="float" office:value="738808" calcext:value-type="float">
            <text:p>738808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8-750-750/Pañales-para-Bebe-Babysec-Super-Premium-Talla-XG-Paquete-92-unid-1-18296749.jpg?v=63682740024920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164];['file:///home/hernan/Descargas/BD%20BabyPromo.xlsx'#$CodBabyPromo.$B$1:.$I$198];8;0)" office:value-type="string" office:string-value="x2000015" calcext:value-type="string">
            <text:p>x200001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0" calcext:value-type="float">
            <text:p>2019310</text:p>
          </table:table-cell>
          <table:table-cell table:style-name="ce1" office:value-type="string" calcext:value-type="string">
            <text:p>Pañales para Bebé Babysec Premium Talla XXG Paquete 84 unid</text:p>
          </table:table-cell>
          <table:table-cell table:style-name="ce1" office:value-type="float" office:value="738809" calcext:value-type="float">
            <text:p>738809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9-750-750/Pañales-para-Bebe-Babysec-Premium-Talla-XXG-Paquete-84-unid-1-18296750.jpg?v=63682740025453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165];['file:///home/hernan/Descargas/BD%20BabyPromo.xlsx'#$CodBabyPromo.$B$1:.$I$198];8;0)" office:value-type="string" office:string-value="x2000016" calcext:value-type="string">
            <text:p>x2000016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0" calcext:value-type="float">
            <text:p>2019310</text:p>
          </table:table-cell>
          <table:table-cell table:style-name="ce1" office:value-type="string" calcext:value-type="string">
            <text:p>Pañales para Bebé Babysec Premium Talla XXG Paquete 48 unid</text:p>
          </table:table-cell>
          <table:table-cell table:style-name="ce1" office:value-type="float" office:value="477748004" calcext:value-type="float">
            <text:p>477748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3545-750-750/477748004-01-1122.jpg?v=636849864353430000" xlink:type="simple">https://wongfood.vteximg.com.br/arquivos/ids/273545-750-750/477748004-01-1122.jpg?v=6368498643534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166];['file:///home/hernan/Descargas/BD%20BabyPromo.xlsx'#$CodBabyPromo.$B$1:.$I$198];8;0)" office:value-type="string" office:string-value="x2000041" calcext:value-type="string">
            <text:p>x200004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0" calcext:value-type="float">
            <text:p>2019310</text:p>
          </table:table-cell>
          <table:table-cell table:style-name="ce1" office:value-type="string" calcext:value-type="string">
            <text:p>Pañales para Bebé Huggies Natural Care Niñas Talla G Paquete 54 unidPañales para Bebé Huggies Natural Care Niñas Talla G Paquete 54 unid</text:p>
          </table:table-cell>
          <table:table-cell table:style-name="ce1" office:value-type="float" office:value="535137002" calcext:value-type="float">
            <text:p>535137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50-750-750/535137002-01-6434.jpg?v=636730524323600000" xlink:type="simple">https://wongfood.vteximg.com.br/arquivos/ids/245650-750-750/535137002-01-6434.jpg?v=636730524323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67];['file:///home/hernan/Descargas/BD%20BabyPromo.xlsx'#$CodBabyPromo.$B$1:.$I$198];8;0)" office:value-type="string" office:string-value="x2000042" calcext:value-type="string">
            <text:p>x200004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0" calcext:value-type="float">
            <text:p>2019310</text:p>
          </table:table-cell>
          <table:table-cell table:style-name="ce1" office:value-type="string" calcext:value-type="string">
            <text:p>Pañales para Bebé Huggies Natural Care Ajuste Perfecto Niños Talla XG Paquete 40 unidPañales para Bebé Huggies Natural Care Ajuste Perfecto Niños Talla XG Paquete 40 unid</text:p>
          </table:table-cell>
          <table:table-cell table:style-name="ce1" office:value-type="float" office:value="535140003" calcext:value-type="float">
            <text:p>535140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4147-750-750/535140003-01-6447.jpg?v=636724692231000000" xlink:type="simple">https://wongfood.vteximg.com.br/arquivos/ids/244147-750-750/535140003-01-6447.jpg?v=6367246922310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68];['file:///home/hernan/Descargas/BD%20BabyPromo.xlsx'#$CodBabyPromo.$B$1:.$I$198];8;0)" office:value-type="string" office:string-value="x2000021" calcext:value-type="string">
            <text:p>x200002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0" calcext:value-type="float">
            <text:p>2019310</text:p>
          </table:table-cell>
          <table:table-cell table:style-name="ce1" office:value-type="string" calcext:value-type="string">
            <text:p>Pañales para Bebé Huggies Natural Care Ajuste Perfecto Niños Talla XXG Paquete 36 unidPañales para Bebé Huggies Natural Care Ajuste Perfecto Niños Talla XXG Paquete 36 unid</text:p>
          </table:table-cell>
          <table:table-cell table:style-name="ce1" office:value-type="float" office:value="535140004" calcext:value-type="float">
            <text:p>535140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4729-750-750/535140004-01-6448.jpg?v=636727932176200000" xlink:type="simple">https://wongfood.vteximg.com.br/arquivos/ids/244729-750-750/535140004-01-6448.jpg?v=6367279321762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69];['file:///home/hernan/Descargas/BD%20BabyPromo.xlsx'#$CodBabyPromo.$B$1:.$I$198];8;0)" office:value-type="string" office:string-value="x2000022" calcext:value-type="string">
            <text:p>x200002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0" calcext:value-type="float">
            <text:p>2019310</text:p>
          </table:table-cell>
          <table:table-cell table:style-name="ce1" office:value-type="string" calcext:value-type="string">
            <text:p>Pañales para Bebé Pampers Juegos y Sueños Talla XG Paquete 42 unidPañales para Bebé Pampers Juegos y Sueños Talla XG Paquete 42 unid</text:p>
          </table:table-cell>
          <table:table-cell table:style-name="ce1" office:value-type="float" office:value="568094002" calcext:value-type="float">
            <text:p>568094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6-750-750/Pañal-Pampers-Juego-y-Sueños-Talla-XG-Paquete-42-Unidades-1-183395.jpg?v=63659649663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170];['file:///home/hernan/Descargas/BD%20BabyPromo.xlsx'#$CodBabyPromo.$B$1:.$I$198];8;0)" office:value-type="string" office:string-value="x2000048" calcext:value-type="string">
            <text:p>x200004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0" calcext:value-type="float">
            <text:p>2019310</text:p>
          </table:table-cell>
          <table:table-cell table:style-name="ce1" office:value-type="string" calcext:value-type="string">
            <text:p>Pañales para Bebé Pampers Juegos y Sueños Talla XXG Paquete 40 unidPañales para Bebé Pampers Juegos y Sueños Talla XXG Paquete 40 unid</text:p>
          </table:table-cell>
          <table:table-cell table:style-name="ce1" office:value-type="float" office:value="568094004" calcext:value-type="float">
            <text:p>568094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7-750-750/Pañal-Pampers-Juego-y-Sueños-Talla-XXG-Paquete-40-Unidades-1-183397.jpg?v=6365964966407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171];['file:///home/hernan/Descargas/BD%20BabyPromo.xlsx'#$CodBabyPromo.$B$1:.$I$198];8;0)" office:value-type="string" office:string-value="x2000049" calcext:value-type="string">
            <text:p>x200004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0" calcext:value-type="float">
            <text:p>2019310</text:p>
          </table:table-cell>
          <table:table-cell table:style-name="ce1" office:value-type="string" calcext:value-type="string">
            <text:p>Pañales para Bebé Pampers Premium Care Talla XG Paquete 28 unidPañales para Bebé Pampers Premium Care Talla XG Paquete 28 unid</text:p>
          </table:table-cell>
          <table:table-cell table:style-name="ce1" office:value-type="float" office:value="570586004" calcext:value-type="float">
            <text:p>57058600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1-750-750/570586004-01-131052.jpg?v=636796296820230000" xlink:type="simple">https://wongfood.vteximg.com.br/arquivos/ids/261721-750-750/570586004-01-131052.jpg?v=6367962968202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72];['file:///home/hernan/Descargas/BD%20BabyPromo.xlsx'#$CodBabyPromo.$B$1:.$I$198];8;0)" office:value-type="string" office:string-value="x2000051" calcext:value-type="string">
            <text:p>x200005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0" calcext:value-type="float">
            <text:p>2019310</text:p>
          </table:table-cell>
          <table:table-cell table:style-name="ce1" office:value-type="string" calcext:value-type="string">
            <text:p>Pañales para Bebé Pampers Premium Care Talla XXG Paquete 28 unid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73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0" calcext:value-type="float">
            <text:p>2019310</text:p>
          </table:table-cell>
          <table:table-cell table:style-name="ce1" office:value-type="string" calcext:value-type="string">
            <text:p>Pañales para Bebé Babysec Premium Talla XXG Paquete 96 unid</text:p>
          </table:table-cell>
          <table:table-cell table:style-name="ce1" office:value-type="float" office:value="717209002" calcext:value-type="float">
            <text:p>717209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322-750-750/717209002-1.jpg?v=636675950645270000" xlink:type="simple">https://wongfood.vteximg.com.br/arquivos/ids/233322-750-750/717209002-1.jpg?v=63667595064527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174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0" calcext:value-type="float">
            <text:p>2019310</text:p>
          </table:table-cell>
          <table:table-cell table:style-name="ce1" office:value-type="string" calcext:value-type="string">
            <text:p>Pañales para Bebé Huggies Natural Care Niñas Talla XXG Paquete 38 unidPañales para Bebé Huggies Natural Care Niñas Talla XXG Paquete 38 unid</text:p>
          </table:table-cell>
          <table:table-cell table:style-name="ce1" office:value-type="float" office:value="727565002" calcext:value-type="float">
            <text:p>727565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3-750-750/Pañales-Huggies-Hiperpack-Natural-Care-Niña-XXG-Paquete-38-Unidades-1-14376548.jpg?v=636700506300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75];['file:///home/hernan/Descargas/BD%20BabyPromo.xlsx'#$CodBabyPromo.$B$1:.$I$198];8;0)" office:value-type="string" office:string-value="x2000073" calcext:value-type="string">
            <text:p>x200007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0" calcext:value-type="float">
            <text:p>2019310</text:p>
          </table:table-cell>
          <table:table-cell table:style-name="ce1" office:value-type="string" calcext:value-type="string">
            <text:p>Pañales para Bebé Huggies Natural Care Niños Talla XG Paquete 42 unidPañales para Bebé Huggies Natural Care Niños Talla XG Paquete 42 unid</text:p>
          </table:table-cell>
          <table:table-cell table:style-name="ce1" office:value-type="float" office:value="727566001" calcext:value-type="float">
            <text:p>727566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4-750-750/Pañales-Huggies-Hiperpack-Natural-Care-Niño-XG-Paquete-42-Unidades-1-14376549.jpg?v=6367005063049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76];['file:///home/hernan/Descargas/BD%20BabyPromo.xlsx'#$CodBabyPromo.$B$1:.$I$198];8;0)" office:value-type="string" office:string-value="x2000034" calcext:value-type="string">
            <text:p>x200003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0" calcext:value-type="float">
            <text:p>2019310</text:p>
          </table:table-cell>
          <table:table-cell table:style-name="ce1" office:value-type="string" calcext:value-type="string">
            <text:p>Pañales para Bebé Huggies Natural Care Niños Talla XXG Paquete 38 unidPañales para Bebé Huggies Natural Care Niños Talla XXG Paquete 38 unid</text:p>
          </table:table-cell>
          <table:table-cell table:style-name="ce1" office:value-type="float" office:value="727566002" calcext:value-type="float">
            <text:p>727566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5-750-750/Pañales-Huggies-Hiperpack-Natural-Care-Niño-XXG-Paquete-38-Unidades-1-14376550.jpg?v=6367005063091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77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0" calcext:value-type="float">
            <text:p>2019310</text:p>
          </table:table-cell>
          <table:table-cell table:style-name="ce1" office:value-type="string" calcext:value-type="string">
            <text:p>Pañales para Bebé Huggies Active Sec Talla XG Paquete 96 unid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78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0" calcext:value-type="float">
            <text:p>2019310</text:p>
          </table:table-cell>
          <table:table-cell table:style-name="ce1" office:value-type="string" calcext:value-type="string">
            <text:p>Pañales para Bebé Huggies Natural Care Unisex Talla XG Paquete 42 unidPañales para Bebé Huggies Natural Care Unisex Talla XG Paquete 42 unid</text:p>
          </table:table-cell>
          <table:table-cell table:style-name="ce1" office:value-type="float" office:value="752967003" calcext:value-type="float">
            <text:p>752967003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79];['file:///home/hernan/Descargas/BD%20BabyPromo.xlsx'#$CodBabyPromo.$B$1:.$I$198];8;0)" office:value-type="string" office:string-value="x2000085" calcext:value-type="string">
            <text:p>x200008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0" calcext:value-type="float">
            <text:p>2019310</text:p>
          </table:table-cell>
          <table:table-cell table:style-name="ce1" office:value-type="string" calcext:value-type="string">
            <text:p>Pañales para Bebé Huggies Natural Care Unisex Talla XXG Paquete 38 unidPañales para Bebé Huggies Natural Care Unisex Talla XXG Paquete 38 unid</text:p>
          </table:table-cell>
          <table:table-cell table:style-name="ce1" office:value-type="float" office:value="752967004" calcext:value-type="float">
            <text:p>7529670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80];['file:///home/hernan/Descargas/BD%20BabyPromo.xlsx'#$CodBabyPromo.$B$1:.$I$198];8;0)" office:value-type="string" office:string-value="x2000086" calcext:value-type="string">
            <text:p>x200008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Huggies Natural Care Primeros 100 Días Talla RN Paquete 60 unidPañales para Bebé Huggies Natural Care Primeros 100 Días Talla RN Paquete 60 unid</text:p>
          </table:table-cell>
          <table:table-cell table:style-name="ce1" office:value-type="float" office:value="546460" calcext:value-type="float">
            <text:p>546460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7061-750-750/Pañales-Huggies-Primeros-Dias-Recien-Nacido-Unisex-Paquete-60-Unidades-1-179057.jpg?v=6367357089430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81];['file:///home/hernan/Descargas/BD%20BabyPromo.xlsx'#$CodBabyPromo.$B$1:.$I$198];8;0)" office:value-type="string" office:string-value="x2000004" calcext:value-type="string">
            <text:p>x200000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Pampers Confort Sec Talla G Paquete 60 unidPañales para Bebé Pampers Confort Sec Talla G Paquete 60 unid</text:p>
          </table:table-cell>
          <table:table-cell table:style-name="ce1" office:value-type="float" office:value="570583" calcext:value-type="float">
            <text:p>57058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18-750-750/570583-01-118597.jpg?v=636796296756170000" xlink:type="simple">https://wongfood.vteximg.com.br/arquivos/ids/261718-750-750/570583-01-118597.jpg?v=636796296756170000</text:a>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82];['file:///home/hernan/Descargas/BD%20BabyPromo.xlsx'#$CodBabyPromo.$B$1:.$I$198];8;0)" office:value-type="string" office:string-value="x2000006" calcext:value-type="string">
            <text:p>x200000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Pampers Confort Sec Talla P Paquete 46 unidPañales para Bebé Pampers Confort Sec Talla P Paquete 46 unid</text:p>
          </table:table-cell>
          <table:table-cell table:style-name="ce1" office:value-type="float" office:value="570584" calcext:value-type="float">
            <text:p>57058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3-750-750/frontal-118598.jpg?v=636796296844330000" xlink:type="simple">https://wongfood.vteximg.com.br/arquivos/ids/261723-750-750/frontal-118598.jpg?v=6367962968443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6.50</text:p>
          </table:table-cell>
          <table:table-cell table:style-name="ce1" office:value-type="string" calcext:value-type="string">
            <text:p>Metro</text:p>
          </table:table-cell>
          <table:table-cell table:formula="of:=VLOOKUP([.C183];['file:///home/hernan/Descargas/BD%20BabyPromo.xlsx'#$CodBabyPromo.$B$1:.$I$198];8;0)" office:value-type="string" office:string-value="x2000007" calcext:value-type="string">
            <text:p>x200000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Ecológicos para Bebé Bio Baby Talla M Paquete 38 unidPañales Ecológicos para Bebé Bio Baby Talla M Paquete 38 unid</text:p>
          </table:table-cell>
          <table:table-cell table:style-name="ce1" office:value-type="float" office:value="716173" calcext:value-type="float">
            <text:p>716173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4-750-750/Pañales-Bio-Baby-Mediano-paquete-38-unidades-Pañales-Bio-Baby-mediano-paquete-38-unidades-1-219455.jpg?v=6365977925535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84];['file:///home/hernan/Descargas/BD%20BabyPromo.xlsx'#$CodBabyPromo.$B$1:.$I$198];8;0)" office:value-type="string" office:string-value="x2000008" calcext:value-type="string">
            <text:p>x200000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Ecológicos para Bebé Bio Baby Talla G Paquete 38 unidPañales Ecológicos para Bebé Bio Baby Talla G Paquete 38 unid</text:p>
          </table:table-cell>
          <table:table-cell table:style-name="ce1" office:value-type="float" office:value="716174" calcext:value-type="float">
            <text:p>716174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5-750-750/Pañales-Bio-Baby-Grande-paquete-38-unidades-1-219456.jpg?v=636597792558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85];['file:///home/hernan/Descargas/BD%20BabyPromo.xlsx'#$CodBabyPromo.$B$1:.$I$198];8;0)" office:value-type="string" office:string-value="x2000009" calcext:value-type="string">
            <text:p>x200000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Ecológicos para Bebé Bio Baby Talla XG Paquete 34 unidPañales Ecológicos para Bebé Bio Baby Talla XG Paquete 34 unid</text:p>
          </table:table-cell>
          <table:table-cell table:style-name="ce1" office:value-type="float" office:value="716175" calcext:value-type="float">
            <text:p>716175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6-750-750/Pañales-Bio-Baby-XGrande-paquete-34-unidades-Pañales-Bio-Baby-XGrandre-paquete-34-unidades--1-219457.jpg?v=636597792561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86];['file:///home/hernan/Descargas/BD%20BabyPromo.xlsx'#$CodBabyPromo.$B$1:.$I$198];8;0)" office:value-type="string" office:string-value="x2000010" calcext:value-type="string">
            <text:p>x200001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Ecológicos para Bebé Bio Baby Talla XXG Paquete 34 unidPañales Ecológicos para Bebé Bio Baby Talla XXG Paquete 34 unid</text:p>
          </table:table-cell>
          <table:table-cell table:style-name="ce1" office:value-type="float" office:value="716176" calcext:value-type="float">
            <text:p>716176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7-750-750/Pañales-Bio-Baby-XXGrande-paquete-34-unidades-Pañales-Bio-Baby-XXGrandre-paquete-34-unidades-1-219458.jpg?v=63659779256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87];['file:///home/hernan/Descargas/BD%20BabyPromo.xlsx'#$CodBabyPromo.$B$1:.$I$198];8;0)" office:value-type="string" office:string-value="x2000011" calcext:value-type="string">
            <text:p>x200001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Huggies Active Sec Ajuste Perfecto Talla M Paquete 24 UnidadesPañales Huggies Active Sec Ajuste Perfecto Talla M Paquete 24 Unidades</text:p>
          </table:table-cell>
          <table:table-cell table:style-name="ce1" office:value-type="float" office:value="727568" calcext:value-type="float">
            <text:p>72756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5427-750-750/727568-1.jpg?v=636771375287800000" xlink:type="simple">https://wongfood.vteximg.com.br/arquivos/ids/255427-750-750/727568-1.jpg?v=6367713752878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188];['file:///home/hernan/Descargas/BD%20BabyPromo.xlsx'#$CodBabyPromo.$B$1:.$I$198];8;0)" office:value-type="string" office:string-value="x2000012" calcext:value-type="string">
            <text:p>x200001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Pampers Confort Sec Talla XXG Paquete 44 unidPañales para Bebé Pampers Confort Sec Talla XXG Paquete 44 unid</text:p>
          </table:table-cell>
          <table:table-cell table:style-name="ce1" office:value-type="float" office:value="735461" calcext:value-type="float">
            <text:p>73546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89];['file:///home/hernan/Descargas/BD%20BabyPromo.xlsx'#$CodBabyPromo.$B$1:.$I$198];8;0)" office:value-type="string" office:string-value="x2000013" calcext:value-type="string">
            <text:p>x200001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Pampers Premium Care Talla P Paquete 36 unidPañales para Bebé Pampers Premium Care Talla P Paquete 36 unid</text:p>
          </table:table-cell>
          <table:table-cell table:style-name="ce1" office:value-type="float" office:value="735462" calcext:value-type="float">
            <text:p>73546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67213-750-750/Pañales-para-Bebe-Pampers-Premium-Care-Talla-P-Paquete-36-unid-1-17194630.jpg?v=6368257803825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6.90</text:p>
          </table:table-cell>
          <table:table-cell table:style-name="ce1" office:value-type="string" calcext:value-type="string">
            <text:p>Metro</text:p>
          </table:table-cell>
          <table:table-cell table:formula="of:=VLOOKUP([.C190];['file:///home/hernan/Descargas/BD%20BabyPromo.xlsx'#$CodBabyPromo.$B$1:.$I$198];8;0)" office:value-type="string" office:string-value="x2000014" calcext:value-type="string">
            <text:p>x2000014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Babysec Premium Talla XXG Paquete 84 unidPañales para Bebé Babysec Premium Talla XXG Paquete 84 unid</text:p>
          </table:table-cell>
          <table:table-cell table:style-name="ce1" office:value-type="float" office:value="738809" calcext:value-type="float">
            <text:p>738809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9-750-750/Pañales-para-Bebe-Babysec-Premium-Talla-XXG-Paquete-84-unid-1-18296750.jpg?v=63682740025453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191];['file:///home/hernan/Descargas/BD%20BabyPromo.xlsx'#$CodBabyPromo.$B$1:.$I$198];8;0)" office:value-type="string" office:string-value="x2000016" calcext:value-type="string">
            <text:p>x2000016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Babysec Premium Talla XXG Paquete 48 unidPañales para Bebé Babysec Premium Talla XXG Paquete 48 unid</text:p>
          </table:table-cell>
          <table:table-cell table:style-name="ce1" office:value-type="float" office:value="477748004" calcext:value-type="float">
            <text:p>477748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3545-750-750/477748004-01-1122.jpg?v=636849864353430000" xlink:type="simple">https://wongfood.vteximg.com.br/arquivos/ids/273545-750-750/477748004-01-1122.jpg?v=6368498643534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192];['file:///home/hernan/Descargas/BD%20BabyPromo.xlsx'#$CodBabyPromo.$B$1:.$I$198];8;0)" office:value-type="string" office:string-value="x2000041" calcext:value-type="string">
            <text:p>x200004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Huggies Natural Care Niñas Talla G Paquete 54 unidPañales para Bebé Huggies Natural Care Niñas Talla G Paquete 54 unid</text:p>
          </table:table-cell>
          <table:table-cell table:style-name="ce1" office:value-type="float" office:value="535137002" calcext:value-type="float">
            <text:p>535137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50-750-750/535137002-01-6434.jpg?v=636730524323600000" xlink:type="simple">https://wongfood.vteximg.com.br/arquivos/ids/245650-750-750/535137002-01-6434.jpg?v=636730524323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93];['file:///home/hernan/Descargas/BD%20BabyPromo.xlsx'#$CodBabyPromo.$B$1:.$I$198];8;0)" office:value-type="string" office:string-value="x2000042" calcext:value-type="string">
            <text:p>x200004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Huggies Natural Care Ajuste Perfecto Niños Talla XXG Paquete 36 unidPañales para Bebé Huggies Natural Care Ajuste Perfecto Niños Talla XXG Paquete 36 unid</text:p>
          </table:table-cell>
          <table:table-cell table:style-name="ce1" office:value-type="float" office:value="535140004" calcext:value-type="float">
            <text:p>535140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4729-750-750/535140004-01-6448.jpg?v=636727932176200000" xlink:type="simple">https://wongfood.vteximg.com.br/arquivos/ids/244729-750-750/535140004-01-6448.jpg?v=6367279321762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94];['file:///home/hernan/Descargas/BD%20BabyPromo.xlsx'#$CodBabyPromo.$B$1:.$I$198];8;0)" office:value-type="string" office:string-value="x2000022" calcext:value-type="string">
            <text:p>x200002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Pampers Juegos y Sueños Talla G Paquete 48 unidPañales para Bebé Pampers Juegos y Sueños Talla G Paquete 48 unid</text:p>
          </table:table-cell>
          <table:table-cell table:style-name="ce1" office:value-type="float" office:value="568094001" calcext:value-type="float">
            <text:p>56809400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5-750-750/Pañal-Pampers-Juego-y-Sueños-Talla-G-Paquete-48-Unidades-1-183394.jpg?v=636596496627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195];['file:///home/hernan/Descargas/BD%20BabyPromo.xlsx'#$CodBabyPromo.$B$1:.$I$198];8;0)" office:value-type="string" office:string-value="x2000047" calcext:value-type="string">
            <text:p>x200004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Pampers Juegos y Sueños Talla XG Paquete 42 unidPañales para Bebé Pampers Juegos y Sueños Talla XG Paquete 42 unid</text:p>
          </table:table-cell>
          <table:table-cell table:style-name="ce1" office:value-type="float" office:value="568094002" calcext:value-type="float">
            <text:p>568094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6-750-750/Pañal-Pampers-Juego-y-Sueños-Talla-XG-Paquete-42-Unidades-1-183395.jpg?v=63659649663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196];['file:///home/hernan/Descargas/BD%20BabyPromo.xlsx'#$CodBabyPromo.$B$1:.$I$198];8;0)" office:value-type="string" office:string-value="x2000048" calcext:value-type="string">
            <text:p>x200004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Pampers Juegos y Sueños Talla XXG Paquete 40 unidPañales para Bebé Pampers Juegos y Sueños Talla XXG Paquete 40 unid</text:p>
          </table:table-cell>
          <table:table-cell table:style-name="ce1" office:value-type="float" office:value="568094004" calcext:value-type="float">
            <text:p>568094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7-750-750/Pañal-Pampers-Juego-y-Sueños-Talla-XXG-Paquete-40-Unidades-1-183397.jpg?v=6365964966407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197];['file:///home/hernan/Descargas/BD%20BabyPromo.xlsx'#$CodBabyPromo.$B$1:.$I$198];8;0)" office:value-type="string" office:string-value="x2000049" calcext:value-type="string">
            <text:p>x200004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Pampers Premium Care Talla G Paquete 34 unidPañales para Bebé Pampers Premium Care Talla G Paquete 34 unid</text:p>
          </table:table-cell>
          <table:table-cell table:style-name="ce1" office:value-type="float" office:value="570586003" calcext:value-type="float">
            <text:p>57058600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0-750-750/570586003-01-131051.jpg?v=636796296802100000" xlink:type="simple">https://wongfood.vteximg.com.br/arquivos/ids/261720-750-750/570586003-01-131051.jpg?v=6367962968021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98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Pampers Premium Care Talla XG Paquete 28 unidPañales para Bebé Pampers Premium Care Talla XG Paquete 28 unid</text:p>
          </table:table-cell>
          <table:table-cell table:style-name="ce1" office:value-type="float" office:value="570586004" calcext:value-type="float">
            <text:p>57058600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1-750-750/570586004-01-131052.jpg?v=636796296820230000" xlink:type="simple">https://wongfood.vteximg.com.br/arquivos/ids/261721-750-750/570586004-01-131052.jpg?v=6367962968202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99];['file:///home/hernan/Descargas/BD%20BabyPromo.xlsx'#$CodBabyPromo.$B$1:.$I$198];8;0)" office:value-type="string" office:string-value="x2000051" calcext:value-type="string">
            <text:p>x200005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Pampers Premium Care Talla XXG Paquete 28 unid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200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Pampers Confort Sec Talla G Paquete 34 unidPañales para Bebé Pampers Confort Sec Talla G Paquete 34 unid</text:p>
          </table:table-cell>
          <table:table-cell table:style-name="ce1" office:value-type="float" office:value="570587002" calcext:value-type="float">
            <text:p>570587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1-750-750/Pañales-Pampers-Mega-Confort-Sec-Talla-G-Paquete-34-Unidades-1-219573.jpg?v=6367072030140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201];['file:///home/hernan/Descargas/BD%20BabyPromo.xlsx'#$CodBabyPromo.$B$1:.$I$198];8;0)" office:value-type="string" office:string-value="x2000053" calcext:value-type="string">
            <text:p>x200005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Pampers Confort Sec Talla XXG Paquete 28 unidPañales para Bebé Pampers Confort Sec Talla XXG Paquete 28 unid</text:p>
          </table:table-cell>
          <table:table-cell table:style-name="ce1" office:value-type="float" office:value="570587003" calcext:value-type="float">
            <text:p>57058700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3-750-750/Pañales-Pampers-Mega-Confort-Sec-Talla-XXG-Paquete-28-Unidades-1-219574.jpg?v=6367072030224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202];['file:///home/hernan/Descargas/BD%20BabyPromo.xlsx'#$CodBabyPromo.$B$1:.$I$198];8;0)" office:value-type="string" office:string-value="x2000054" calcext:value-type="string">
            <text:p>x200005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Pampers Confort Sec Talla XG Paquete 28 unidPañales para Bebé Pampers Confort Sec Talla XG Paquete 28 unid</text:p>
          </table:table-cell>
          <table:table-cell table:style-name="ce1" office:value-type="float" office:value="570587004" calcext:value-type="float">
            <text:p>570587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5-750-750/Pañales-Pampers-Mega-Confort-Sec-Talla-XG-Paquete-28-Unidades-1-219575.jpg?v=636707203030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203];['file:///home/hernan/Descargas/BD%20BabyPromo.xlsx'#$CodBabyPromo.$B$1:.$I$198];8;0)" office:value-type="string" office:string-value="x2000055" calcext:value-type="string">
            <text:p>x200005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Pampers Confort Sec Talla M Paquete 72 unidPañales para Bebé Pampers Confort Sec Talla M Paquete 72 unid</text:p>
          </table:table-cell>
          <table:table-cell table:style-name="ce1" office:value-type="float" office:value="570588001" calcext:value-type="float">
            <text:p>570588001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5-750-750/frontal-118599.jpg?v=636796296855600000" xlink:type="simple">https://wongfood.vteximg.com.br/arquivos/ids/261725-750-750/frontal-118599.jpg?v=636796296855600000</text:a>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204];['file:///home/hernan/Descargas/BD%20BabyPromo.xlsx'#$CodBabyPromo.$B$1:.$I$198];8;0)" office:value-type="string" office:string-value="x2000056" calcext:value-type="string">
            <text:p>x200005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Pampers Confort Sec Talla XG Paquete 48 unidPañales para Bebé Pampers Confort Sec Talla XG Paquete 48 unid</text:p>
          </table:table-cell>
          <table:table-cell table:style-name="ce1" office:value-type="float" office:value="570588002" calcext:value-type="float">
            <text:p>570588002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4-750-750/frontal-118600.jpg?v=636796296849500000" xlink:type="simple">https://wongfood.vteximg.com.br/arquivos/ids/261724-750-750/frontal-118600.jpg?v=636796296849500000</text:a>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205];['file:///home/hernan/Descargas/BD%20BabyPromo.xlsx'#$CodBabyPromo.$B$1:.$I$198];8;0)" office:value-type="string" office:string-value="x2000057" calcext:value-type="string">
            <text:p>x2000057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Babysec Super Premium Talla P Paquete 68 unidPañales para Bebé Babysec Super Premium Talla P Paquete 68 unid</text:p>
          </table:table-cell>
          <table:table-cell table:style-name="ce1" office:value-type="float" office:value="575775001" calcext:value-type="float">
            <text:p>575775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798-750-750/575775001-01-148924.jpg?v=636845545258730000" xlink:type="simple">https://wongfood.vteximg.com.br/arquivos/ids/272798-750-750/575775001-01-148924.jpg?v=6368455452587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206];['file:///home/hernan/Descargas/BD%20BabyPromo.xlsx'#$CodBabyPromo.$B$1:.$I$198];8;0)" office:value-type="string" office:string-value="x2000058" calcext:value-type="string">
            <text:p>x200005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Babysec Super Premium Talla M Paquete 62 unidPañales para Bebé Babysec Super Premium Talla M Paquete 62 unid</text:p>
          </table:table-cell>
          <table:table-cell table:style-name="ce1" office:value-type="float" office:value="575775002" calcext:value-type="float">
            <text:p>575775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799-750-750/575775002-01-148925.jpg?v=636845545269200000" xlink:type="simple">https://wongfood.vteximg.com.br/arquivos/ids/272799-750-750/575775002-01-148925.jpg?v=6368455452692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207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Babysec Super Premium Talla G Paquete 56 unidPañales para Bebé Babysec Super Premium Talla G Paquete 56 unid</text:p>
          </table:table-cell>
          <table:table-cell table:style-name="ce1" office:value-type="float" office:value="575775003" calcext:value-type="float">
            <text:p>575775003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0-750-750/575775003-01-148926.jpg?v=636845545327200000" xlink:type="simple">https://wongfood.vteximg.com.br/arquivos/ids/272800-750-750/575775003-01-148926.jpg?v=6368455453272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208];['file:///home/hernan/Descargas/BD%20BabyPromo.xlsx'#$CodBabyPromo.$B$1:.$I$198];8;0)" office:value-type="string" office:string-value="x2000060" calcext:value-type="string">
            <text:p>x200006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Babysec Super Premium Talla XG Paquete 46 unidPañales para Bebé Babysec Super Premium Talla XG Paquete 46 unid</text:p>
          </table:table-cell>
          <table:table-cell table:style-name="ce1" office:value-type="float" office:value="575775004" calcext:value-type="float">
            <text:p>575775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1-750-750/575775004-01-148927.jpg?v=636845545344270000" xlink:type="simple">https://wongfood.vteximg.com.br/arquivos/ids/272801-750-750/575775004-01-148927.jpg?v=6368455453442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209];['file:///home/hernan/Descargas/BD%20BabyPromo.xlsx'#$CodBabyPromo.$B$1:.$I$198];8;0)" office:value-type="string" office:string-value="x2000061" calcext:value-type="string">
            <text:p>x200006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Babysec Super Premium Talla XXG Paquete 42 unidPañales para Bebé Babysec Super Premium Talla XXG Paquete 42 unid</text:p>
          </table:table-cell>
          <table:table-cell table:style-name="ce1" office:value-type="float" office:value="575775005" calcext:value-type="float">
            <text:p>575775005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2-750-750/575775005-01-148928.jpg?v=636845545462200000" xlink:type="simple">https://wongfood.vteximg.com.br/arquivos/ids/272802-750-750/575775005-01-148928.jpg?v=6368455454622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210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Ninet Talla M Paquete 72 unidPañales para Bebé Ninet Talla M Paquete 72 unid</text:p>
          </table:table-cell>
          <table:table-cell table:style-name="ce1" office:value-type="float" office:value="702188001" calcext:value-type="float">
            <text:p>702188001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0-750-750/Pañales-Hiperpack-Ninet-Talla-M-Paquete-72-Unidades-1-154819.jpg?v=6367538528260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211];['file:///home/hernan/Descargas/BD%20BabyPromo.xlsx'#$CodBabyPromo.$B$1:.$I$198];8;0)" office:value-type="string" office:string-value="x2000063" calcext:value-type="string">
            <text:p>x200006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Ninet Talla L Paquete 64 unidPañales para Bebé Ninet Talla L Paquete 64 unid</text:p>
          </table:table-cell>
          <table:table-cell table:style-name="ce1" office:value-type="float" office:value="702188002" calcext:value-type="float">
            <text:p>702188002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1-750-750/Pañales-Hiperpack-Ninet-Talla-L-Paquete-64-Unidades-1-154820.jpg?v=6367538528309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212];['file:///home/hernan/Descargas/BD%20BabyPromo.xlsx'#$CodBabyPromo.$B$1:.$I$198];8;0)" office:value-type="string" office:string-value="x2000064" calcext:value-type="string">
            <text:p>x200006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Ninet Talla XL Paquete 52 unidPañales para Bebé Ninet Talla XL Paquete 52 unid</text:p>
          </table:table-cell>
          <table:table-cell table:style-name="ce1" office:value-type="float" office:value="702188003" calcext:value-type="float">
            <text:p>702188003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2-750-750/Pañales-Hiperpack-Ninet-Talla-XL-Paquete-52-Unidades-1-154821.jpg?v=6367538528368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213];['file:///home/hernan/Descargas/BD%20BabyPromo.xlsx'#$CodBabyPromo.$B$1:.$I$198];8;0)" office:value-type="string" office:string-value="x2000065" calcext:value-type="string">
            <text:p>x200006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Babysec Premium Talla XG Paquete 104 unidPañales para Bebé Babysec Premium Talla XG Paquete 104 unid</text:p>
          </table:table-cell>
          <table:table-cell table:style-name="ce1" office:value-type="float" office:value="717209001" calcext:value-type="float">
            <text:p>717209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224-750-750/717209001-1.jpg?v=636675375991700000" xlink:type="simple">https://wongfood.vteximg.com.br/arquivos/ids/233224-750-750/717209001-1.jpg?v=63667537599170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214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Babysec Premium Talla XXG Paquete 96 unidPañales para Bebé Babysec Premium Talla XXG Paquete 96 unid</text:p>
          </table:table-cell>
          <table:table-cell table:style-name="ce1" office:value-type="float" office:value="717209002" calcext:value-type="float">
            <text:p>717209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322-750-750/717209002-1.jpg?v=636675950645270000" xlink:type="simple">https://wongfood.vteximg.com.br/arquivos/ids/233322-750-750/717209002-1.jpg?v=63667595064527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215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Huggies Active Sec Talla M Paquete 64 unidPañales para Bebé Huggies Active Sec Talla M Paquete 64 unid</text:p>
          </table:table-cell>
          <table:table-cell table:style-name="ce1" office:value-type="float" office:value="717431001" calcext:value-type="float">
            <text:p>717431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1-750-750/717431001-01-237363.jpg?v=636730525542400000" xlink:type="simple">https://wongfood.vteximg.com.br/arquivos/ids/245671-750-750/717431001-01-237363.jpg?v=6367305255424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216];['file:///home/hernan/Descargas/BD%20BabyPromo.xlsx'#$CodBabyPromo.$B$1:.$I$198];8;0)" office:value-type="string" office:string-value="x2000068" calcext:value-type="string">
            <text:p>x200006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Huggies Active Sec Talla G Paquete 58 unidPañales para Bebé Huggies Active Sec Talla G Paquete 58 unid</text:p>
          </table:table-cell>
          <table:table-cell table:style-name="ce1" office:value-type="float" office:value="717431002" calcext:value-type="float">
            <text:p>717431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2-750-750/717431002-01-237364.jpg?v=636730525547600000" xlink:type="simple">https://wongfood.vteximg.com.br/arquivos/ids/245672-750-750/717431002-01-237364.jpg?v=636730525547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217];['file:///home/hernan/Descargas/BD%20BabyPromo.xlsx'#$CodBabyPromo.$B$1:.$I$198];8;0)" office:value-type="string" office:string-value="x2000069" calcext:value-type="string">
            <text:p>x200006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Huggies Active Sec Talla XG Paquete 48 unidPañales para Bebé Huggies Active Sec Talla XG Paquete 48 unid</text:p>
          </table:table-cell>
          <table:table-cell table:style-name="ce1" office:value-type="float" office:value="717431003" calcext:value-type="float">
            <text:p>717431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3-750-750/717431003-01-237365.jpg?v=636730525551970000" xlink:type="simple">https://wongfood.vteximg.com.br/arquivos/ids/245673-750-750/717431003-01-237365.jpg?v=63673052555197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218];['file:///home/hernan/Descargas/BD%20BabyPromo.xlsx'#$CodBabyPromo.$B$1:.$I$198];8;0)" office:value-type="string" office:string-value="x2000070" calcext:value-type="string">
            <text:p>x200007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Huggies Active Sec Talla XXG Paquete 44 unidPañales para Bebé Huggies Active Sec Talla XXG Paquete 44 unid</text:p>
          </table:table-cell>
          <table:table-cell table:style-name="ce1" office:value-type="float" office:value="717431004" calcext:value-type="float">
            <text:p>717431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4-750-750/717431004-01-237366.jpg?v=636730525559330000" xlink:type="simple">https://wongfood.vteximg.com.br/arquivos/ids/245674-750-750/717431004-01-237366.jpg?v=63673052555933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219];['file:///home/hernan/Descargas/BD%20BabyPromo.xlsx'#$CodBabyPromo.$B$1:.$I$198];8;0)" office:value-type="string" office:string-value="x2000071" calcext:value-type="string">
            <text:p>x200007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Huggies Natural Care Niñas Talla XG Paquete 42 unidPañales para Bebé Huggies Natural Care Niñas Talla XG Paquete 42 unid</text:p>
          </table:table-cell>
          <table:table-cell table:style-name="ce1" office:value-type="float" office:value="727565001" calcext:value-type="float">
            <text:p>727565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2-750-750/Pañales-Huggies-Hiperpack-Natural-Care-Niña-XG-Paquete-42-Unidades-1-14376547.jpg?v=6367005062976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220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Huggies Natural Care Niñas Talla XXG Paquete 38 unidPañales para Bebé Huggies Natural Care Niñas Talla XXG Paquete 38 unid</text:p>
          </table:table-cell>
          <table:table-cell table:style-name="ce1" office:value-type="float" office:value="727565002" calcext:value-type="float">
            <text:p>727565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3-750-750/Pañales-Huggies-Hiperpack-Natural-Care-Niña-XXG-Paquete-38-Unidades-1-14376548.jpg?v=636700506300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221];['file:///home/hernan/Descargas/BD%20BabyPromo.xlsx'#$CodBabyPromo.$B$1:.$I$198];8;0)" office:value-type="string" office:string-value="x2000073" calcext:value-type="string">
            <text:p>x200007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Huggies Natural Care Niños Talla XG Paquete 42 unidPañales para Bebé Huggies Natural Care Niños Talla XG Paquete 42 unid</text:p>
          </table:table-cell>
          <table:table-cell table:style-name="ce1" office:value-type="float" office:value="727566001" calcext:value-type="float">
            <text:p>727566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4-750-750/Pañales-Huggies-Hiperpack-Natural-Care-Niño-XG-Paquete-42-Unidades-1-14376549.jpg?v=6367005063049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222];['file:///home/hernan/Descargas/BD%20BabyPromo.xlsx'#$CodBabyPromo.$B$1:.$I$198];8;0)" office:value-type="string" office:string-value="x2000034" calcext:value-type="string">
            <text:p>x200003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Huggies Active Sec Ajuste Perfecto Talla G Paquete 28 unidPañales para Bebé Huggies Active Sec Ajuste Perfecto Talla G Paquete 28 unid</text:p>
          </table:table-cell>
          <table:table-cell table:style-name="ce1" office:value-type="float" office:value="727567002" calcext:value-type="float">
            <text:p>7275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6-750-750/Pañales-Huggies-Active-Sec-Ajuste-Perfecto-Talla-G-Paquete-28-Und-1-14376552.jpg?v=6367246932086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223];['file:///home/hernan/Descargas/BD%20BabyPromo.xlsx'#$CodBabyPromo.$B$1:.$I$198];8;0)" office:value-type="string" office:string-value="x2000076" calcext:value-type="string">
            <text:p>x200007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Huggies Active Sec Ajuste Perfecto Talla XG Paquete 22 unidPañales para Bebé Huggies Active Sec Ajuste Perfecto Talla XG Paquete 22 unid</text:p>
          </table:table-cell>
          <table:table-cell table:style-name="ce1" office:value-type="float" office:value="727569001" calcext:value-type="float">
            <text:p>727569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7-750-750/Pañales-Huggies-Active-Sec-Ajuste-Perfecto-Talla-XG-Paquete-22-Und-1-14376553.jpg?v=6367246932123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224];['file:///home/hernan/Descargas/BD%20BabyPromo.xlsx'#$CodBabyPromo.$B$1:.$I$198];8;0)" office:value-type="string" office:string-value="x2000077" calcext:value-type="string">
            <text:p>x200007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Huggies Active Sec Talla XG Paquete 96 unid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225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Huggies Active Sec Talla XXG Paquete 88 unidPañales para Bebé Huggies Active Sec Talla XXG Paquete 88 unid</text:p>
          </table:table-cell>
          <table:table-cell table:style-name="ce1" office:value-type="float" office:value="732128004" calcext:value-type="float">
            <text:p>732128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3-750-750/732128004-1.jpg?v=636747910463400000" xlink:type="simple">https://wongfood.vteximg.com.br/arquivos/ids/250553-750-750/732128004-1.jpg?v=63674791046340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226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Huggies Natural Care Unisex Talla G Paquete 52 unidPañales para Bebé Huggies Natural Care Unisex Talla G Paquete 52 unid</text:p>
          </table:table-cell>
          <table:table-cell table:style-name="ce1" office:value-type="float" office:value="752967001" calcext:value-type="float">
            <text:p>752967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227];['file:///home/hernan/Descargas/BD%20BabyPromo.xlsx'#$CodBabyPromo.$B$1:.$I$198];8;0)" office:value-type="string" office:string-value="x2000083" calcext:value-type="string">
            <text:p>x200008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Huggies Natural Care Unisex Talla M Paquete 58 unidPañales para Bebé Huggies Natural Care Unisex Talla M Paquete 58 unid</text:p>
          </table:table-cell>
          <table:table-cell table:style-name="ce1" office:value-type="float" office:value="752967002" calcext:value-type="float">
            <text:p>7529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228];['file:///home/hernan/Descargas/BD%20BabyPromo.xlsx'#$CodBabyPromo.$B$1:.$I$198];8;0)" office:value-type="string" office:string-value="x2000084" calcext:value-type="string">
            <text:p>x200008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Huggies Natural Care Unisex Talla XG Paquete 42 unidPañales para Bebé Huggies Natural Care Unisex Talla XG Paquete 42 unid</text:p>
          </table:table-cell>
          <table:table-cell table:style-name="ce1" office:value-type="float" office:value="752967003" calcext:value-type="float">
            <text:p>752967003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229];['file:///home/hernan/Descargas/BD%20BabyPromo.xlsx'#$CodBabyPromo.$B$1:.$I$198];8;0)" office:value-type="string" office:string-value="x2000085" calcext:value-type="string">
            <text:p>x200008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1" calcext:value-type="float">
            <text:p>2019311</text:p>
          </table:table-cell>
          <table:table-cell table:style-name="ce1" office:value-type="string" calcext:value-type="string">
            <text:p>Pañales para Bebé Huggies Natural Care Unisex Talla XXG Paquete 38 unidPañales para Bebé Huggies Natural Care Unisex Talla XXG Paquete 38 unid</text:p>
          </table:table-cell>
          <table:table-cell table:style-name="ce1" office:value-type="float" office:value="752967004" calcext:value-type="float">
            <text:p>7529670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230];['file:///home/hernan/Descargas/BD%20BabyPromo.xlsx'#$CodBabyPromo.$B$1:.$I$198];8;0)" office:value-type="string" office:string-value="x2000086" calcext:value-type="string">
            <text:p>x200008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Huggies Natural Care Primeros 100 Días Talla PR Paquete 30 unidPañales para Bebé Huggies Natural Care Primeros 100 Días Talla PR Paquete 30 unid</text:p>
          </table:table-cell>
          <table:table-cell table:style-name="ce1" office:value-type="float" office:value="375804" calcext:value-type="float">
            <text:p>3758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163284-750-750/PAÑAL-HUGGIES--REC-NAC-PREMATURO-X30-UN-PAÑAL-HUGGI-REC-NA-1-76797.jpg?v=636409947018830000</text:p>
          </table:table-cell>
          <table:table-cell table:style-name="ce1" office:value-type="string" calcext:value-type="string">
            <text:p>S/. 18.10</text:p>
          </table:table-cell>
          <table:table-cell table:style-name="ce1" office:value-type="string" calcext:value-type="string">
            <text:p>S/. 17.80</text:p>
          </table:table-cell>
          <table:table-cell table:style-name="ce1" office:value-type="string" calcext:value-type="string">
            <text:p>Metro</text:p>
          </table:table-cell>
          <table:table-cell table:formula="of:=VLOOKUP([.C231];['file:///home/hernan/Descargas/BD%20BabyPromo.xlsx'#$CodBabyPromo.$B$1:.$I$198];8;0)" office:value-type="string" office:string-value="x2000001" calcext:value-type="string">
            <text:p>x200000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Huggies Natural Care Primeros 100 Días Talla P Paquete 30 unidPañales para Bebé Huggies Natural Care Primeros 100 Días Talla P Paquete 30 unid</text:p>
          </table:table-cell>
          <table:table-cell table:style-name="ce1" office:value-type="float" office:value="534674" calcext:value-type="float">
            <text:p>53467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31601-750-750/534674-01-73631.jpg?v=636670152536730000" xlink:type="simple">https://wongfood.vteximg.com.br/arquivos/ids/231601-750-750/534674-01-73631.jpg?v=6366701525367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232];['file:///home/hernan/Descargas/BD%20BabyPromo.xlsx'#$CodBabyPromo.$B$1:.$I$198];8;0)" office:value-type="string" office:string-value="x2000003" calcext:value-type="string">
            <text:p>x200000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Huggies Natural Care Primeros 100 Días Talla RN Paquete 60 unidPañales para Bebé Huggies Natural Care Primeros 100 Días Talla RN Paquete 60 unid</text:p>
          </table:table-cell>
          <table:table-cell table:style-name="ce1" office:value-type="float" office:value="546460" calcext:value-type="float">
            <text:p>546460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7061-750-750/Pañales-Huggies-Primeros-Dias-Recien-Nacido-Unisex-Paquete-60-Unidades-1-179057.jpg?v=6367357089430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233];['file:///home/hernan/Descargas/BD%20BabyPromo.xlsx'#$CodBabyPromo.$B$1:.$I$198];8;0)" office:value-type="string" office:string-value="x2000004" calcext:value-type="string">
            <text:p>x200000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Pampers Confort Sec Talla G Paquete 60 unidPañales para Bebé Pampers Confort Sec Talla G Paquete 60 unid</text:p>
          </table:table-cell>
          <table:table-cell table:style-name="ce1" office:value-type="float" office:value="570583" calcext:value-type="float">
            <text:p>57058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18-750-750/570583-01-118597.jpg?v=636796296756170000" xlink:type="simple">https://wongfood.vteximg.com.br/arquivos/ids/261718-750-750/570583-01-118597.jpg?v=636796296756170000</text:a>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234];['file:///home/hernan/Descargas/BD%20BabyPromo.xlsx'#$CodBabyPromo.$B$1:.$I$198];8;0)" office:value-type="string" office:string-value="x2000006" calcext:value-type="string">
            <text:p>x200000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Ecológicos para Bebé Bio Baby Talla M Paquete 38 unidPañales Ecológicos para Bebé Bio Baby Talla M Paquete 38 unid</text:p>
          </table:table-cell>
          <table:table-cell table:style-name="ce1" office:value-type="float" office:value="716173" calcext:value-type="float">
            <text:p>716173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4-750-750/Pañales-Bio-Baby-Mediano-paquete-38-unidades-Pañales-Bio-Baby-mediano-paquete-38-unidades-1-219455.jpg?v=6365977925535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235];['file:///home/hernan/Descargas/BD%20BabyPromo.xlsx'#$CodBabyPromo.$B$1:.$I$198];8;0)" office:value-type="string" office:string-value="x2000008" calcext:value-type="string">
            <text:p>x200000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Ecológicos para Bebé Bio Baby Talla G Paquete 38 unidPañales Ecológicos para Bebé Bio Baby Talla G Paquete 38 unid</text:p>
          </table:table-cell>
          <table:table-cell table:style-name="ce1" office:value-type="float" office:value="716174" calcext:value-type="float">
            <text:p>716174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5-750-750/Pañales-Bio-Baby-Grande-paquete-38-unidades-1-219456.jpg?v=636597792558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236];['file:///home/hernan/Descargas/BD%20BabyPromo.xlsx'#$CodBabyPromo.$B$1:.$I$198];8;0)" office:value-type="string" office:string-value="x2000009" calcext:value-type="string">
            <text:p>x200000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Ecológicos para Bebé Bio Baby Talla XG Paquete 34 unidPañales Ecológicos para Bebé Bio Baby Talla XG Paquete 34 unid</text:p>
          </table:table-cell>
          <table:table-cell table:style-name="ce1" office:value-type="float" office:value="716175" calcext:value-type="float">
            <text:p>716175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6-750-750/Pañales-Bio-Baby-XGrande-paquete-34-unidades-Pañales-Bio-Baby-XGrandre-paquete-34-unidades--1-219457.jpg?v=636597792561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237];['file:///home/hernan/Descargas/BD%20BabyPromo.xlsx'#$CodBabyPromo.$B$1:.$I$198];8;0)" office:value-type="string" office:string-value="x2000010" calcext:value-type="string">
            <text:p>x200001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Ecológicos para Bebé Bio Baby Talla XXG Paquete 34 unidPañales Ecológicos para Bebé Bio Baby Talla XXG Paquete 34 unid</text:p>
          </table:table-cell>
          <table:table-cell table:style-name="ce1" office:value-type="float" office:value="716176" calcext:value-type="float">
            <text:p>716176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7-750-750/Pañales-Bio-Baby-XXGrande-paquete-34-unidades-Pañales-Bio-Baby-XXGrandre-paquete-34-unidades-1-219458.jpg?v=63659779256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238];['file:///home/hernan/Descargas/BD%20BabyPromo.xlsx'#$CodBabyPromo.$B$1:.$I$198];8;0)" office:value-type="string" office:string-value="x2000011" calcext:value-type="string">
            <text:p>x200001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Huggies Active Sec Ajuste Perfecto Talla M Paquete 24 UnidadesPañales Huggies Active Sec Ajuste Perfecto Talla M Paquete 24 Unidades</text:p>
          </table:table-cell>
          <table:table-cell table:style-name="ce1" office:value-type="float" office:value="727568" calcext:value-type="float">
            <text:p>72756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5427-750-750/727568-1.jpg?v=636771375287800000" xlink:type="simple">https://wongfood.vteximg.com.br/arquivos/ids/255427-750-750/727568-1.jpg?v=6367713752878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239];['file:///home/hernan/Descargas/BD%20BabyPromo.xlsx'#$CodBabyPromo.$B$1:.$I$198];8;0)" office:value-type="string" office:string-value="x2000012" calcext:value-type="string">
            <text:p>x200001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Pampers Confort Sec Talla XXG Paquete 44 unidPañales para Bebé Pampers Confort Sec Talla XXG Paquete 44 unid</text:p>
          </table:table-cell>
          <table:table-cell table:style-name="ce1" office:value-type="float" office:value="735461" calcext:value-type="float">
            <text:p>73546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240];['file:///home/hernan/Descargas/BD%20BabyPromo.xlsx'#$CodBabyPromo.$B$1:.$I$198];8;0)" office:value-type="string" office:string-value="x2000013" calcext:value-type="string">
            <text:p>x200001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Pampers Premium Care Talla P Paquete 36 unidPañales para Bebé Pampers Premium Care Talla P Paquete 36 unid</text:p>
          </table:table-cell>
          <table:table-cell table:style-name="ce1" office:value-type="float" office:value="735462" calcext:value-type="float">
            <text:p>73546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67213-750-750/Pañales-para-Bebe-Pampers-Premium-Care-Talla-P-Paquete-36-unid-1-17194630.jpg?v=6368257803825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6.90</text:p>
          </table:table-cell>
          <table:table-cell table:style-name="ce1" office:value-type="string" calcext:value-type="string">
            <text:p>Metro</text:p>
          </table:table-cell>
          <table:table-cell table:formula="of:=VLOOKUP([.C241];['file:///home/hernan/Descargas/BD%20BabyPromo.xlsx'#$CodBabyPromo.$B$1:.$I$198];8;0)" office:value-type="string" office:string-value="x2000014" calcext:value-type="string">
            <text:p>x2000014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Babysec Premium Talla XXG Paquete 48 unidPañales para Bebé Babysec Premium Talla XXG Paquete 48 unid</text:p>
          </table:table-cell>
          <table:table-cell table:style-name="ce1" office:value-type="float" office:value="477748004" calcext:value-type="float">
            <text:p>477748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3545-750-750/477748004-01-1122.jpg?v=636849864353430000" xlink:type="simple">https://wongfood.vteximg.com.br/arquivos/ids/273545-750-750/477748004-01-1122.jpg?v=6368498643534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9.50</text:p>
          </table:table-cell>
          <table:table-cell table:style-name="ce1" office:value-type="string" calcext:value-type="string">
            <text:p>Metro</text:p>
          </table:table-cell>
          <table:table-cell table:formula="of:=VLOOKUP([.C242];['file:///home/hernan/Descargas/BD%20BabyPromo.xlsx'#$CodBabyPromo.$B$1:.$I$198];8;0)" office:value-type="string" office:string-value="x2000041" calcext:value-type="string">
            <text:p>x200004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Huggies Natural Care Niñas Talla G Paquete 54 unidPañales para Bebé Huggies Natural Care Niñas Talla G Paquete 54 unid</text:p>
          </table:table-cell>
          <table:table-cell table:style-name="ce1" office:value-type="float" office:value="535137002" calcext:value-type="float">
            <text:p>535137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50-750-750/535137002-01-6434.jpg?v=636730524323600000" xlink:type="simple">https://wongfood.vteximg.com.br/arquivos/ids/245650-750-750/535137002-01-6434.jpg?v=636730524323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243];['file:///home/hernan/Descargas/BD%20BabyPromo.xlsx'#$CodBabyPromo.$B$1:.$I$198];8;0)" office:value-type="string" office:string-value="x2000042" calcext:value-type="string">
            <text:p>x200004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Huggies Natural Care Ajuste Perfecto Niños Talla XXG Paquete 36 unidPañales para Bebé Huggies Natural Care Ajuste Perfecto Niños Talla XXG Paquete 36 unid</text:p>
          </table:table-cell>
          <table:table-cell table:style-name="ce1" office:value-type="float" office:value="535140004" calcext:value-type="float">
            <text:p>535140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4729-750-750/535140004-01-6448.jpg?v=636727932176200000" xlink:type="simple">https://wongfood.vteximg.com.br/arquivos/ids/244729-750-750/535140004-01-6448.jpg?v=6367279321762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244];['file:///home/hernan/Descargas/BD%20BabyPromo.xlsx'#$CodBabyPromo.$B$1:.$I$198];8;0)" office:value-type="string" office:string-value="x2000022" calcext:value-type="string">
            <text:p>x200002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Pampers Juegos y Sueños Talla G Paquete 48 unidPañales para Bebé Pampers Juegos y Sueños Talla G Paquete 48 unid</text:p>
          </table:table-cell>
          <table:table-cell table:style-name="ce1" office:value-type="float" office:value="568094001" calcext:value-type="float">
            <text:p>56809400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5-750-750/Pañal-Pampers-Juego-y-Sueños-Talla-G-Paquete-48-Unidades-1-183394.jpg?v=636596496627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245];['file:///home/hernan/Descargas/BD%20BabyPromo.xlsx'#$CodBabyPromo.$B$1:.$I$198];8;0)" office:value-type="string" office:string-value="x2000047" calcext:value-type="string">
            <text:p>x200004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Pampers Juegos y Sueños Talla XG Paquete 42 unidPañales para Bebé Pampers Juegos y Sueños Talla XG Paquete 42 unid</text:p>
          </table:table-cell>
          <table:table-cell table:style-name="ce1" office:value-type="float" office:value="568094002" calcext:value-type="float">
            <text:p>568094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6-750-750/Pañal-Pampers-Juego-y-Sueños-Talla-XG-Paquete-42-Unidades-1-183395.jpg?v=63659649663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246];['file:///home/hernan/Descargas/BD%20BabyPromo.xlsx'#$CodBabyPromo.$B$1:.$I$198];8;0)" office:value-type="string" office:string-value="x2000048" calcext:value-type="string">
            <text:p>x200004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Pampers Juegos y Sueños Talla XXG Paquete 40 unidPañales para Bebé Pampers Juegos y Sueños Talla XXG Paquete 40 unid</text:p>
          </table:table-cell>
          <table:table-cell table:style-name="ce1" office:value-type="float" office:value="568094004" calcext:value-type="float">
            <text:p>568094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7-750-750/Pañal-Pampers-Juego-y-Sueños-Talla-XXG-Paquete-40-Unidades-1-183397.jpg?v=6365964966407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247];['file:///home/hernan/Descargas/BD%20BabyPromo.xlsx'#$CodBabyPromo.$B$1:.$I$198];8;0)" office:value-type="string" office:string-value="x2000049" calcext:value-type="string">
            <text:p>x200004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Pampers Premium Care Talla G Paquete 34 unidPañales para Bebé Pampers Premium Care Talla G Paquete 34 unid</text:p>
          </table:table-cell>
          <table:table-cell table:style-name="ce1" office:value-type="float" office:value="570586003" calcext:value-type="float">
            <text:p>57058600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0-750-750/570586003-01-131051.jpg?v=636796296802100000" xlink:type="simple">https://wongfood.vteximg.com.br/arquivos/ids/261720-750-750/570586003-01-131051.jpg?v=6367962968021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248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Pampers Premium Care Talla XG Paquete 28 unidPañales para Bebé Pampers Premium Care Talla XG Paquete 28 unid</text:p>
          </table:table-cell>
          <table:table-cell table:style-name="ce1" office:value-type="float" office:value="570586004" calcext:value-type="float">
            <text:p>57058600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1-750-750/570586004-01-131052.jpg?v=636796296820230000" xlink:type="simple">https://wongfood.vteximg.com.br/arquivos/ids/261721-750-750/570586004-01-131052.jpg?v=6367962968202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249];['file:///home/hernan/Descargas/BD%20BabyPromo.xlsx'#$CodBabyPromo.$B$1:.$I$198];8;0)" office:value-type="string" office:string-value="x2000051" calcext:value-type="string">
            <text:p>x200005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Pampers Premium Care Talla XXG Paquete 28 unid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250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Pampers Confort Sec Talla G Paquete 34 unidPañales para Bebé Pampers Confort Sec Talla G Paquete 34 unid</text:p>
          </table:table-cell>
          <table:table-cell table:style-name="ce1" office:value-type="float" office:value="570587002" calcext:value-type="float">
            <text:p>570587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1-750-750/Pañales-Pampers-Mega-Confort-Sec-Talla-G-Paquete-34-Unidades-1-219573.jpg?v=6367072030140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251];['file:///home/hernan/Descargas/BD%20BabyPromo.xlsx'#$CodBabyPromo.$B$1:.$I$198];8;0)" office:value-type="string" office:string-value="x2000053" calcext:value-type="string">
            <text:p>x200005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Pampers Confort Sec Talla XXG Paquete 28 unidPañales para Bebé Pampers Confort Sec Talla XXG Paquete 28 unid</text:p>
          </table:table-cell>
          <table:table-cell table:style-name="ce1" office:value-type="float" office:value="570587003" calcext:value-type="float">
            <text:p>57058700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3-750-750/Pañales-Pampers-Mega-Confort-Sec-Talla-XXG-Paquete-28-Unidades-1-219574.jpg?v=6367072030224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252];['file:///home/hernan/Descargas/BD%20BabyPromo.xlsx'#$CodBabyPromo.$B$1:.$I$198];8;0)" office:value-type="string" office:string-value="x2000054" calcext:value-type="string">
            <text:p>x200005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Pampers Confort Sec Talla XG Paquete 28 unidPañales para Bebé Pampers Confort Sec Talla XG Paquete 28 unid</text:p>
          </table:table-cell>
          <table:table-cell table:style-name="ce1" office:value-type="float" office:value="570587004" calcext:value-type="float">
            <text:p>570587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5-750-750/Pañales-Pampers-Mega-Confort-Sec-Talla-XG-Paquete-28-Unidades-1-219575.jpg?v=636707203030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253];['file:///home/hernan/Descargas/BD%20BabyPromo.xlsx'#$CodBabyPromo.$B$1:.$I$198];8;0)" office:value-type="string" office:string-value="x2000055" calcext:value-type="string">
            <text:p>x200005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Pampers Confort Sec Talla M Paquete 72 unidPañales para Bebé Pampers Confort Sec Talla M Paquete 72 unid</text:p>
          </table:table-cell>
          <table:table-cell table:style-name="ce1" office:value-type="float" office:value="570588001" calcext:value-type="float">
            <text:p>570588001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5-750-750/frontal-118599.jpg?v=636796296855600000" xlink:type="simple">https://wongfood.vteximg.com.br/arquivos/ids/261725-750-750/frontal-118599.jpg?v=636796296855600000</text:a>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254];['file:///home/hernan/Descargas/BD%20BabyPromo.xlsx'#$CodBabyPromo.$B$1:.$I$198];8;0)" office:value-type="string" office:string-value="x2000056" calcext:value-type="string">
            <text:p>x200005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Pampers Confort Sec Talla XG Paquete 48 unidPañales para Bebé Pampers Confort Sec Talla XG Paquete 48 unid</text:p>
          </table:table-cell>
          <table:table-cell table:style-name="ce1" office:value-type="float" office:value="570588002" calcext:value-type="float">
            <text:p>570588002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4-750-750/frontal-118600.jpg?v=636796296849500000" xlink:type="simple">https://wongfood.vteximg.com.br/arquivos/ids/261724-750-750/frontal-118600.jpg?v=636796296849500000</text:a>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255];['file:///home/hernan/Descargas/BD%20BabyPromo.xlsx'#$CodBabyPromo.$B$1:.$I$198];8;0)" office:value-type="string" office:string-value="x2000057" calcext:value-type="string">
            <text:p>x2000057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Babysec Super Premium Talla P Paquete 68 unidPañales para Bebé Babysec Super Premium Talla P Paquete 68 unid</text:p>
          </table:table-cell>
          <table:table-cell table:style-name="ce1" office:value-type="float" office:value="575775001" calcext:value-type="float">
            <text:p>575775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798-750-750/575775001-01-148924.jpg?v=636845545258730000" xlink:type="simple">https://wongfood.vteximg.com.br/arquivos/ids/272798-750-750/575775001-01-148924.jpg?v=6368455452587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9.50</text:p>
          </table:table-cell>
          <table:table-cell table:style-name="ce1" office:value-type="string" calcext:value-type="string">
            <text:p>Metro</text:p>
          </table:table-cell>
          <table:table-cell table:formula="of:=VLOOKUP([.C256];['file:///home/hernan/Descargas/BD%20BabyPromo.xlsx'#$CodBabyPromo.$B$1:.$I$198];8;0)" office:value-type="string" office:string-value="x2000058" calcext:value-type="string">
            <text:p>x200005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Babysec Super Premium Talla M Paquete 62 unidPañales para Bebé Babysec Super Premium Talla M Paquete 62 unid</text:p>
          </table:table-cell>
          <table:table-cell table:style-name="ce1" office:value-type="float" office:value="575775002" calcext:value-type="float">
            <text:p>575775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799-750-750/575775002-01-148925.jpg?v=636845545269200000" xlink:type="simple">https://wongfood.vteximg.com.br/arquivos/ids/272799-750-750/575775002-01-148925.jpg?v=636845545269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9.50</text:p>
          </table:table-cell>
          <table:table-cell table:style-name="ce1" office:value-type="string" calcext:value-type="string">
            <text:p>Metro</text:p>
          </table:table-cell>
          <table:table-cell table:formula="of:=VLOOKUP([.C257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Babysec Super Premium Talla G Paquete 56 unidPañales para Bebé Babysec Super Premium Talla G Paquete 56 unid</text:p>
          </table:table-cell>
          <table:table-cell table:style-name="ce1" office:value-type="float" office:value="575775003" calcext:value-type="float">
            <text:p>575775003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0-750-750/575775003-01-148926.jpg?v=636845545327200000" xlink:type="simple">https://wongfood.vteximg.com.br/arquivos/ids/272800-750-750/575775003-01-148926.jpg?v=636845545327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9.50</text:p>
          </table:table-cell>
          <table:table-cell table:style-name="ce1" office:value-type="string" calcext:value-type="string">
            <text:p>Metro</text:p>
          </table:table-cell>
          <table:table-cell table:formula="of:=VLOOKUP([.C258];['file:///home/hernan/Descargas/BD%20BabyPromo.xlsx'#$CodBabyPromo.$B$1:.$I$198];8;0)" office:value-type="string" office:string-value="x2000060" calcext:value-type="string">
            <text:p>x200006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Babysec Super Premium Talla XG Paquete 46 unidPañales para Bebé Babysec Super Premium Talla XG Paquete 46 unid</text:p>
          </table:table-cell>
          <table:table-cell table:style-name="ce1" office:value-type="float" office:value="575775004" calcext:value-type="float">
            <text:p>575775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1-750-750/575775004-01-148927.jpg?v=636845545344270000" xlink:type="simple">https://wongfood.vteximg.com.br/arquivos/ids/272801-750-750/575775004-01-148927.jpg?v=63684554534427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9.50</text:p>
          </table:table-cell>
          <table:table-cell table:style-name="ce1" office:value-type="string" calcext:value-type="string">
            <text:p>Metro</text:p>
          </table:table-cell>
          <table:table-cell table:formula="of:=VLOOKUP([.C259];['file:///home/hernan/Descargas/BD%20BabyPromo.xlsx'#$CodBabyPromo.$B$1:.$I$198];8;0)" office:value-type="string" office:string-value="x2000061" calcext:value-type="string">
            <text:p>x200006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Babysec Super Premium Talla XXG Paquete 42 unidPañales para Bebé Babysec Super Premium Talla XXG Paquete 42 unid</text:p>
          </table:table-cell>
          <table:table-cell table:style-name="ce1" office:value-type="float" office:value="575775005" calcext:value-type="float">
            <text:p>575775005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2-750-750/575775005-01-148928.jpg?v=636845545462200000" xlink:type="simple">https://wongfood.vteximg.com.br/arquivos/ids/272802-750-750/575775005-01-148928.jpg?v=636845545462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9.50</text:p>
          </table:table-cell>
          <table:table-cell table:style-name="ce1" office:value-type="string" calcext:value-type="string">
            <text:p>Metro</text:p>
          </table:table-cell>
          <table:table-cell table:formula="of:=VLOOKUP([.C260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Ninet Talla M Paquete 72 unidPañales para Bebé Ninet Talla M Paquete 72 unid</text:p>
          </table:table-cell>
          <table:table-cell table:style-name="ce1" office:value-type="float" office:value="702188001" calcext:value-type="float">
            <text:p>702188001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0-750-750/Pañales-Hiperpack-Ninet-Talla-M-Paquete-72-Unidades-1-154819.jpg?v=6367538528260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261];['file:///home/hernan/Descargas/BD%20BabyPromo.xlsx'#$CodBabyPromo.$B$1:.$I$198];8;0)" office:value-type="string" office:string-value="x2000063" calcext:value-type="string">
            <text:p>x200006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Ninet Talla L Paquete 64 unidPañales para Bebé Ninet Talla L Paquete 64 unid</text:p>
          </table:table-cell>
          <table:table-cell table:style-name="ce1" office:value-type="float" office:value="702188002" calcext:value-type="float">
            <text:p>702188002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1-750-750/Pañales-Hiperpack-Ninet-Talla-L-Paquete-64-Unidades-1-154820.jpg?v=6367538528309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262];['file:///home/hernan/Descargas/BD%20BabyPromo.xlsx'#$CodBabyPromo.$B$1:.$I$198];8;0)" office:value-type="string" office:string-value="x2000064" calcext:value-type="string">
            <text:p>x200006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Ninet Talla XL Paquete 52 unidPañales para Bebé Ninet Talla XL Paquete 52 unid</text:p>
          </table:table-cell>
          <table:table-cell table:style-name="ce1" office:value-type="float" office:value="702188003" calcext:value-type="float">
            <text:p>702188003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2-750-750/Pañales-Hiperpack-Ninet-Talla-XL-Paquete-52-Unidades-1-154821.jpg?v=6367538528368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263];['file:///home/hernan/Descargas/BD%20BabyPromo.xlsx'#$CodBabyPromo.$B$1:.$I$198];8;0)" office:value-type="string" office:string-value="x2000065" calcext:value-type="string">
            <text:p>x200006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Babysec Premium Talla XG Paquete 104 unidPañales para Bebé Babysec Premium Talla XG Paquete 104 unid</text:p>
          </table:table-cell>
          <table:table-cell table:style-name="ce1" office:value-type="float" office:value="717209001" calcext:value-type="float">
            <text:p>717209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224-750-750/717209001-1.jpg?v=636675375991700000" xlink:type="simple">https://wongfood.vteximg.com.br/arquivos/ids/233224-750-750/717209001-1.jpg?v=63667537599170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264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Babysec Premium Talla XXG Paquete 96 unidPañales para Bebé Babysec Premium Talla XXG Paquete 96 unid</text:p>
          </table:table-cell>
          <table:table-cell table:style-name="ce1" office:value-type="float" office:value="717209002" calcext:value-type="float">
            <text:p>717209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322-750-750/717209002-1.jpg?v=636675950645270000" xlink:type="simple">https://wongfood.vteximg.com.br/arquivos/ids/233322-750-750/717209002-1.jpg?v=63667595064527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265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Huggies Active Sec Talla M Paquete 64 unidPañales para Bebé Huggies Active Sec Talla M Paquete 64 unid</text:p>
          </table:table-cell>
          <table:table-cell table:style-name="ce1" office:value-type="float" office:value="717431001" calcext:value-type="float">
            <text:p>717431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1-750-750/717431001-01-237363.jpg?v=636730525542400000" xlink:type="simple">https://wongfood.vteximg.com.br/arquivos/ids/245671-750-750/717431001-01-237363.jpg?v=6367305255424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266];['file:///home/hernan/Descargas/BD%20BabyPromo.xlsx'#$CodBabyPromo.$B$1:.$I$198];8;0)" office:value-type="string" office:string-value="x2000068" calcext:value-type="string">
            <text:p>x200006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Huggies Active Sec Talla G Paquete 58 unidPañales para Bebé Huggies Active Sec Talla G Paquete 58 unid</text:p>
          </table:table-cell>
          <table:table-cell table:style-name="ce1" office:value-type="float" office:value="717431002" calcext:value-type="float">
            <text:p>717431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2-750-750/717431002-01-237364.jpg?v=636730525547600000" xlink:type="simple">https://wongfood.vteximg.com.br/arquivos/ids/245672-750-750/717431002-01-237364.jpg?v=636730525547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267];['file:///home/hernan/Descargas/BD%20BabyPromo.xlsx'#$CodBabyPromo.$B$1:.$I$198];8;0)" office:value-type="string" office:string-value="x2000069" calcext:value-type="string">
            <text:p>x200006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Huggies Active Sec Talla XG Paquete 48 unidPañales para Bebé Huggies Active Sec Talla XG Paquete 48 unid</text:p>
          </table:table-cell>
          <table:table-cell table:style-name="ce1" office:value-type="float" office:value="717431003" calcext:value-type="float">
            <text:p>717431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3-750-750/717431003-01-237365.jpg?v=636730525551970000" xlink:type="simple">https://wongfood.vteximg.com.br/arquivos/ids/245673-750-750/717431003-01-237365.jpg?v=63673052555197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268];['file:///home/hernan/Descargas/BD%20BabyPromo.xlsx'#$CodBabyPromo.$B$1:.$I$198];8;0)" office:value-type="string" office:string-value="x2000070" calcext:value-type="string">
            <text:p>x200007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Huggies Active Sec Talla XXG Paquete 44 unidPañales para Bebé Huggies Active Sec Talla XXG Paquete 44 unid</text:p>
          </table:table-cell>
          <table:table-cell table:style-name="ce1" office:value-type="float" office:value="717431004" calcext:value-type="float">
            <text:p>717431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4-750-750/717431004-01-237366.jpg?v=636730525559330000" xlink:type="simple">https://wongfood.vteximg.com.br/arquivos/ids/245674-750-750/717431004-01-237366.jpg?v=63673052555933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269];['file:///home/hernan/Descargas/BD%20BabyPromo.xlsx'#$CodBabyPromo.$B$1:.$I$198];8;0)" office:value-type="string" office:string-value="x2000071" calcext:value-type="string">
            <text:p>x200007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Huggies Natural Care Niñas Talla XG Paquete 42 unidPañales para Bebé Huggies Natural Care Niñas Talla XG Paquete 42 unid</text:p>
          </table:table-cell>
          <table:table-cell table:style-name="ce1" office:value-type="float" office:value="727565001" calcext:value-type="float">
            <text:p>727565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2-750-750/Pañales-Huggies-Hiperpack-Natural-Care-Niña-XG-Paquete-42-Unidades-1-14376547.jpg?v=6367005062976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270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Huggies Natural Care Niñas Talla XXG Paquete 38 unidPañales para Bebé Huggies Natural Care Niñas Talla XXG Paquete 38 unid</text:p>
          </table:table-cell>
          <table:table-cell table:style-name="ce1" office:value-type="float" office:value="727565002" calcext:value-type="float">
            <text:p>727565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3-750-750/Pañales-Huggies-Hiperpack-Natural-Care-Niña-XXG-Paquete-38-Unidades-1-14376548.jpg?v=636700506300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271];['file:///home/hernan/Descargas/BD%20BabyPromo.xlsx'#$CodBabyPromo.$B$1:.$I$198];8;0)" office:value-type="string" office:string-value="x2000073" calcext:value-type="string">
            <text:p>x200007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Huggies Natural Care Niños Talla XG Paquete 42 unidPañales para Bebé Huggies Natural Care Niños Talla XG Paquete 42 unid</text:p>
          </table:table-cell>
          <table:table-cell table:style-name="ce1" office:value-type="float" office:value="727566001" calcext:value-type="float">
            <text:p>727566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4-750-750/Pañales-Huggies-Hiperpack-Natural-Care-Niño-XG-Paquete-42-Unidades-1-14376549.jpg?v=6367005063049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272];['file:///home/hernan/Descargas/BD%20BabyPromo.xlsx'#$CodBabyPromo.$B$1:.$I$198];8;0)" office:value-type="string" office:string-value="x2000034" calcext:value-type="string">
            <text:p>x200003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Huggies Active Sec Ajuste Perfecto Talla G Paquete 28 unidPañales para Bebé Huggies Active Sec Ajuste Perfecto Talla G Paquete 28 unid</text:p>
          </table:table-cell>
          <table:table-cell table:style-name="ce1" office:value-type="float" office:value="727567002" calcext:value-type="float">
            <text:p>7275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6-750-750/Pañales-Huggies-Active-Sec-Ajuste-Perfecto-Talla-G-Paquete-28-Und-1-14376552.jpg?v=6367246932086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273];['file:///home/hernan/Descargas/BD%20BabyPromo.xlsx'#$CodBabyPromo.$B$1:.$I$198];8;0)" office:value-type="string" office:string-value="x2000076" calcext:value-type="string">
            <text:p>x200007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Huggies Active Sec Ajuste Perfecto Talla XG Paquete 22 unidPañales para Bebé Huggies Active Sec Ajuste Perfecto Talla XG Paquete 22 unid</text:p>
          </table:table-cell>
          <table:table-cell table:style-name="ce1" office:value-type="float" office:value="727569001" calcext:value-type="float">
            <text:p>727569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7-750-750/Pañales-Huggies-Active-Sec-Ajuste-Perfecto-Talla-XG-Paquete-22-Und-1-14376553.jpg?v=6367246932123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274];['file:///home/hernan/Descargas/BD%20BabyPromo.xlsx'#$CodBabyPromo.$B$1:.$I$198];8;0)" office:value-type="string" office:string-value="x2000077" calcext:value-type="string">
            <text:p>x200007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Huggies Active Sec Talla XG Paquete 96 unid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275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Huggies Active Sec Talla XXG Paquete 88 unidPañales para Bebé Huggies Active Sec Talla XXG Paquete 88 unid</text:p>
          </table:table-cell>
          <table:table-cell table:style-name="ce1" office:value-type="float" office:value="732128004" calcext:value-type="float">
            <text:p>732128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3-750-750/732128004-1.jpg?v=636747910463400000" xlink:type="simple">https://wongfood.vteximg.com.br/arquivos/ids/250553-750-750/732128004-1.jpg?v=63674791046340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276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Huggies Natural Care Unisex Talla G Paquete 52 unidPañales para Bebé Huggies Natural Care Unisex Talla G Paquete 52 unid</text:p>
          </table:table-cell>
          <table:table-cell table:style-name="ce1" office:value-type="float" office:value="752967001" calcext:value-type="float">
            <text:p>752967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277];['file:///home/hernan/Descargas/BD%20BabyPromo.xlsx'#$CodBabyPromo.$B$1:.$I$198];8;0)" office:value-type="string" office:string-value="x2000083" calcext:value-type="string">
            <text:p>x200008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Huggies Natural Care Unisex Talla M Paquete 58 unidPañales para Bebé Huggies Natural Care Unisex Talla M Paquete 58 unid</text:p>
          </table:table-cell>
          <table:table-cell table:style-name="ce1" office:value-type="float" office:value="752967002" calcext:value-type="float">
            <text:p>7529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278];['file:///home/hernan/Descargas/BD%20BabyPromo.xlsx'#$CodBabyPromo.$B$1:.$I$198];8;0)" office:value-type="string" office:string-value="x2000084" calcext:value-type="string">
            <text:p>x200008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Huggies Natural Care Unisex Talla XG Paquete 42 unidPañales para Bebé Huggies Natural Care Unisex Talla XG Paquete 42 unid</text:p>
          </table:table-cell>
          <table:table-cell table:style-name="ce1" office:value-type="float" office:value="752967003" calcext:value-type="float">
            <text:p>752967003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279];['file:///home/hernan/Descargas/BD%20BabyPromo.xlsx'#$CodBabyPromo.$B$1:.$I$198];8;0)" office:value-type="string" office:string-value="x2000085" calcext:value-type="string">
            <text:p>x200008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2" calcext:value-type="float">
            <text:p>2019312</text:p>
          </table:table-cell>
          <table:table-cell table:style-name="ce1" office:value-type="string" calcext:value-type="string">
            <text:p>Pañales para Bebé Huggies Natural Care Unisex Talla XXG Paquete 38 unidPañales para Bebé Huggies Natural Care Unisex Talla XXG Paquete 38 unid</text:p>
          </table:table-cell>
          <table:table-cell table:style-name="ce1" office:value-type="float" office:value="752967004" calcext:value-type="float">
            <text:p>7529670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280];['file:///home/hernan/Descargas/BD%20BabyPromo.xlsx'#$CodBabyPromo.$B$1:.$I$198];8;0)" office:value-type="string" office:string-value="x2000086" calcext:value-type="string">
            <text:p>x200008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Huggies Natural Care Primeros 100 Días Talla RN Paquete 60 unidPañales para Bebé Huggies Natural Care Primeros 100 Días Talla RN Paquete 60 unid</text:p>
          </table:table-cell>
          <table:table-cell table:style-name="ce1" office:value-type="float" office:value="546460" calcext:value-type="float">
            <text:p>546460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7061-750-750/Pañales-Huggies-Primeros-Dias-Recien-Nacido-Unisex-Paquete-60-Unidades-1-179057.jpg?v=6367357089430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281];['file:///home/hernan/Descargas/BD%20BabyPromo.xlsx'#$CodBabyPromo.$B$1:.$I$198];8;0)" office:value-type="string" office:string-value="x2000004" calcext:value-type="string">
            <text:p>x200000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Pampers Confort Sec Talla P Paquete 46 unidPañales para Bebé Pampers Confort Sec Talla P Paquete 46 unid</text:p>
          </table:table-cell>
          <table:table-cell table:style-name="ce1" office:value-type="float" office:value="570584" calcext:value-type="float">
            <text:p>57058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3-750-750/frontal-118598.jpg?v=636796296844330000" xlink:type="simple">https://wongfood.vteximg.com.br/arquivos/ids/261723-750-750/frontal-118598.jpg?v=6367962968443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6.50</text:p>
          </table:table-cell>
          <table:table-cell table:style-name="ce1" office:value-type="string" calcext:value-type="string">
            <text:p>Metro</text:p>
          </table:table-cell>
          <table:table-cell table:formula="of:=VLOOKUP([.C282];['file:///home/hernan/Descargas/BD%20BabyPromo.xlsx'#$CodBabyPromo.$B$1:.$I$198];8;0)" office:value-type="string" office:string-value="x2000007" calcext:value-type="string">
            <text:p>x200000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Ecológicos para Bebé Bio Baby Talla M Paquete 38 unidPañales Ecológicos para Bebé Bio Baby Talla M Paquete 38 unid</text:p>
          </table:table-cell>
          <table:table-cell table:style-name="ce1" office:value-type="float" office:value="716173" calcext:value-type="float">
            <text:p>716173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4-750-750/Pañales-Bio-Baby-Mediano-paquete-38-unidades-Pañales-Bio-Baby-mediano-paquete-38-unidades-1-219455.jpg?v=6365977925535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283];['file:///home/hernan/Descargas/BD%20BabyPromo.xlsx'#$CodBabyPromo.$B$1:.$I$198];8;0)" office:value-type="string" office:string-value="x2000008" calcext:value-type="string">
            <text:p>x200000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Ecológicos para Bebé Bio Baby Talla G Paquete 38 unidPañales Ecológicos para Bebé Bio Baby Talla G Paquete 38 unid</text:p>
          </table:table-cell>
          <table:table-cell table:style-name="ce1" office:value-type="float" office:value="716174" calcext:value-type="float">
            <text:p>716174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5-750-750/Pañales-Bio-Baby-Grande-paquete-38-unidades-1-219456.jpg?v=636597792558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284];['file:///home/hernan/Descargas/BD%20BabyPromo.xlsx'#$CodBabyPromo.$B$1:.$I$198];8;0)" office:value-type="string" office:string-value="x2000009" calcext:value-type="string">
            <text:p>x200000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Ecológicos para Bebé Bio Baby Talla XG Paquete 34 unidPañales Ecológicos para Bebé Bio Baby Talla XG Paquete 34 unid</text:p>
          </table:table-cell>
          <table:table-cell table:style-name="ce1" office:value-type="float" office:value="716175" calcext:value-type="float">
            <text:p>716175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6-750-750/Pañales-Bio-Baby-XGrande-paquete-34-unidades-Pañales-Bio-Baby-XGrandre-paquete-34-unidades--1-219457.jpg?v=636597792561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285];['file:///home/hernan/Descargas/BD%20BabyPromo.xlsx'#$CodBabyPromo.$B$1:.$I$198];8;0)" office:value-type="string" office:string-value="x2000010" calcext:value-type="string">
            <text:p>x200001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Ecológicos para Bebé Bio Baby Talla XXG Paquete 34 unidPañales Ecológicos para Bebé Bio Baby Talla XXG Paquete 34 unid</text:p>
          </table:table-cell>
          <table:table-cell table:style-name="ce1" office:value-type="float" office:value="716176" calcext:value-type="float">
            <text:p>716176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7-750-750/Pañales-Bio-Baby-XXGrande-paquete-34-unidades-Pañales-Bio-Baby-XXGrandre-paquete-34-unidades-1-219458.jpg?v=63659779256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286];['file:///home/hernan/Descargas/BD%20BabyPromo.xlsx'#$CodBabyPromo.$B$1:.$I$198];8;0)" office:value-type="string" office:string-value="x2000011" calcext:value-type="string">
            <text:p>x200001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Huggies Active Sec Ajuste Perfecto Talla M Paquete 24 UnidadesPañales Huggies Active Sec Ajuste Perfecto Talla M Paquete 24 Unidades</text:p>
          </table:table-cell>
          <table:table-cell table:style-name="ce1" office:value-type="float" office:value="727568" calcext:value-type="float">
            <text:p>72756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5427-750-750/727568-1.jpg?v=636771375287800000" xlink:type="simple">https://wongfood.vteximg.com.br/arquivos/ids/255427-750-750/727568-1.jpg?v=6367713752878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287];['file:///home/hernan/Descargas/BD%20BabyPromo.xlsx'#$CodBabyPromo.$B$1:.$I$198];8;0)" office:value-type="string" office:string-value="x2000012" calcext:value-type="string">
            <text:p>x200001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Pampers Confort Sec Talla XXG Paquete 44 unidPañales para Bebé Pampers Confort Sec Talla XXG Paquete 44 unid</text:p>
          </table:table-cell>
          <table:table-cell table:style-name="ce1" office:value-type="float" office:value="735461" calcext:value-type="float">
            <text:p>73546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288];['file:///home/hernan/Descargas/BD%20BabyPromo.xlsx'#$CodBabyPromo.$B$1:.$I$198];8;0)" office:value-type="string" office:string-value="x2000013" calcext:value-type="string">
            <text:p>x200001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Pampers Premium Care Talla P Paquete 36 unidPañales para Bebé Pampers Premium Care Talla P Paquete 36 unid</text:p>
          </table:table-cell>
          <table:table-cell table:style-name="ce1" office:value-type="float" office:value="735462" calcext:value-type="float">
            <text:p>73546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67213-750-750/Pañales-para-Bebe-Pampers-Premium-Care-Talla-P-Paquete-36-unid-1-17194630.jpg?v=6368257803825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6.90</text:p>
          </table:table-cell>
          <table:table-cell table:style-name="ce1" office:value-type="string" calcext:value-type="string">
            <text:p>Metro</text:p>
          </table:table-cell>
          <table:table-cell table:formula="of:=VLOOKUP([.C289];['file:///home/hernan/Descargas/BD%20BabyPromo.xlsx'#$CodBabyPromo.$B$1:.$I$198];8;0)" office:value-type="string" office:string-value="x2000014" calcext:value-type="string">
            <text:p>x2000014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Babysec Premium Talla XXG Paquete 48 unidPañales para Bebé Babysec Premium Talla XXG Paquete 48 unid</text:p>
          </table:table-cell>
          <table:table-cell table:style-name="ce1" office:value-type="float" office:value="477748004" calcext:value-type="float">
            <text:p>477748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3545-750-750/477748004-01-1122.jpg?v=636849864353430000" xlink:type="simple">https://wongfood.vteximg.com.br/arquivos/ids/273545-750-750/477748004-01-1122.jpg?v=6368498643534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9.50</text:p>
          </table:table-cell>
          <table:table-cell table:style-name="ce1" office:value-type="string" calcext:value-type="string">
            <text:p>Metro</text:p>
          </table:table-cell>
          <table:table-cell table:formula="of:=VLOOKUP([.C290];['file:///home/hernan/Descargas/BD%20BabyPromo.xlsx'#$CodBabyPromo.$B$1:.$I$198];8;0)" office:value-type="string" office:string-value="x2000041" calcext:value-type="string">
            <text:p>x200004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Huggies Natural Care Niñas Talla G Paquete 54 unidPañales para Bebé Huggies Natural Care Niñas Talla G Paquete 54 unid</text:p>
          </table:table-cell>
          <table:table-cell table:style-name="ce1" office:value-type="float" office:value="535137002" calcext:value-type="float">
            <text:p>535137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50-750-750/535137002-01-6434.jpg?v=636730524323600000" xlink:type="simple">https://wongfood.vteximg.com.br/arquivos/ids/245650-750-750/535137002-01-6434.jpg?v=636730524323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291];['file:///home/hernan/Descargas/BD%20BabyPromo.xlsx'#$CodBabyPromo.$B$1:.$I$198];8;0)" office:value-type="string" office:string-value="x2000042" calcext:value-type="string">
            <text:p>x200004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Huggies Natural Care Ajuste Perfecto Niños Talla XXG Paquete 36 unidPañales para Bebé Huggies Natural Care Ajuste Perfecto Niños Talla XXG Paquete 36 unid</text:p>
          </table:table-cell>
          <table:table-cell table:style-name="ce1" office:value-type="float" office:value="535140004" calcext:value-type="float">
            <text:p>535140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4729-750-750/535140004-01-6448.jpg?v=636727932176200000" xlink:type="simple">https://wongfood.vteximg.com.br/arquivos/ids/244729-750-750/535140004-01-6448.jpg?v=6367279321762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292];['file:///home/hernan/Descargas/BD%20BabyPromo.xlsx'#$CodBabyPromo.$B$1:.$I$198];8;0)" office:value-type="string" office:string-value="x2000022" calcext:value-type="string">
            <text:p>x200002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Pampers Juegos y Sueños Talla G Paquete 48 unidPañales para Bebé Pampers Juegos y Sueños Talla G Paquete 48 unid</text:p>
          </table:table-cell>
          <table:table-cell table:style-name="ce1" office:value-type="float" office:value="568094001" calcext:value-type="float">
            <text:p>56809400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5-750-750/Pañal-Pampers-Juego-y-Sueños-Talla-G-Paquete-48-Unidades-1-183394.jpg?v=636596496627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293];['file:///home/hernan/Descargas/BD%20BabyPromo.xlsx'#$CodBabyPromo.$B$1:.$I$198];8;0)" office:value-type="string" office:string-value="x2000047" calcext:value-type="string">
            <text:p>x200004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Pampers Juegos y Sueños Talla XG Paquete 42 unidPañales para Bebé Pampers Juegos y Sueños Talla XG Paquete 42 unid</text:p>
          </table:table-cell>
          <table:table-cell table:style-name="ce1" office:value-type="float" office:value="568094002" calcext:value-type="float">
            <text:p>568094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6-750-750/Pañal-Pampers-Juego-y-Sueños-Talla-XG-Paquete-42-Unidades-1-183395.jpg?v=63659649663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294];['file:///home/hernan/Descargas/BD%20BabyPromo.xlsx'#$CodBabyPromo.$B$1:.$I$198];8;0)" office:value-type="string" office:string-value="x2000048" calcext:value-type="string">
            <text:p>x200004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Pampers Juegos y Sueños Talla XXG Paquete 40 unidPañales para Bebé Pampers Juegos y Sueños Talla XXG Paquete 40 unid</text:p>
          </table:table-cell>
          <table:table-cell table:style-name="ce1" office:value-type="float" office:value="568094004" calcext:value-type="float">
            <text:p>568094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7-750-750/Pañal-Pampers-Juego-y-Sueños-Talla-XXG-Paquete-40-Unidades-1-183397.jpg?v=6365964966407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295];['file:///home/hernan/Descargas/BD%20BabyPromo.xlsx'#$CodBabyPromo.$B$1:.$I$198];8;0)" office:value-type="string" office:string-value="x2000049" calcext:value-type="string">
            <text:p>x200004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Pampers Premium Care Talla G Paquete 34 unidPañales para Bebé Pampers Premium Care Talla G Paquete 34 unid</text:p>
          </table:table-cell>
          <table:table-cell table:style-name="ce1" office:value-type="float" office:value="570586003" calcext:value-type="float">
            <text:p>57058600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0-750-750/570586003-01-131051.jpg?v=636796296802100000" xlink:type="simple">https://wongfood.vteximg.com.br/arquivos/ids/261720-750-750/570586003-01-131051.jpg?v=6367962968021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296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Pampers Premium Care Talla XG Paquete 28 unidPañales para Bebé Pampers Premium Care Talla XG Paquete 28 unid</text:p>
          </table:table-cell>
          <table:table-cell table:style-name="ce1" office:value-type="float" office:value="570586004" calcext:value-type="float">
            <text:p>57058600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1-750-750/570586004-01-131052.jpg?v=636796296820230000" xlink:type="simple">https://wongfood.vteximg.com.br/arquivos/ids/261721-750-750/570586004-01-131052.jpg?v=6367962968202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297];['file:///home/hernan/Descargas/BD%20BabyPromo.xlsx'#$CodBabyPromo.$B$1:.$I$198];8;0)" office:value-type="string" office:string-value="x2000051" calcext:value-type="string">
            <text:p>x200005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Pampers Premium Care Talla XXG Paquete 28 unid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298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Pampers Confort Sec Talla G Paquete 34 unidPañales para Bebé Pampers Confort Sec Talla G Paquete 34 unid</text:p>
          </table:table-cell>
          <table:table-cell table:style-name="ce1" office:value-type="float" office:value="570587002" calcext:value-type="float">
            <text:p>570587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1-750-750/Pañales-Pampers-Mega-Confort-Sec-Talla-G-Paquete-34-Unidades-1-219573.jpg?v=6367072030140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299];['file:///home/hernan/Descargas/BD%20BabyPromo.xlsx'#$CodBabyPromo.$B$1:.$I$198];8;0)" office:value-type="string" office:string-value="x2000053" calcext:value-type="string">
            <text:p>x200005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Pampers Confort Sec Talla XXG Paquete 28 unidPañales para Bebé Pampers Confort Sec Talla XXG Paquete 28 unid</text:p>
          </table:table-cell>
          <table:table-cell table:style-name="ce1" office:value-type="float" office:value="570587003" calcext:value-type="float">
            <text:p>57058700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3-750-750/Pañales-Pampers-Mega-Confort-Sec-Talla-XXG-Paquete-28-Unidades-1-219574.jpg?v=6367072030224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300];['file:///home/hernan/Descargas/BD%20BabyPromo.xlsx'#$CodBabyPromo.$B$1:.$I$198];8;0)" office:value-type="string" office:string-value="x2000054" calcext:value-type="string">
            <text:p>x200005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Pampers Confort Sec Talla XG Paquete 28 unidPañales para Bebé Pampers Confort Sec Talla XG Paquete 28 unid</text:p>
          </table:table-cell>
          <table:table-cell table:style-name="ce1" office:value-type="float" office:value="570587004" calcext:value-type="float">
            <text:p>570587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5-750-750/Pañales-Pampers-Mega-Confort-Sec-Talla-XG-Paquete-28-Unidades-1-219575.jpg?v=636707203030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301];['file:///home/hernan/Descargas/BD%20BabyPromo.xlsx'#$CodBabyPromo.$B$1:.$I$198];8;0)" office:value-type="string" office:string-value="x2000055" calcext:value-type="string">
            <text:p>x200005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Pampers Confort Sec Talla M Paquete 72 unidPañales para Bebé Pampers Confort Sec Talla M Paquete 72 unid</text:p>
          </table:table-cell>
          <table:table-cell table:style-name="ce1" office:value-type="float" office:value="570588001" calcext:value-type="float">
            <text:p>570588001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5-750-750/frontal-118599.jpg?v=636796296855600000" xlink:type="simple">https://wongfood.vteximg.com.br/arquivos/ids/261725-750-750/frontal-118599.jpg?v=6367962968556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302];['file:///home/hernan/Descargas/BD%20BabyPromo.xlsx'#$CodBabyPromo.$B$1:.$I$198];8;0)" office:value-type="string" office:string-value="x2000056" calcext:value-type="string">
            <text:p>x200005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Pampers Confort Sec Talla XG Paquete 48 unidPañales para Bebé Pampers Confort Sec Talla XG Paquete 48 unid</text:p>
          </table:table-cell>
          <table:table-cell table:style-name="ce1" office:value-type="float" office:value="570588002" calcext:value-type="float">
            <text:p>570588002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4-750-750/frontal-118600.jpg?v=636796296849500000" xlink:type="simple">https://wongfood.vteximg.com.br/arquivos/ids/261724-750-750/frontal-118600.jpg?v=6367962968495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303];['file:///home/hernan/Descargas/BD%20BabyPromo.xlsx'#$CodBabyPromo.$B$1:.$I$198];8;0)" office:value-type="string" office:string-value="x2000057" calcext:value-type="string">
            <text:p>x2000057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Babysec Super Premium Talla P Paquete 68 unidPañales para Bebé Babysec Super Premium Talla P Paquete 68 unid</text:p>
          </table:table-cell>
          <table:table-cell table:style-name="ce1" office:value-type="float" office:value="575775001" calcext:value-type="float">
            <text:p>575775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798-750-750/575775001-01-148924.jpg?v=636845545258730000" xlink:type="simple">https://wongfood.vteximg.com.br/arquivos/ids/272798-750-750/575775001-01-148924.jpg?v=6368455452587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9.50</text:p>
          </table:table-cell>
          <table:table-cell table:style-name="ce1" office:value-type="string" calcext:value-type="string">
            <text:p>Metro</text:p>
          </table:table-cell>
          <table:table-cell table:formula="of:=VLOOKUP([.C304];['file:///home/hernan/Descargas/BD%20BabyPromo.xlsx'#$CodBabyPromo.$B$1:.$I$198];8;0)" office:value-type="string" office:string-value="x2000058" calcext:value-type="string">
            <text:p>x200005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Babysec Super Premium Talla M Paquete 62 unidPañales para Bebé Babysec Super Premium Talla M Paquete 62 unid</text:p>
          </table:table-cell>
          <table:table-cell table:style-name="ce1" office:value-type="float" office:value="575775002" calcext:value-type="float">
            <text:p>575775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799-750-750/575775002-01-148925.jpg?v=636845545269200000" xlink:type="simple">https://wongfood.vteximg.com.br/arquivos/ids/272799-750-750/575775002-01-148925.jpg?v=636845545269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9.50</text:p>
          </table:table-cell>
          <table:table-cell table:style-name="ce1" office:value-type="string" calcext:value-type="string">
            <text:p>Metro</text:p>
          </table:table-cell>
          <table:table-cell table:formula="of:=VLOOKUP([.C305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Babysec Super Premium Talla G Paquete 56 unidPañales para Bebé Babysec Super Premium Talla G Paquete 56 unid</text:p>
          </table:table-cell>
          <table:table-cell table:style-name="ce1" office:value-type="float" office:value="575775003" calcext:value-type="float">
            <text:p>575775003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0-750-750/575775003-01-148926.jpg?v=636845545327200000" xlink:type="simple">https://wongfood.vteximg.com.br/arquivos/ids/272800-750-750/575775003-01-148926.jpg?v=636845545327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9.50</text:p>
          </table:table-cell>
          <table:table-cell table:style-name="ce1" office:value-type="string" calcext:value-type="string">
            <text:p>Metro</text:p>
          </table:table-cell>
          <table:table-cell table:formula="of:=VLOOKUP([.C306];['file:///home/hernan/Descargas/BD%20BabyPromo.xlsx'#$CodBabyPromo.$B$1:.$I$198];8;0)" office:value-type="string" office:string-value="x2000060" calcext:value-type="string">
            <text:p>x200006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Babysec Super Premium Talla XG Paquete 46 unidPañales para Bebé Babysec Super Premium Talla XG Paquete 46 unid</text:p>
          </table:table-cell>
          <table:table-cell table:style-name="ce1" office:value-type="float" office:value="575775004" calcext:value-type="float">
            <text:p>575775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1-750-750/575775004-01-148927.jpg?v=636845545344270000" xlink:type="simple">https://wongfood.vteximg.com.br/arquivos/ids/272801-750-750/575775004-01-148927.jpg?v=63684554534427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9.50</text:p>
          </table:table-cell>
          <table:table-cell table:style-name="ce1" office:value-type="string" calcext:value-type="string">
            <text:p>Metro</text:p>
          </table:table-cell>
          <table:table-cell table:formula="of:=VLOOKUP([.C307];['file:///home/hernan/Descargas/BD%20BabyPromo.xlsx'#$CodBabyPromo.$B$1:.$I$198];8;0)" office:value-type="string" office:string-value="x2000061" calcext:value-type="string">
            <text:p>x200006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Babysec Super Premium Talla XXG Paquete 42 unidPañales para Bebé Babysec Super Premium Talla XXG Paquete 42 unid</text:p>
          </table:table-cell>
          <table:table-cell table:style-name="ce1" office:value-type="float" office:value="575775005" calcext:value-type="float">
            <text:p>575775005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2-750-750/575775005-01-148928.jpg?v=636845545462200000" xlink:type="simple">https://wongfood.vteximg.com.br/arquivos/ids/272802-750-750/575775005-01-148928.jpg?v=636845545462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9.50</text:p>
          </table:table-cell>
          <table:table-cell table:style-name="ce1" office:value-type="string" calcext:value-type="string">
            <text:p>Metro</text:p>
          </table:table-cell>
          <table:table-cell table:formula="of:=VLOOKUP([.C308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Ninet Talla M Paquete 72 unidPañales para Bebé Ninet Talla M Paquete 72 unid</text:p>
          </table:table-cell>
          <table:table-cell table:style-name="ce1" office:value-type="float" office:value="702188001" calcext:value-type="float">
            <text:p>702188001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0-750-750/Pañales-Hiperpack-Ninet-Talla-M-Paquete-72-Unidades-1-154819.jpg?v=6367538528260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309];['file:///home/hernan/Descargas/BD%20BabyPromo.xlsx'#$CodBabyPromo.$B$1:.$I$198];8;0)" office:value-type="string" office:string-value="x2000063" calcext:value-type="string">
            <text:p>x200006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Ninet Talla L Paquete 64 unidPañales para Bebé Ninet Talla L Paquete 64 unid</text:p>
          </table:table-cell>
          <table:table-cell table:style-name="ce1" office:value-type="float" office:value="702188002" calcext:value-type="float">
            <text:p>702188002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1-750-750/Pañales-Hiperpack-Ninet-Talla-L-Paquete-64-Unidades-1-154820.jpg?v=6367538528309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310];['file:///home/hernan/Descargas/BD%20BabyPromo.xlsx'#$CodBabyPromo.$B$1:.$I$198];8;0)" office:value-type="string" office:string-value="x2000064" calcext:value-type="string">
            <text:p>x200006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Ninet Talla XL Paquete 52 unidPañales para Bebé Ninet Talla XL Paquete 52 unid</text:p>
          </table:table-cell>
          <table:table-cell table:style-name="ce1" office:value-type="float" office:value="702188003" calcext:value-type="float">
            <text:p>702188003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2-750-750/Pañales-Hiperpack-Ninet-Talla-XL-Paquete-52-Unidades-1-154821.jpg?v=6367538528368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311];['file:///home/hernan/Descargas/BD%20BabyPromo.xlsx'#$CodBabyPromo.$B$1:.$I$198];8;0)" office:value-type="string" office:string-value="x2000065" calcext:value-type="string">
            <text:p>x200006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Babysec Premium Talla XG Paquete 104 unidPañales para Bebé Babysec Premium Talla XG Paquete 104 unid</text:p>
          </table:table-cell>
          <table:table-cell table:style-name="ce1" office:value-type="float" office:value="717209001" calcext:value-type="float">
            <text:p>717209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224-750-750/717209001-1.jpg?v=636675375991700000" xlink:type="simple">https://wongfood.vteximg.com.br/arquivos/ids/233224-750-750/717209001-1.jpg?v=63667537599170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312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Babysec Premium Talla XXG Paquete 96 unidPañales para Bebé Babysec Premium Talla XXG Paquete 96 unid</text:p>
          </table:table-cell>
          <table:table-cell table:style-name="ce1" office:value-type="float" office:value="717209002" calcext:value-type="float">
            <text:p>717209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322-750-750/717209002-1.jpg?v=636675950645270000" xlink:type="simple">https://wongfood.vteximg.com.br/arquivos/ids/233322-750-750/717209002-1.jpg?v=63667595064527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313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Huggies Active Sec Talla M Paquete 64 unidPañales para Bebé Huggies Active Sec Talla M Paquete 64 unid</text:p>
          </table:table-cell>
          <table:table-cell table:style-name="ce1" office:value-type="float" office:value="717431001" calcext:value-type="float">
            <text:p>717431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1-750-750/717431001-01-237363.jpg?v=636730525542400000" xlink:type="simple">https://wongfood.vteximg.com.br/arquivos/ids/245671-750-750/717431001-01-237363.jpg?v=6367305255424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314];['file:///home/hernan/Descargas/BD%20BabyPromo.xlsx'#$CodBabyPromo.$B$1:.$I$198];8;0)" office:value-type="string" office:string-value="x2000068" calcext:value-type="string">
            <text:p>x200006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Huggies Active Sec Talla G Paquete 58 unidPañales para Bebé Huggies Active Sec Talla G Paquete 58 unid</text:p>
          </table:table-cell>
          <table:table-cell table:style-name="ce1" office:value-type="float" office:value="717431002" calcext:value-type="float">
            <text:p>717431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2-750-750/717431002-01-237364.jpg?v=636730525547600000" xlink:type="simple">https://wongfood.vteximg.com.br/arquivos/ids/245672-750-750/717431002-01-237364.jpg?v=636730525547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315];['file:///home/hernan/Descargas/BD%20BabyPromo.xlsx'#$CodBabyPromo.$B$1:.$I$198];8;0)" office:value-type="string" office:string-value="x2000069" calcext:value-type="string">
            <text:p>x200006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Huggies Active Sec Talla XG Paquete 48 unidPañales para Bebé Huggies Active Sec Talla XG Paquete 48 unid</text:p>
          </table:table-cell>
          <table:table-cell table:style-name="ce1" office:value-type="float" office:value="717431003" calcext:value-type="float">
            <text:p>717431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3-750-750/717431003-01-237365.jpg?v=636730525551970000" xlink:type="simple">https://wongfood.vteximg.com.br/arquivos/ids/245673-750-750/717431003-01-237365.jpg?v=63673052555197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316];['file:///home/hernan/Descargas/BD%20BabyPromo.xlsx'#$CodBabyPromo.$B$1:.$I$198];8;0)" office:value-type="string" office:string-value="x2000070" calcext:value-type="string">
            <text:p>x200007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Huggies Active Sec Talla XXG Paquete 44 unidPañales para Bebé Huggies Active Sec Talla XXG Paquete 44 unid</text:p>
          </table:table-cell>
          <table:table-cell table:style-name="ce1" office:value-type="float" office:value="717431004" calcext:value-type="float">
            <text:p>717431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4-750-750/717431004-01-237366.jpg?v=636730525559330000" xlink:type="simple">https://wongfood.vteximg.com.br/arquivos/ids/245674-750-750/717431004-01-237366.jpg?v=63673052555933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317];['file:///home/hernan/Descargas/BD%20BabyPromo.xlsx'#$CodBabyPromo.$B$1:.$I$198];8;0)" office:value-type="string" office:string-value="x2000071" calcext:value-type="string">
            <text:p>x200007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Huggies Natural Care Niñas Talla XG Paquete 42 unidPañales para Bebé Huggies Natural Care Niñas Talla XG Paquete 42 unid</text:p>
          </table:table-cell>
          <table:table-cell table:style-name="ce1" office:value-type="float" office:value="727565001" calcext:value-type="float">
            <text:p>727565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2-750-750/Pañales-Huggies-Hiperpack-Natural-Care-Niña-XG-Paquete-42-Unidades-1-14376547.jpg?v=6367005062976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318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Huggies Natural Care Niñas Talla XXG Paquete 38 unidPañales para Bebé Huggies Natural Care Niñas Talla XXG Paquete 38 unid</text:p>
          </table:table-cell>
          <table:table-cell table:style-name="ce1" office:value-type="float" office:value="727565002" calcext:value-type="float">
            <text:p>727565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3-750-750/Pañales-Huggies-Hiperpack-Natural-Care-Niña-XXG-Paquete-38-Unidades-1-14376548.jpg?v=636700506300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319];['file:///home/hernan/Descargas/BD%20BabyPromo.xlsx'#$CodBabyPromo.$B$1:.$I$198];8;0)" office:value-type="string" office:string-value="x2000073" calcext:value-type="string">
            <text:p>x200007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Huggies Natural Care Niños Talla XG Paquete 42 unidPañales para Bebé Huggies Natural Care Niños Talla XG Paquete 42 unid</text:p>
          </table:table-cell>
          <table:table-cell table:style-name="ce1" office:value-type="float" office:value="727566001" calcext:value-type="float">
            <text:p>727566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4-750-750/Pañales-Huggies-Hiperpack-Natural-Care-Niño-XG-Paquete-42-Unidades-1-14376549.jpg?v=6367005063049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320];['file:///home/hernan/Descargas/BD%20BabyPromo.xlsx'#$CodBabyPromo.$B$1:.$I$198];8;0)" office:value-type="string" office:string-value="x2000034" calcext:value-type="string">
            <text:p>x200003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Huggies Active Sec Ajuste Perfecto Talla G Paquete 28 unidPañales para Bebé Huggies Active Sec Ajuste Perfecto Talla G Paquete 28 unid</text:p>
          </table:table-cell>
          <table:table-cell table:style-name="ce1" office:value-type="float" office:value="727567002" calcext:value-type="float">
            <text:p>7275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6-750-750/Pañales-Huggies-Active-Sec-Ajuste-Perfecto-Talla-G-Paquete-28-Und-1-14376552.jpg?v=6367246932086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321];['file:///home/hernan/Descargas/BD%20BabyPromo.xlsx'#$CodBabyPromo.$B$1:.$I$198];8;0)" office:value-type="string" office:string-value="x2000076" calcext:value-type="string">
            <text:p>x200007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Huggies Active Sec Ajuste Perfecto Talla XG Paquete 22 unidPañales para Bebé Huggies Active Sec Ajuste Perfecto Talla XG Paquete 22 unid</text:p>
          </table:table-cell>
          <table:table-cell table:style-name="ce1" office:value-type="float" office:value="727569001" calcext:value-type="float">
            <text:p>727569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7-750-750/Pañales-Huggies-Active-Sec-Ajuste-Perfecto-Talla-XG-Paquete-22-Und-1-14376553.jpg?v=6367246932123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322];['file:///home/hernan/Descargas/BD%20BabyPromo.xlsx'#$CodBabyPromo.$B$1:.$I$198];8;0)" office:value-type="string" office:string-value="x2000077" calcext:value-type="string">
            <text:p>x200007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Huggies Active Sec Ajuste Perfecto Talla XXG Paquete 20 unidPañales para Bebé Huggies Active Sec Ajuste Perfecto Talla XXG Paquete 20 unid</text:p>
          </table:table-cell>
          <table:table-cell table:style-name="ce1" office:value-type="float" office:value="727569002" calcext:value-type="float">
            <text:p>727569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8-750-750/Pañales-Huggies-Active-Sec-Ajuste-Perfecto-Talla-XXG-Paquete-20-Und-1-14376554.jpg?v=6367246932154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323];['file:///home/hernan/Descargas/BD%20BabyPromo.xlsx'#$CodBabyPromo.$B$1:.$I$198];8;0)" office:value-type="string" office:string-value="x2000078" calcext:value-type="string">
            <text:p>x200007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Huggies Active Sec Talla G Paquete 116 unidPañales para Bebé Huggies Active Sec Talla G Paquete 116 unid</text:p>
          </table:table-cell>
          <table:table-cell table:style-name="ce1" office:value-type="float" office:value="732128001" calcext:value-type="float">
            <text:p>732128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0-750-750/732128001-1.jpg?v=636747909511030000" xlink:type="simple">https://wongfood.vteximg.com.br/arquivos/ids/250550-750-750/732128001-1.jpg?v=63674790951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324];['file:///home/hernan/Descargas/BD%20BabyPromo.xlsx'#$CodBabyPromo.$B$1:.$I$198];8;0)" office:value-type="string" office:string-value="x2000037" calcext:value-type="string">
            <text:p>x200003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Huggies Active Sec Talla XG Paquete 96 unid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325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Huggies Active Sec Talla XXG Paquete 88 unidPañales para Bebé Huggies Active Sec Talla XXG Paquete 88 unid</text:p>
          </table:table-cell>
          <table:table-cell table:style-name="ce1" office:value-type="float" office:value="732128004" calcext:value-type="float">
            <text:p>732128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3-750-750/732128004-1.jpg?v=636747910463400000" xlink:type="simple">https://wongfood.vteximg.com.br/arquivos/ids/250553-750-750/732128004-1.jpg?v=63674791046340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326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Huggies Natural Care Unisex Talla G Paquete 52 unidPañales para Bebé Huggies Natural Care Unisex Talla G Paquete 52 unid</text:p>
          </table:table-cell>
          <table:table-cell table:style-name="ce1" office:value-type="float" office:value="752967001" calcext:value-type="float">
            <text:p>752967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327];['file:///home/hernan/Descargas/BD%20BabyPromo.xlsx'#$CodBabyPromo.$B$1:.$I$198];8;0)" office:value-type="string" office:string-value="x2000083" calcext:value-type="string">
            <text:p>x200008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Huggies Natural Care Unisex Talla M Paquete 58 unidPañales para Bebé Huggies Natural Care Unisex Talla M Paquete 58 unid</text:p>
          </table:table-cell>
          <table:table-cell table:style-name="ce1" office:value-type="float" office:value="752967002" calcext:value-type="float">
            <text:p>7529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328];['file:///home/hernan/Descargas/BD%20BabyPromo.xlsx'#$CodBabyPromo.$B$1:.$I$198];8;0)" office:value-type="string" office:string-value="x2000084" calcext:value-type="string">
            <text:p>x200008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Huggies Natural Care Unisex Talla XG Paquete 42 unidPañales para Bebé Huggies Natural Care Unisex Talla XG Paquete 42 unid</text:p>
          </table:table-cell>
          <table:table-cell table:style-name="ce1" office:value-type="float" office:value="752967003" calcext:value-type="float">
            <text:p>752967003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329];['file:///home/hernan/Descargas/BD%20BabyPromo.xlsx'#$CodBabyPromo.$B$1:.$I$198];8;0)" office:value-type="string" office:string-value="x2000085" calcext:value-type="string">
            <text:p>x200008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3" calcext:value-type="float">
            <text:p>2019313</text:p>
          </table:table-cell>
          <table:table-cell table:style-name="ce1" office:value-type="string" calcext:value-type="string">
            <text:p>Pañales para Bebé Huggies Natural Care Unisex Talla XXG Paquete 38 unidPañales para Bebé Huggies Natural Care Unisex Talla XXG Paquete 38 unid</text:p>
          </table:table-cell>
          <table:table-cell table:style-name="ce1" office:value-type="float" office:value="752967004" calcext:value-type="float">
            <text:p>7529670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330];['file:///home/hernan/Descargas/BD%20BabyPromo.xlsx'#$CodBabyPromo.$B$1:.$I$198];8;0)" office:value-type="string" office:string-value="x2000086" calcext:value-type="string">
            <text:p>x200008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Huggies Natural Care Primeros 100 Días Talla RN Paquete 60 unidPañales para Bebé Huggies Natural Care Primeros 100 Días Talla RN Paquete 60 unid</text:p>
          </table:table-cell>
          <table:table-cell table:style-name="ce1" office:value-type="float" office:value="546460" calcext:value-type="float">
            <text:p>546460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7061-750-750/Pañales-Huggies-Primeros-Dias-Recien-Nacido-Unisex-Paquete-60-Unidades-1-179057.jpg?v=6367357089430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331];['file:///home/hernan/Descargas/BD%20BabyPromo.xlsx'#$CodBabyPromo.$B$1:.$I$198];8;0)" office:value-type="string" office:string-value="x2000004" calcext:value-type="string">
            <text:p>x200000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Pampers Confort Sec Talla P Paquete 46 unidPañales para Bebé Pampers Confort Sec Talla P Paquete 46 unid</text:p>
          </table:table-cell>
          <table:table-cell table:style-name="ce1" office:value-type="float" office:value="570584" calcext:value-type="float">
            <text:p>57058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3-750-750/frontal-118598.jpg?v=636796296844330000" xlink:type="simple">https://wongfood.vteximg.com.br/arquivos/ids/261723-750-750/frontal-118598.jpg?v=6367962968443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6.50</text:p>
          </table:table-cell>
          <table:table-cell table:style-name="ce1" office:value-type="string" calcext:value-type="string">
            <text:p>Metro</text:p>
          </table:table-cell>
          <table:table-cell table:formula="of:=VLOOKUP([.C332];['file:///home/hernan/Descargas/BD%20BabyPromo.xlsx'#$CodBabyPromo.$B$1:.$I$198];8;0)" office:value-type="string" office:string-value="x2000007" calcext:value-type="string">
            <text:p>x200000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Ecológicos para Bebé Bio Baby Talla M Paquete 38 unidPañales Ecológicos para Bebé Bio Baby Talla M Paquete 38 unid</text:p>
          </table:table-cell>
          <table:table-cell table:style-name="ce1" office:value-type="float" office:value="716173" calcext:value-type="float">
            <text:p>716173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4-750-750/Pañales-Bio-Baby-Mediano-paquete-38-unidades-Pañales-Bio-Baby-mediano-paquete-38-unidades-1-219455.jpg?v=6365977925535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333];['file:///home/hernan/Descargas/BD%20BabyPromo.xlsx'#$CodBabyPromo.$B$1:.$I$198];8;0)" office:value-type="string" office:string-value="x2000008" calcext:value-type="string">
            <text:p>x200000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Ecológicos para Bebé Bio Baby Talla G Paquete 38 unidPañales Ecológicos para Bebé Bio Baby Talla G Paquete 38 unid</text:p>
          </table:table-cell>
          <table:table-cell table:style-name="ce1" office:value-type="float" office:value="716174" calcext:value-type="float">
            <text:p>716174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5-750-750/Pañales-Bio-Baby-Grande-paquete-38-unidades-1-219456.jpg?v=636597792558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334];['file:///home/hernan/Descargas/BD%20BabyPromo.xlsx'#$CodBabyPromo.$B$1:.$I$198];8;0)" office:value-type="string" office:string-value="x2000009" calcext:value-type="string">
            <text:p>x200000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Ecológicos para Bebé Bio Baby Talla XG Paquete 34 unidPañales Ecológicos para Bebé Bio Baby Talla XG Paquete 34 unid</text:p>
          </table:table-cell>
          <table:table-cell table:style-name="ce1" office:value-type="float" office:value="716175" calcext:value-type="float">
            <text:p>716175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6-750-750/Pañales-Bio-Baby-XGrande-paquete-34-unidades-Pañales-Bio-Baby-XGrandre-paquete-34-unidades--1-219457.jpg?v=636597792561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335];['file:///home/hernan/Descargas/BD%20BabyPromo.xlsx'#$CodBabyPromo.$B$1:.$I$198];8;0)" office:value-type="string" office:string-value="x2000010" calcext:value-type="string">
            <text:p>x200001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Ecológicos para Bebé Bio Baby Talla XXG Paquete 34 unidPañales Ecológicos para Bebé Bio Baby Talla XXG Paquete 34 unid</text:p>
          </table:table-cell>
          <table:table-cell table:style-name="ce1" office:value-type="float" office:value="716176" calcext:value-type="float">
            <text:p>716176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7-750-750/Pañales-Bio-Baby-XXGrande-paquete-34-unidades-Pañales-Bio-Baby-XXGrandre-paquete-34-unidades-1-219458.jpg?v=63659779256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336];['file:///home/hernan/Descargas/BD%20BabyPromo.xlsx'#$CodBabyPromo.$B$1:.$I$198];8;0)" office:value-type="string" office:string-value="x2000011" calcext:value-type="string">
            <text:p>x200001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Huggies Active Sec Ajuste Perfecto Talla M Paquete 24 UnidadesPañales Huggies Active Sec Ajuste Perfecto Talla M Paquete 24 Unidades</text:p>
          </table:table-cell>
          <table:table-cell table:style-name="ce1" office:value-type="float" office:value="727568" calcext:value-type="float">
            <text:p>72756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5427-750-750/727568-1.jpg?v=636771375287800000" xlink:type="simple">https://wongfood.vteximg.com.br/arquivos/ids/255427-750-750/727568-1.jpg?v=6367713752878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337];['file:///home/hernan/Descargas/BD%20BabyPromo.xlsx'#$CodBabyPromo.$B$1:.$I$198];8;0)" office:value-type="string" office:string-value="x2000012" calcext:value-type="string">
            <text:p>x200001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Pampers Confort Sec Talla XXG Paquete 44 unidPañales para Bebé Pampers Confort Sec Talla XXG Paquete 44 unid</text:p>
          </table:table-cell>
          <table:table-cell table:style-name="ce1" office:value-type="float" office:value="735461" calcext:value-type="float">
            <text:p>73546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338];['file:///home/hernan/Descargas/BD%20BabyPromo.xlsx'#$CodBabyPromo.$B$1:.$I$198];8;0)" office:value-type="string" office:string-value="x2000013" calcext:value-type="string">
            <text:p>x200001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Pampers Premium Care Talla P Paquete 36 unidPañales para Bebé Pampers Premium Care Talla P Paquete 36 unid</text:p>
          </table:table-cell>
          <table:table-cell table:style-name="ce1" office:value-type="float" office:value="735462" calcext:value-type="float">
            <text:p>73546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67213-750-750/Pañales-para-Bebe-Pampers-Premium-Care-Talla-P-Paquete-36-unid-1-17194630.jpg?v=6368257803825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6.90</text:p>
          </table:table-cell>
          <table:table-cell table:style-name="ce1" office:value-type="string" calcext:value-type="string">
            <text:p>Metro</text:p>
          </table:table-cell>
          <table:table-cell table:formula="of:=VLOOKUP([.C339];['file:///home/hernan/Descargas/BD%20BabyPromo.xlsx'#$CodBabyPromo.$B$1:.$I$198];8;0)" office:value-type="string" office:string-value="x2000014" calcext:value-type="string">
            <text:p>x2000014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Babysec Super Premium Talla XG Paquete 92 unidPañales para Bebé Babysec Super Premium Talla XG Paquete 92 unid</text:p>
          </table:table-cell>
          <table:table-cell table:style-name="ce1" office:value-type="float" office:value="738808" calcext:value-type="float">
            <text:p>738808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8-750-750/Pañales-para-Bebe-Babysec-Super-Premium-Talla-XG-Paquete-92-unid-1-18296749.jpg?v=63682740024920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340];['file:///home/hernan/Descargas/BD%20BabyPromo.xlsx'#$CodBabyPromo.$B$1:.$I$198];8;0)" office:value-type="string" office:string-value="x2000015" calcext:value-type="string">
            <text:p>x200001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Babysec Premium Talla XXG Paquete 84 unidPañales para Bebé Babysec Premium Talla XXG Paquete 84 unid</text:p>
          </table:table-cell>
          <table:table-cell table:style-name="ce1" office:value-type="float" office:value="738809" calcext:value-type="float">
            <text:p>738809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9-750-750/Pañales-para-Bebe-Babysec-Premium-Talla-XXG-Paquete-84-unid-1-18296750.jpg?v=63682740025453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341];['file:///home/hernan/Descargas/BD%20BabyPromo.xlsx'#$CodBabyPromo.$B$1:.$I$198];8;0)" office:value-type="string" office:string-value="x2000016" calcext:value-type="string">
            <text:p>x2000016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Babysec Premium Talla XXG Paquete 48 unidPañales para Bebé Babysec Premium Talla XXG Paquete 48 unid</text:p>
          </table:table-cell>
          <table:table-cell table:style-name="ce1" office:value-type="float" office:value="477748004" calcext:value-type="float">
            <text:p>477748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3545-750-750/477748004-01-1122.jpg?v=636849864353430000" xlink:type="simple">https://wongfood.vteximg.com.br/arquivos/ids/273545-750-750/477748004-01-1122.jpg?v=6368498643534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9.50</text:p>
          </table:table-cell>
          <table:table-cell table:style-name="ce1" office:value-type="string" calcext:value-type="string">
            <text:p>Metro</text:p>
          </table:table-cell>
          <table:table-cell table:formula="of:=VLOOKUP([.C342];['file:///home/hernan/Descargas/BD%20BabyPromo.xlsx'#$CodBabyPromo.$B$1:.$I$198];8;0)" office:value-type="string" office:string-value="x2000041" calcext:value-type="string">
            <text:p>x200004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Huggies Natural Care Ajuste Perfecto Niños Talla XXG Paquete 36 unidPañales para Bebé Huggies Natural Care Ajuste Perfecto Niños Talla XXG Paquete 36 unid</text:p>
          </table:table-cell>
          <table:table-cell table:style-name="ce1" office:value-type="float" office:value="535140004" calcext:value-type="float">
            <text:p>535140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4729-750-750/535140004-01-6448.jpg?v=636727932176200000" xlink:type="simple">https://wongfood.vteximg.com.br/arquivos/ids/244729-750-750/535140004-01-6448.jpg?v=6367279321762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343];['file:///home/hernan/Descargas/BD%20BabyPromo.xlsx'#$CodBabyPromo.$B$1:.$I$198];8;0)" office:value-type="string" office:string-value="x2000022" calcext:value-type="string">
            <text:p>x200002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Pampers Juegos y Sueños Talla G Paquete 48 unidPañales para Bebé Pampers Juegos y Sueños Talla G Paquete 48 unid</text:p>
          </table:table-cell>
          <table:table-cell table:style-name="ce1" office:value-type="float" office:value="568094001" calcext:value-type="float">
            <text:p>56809400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5-750-750/Pañal-Pampers-Juego-y-Sueños-Talla-G-Paquete-48-Unidades-1-183394.jpg?v=636596496627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344];['file:///home/hernan/Descargas/BD%20BabyPromo.xlsx'#$CodBabyPromo.$B$1:.$I$198];8;0)" office:value-type="string" office:string-value="x2000047" calcext:value-type="string">
            <text:p>x200004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Pampers Juegos y Sueños Talla XG Paquete 42 unidPañales para Bebé Pampers Juegos y Sueños Talla XG Paquete 42 unid</text:p>
          </table:table-cell>
          <table:table-cell table:style-name="ce1" office:value-type="float" office:value="568094002" calcext:value-type="float">
            <text:p>568094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6-750-750/Pañal-Pampers-Juego-y-Sueños-Talla-XG-Paquete-42-Unidades-1-183395.jpg?v=63659649663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345];['file:///home/hernan/Descargas/BD%20BabyPromo.xlsx'#$CodBabyPromo.$B$1:.$I$198];8;0)" office:value-type="string" office:string-value="x2000048" calcext:value-type="string">
            <text:p>x200004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Pampers Juegos y Sueños Talla XXG Paquete 40 unidPañales para Bebé Pampers Juegos y Sueños Talla XXG Paquete 40 unid</text:p>
          </table:table-cell>
          <table:table-cell table:style-name="ce1" office:value-type="float" office:value="568094004" calcext:value-type="float">
            <text:p>568094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7-750-750/Pañal-Pampers-Juego-y-Sueños-Talla-XXG-Paquete-40-Unidades-1-183397.jpg?v=6365964966407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346];['file:///home/hernan/Descargas/BD%20BabyPromo.xlsx'#$CodBabyPromo.$B$1:.$I$198];8;0)" office:value-type="string" office:string-value="x2000049" calcext:value-type="string">
            <text:p>x200004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Pampers Premium Care Talla G Paquete 34 unidPañales para Bebé Pampers Premium Care Talla G Paquete 34 unid</text:p>
          </table:table-cell>
          <table:table-cell table:style-name="ce1" office:value-type="float" office:value="570586003" calcext:value-type="float">
            <text:p>57058600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0-750-750/570586003-01-131051.jpg?v=636796296802100000" xlink:type="simple">https://wongfood.vteximg.com.br/arquivos/ids/261720-750-750/570586003-01-131051.jpg?v=6367962968021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347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Pampers Premium Care Talla XG Paquete 28 unidPañales para Bebé Pampers Premium Care Talla XG Paquete 28 unid</text:p>
          </table:table-cell>
          <table:table-cell table:style-name="ce1" office:value-type="float" office:value="570586004" calcext:value-type="float">
            <text:p>57058600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1-750-750/570586004-01-131052.jpg?v=636796296820230000" xlink:type="simple">https://wongfood.vteximg.com.br/arquivos/ids/261721-750-750/570586004-01-131052.jpg?v=6367962968202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348];['file:///home/hernan/Descargas/BD%20BabyPromo.xlsx'#$CodBabyPromo.$B$1:.$I$198];8;0)" office:value-type="string" office:string-value="x2000051" calcext:value-type="string">
            <text:p>x200005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Pampers Premium Care Talla XXG Paquete 28 unid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349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Pampers Confort Sec Talla G Paquete 34 unidPañales para Bebé Pampers Confort Sec Talla G Paquete 34 unid</text:p>
          </table:table-cell>
          <table:table-cell table:style-name="ce1" office:value-type="float" office:value="570587002" calcext:value-type="float">
            <text:p>570587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1-750-750/Pañales-Pampers-Mega-Confort-Sec-Talla-G-Paquete-34-Unidades-1-219573.jpg?v=6367072030140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350];['file:///home/hernan/Descargas/BD%20BabyPromo.xlsx'#$CodBabyPromo.$B$1:.$I$198];8;0)" office:value-type="string" office:string-value="x2000053" calcext:value-type="string">
            <text:p>x200005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Pampers Confort Sec Talla XXG Paquete 28 unidPañales para Bebé Pampers Confort Sec Talla XXG Paquete 28 unid</text:p>
          </table:table-cell>
          <table:table-cell table:style-name="ce1" office:value-type="float" office:value="570587003" calcext:value-type="float">
            <text:p>57058700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3-750-750/Pañales-Pampers-Mega-Confort-Sec-Talla-XXG-Paquete-28-Unidades-1-219574.jpg?v=6367072030224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351];['file:///home/hernan/Descargas/BD%20BabyPromo.xlsx'#$CodBabyPromo.$B$1:.$I$198];8;0)" office:value-type="string" office:string-value="x2000054" calcext:value-type="string">
            <text:p>x200005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Pampers Confort Sec Talla XG Paquete 28 unidPañales para Bebé Pampers Confort Sec Talla XG Paquete 28 unid</text:p>
          </table:table-cell>
          <table:table-cell table:style-name="ce1" office:value-type="float" office:value="570587004" calcext:value-type="float">
            <text:p>570587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5-750-750/Pañales-Pampers-Mega-Confort-Sec-Talla-XG-Paquete-28-Unidades-1-219575.jpg?v=636707203030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352];['file:///home/hernan/Descargas/BD%20BabyPromo.xlsx'#$CodBabyPromo.$B$1:.$I$198];8;0)" office:value-type="string" office:string-value="x2000055" calcext:value-type="string">
            <text:p>x200005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Pampers Confort Sec Talla M Paquete 72 unidPañales para Bebé Pampers Confort Sec Talla M Paquete 72 unid</text:p>
          </table:table-cell>
          <table:table-cell table:style-name="ce1" office:value-type="float" office:value="570588001" calcext:value-type="float">
            <text:p>570588001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5-750-750/frontal-118599.jpg?v=636796296855600000" xlink:type="simple">https://wongfood.vteximg.com.br/arquivos/ids/261725-750-750/frontal-118599.jpg?v=6367962968556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353];['file:///home/hernan/Descargas/BD%20BabyPromo.xlsx'#$CodBabyPromo.$B$1:.$I$198];8;0)" office:value-type="string" office:string-value="x2000056" calcext:value-type="string">
            <text:p>x200005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Pampers Confort Sec Talla XG Paquete 48 unidPañales para Bebé Pampers Confort Sec Talla XG Paquete 48 unid</text:p>
          </table:table-cell>
          <table:table-cell table:style-name="ce1" office:value-type="float" office:value="570588002" calcext:value-type="float">
            <text:p>570588002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4-750-750/frontal-118600.jpg?v=636796296849500000" xlink:type="simple">https://wongfood.vteximg.com.br/arquivos/ids/261724-750-750/frontal-118600.jpg?v=6367962968495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354];['file:///home/hernan/Descargas/BD%20BabyPromo.xlsx'#$CodBabyPromo.$B$1:.$I$198];8;0)" office:value-type="string" office:string-value="x2000057" calcext:value-type="string">
            <text:p>x2000057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Babysec Super Premium Talla P Paquete 68 unidPañales para Bebé Babysec Super Premium Talla P Paquete 68 unid</text:p>
          </table:table-cell>
          <table:table-cell table:style-name="ce1" office:value-type="float" office:value="575775001" calcext:value-type="float">
            <text:p>575775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798-750-750/575775001-01-148924.jpg?v=636845545258730000" xlink:type="simple">https://wongfood.vteximg.com.br/arquivos/ids/272798-750-750/575775001-01-148924.jpg?v=6368455452587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9.50</text:p>
          </table:table-cell>
          <table:table-cell table:style-name="ce1" office:value-type="string" calcext:value-type="string">
            <text:p>Metro</text:p>
          </table:table-cell>
          <table:table-cell table:formula="of:=VLOOKUP([.C355];['file:///home/hernan/Descargas/BD%20BabyPromo.xlsx'#$CodBabyPromo.$B$1:.$I$198];8;0)" office:value-type="string" office:string-value="x2000058" calcext:value-type="string">
            <text:p>x200005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Babysec Super Premium Talla M Paquete 62 unidPañales para Bebé Babysec Super Premium Talla M Paquete 62 unid</text:p>
          </table:table-cell>
          <table:table-cell table:style-name="ce1" office:value-type="float" office:value="575775002" calcext:value-type="float">
            <text:p>575775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799-750-750/575775002-01-148925.jpg?v=636845545269200000" xlink:type="simple">https://wongfood.vteximg.com.br/arquivos/ids/272799-750-750/575775002-01-148925.jpg?v=636845545269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9.50</text:p>
          </table:table-cell>
          <table:table-cell table:style-name="ce1" office:value-type="string" calcext:value-type="string">
            <text:p>Metro</text:p>
          </table:table-cell>
          <table:table-cell table:formula="of:=VLOOKUP([.C356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Babysec Super Premium Talla G Paquete 56 unidPañales para Bebé Babysec Super Premium Talla G Paquete 56 unid</text:p>
          </table:table-cell>
          <table:table-cell table:style-name="ce1" office:value-type="float" office:value="575775003" calcext:value-type="float">
            <text:p>575775003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0-750-750/575775003-01-148926.jpg?v=636845545327200000" xlink:type="simple">https://wongfood.vteximg.com.br/arquivos/ids/272800-750-750/575775003-01-148926.jpg?v=636845545327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9.50</text:p>
          </table:table-cell>
          <table:table-cell table:style-name="ce1" office:value-type="string" calcext:value-type="string">
            <text:p>Metro</text:p>
          </table:table-cell>
          <table:table-cell table:formula="of:=VLOOKUP([.C357];['file:///home/hernan/Descargas/BD%20BabyPromo.xlsx'#$CodBabyPromo.$B$1:.$I$198];8;0)" office:value-type="string" office:string-value="x2000060" calcext:value-type="string">
            <text:p>x200006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Babysec Super Premium Talla XG Paquete 46 unidPañales para Bebé Babysec Super Premium Talla XG Paquete 46 unid</text:p>
          </table:table-cell>
          <table:table-cell table:style-name="ce1" office:value-type="float" office:value="575775004" calcext:value-type="float">
            <text:p>575775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1-750-750/575775004-01-148927.jpg?v=636845545344270000" xlink:type="simple">https://wongfood.vteximg.com.br/arquivos/ids/272801-750-750/575775004-01-148927.jpg?v=63684554534427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9.50</text:p>
          </table:table-cell>
          <table:table-cell table:style-name="ce1" office:value-type="string" calcext:value-type="string">
            <text:p>Metro</text:p>
          </table:table-cell>
          <table:table-cell table:formula="of:=VLOOKUP([.C358];['file:///home/hernan/Descargas/BD%20BabyPromo.xlsx'#$CodBabyPromo.$B$1:.$I$198];8;0)" office:value-type="string" office:string-value="x2000061" calcext:value-type="string">
            <text:p>x200006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Babysec Super Premium Talla XXG Paquete 42 unidPañales para Bebé Babysec Super Premium Talla XXG Paquete 42 unid</text:p>
          </table:table-cell>
          <table:table-cell table:style-name="ce1" office:value-type="float" office:value="575775005" calcext:value-type="float">
            <text:p>575775005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2-750-750/575775005-01-148928.jpg?v=636845545462200000" xlink:type="simple">https://wongfood.vteximg.com.br/arquivos/ids/272802-750-750/575775005-01-148928.jpg?v=636845545462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9.50</text:p>
          </table:table-cell>
          <table:table-cell table:style-name="ce1" office:value-type="string" calcext:value-type="string">
            <text:p>Metro</text:p>
          </table:table-cell>
          <table:table-cell table:formula="of:=VLOOKUP([.C359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Ninet Talla M Paquete 72 unidPañales para Bebé Ninet Talla M Paquete 72 unid</text:p>
          </table:table-cell>
          <table:table-cell table:style-name="ce1" office:value-type="float" office:value="702188001" calcext:value-type="float">
            <text:p>702188001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0-750-750/Pañales-Hiperpack-Ninet-Talla-M-Paquete-72-Unidades-1-154819.jpg?v=6367538528260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360];['file:///home/hernan/Descargas/BD%20BabyPromo.xlsx'#$CodBabyPromo.$B$1:.$I$198];8;0)" office:value-type="string" office:string-value="x2000063" calcext:value-type="string">
            <text:p>x200006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Ninet Talla L Paquete 64 unidPañales para Bebé Ninet Talla L Paquete 64 unid</text:p>
          </table:table-cell>
          <table:table-cell table:style-name="ce1" office:value-type="float" office:value="702188002" calcext:value-type="float">
            <text:p>702188002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1-750-750/Pañales-Hiperpack-Ninet-Talla-L-Paquete-64-Unidades-1-154820.jpg?v=6367538528309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361];['file:///home/hernan/Descargas/BD%20BabyPromo.xlsx'#$CodBabyPromo.$B$1:.$I$198];8;0)" office:value-type="string" office:string-value="x2000064" calcext:value-type="string">
            <text:p>x200006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Ninet Talla XL Paquete 52 unidPañales para Bebé Ninet Talla XL Paquete 52 unid</text:p>
          </table:table-cell>
          <table:table-cell table:style-name="ce1" office:value-type="float" office:value="702188003" calcext:value-type="float">
            <text:p>702188003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2-750-750/Pañales-Hiperpack-Ninet-Talla-XL-Paquete-52-Unidades-1-154821.jpg?v=6367538528368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362];['file:///home/hernan/Descargas/BD%20BabyPromo.xlsx'#$CodBabyPromo.$B$1:.$I$198];8;0)" office:value-type="string" office:string-value="x2000065" calcext:value-type="string">
            <text:p>x200006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Babysec Premium Talla XG Paquete 104 unidPañales para Bebé Babysec Premium Talla XG Paquete 104 unid</text:p>
          </table:table-cell>
          <table:table-cell table:style-name="ce1" office:value-type="float" office:value="717209001" calcext:value-type="float">
            <text:p>717209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224-750-750/717209001-1.jpg?v=636675375991700000" xlink:type="simple">https://wongfood.vteximg.com.br/arquivos/ids/233224-750-750/717209001-1.jpg?v=63667537599170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363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Babysec Premium Talla XXG Paquete 96 unidPañales para Bebé Babysec Premium Talla XXG Paquete 96 unid</text:p>
          </table:table-cell>
          <table:table-cell table:style-name="ce1" office:value-type="float" office:value="717209002" calcext:value-type="float">
            <text:p>717209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322-750-750/717209002-1.jpg?v=636675950645270000" xlink:type="simple">https://wongfood.vteximg.com.br/arquivos/ids/233322-750-750/717209002-1.jpg?v=63667595064527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364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Huggies Active Sec Talla M Paquete 64 unidPañales para Bebé Huggies Active Sec Talla M Paquete 64 unid</text:p>
          </table:table-cell>
          <table:table-cell table:style-name="ce1" office:value-type="float" office:value="717431001" calcext:value-type="float">
            <text:p>717431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1-750-750/717431001-01-237363.jpg?v=636730525542400000" xlink:type="simple">https://wongfood.vteximg.com.br/arquivos/ids/245671-750-750/717431001-01-237363.jpg?v=6367305255424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365];['file:///home/hernan/Descargas/BD%20BabyPromo.xlsx'#$CodBabyPromo.$B$1:.$I$198];8;0)" office:value-type="string" office:string-value="x2000068" calcext:value-type="string">
            <text:p>x200006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Huggies Active Sec Talla G Paquete 58 unidPañales para Bebé Huggies Active Sec Talla G Paquete 58 unid</text:p>
          </table:table-cell>
          <table:table-cell table:style-name="ce1" office:value-type="float" office:value="717431002" calcext:value-type="float">
            <text:p>717431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2-750-750/717431002-01-237364.jpg?v=636730525547600000" xlink:type="simple">https://wongfood.vteximg.com.br/arquivos/ids/245672-750-750/717431002-01-237364.jpg?v=636730525547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366];['file:///home/hernan/Descargas/BD%20BabyPromo.xlsx'#$CodBabyPromo.$B$1:.$I$198];8;0)" office:value-type="string" office:string-value="x2000069" calcext:value-type="string">
            <text:p>x200006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Huggies Active Sec Talla XG Paquete 48 unidPañales para Bebé Huggies Active Sec Talla XG Paquete 48 unid</text:p>
          </table:table-cell>
          <table:table-cell table:style-name="ce1" office:value-type="float" office:value="717431003" calcext:value-type="float">
            <text:p>717431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3-750-750/717431003-01-237365.jpg?v=636730525551970000" xlink:type="simple">https://wongfood.vteximg.com.br/arquivos/ids/245673-750-750/717431003-01-237365.jpg?v=63673052555197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367];['file:///home/hernan/Descargas/BD%20BabyPromo.xlsx'#$CodBabyPromo.$B$1:.$I$198];8;0)" office:value-type="string" office:string-value="x2000070" calcext:value-type="string">
            <text:p>x200007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Huggies Active Sec Talla XXG Paquete 44 unidPañales para Bebé Huggies Active Sec Talla XXG Paquete 44 unid</text:p>
          </table:table-cell>
          <table:table-cell table:style-name="ce1" office:value-type="float" office:value="717431004" calcext:value-type="float">
            <text:p>717431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4-750-750/717431004-01-237366.jpg?v=636730525559330000" xlink:type="simple">https://wongfood.vteximg.com.br/arquivos/ids/245674-750-750/717431004-01-237366.jpg?v=63673052555933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368];['file:///home/hernan/Descargas/BD%20BabyPromo.xlsx'#$CodBabyPromo.$B$1:.$I$198];8;0)" office:value-type="string" office:string-value="x2000071" calcext:value-type="string">
            <text:p>x200007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Huggies Natural Care Niños Talla XG Paquete 42 unidPañales para Bebé Huggies Natural Care Niños Talla XG Paquete 42 unid</text:p>
          </table:table-cell>
          <table:table-cell table:style-name="ce1" office:value-type="float" office:value="727566001" calcext:value-type="float">
            <text:p>727566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4-750-750/Pañales-Huggies-Hiperpack-Natural-Care-Niño-XG-Paquete-42-Unidades-1-14376549.jpg?v=6367005063049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369];['file:///home/hernan/Descargas/BD%20BabyPromo.xlsx'#$CodBabyPromo.$B$1:.$I$198];8;0)" office:value-type="string" office:string-value="x2000034" calcext:value-type="string">
            <text:p>x200003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Huggies Natural Care Niños Talla XXG Paquete 38 unidPañales para Bebé Huggies Natural Care Niños Talla XXG Paquete 38 unid</text:p>
          </table:table-cell>
          <table:table-cell table:style-name="ce1" office:value-type="float" office:value="727566002" calcext:value-type="float">
            <text:p>727566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5-750-750/Pañales-Huggies-Hiperpack-Natural-Care-Niño-XXG-Paquete-38-Unidades-1-14376550.jpg?v=6367005063091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370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Huggies Active Sec Ajuste Perfecto Talla G Paquete 28 unidPañales para Bebé Huggies Active Sec Ajuste Perfecto Talla G Paquete 28 unid</text:p>
          </table:table-cell>
          <table:table-cell table:style-name="ce1" office:value-type="float" office:value="727567002" calcext:value-type="float">
            <text:p>7275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6-750-750/Pañales-Huggies-Active-Sec-Ajuste-Perfecto-Talla-G-Paquete-28-Und-1-14376552.jpg?v=6367246932086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371];['file:///home/hernan/Descargas/BD%20BabyPromo.xlsx'#$CodBabyPromo.$B$1:.$I$198];8;0)" office:value-type="string" office:string-value="x2000076" calcext:value-type="string">
            <text:p>x200007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Huggies Active Sec Ajuste Perfecto Talla XG Paquete 22 unidPañales para Bebé Huggies Active Sec Ajuste Perfecto Talla XG Paquete 22 unid</text:p>
          </table:table-cell>
          <table:table-cell table:style-name="ce1" office:value-type="float" office:value="727569001" calcext:value-type="float">
            <text:p>727569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7-750-750/Pañales-Huggies-Active-Sec-Ajuste-Perfecto-Talla-XG-Paquete-22-Und-1-14376553.jpg?v=6367246932123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372];['file:///home/hernan/Descargas/BD%20BabyPromo.xlsx'#$CodBabyPromo.$B$1:.$I$198];8;0)" office:value-type="string" office:string-value="x2000077" calcext:value-type="string">
            <text:p>x200007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Huggies Active Sec Ajuste Perfecto Talla XXG Paquete 20 unidPañales para Bebé Huggies Active Sec Ajuste Perfecto Talla XXG Paquete 20 unid</text:p>
          </table:table-cell>
          <table:table-cell table:style-name="ce1" office:value-type="float" office:value="727569002" calcext:value-type="float">
            <text:p>727569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8-750-750/Pañales-Huggies-Active-Sec-Ajuste-Perfecto-Talla-XXG-Paquete-20-Und-1-14376554.jpg?v=6367246932154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373];['file:///home/hernan/Descargas/BD%20BabyPromo.xlsx'#$CodBabyPromo.$B$1:.$I$198];8;0)" office:value-type="string" office:string-value="x2000078" calcext:value-type="string">
            <text:p>x200007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Huggies Active Sec Talla G Paquete 116 unidPañales para Bebé Huggies Active Sec Talla G Paquete 116 unid</text:p>
          </table:table-cell>
          <table:table-cell table:style-name="ce1" office:value-type="float" office:value="732128001" calcext:value-type="float">
            <text:p>732128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0-750-750/732128001-1.jpg?v=636747909511030000" xlink:type="simple">https://wongfood.vteximg.com.br/arquivos/ids/250550-750-750/732128001-1.jpg?v=63674790951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374];['file:///home/hernan/Descargas/BD%20BabyPromo.xlsx'#$CodBabyPromo.$B$1:.$I$198];8;0)" office:value-type="string" office:string-value="x2000037" calcext:value-type="string">
            <text:p>x200003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Huggies Active Sec Talla XG Paquete 96 unid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375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Huggies Active Sec Talla XXG Paquete 88 unidPañales para Bebé Huggies Active Sec Talla XXG Paquete 88 unid</text:p>
          </table:table-cell>
          <table:table-cell table:style-name="ce1" office:value-type="float" office:value="732128004" calcext:value-type="float">
            <text:p>732128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3-750-750/732128004-1.jpg?v=636747910463400000" xlink:type="simple">https://wongfood.vteximg.com.br/arquivos/ids/250553-750-750/732128004-1.jpg?v=63674791046340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376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Huggies Natural Care Unisex Talla G Paquete 52 unidPañales para Bebé Huggies Natural Care Unisex Talla G Paquete 52 unid</text:p>
          </table:table-cell>
          <table:table-cell table:style-name="ce1" office:value-type="float" office:value="752967001" calcext:value-type="float">
            <text:p>752967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377];['file:///home/hernan/Descargas/BD%20BabyPromo.xlsx'#$CodBabyPromo.$B$1:.$I$198];8;0)" office:value-type="string" office:string-value="x2000083" calcext:value-type="string">
            <text:p>x200008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Huggies Natural Care Unisex Talla M Paquete 58 unidPañales para Bebé Huggies Natural Care Unisex Talla M Paquete 58 unid</text:p>
          </table:table-cell>
          <table:table-cell table:style-name="ce1" office:value-type="float" office:value="752967002" calcext:value-type="float">
            <text:p>7529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378];['file:///home/hernan/Descargas/BD%20BabyPromo.xlsx'#$CodBabyPromo.$B$1:.$I$198];8;0)" office:value-type="string" office:string-value="x2000084" calcext:value-type="string">
            <text:p>x200008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Huggies Natural Care Unisex Talla XG Paquete 42 unidPañales para Bebé Huggies Natural Care Unisex Talla XG Paquete 42 unid</text:p>
          </table:table-cell>
          <table:table-cell table:style-name="ce1" office:value-type="float" office:value="752967003" calcext:value-type="float">
            <text:p>752967003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379];['file:///home/hernan/Descargas/BD%20BabyPromo.xlsx'#$CodBabyPromo.$B$1:.$I$198];8;0)" office:value-type="string" office:string-value="x2000085" calcext:value-type="string">
            <text:p>x200008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4" calcext:value-type="float">
            <text:p>2019314</text:p>
          </table:table-cell>
          <table:table-cell table:style-name="ce1" office:value-type="string" calcext:value-type="string">
            <text:p>Pañales para Bebé Huggies Natural Care Unisex Talla XXG Paquete 38 unidPañales para Bebé Huggies Natural Care Unisex Talla XXG Paquete 38 unid</text:p>
          </table:table-cell>
          <table:table-cell table:style-name="ce1" office:value-type="float" office:value="752967004" calcext:value-type="float">
            <text:p>7529670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380];['file:///home/hernan/Descargas/BD%20BabyPromo.xlsx'#$CodBabyPromo.$B$1:.$I$198];8;0)" office:value-type="string" office:string-value="x2000086" calcext:value-type="string">
            <text:p>x200008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Huggies Natural Care Primeros 100 Días Talla RN Paquete 60 unidPañales para Bebé Huggies Natural Care Primeros 100 Días Talla RN Paquete 60 unid</text:p>
          </table:table-cell>
          <table:table-cell table:style-name="ce1" office:value-type="float" office:value="546460" calcext:value-type="float">
            <text:p>546460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7061-750-750/Pañales-Huggies-Primeros-Dias-Recien-Nacido-Unisex-Paquete-60-Unidades-1-179057.jpg?v=6367357089430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381];['file:///home/hernan/Descargas/BD%20BabyPromo.xlsx'#$CodBabyPromo.$B$1:.$I$198];8;0)" office:value-type="string" office:string-value="x2000004" calcext:value-type="string">
            <text:p>x200000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Pampers Confort Sec Talla G Paquete 60 unidPañales para Bebé Pampers Confort Sec Talla G Paquete 60 unid</text:p>
          </table:table-cell>
          <table:table-cell table:style-name="ce1" office:value-type="float" office:value="570583" calcext:value-type="float">
            <text:p>57058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18-750-750/570583-01-118597.jpg?v=636796296756170000" xlink:type="simple">https://wongfood.vteximg.com.br/arquivos/ids/261718-750-750/570583-01-118597.jpg?v=6367962967561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382];['file:///home/hernan/Descargas/BD%20BabyPromo.xlsx'#$CodBabyPromo.$B$1:.$I$198];8;0)" office:value-type="string" office:string-value="x2000006" calcext:value-type="string">
            <text:p>x200000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Pampers Confort Sec Talla P Paquete 46 unidPañales para Bebé Pampers Confort Sec Talla P Paquete 46 unid</text:p>
          </table:table-cell>
          <table:table-cell table:style-name="ce1" office:value-type="float" office:value="570584" calcext:value-type="float">
            <text:p>57058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3-750-750/frontal-118598.jpg?v=636796296844330000" xlink:type="simple">https://wongfood.vteximg.com.br/arquivos/ids/261723-750-750/frontal-118598.jpg?v=6367962968443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6.50</text:p>
          </table:table-cell>
          <table:table-cell table:style-name="ce1" office:value-type="string" calcext:value-type="string">
            <text:p>Metro</text:p>
          </table:table-cell>
          <table:table-cell table:formula="of:=VLOOKUP([.C383];['file:///home/hernan/Descargas/BD%20BabyPromo.xlsx'#$CodBabyPromo.$B$1:.$I$198];8;0)" office:value-type="string" office:string-value="x2000007" calcext:value-type="string">
            <text:p>x200000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Ecológicos para Bebé Bio Baby Talla M Paquete 38 unidPañales Ecológicos para Bebé Bio Baby Talla M Paquete 38 unid</text:p>
          </table:table-cell>
          <table:table-cell table:style-name="ce1" office:value-type="float" office:value="716173" calcext:value-type="float">
            <text:p>716173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4-750-750/Pañales-Bio-Baby-Mediano-paquete-38-unidades-Pañales-Bio-Baby-mediano-paquete-38-unidades-1-219455.jpg?v=6365977925535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384];['file:///home/hernan/Descargas/BD%20BabyPromo.xlsx'#$CodBabyPromo.$B$1:.$I$198];8;0)" office:value-type="string" office:string-value="x2000008" calcext:value-type="string">
            <text:p>x200000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Ecológicos para Bebé Bio Baby Talla G Paquete 38 unidPañales Ecológicos para Bebé Bio Baby Talla G Paquete 38 unid</text:p>
          </table:table-cell>
          <table:table-cell table:style-name="ce1" office:value-type="float" office:value="716174" calcext:value-type="float">
            <text:p>716174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5-750-750/Pañales-Bio-Baby-Grande-paquete-38-unidades-1-219456.jpg?v=636597792558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385];['file:///home/hernan/Descargas/BD%20BabyPromo.xlsx'#$CodBabyPromo.$B$1:.$I$198];8;0)" office:value-type="string" office:string-value="x2000009" calcext:value-type="string">
            <text:p>x200000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Ecológicos para Bebé Bio Baby Talla XG Paquete 34 unidPañales Ecológicos para Bebé Bio Baby Talla XG Paquete 34 unid</text:p>
          </table:table-cell>
          <table:table-cell table:style-name="ce1" office:value-type="float" office:value="716175" calcext:value-type="float">
            <text:p>716175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6-750-750/Pañales-Bio-Baby-XGrande-paquete-34-unidades-Pañales-Bio-Baby-XGrandre-paquete-34-unidades--1-219457.jpg?v=636597792561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386];['file:///home/hernan/Descargas/BD%20BabyPromo.xlsx'#$CodBabyPromo.$B$1:.$I$198];8;0)" office:value-type="string" office:string-value="x2000010" calcext:value-type="string">
            <text:p>x200001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Ecológicos para Bebé Bio Baby Talla XXG Paquete 34 unidPañales Ecológicos para Bebé Bio Baby Talla XXG Paquete 34 unid</text:p>
          </table:table-cell>
          <table:table-cell table:style-name="ce1" office:value-type="float" office:value="716176" calcext:value-type="float">
            <text:p>716176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7-750-750/Pañales-Bio-Baby-XXGrande-paquete-34-unidades-Pañales-Bio-Baby-XXGrandre-paquete-34-unidades-1-219458.jpg?v=63659779256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387];['file:///home/hernan/Descargas/BD%20BabyPromo.xlsx'#$CodBabyPromo.$B$1:.$I$198];8;0)" office:value-type="string" office:string-value="x2000011" calcext:value-type="string">
            <text:p>x200001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Huggies Active Sec Ajuste Perfecto Talla M Paquete 24 UnidadesPañales Huggies Active Sec Ajuste Perfecto Talla M Paquete 24 Unidades</text:p>
          </table:table-cell>
          <table:table-cell table:style-name="ce1" office:value-type="float" office:value="727568" calcext:value-type="float">
            <text:p>72756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5427-750-750/727568-1.jpg?v=636771375287800000" xlink:type="simple">https://wongfood.vteximg.com.br/arquivos/ids/255427-750-750/727568-1.jpg?v=6367713752878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388];['file:///home/hernan/Descargas/BD%20BabyPromo.xlsx'#$CodBabyPromo.$B$1:.$I$198];8;0)" office:value-type="string" office:string-value="x2000012" calcext:value-type="string">
            <text:p>x200001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Pampers Confort Sec Talla XXG Paquete 44 unidPañales para Bebé Pampers Confort Sec Talla XXG Paquete 44 unid</text:p>
          </table:table-cell>
          <table:table-cell table:style-name="ce1" office:value-type="float" office:value="735461" calcext:value-type="float">
            <text:p>73546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389];['file:///home/hernan/Descargas/BD%20BabyPromo.xlsx'#$CodBabyPromo.$B$1:.$I$198];8;0)" office:value-type="string" office:string-value="x2000013" calcext:value-type="string">
            <text:p>x2000013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Babysec Super Premium Talla XG Paquete 92 unidPañales para Bebé Babysec Super Premium Talla XG Paquete 92 unid</text:p>
          </table:table-cell>
          <table:table-cell table:style-name="ce1" office:value-type="float" office:value="738808" calcext:value-type="float">
            <text:p>738808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8-750-750/Pañales-para-Bebe-Babysec-Super-Premium-Talla-XG-Paquete-92-unid-1-18296749.jpg?v=63682740024920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390];['file:///home/hernan/Descargas/BD%20BabyPromo.xlsx'#$CodBabyPromo.$B$1:.$I$198];8;0)" office:value-type="string" office:string-value="x2000015" calcext:value-type="string">
            <text:p>x200001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Babysec Premium Talla XXG Paquete 84 unidPañales para Bebé Babysec Premium Talla XXG Paquete 84 unid</text:p>
          </table:table-cell>
          <table:table-cell table:style-name="ce1" office:value-type="float" office:value="738809" calcext:value-type="float">
            <text:p>738809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9-750-750/Pañales-para-Bebe-Babysec-Premium-Talla-XXG-Paquete-84-unid-1-18296750.jpg?v=63682740025453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391];['file:///home/hernan/Descargas/BD%20BabyPromo.xlsx'#$CodBabyPromo.$B$1:.$I$198];8;0)" office:value-type="string" office:string-value="x2000016" calcext:value-type="string">
            <text:p>x2000016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Babysec Premium Talla XXG Paquete 48 unidPañales para Bebé Babysec Premium Talla XXG Paquete 48 unid</text:p>
          </table:table-cell>
          <table:table-cell table:style-name="ce1" office:value-type="float" office:value="477748004" calcext:value-type="float">
            <text:p>477748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3545-750-750/477748004-01-1122.jpg?v=636849864353430000" xlink:type="simple">https://wongfood.vteximg.com.br/arquivos/ids/273545-750-750/477748004-01-1122.jpg?v=6368498643534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9.50</text:p>
          </table:table-cell>
          <table:table-cell table:style-name="ce1" office:value-type="string" calcext:value-type="string">
            <text:p>Metro</text:p>
          </table:table-cell>
          <table:table-cell table:formula="of:=VLOOKUP([.C392];['file:///home/hernan/Descargas/BD%20BabyPromo.xlsx'#$CodBabyPromo.$B$1:.$I$198];8;0)" office:value-type="string" office:string-value="x2000041" calcext:value-type="string">
            <text:p>x200004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Huggies Natural Care Ajuste Perfecto Niños Talla XXG Paquete 36 unidPañales para Bebé Huggies Natural Care Ajuste Perfecto Niños Talla XXG Paquete 36 unid</text:p>
          </table:table-cell>
          <table:table-cell table:style-name="ce1" office:value-type="float" office:value="535140004" calcext:value-type="float">
            <text:p>535140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4729-750-750/535140004-01-6448.jpg?v=636727932176200000" xlink:type="simple">https://wongfood.vteximg.com.br/arquivos/ids/244729-750-750/535140004-01-6448.jpg?v=6367279321762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393];['file:///home/hernan/Descargas/BD%20BabyPromo.xlsx'#$CodBabyPromo.$B$1:.$I$198];8;0)" office:value-type="string" office:string-value="x2000022" calcext:value-type="string">
            <text:p>x200002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Pampers Juegos y Sueños Talla G Paquete 48 unidPañales para Bebé Pampers Juegos y Sueños Talla G Paquete 48 unid</text:p>
          </table:table-cell>
          <table:table-cell table:style-name="ce1" office:value-type="float" office:value="568094001" calcext:value-type="float">
            <text:p>56809400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5-750-750/Pañal-Pampers-Juego-y-Sueños-Talla-G-Paquete-48-Unidades-1-183394.jpg?v=636596496627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394];['file:///home/hernan/Descargas/BD%20BabyPromo.xlsx'#$CodBabyPromo.$B$1:.$I$198];8;0)" office:value-type="string" office:string-value="x2000047" calcext:value-type="string">
            <text:p>x200004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Pampers Juegos y Sueños Talla XG Paquete 42 unidPañales para Bebé Pampers Juegos y Sueños Talla XG Paquete 42 unid</text:p>
          </table:table-cell>
          <table:table-cell table:style-name="ce1" office:value-type="float" office:value="568094002" calcext:value-type="float">
            <text:p>568094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6-750-750/Pañal-Pampers-Juego-y-Sueños-Talla-XG-Paquete-42-Unidades-1-183395.jpg?v=63659649663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395];['file:///home/hernan/Descargas/BD%20BabyPromo.xlsx'#$CodBabyPromo.$B$1:.$I$198];8;0)" office:value-type="string" office:string-value="x2000048" calcext:value-type="string">
            <text:p>x200004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Pampers Juegos y Sueños Talla XXG Paquete 40 unidPañales para Bebé Pampers Juegos y Sueños Talla XXG Paquete 40 unid</text:p>
          </table:table-cell>
          <table:table-cell table:style-name="ce1" office:value-type="float" office:value="568094004" calcext:value-type="float">
            <text:p>568094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7-750-750/Pañal-Pampers-Juego-y-Sueños-Talla-XXG-Paquete-40-Unidades-1-183397.jpg?v=6365964966407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396];['file:///home/hernan/Descargas/BD%20BabyPromo.xlsx'#$CodBabyPromo.$B$1:.$I$198];8;0)" office:value-type="string" office:string-value="x2000049" calcext:value-type="string">
            <text:p>x200004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Pampers Premium Care Talla G Paquete 34 unidPañales para Bebé Pampers Premium Care Talla G Paquete 34 unid</text:p>
          </table:table-cell>
          <table:table-cell table:style-name="ce1" office:value-type="float" office:value="570586003" calcext:value-type="float">
            <text:p>57058600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0-750-750/570586003-01-131051.jpg?v=636796296802100000" xlink:type="simple">https://wongfood.vteximg.com.br/arquivos/ids/261720-750-750/570586003-01-131051.jpg?v=6367962968021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397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Pampers Premium Care Talla XG Paquete 28 unidPañales para Bebé Pampers Premium Care Talla XG Paquete 28 unid</text:p>
          </table:table-cell>
          <table:table-cell table:style-name="ce1" office:value-type="float" office:value="570586004" calcext:value-type="float">
            <text:p>57058600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1-750-750/570586004-01-131052.jpg?v=636796296820230000" xlink:type="simple">https://wongfood.vteximg.com.br/arquivos/ids/261721-750-750/570586004-01-131052.jpg?v=6367962968202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398];['file:///home/hernan/Descargas/BD%20BabyPromo.xlsx'#$CodBabyPromo.$B$1:.$I$198];8;0)" office:value-type="string" office:string-value="x2000051" calcext:value-type="string">
            <text:p>x200005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Pampers Premium Care Talla XXG Paquete 28 unid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399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Pampers Confort Sec Talla G Paquete 34 unidPañales para Bebé Pampers Confort Sec Talla G Paquete 34 unid</text:p>
          </table:table-cell>
          <table:table-cell table:style-name="ce1" office:value-type="float" office:value="570587002" calcext:value-type="float">
            <text:p>570587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1-750-750/Pañales-Pampers-Mega-Confort-Sec-Talla-G-Paquete-34-Unidades-1-219573.jpg?v=6367072030140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400];['file:///home/hernan/Descargas/BD%20BabyPromo.xlsx'#$CodBabyPromo.$B$1:.$I$198];8;0)" office:value-type="string" office:string-value="x2000053" calcext:value-type="string">
            <text:p>x200005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Pampers Confort Sec Talla XXG Paquete 28 unidPañales para Bebé Pampers Confort Sec Talla XXG Paquete 28 unid</text:p>
          </table:table-cell>
          <table:table-cell table:style-name="ce1" office:value-type="float" office:value="570587003" calcext:value-type="float">
            <text:p>57058700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3-750-750/Pañales-Pampers-Mega-Confort-Sec-Talla-XXG-Paquete-28-Unidades-1-219574.jpg?v=6367072030224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401];['file:///home/hernan/Descargas/BD%20BabyPromo.xlsx'#$CodBabyPromo.$B$1:.$I$198];8;0)" office:value-type="string" office:string-value="x2000054" calcext:value-type="string">
            <text:p>x200005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Pampers Confort Sec Talla XG Paquete 28 unidPañales para Bebé Pampers Confort Sec Talla XG Paquete 28 unid</text:p>
          </table:table-cell>
          <table:table-cell table:style-name="ce1" office:value-type="float" office:value="570587004" calcext:value-type="float">
            <text:p>570587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5-750-750/Pañales-Pampers-Mega-Confort-Sec-Talla-XG-Paquete-28-Unidades-1-219575.jpg?v=636707203030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402];['file:///home/hernan/Descargas/BD%20BabyPromo.xlsx'#$CodBabyPromo.$B$1:.$I$198];8;0)" office:value-type="string" office:string-value="x2000055" calcext:value-type="string">
            <text:p>x200005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Pampers Confort Sec Talla M Paquete 72 unidPañales para Bebé Pampers Confort Sec Talla M Paquete 72 unid</text:p>
          </table:table-cell>
          <table:table-cell table:style-name="ce1" office:value-type="float" office:value="570588001" calcext:value-type="float">
            <text:p>570588001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5-750-750/frontal-118599.jpg?v=636796296855600000" xlink:type="simple">https://wongfood.vteximg.com.br/arquivos/ids/261725-750-750/frontal-118599.jpg?v=6367962968556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403];['file:///home/hernan/Descargas/BD%20BabyPromo.xlsx'#$CodBabyPromo.$B$1:.$I$198];8;0)" office:value-type="string" office:string-value="x2000056" calcext:value-type="string">
            <text:p>x200005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Pampers Confort Sec Talla XG Paquete 48 unidPañales para Bebé Pampers Confort Sec Talla XG Paquete 48 unid</text:p>
          </table:table-cell>
          <table:table-cell table:style-name="ce1" office:value-type="float" office:value="570588002" calcext:value-type="float">
            <text:p>570588002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4-750-750/frontal-118600.jpg?v=636796296849500000" xlink:type="simple">https://wongfood.vteximg.com.br/arquivos/ids/261724-750-750/frontal-118600.jpg?v=6367962968495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404];['file:///home/hernan/Descargas/BD%20BabyPromo.xlsx'#$CodBabyPromo.$B$1:.$I$198];8;0)" office:value-type="string" office:string-value="x2000057" calcext:value-type="string">
            <text:p>x2000057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Babysec Super Premium Talla P Paquete 68 unidPañales para Bebé Babysec Super Premium Talla P Paquete 68 unid</text:p>
          </table:table-cell>
          <table:table-cell table:style-name="ce1" office:value-type="float" office:value="575775001" calcext:value-type="float">
            <text:p>575775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798-750-750/575775001-01-148924.jpg?v=636845545258730000" xlink:type="simple">https://wongfood.vteximg.com.br/arquivos/ids/272798-750-750/575775001-01-148924.jpg?v=6368455452587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9.50</text:p>
          </table:table-cell>
          <table:table-cell table:style-name="ce1" office:value-type="string" calcext:value-type="string">
            <text:p>Metro</text:p>
          </table:table-cell>
          <table:table-cell table:formula="of:=VLOOKUP([.C405];['file:///home/hernan/Descargas/BD%20BabyPromo.xlsx'#$CodBabyPromo.$B$1:.$I$198];8;0)" office:value-type="string" office:string-value="x2000058" calcext:value-type="string">
            <text:p>x200005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Babysec Super Premium Talla M Paquete 62 unidPañales para Bebé Babysec Super Premium Talla M Paquete 62 unid</text:p>
          </table:table-cell>
          <table:table-cell table:style-name="ce1" office:value-type="float" office:value="575775002" calcext:value-type="float">
            <text:p>575775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799-750-750/575775002-01-148925.jpg?v=636845545269200000" xlink:type="simple">https://wongfood.vteximg.com.br/arquivos/ids/272799-750-750/575775002-01-148925.jpg?v=636845545269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9.50</text:p>
          </table:table-cell>
          <table:table-cell table:style-name="ce1" office:value-type="string" calcext:value-type="string">
            <text:p>Metro</text:p>
          </table:table-cell>
          <table:table-cell table:formula="of:=VLOOKUP([.C406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Babysec Super Premium Talla G Paquete 56 unidPañales para Bebé Babysec Super Premium Talla G Paquete 56 unid</text:p>
          </table:table-cell>
          <table:table-cell table:style-name="ce1" office:value-type="float" office:value="575775003" calcext:value-type="float">
            <text:p>575775003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0-750-750/575775003-01-148926.jpg?v=636845545327200000" xlink:type="simple">https://wongfood.vteximg.com.br/arquivos/ids/272800-750-750/575775003-01-148926.jpg?v=636845545327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9.50</text:p>
          </table:table-cell>
          <table:table-cell table:style-name="ce1" office:value-type="string" calcext:value-type="string">
            <text:p>Metro</text:p>
          </table:table-cell>
          <table:table-cell table:formula="of:=VLOOKUP([.C407];['file:///home/hernan/Descargas/BD%20BabyPromo.xlsx'#$CodBabyPromo.$B$1:.$I$198];8;0)" office:value-type="string" office:string-value="x2000060" calcext:value-type="string">
            <text:p>x200006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Babysec Super Premium Talla XG Paquete 46 unidPañales para Bebé Babysec Super Premium Talla XG Paquete 46 unid</text:p>
          </table:table-cell>
          <table:table-cell table:style-name="ce1" office:value-type="float" office:value="575775004" calcext:value-type="float">
            <text:p>575775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1-750-750/575775004-01-148927.jpg?v=636845545344270000" xlink:type="simple">https://wongfood.vteximg.com.br/arquivos/ids/272801-750-750/575775004-01-148927.jpg?v=63684554534427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9.50</text:p>
          </table:table-cell>
          <table:table-cell table:style-name="ce1" office:value-type="string" calcext:value-type="string">
            <text:p>Metro</text:p>
          </table:table-cell>
          <table:table-cell table:formula="of:=VLOOKUP([.C408];['file:///home/hernan/Descargas/BD%20BabyPromo.xlsx'#$CodBabyPromo.$B$1:.$I$198];8;0)" office:value-type="string" office:string-value="x2000061" calcext:value-type="string">
            <text:p>x200006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Babysec Super Premium Talla XXG Paquete 42 unidPañales para Bebé Babysec Super Premium Talla XXG Paquete 42 unid</text:p>
          </table:table-cell>
          <table:table-cell table:style-name="ce1" office:value-type="float" office:value="575775005" calcext:value-type="float">
            <text:p>575775005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2-750-750/575775005-01-148928.jpg?v=636845545462200000" xlink:type="simple">https://wongfood.vteximg.com.br/arquivos/ids/272802-750-750/575775005-01-148928.jpg?v=636845545462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9.50</text:p>
          </table:table-cell>
          <table:table-cell table:style-name="ce1" office:value-type="string" calcext:value-type="string">
            <text:p>Metro</text:p>
          </table:table-cell>
          <table:table-cell table:formula="of:=VLOOKUP([.C409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Ninet Talla M Paquete 72 unidPañales para Bebé Ninet Talla M Paquete 72 unid</text:p>
          </table:table-cell>
          <table:table-cell table:style-name="ce1" office:value-type="float" office:value="702188001" calcext:value-type="float">
            <text:p>702188001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0-750-750/Pañales-Hiperpack-Ninet-Talla-M-Paquete-72-Unidades-1-154819.jpg?v=6367538528260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410];['file:///home/hernan/Descargas/BD%20BabyPromo.xlsx'#$CodBabyPromo.$B$1:.$I$198];8;0)" office:value-type="string" office:string-value="x2000063" calcext:value-type="string">
            <text:p>x200006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Ninet Talla L Paquete 64 unidPañales para Bebé Ninet Talla L Paquete 64 unid</text:p>
          </table:table-cell>
          <table:table-cell table:style-name="ce1" office:value-type="float" office:value="702188002" calcext:value-type="float">
            <text:p>702188002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1-750-750/Pañales-Hiperpack-Ninet-Talla-L-Paquete-64-Unidades-1-154820.jpg?v=6367538528309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411];['file:///home/hernan/Descargas/BD%20BabyPromo.xlsx'#$CodBabyPromo.$B$1:.$I$198];8;0)" office:value-type="string" office:string-value="x2000064" calcext:value-type="string">
            <text:p>x200006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Ninet Talla XL Paquete 52 unidPañales para Bebé Ninet Talla XL Paquete 52 unid</text:p>
          </table:table-cell>
          <table:table-cell table:style-name="ce1" office:value-type="float" office:value="702188003" calcext:value-type="float">
            <text:p>702188003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2-750-750/Pañales-Hiperpack-Ninet-Talla-XL-Paquete-52-Unidades-1-154821.jpg?v=6367538528368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412];['file:///home/hernan/Descargas/BD%20BabyPromo.xlsx'#$CodBabyPromo.$B$1:.$I$198];8;0)" office:value-type="string" office:string-value="x2000065" calcext:value-type="string">
            <text:p>x200006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Babysec Premium Talla XG Paquete 104 unidPañales para Bebé Babysec Premium Talla XG Paquete 104 unid</text:p>
          </table:table-cell>
          <table:table-cell table:style-name="ce1" office:value-type="float" office:value="717209001" calcext:value-type="float">
            <text:p>717209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224-750-750/717209001-1.jpg?v=636675375991700000" xlink:type="simple">https://wongfood.vteximg.com.br/arquivos/ids/233224-750-750/717209001-1.jpg?v=63667537599170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413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Babysec Premium Talla XXG Paquete 96 unidPañales para Bebé Babysec Premium Talla XXG Paquete 96 unid</text:p>
          </table:table-cell>
          <table:table-cell table:style-name="ce1" office:value-type="float" office:value="717209002" calcext:value-type="float">
            <text:p>717209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322-750-750/717209002-1.jpg?v=636675950645270000" xlink:type="simple">https://wongfood.vteximg.com.br/arquivos/ids/233322-750-750/717209002-1.jpg?v=63667595064527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414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Huggies Active Sec Talla M Paquete 64 unidPañales para Bebé Huggies Active Sec Talla M Paquete 64 unid</text:p>
          </table:table-cell>
          <table:table-cell table:style-name="ce1" office:value-type="float" office:value="717431001" calcext:value-type="float">
            <text:p>717431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1-750-750/717431001-01-237363.jpg?v=636730525542400000" xlink:type="simple">https://wongfood.vteximg.com.br/arquivos/ids/245671-750-750/717431001-01-237363.jpg?v=6367305255424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415];['file:///home/hernan/Descargas/BD%20BabyPromo.xlsx'#$CodBabyPromo.$B$1:.$I$198];8;0)" office:value-type="string" office:string-value="x2000068" calcext:value-type="string">
            <text:p>x200006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Huggies Active Sec Talla G Paquete 58 unidPañales para Bebé Huggies Active Sec Talla G Paquete 58 unid</text:p>
          </table:table-cell>
          <table:table-cell table:style-name="ce1" office:value-type="float" office:value="717431002" calcext:value-type="float">
            <text:p>717431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2-750-750/717431002-01-237364.jpg?v=636730525547600000" xlink:type="simple">https://wongfood.vteximg.com.br/arquivos/ids/245672-750-750/717431002-01-237364.jpg?v=636730525547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416];['file:///home/hernan/Descargas/BD%20BabyPromo.xlsx'#$CodBabyPromo.$B$1:.$I$198];8;0)" office:value-type="string" office:string-value="x2000069" calcext:value-type="string">
            <text:p>x200006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Huggies Active Sec Talla XG Paquete 48 unidPañales para Bebé Huggies Active Sec Talla XG Paquete 48 unid</text:p>
          </table:table-cell>
          <table:table-cell table:style-name="ce1" office:value-type="float" office:value="717431003" calcext:value-type="float">
            <text:p>717431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3-750-750/717431003-01-237365.jpg?v=636730525551970000" xlink:type="simple">https://wongfood.vteximg.com.br/arquivos/ids/245673-750-750/717431003-01-237365.jpg?v=63673052555197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417];['file:///home/hernan/Descargas/BD%20BabyPromo.xlsx'#$CodBabyPromo.$B$1:.$I$198];8;0)" office:value-type="string" office:string-value="x2000070" calcext:value-type="string">
            <text:p>x200007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Huggies Active Sec Talla XXG Paquete 44 unidPañales para Bebé Huggies Active Sec Talla XXG Paquete 44 unid</text:p>
          </table:table-cell>
          <table:table-cell table:style-name="ce1" office:value-type="float" office:value="717431004" calcext:value-type="float">
            <text:p>717431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4-750-750/717431004-01-237366.jpg?v=636730525559330000" xlink:type="simple">https://wongfood.vteximg.com.br/arquivos/ids/245674-750-750/717431004-01-237366.jpg?v=63673052555933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418];['file:///home/hernan/Descargas/BD%20BabyPromo.xlsx'#$CodBabyPromo.$B$1:.$I$198];8;0)" office:value-type="string" office:string-value="x2000071" calcext:value-type="string">
            <text:p>x200007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Huggies Natural Care Niños Talla XG Paquete 42 unidPañales para Bebé Huggies Natural Care Niños Talla XG Paquete 42 unid</text:p>
          </table:table-cell>
          <table:table-cell table:style-name="ce1" office:value-type="float" office:value="727566001" calcext:value-type="float">
            <text:p>727566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4-750-750/Pañales-Huggies-Hiperpack-Natural-Care-Niño-XG-Paquete-42-Unidades-1-14376549.jpg?v=6367005063049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419];['file:///home/hernan/Descargas/BD%20BabyPromo.xlsx'#$CodBabyPromo.$B$1:.$I$198];8;0)" office:value-type="string" office:string-value="x2000034" calcext:value-type="string">
            <text:p>x200003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Huggies Natural Care Niños Talla XXG Paquete 38 unidPañales para Bebé Huggies Natural Care Niños Talla XXG Paquete 38 unid</text:p>
          </table:table-cell>
          <table:table-cell table:style-name="ce1" office:value-type="float" office:value="727566002" calcext:value-type="float">
            <text:p>727566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5-750-750/Pañales-Huggies-Hiperpack-Natural-Care-Niño-XXG-Paquete-38-Unidades-1-14376550.jpg?v=6367005063091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420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Huggies Active Sec Ajuste Perfecto Talla G Paquete 28 unidPañales para Bebé Huggies Active Sec Ajuste Perfecto Talla G Paquete 28 unid</text:p>
          </table:table-cell>
          <table:table-cell table:style-name="ce1" office:value-type="float" office:value="727567002" calcext:value-type="float">
            <text:p>7275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6-750-750/Pañales-Huggies-Active-Sec-Ajuste-Perfecto-Talla-G-Paquete-28-Und-1-14376552.jpg?v=6367246932086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421];['file:///home/hernan/Descargas/BD%20BabyPromo.xlsx'#$CodBabyPromo.$B$1:.$I$198];8;0)" office:value-type="string" office:string-value="x2000076" calcext:value-type="string">
            <text:p>x200007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Huggies Active Sec Ajuste Perfecto Talla XG Paquete 22 unidPañales para Bebé Huggies Active Sec Ajuste Perfecto Talla XG Paquete 22 unid</text:p>
          </table:table-cell>
          <table:table-cell table:style-name="ce1" office:value-type="float" office:value="727569001" calcext:value-type="float">
            <text:p>727569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7-750-750/Pañales-Huggies-Active-Sec-Ajuste-Perfecto-Talla-XG-Paquete-22-Und-1-14376553.jpg?v=6367246932123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422];['file:///home/hernan/Descargas/BD%20BabyPromo.xlsx'#$CodBabyPromo.$B$1:.$I$198];8;0)" office:value-type="string" office:string-value="x2000077" calcext:value-type="string">
            <text:p>x200007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Huggies Active Sec Ajuste Perfecto Talla XXG Paquete 20 unidPañales para Bebé Huggies Active Sec Ajuste Perfecto Talla XXG Paquete 20 unid</text:p>
          </table:table-cell>
          <table:table-cell table:style-name="ce1" office:value-type="float" office:value="727569002" calcext:value-type="float">
            <text:p>727569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8-750-750/Pañales-Huggies-Active-Sec-Ajuste-Perfecto-Talla-XXG-Paquete-20-Und-1-14376554.jpg?v=6367246932154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423];['file:///home/hernan/Descargas/BD%20BabyPromo.xlsx'#$CodBabyPromo.$B$1:.$I$198];8;0)" office:value-type="string" office:string-value="x2000078" calcext:value-type="string">
            <text:p>x200007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Huggies Active Sec Talla G Paquete 116 unidPañales para Bebé Huggies Active Sec Talla G Paquete 116 unid</text:p>
          </table:table-cell>
          <table:table-cell table:style-name="ce1" office:value-type="float" office:value="732128001" calcext:value-type="float">
            <text:p>732128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0-750-750/732128001-1.jpg?v=636747909511030000" xlink:type="simple">https://wongfood.vteximg.com.br/arquivos/ids/250550-750-750/732128001-1.jpg?v=63674790951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424];['file:///home/hernan/Descargas/BD%20BabyPromo.xlsx'#$CodBabyPromo.$B$1:.$I$198];8;0)" office:value-type="string" office:string-value="x2000037" calcext:value-type="string">
            <text:p>x200003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Huggies Active Sec Talla XG Paquete 96 unid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425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Huggies Active Sec Talla XXG Paquete 88 unidPañales para Bebé Huggies Active Sec Talla XXG Paquete 88 unid</text:p>
          </table:table-cell>
          <table:table-cell table:style-name="ce1" office:value-type="float" office:value="732128004" calcext:value-type="float">
            <text:p>732128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3-750-750/732128004-1.jpg?v=636747910463400000" xlink:type="simple">https://wongfood.vteximg.com.br/arquivos/ids/250553-750-750/732128004-1.jpg?v=63674791046340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426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Huggies Natural Care Unisex Talla G Paquete 52 unidPañales para Bebé Huggies Natural Care Unisex Talla G Paquete 52 unid</text:p>
          </table:table-cell>
          <table:table-cell table:style-name="ce1" office:value-type="float" office:value="752967001" calcext:value-type="float">
            <text:p>752967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427];['file:///home/hernan/Descargas/BD%20BabyPromo.xlsx'#$CodBabyPromo.$B$1:.$I$198];8;0)" office:value-type="string" office:string-value="x2000083" calcext:value-type="string">
            <text:p>x200008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Huggies Natural Care Unisex Talla M Paquete 58 unidPañales para Bebé Huggies Natural Care Unisex Talla M Paquete 58 unid</text:p>
          </table:table-cell>
          <table:table-cell table:style-name="ce1" office:value-type="float" office:value="752967002" calcext:value-type="float">
            <text:p>7529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428];['file:///home/hernan/Descargas/BD%20BabyPromo.xlsx'#$CodBabyPromo.$B$1:.$I$198];8;0)" office:value-type="string" office:string-value="x2000084" calcext:value-type="string">
            <text:p>x200008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Huggies Natural Care Unisex Talla XG Paquete 42 unidPañales para Bebé Huggies Natural Care Unisex Talla XG Paquete 42 unid</text:p>
          </table:table-cell>
          <table:table-cell table:style-name="ce1" office:value-type="float" office:value="752967003" calcext:value-type="float">
            <text:p>752967003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429];['file:///home/hernan/Descargas/BD%20BabyPromo.xlsx'#$CodBabyPromo.$B$1:.$I$198];8;0)" office:value-type="string" office:string-value="x2000085" calcext:value-type="string">
            <text:p>x200008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5" calcext:value-type="float">
            <text:p>2019315</text:p>
          </table:table-cell>
          <table:table-cell table:style-name="ce1" office:value-type="string" calcext:value-type="string">
            <text:p>Pañales para Bebé Huggies Natural Care Unisex Talla XXG Paquete 38 unidPañales para Bebé Huggies Natural Care Unisex Talla XXG Paquete 38 unid</text:p>
          </table:table-cell>
          <table:table-cell table:style-name="ce1" office:value-type="float" office:value="752967004" calcext:value-type="float">
            <text:p>7529670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430];['file:///home/hernan/Descargas/BD%20BabyPromo.xlsx'#$CodBabyPromo.$B$1:.$I$198];8;0)" office:value-type="string" office:string-value="x2000086" calcext:value-type="string">
            <text:p>x200008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Huggies Natural Care Primeros 100 Días Talla RN Paquete 60 unidPañales para Bebé Huggies Natural Care Primeros 100 Días Talla RN Paquete 60 unid</text:p>
          </table:table-cell>
          <table:table-cell table:style-name="ce1" office:value-type="float" office:value="546460" calcext:value-type="float">
            <text:p>546460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7061-750-750/Pañales-Huggies-Primeros-Dias-Recien-Nacido-Unisex-Paquete-60-Unidades-1-179057.jpg?v=6367357089430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431];['file:///home/hernan/Descargas/BD%20BabyPromo.xlsx'#$CodBabyPromo.$B$1:.$I$198];8;0)" office:value-type="string" office:string-value="x2000004" calcext:value-type="string">
            <text:p>x200000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Pampers Confort Sec Talla P Paquete 46 unidPañales para Bebé Pampers Confort Sec Talla P Paquete 46 unid</text:p>
          </table:table-cell>
          <table:table-cell table:style-name="ce1" office:value-type="float" office:value="570584" calcext:value-type="float">
            <text:p>57058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3-750-750/frontal-118598.jpg?v=636796296844330000" xlink:type="simple">https://wongfood.vteximg.com.br/arquivos/ids/261723-750-750/frontal-118598.jpg?v=6367962968443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6.50</text:p>
          </table:table-cell>
          <table:table-cell table:style-name="ce1" office:value-type="string" calcext:value-type="string">
            <text:p>Metro</text:p>
          </table:table-cell>
          <table:table-cell table:formula="of:=VLOOKUP([.C432];['file:///home/hernan/Descargas/BD%20BabyPromo.xlsx'#$CodBabyPromo.$B$1:.$I$198];8;0)" office:value-type="string" office:string-value="x2000007" calcext:value-type="string">
            <text:p>x200000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Ecológicos para Bebé Bio Baby Talla M Paquete 38 unidPañales Ecológicos para Bebé Bio Baby Talla M Paquete 38 unid</text:p>
          </table:table-cell>
          <table:table-cell table:style-name="ce1" office:value-type="float" office:value="716173" calcext:value-type="float">
            <text:p>716173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4-750-750/Pañales-Bio-Baby-Mediano-paquete-38-unidades-Pañales-Bio-Baby-mediano-paquete-38-unidades-1-219455.jpg?v=6365977925535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433];['file:///home/hernan/Descargas/BD%20BabyPromo.xlsx'#$CodBabyPromo.$B$1:.$I$198];8;0)" office:value-type="string" office:string-value="x2000008" calcext:value-type="string">
            <text:p>x200000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Ecológicos para Bebé Bio Baby Talla G Paquete 38 unidPañales Ecológicos para Bebé Bio Baby Talla G Paquete 38 unid</text:p>
          </table:table-cell>
          <table:table-cell table:style-name="ce1" office:value-type="float" office:value="716174" calcext:value-type="float">
            <text:p>716174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5-750-750/Pañales-Bio-Baby-Grande-paquete-38-unidades-1-219456.jpg?v=636597792558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434];['file:///home/hernan/Descargas/BD%20BabyPromo.xlsx'#$CodBabyPromo.$B$1:.$I$198];8;0)" office:value-type="string" office:string-value="x2000009" calcext:value-type="string">
            <text:p>x200000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Ecológicos para Bebé Bio Baby Talla XG Paquete 34 unidPañales Ecológicos para Bebé Bio Baby Talla XG Paquete 34 unid</text:p>
          </table:table-cell>
          <table:table-cell table:style-name="ce1" office:value-type="float" office:value="716175" calcext:value-type="float">
            <text:p>716175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6-750-750/Pañales-Bio-Baby-XGrande-paquete-34-unidades-Pañales-Bio-Baby-XGrandre-paquete-34-unidades--1-219457.jpg?v=636597792561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435];['file:///home/hernan/Descargas/BD%20BabyPromo.xlsx'#$CodBabyPromo.$B$1:.$I$198];8;0)" office:value-type="string" office:string-value="x2000010" calcext:value-type="string">
            <text:p>x200001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Ecológicos para Bebé Bio Baby Talla XXG Paquete 34 unidPañales Ecológicos para Bebé Bio Baby Talla XXG Paquete 34 unid</text:p>
          </table:table-cell>
          <table:table-cell table:style-name="ce1" office:value-type="float" office:value="716176" calcext:value-type="float">
            <text:p>716176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7-750-750/Pañales-Bio-Baby-XXGrande-paquete-34-unidades-Pañales-Bio-Baby-XXGrandre-paquete-34-unidades-1-219458.jpg?v=63659779256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436];['file:///home/hernan/Descargas/BD%20BabyPromo.xlsx'#$CodBabyPromo.$B$1:.$I$198];8;0)" office:value-type="string" office:string-value="x2000011" calcext:value-type="string">
            <text:p>x200001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Huggies Active Sec Ajuste Perfecto Talla M Paquete 24 UnidadesPañales Huggies Active Sec Ajuste Perfecto Talla M Paquete 24 Unidades</text:p>
          </table:table-cell>
          <table:table-cell table:style-name="ce1" office:value-type="float" office:value="727568" calcext:value-type="float">
            <text:p>72756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5427-750-750/727568-1.jpg?v=636771375287800000" xlink:type="simple">https://wongfood.vteximg.com.br/arquivos/ids/255427-750-750/727568-1.jpg?v=6367713752878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437];['file:///home/hernan/Descargas/BD%20BabyPromo.xlsx'#$CodBabyPromo.$B$1:.$I$198];8;0)" office:value-type="string" office:string-value="x2000012" calcext:value-type="string">
            <text:p>x200001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Pampers Confort Sec Talla XXG Paquete 44 unidPañales para Bebé Pampers Confort Sec Talla XXG Paquete 44 unid</text:p>
          </table:table-cell>
          <table:table-cell table:style-name="ce1" office:value-type="float" office:value="735461" calcext:value-type="float">
            <text:p>73546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438];['file:///home/hernan/Descargas/BD%20BabyPromo.xlsx'#$CodBabyPromo.$B$1:.$I$198];8;0)" office:value-type="string" office:string-value="x2000013" calcext:value-type="string">
            <text:p>x2000013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Babysec Premium Talla XXG Paquete 84 unidPañales para Bebé Babysec Premium Talla XXG Paquete 84 unid</text:p>
          </table:table-cell>
          <table:table-cell table:style-name="ce1" office:value-type="float" office:value="738809" calcext:value-type="float">
            <text:p>738809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9-750-750/Pañales-para-Bebe-Babysec-Premium-Talla-XXG-Paquete-84-unid-1-18296750.jpg?v=63682740025453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439];['file:///home/hernan/Descargas/BD%20BabyPromo.xlsx'#$CodBabyPromo.$B$1:.$I$198];8;0)" office:value-type="string" office:string-value="x2000016" calcext:value-type="string">
            <text:p>x2000016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Babysec Premium Talla XXG Paquete 48 unidPañales para Bebé Babysec Premium Talla XXG Paquete 48 unid</text:p>
          </table:table-cell>
          <table:table-cell table:style-name="ce1" office:value-type="float" office:value="477748004" calcext:value-type="float">
            <text:p>477748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3545-750-750/477748004-01-1122.jpg?v=636849864353430000" xlink:type="simple">https://wongfood.vteximg.com.br/arquivos/ids/273545-750-750/477748004-01-1122.jpg?v=6368498643534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440];['file:///home/hernan/Descargas/BD%20BabyPromo.xlsx'#$CodBabyPromo.$B$1:.$I$198];8;0)" office:value-type="string" office:string-value="x2000041" calcext:value-type="string">
            <text:p>x200004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Huggies Natural Care Ajuste Perfecto Niños Talla XXG Paquete 36 unidPañales para Bebé Huggies Natural Care Ajuste Perfecto Niños Talla XXG Paquete 36 unid</text:p>
          </table:table-cell>
          <table:table-cell table:style-name="ce1" office:value-type="float" office:value="535140004" calcext:value-type="float">
            <text:p>535140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4729-750-750/535140004-01-6448.jpg?v=636727932176200000" xlink:type="simple">https://wongfood.vteximg.com.br/arquivos/ids/244729-750-750/535140004-01-6448.jpg?v=6367279321762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441];['file:///home/hernan/Descargas/BD%20BabyPromo.xlsx'#$CodBabyPromo.$B$1:.$I$198];8;0)" office:value-type="string" office:string-value="x2000022" calcext:value-type="string">
            <text:p>x200002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Pampers Juegos y Sueños Talla G Paquete 48 unidPañales para Bebé Pampers Juegos y Sueños Talla G Paquete 48 unid</text:p>
          </table:table-cell>
          <table:table-cell table:style-name="ce1" office:value-type="float" office:value="568094001" calcext:value-type="float">
            <text:p>56809400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5-750-750/Pañal-Pampers-Juego-y-Sueños-Talla-G-Paquete-48-Unidades-1-183394.jpg?v=636596496627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442];['file:///home/hernan/Descargas/BD%20BabyPromo.xlsx'#$CodBabyPromo.$B$1:.$I$198];8;0)" office:value-type="string" office:string-value="x2000047" calcext:value-type="string">
            <text:p>x200004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Pampers Juegos y Sueños Talla XG Paquete 42 unidPañales para Bebé Pampers Juegos y Sueños Talla XG Paquete 42 unid</text:p>
          </table:table-cell>
          <table:table-cell table:style-name="ce1" office:value-type="float" office:value="568094002" calcext:value-type="float">
            <text:p>568094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6-750-750/Pañal-Pampers-Juego-y-Sueños-Talla-XG-Paquete-42-Unidades-1-183395.jpg?v=63659649663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443];['file:///home/hernan/Descargas/BD%20BabyPromo.xlsx'#$CodBabyPromo.$B$1:.$I$198];8;0)" office:value-type="string" office:string-value="x2000048" calcext:value-type="string">
            <text:p>x200004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Pampers Juegos y Sueños Talla XXG Paquete 40 unidPañales para Bebé Pampers Juegos y Sueños Talla XXG Paquete 40 unid</text:p>
          </table:table-cell>
          <table:table-cell table:style-name="ce1" office:value-type="float" office:value="568094004" calcext:value-type="float">
            <text:p>568094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7-750-750/Pañal-Pampers-Juego-y-Sueños-Talla-XXG-Paquete-40-Unidades-1-183397.jpg?v=6365964966407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444];['file:///home/hernan/Descargas/BD%20BabyPromo.xlsx'#$CodBabyPromo.$B$1:.$I$198];8;0)" office:value-type="string" office:string-value="x2000049" calcext:value-type="string">
            <text:p>x200004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Pampers Premium Care Talla G Paquete 34 unidPañales para Bebé Pampers Premium Care Talla G Paquete 34 unid</text:p>
          </table:table-cell>
          <table:table-cell table:style-name="ce1" office:value-type="float" office:value="570586003" calcext:value-type="float">
            <text:p>57058600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0-750-750/570586003-01-131051.jpg?v=636796296802100000" xlink:type="simple">https://wongfood.vteximg.com.br/arquivos/ids/261720-750-750/570586003-01-131051.jpg?v=6367962968021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445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Pampers Premium Care Talla XG Paquete 28 unidPañales para Bebé Pampers Premium Care Talla XG Paquete 28 unid</text:p>
          </table:table-cell>
          <table:table-cell table:style-name="ce1" office:value-type="float" office:value="570586004" calcext:value-type="float">
            <text:p>57058600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1-750-750/570586004-01-131052.jpg?v=636796296820230000" xlink:type="simple">https://wongfood.vteximg.com.br/arquivos/ids/261721-750-750/570586004-01-131052.jpg?v=6367962968202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446];['file:///home/hernan/Descargas/BD%20BabyPromo.xlsx'#$CodBabyPromo.$B$1:.$I$198];8;0)" office:value-type="string" office:string-value="x2000051" calcext:value-type="string">
            <text:p>x200005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Pampers Premium Care Talla XXG Paquete 28 unid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447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Pampers Confort Sec Talla G Paquete 34 unidPañales para Bebé Pampers Confort Sec Talla G Paquete 34 unid</text:p>
          </table:table-cell>
          <table:table-cell table:style-name="ce1" office:value-type="float" office:value="570587002" calcext:value-type="float">
            <text:p>570587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1-750-750/Pañales-Pampers-Mega-Confort-Sec-Talla-G-Paquete-34-Unidades-1-219573.jpg?v=6367072030140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448];['file:///home/hernan/Descargas/BD%20BabyPromo.xlsx'#$CodBabyPromo.$B$1:.$I$198];8;0)" office:value-type="string" office:string-value="x2000053" calcext:value-type="string">
            <text:p>x200005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Pampers Confort Sec Talla XXG Paquete 28 unidPañales para Bebé Pampers Confort Sec Talla XXG Paquete 28 unid</text:p>
          </table:table-cell>
          <table:table-cell table:style-name="ce1" office:value-type="float" office:value="570587003" calcext:value-type="float">
            <text:p>57058700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3-750-750/Pañales-Pampers-Mega-Confort-Sec-Talla-XXG-Paquete-28-Unidades-1-219574.jpg?v=6367072030224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449];['file:///home/hernan/Descargas/BD%20BabyPromo.xlsx'#$CodBabyPromo.$B$1:.$I$198];8;0)" office:value-type="string" office:string-value="x2000054" calcext:value-type="string">
            <text:p>x200005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Pampers Confort Sec Talla XG Paquete 28 unidPañales para Bebé Pampers Confort Sec Talla XG Paquete 28 unid</text:p>
          </table:table-cell>
          <table:table-cell table:style-name="ce1" office:value-type="float" office:value="570587004" calcext:value-type="float">
            <text:p>570587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5-750-750/Pañales-Pampers-Mega-Confort-Sec-Talla-XG-Paquete-28-Unidades-1-219575.jpg?v=636707203030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450];['file:///home/hernan/Descargas/BD%20BabyPromo.xlsx'#$CodBabyPromo.$B$1:.$I$198];8;0)" office:value-type="string" office:string-value="x2000055" calcext:value-type="string">
            <text:p>x200005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Pampers Confort Sec Talla M Paquete 72 unidPañales para Bebé Pampers Confort Sec Talla M Paquete 72 unid</text:p>
          </table:table-cell>
          <table:table-cell table:style-name="ce1" office:value-type="float" office:value="570588001" calcext:value-type="float">
            <text:p>570588001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5-750-750/frontal-118599.jpg?v=636796296855600000" xlink:type="simple">https://wongfood.vteximg.com.br/arquivos/ids/261725-750-750/frontal-118599.jpg?v=6367962968556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451];['file:///home/hernan/Descargas/BD%20BabyPromo.xlsx'#$CodBabyPromo.$B$1:.$I$198];8;0)" office:value-type="string" office:string-value="x2000056" calcext:value-type="string">
            <text:p>x200005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Pampers Confort Sec Talla XG Paquete 48 unidPañales para Bebé Pampers Confort Sec Talla XG Paquete 48 unid</text:p>
          </table:table-cell>
          <table:table-cell table:style-name="ce1" office:value-type="float" office:value="570588002" calcext:value-type="float">
            <text:p>570588002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4-750-750/frontal-118600.jpg?v=636796296849500000" xlink:type="simple">https://wongfood.vteximg.com.br/arquivos/ids/261724-750-750/frontal-118600.jpg?v=6367962968495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452];['file:///home/hernan/Descargas/BD%20BabyPromo.xlsx'#$CodBabyPromo.$B$1:.$I$198];8;0)" office:value-type="string" office:string-value="x2000057" calcext:value-type="string">
            <text:p>x2000057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Babysec Super Premium Talla P Paquete 68 unidPañales para Bebé Babysec Super Premium Talla P Paquete 68 unid</text:p>
          </table:table-cell>
          <table:table-cell table:style-name="ce1" office:value-type="float" office:value="575775001" calcext:value-type="float">
            <text:p>575775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798-750-750/575775001-01-148924.jpg?v=636845545258730000" xlink:type="simple">https://wongfood.vteximg.com.br/arquivos/ids/272798-750-750/575775001-01-148924.jpg?v=6368455452587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453];['file:///home/hernan/Descargas/BD%20BabyPromo.xlsx'#$CodBabyPromo.$B$1:.$I$198];8;0)" office:value-type="string" office:string-value="x2000058" calcext:value-type="string">
            <text:p>x200005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Babysec Super Premium Talla M Paquete 62 unidPañales para Bebé Babysec Super Premium Talla M Paquete 62 unid</text:p>
          </table:table-cell>
          <table:table-cell table:style-name="ce1" office:value-type="float" office:value="575775002" calcext:value-type="float">
            <text:p>575775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799-750-750/575775002-01-148925.jpg?v=636845545269200000" xlink:type="simple">https://wongfood.vteximg.com.br/arquivos/ids/272799-750-750/575775002-01-148925.jpg?v=636845545269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454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Babysec Super Premium Talla G Paquete 56 unidPañales para Bebé Babysec Super Premium Talla G Paquete 56 unid</text:p>
          </table:table-cell>
          <table:table-cell table:style-name="ce1" office:value-type="float" office:value="575775003" calcext:value-type="float">
            <text:p>575775003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0-750-750/575775003-01-148926.jpg?v=636845545327200000" xlink:type="simple">https://wongfood.vteximg.com.br/arquivos/ids/272800-750-750/575775003-01-148926.jpg?v=636845545327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455];['file:///home/hernan/Descargas/BD%20BabyPromo.xlsx'#$CodBabyPromo.$B$1:.$I$198];8;0)" office:value-type="string" office:string-value="x2000060" calcext:value-type="string">
            <text:p>x200006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Babysec Super Premium Talla XG Paquete 46 unidPañales para Bebé Babysec Super Premium Talla XG Paquete 46 unid</text:p>
          </table:table-cell>
          <table:table-cell table:style-name="ce1" office:value-type="float" office:value="575775004" calcext:value-type="float">
            <text:p>575775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1-750-750/575775004-01-148927.jpg?v=636845545344270000" xlink:type="simple">https://wongfood.vteximg.com.br/arquivos/ids/272801-750-750/575775004-01-148927.jpg?v=63684554534427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456];['file:///home/hernan/Descargas/BD%20BabyPromo.xlsx'#$CodBabyPromo.$B$1:.$I$198];8;0)" office:value-type="string" office:string-value="x2000061" calcext:value-type="string">
            <text:p>x200006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Babysec Super Premium Talla XXG Paquete 42 unidPañales para Bebé Babysec Super Premium Talla XXG Paquete 42 unid</text:p>
          </table:table-cell>
          <table:table-cell table:style-name="ce1" office:value-type="float" office:value="575775005" calcext:value-type="float">
            <text:p>575775005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2-750-750/575775005-01-148928.jpg?v=636845545462200000" xlink:type="simple">https://wongfood.vteximg.com.br/arquivos/ids/272802-750-750/575775005-01-148928.jpg?v=636845545462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457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Ninet Talla M Paquete 72 unidPañales para Bebé Ninet Talla M Paquete 72 unid</text:p>
          </table:table-cell>
          <table:table-cell table:style-name="ce1" office:value-type="float" office:value="702188001" calcext:value-type="float">
            <text:p>702188001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0-750-750/Pañales-Hiperpack-Ninet-Talla-M-Paquete-72-Unidades-1-154819.jpg?v=6367538528260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458];['file:///home/hernan/Descargas/BD%20BabyPromo.xlsx'#$CodBabyPromo.$B$1:.$I$198];8;0)" office:value-type="string" office:string-value="x2000063" calcext:value-type="string">
            <text:p>x200006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Ninet Talla L Paquete 64 unidPañales para Bebé Ninet Talla L Paquete 64 unid</text:p>
          </table:table-cell>
          <table:table-cell table:style-name="ce1" office:value-type="float" office:value="702188002" calcext:value-type="float">
            <text:p>702188002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1-750-750/Pañales-Hiperpack-Ninet-Talla-L-Paquete-64-Unidades-1-154820.jpg?v=6367538528309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459];['file:///home/hernan/Descargas/BD%20BabyPromo.xlsx'#$CodBabyPromo.$B$1:.$I$198];8;0)" office:value-type="string" office:string-value="x2000064" calcext:value-type="string">
            <text:p>x200006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Ninet Talla XL Paquete 52 unidPañales para Bebé Ninet Talla XL Paquete 52 unid</text:p>
          </table:table-cell>
          <table:table-cell table:style-name="ce1" office:value-type="float" office:value="702188003" calcext:value-type="float">
            <text:p>702188003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2-750-750/Pañales-Hiperpack-Ninet-Talla-XL-Paquete-52-Unidades-1-154821.jpg?v=6367538528368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460];['file:///home/hernan/Descargas/BD%20BabyPromo.xlsx'#$CodBabyPromo.$B$1:.$I$198];8;0)" office:value-type="string" office:string-value="x2000065" calcext:value-type="string">
            <text:p>x200006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Babysec Premium Talla XG Paquete 104 unidPañales para Bebé Babysec Premium Talla XG Paquete 104 unid</text:p>
          </table:table-cell>
          <table:table-cell table:style-name="ce1" office:value-type="float" office:value="717209001" calcext:value-type="float">
            <text:p>717209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224-750-750/717209001-1.jpg?v=636675375991700000" xlink:type="simple">https://wongfood.vteximg.com.br/arquivos/ids/233224-750-750/717209001-1.jpg?v=63667537599170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461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Babysec Premium Talla XXG Paquete 96 unidPañales para Bebé Babysec Premium Talla XXG Paquete 96 unid</text:p>
          </table:table-cell>
          <table:table-cell table:style-name="ce1" office:value-type="float" office:value="717209002" calcext:value-type="float">
            <text:p>717209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322-750-750/717209002-1.jpg?v=636675950645270000" xlink:type="simple">https://wongfood.vteximg.com.br/arquivos/ids/233322-750-750/717209002-1.jpg?v=63667595064527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462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Huggies Active Sec Talla M Paquete 64 unidPañales para Bebé Huggies Active Sec Talla M Paquete 64 unid</text:p>
          </table:table-cell>
          <table:table-cell table:style-name="ce1" office:value-type="float" office:value="717431001" calcext:value-type="float">
            <text:p>717431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1-750-750/717431001-01-237363.jpg?v=636730525542400000" xlink:type="simple">https://wongfood.vteximg.com.br/arquivos/ids/245671-750-750/717431001-01-237363.jpg?v=6367305255424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463];['file:///home/hernan/Descargas/BD%20BabyPromo.xlsx'#$CodBabyPromo.$B$1:.$I$198];8;0)" office:value-type="string" office:string-value="x2000068" calcext:value-type="string">
            <text:p>x200006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Huggies Active Sec Talla G Paquete 58 unidPañales para Bebé Huggies Active Sec Talla G Paquete 58 unid</text:p>
          </table:table-cell>
          <table:table-cell table:style-name="ce1" office:value-type="float" office:value="717431002" calcext:value-type="float">
            <text:p>717431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2-750-750/717431002-01-237364.jpg?v=636730525547600000" xlink:type="simple">https://wongfood.vteximg.com.br/arquivos/ids/245672-750-750/717431002-01-237364.jpg?v=636730525547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464];['file:///home/hernan/Descargas/BD%20BabyPromo.xlsx'#$CodBabyPromo.$B$1:.$I$198];8;0)" office:value-type="string" office:string-value="x2000069" calcext:value-type="string">
            <text:p>x200006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Huggies Active Sec Talla XG Paquete 48 unidPañales para Bebé Huggies Active Sec Talla XG Paquete 48 unid</text:p>
          </table:table-cell>
          <table:table-cell table:style-name="ce1" office:value-type="float" office:value="717431003" calcext:value-type="float">
            <text:p>717431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3-750-750/717431003-01-237365.jpg?v=636730525551970000" xlink:type="simple">https://wongfood.vteximg.com.br/arquivos/ids/245673-750-750/717431003-01-237365.jpg?v=63673052555197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465];['file:///home/hernan/Descargas/BD%20BabyPromo.xlsx'#$CodBabyPromo.$B$1:.$I$198];8;0)" office:value-type="string" office:string-value="x2000070" calcext:value-type="string">
            <text:p>x200007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Huggies Active Sec Talla XXG Paquete 44 unidPañales para Bebé Huggies Active Sec Talla XXG Paquete 44 unid</text:p>
          </table:table-cell>
          <table:table-cell table:style-name="ce1" office:value-type="float" office:value="717431004" calcext:value-type="float">
            <text:p>717431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4-750-750/717431004-01-237366.jpg?v=636730525559330000" xlink:type="simple">https://wongfood.vteximg.com.br/arquivos/ids/245674-750-750/717431004-01-237366.jpg?v=63673052555933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466];['file:///home/hernan/Descargas/BD%20BabyPromo.xlsx'#$CodBabyPromo.$B$1:.$I$198];8;0)" office:value-type="string" office:string-value="x2000071" calcext:value-type="string">
            <text:p>x200007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Huggies Natural Care Niñas Talla XG Paquete 42 unidPañales para Bebé Huggies Natural Care Niñas Talla XG Paquete 42 unid</text:p>
          </table:table-cell>
          <table:table-cell table:style-name="ce1" office:value-type="float" office:value="727565001" calcext:value-type="float">
            <text:p>727565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2-750-750/Pañales-Huggies-Hiperpack-Natural-Care-Niña-XG-Paquete-42-Unidades-1-14376547.jpg?v=6367005062976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467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Huggies Natural Care Niñas Talla XXG Paquete 38 unidPañales para Bebé Huggies Natural Care Niñas Talla XXG Paquete 38 unid</text:p>
          </table:table-cell>
          <table:table-cell table:style-name="ce1" office:value-type="float" office:value="727565002" calcext:value-type="float">
            <text:p>727565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3-750-750/Pañales-Huggies-Hiperpack-Natural-Care-Niña-XXG-Paquete-38-Unidades-1-14376548.jpg?v=636700506300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468];['file:///home/hernan/Descargas/BD%20BabyPromo.xlsx'#$CodBabyPromo.$B$1:.$I$198];8;0)" office:value-type="string" office:string-value="x2000073" calcext:value-type="string">
            <text:p>x200007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Huggies Natural Care Niños Talla XG Paquete 42 unidPañales para Bebé Huggies Natural Care Niños Talla XG Paquete 42 unid</text:p>
          </table:table-cell>
          <table:table-cell table:style-name="ce1" office:value-type="float" office:value="727566001" calcext:value-type="float">
            <text:p>727566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4-750-750/Pañales-Huggies-Hiperpack-Natural-Care-Niño-XG-Paquete-42-Unidades-1-14376549.jpg?v=6367005063049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469];['file:///home/hernan/Descargas/BD%20BabyPromo.xlsx'#$CodBabyPromo.$B$1:.$I$198];8;0)" office:value-type="string" office:string-value="x2000034" calcext:value-type="string">
            <text:p>x200003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Huggies Natural Care Niños Talla XXG Paquete 38 unidPañales para Bebé Huggies Natural Care Niños Talla XXG Paquete 38 unid</text:p>
          </table:table-cell>
          <table:table-cell table:style-name="ce1" office:value-type="float" office:value="727566002" calcext:value-type="float">
            <text:p>727566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5-750-750/Pañales-Huggies-Hiperpack-Natural-Care-Niño-XXG-Paquete-38-Unidades-1-14376550.jpg?v=6367005063091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470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Huggies Active Sec Ajuste Perfecto Talla G Paquete 28 unidPañales para Bebé Huggies Active Sec Ajuste Perfecto Talla G Paquete 28 unid</text:p>
          </table:table-cell>
          <table:table-cell table:style-name="ce1" office:value-type="float" office:value="727567002" calcext:value-type="float">
            <text:p>7275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6-750-750/Pañales-Huggies-Active-Sec-Ajuste-Perfecto-Talla-G-Paquete-28-Und-1-14376552.jpg?v=6367246932086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471];['file:///home/hernan/Descargas/BD%20BabyPromo.xlsx'#$CodBabyPromo.$B$1:.$I$198];8;0)" office:value-type="string" office:string-value="x2000076" calcext:value-type="string">
            <text:p>x200007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Huggies Active Sec Ajuste Perfecto Talla XG Paquete 22 unidPañales para Bebé Huggies Active Sec Ajuste Perfecto Talla XG Paquete 22 unid</text:p>
          </table:table-cell>
          <table:table-cell table:style-name="ce1" office:value-type="float" office:value="727569001" calcext:value-type="float">
            <text:p>727569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7-750-750/Pañales-Huggies-Active-Sec-Ajuste-Perfecto-Talla-XG-Paquete-22-Und-1-14376553.jpg?v=6367246932123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472];['file:///home/hernan/Descargas/BD%20BabyPromo.xlsx'#$CodBabyPromo.$B$1:.$I$198];8;0)" office:value-type="string" office:string-value="x2000077" calcext:value-type="string">
            <text:p>x200007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Huggies Active Sec Ajuste Perfecto Talla XXG Paquete 20 unidPañales para Bebé Huggies Active Sec Ajuste Perfecto Talla XXG Paquete 20 unid</text:p>
          </table:table-cell>
          <table:table-cell table:style-name="ce1" office:value-type="float" office:value="727569002" calcext:value-type="float">
            <text:p>727569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8-750-750/Pañales-Huggies-Active-Sec-Ajuste-Perfecto-Talla-XXG-Paquete-20-Und-1-14376554.jpg?v=6367246932154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473];['file:///home/hernan/Descargas/BD%20BabyPromo.xlsx'#$CodBabyPromo.$B$1:.$I$198];8;0)" office:value-type="string" office:string-value="x2000078" calcext:value-type="string">
            <text:p>x200007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Huggies Active Sec Talla G Paquete 116 unidPañales para Bebé Huggies Active Sec Talla G Paquete 116 unid</text:p>
          </table:table-cell>
          <table:table-cell table:style-name="ce1" office:value-type="float" office:value="732128001" calcext:value-type="float">
            <text:p>732128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0-750-750/732128001-1.jpg?v=636747909511030000" xlink:type="simple">https://wongfood.vteximg.com.br/arquivos/ids/250550-750-750/732128001-1.jpg?v=63674790951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474];['file:///home/hernan/Descargas/BD%20BabyPromo.xlsx'#$CodBabyPromo.$B$1:.$I$198];8;0)" office:value-type="string" office:string-value="x2000037" calcext:value-type="string">
            <text:p>x200003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Huggies Active Sec Talla XG Paquete 96 unid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475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Huggies Active Sec Talla XXG Paquete 88 unidPañales para Bebé Huggies Active Sec Talla XXG Paquete 88 unid</text:p>
          </table:table-cell>
          <table:table-cell table:style-name="ce1" office:value-type="float" office:value="732128004" calcext:value-type="float">
            <text:p>732128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3-750-750/732128004-1.jpg?v=636747910463400000" xlink:type="simple">https://wongfood.vteximg.com.br/arquivos/ids/250553-750-750/732128004-1.jpg?v=63674791046340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476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Huggies Natural Care Unisex Talla G Paquete 52 unidPañales para Bebé Huggies Natural Care Unisex Talla G Paquete 52 unid</text:p>
          </table:table-cell>
          <table:table-cell table:style-name="ce1" office:value-type="float" office:value="752967001" calcext:value-type="float">
            <text:p>752967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477];['file:///home/hernan/Descargas/BD%20BabyPromo.xlsx'#$CodBabyPromo.$B$1:.$I$198];8;0)" office:value-type="string" office:string-value="x2000083" calcext:value-type="string">
            <text:p>x200008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Huggies Natural Care Unisex Talla M Paquete 58 unidPañales para Bebé Huggies Natural Care Unisex Talla M Paquete 58 unid</text:p>
          </table:table-cell>
          <table:table-cell table:style-name="ce1" office:value-type="float" office:value="752967002" calcext:value-type="float">
            <text:p>7529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478];['file:///home/hernan/Descargas/BD%20BabyPromo.xlsx'#$CodBabyPromo.$B$1:.$I$198];8;0)" office:value-type="string" office:string-value="x2000084" calcext:value-type="string">
            <text:p>x200008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Huggies Natural Care Unisex Talla XG Paquete 42 unidPañales para Bebé Huggies Natural Care Unisex Talla XG Paquete 42 unid</text:p>
          </table:table-cell>
          <table:table-cell table:style-name="ce1" office:value-type="float" office:value="752967003" calcext:value-type="float">
            <text:p>752967003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479];['file:///home/hernan/Descargas/BD%20BabyPromo.xlsx'#$CodBabyPromo.$B$1:.$I$198];8;0)" office:value-type="string" office:string-value="x2000085" calcext:value-type="string">
            <text:p>x200008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6" calcext:value-type="float">
            <text:p>2019316</text:p>
          </table:table-cell>
          <table:table-cell table:style-name="ce1" office:value-type="string" calcext:value-type="string">
            <text:p>Pañales para Bebé Huggies Natural Care Unisex Talla XXG Paquete 38 unidPañales para Bebé Huggies Natural Care Unisex Talla XXG Paquete 38 unid</text:p>
          </table:table-cell>
          <table:table-cell table:style-name="ce1" office:value-type="float" office:value="752967004" calcext:value-type="float">
            <text:p>7529670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480];['file:///home/hernan/Descargas/BD%20BabyPromo.xlsx'#$CodBabyPromo.$B$1:.$I$198];8;0)" office:value-type="string" office:string-value="x2000086" calcext:value-type="string">
            <text:p>x200008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Huggies Natural Care Primeros 100 Días Talla RN Paquete 60 unidPañales para Bebé Huggies Natural Care Primeros 100 Días Talla RN Paquete 60 unid</text:p>
          </table:table-cell>
          <table:table-cell table:style-name="ce1" office:value-type="float" office:value="546460" calcext:value-type="float">
            <text:p>546460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7061-750-750/Pañales-Huggies-Primeros-Dias-Recien-Nacido-Unisex-Paquete-60-Unidades-1-179057.jpg?v=6367357089430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481];['file:///home/hernan/Descargas/BD%20BabyPromo.xlsx'#$CodBabyPromo.$B$1:.$I$198];8;0)" office:value-type="string" office:string-value="x2000004" calcext:value-type="string">
            <text:p>x200000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Pampers Confort Sec Talla P Paquete 46 unidPañales para Bebé Pampers Confort Sec Talla P Paquete 46 unid</text:p>
          </table:table-cell>
          <table:table-cell table:style-name="ce1" office:value-type="float" office:value="570584" calcext:value-type="float">
            <text:p>57058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3-750-750/frontal-118598.jpg?v=636796296844330000" xlink:type="simple">https://wongfood.vteximg.com.br/arquivos/ids/261723-750-750/frontal-118598.jpg?v=6367962968443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6.50</text:p>
          </table:table-cell>
          <table:table-cell table:style-name="ce1" office:value-type="string" calcext:value-type="string">
            <text:p>Metro</text:p>
          </table:table-cell>
          <table:table-cell table:formula="of:=VLOOKUP([.C482];['file:///home/hernan/Descargas/BD%20BabyPromo.xlsx'#$CodBabyPromo.$B$1:.$I$198];8;0)" office:value-type="string" office:string-value="x2000007" calcext:value-type="string">
            <text:p>x200000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Ecológicos para Bebé Bio Baby Talla M Paquete 38 unidPañales Ecológicos para Bebé Bio Baby Talla M Paquete 38 unid</text:p>
          </table:table-cell>
          <table:table-cell table:style-name="ce1" office:value-type="float" office:value="716173" calcext:value-type="float">
            <text:p>716173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4-750-750/Pañales-Bio-Baby-Mediano-paquete-38-unidades-Pañales-Bio-Baby-mediano-paquete-38-unidades-1-219455.jpg?v=6365977925535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483];['file:///home/hernan/Descargas/BD%20BabyPromo.xlsx'#$CodBabyPromo.$B$1:.$I$198];8;0)" office:value-type="string" office:string-value="x2000008" calcext:value-type="string">
            <text:p>x200000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Ecológicos para Bebé Bio Baby Talla G Paquete 38 unidPañales Ecológicos para Bebé Bio Baby Talla G Paquete 38 unid</text:p>
          </table:table-cell>
          <table:table-cell table:style-name="ce1" office:value-type="float" office:value="716174" calcext:value-type="float">
            <text:p>716174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5-750-750/Pañales-Bio-Baby-Grande-paquete-38-unidades-1-219456.jpg?v=636597792558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484];['file:///home/hernan/Descargas/BD%20BabyPromo.xlsx'#$CodBabyPromo.$B$1:.$I$198];8;0)" office:value-type="string" office:string-value="x2000009" calcext:value-type="string">
            <text:p>x200000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Ecológicos para Bebé Bio Baby Talla XG Paquete 34 unidPañales Ecológicos para Bebé Bio Baby Talla XG Paquete 34 unid</text:p>
          </table:table-cell>
          <table:table-cell table:style-name="ce1" office:value-type="float" office:value="716175" calcext:value-type="float">
            <text:p>716175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6-750-750/Pañales-Bio-Baby-XGrande-paquete-34-unidades-Pañales-Bio-Baby-XGrandre-paquete-34-unidades--1-219457.jpg?v=636597792561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485];['file:///home/hernan/Descargas/BD%20BabyPromo.xlsx'#$CodBabyPromo.$B$1:.$I$198];8;0)" office:value-type="string" office:string-value="x2000010" calcext:value-type="string">
            <text:p>x200001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Ecológicos para Bebé Bio Baby Talla XXG Paquete 34 unidPañales Ecológicos para Bebé Bio Baby Talla XXG Paquete 34 unid</text:p>
          </table:table-cell>
          <table:table-cell table:style-name="ce1" office:value-type="float" office:value="716176" calcext:value-type="float">
            <text:p>716176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7-750-750/Pañales-Bio-Baby-XXGrande-paquete-34-unidades-Pañales-Bio-Baby-XXGrandre-paquete-34-unidades-1-219458.jpg?v=63659779256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486];['file:///home/hernan/Descargas/BD%20BabyPromo.xlsx'#$CodBabyPromo.$B$1:.$I$198];8;0)" office:value-type="string" office:string-value="x2000011" calcext:value-type="string">
            <text:p>x200001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Huggies Active Sec Ajuste Perfecto Talla M Paquete 24 UnidadesPañales Huggies Active Sec Ajuste Perfecto Talla M Paquete 24 Unidades</text:p>
          </table:table-cell>
          <table:table-cell table:style-name="ce1" office:value-type="float" office:value="727568" calcext:value-type="float">
            <text:p>72756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5427-750-750/727568-1.jpg?v=636771375287800000" xlink:type="simple">https://wongfood.vteximg.com.br/arquivos/ids/255427-750-750/727568-1.jpg?v=6367713752878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487];['file:///home/hernan/Descargas/BD%20BabyPromo.xlsx'#$CodBabyPromo.$B$1:.$I$198];8;0)" office:value-type="string" office:string-value="x2000012" calcext:value-type="string">
            <text:p>x200001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Pampers Confort Sec Talla XXG Paquete 44 unidPañales para Bebé Pampers Confort Sec Talla XXG Paquete 44 unid</text:p>
          </table:table-cell>
          <table:table-cell table:style-name="ce1" office:value-type="float" office:value="735461" calcext:value-type="float">
            <text:p>73546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488];['file:///home/hernan/Descargas/BD%20BabyPromo.xlsx'#$CodBabyPromo.$B$1:.$I$198];8;0)" office:value-type="string" office:string-value="x2000013" calcext:value-type="string">
            <text:p>x2000013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Babysec Super Premium Talla XG Paquete 92 unidPañales para Bebé Babysec Super Premium Talla XG Paquete 92 unid</text:p>
          </table:table-cell>
          <table:table-cell table:style-name="ce1" office:value-type="float" office:value="738808" calcext:value-type="float">
            <text:p>738808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8-750-750/Pañales-para-Bebe-Babysec-Super-Premium-Talla-XG-Paquete-92-unid-1-18296749.jpg?v=63682740024920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489];['file:///home/hernan/Descargas/BD%20BabyPromo.xlsx'#$CodBabyPromo.$B$1:.$I$198];8;0)" office:value-type="string" office:string-value="x2000015" calcext:value-type="string">
            <text:p>x200001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Babysec Premium Talla XXG Paquete 84 unidPañales para Bebé Babysec Premium Talla XXG Paquete 84 unid</text:p>
          </table:table-cell>
          <table:table-cell table:style-name="ce1" office:value-type="float" office:value="738809" calcext:value-type="float">
            <text:p>738809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9-750-750/Pañales-para-Bebe-Babysec-Premium-Talla-XXG-Paquete-84-unid-1-18296750.jpg?v=63682740025453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490];['file:///home/hernan/Descargas/BD%20BabyPromo.xlsx'#$CodBabyPromo.$B$1:.$I$198];8;0)" office:value-type="string" office:string-value="x2000016" calcext:value-type="string">
            <text:p>x2000016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Babysec Premium Talla XXG Paquete 48 unidPañales para Bebé Babysec Premium Talla XXG Paquete 48 unid</text:p>
          </table:table-cell>
          <table:table-cell table:style-name="ce1" office:value-type="float" office:value="477748004" calcext:value-type="float">
            <text:p>477748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3545-750-750/477748004-01-1122.jpg?v=636849864353430000" xlink:type="simple">https://wongfood.vteximg.com.br/arquivos/ids/273545-750-750/477748004-01-1122.jpg?v=6368498643534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491];['file:///home/hernan/Descargas/BD%20BabyPromo.xlsx'#$CodBabyPromo.$B$1:.$I$198];8;0)" office:value-type="string" office:string-value="x2000041" calcext:value-type="string">
            <text:p>x200004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Huggies Natural Care Ajuste Perfecto Niños Talla XXG Paquete 36 unidPañales para Bebé Huggies Natural Care Ajuste Perfecto Niños Talla XXG Paquete 36 unid</text:p>
          </table:table-cell>
          <table:table-cell table:style-name="ce1" office:value-type="float" office:value="535140004" calcext:value-type="float">
            <text:p>535140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4729-750-750/535140004-01-6448.jpg?v=636727932176200000" xlink:type="simple">https://wongfood.vteximg.com.br/arquivos/ids/244729-750-750/535140004-01-6448.jpg?v=6367279321762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492];['file:///home/hernan/Descargas/BD%20BabyPromo.xlsx'#$CodBabyPromo.$B$1:.$I$198];8;0)" office:value-type="string" office:string-value="x2000022" calcext:value-type="string">
            <text:p>x200002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Pampers Juegos y Sueños Talla G Paquete 48 unidPañales para Bebé Pampers Juegos y Sueños Talla G Paquete 48 unid</text:p>
          </table:table-cell>
          <table:table-cell table:style-name="ce1" office:value-type="float" office:value="568094001" calcext:value-type="float">
            <text:p>56809400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5-750-750/Pañal-Pampers-Juego-y-Sueños-Talla-G-Paquete-48-Unidades-1-183394.jpg?v=636596496627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493];['file:///home/hernan/Descargas/BD%20BabyPromo.xlsx'#$CodBabyPromo.$B$1:.$I$198];8;0)" office:value-type="string" office:string-value="x2000047" calcext:value-type="string">
            <text:p>x200004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Pampers Juegos y Sueños Talla XG Paquete 42 unidPañales para Bebé Pampers Juegos y Sueños Talla XG Paquete 42 unid</text:p>
          </table:table-cell>
          <table:table-cell table:style-name="ce1" office:value-type="float" office:value="568094002" calcext:value-type="float">
            <text:p>568094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6-750-750/Pañal-Pampers-Juego-y-Sueños-Talla-XG-Paquete-42-Unidades-1-183395.jpg?v=63659649663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494];['file:///home/hernan/Descargas/BD%20BabyPromo.xlsx'#$CodBabyPromo.$B$1:.$I$198];8;0)" office:value-type="string" office:string-value="x2000048" calcext:value-type="string">
            <text:p>x200004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Pampers Premium Care Talla G Paquete 34 unidPañales para Bebé Pampers Premium Care Talla G Paquete 34 unid</text:p>
          </table:table-cell>
          <table:table-cell table:style-name="ce1" office:value-type="float" office:value="570586003" calcext:value-type="float">
            <text:p>57058600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0-750-750/570586003-01-131051.jpg?v=636796296802100000" xlink:type="simple">https://wongfood.vteximg.com.br/arquivos/ids/261720-750-750/570586003-01-131051.jpg?v=6367962968021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495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Pampers Premium Care Talla XG Paquete 28 unidPañales para Bebé Pampers Premium Care Talla XG Paquete 28 unid</text:p>
          </table:table-cell>
          <table:table-cell table:style-name="ce1" office:value-type="float" office:value="570586004" calcext:value-type="float">
            <text:p>57058600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1-750-750/570586004-01-131052.jpg?v=636796296820230000" xlink:type="simple">https://wongfood.vteximg.com.br/arquivos/ids/261721-750-750/570586004-01-131052.jpg?v=6367962968202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496];['file:///home/hernan/Descargas/BD%20BabyPromo.xlsx'#$CodBabyPromo.$B$1:.$I$198];8;0)" office:value-type="string" office:string-value="x2000051" calcext:value-type="string">
            <text:p>x200005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Pampers Premium Care Talla XXG Paquete 28 unid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497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Pampers Confort Sec Talla G Paquete 34 unidPañales para Bebé Pampers Confort Sec Talla G Paquete 34 unid</text:p>
          </table:table-cell>
          <table:table-cell table:style-name="ce1" office:value-type="float" office:value="570587002" calcext:value-type="float">
            <text:p>570587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1-750-750/Pañales-Pampers-Mega-Confort-Sec-Talla-G-Paquete-34-Unidades-1-219573.jpg?v=6367072030140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498];['file:///home/hernan/Descargas/BD%20BabyPromo.xlsx'#$CodBabyPromo.$B$1:.$I$198];8;0)" office:value-type="string" office:string-value="x2000053" calcext:value-type="string">
            <text:p>x200005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Pampers Confort Sec Talla XXG Paquete 28 unidPañales para Bebé Pampers Confort Sec Talla XXG Paquete 28 unid</text:p>
          </table:table-cell>
          <table:table-cell table:style-name="ce1" office:value-type="float" office:value="570587003" calcext:value-type="float">
            <text:p>57058700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3-750-750/Pañales-Pampers-Mega-Confort-Sec-Talla-XXG-Paquete-28-Unidades-1-219574.jpg?v=6367072030224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499];['file:///home/hernan/Descargas/BD%20BabyPromo.xlsx'#$CodBabyPromo.$B$1:.$I$198];8;0)" office:value-type="string" office:string-value="x2000054" calcext:value-type="string">
            <text:p>x200005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Pampers Confort Sec Talla XG Paquete 28 unidPañales para Bebé Pampers Confort Sec Talla XG Paquete 28 unid</text:p>
          </table:table-cell>
          <table:table-cell table:style-name="ce1" office:value-type="float" office:value="570587004" calcext:value-type="float">
            <text:p>570587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5-750-750/Pañales-Pampers-Mega-Confort-Sec-Talla-XG-Paquete-28-Unidades-1-219575.jpg?v=636707203030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500];['file:///home/hernan/Descargas/BD%20BabyPromo.xlsx'#$CodBabyPromo.$B$1:.$I$198];8;0)" office:value-type="string" office:string-value="x2000055" calcext:value-type="string">
            <text:p>x200005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Pampers Confort Sec Talla M Paquete 72 unidPañales para Bebé Pampers Confort Sec Talla M Paquete 72 unid</text:p>
          </table:table-cell>
          <table:table-cell table:style-name="ce1" office:value-type="float" office:value="570588001" calcext:value-type="float">
            <text:p>570588001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5-750-750/frontal-118599.jpg?v=636796296855600000" xlink:type="simple">https://wongfood.vteximg.com.br/arquivos/ids/261725-750-750/frontal-118599.jpg?v=6367962968556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501];['file:///home/hernan/Descargas/BD%20BabyPromo.xlsx'#$CodBabyPromo.$B$1:.$I$198];8;0)" office:value-type="string" office:string-value="x2000056" calcext:value-type="string">
            <text:p>x200005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Pampers Confort Sec Talla XG Paquete 48 unidPañales para Bebé Pampers Confort Sec Talla XG Paquete 48 unid</text:p>
          </table:table-cell>
          <table:table-cell table:style-name="ce1" office:value-type="float" office:value="570588002" calcext:value-type="float">
            <text:p>570588002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4-750-750/frontal-118600.jpg?v=636796296849500000" xlink:type="simple">https://wongfood.vteximg.com.br/arquivos/ids/261724-750-750/frontal-118600.jpg?v=6367962968495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502];['file:///home/hernan/Descargas/BD%20BabyPromo.xlsx'#$CodBabyPromo.$B$1:.$I$198];8;0)" office:value-type="string" office:string-value="x2000057" calcext:value-type="string">
            <text:p>x2000057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Babysec Super Premium Talla P Paquete 68 unidPañales para Bebé Babysec Super Premium Talla P Paquete 68 unid</text:p>
          </table:table-cell>
          <table:table-cell table:style-name="ce1" office:value-type="float" office:value="575775001" calcext:value-type="float">
            <text:p>575775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798-750-750/575775001-01-148924.jpg?v=636845545258730000" xlink:type="simple">https://wongfood.vteximg.com.br/arquivos/ids/272798-750-750/575775001-01-148924.jpg?v=6368455452587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503];['file:///home/hernan/Descargas/BD%20BabyPromo.xlsx'#$CodBabyPromo.$B$1:.$I$198];8;0)" office:value-type="string" office:string-value="x2000058" calcext:value-type="string">
            <text:p>x200005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Babysec Super Premium Talla M Paquete 62 unidPañales para Bebé Babysec Super Premium Talla M Paquete 62 unid</text:p>
          </table:table-cell>
          <table:table-cell table:style-name="ce1" office:value-type="float" office:value="575775002" calcext:value-type="float">
            <text:p>575775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799-750-750/575775002-01-148925.jpg?v=636845545269200000" xlink:type="simple">https://wongfood.vteximg.com.br/arquivos/ids/272799-750-750/575775002-01-148925.jpg?v=636845545269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504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Babysec Super Premium Talla G Paquete 56 unidPañales para Bebé Babysec Super Premium Talla G Paquete 56 unid</text:p>
          </table:table-cell>
          <table:table-cell table:style-name="ce1" office:value-type="float" office:value="575775003" calcext:value-type="float">
            <text:p>575775003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0-750-750/575775003-01-148926.jpg?v=636845545327200000" xlink:type="simple">https://wongfood.vteximg.com.br/arquivos/ids/272800-750-750/575775003-01-148926.jpg?v=636845545327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505];['file:///home/hernan/Descargas/BD%20BabyPromo.xlsx'#$CodBabyPromo.$B$1:.$I$198];8;0)" office:value-type="string" office:string-value="x2000060" calcext:value-type="string">
            <text:p>x200006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Babysec Super Premium Talla XG Paquete 46 unidPañales para Bebé Babysec Super Premium Talla XG Paquete 46 unid</text:p>
          </table:table-cell>
          <table:table-cell table:style-name="ce1" office:value-type="float" office:value="575775004" calcext:value-type="float">
            <text:p>575775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1-750-750/575775004-01-148927.jpg?v=636845545344270000" xlink:type="simple">https://wongfood.vteximg.com.br/arquivos/ids/272801-750-750/575775004-01-148927.jpg?v=63684554534427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506];['file:///home/hernan/Descargas/BD%20BabyPromo.xlsx'#$CodBabyPromo.$B$1:.$I$198];8;0)" office:value-type="string" office:string-value="x2000061" calcext:value-type="string">
            <text:p>x200006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Babysec Super Premium Talla XXG Paquete 42 unidPañales para Bebé Babysec Super Premium Talla XXG Paquete 42 unid</text:p>
          </table:table-cell>
          <table:table-cell table:style-name="ce1" office:value-type="float" office:value="575775005" calcext:value-type="float">
            <text:p>575775005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2-750-750/575775005-01-148928.jpg?v=636845545462200000" xlink:type="simple">https://wongfood.vteximg.com.br/arquivos/ids/272802-750-750/575775005-01-148928.jpg?v=636845545462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507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Ninet Talla M Paquete 72 unidPañales para Bebé Ninet Talla M Paquete 72 unid</text:p>
          </table:table-cell>
          <table:table-cell table:style-name="ce1" office:value-type="float" office:value="702188001" calcext:value-type="float">
            <text:p>702188001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0-750-750/Pañales-Hiperpack-Ninet-Talla-M-Paquete-72-Unidades-1-154819.jpg?v=6367538528260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508];['file:///home/hernan/Descargas/BD%20BabyPromo.xlsx'#$CodBabyPromo.$B$1:.$I$198];8;0)" office:value-type="string" office:string-value="x2000063" calcext:value-type="string">
            <text:p>x200006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Ninet Talla L Paquete 64 unidPañales para Bebé Ninet Talla L Paquete 64 unid</text:p>
          </table:table-cell>
          <table:table-cell table:style-name="ce1" office:value-type="float" office:value="702188002" calcext:value-type="float">
            <text:p>702188002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1-750-750/Pañales-Hiperpack-Ninet-Talla-L-Paquete-64-Unidades-1-154820.jpg?v=6367538528309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509];['file:///home/hernan/Descargas/BD%20BabyPromo.xlsx'#$CodBabyPromo.$B$1:.$I$198];8;0)" office:value-type="string" office:string-value="x2000064" calcext:value-type="string">
            <text:p>x200006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Ninet Talla XL Paquete 52 unidPañales para Bebé Ninet Talla XL Paquete 52 unid</text:p>
          </table:table-cell>
          <table:table-cell table:style-name="ce1" office:value-type="float" office:value="702188003" calcext:value-type="float">
            <text:p>702188003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2-750-750/Pañales-Hiperpack-Ninet-Talla-XL-Paquete-52-Unidades-1-154821.jpg?v=6367538528368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510];['file:///home/hernan/Descargas/BD%20BabyPromo.xlsx'#$CodBabyPromo.$B$1:.$I$198];8;0)" office:value-type="string" office:string-value="x2000065" calcext:value-type="string">
            <text:p>x200006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Babysec Premium Talla XG Paquete 104 unidPañales para Bebé Babysec Premium Talla XG Paquete 104 unid</text:p>
          </table:table-cell>
          <table:table-cell table:style-name="ce1" office:value-type="float" office:value="717209001" calcext:value-type="float">
            <text:p>717209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224-750-750/717209001-1.jpg?v=636675375991700000" xlink:type="simple">https://wongfood.vteximg.com.br/arquivos/ids/233224-750-750/717209001-1.jpg?v=63667537599170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511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Babysec Premium Talla XXG Paquete 96 unidPañales para Bebé Babysec Premium Talla XXG Paquete 96 unid</text:p>
          </table:table-cell>
          <table:table-cell table:style-name="ce1" office:value-type="float" office:value="717209002" calcext:value-type="float">
            <text:p>717209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322-750-750/717209002-1.jpg?v=636675950645270000" xlink:type="simple">https://wongfood.vteximg.com.br/arquivos/ids/233322-750-750/717209002-1.jpg?v=63667595064527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512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Huggies Active Sec Talla M Paquete 64 unidPañales para Bebé Huggies Active Sec Talla M Paquete 64 unid</text:p>
          </table:table-cell>
          <table:table-cell table:style-name="ce1" office:value-type="float" office:value="717431001" calcext:value-type="float">
            <text:p>717431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1-750-750/717431001-01-237363.jpg?v=636730525542400000" xlink:type="simple">https://wongfood.vteximg.com.br/arquivos/ids/245671-750-750/717431001-01-237363.jpg?v=6367305255424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513];['file:///home/hernan/Descargas/BD%20BabyPromo.xlsx'#$CodBabyPromo.$B$1:.$I$198];8;0)" office:value-type="string" office:string-value="x2000068" calcext:value-type="string">
            <text:p>x200006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Huggies Active Sec Talla G Paquete 58 unidPañales para Bebé Huggies Active Sec Talla G Paquete 58 unid</text:p>
          </table:table-cell>
          <table:table-cell table:style-name="ce1" office:value-type="float" office:value="717431002" calcext:value-type="float">
            <text:p>717431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2-750-750/717431002-01-237364.jpg?v=636730525547600000" xlink:type="simple">https://wongfood.vteximg.com.br/arquivos/ids/245672-750-750/717431002-01-237364.jpg?v=636730525547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514];['file:///home/hernan/Descargas/BD%20BabyPromo.xlsx'#$CodBabyPromo.$B$1:.$I$198];8;0)" office:value-type="string" office:string-value="x2000069" calcext:value-type="string">
            <text:p>x200006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Huggies Active Sec Talla XXG Paquete 44 unidPañales para Bebé Huggies Active Sec Talla XXG Paquete 44 unid</text:p>
          </table:table-cell>
          <table:table-cell table:style-name="ce1" office:value-type="float" office:value="717431004" calcext:value-type="float">
            <text:p>717431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4-750-750/717431004-01-237366.jpg?v=636730525559330000" xlink:type="simple">https://wongfood.vteximg.com.br/arquivos/ids/245674-750-750/717431004-01-237366.jpg?v=63673052555933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515];['file:///home/hernan/Descargas/BD%20BabyPromo.xlsx'#$CodBabyPromo.$B$1:.$I$198];8;0)" office:value-type="string" office:string-value="x2000071" calcext:value-type="string">
            <text:p>x200007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Huggies Natural Care Niñas Talla XG Paquete 42 unidPañales para Bebé Huggies Natural Care Niñas Talla XG Paquete 42 unid</text:p>
          </table:table-cell>
          <table:table-cell table:style-name="ce1" office:value-type="float" office:value="727565001" calcext:value-type="float">
            <text:p>727565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2-750-750/Pañales-Huggies-Hiperpack-Natural-Care-Niña-XG-Paquete-42-Unidades-1-14376547.jpg?v=6367005062976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516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Huggies Natural Care Niñas Talla XXG Paquete 38 unidPañales para Bebé Huggies Natural Care Niñas Talla XXG Paquete 38 unid</text:p>
          </table:table-cell>
          <table:table-cell table:style-name="ce1" office:value-type="float" office:value="727565002" calcext:value-type="float">
            <text:p>727565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3-750-750/Pañales-Huggies-Hiperpack-Natural-Care-Niña-XXG-Paquete-38-Unidades-1-14376548.jpg?v=636700506300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517];['file:///home/hernan/Descargas/BD%20BabyPromo.xlsx'#$CodBabyPromo.$B$1:.$I$198];8;0)" office:value-type="string" office:string-value="x2000073" calcext:value-type="string">
            <text:p>x200007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Huggies Natural Care Niños Talla XG Paquete 42 unidPañales para Bebé Huggies Natural Care Niños Talla XG Paquete 42 unid</text:p>
          </table:table-cell>
          <table:table-cell table:style-name="ce1" office:value-type="float" office:value="727566001" calcext:value-type="float">
            <text:p>727566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4-750-750/Pañales-Huggies-Hiperpack-Natural-Care-Niño-XG-Paquete-42-Unidades-1-14376549.jpg?v=6367005063049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518];['file:///home/hernan/Descargas/BD%20BabyPromo.xlsx'#$CodBabyPromo.$B$1:.$I$198];8;0)" office:value-type="string" office:string-value="x2000034" calcext:value-type="string">
            <text:p>x200003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Huggies Natural Care Niños Talla XXG Paquete 38 unidPañales para Bebé Huggies Natural Care Niños Talla XXG Paquete 38 unid</text:p>
          </table:table-cell>
          <table:table-cell table:style-name="ce1" office:value-type="float" office:value="727566002" calcext:value-type="float">
            <text:p>727566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5-750-750/Pañales-Huggies-Hiperpack-Natural-Care-Niño-XXG-Paquete-38-Unidades-1-14376550.jpg?v=6367005063091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519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Huggies Active Sec Ajuste Perfecto Talla G Paquete 28 unidPañales para Bebé Huggies Active Sec Ajuste Perfecto Talla G Paquete 28 unid</text:p>
          </table:table-cell>
          <table:table-cell table:style-name="ce1" office:value-type="float" office:value="727567002" calcext:value-type="float">
            <text:p>7275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6-750-750/Pañales-Huggies-Active-Sec-Ajuste-Perfecto-Talla-G-Paquete-28-Und-1-14376552.jpg?v=6367246932086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520];['file:///home/hernan/Descargas/BD%20BabyPromo.xlsx'#$CodBabyPromo.$B$1:.$I$198];8;0)" office:value-type="string" office:string-value="x2000076" calcext:value-type="string">
            <text:p>x200007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Huggies Active Sec Ajuste Perfecto Talla XG Paquete 22 unidPañales para Bebé Huggies Active Sec Ajuste Perfecto Talla XG Paquete 22 unid</text:p>
          </table:table-cell>
          <table:table-cell table:style-name="ce1" office:value-type="float" office:value="727569001" calcext:value-type="float">
            <text:p>727569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7-750-750/Pañales-Huggies-Active-Sec-Ajuste-Perfecto-Talla-XG-Paquete-22-Und-1-14376553.jpg?v=6367246932123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521];['file:///home/hernan/Descargas/BD%20BabyPromo.xlsx'#$CodBabyPromo.$B$1:.$I$198];8;0)" office:value-type="string" office:string-value="x2000077" calcext:value-type="string">
            <text:p>x200007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Huggies Active Sec Ajuste Perfecto Talla XXG Paquete 20 unidPañales para Bebé Huggies Active Sec Ajuste Perfecto Talla XXG Paquete 20 unid</text:p>
          </table:table-cell>
          <table:table-cell table:style-name="ce1" office:value-type="float" office:value="727569002" calcext:value-type="float">
            <text:p>727569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8-750-750/Pañales-Huggies-Active-Sec-Ajuste-Perfecto-Talla-XXG-Paquete-20-Und-1-14376554.jpg?v=6367246932154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522];['file:///home/hernan/Descargas/BD%20BabyPromo.xlsx'#$CodBabyPromo.$B$1:.$I$198];8;0)" office:value-type="string" office:string-value="x2000078" calcext:value-type="string">
            <text:p>x200007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Huggies Active Sec Talla G Paquete 116 unidPañales para Bebé Huggies Active Sec Talla G Paquete 116 unid</text:p>
          </table:table-cell>
          <table:table-cell table:style-name="ce1" office:value-type="float" office:value="732128001" calcext:value-type="float">
            <text:p>732128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0-750-750/732128001-1.jpg?v=636747909511030000" xlink:type="simple">https://wongfood.vteximg.com.br/arquivos/ids/250550-750-750/732128001-1.jpg?v=63674790951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523];['file:///home/hernan/Descargas/BD%20BabyPromo.xlsx'#$CodBabyPromo.$B$1:.$I$198];8;0)" office:value-type="string" office:string-value="x2000037" calcext:value-type="string">
            <text:p>x200003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Huggies Active Sec Talla XG Paquete 96 unid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524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Huggies Active Sec Talla XXG Paquete 88 unidPañales para Bebé Huggies Active Sec Talla XXG Paquete 88 unid</text:p>
          </table:table-cell>
          <table:table-cell table:style-name="ce1" office:value-type="float" office:value="732128004" calcext:value-type="float">
            <text:p>732128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3-750-750/732128004-1.jpg?v=636747910463400000" xlink:type="simple">https://wongfood.vteximg.com.br/arquivos/ids/250553-750-750/732128004-1.jpg?v=63674791046340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525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Huggies Natural Care Unisex Talla G Paquete 52 unidPañales para Bebé Huggies Natural Care Unisex Talla G Paquete 52 unid</text:p>
          </table:table-cell>
          <table:table-cell table:style-name="ce1" office:value-type="float" office:value="752967001" calcext:value-type="float">
            <text:p>752967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526];['file:///home/hernan/Descargas/BD%20BabyPromo.xlsx'#$CodBabyPromo.$B$1:.$I$198];8;0)" office:value-type="string" office:string-value="x2000083" calcext:value-type="string">
            <text:p>x200008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Huggies Natural Care Unisex Talla M Paquete 58 unidPañales para Bebé Huggies Natural Care Unisex Talla M Paquete 58 unid</text:p>
          </table:table-cell>
          <table:table-cell table:style-name="ce1" office:value-type="float" office:value="752967002" calcext:value-type="float">
            <text:p>7529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527];['file:///home/hernan/Descargas/BD%20BabyPromo.xlsx'#$CodBabyPromo.$B$1:.$I$198];8;0)" office:value-type="string" office:string-value="x2000084" calcext:value-type="string">
            <text:p>x200008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Huggies Natural Care Unisex Talla XG Paquete 42 unidPañales para Bebé Huggies Natural Care Unisex Talla XG Paquete 42 unid</text:p>
          </table:table-cell>
          <table:table-cell table:style-name="ce1" office:value-type="float" office:value="752967003" calcext:value-type="float">
            <text:p>752967003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528];['file:///home/hernan/Descargas/BD%20BabyPromo.xlsx'#$CodBabyPromo.$B$1:.$I$198];8;0)" office:value-type="string" office:string-value="x2000085" calcext:value-type="string">
            <text:p>x200008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7" calcext:value-type="float">
            <text:p>2019317</text:p>
          </table:table-cell>
          <table:table-cell table:style-name="ce1" office:value-type="string" calcext:value-type="string">
            <text:p>Pañales para Bebé Huggies Natural Care Unisex Talla XXG Paquete 38 unidPañales para Bebé Huggies Natural Care Unisex Talla XXG Paquete 38 unid</text:p>
          </table:table-cell>
          <table:table-cell table:style-name="ce1" office:value-type="float" office:value="752967004" calcext:value-type="float">
            <text:p>7529670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529];['file:///home/hernan/Descargas/BD%20BabyPromo.xlsx'#$CodBabyPromo.$B$1:.$I$198];8;0)" office:value-type="string" office:string-value="x2000086" calcext:value-type="string">
            <text:p>x200008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Huggies Natural Care Primeros 100 Días Talla RN Paquete 60 unidPañales para Bebé Huggies Natural Care Primeros 100 Días Talla RN Paquete 60 unid</text:p>
          </table:table-cell>
          <table:table-cell table:style-name="ce1" office:value-type="float" office:value="546460" calcext:value-type="float">
            <text:p>546460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7061-750-750/Pañales-Huggies-Primeros-Dias-Recien-Nacido-Unisex-Paquete-60-Unidades-1-179057.jpg?v=6367357089430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530];['file:///home/hernan/Descargas/BD%20BabyPromo.xlsx'#$CodBabyPromo.$B$1:.$I$198];8;0)" office:value-type="string" office:string-value="x2000004" calcext:value-type="string">
            <text:p>x200000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Ecológicos para Bebé Bio Baby Talla M Paquete 38 unidPañales Ecológicos para Bebé Bio Baby Talla M Paquete 38 unid</text:p>
          </table:table-cell>
          <table:table-cell table:style-name="ce1" office:value-type="float" office:value="716173" calcext:value-type="float">
            <text:p>716173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4-750-750/Pañales-Bio-Baby-Mediano-paquete-38-unidades-Pañales-Bio-Baby-mediano-paquete-38-unidades-1-219455.jpg?v=6365977925535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531];['file:///home/hernan/Descargas/BD%20BabyPromo.xlsx'#$CodBabyPromo.$B$1:.$I$198];8;0)" office:value-type="string" office:string-value="x2000008" calcext:value-type="string">
            <text:p>x200000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Ecológicos para Bebé Bio Baby Talla G Paquete 38 unidPañales Ecológicos para Bebé Bio Baby Talla G Paquete 38 unid</text:p>
          </table:table-cell>
          <table:table-cell table:style-name="ce1" office:value-type="float" office:value="716174" calcext:value-type="float">
            <text:p>716174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5-750-750/Pañales-Bio-Baby-Grande-paquete-38-unidades-1-219456.jpg?v=636597792558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532];['file:///home/hernan/Descargas/BD%20BabyPromo.xlsx'#$CodBabyPromo.$B$1:.$I$198];8;0)" office:value-type="string" office:string-value="x2000009" calcext:value-type="string">
            <text:p>x200000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Ecológicos para Bebé Bio Baby Talla XG Paquete 34 unidPañales Ecológicos para Bebé Bio Baby Talla XG Paquete 34 unid</text:p>
          </table:table-cell>
          <table:table-cell table:style-name="ce1" office:value-type="float" office:value="716175" calcext:value-type="float">
            <text:p>716175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6-750-750/Pañales-Bio-Baby-XGrande-paquete-34-unidades-Pañales-Bio-Baby-XGrandre-paquete-34-unidades--1-219457.jpg?v=636597792561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533];['file:///home/hernan/Descargas/BD%20BabyPromo.xlsx'#$CodBabyPromo.$B$1:.$I$198];8;0)" office:value-type="string" office:string-value="x2000010" calcext:value-type="string">
            <text:p>x200001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Ecológicos para Bebé Bio Baby Talla XXG Paquete 34 unidPañales Ecológicos para Bebé Bio Baby Talla XXG Paquete 34 unid</text:p>
          </table:table-cell>
          <table:table-cell table:style-name="ce1" office:value-type="float" office:value="716176" calcext:value-type="float">
            <text:p>716176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7-750-750/Pañales-Bio-Baby-XXGrande-paquete-34-unidades-Pañales-Bio-Baby-XXGrandre-paquete-34-unidades-1-219458.jpg?v=63659779256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534];['file:///home/hernan/Descargas/BD%20BabyPromo.xlsx'#$CodBabyPromo.$B$1:.$I$198];8;0)" office:value-type="string" office:string-value="x2000011" calcext:value-type="string">
            <text:p>x200001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Huggies Active Sec Ajuste Perfecto Talla M Paquete 24 UnidadesPañales Huggies Active Sec Ajuste Perfecto Talla M Paquete 24 Unidades</text:p>
          </table:table-cell>
          <table:table-cell table:style-name="ce1" office:value-type="float" office:value="727568" calcext:value-type="float">
            <text:p>72756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5427-750-750/727568-1.jpg?v=636771375287800000" xlink:type="simple">https://wongfood.vteximg.com.br/arquivos/ids/255427-750-750/727568-1.jpg?v=6367713752878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535];['file:///home/hernan/Descargas/BD%20BabyPromo.xlsx'#$CodBabyPromo.$B$1:.$I$198];8;0)" office:value-type="string" office:string-value="x2000012" calcext:value-type="string">
            <text:p>x200001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Pampers Confort Sec Talla XXG Paquete 44 unidPañales para Bebé Pampers Confort Sec Talla XXG Paquete 44 unid</text:p>
          </table:table-cell>
          <table:table-cell table:style-name="ce1" office:value-type="float" office:value="735461" calcext:value-type="float">
            <text:p>73546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536];['file:///home/hernan/Descargas/BD%20BabyPromo.xlsx'#$CodBabyPromo.$B$1:.$I$198];8;0)" office:value-type="string" office:string-value="x2000013" calcext:value-type="string">
            <text:p>x2000013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Babysec Super Premium Talla XG Paquete 92 unidPañales para Bebé Babysec Super Premium Talla XG Paquete 92 unid</text:p>
          </table:table-cell>
          <table:table-cell table:style-name="ce1" office:value-type="float" office:value="738808" calcext:value-type="float">
            <text:p>738808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8-750-750/Pañales-para-Bebe-Babysec-Super-Premium-Talla-XG-Paquete-92-unid-1-18296749.jpg?v=63682740024920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537];['file:///home/hernan/Descargas/BD%20BabyPromo.xlsx'#$CodBabyPromo.$B$1:.$I$198];8;0)" office:value-type="string" office:string-value="x2000015" calcext:value-type="string">
            <text:p>x200001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Babysec Premium Talla XXG Paquete 84 unidPañales para Bebé Babysec Premium Talla XXG Paquete 84 unid</text:p>
          </table:table-cell>
          <table:table-cell table:style-name="ce1" office:value-type="float" office:value="738809" calcext:value-type="float">
            <text:p>738809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9-750-750/Pañales-para-Bebe-Babysec-Premium-Talla-XXG-Paquete-84-unid-1-18296750.jpg?v=63682740025453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538];['file:///home/hernan/Descargas/BD%20BabyPromo.xlsx'#$CodBabyPromo.$B$1:.$I$198];8;0)" office:value-type="string" office:string-value="x2000016" calcext:value-type="string">
            <text:p>x2000016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Babysec Premium Talla XXG Paquete 48 unidPañales para Bebé Babysec Premium Talla XXG Paquete 48 unid</text:p>
          </table:table-cell>
          <table:table-cell table:style-name="ce1" office:value-type="float" office:value="477748004" calcext:value-type="float">
            <text:p>477748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3545-750-750/477748004-01-1122.jpg?v=636849864353430000" xlink:type="simple">https://wongfood.vteximg.com.br/arquivos/ids/273545-750-750/477748004-01-1122.jpg?v=6368498643534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539];['file:///home/hernan/Descargas/BD%20BabyPromo.xlsx'#$CodBabyPromo.$B$1:.$I$198];8;0)" office:value-type="string" office:string-value="x2000041" calcext:value-type="string">
            <text:p>x200004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Huggies Natural Care Niñas Talla G Paquete 54 unidPañales para Bebé Huggies Natural Care Niñas Talla G Paquete 54 unid</text:p>
          </table:table-cell>
          <table:table-cell table:style-name="ce1" office:value-type="float" office:value="535137002" calcext:value-type="float">
            <text:p>535137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50-750-750/535137002-01-6434.jpg?v=636730524323600000" xlink:type="simple">https://wongfood.vteximg.com.br/arquivos/ids/245650-750-750/535137002-01-6434.jpg?v=636730524323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540];['file:///home/hernan/Descargas/BD%20BabyPromo.xlsx'#$CodBabyPromo.$B$1:.$I$198];8;0)" office:value-type="string" office:string-value="x2000042" calcext:value-type="string">
            <text:p>x200004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Huggies Natural Care Ajuste Perfecto Niños Talla XXG Paquete 36 unidPañales para Bebé Huggies Natural Care Ajuste Perfecto Niños Talla XXG Paquete 36 unid</text:p>
          </table:table-cell>
          <table:table-cell table:style-name="ce1" office:value-type="float" office:value="535140004" calcext:value-type="float">
            <text:p>535140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4729-750-750/535140004-01-6448.jpg?v=636727932176200000" xlink:type="simple">https://wongfood.vteximg.com.br/arquivos/ids/244729-750-750/535140004-01-6448.jpg?v=6367279321762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541];['file:///home/hernan/Descargas/BD%20BabyPromo.xlsx'#$CodBabyPromo.$B$1:.$I$198];8;0)" office:value-type="string" office:string-value="x2000022" calcext:value-type="string">
            <text:p>x200002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Pampers Juegos y Sueños Talla G Paquete 48 unidPañales para Bebé Pampers Juegos y Sueños Talla G Paquete 48 unid</text:p>
          </table:table-cell>
          <table:table-cell table:style-name="ce1" office:value-type="float" office:value="568094001" calcext:value-type="float">
            <text:p>56809400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5-750-750/Pañal-Pampers-Juego-y-Sueños-Talla-G-Paquete-48-Unidades-1-183394.jpg?v=636596496627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542];['file:///home/hernan/Descargas/BD%20BabyPromo.xlsx'#$CodBabyPromo.$B$1:.$I$198];8;0)" office:value-type="string" office:string-value="x2000047" calcext:value-type="string">
            <text:p>x200004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Pampers Juegos y Sueños Talla XG Paquete 42 unidPañales para Bebé Pampers Juegos y Sueños Talla XG Paquete 42 unid</text:p>
          </table:table-cell>
          <table:table-cell table:style-name="ce1" office:value-type="float" office:value="568094002" calcext:value-type="float">
            <text:p>568094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6-750-750/Pañal-Pampers-Juego-y-Sueños-Talla-XG-Paquete-42-Unidades-1-183395.jpg?v=63659649663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543];['file:///home/hernan/Descargas/BD%20BabyPromo.xlsx'#$CodBabyPromo.$B$1:.$I$198];8;0)" office:value-type="string" office:string-value="x2000048" calcext:value-type="string">
            <text:p>x200004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Pampers Premium Care Talla G Paquete 34 unidPañales para Bebé Pampers Premium Care Talla G Paquete 34 unid</text:p>
          </table:table-cell>
          <table:table-cell table:style-name="ce1" office:value-type="float" office:value="570586003" calcext:value-type="float">
            <text:p>57058600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0-750-750/570586003-01-131051.jpg?v=636796296802100000" xlink:type="simple">https://wongfood.vteximg.com.br/arquivos/ids/261720-750-750/570586003-01-131051.jpg?v=6367962968021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544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Pampers Premium Care Talla XG Paquete 28 unidPañales para Bebé Pampers Premium Care Talla XG Paquete 28 unid</text:p>
          </table:table-cell>
          <table:table-cell table:style-name="ce1" office:value-type="float" office:value="570586004" calcext:value-type="float">
            <text:p>57058600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1-750-750/570586004-01-131052.jpg?v=636796296820230000" xlink:type="simple">https://wongfood.vteximg.com.br/arquivos/ids/261721-750-750/570586004-01-131052.jpg?v=6367962968202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545];['file:///home/hernan/Descargas/BD%20BabyPromo.xlsx'#$CodBabyPromo.$B$1:.$I$198];8;0)" office:value-type="string" office:string-value="x2000051" calcext:value-type="string">
            <text:p>x200005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Pampers Premium Care Talla XXG Paquete 28 unid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546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Pampers Confort Sec Talla G Paquete 34 unidPañales para Bebé Pampers Confort Sec Talla G Paquete 34 unid</text:p>
          </table:table-cell>
          <table:table-cell table:style-name="ce1" office:value-type="float" office:value="570587002" calcext:value-type="float">
            <text:p>570587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1-750-750/Pañales-Pampers-Mega-Confort-Sec-Talla-G-Paquete-34-Unidades-1-219573.jpg?v=6367072030140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547];['file:///home/hernan/Descargas/BD%20BabyPromo.xlsx'#$CodBabyPromo.$B$1:.$I$198];8;0)" office:value-type="string" office:string-value="x2000053" calcext:value-type="string">
            <text:p>x200005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Pampers Confort Sec Talla XXG Paquete 28 unidPañales para Bebé Pampers Confort Sec Talla XXG Paquete 28 unid</text:p>
          </table:table-cell>
          <table:table-cell table:style-name="ce1" office:value-type="float" office:value="570587003" calcext:value-type="float">
            <text:p>57058700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3-750-750/Pañales-Pampers-Mega-Confort-Sec-Talla-XXG-Paquete-28-Unidades-1-219574.jpg?v=6367072030224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548];['file:///home/hernan/Descargas/BD%20BabyPromo.xlsx'#$CodBabyPromo.$B$1:.$I$198];8;0)" office:value-type="string" office:string-value="x2000054" calcext:value-type="string">
            <text:p>x200005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Pampers Confort Sec Talla XG Paquete 28 unidPañales para Bebé Pampers Confort Sec Talla XG Paquete 28 unid</text:p>
          </table:table-cell>
          <table:table-cell table:style-name="ce1" office:value-type="float" office:value="570587004" calcext:value-type="float">
            <text:p>570587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5-750-750/Pañales-Pampers-Mega-Confort-Sec-Talla-XG-Paquete-28-Unidades-1-219575.jpg?v=636707203030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549];['file:///home/hernan/Descargas/BD%20BabyPromo.xlsx'#$CodBabyPromo.$B$1:.$I$198];8;0)" office:value-type="string" office:string-value="x2000055" calcext:value-type="string">
            <text:p>x200005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Pampers Confort Sec Talla M Paquete 72 unidPañales para Bebé Pampers Confort Sec Talla M Paquete 72 unid</text:p>
          </table:table-cell>
          <table:table-cell table:style-name="ce1" office:value-type="float" office:value="570588001" calcext:value-type="float">
            <text:p>570588001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5-750-750/frontal-118599.jpg?v=636796296855600000" xlink:type="simple">https://wongfood.vteximg.com.br/arquivos/ids/261725-750-750/frontal-118599.jpg?v=6367962968556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550];['file:///home/hernan/Descargas/BD%20BabyPromo.xlsx'#$CodBabyPromo.$B$1:.$I$198];8;0)" office:value-type="string" office:string-value="x2000056" calcext:value-type="string">
            <text:p>x200005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Pampers Confort Sec Talla XG Paquete 48 unidPañales para Bebé Pampers Confort Sec Talla XG Paquete 48 unid</text:p>
          </table:table-cell>
          <table:table-cell table:style-name="ce1" office:value-type="float" office:value="570588002" calcext:value-type="float">
            <text:p>570588002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4-750-750/frontal-118600.jpg?v=636796296849500000" xlink:type="simple">https://wongfood.vteximg.com.br/arquivos/ids/261724-750-750/frontal-118600.jpg?v=6367962968495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551];['file:///home/hernan/Descargas/BD%20BabyPromo.xlsx'#$CodBabyPromo.$B$1:.$I$198];8;0)" office:value-type="string" office:string-value="x2000057" calcext:value-type="string">
            <text:p>x2000057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Babysec Super Premium Talla P Paquete 68 unidPañales para Bebé Babysec Super Premium Talla P Paquete 68 unid</text:p>
          </table:table-cell>
          <table:table-cell table:style-name="ce1" office:value-type="float" office:value="575775001" calcext:value-type="float">
            <text:p>575775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798-750-750/575775001-01-148924.jpg?v=636845545258730000" xlink:type="simple">https://wongfood.vteximg.com.br/arquivos/ids/272798-750-750/575775001-01-148924.jpg?v=6368455452587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552];['file:///home/hernan/Descargas/BD%20BabyPromo.xlsx'#$CodBabyPromo.$B$1:.$I$198];8;0)" office:value-type="string" office:string-value="x2000058" calcext:value-type="string">
            <text:p>x200005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Babysec Super Premium Talla M Paquete 62 unidPañales para Bebé Babysec Super Premium Talla M Paquete 62 unid</text:p>
          </table:table-cell>
          <table:table-cell table:style-name="ce1" office:value-type="float" office:value="575775002" calcext:value-type="float">
            <text:p>575775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799-750-750/575775002-01-148925.jpg?v=636845545269200000" xlink:type="simple">https://wongfood.vteximg.com.br/arquivos/ids/272799-750-750/575775002-01-148925.jpg?v=636845545269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553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Babysec Super Premium Talla G Paquete 56 unidPañales para Bebé Babysec Super Premium Talla G Paquete 56 unid</text:p>
          </table:table-cell>
          <table:table-cell table:style-name="ce1" office:value-type="float" office:value="575775003" calcext:value-type="float">
            <text:p>575775003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0-750-750/575775003-01-148926.jpg?v=636845545327200000" xlink:type="simple">https://wongfood.vteximg.com.br/arquivos/ids/272800-750-750/575775003-01-148926.jpg?v=636845545327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554];['file:///home/hernan/Descargas/BD%20BabyPromo.xlsx'#$CodBabyPromo.$B$1:.$I$198];8;0)" office:value-type="string" office:string-value="x2000060" calcext:value-type="string">
            <text:p>x200006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Babysec Super Premium Talla XG Paquete 46 unidPañales para Bebé Babysec Super Premium Talla XG Paquete 46 unid</text:p>
          </table:table-cell>
          <table:table-cell table:style-name="ce1" office:value-type="float" office:value="575775004" calcext:value-type="float">
            <text:p>575775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1-750-750/575775004-01-148927.jpg?v=636845545344270000" xlink:type="simple">https://wongfood.vteximg.com.br/arquivos/ids/272801-750-750/575775004-01-148927.jpg?v=63684554534427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555];['file:///home/hernan/Descargas/BD%20BabyPromo.xlsx'#$CodBabyPromo.$B$1:.$I$198];8;0)" office:value-type="string" office:string-value="x2000061" calcext:value-type="string">
            <text:p>x200006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Babysec Super Premium Talla XXG Paquete 42 unidPañales para Bebé Babysec Super Premium Talla XXG Paquete 42 unid</text:p>
          </table:table-cell>
          <table:table-cell table:style-name="ce1" office:value-type="float" office:value="575775005" calcext:value-type="float">
            <text:p>575775005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2-750-750/575775005-01-148928.jpg?v=636845545462200000" xlink:type="simple">https://wongfood.vteximg.com.br/arquivos/ids/272802-750-750/575775005-01-148928.jpg?v=636845545462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556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Ninet Talla M Paquete 72 unidPañales para Bebé Ninet Talla M Paquete 72 unid</text:p>
          </table:table-cell>
          <table:table-cell table:style-name="ce1" office:value-type="float" office:value="702188001" calcext:value-type="float">
            <text:p>702188001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0-750-750/Pañales-Hiperpack-Ninet-Talla-M-Paquete-72-Unidades-1-154819.jpg?v=6367538528260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557];['file:///home/hernan/Descargas/BD%20BabyPromo.xlsx'#$CodBabyPromo.$B$1:.$I$198];8;0)" office:value-type="string" office:string-value="x2000063" calcext:value-type="string">
            <text:p>x200006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Ninet Talla L Paquete 64 unidPañales para Bebé Ninet Talla L Paquete 64 unid</text:p>
          </table:table-cell>
          <table:table-cell table:style-name="ce1" office:value-type="float" office:value="702188002" calcext:value-type="float">
            <text:p>702188002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1-750-750/Pañales-Hiperpack-Ninet-Talla-L-Paquete-64-Unidades-1-154820.jpg?v=6367538528309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558];['file:///home/hernan/Descargas/BD%20BabyPromo.xlsx'#$CodBabyPromo.$B$1:.$I$198];8;0)" office:value-type="string" office:string-value="x2000064" calcext:value-type="string">
            <text:p>x200006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Ninet Talla XL Paquete 52 unidPañales para Bebé Ninet Talla XL Paquete 52 unid</text:p>
          </table:table-cell>
          <table:table-cell table:style-name="ce1" office:value-type="float" office:value="702188003" calcext:value-type="float">
            <text:p>702188003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2-750-750/Pañales-Hiperpack-Ninet-Talla-XL-Paquete-52-Unidades-1-154821.jpg?v=6367538528368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559];['file:///home/hernan/Descargas/BD%20BabyPromo.xlsx'#$CodBabyPromo.$B$1:.$I$198];8;0)" office:value-type="string" office:string-value="x2000065" calcext:value-type="string">
            <text:p>x200006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Babysec Premium Talla XG Paquete 104 unidPañales para Bebé Babysec Premium Talla XG Paquete 104 unid</text:p>
          </table:table-cell>
          <table:table-cell table:style-name="ce1" office:value-type="float" office:value="717209001" calcext:value-type="float">
            <text:p>717209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224-750-750/717209001-1.jpg?v=636675375991700000" xlink:type="simple">https://wongfood.vteximg.com.br/arquivos/ids/233224-750-750/717209001-1.jpg?v=63667537599170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560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Babysec Premium Talla XXG Paquete 96 unidPañales para Bebé Babysec Premium Talla XXG Paquete 96 unid</text:p>
          </table:table-cell>
          <table:table-cell table:style-name="ce1" office:value-type="float" office:value="717209002" calcext:value-type="float">
            <text:p>717209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322-750-750/717209002-1.jpg?v=636675950645270000" xlink:type="simple">https://wongfood.vteximg.com.br/arquivos/ids/233322-750-750/717209002-1.jpg?v=63667595064527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561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Huggies Active Sec Talla M Paquete 64 unidPañales para Bebé Huggies Active Sec Talla M Paquete 64 unid</text:p>
          </table:table-cell>
          <table:table-cell table:style-name="ce1" office:value-type="float" office:value="717431001" calcext:value-type="float">
            <text:p>717431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1-750-750/717431001-01-237363.jpg?v=636730525542400000" xlink:type="simple">https://wongfood.vteximg.com.br/arquivos/ids/245671-750-750/717431001-01-237363.jpg?v=6367305255424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562];['file:///home/hernan/Descargas/BD%20BabyPromo.xlsx'#$CodBabyPromo.$B$1:.$I$198];8;0)" office:value-type="string" office:string-value="x2000068" calcext:value-type="string">
            <text:p>x200006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Huggies Active Sec Talla G Paquete 58 unidPañales para Bebé Huggies Active Sec Talla G Paquete 58 unid</text:p>
          </table:table-cell>
          <table:table-cell table:style-name="ce1" office:value-type="float" office:value="717431002" calcext:value-type="float">
            <text:p>717431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2-750-750/717431002-01-237364.jpg?v=636730525547600000" xlink:type="simple">https://wongfood.vteximg.com.br/arquivos/ids/245672-750-750/717431002-01-237364.jpg?v=636730525547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563];['file:///home/hernan/Descargas/BD%20BabyPromo.xlsx'#$CodBabyPromo.$B$1:.$I$198];8;0)" office:value-type="string" office:string-value="x2000069" calcext:value-type="string">
            <text:p>x200006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Huggies Active Sec Talla XG Paquete 48 unidPañales para Bebé Huggies Active Sec Talla XG Paquete 48 unid</text:p>
          </table:table-cell>
          <table:table-cell table:style-name="ce1" office:value-type="float" office:value="717431003" calcext:value-type="float">
            <text:p>717431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3-750-750/717431003-01-237365.jpg?v=636730525551970000" xlink:type="simple">https://wongfood.vteximg.com.br/arquivos/ids/245673-750-750/717431003-01-237365.jpg?v=63673052555197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564];['file:///home/hernan/Descargas/BD%20BabyPromo.xlsx'#$CodBabyPromo.$B$1:.$I$198];8;0)" office:value-type="string" office:string-value="x2000070" calcext:value-type="string">
            <text:p>x200007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Huggies Active Sec Talla XXG Paquete 44 unidPañales para Bebé Huggies Active Sec Talla XXG Paquete 44 unid</text:p>
          </table:table-cell>
          <table:table-cell table:style-name="ce1" office:value-type="float" office:value="717431004" calcext:value-type="float">
            <text:p>717431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4-750-750/717431004-01-237366.jpg?v=636730525559330000" xlink:type="simple">https://wongfood.vteximg.com.br/arquivos/ids/245674-750-750/717431004-01-237366.jpg?v=63673052555933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565];['file:///home/hernan/Descargas/BD%20BabyPromo.xlsx'#$CodBabyPromo.$B$1:.$I$198];8;0)" office:value-type="string" office:string-value="x2000071" calcext:value-type="string">
            <text:p>x200007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Huggies Natural Care Niñas Talla XG Paquete 42 unidPañales para Bebé Huggies Natural Care Niñas Talla XG Paquete 42 unid</text:p>
          </table:table-cell>
          <table:table-cell table:style-name="ce1" office:value-type="float" office:value="727565001" calcext:value-type="float">
            <text:p>727565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2-750-750/Pañales-Huggies-Hiperpack-Natural-Care-Niña-XG-Paquete-42-Unidades-1-14376547.jpg?v=6367005062976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566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Huggies Natural Care Niñas Talla XXG Paquete 38 unidPañales para Bebé Huggies Natural Care Niñas Talla XXG Paquete 38 unid</text:p>
          </table:table-cell>
          <table:table-cell table:style-name="ce1" office:value-type="float" office:value="727565002" calcext:value-type="float">
            <text:p>727565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3-750-750/Pañales-Huggies-Hiperpack-Natural-Care-Niña-XXG-Paquete-38-Unidades-1-14376548.jpg?v=636700506300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567];['file:///home/hernan/Descargas/BD%20BabyPromo.xlsx'#$CodBabyPromo.$B$1:.$I$198];8;0)" office:value-type="string" office:string-value="x2000073" calcext:value-type="string">
            <text:p>x200007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Huggies Natural Care Niños Talla XG Paquete 42 unidPañales para Bebé Huggies Natural Care Niños Talla XG Paquete 42 unid</text:p>
          </table:table-cell>
          <table:table-cell table:style-name="ce1" office:value-type="float" office:value="727566001" calcext:value-type="float">
            <text:p>727566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4-750-750/Pañales-Huggies-Hiperpack-Natural-Care-Niño-XG-Paquete-42-Unidades-1-14376549.jpg?v=6367005063049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568];['file:///home/hernan/Descargas/BD%20BabyPromo.xlsx'#$CodBabyPromo.$B$1:.$I$198];8;0)" office:value-type="string" office:string-value="x2000034" calcext:value-type="string">
            <text:p>x200003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Huggies Natural Care Niños Talla XXG Paquete 38 unidPañales para Bebé Huggies Natural Care Niños Talla XXG Paquete 38 unid</text:p>
          </table:table-cell>
          <table:table-cell table:style-name="ce1" office:value-type="float" office:value="727566002" calcext:value-type="float">
            <text:p>727566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5-750-750/Pañales-Huggies-Hiperpack-Natural-Care-Niño-XXG-Paquete-38-Unidades-1-14376550.jpg?v=6367005063091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569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Huggies Active Sec Ajuste Perfecto Talla G Paquete 28 unidPañales para Bebé Huggies Active Sec Ajuste Perfecto Talla G Paquete 28 unid</text:p>
          </table:table-cell>
          <table:table-cell table:style-name="ce1" office:value-type="float" office:value="727567002" calcext:value-type="float">
            <text:p>7275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6-750-750/Pañales-Huggies-Active-Sec-Ajuste-Perfecto-Talla-G-Paquete-28-Und-1-14376552.jpg?v=6367246932086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570];['file:///home/hernan/Descargas/BD%20BabyPromo.xlsx'#$CodBabyPromo.$B$1:.$I$198];8;0)" office:value-type="string" office:string-value="x2000076" calcext:value-type="string">
            <text:p>x200007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Huggies Active Sec Ajuste Perfecto Talla XG Paquete 22 unidPañales para Bebé Huggies Active Sec Ajuste Perfecto Talla XG Paquete 22 unid</text:p>
          </table:table-cell>
          <table:table-cell table:style-name="ce1" office:value-type="float" office:value="727569001" calcext:value-type="float">
            <text:p>727569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7-750-750/Pañales-Huggies-Active-Sec-Ajuste-Perfecto-Talla-XG-Paquete-22-Und-1-14376553.jpg?v=6367246932123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571];['file:///home/hernan/Descargas/BD%20BabyPromo.xlsx'#$CodBabyPromo.$B$1:.$I$198];8;0)" office:value-type="string" office:string-value="x2000077" calcext:value-type="string">
            <text:p>x200007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Huggies Active Sec Ajuste Perfecto Talla XXG Paquete 20 unidPañales para Bebé Huggies Active Sec Ajuste Perfecto Talla XXG Paquete 20 unid</text:p>
          </table:table-cell>
          <table:table-cell table:style-name="ce1" office:value-type="float" office:value="727569002" calcext:value-type="float">
            <text:p>727569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8-750-750/Pañales-Huggies-Active-Sec-Ajuste-Perfecto-Talla-XXG-Paquete-20-Und-1-14376554.jpg?v=6367246932154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572];['file:///home/hernan/Descargas/BD%20BabyPromo.xlsx'#$CodBabyPromo.$B$1:.$I$198];8;0)" office:value-type="string" office:string-value="x2000078" calcext:value-type="string">
            <text:p>x200007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Huggies Active Sec Talla G Paquete 116 unidPañales para Bebé Huggies Active Sec Talla G Paquete 116 unid</text:p>
          </table:table-cell>
          <table:table-cell table:style-name="ce1" office:value-type="float" office:value="732128001" calcext:value-type="float">
            <text:p>732128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0-750-750/732128001-1.jpg?v=636747909511030000" xlink:type="simple">https://wongfood.vteximg.com.br/arquivos/ids/250550-750-750/732128001-1.jpg?v=63674790951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573];['file:///home/hernan/Descargas/BD%20BabyPromo.xlsx'#$CodBabyPromo.$B$1:.$I$198];8;0)" office:value-type="string" office:string-value="x2000037" calcext:value-type="string">
            <text:p>x200003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Huggies Active Sec Talla XG Paquete 96 unid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574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Huggies Active Sec Talla XXG Paquete 88 unidPañales para Bebé Huggies Active Sec Talla XXG Paquete 88 unid</text:p>
          </table:table-cell>
          <table:table-cell table:style-name="ce1" office:value-type="float" office:value="732128004" calcext:value-type="float">
            <text:p>732128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3-750-750/732128004-1.jpg?v=636747910463400000" xlink:type="simple">https://wongfood.vteximg.com.br/arquivos/ids/250553-750-750/732128004-1.jpg?v=63674791046340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575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Huggies Natural Care Unisex Talla G Paquete 52 unidPañales para Bebé Huggies Natural Care Unisex Talla G Paquete 52 unid</text:p>
          </table:table-cell>
          <table:table-cell table:style-name="ce1" office:value-type="float" office:value="752967001" calcext:value-type="float">
            <text:p>752967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576];['file:///home/hernan/Descargas/BD%20BabyPromo.xlsx'#$CodBabyPromo.$B$1:.$I$198];8;0)" office:value-type="string" office:string-value="x2000083" calcext:value-type="string">
            <text:p>x200008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Huggies Natural Care Unisex Talla M Paquete 58 unidPañales para Bebé Huggies Natural Care Unisex Talla M Paquete 58 unid</text:p>
          </table:table-cell>
          <table:table-cell table:style-name="ce1" office:value-type="float" office:value="752967002" calcext:value-type="float">
            <text:p>7529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577];['file:///home/hernan/Descargas/BD%20BabyPromo.xlsx'#$CodBabyPromo.$B$1:.$I$198];8;0)" office:value-type="string" office:string-value="x2000084" calcext:value-type="string">
            <text:p>x200008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Huggies Natural Care Unisex Talla XG Paquete 42 unidPañales para Bebé Huggies Natural Care Unisex Talla XG Paquete 42 unid</text:p>
          </table:table-cell>
          <table:table-cell table:style-name="ce1" office:value-type="float" office:value="752967003" calcext:value-type="float">
            <text:p>752967003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578];['file:///home/hernan/Descargas/BD%20BabyPromo.xlsx'#$CodBabyPromo.$B$1:.$I$198];8;0)" office:value-type="string" office:string-value="x2000085" calcext:value-type="string">
            <text:p>x200008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8" calcext:value-type="float">
            <text:p>2019318</text:p>
          </table:table-cell>
          <table:table-cell table:style-name="ce1" office:value-type="string" calcext:value-type="string">
            <text:p>Pañales para Bebé Huggies Natural Care Unisex Talla XXG Paquete 38 unidPañales para Bebé Huggies Natural Care Unisex Talla XXG Paquete 38 unid</text:p>
          </table:table-cell>
          <table:table-cell table:style-name="ce1" office:value-type="float" office:value="752967004" calcext:value-type="float">
            <text:p>7529670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579];['file:///home/hernan/Descargas/BD%20BabyPromo.xlsx'#$CodBabyPromo.$B$1:.$I$198];8;0)" office:value-type="string" office:string-value="x2000086" calcext:value-type="string">
            <text:p>x200008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Huggies Natural Care Primeros 100 Días Talla RN Paquete 60 unidPañales para Bebé Huggies Natural Care Primeros 100 Días Talla RN Paquete 60 unid</text:p>
          </table:table-cell>
          <table:table-cell table:style-name="ce1" office:value-type="float" office:value="546460" calcext:value-type="float">
            <text:p>546460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7061-750-750/Pañales-Huggies-Primeros-Dias-Recien-Nacido-Unisex-Paquete-60-Unidades-1-179057.jpg?v=6367357089430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580];['file:///home/hernan/Descargas/BD%20BabyPromo.xlsx'#$CodBabyPromo.$B$1:.$I$198];8;0)" office:value-type="string" office:string-value="x2000004" calcext:value-type="string">
            <text:p>x200000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Pampers Confort Sec Talla P Paquete 46 unidPañales para Bebé Pampers Confort Sec Talla P Paquete 46 unid</text:p>
          </table:table-cell>
          <table:table-cell table:style-name="ce1" office:value-type="float" office:value="570584" calcext:value-type="float">
            <text:p>57058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3-750-750/frontal-118598.jpg?v=636796296844330000" xlink:type="simple">https://wongfood.vteximg.com.br/arquivos/ids/261723-750-750/frontal-118598.jpg?v=636796296844330000</text:a></text:p>
          </table:table-cell>
          <table:table-cell table:style-name="ce1" office:value-type="string" calcext:value-type="string">
            <text:p>S/. 26.50</text:p>
          </table:table-cell>
          <table:table-cell table:style-name="ce1" office:value-type="string" calcext:value-type="string">
            <text:p>S/. 25.50</text:p>
          </table:table-cell>
          <table:table-cell table:style-name="ce1" office:value-type="string" calcext:value-type="string">
            <text:p>Metro</text:p>
          </table:table-cell>
          <table:table-cell table:formula="of:=VLOOKUP([.C581];['file:///home/hernan/Descargas/BD%20BabyPromo.xlsx'#$CodBabyPromo.$B$1:.$I$198];8;0)" office:value-type="string" office:string-value="x2000007" calcext:value-type="string">
            <text:p>x200000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Ecológicos para Bebé Bio Baby Talla M Paquete 38 unidPañales Ecológicos para Bebé Bio Baby Talla M Paquete 38 unid</text:p>
          </table:table-cell>
          <table:table-cell table:style-name="ce1" office:value-type="float" office:value="716173" calcext:value-type="float">
            <text:p>716173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4-750-750/Pañales-Bio-Baby-Mediano-paquete-38-unidades-Pañales-Bio-Baby-mediano-paquete-38-unidades-1-219455.jpg?v=6365977925535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582];['file:///home/hernan/Descargas/BD%20BabyPromo.xlsx'#$CodBabyPromo.$B$1:.$I$198];8;0)" office:value-type="string" office:string-value="x2000008" calcext:value-type="string">
            <text:p>x200000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Ecológicos para Bebé Bio Baby Talla G Paquete 38 unidPañales Ecológicos para Bebé Bio Baby Talla G Paquete 38 unid</text:p>
          </table:table-cell>
          <table:table-cell table:style-name="ce1" office:value-type="float" office:value="716174" calcext:value-type="float">
            <text:p>716174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5-750-750/Pañales-Bio-Baby-Grande-paquete-38-unidades-1-219456.jpg?v=636597792558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583];['file:///home/hernan/Descargas/BD%20BabyPromo.xlsx'#$CodBabyPromo.$B$1:.$I$198];8;0)" office:value-type="string" office:string-value="x2000009" calcext:value-type="string">
            <text:p>x200000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Ecológicos para Bebé Bio Baby Talla XG Paquete 34 unidPañales Ecológicos para Bebé Bio Baby Talla XG Paquete 34 unid</text:p>
          </table:table-cell>
          <table:table-cell table:style-name="ce1" office:value-type="float" office:value="716175" calcext:value-type="float">
            <text:p>716175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6-750-750/Pañales-Bio-Baby-XGrande-paquete-34-unidades-Pañales-Bio-Baby-XGrandre-paquete-34-unidades--1-219457.jpg?v=636597792561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584];['file:///home/hernan/Descargas/BD%20BabyPromo.xlsx'#$CodBabyPromo.$B$1:.$I$198];8;0)" office:value-type="string" office:string-value="x2000010" calcext:value-type="string">
            <text:p>x200001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Ecológicos para Bebé Bio Baby Talla XXG Paquete 34 unidPañales Ecológicos para Bebé Bio Baby Talla XXG Paquete 34 unid</text:p>
          </table:table-cell>
          <table:table-cell table:style-name="ce1" office:value-type="float" office:value="716176" calcext:value-type="float">
            <text:p>716176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7-750-750/Pañales-Bio-Baby-XXGrande-paquete-34-unidades-Pañales-Bio-Baby-XXGrandre-paquete-34-unidades-1-219458.jpg?v=63659779256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585];['file:///home/hernan/Descargas/BD%20BabyPromo.xlsx'#$CodBabyPromo.$B$1:.$I$198];8;0)" office:value-type="string" office:string-value="x2000011" calcext:value-type="string">
            <text:p>x200001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Huggies Active Sec Ajuste Perfecto Talla M Paquete 24 UnidadesPañales Huggies Active Sec Ajuste Perfecto Talla M Paquete 24 Unidades</text:p>
          </table:table-cell>
          <table:table-cell table:style-name="ce1" office:value-type="float" office:value="727568" calcext:value-type="float">
            <text:p>72756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5427-750-750/727568-1.jpg?v=636771375287800000" xlink:type="simple">https://wongfood.vteximg.com.br/arquivos/ids/255427-750-750/727568-1.jpg?v=6367713752878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586];['file:///home/hernan/Descargas/BD%20BabyPromo.xlsx'#$CodBabyPromo.$B$1:.$I$198];8;0)" office:value-type="string" office:string-value="x2000012" calcext:value-type="string">
            <text:p>x200001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Pampers Confort Sec Talla XXG Paquete 44 unidPañales para Bebé Pampers Confort Sec Talla XXG Paquete 44 unid</text:p>
          </table:table-cell>
          <table:table-cell table:style-name="ce1" office:value-type="float" office:value="735461" calcext:value-type="float">
            <text:p>73546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41.90</text:p>
          </table:table-cell>
          <table:table-cell table:style-name="ce1" office:value-type="string" calcext:value-type="string">
            <text:p>Metro</text:p>
          </table:table-cell>
          <table:table-cell table:formula="of:=VLOOKUP([.C587];['file:///home/hernan/Descargas/BD%20BabyPromo.xlsx'#$CodBabyPromo.$B$1:.$I$198];8;0)" office:value-type="string" office:string-value="x2000013" calcext:value-type="string">
            <text:p>x2000013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Babysec Super Premium Talla XG Paquete 92 unidPañales para Bebé Babysec Super Premium Talla XG Paquete 92 unid</text:p>
          </table:table-cell>
          <table:table-cell table:style-name="ce1" office:value-type="float" office:value="738808" calcext:value-type="float">
            <text:p>738808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8-750-750/Pañales-para-Bebe-Babysec-Super-Premium-Talla-XG-Paquete-92-unid-1-18296749.jpg?v=63682740024920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50</text:p>
          </table:table-cell>
          <table:table-cell table:style-name="ce1" office:value-type="string" calcext:value-type="string">
            <text:p>Metro</text:p>
          </table:table-cell>
          <table:table-cell table:formula="of:=VLOOKUP([.C588];['file:///home/hernan/Descargas/BD%20BabyPromo.xlsx'#$CodBabyPromo.$B$1:.$I$198];8;0)" office:value-type="string" office:string-value="x2000015" calcext:value-type="string">
            <text:p>x200001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Babysec Premium Talla XXG Paquete 84 unidPañales para Bebé Babysec Premium Talla XXG Paquete 84 unid</text:p>
          </table:table-cell>
          <table:table-cell table:style-name="ce1" office:value-type="float" office:value="738809" calcext:value-type="float">
            <text:p>738809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9-750-750/Pañales-para-Bebe-Babysec-Premium-Talla-XXG-Paquete-84-unid-1-18296750.jpg?v=63682740025453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50</text:p>
          </table:table-cell>
          <table:table-cell table:style-name="ce1" office:value-type="string" calcext:value-type="string">
            <text:p>Metro</text:p>
          </table:table-cell>
          <table:table-cell table:formula="of:=VLOOKUP([.C589];['file:///home/hernan/Descargas/BD%20BabyPromo.xlsx'#$CodBabyPromo.$B$1:.$I$198];8;0)" office:value-type="string" office:string-value="x2000016" calcext:value-type="string">
            <text:p>x2000016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Babysec Premium Talla XXG Paquete 48 unidPañales para Bebé Babysec Premium Talla XXG Paquete 48 unid</text:p>
          </table:table-cell>
          <table:table-cell table:style-name="ce1" office:value-type="float" office:value="477748004" calcext:value-type="float">
            <text:p>477748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3545-750-750/477748004-01-1122.jpg?v=636849864353430000" xlink:type="simple">https://wongfood.vteximg.com.br/arquivos/ids/273545-750-750/477748004-01-1122.jpg?v=6368498643534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590];['file:///home/hernan/Descargas/BD%20BabyPromo.xlsx'#$CodBabyPromo.$B$1:.$I$198];8;0)" office:value-type="string" office:string-value="x2000041" calcext:value-type="string">
            <text:p>x200004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Huggies Natural Care Ajuste Perfecto Niños Talla XXG Paquete 36 unidPañales para Bebé Huggies Natural Care Ajuste Perfecto Niños Talla XXG Paquete 36 unid</text:p>
          </table:table-cell>
          <table:table-cell table:style-name="ce1" office:value-type="float" office:value="535140004" calcext:value-type="float">
            <text:p>535140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4729-750-750/535140004-01-6448.jpg?v=636727932176200000" xlink:type="simple">https://wongfood.vteximg.com.br/arquivos/ids/244729-750-750/535140004-01-6448.jpg?v=6367279321762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591];['file:///home/hernan/Descargas/BD%20BabyPromo.xlsx'#$CodBabyPromo.$B$1:.$I$198];8;0)" office:value-type="string" office:string-value="x2000022" calcext:value-type="string">
            <text:p>x200002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Pampers Juegos y Sueños Talla G Paquete 48 unidPañales para Bebé Pampers Juegos y Sueños Talla G Paquete 48 unid</text:p>
          </table:table-cell>
          <table:table-cell table:style-name="ce1" office:value-type="float" office:value="568094001" calcext:value-type="float">
            <text:p>56809400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5-750-750/Pañal-Pampers-Juego-y-Sueños-Talla-G-Paquete-48-Unidades-1-183394.jpg?v=636596496627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592];['file:///home/hernan/Descargas/BD%20BabyPromo.xlsx'#$CodBabyPromo.$B$1:.$I$198];8;0)" office:value-type="string" office:string-value="x2000047" calcext:value-type="string">
            <text:p>x200004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Pampers Juegos y Sueños Talla XG Paquete 42 unidPañales para Bebé Pampers Juegos y Sueños Talla XG Paquete 42 unid</text:p>
          </table:table-cell>
          <table:table-cell table:style-name="ce1" office:value-type="float" office:value="568094002" calcext:value-type="float">
            <text:p>568094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6-750-750/Pañal-Pampers-Juego-y-Sueños-Talla-XG-Paquete-42-Unidades-1-183395.jpg?v=63659649663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593];['file:///home/hernan/Descargas/BD%20BabyPromo.xlsx'#$CodBabyPromo.$B$1:.$I$198];8;0)" office:value-type="string" office:string-value="x2000048" calcext:value-type="string">
            <text:p>x200004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Pampers Premium Care Talla G Paquete 34 unidPañales para Bebé Pampers Premium Care Talla G Paquete 34 unid</text:p>
          </table:table-cell>
          <table:table-cell table:style-name="ce1" office:value-type="float" office:value="570586003" calcext:value-type="float">
            <text:p>57058600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0-750-750/570586003-01-131051.jpg?v=636796296802100000" xlink:type="simple">https://wongfood.vteximg.com.br/arquivos/ids/261720-750-750/570586003-01-131051.jpg?v=63679629680210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594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Pampers Premium Care Talla XG Paquete 28 unidPañales para Bebé Pampers Premium Care Talla XG Paquete 28 unid</text:p>
          </table:table-cell>
          <table:table-cell table:style-name="ce1" office:value-type="float" office:value="570586004" calcext:value-type="float">
            <text:p>57058600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1-750-750/570586004-01-131052.jpg?v=636796296820230000" xlink:type="simple">https://wongfood.vteximg.com.br/arquivos/ids/261721-750-750/570586004-01-131052.jpg?v=63679629682023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595];['file:///home/hernan/Descargas/BD%20BabyPromo.xlsx'#$CodBabyPromo.$B$1:.$I$198];8;0)" office:value-type="string" office:string-value="x2000051" calcext:value-type="string">
            <text:p>x200005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Pampers Premium Care Talla XXG Paquete 28 unid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596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Pampers Confort Sec Talla G Paquete 34 unidPañales para Bebé Pampers Confort Sec Talla G Paquete 34 unid</text:p>
          </table:table-cell>
          <table:table-cell table:style-name="ce1" office:value-type="float" office:value="570587002" calcext:value-type="float">
            <text:p>570587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1-750-750/Pañales-Pampers-Mega-Confort-Sec-Talla-G-Paquete-34-Unidades-1-219573.jpg?v=6367072030140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597];['file:///home/hernan/Descargas/BD%20BabyPromo.xlsx'#$CodBabyPromo.$B$1:.$I$198];8;0)" office:value-type="string" office:string-value="x2000053" calcext:value-type="string">
            <text:p>x200005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Pampers Confort Sec Talla XXG Paquete 28 unidPañales para Bebé Pampers Confort Sec Talla XXG Paquete 28 unid</text:p>
          </table:table-cell>
          <table:table-cell table:style-name="ce1" office:value-type="float" office:value="570587003" calcext:value-type="float">
            <text:p>57058700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3-750-750/Pañales-Pampers-Mega-Confort-Sec-Talla-XXG-Paquete-28-Unidades-1-219574.jpg?v=6367072030224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598];['file:///home/hernan/Descargas/BD%20BabyPromo.xlsx'#$CodBabyPromo.$B$1:.$I$198];8;0)" office:value-type="string" office:string-value="x2000054" calcext:value-type="string">
            <text:p>x200005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Pampers Confort Sec Talla XG Paquete 28 unidPañales para Bebé Pampers Confort Sec Talla XG Paquete 28 unid</text:p>
          </table:table-cell>
          <table:table-cell table:style-name="ce1" office:value-type="float" office:value="570587004" calcext:value-type="float">
            <text:p>570587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5-750-750/Pañales-Pampers-Mega-Confort-Sec-Talla-XG-Paquete-28-Unidades-1-219575.jpg?v=636707203030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599];['file:///home/hernan/Descargas/BD%20BabyPromo.xlsx'#$CodBabyPromo.$B$1:.$I$198];8;0)" office:value-type="string" office:string-value="x2000055" calcext:value-type="string">
            <text:p>x200005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Pampers Confort Sec Talla M Paquete 72 unidPañales para Bebé Pampers Confort Sec Talla M Paquete 72 unid</text:p>
          </table:table-cell>
          <table:table-cell table:style-name="ce1" office:value-type="float" office:value="570588001" calcext:value-type="float">
            <text:p>570588001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5-750-750/frontal-118599.jpg?v=636796296855600000" xlink:type="simple">https://wongfood.vteximg.com.br/arquivos/ids/261725-750-750/frontal-118599.jpg?v=636796296855600000</text:a>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41.90</text:p>
          </table:table-cell>
          <table:table-cell table:style-name="ce1" office:value-type="string" calcext:value-type="string">
            <text:p>Metro</text:p>
          </table:table-cell>
          <table:table-cell table:formula="of:=VLOOKUP([.C600];['file:///home/hernan/Descargas/BD%20BabyPromo.xlsx'#$CodBabyPromo.$B$1:.$I$198];8;0)" office:value-type="string" office:string-value="x2000056" calcext:value-type="string">
            <text:p>x200005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Pampers Confort Sec Talla XG Paquete 48 unidPañales para Bebé Pampers Confort Sec Talla XG Paquete 48 unid</text:p>
          </table:table-cell>
          <table:table-cell table:style-name="ce1" office:value-type="float" office:value="570588002" calcext:value-type="float">
            <text:p>570588002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4-750-750/frontal-118600.jpg?v=636796296849500000" xlink:type="simple">https://wongfood.vteximg.com.br/arquivos/ids/261724-750-750/frontal-118600.jpg?v=636796296849500000</text:a>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41.90</text:p>
          </table:table-cell>
          <table:table-cell table:style-name="ce1" office:value-type="string" calcext:value-type="string">
            <text:p>Metro</text:p>
          </table:table-cell>
          <table:table-cell table:formula="of:=VLOOKUP([.C601];['file:///home/hernan/Descargas/BD%20BabyPromo.xlsx'#$CodBabyPromo.$B$1:.$I$198];8;0)" office:value-type="string" office:string-value="x2000057" calcext:value-type="string">
            <text:p>x2000057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Babysec Super Premium Talla P Paquete 68 unidPañales para Bebé Babysec Super Premium Talla P Paquete 68 unid</text:p>
          </table:table-cell>
          <table:table-cell table:style-name="ce1" office:value-type="float" office:value="575775001" calcext:value-type="float">
            <text:p>575775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798-750-750/575775001-01-148924.jpg?v=636845545258730000" xlink:type="simple">https://wongfood.vteximg.com.br/arquivos/ids/272798-750-750/575775001-01-148924.jpg?v=6368455452587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602];['file:///home/hernan/Descargas/BD%20BabyPromo.xlsx'#$CodBabyPromo.$B$1:.$I$198];8;0)" office:value-type="string" office:string-value="x2000058" calcext:value-type="string">
            <text:p>x200005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Babysec Super Premium Talla M Paquete 62 unidPañales para Bebé Babysec Super Premium Talla M Paquete 62 unid</text:p>
          </table:table-cell>
          <table:table-cell table:style-name="ce1" office:value-type="float" office:value="575775002" calcext:value-type="float">
            <text:p>575775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799-750-750/575775002-01-148925.jpg?v=636845545269200000" xlink:type="simple">https://wongfood.vteximg.com.br/arquivos/ids/272799-750-750/575775002-01-148925.jpg?v=636845545269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603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Babysec Super Premium Talla G Paquete 56 unidPañales para Bebé Babysec Super Premium Talla G Paquete 56 unid</text:p>
          </table:table-cell>
          <table:table-cell table:style-name="ce1" office:value-type="float" office:value="575775003" calcext:value-type="float">
            <text:p>575775003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0-750-750/575775003-01-148926.jpg?v=636845545327200000" xlink:type="simple">https://wongfood.vteximg.com.br/arquivos/ids/272800-750-750/575775003-01-148926.jpg?v=636845545327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604];['file:///home/hernan/Descargas/BD%20BabyPromo.xlsx'#$CodBabyPromo.$B$1:.$I$198];8;0)" office:value-type="string" office:string-value="x2000060" calcext:value-type="string">
            <text:p>x200006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Babysec Super Premium Talla XG Paquete 46 unidPañales para Bebé Babysec Super Premium Talla XG Paquete 46 unid</text:p>
          </table:table-cell>
          <table:table-cell table:style-name="ce1" office:value-type="float" office:value="575775004" calcext:value-type="float">
            <text:p>575775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1-750-750/575775004-01-148927.jpg?v=636845545344270000" xlink:type="simple">https://wongfood.vteximg.com.br/arquivos/ids/272801-750-750/575775004-01-148927.jpg?v=63684554534427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605];['file:///home/hernan/Descargas/BD%20BabyPromo.xlsx'#$CodBabyPromo.$B$1:.$I$198];8;0)" office:value-type="string" office:string-value="x2000061" calcext:value-type="string">
            <text:p>x200006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Babysec Super Premium Talla XXG Paquete 42 unidPañales para Bebé Babysec Super Premium Talla XXG Paquete 42 unid</text:p>
          </table:table-cell>
          <table:table-cell table:style-name="ce1" office:value-type="float" office:value="575775005" calcext:value-type="float">
            <text:p>575775005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2-750-750/575775005-01-148928.jpg?v=636845545462200000" xlink:type="simple">https://wongfood.vteximg.com.br/arquivos/ids/272802-750-750/575775005-01-148928.jpg?v=636845545462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606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Ninet Talla M Paquete 72 unidPañales para Bebé Ninet Talla M Paquete 72 unid</text:p>
          </table:table-cell>
          <table:table-cell table:style-name="ce1" office:value-type="float" office:value="702188001" calcext:value-type="float">
            <text:p>702188001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0-750-750/Pañales-Hiperpack-Ninet-Talla-M-Paquete-72-Unidades-1-154819.jpg?v=6367538528260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607];['file:///home/hernan/Descargas/BD%20BabyPromo.xlsx'#$CodBabyPromo.$B$1:.$I$198];8;0)" office:value-type="string" office:string-value="x2000063" calcext:value-type="string">
            <text:p>x200006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Ninet Talla XL Paquete 52 unidPañales para Bebé Ninet Talla XL Paquete 52 unid</text:p>
          </table:table-cell>
          <table:table-cell table:style-name="ce1" office:value-type="float" office:value="702188003" calcext:value-type="float">
            <text:p>702188003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2-750-750/Pañales-Hiperpack-Ninet-Talla-XL-Paquete-52-Unidades-1-154821.jpg?v=6367538528368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608];['file:///home/hernan/Descargas/BD%20BabyPromo.xlsx'#$CodBabyPromo.$B$1:.$I$198];8;0)" office:value-type="string" office:string-value="x2000065" calcext:value-type="string">
            <text:p>x200006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Babysec Premium Talla XG Paquete 104 unidPañales para Bebé Babysec Premium Talla XG Paquete 104 unid</text:p>
          </table:table-cell>
          <table:table-cell table:style-name="ce1" office:value-type="float" office:value="717209001" calcext:value-type="float">
            <text:p>717209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224-750-750/717209001-1.jpg?v=636675375991700000" xlink:type="simple">https://wongfood.vteximg.com.br/arquivos/ids/233224-750-750/717209001-1.jpg?v=63667537599170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50</text:p>
          </table:table-cell>
          <table:table-cell table:style-name="ce1" office:value-type="string" calcext:value-type="string">
            <text:p>Metro</text:p>
          </table:table-cell>
          <table:table-cell table:formula="of:=VLOOKUP([.C609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Babysec Premium Talla XXG Paquete 96 unidPañales para Bebé Babysec Premium Talla XXG Paquete 96 unid</text:p>
          </table:table-cell>
          <table:table-cell table:style-name="ce1" office:value-type="float" office:value="717209002" calcext:value-type="float">
            <text:p>717209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322-750-750/717209002-1.jpg?v=636675950645270000" xlink:type="simple">https://wongfood.vteximg.com.br/arquivos/ids/233322-750-750/717209002-1.jpg?v=63667595064527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50</text:p>
          </table:table-cell>
          <table:table-cell table:style-name="ce1" office:value-type="string" calcext:value-type="string">
            <text:p>Metro</text:p>
          </table:table-cell>
          <table:table-cell table:formula="of:=VLOOKUP([.C610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Huggies Active Sec Talla M Paquete 64 unidPañales para Bebé Huggies Active Sec Talla M Paquete 64 unid</text:p>
          </table:table-cell>
          <table:table-cell table:style-name="ce1" office:value-type="float" office:value="717431001" calcext:value-type="float">
            <text:p>717431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1-750-750/717431001-01-237363.jpg?v=636730525542400000" xlink:type="simple">https://wongfood.vteximg.com.br/arquivos/ids/245671-750-750/717431001-01-237363.jpg?v=6367305255424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611];['file:///home/hernan/Descargas/BD%20BabyPromo.xlsx'#$CodBabyPromo.$B$1:.$I$198];8;0)" office:value-type="string" office:string-value="x2000068" calcext:value-type="string">
            <text:p>x200006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Huggies Active Sec Talla G Paquete 58 unidPañales para Bebé Huggies Active Sec Talla G Paquete 58 unid</text:p>
          </table:table-cell>
          <table:table-cell table:style-name="ce1" office:value-type="float" office:value="717431002" calcext:value-type="float">
            <text:p>717431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2-750-750/717431002-01-237364.jpg?v=636730525547600000" xlink:type="simple">https://wongfood.vteximg.com.br/arquivos/ids/245672-750-750/717431002-01-237364.jpg?v=636730525547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612];['file:///home/hernan/Descargas/BD%20BabyPromo.xlsx'#$CodBabyPromo.$B$1:.$I$198];8;0)" office:value-type="string" office:string-value="x2000069" calcext:value-type="string">
            <text:p>x200006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Huggies Active Sec Talla XG Paquete 48 unidPañales para Bebé Huggies Active Sec Talla XG Paquete 48 unid</text:p>
          </table:table-cell>
          <table:table-cell table:style-name="ce1" office:value-type="float" office:value="717431003" calcext:value-type="float">
            <text:p>717431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3-750-750/717431003-01-237365.jpg?v=636730525551970000" xlink:type="simple">https://wongfood.vteximg.com.br/arquivos/ids/245673-750-750/717431003-01-237365.jpg?v=63673052555197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613];['file:///home/hernan/Descargas/BD%20BabyPromo.xlsx'#$CodBabyPromo.$B$1:.$I$198];8;0)" office:value-type="string" office:string-value="x2000070" calcext:value-type="string">
            <text:p>x200007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Huggies Active Sec Talla XXG Paquete 44 unidPañales para Bebé Huggies Active Sec Talla XXG Paquete 44 unid</text:p>
          </table:table-cell>
          <table:table-cell table:style-name="ce1" office:value-type="float" office:value="717431004" calcext:value-type="float">
            <text:p>717431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4-750-750/717431004-01-237366.jpg?v=636730525559330000" xlink:type="simple">https://wongfood.vteximg.com.br/arquivos/ids/245674-750-750/717431004-01-237366.jpg?v=63673052555933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614];['file:///home/hernan/Descargas/BD%20BabyPromo.xlsx'#$CodBabyPromo.$B$1:.$I$198];8;0)" office:value-type="string" office:string-value="x2000071" calcext:value-type="string">
            <text:p>x200007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Huggies Natural Care Niñas Talla XG Paquete 42 unidPañales para Bebé Huggies Natural Care Niñas Talla XG Paquete 42 unid</text:p>
          </table:table-cell>
          <table:table-cell table:style-name="ce1" office:value-type="float" office:value="727565001" calcext:value-type="float">
            <text:p>727565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2-750-750/Pañales-Huggies-Hiperpack-Natural-Care-Niña-XG-Paquete-42-Unidades-1-14376547.jpg?v=6367005062976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615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Huggies Natural Care Niñas Talla XXG Paquete 38 unidPañales para Bebé Huggies Natural Care Niñas Talla XXG Paquete 38 unid</text:p>
          </table:table-cell>
          <table:table-cell table:style-name="ce1" office:value-type="float" office:value="727565002" calcext:value-type="float">
            <text:p>727565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3-750-750/Pañales-Huggies-Hiperpack-Natural-Care-Niña-XXG-Paquete-38-Unidades-1-14376548.jpg?v=636700506300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616];['file:///home/hernan/Descargas/BD%20BabyPromo.xlsx'#$CodBabyPromo.$B$1:.$I$198];8;0)" office:value-type="string" office:string-value="x2000073" calcext:value-type="string">
            <text:p>x200007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Huggies Natural Care Niños Talla XG Paquete 42 unidPañales para Bebé Huggies Natural Care Niños Talla XG Paquete 42 unid</text:p>
          </table:table-cell>
          <table:table-cell table:style-name="ce1" office:value-type="float" office:value="727566001" calcext:value-type="float">
            <text:p>727566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4-750-750/Pañales-Huggies-Hiperpack-Natural-Care-Niño-XG-Paquete-42-Unidades-1-14376549.jpg?v=6367005063049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617];['file:///home/hernan/Descargas/BD%20BabyPromo.xlsx'#$CodBabyPromo.$B$1:.$I$198];8;0)" office:value-type="string" office:string-value="x2000034" calcext:value-type="string">
            <text:p>x200003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Huggies Natural Care Niños Talla XXG Paquete 38 unidPañales para Bebé Huggies Natural Care Niños Talla XXG Paquete 38 unid</text:p>
          </table:table-cell>
          <table:table-cell table:style-name="ce1" office:value-type="float" office:value="727566002" calcext:value-type="float">
            <text:p>727566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5-750-750/Pañales-Huggies-Hiperpack-Natural-Care-Niño-XXG-Paquete-38-Unidades-1-14376550.jpg?v=6367005063091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618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Huggies Active Sec Ajuste Perfecto Talla G Paquete 28 unidPañales para Bebé Huggies Active Sec Ajuste Perfecto Talla G Paquete 28 unid</text:p>
          </table:table-cell>
          <table:table-cell table:style-name="ce1" office:value-type="float" office:value="727567002" calcext:value-type="float">
            <text:p>7275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6-750-750/Pañales-Huggies-Active-Sec-Ajuste-Perfecto-Talla-G-Paquete-28-Und-1-14376552.jpg?v=6367246932086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619];['file:///home/hernan/Descargas/BD%20BabyPromo.xlsx'#$CodBabyPromo.$B$1:.$I$198];8;0)" office:value-type="string" office:string-value="x2000076" calcext:value-type="string">
            <text:p>x200007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Huggies Active Sec Ajuste Perfecto Talla XG Paquete 22 unidPañales para Bebé Huggies Active Sec Ajuste Perfecto Talla XG Paquete 22 unid</text:p>
          </table:table-cell>
          <table:table-cell table:style-name="ce1" office:value-type="float" office:value="727569001" calcext:value-type="float">
            <text:p>727569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7-750-750/Pañales-Huggies-Active-Sec-Ajuste-Perfecto-Talla-XG-Paquete-22-Und-1-14376553.jpg?v=6367246932123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620];['file:///home/hernan/Descargas/BD%20BabyPromo.xlsx'#$CodBabyPromo.$B$1:.$I$198];8;0)" office:value-type="string" office:string-value="x2000077" calcext:value-type="string">
            <text:p>x200007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Huggies Active Sec Ajuste Perfecto Talla XXG Paquete 20 unidPañales para Bebé Huggies Active Sec Ajuste Perfecto Talla XXG Paquete 20 unid</text:p>
          </table:table-cell>
          <table:table-cell table:style-name="ce1" office:value-type="float" office:value="727569002" calcext:value-type="float">
            <text:p>727569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8-750-750/Pañales-Huggies-Active-Sec-Ajuste-Perfecto-Talla-XXG-Paquete-20-Und-1-14376554.jpg?v=6367246932154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621];['file:///home/hernan/Descargas/BD%20BabyPromo.xlsx'#$CodBabyPromo.$B$1:.$I$198];8;0)" office:value-type="string" office:string-value="x2000078" calcext:value-type="string">
            <text:p>x200007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Huggies Active Sec Talla G Paquete 116 unidPañales para Bebé Huggies Active Sec Talla G Paquete 116 unid</text:p>
          </table:table-cell>
          <table:table-cell table:style-name="ce1" office:value-type="float" office:value="732128001" calcext:value-type="float">
            <text:p>732128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0-750-750/732128001-1.jpg?v=636747909511030000" xlink:type="simple">https://wongfood.vteximg.com.br/arquivos/ids/250550-750-750/732128001-1.jpg?v=63674790951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622];['file:///home/hernan/Descargas/BD%20BabyPromo.xlsx'#$CodBabyPromo.$B$1:.$I$198];8;0)" office:value-type="string" office:string-value="x2000037" calcext:value-type="string">
            <text:p>x200003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Huggies Active Sec Talla XG Paquete 96 unid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623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Huggies Active Sec Talla XXG Paquete 88 unidPañales para Bebé Huggies Active Sec Talla XXG Paquete 88 unid</text:p>
          </table:table-cell>
          <table:table-cell table:style-name="ce1" office:value-type="float" office:value="732128004" calcext:value-type="float">
            <text:p>732128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3-750-750/732128004-1.jpg?v=636747910463400000" xlink:type="simple">https://wongfood.vteximg.com.br/arquivos/ids/250553-750-750/732128004-1.jpg?v=63674791046340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624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Huggies Natural Care Unisex Talla G Paquete 52 unidPañales para Bebé Huggies Natural Care Unisex Talla G Paquete 52 unid</text:p>
          </table:table-cell>
          <table:table-cell table:style-name="ce1" office:value-type="float" office:value="752967001" calcext:value-type="float">
            <text:p>752967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625];['file:///home/hernan/Descargas/BD%20BabyPromo.xlsx'#$CodBabyPromo.$B$1:.$I$198];8;0)" office:value-type="string" office:string-value="x2000083" calcext:value-type="string">
            <text:p>x200008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Huggies Natural Care Unisex Talla M Paquete 58 unidPañales para Bebé Huggies Natural Care Unisex Talla M Paquete 58 unid</text:p>
          </table:table-cell>
          <table:table-cell table:style-name="ce1" office:value-type="float" office:value="752967002" calcext:value-type="float">
            <text:p>7529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626];['file:///home/hernan/Descargas/BD%20BabyPromo.xlsx'#$CodBabyPromo.$B$1:.$I$198];8;0)" office:value-type="string" office:string-value="x2000084" calcext:value-type="string">
            <text:p>x200008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Huggies Natural Care Unisex Talla XG Paquete 42 unidPañales para Bebé Huggies Natural Care Unisex Talla XG Paquete 42 unid</text:p>
          </table:table-cell>
          <table:table-cell table:style-name="ce1" office:value-type="float" office:value="752967003" calcext:value-type="float">
            <text:p>752967003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627];['file:///home/hernan/Descargas/BD%20BabyPromo.xlsx'#$CodBabyPromo.$B$1:.$I$198];8;0)" office:value-type="string" office:string-value="x2000085" calcext:value-type="string">
            <text:p>x200008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19" calcext:value-type="float">
            <text:p>2019319</text:p>
          </table:table-cell>
          <table:table-cell table:style-name="ce1" office:value-type="string" calcext:value-type="string">
            <text:p>Pañales para Bebé Huggies Natural Care Unisex Talla XXG Paquete 38 unidPañales para Bebé Huggies Natural Care Unisex Talla XXG Paquete 38 unid</text:p>
          </table:table-cell>
          <table:table-cell table:style-name="ce1" office:value-type="float" office:value="752967004" calcext:value-type="float">
            <text:p>7529670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628];['file:///home/hernan/Descargas/BD%20BabyPromo.xlsx'#$CodBabyPromo.$B$1:.$I$198];8;0)" office:value-type="string" office:string-value="x2000086" calcext:value-type="string">
            <text:p>x200008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Huggies Natural Care Primeros 100 Días Talla RN Paquete 60 unidPañales para Bebé Huggies Natural Care Primeros 100 Días Talla RN Paquete 60 unid</text:p>
          </table:table-cell>
          <table:table-cell table:style-name="ce1" office:value-type="float" office:value="546460" calcext:value-type="float">
            <text:p>546460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7061-750-750/Pañales-Huggies-Primeros-Dias-Recien-Nacido-Unisex-Paquete-60-Unidades-1-179057.jpg?v=6367357089430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629];['file:///home/hernan/Descargas/BD%20BabyPromo.xlsx'#$CodBabyPromo.$B$1:.$I$198];8;0)" office:value-type="string" office:string-value="x2000004" calcext:value-type="string">
            <text:p>x200000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Pampers Juegos y Sueños Talla P Paquete 32 unidPañales para Bebé Pampers Juegos y Sueños Talla P Paquete 32 unid</text:p>
          </table:table-cell>
          <table:table-cell table:style-name="ce1" office:value-type="float" office:value="568073" calcext:value-type="float">
            <text:p>56807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4-750-750/Pañal-Pampers-Juegos-y-Sueños-Talla-P-Paquete-32-Unidades-1-218879.jpg?v=636596496622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8.90</text:p>
          </table:table-cell>
          <table:table-cell table:style-name="ce1" office:value-type="string" calcext:value-type="string">
            <text:p>Metro</text:p>
          </table:table-cell>
          <table:table-cell table:formula="of:=VLOOKUP([.C630];['file:///home/hernan/Descargas/BD%20BabyPromo.xlsx'#$CodBabyPromo.$B$1:.$I$198];8;0)" office:value-type="string" office:string-value="x2000005" calcext:value-type="string">
            <text:p>x200000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Ecológicos para Bebé Bio Baby Talla M Paquete 38 unidPañales Ecológicos para Bebé Bio Baby Talla M Paquete 38 unid</text:p>
          </table:table-cell>
          <table:table-cell table:style-name="ce1" office:value-type="float" office:value="716173" calcext:value-type="float">
            <text:p>716173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4-750-750/Pañales-Bio-Baby-Mediano-paquete-38-unidades-Pañales-Bio-Baby-mediano-paquete-38-unidades-1-219455.jpg?v=6365977925535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631];['file:///home/hernan/Descargas/BD%20BabyPromo.xlsx'#$CodBabyPromo.$B$1:.$I$198];8;0)" office:value-type="string" office:string-value="x2000008" calcext:value-type="string">
            <text:p>x200000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Ecológicos para Bebé Bio Baby Talla G Paquete 38 unidPañales Ecológicos para Bebé Bio Baby Talla G Paquete 38 unid</text:p>
          </table:table-cell>
          <table:table-cell table:style-name="ce1" office:value-type="float" office:value="716174" calcext:value-type="float">
            <text:p>716174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5-750-750/Pañales-Bio-Baby-Grande-paquete-38-unidades-1-219456.jpg?v=636597792558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632];['file:///home/hernan/Descargas/BD%20BabyPromo.xlsx'#$CodBabyPromo.$B$1:.$I$198];8;0)" office:value-type="string" office:string-value="x2000009" calcext:value-type="string">
            <text:p>x200000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Ecológicos para Bebé Bio Baby Talla XG Paquete 34 unidPañales Ecológicos para Bebé Bio Baby Talla XG Paquete 34 unid</text:p>
          </table:table-cell>
          <table:table-cell table:style-name="ce1" office:value-type="float" office:value="716175" calcext:value-type="float">
            <text:p>716175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6-750-750/Pañales-Bio-Baby-XGrande-paquete-34-unidades-Pañales-Bio-Baby-XGrandre-paquete-34-unidades--1-219457.jpg?v=636597792561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633];['file:///home/hernan/Descargas/BD%20BabyPromo.xlsx'#$CodBabyPromo.$B$1:.$I$198];8;0)" office:value-type="string" office:string-value="x2000010" calcext:value-type="string">
            <text:p>x200001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Ecológicos para Bebé Bio Baby Talla XXG Paquete 34 unidPañales Ecológicos para Bebé Bio Baby Talla XXG Paquete 34 unid</text:p>
          </table:table-cell>
          <table:table-cell table:style-name="ce1" office:value-type="float" office:value="716176" calcext:value-type="float">
            <text:p>716176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7-750-750/Pañales-Bio-Baby-XXGrande-paquete-34-unidades-Pañales-Bio-Baby-XXGrandre-paquete-34-unidades-1-219458.jpg?v=63659779256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634];['file:///home/hernan/Descargas/BD%20BabyPromo.xlsx'#$CodBabyPromo.$B$1:.$I$198];8;0)" office:value-type="string" office:string-value="x2000011" calcext:value-type="string">
            <text:p>x200001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Huggies Active Sec Ajuste Perfecto Talla M Paquete 24 UnidadesPañales Huggies Active Sec Ajuste Perfecto Talla M Paquete 24 Unidades</text:p>
          </table:table-cell>
          <table:table-cell table:style-name="ce1" office:value-type="float" office:value="727568" calcext:value-type="float">
            <text:p>72756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5427-750-750/727568-1.jpg?v=636771375287800000" xlink:type="simple">https://wongfood.vteximg.com.br/arquivos/ids/255427-750-750/727568-1.jpg?v=6367713752878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635];['file:///home/hernan/Descargas/BD%20BabyPromo.xlsx'#$CodBabyPromo.$B$1:.$I$198];8;0)" office:value-type="string" office:string-value="x2000012" calcext:value-type="string">
            <text:p>x200001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Pampers Confort Sec Talla XXG Paquete 44 unidPañales para Bebé Pampers Confort Sec Talla XXG Paquete 44 unid</text:p>
          </table:table-cell>
          <table:table-cell table:style-name="ce1" office:value-type="float" office:value="735461" calcext:value-type="float">
            <text:p>73546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41.90</text:p>
          </table:table-cell>
          <table:table-cell table:style-name="ce1" office:value-type="string" calcext:value-type="string">
            <text:p>Metro</text:p>
          </table:table-cell>
          <table:table-cell table:formula="of:=VLOOKUP([.C636];['file:///home/hernan/Descargas/BD%20BabyPromo.xlsx'#$CodBabyPromo.$B$1:.$I$198];8;0)" office:value-type="string" office:string-value="x2000013" calcext:value-type="string">
            <text:p>x200001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Pampers Premium Care Talla P Paquete 36 unidPañales para Bebé Pampers Premium Care Talla P Paquete 36 unid</text:p>
          </table:table-cell>
          <table:table-cell table:style-name="ce1" office:value-type="float" office:value="735462" calcext:value-type="float">
            <text:p>73546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67213-750-750/Pañales-para-Bebe-Pampers-Premium-Care-Talla-P-Paquete-36-unid-1-17194630.jpg?v=636825780382530000</text:p>
          </table:table-cell>
          <table:table-cell table:style-name="ce1" office:value-type="string" calcext:value-type="string">
            <text:p>S/. 16.90</text:p>
          </table:table-cell>
          <table:table-cell table:style-name="ce1" office:value-type="string" calcext:value-type="string">
            <text:p>S/. 15.50</text:p>
          </table:table-cell>
          <table:table-cell table:style-name="ce1" office:value-type="string" calcext:value-type="string">
            <text:p>Metro</text:p>
          </table:table-cell>
          <table:table-cell table:formula="of:=VLOOKUP([.C637];['file:///home/hernan/Descargas/BD%20BabyPromo.xlsx'#$CodBabyPromo.$B$1:.$I$198];8;0)" office:value-type="string" office:string-value="x2000014" calcext:value-type="string">
            <text:p>x2000014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Babysec Super Premium Talla XG Paquete 92 unidPañales para Bebé Babysec Super Premium Talla XG Paquete 92 unid</text:p>
          </table:table-cell>
          <table:table-cell table:style-name="ce1" office:value-type="float" office:value="738808" calcext:value-type="float">
            <text:p>738808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8-750-750/Pañales-para-Bebe-Babysec-Super-Premium-Talla-XG-Paquete-92-unid-1-18296749.jpg?v=63682740024920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50</text:p>
          </table:table-cell>
          <table:table-cell table:style-name="ce1" office:value-type="string" calcext:value-type="string">
            <text:p>Metro</text:p>
          </table:table-cell>
          <table:table-cell table:formula="of:=VLOOKUP([.C638];['file:///home/hernan/Descargas/BD%20BabyPromo.xlsx'#$CodBabyPromo.$B$1:.$I$198];8;0)" office:value-type="string" office:string-value="x2000015" calcext:value-type="string">
            <text:p>x200001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Babysec Premium Talla XXG Paquete 84 unidPañales para Bebé Babysec Premium Talla XXG Paquete 84 unid</text:p>
          </table:table-cell>
          <table:table-cell table:style-name="ce1" office:value-type="float" office:value="738809" calcext:value-type="float">
            <text:p>738809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9-750-750/Pañales-para-Bebe-Babysec-Premium-Talla-XXG-Paquete-84-unid-1-18296750.jpg?v=63682740025453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50</text:p>
          </table:table-cell>
          <table:table-cell table:style-name="ce1" office:value-type="string" calcext:value-type="string">
            <text:p>Metro</text:p>
          </table:table-cell>
          <table:table-cell table:formula="of:=VLOOKUP([.C639];['file:///home/hernan/Descargas/BD%20BabyPromo.xlsx'#$CodBabyPromo.$B$1:.$I$198];8;0)" office:value-type="string" office:string-value="x2000016" calcext:value-type="string">
            <text:p>x2000016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Babysec Premium Talla XXG Paquete 48 unidPañales para Bebé Babysec Premium Talla XXG Paquete 48 unid</text:p>
          </table:table-cell>
          <table:table-cell table:style-name="ce1" office:value-type="float" office:value="477748004" calcext:value-type="float">
            <text:p>477748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3545-750-750/477748004-01-1122.jpg?v=636849864353430000" xlink:type="simple">https://wongfood.vteximg.com.br/arquivos/ids/273545-750-750/477748004-01-1122.jpg?v=6368498643534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640];['file:///home/hernan/Descargas/BD%20BabyPromo.xlsx'#$CodBabyPromo.$B$1:.$I$198];8;0)" office:value-type="string" office:string-value="x2000041" calcext:value-type="string">
            <text:p>x200004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Huggies Natural Care Ajuste Perfecto Niños Talla XXG Paquete 36 unidPañales para Bebé Huggies Natural Care Ajuste Perfecto Niños Talla XXG Paquete 36 unid</text:p>
          </table:table-cell>
          <table:table-cell table:style-name="ce1" office:value-type="float" office:value="535140004" calcext:value-type="float">
            <text:p>535140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4729-750-750/535140004-01-6448.jpg?v=636727932176200000" xlink:type="simple">https://wongfood.vteximg.com.br/arquivos/ids/244729-750-750/535140004-01-6448.jpg?v=6367279321762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641];['file:///home/hernan/Descargas/BD%20BabyPromo.xlsx'#$CodBabyPromo.$B$1:.$I$198];8;0)" office:value-type="string" office:string-value="x2000022" calcext:value-type="string">
            <text:p>x200002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Pampers Juegos y Sueños Talla G Paquete 48 unidPañales para Bebé Pampers Juegos y Sueños Talla G Paquete 48 unid</text:p>
          </table:table-cell>
          <table:table-cell table:style-name="ce1" office:value-type="float" office:value="568094001" calcext:value-type="float">
            <text:p>56809400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5-750-750/Pañal-Pampers-Juego-y-Sueños-Talla-G-Paquete-48-Unidades-1-183394.jpg?v=636596496627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642];['file:///home/hernan/Descargas/BD%20BabyPromo.xlsx'#$CodBabyPromo.$B$1:.$I$198];8;0)" office:value-type="string" office:string-value="x2000047" calcext:value-type="string">
            <text:p>x200004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Pampers Juegos y Sueños Talla XG Paquete 42 unidPañales para Bebé Pampers Juegos y Sueños Talla XG Paquete 42 unid</text:p>
          </table:table-cell>
          <table:table-cell table:style-name="ce1" office:value-type="float" office:value="568094002" calcext:value-type="float">
            <text:p>568094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6-750-750/Pañal-Pampers-Juego-y-Sueños-Talla-XG-Paquete-42-Unidades-1-183395.jpg?v=63659649663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643];['file:///home/hernan/Descargas/BD%20BabyPromo.xlsx'#$CodBabyPromo.$B$1:.$I$198];8;0)" office:value-type="string" office:string-value="x2000048" calcext:value-type="string">
            <text:p>x200004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Pampers Juegos y Sueños Talla XXG Paquete 40 unidPañales para Bebé Pampers Juegos y Sueños Talla XXG Paquete 40 unid</text:p>
          </table:table-cell>
          <table:table-cell table:style-name="ce1" office:value-type="float" office:value="568094004" calcext:value-type="float">
            <text:p>568094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7-750-750/Pañal-Pampers-Juego-y-Sueños-Talla-XXG-Paquete-40-Unidades-1-183397.jpg?v=6365964966407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644];['file:///home/hernan/Descargas/BD%20BabyPromo.xlsx'#$CodBabyPromo.$B$1:.$I$198];8;0)" office:value-type="string" office:string-value="x2000049" calcext:value-type="string">
            <text:p>x200004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Pampers Premium Care Talla G Paquete 34 unidPañales para Bebé Pampers Premium Care Talla G Paquete 34 unid</text:p>
          </table:table-cell>
          <table:table-cell table:style-name="ce1" office:value-type="float" office:value="570586003" calcext:value-type="float">
            <text:p>57058600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0-750-750/570586003-01-131051.jpg?v=636796296802100000" xlink:type="simple">https://wongfood.vteximg.com.br/arquivos/ids/261720-750-750/570586003-01-131051.jpg?v=63679629680210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645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Pampers Premium Care Talla XG Paquete 28 unidPañales para Bebé Pampers Premium Care Talla XG Paquete 28 unid</text:p>
          </table:table-cell>
          <table:table-cell table:style-name="ce1" office:value-type="float" office:value="570586004" calcext:value-type="float">
            <text:p>57058600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1-750-750/570586004-01-131052.jpg?v=636796296820230000" xlink:type="simple">https://wongfood.vteximg.com.br/arquivos/ids/261721-750-750/570586004-01-131052.jpg?v=63679629682023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646];['file:///home/hernan/Descargas/BD%20BabyPromo.xlsx'#$CodBabyPromo.$B$1:.$I$198];8;0)" office:value-type="string" office:string-value="x2000051" calcext:value-type="string">
            <text:p>x200005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Pampers Premium Care Talla XXG Paquete 28 unid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647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Pampers Confort Sec Talla G Paquete 34 unidPañales para Bebé Pampers Confort Sec Talla G Paquete 34 unid</text:p>
          </table:table-cell>
          <table:table-cell table:style-name="ce1" office:value-type="float" office:value="570587002" calcext:value-type="float">
            <text:p>570587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1-750-750/Pañales-Pampers-Mega-Confort-Sec-Talla-G-Paquete-34-Unidades-1-219573.jpg?v=6367072030140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648];['file:///home/hernan/Descargas/BD%20BabyPromo.xlsx'#$CodBabyPromo.$B$1:.$I$198];8;0)" office:value-type="string" office:string-value="x2000053" calcext:value-type="string">
            <text:p>x200005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Pampers Confort Sec Talla XXG Paquete 28 unidPañales para Bebé Pampers Confort Sec Talla XXG Paquete 28 unid</text:p>
          </table:table-cell>
          <table:table-cell table:style-name="ce1" office:value-type="float" office:value="570587003" calcext:value-type="float">
            <text:p>57058700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3-750-750/Pañales-Pampers-Mega-Confort-Sec-Talla-XXG-Paquete-28-Unidades-1-219574.jpg?v=6367072030224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649];['file:///home/hernan/Descargas/BD%20BabyPromo.xlsx'#$CodBabyPromo.$B$1:.$I$198];8;0)" office:value-type="string" office:string-value="x2000054" calcext:value-type="string">
            <text:p>x200005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Pampers Confort Sec Talla XG Paquete 28 unidPañales para Bebé Pampers Confort Sec Talla XG Paquete 28 unid</text:p>
          </table:table-cell>
          <table:table-cell table:style-name="ce1" office:value-type="float" office:value="570587004" calcext:value-type="float">
            <text:p>570587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5-750-750/Pañales-Pampers-Mega-Confort-Sec-Talla-XG-Paquete-28-Unidades-1-219575.jpg?v=636707203030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650];['file:///home/hernan/Descargas/BD%20BabyPromo.xlsx'#$CodBabyPromo.$B$1:.$I$198];8;0)" office:value-type="string" office:string-value="x2000055" calcext:value-type="string">
            <text:p>x200005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Babysec Super Premium Talla P Paquete 68 unidPañales para Bebé Babysec Super Premium Talla P Paquete 68 unid</text:p>
          </table:table-cell>
          <table:table-cell table:style-name="ce1" office:value-type="float" office:value="575775001" calcext:value-type="float">
            <text:p>575775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798-750-750/575775001-01-148924.jpg?v=636845545258730000" xlink:type="simple">https://wongfood.vteximg.com.br/arquivos/ids/272798-750-750/575775001-01-148924.jpg?v=6368455452587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651];['file:///home/hernan/Descargas/BD%20BabyPromo.xlsx'#$CodBabyPromo.$B$1:.$I$198];8;0)" office:value-type="string" office:string-value="x2000058" calcext:value-type="string">
            <text:p>x200005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Babysec Super Premium Talla M Paquete 62 unidPañales para Bebé Babysec Super Premium Talla M Paquete 62 unid</text:p>
          </table:table-cell>
          <table:table-cell table:style-name="ce1" office:value-type="float" office:value="575775002" calcext:value-type="float">
            <text:p>575775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799-750-750/575775002-01-148925.jpg?v=636845545269200000" xlink:type="simple">https://wongfood.vteximg.com.br/arquivos/ids/272799-750-750/575775002-01-148925.jpg?v=636845545269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652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Babysec Super Premium Talla G Paquete 56 unidPañales para Bebé Babysec Super Premium Talla G Paquete 56 unid</text:p>
          </table:table-cell>
          <table:table-cell table:style-name="ce1" office:value-type="float" office:value="575775003" calcext:value-type="float">
            <text:p>575775003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0-750-750/575775003-01-148926.jpg?v=636845545327200000" xlink:type="simple">https://wongfood.vteximg.com.br/arquivos/ids/272800-750-750/575775003-01-148926.jpg?v=636845545327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653];['file:///home/hernan/Descargas/BD%20BabyPromo.xlsx'#$CodBabyPromo.$B$1:.$I$198];8;0)" office:value-type="string" office:string-value="x2000060" calcext:value-type="string">
            <text:p>x200006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Babysec Super Premium Talla XG Paquete 46 unidPañales para Bebé Babysec Super Premium Talla XG Paquete 46 unid</text:p>
          </table:table-cell>
          <table:table-cell table:style-name="ce1" office:value-type="float" office:value="575775004" calcext:value-type="float">
            <text:p>575775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1-750-750/575775004-01-148927.jpg?v=636845545344270000" xlink:type="simple">https://wongfood.vteximg.com.br/arquivos/ids/272801-750-750/575775004-01-148927.jpg?v=63684554534427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654];['file:///home/hernan/Descargas/BD%20BabyPromo.xlsx'#$CodBabyPromo.$B$1:.$I$198];8;0)" office:value-type="string" office:string-value="x2000061" calcext:value-type="string">
            <text:p>x200006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Babysec Super Premium Talla XXG Paquete 42 unidPañales para Bebé Babysec Super Premium Talla XXG Paquete 42 unid</text:p>
          </table:table-cell>
          <table:table-cell table:style-name="ce1" office:value-type="float" office:value="575775005" calcext:value-type="float">
            <text:p>575775005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2-750-750/575775005-01-148928.jpg?v=636845545462200000" xlink:type="simple">https://wongfood.vteximg.com.br/arquivos/ids/272802-750-750/575775005-01-148928.jpg?v=636845545462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655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Ninet Talla M Paquete 72 unidPañales para Bebé Ninet Talla M Paquete 72 unid</text:p>
          </table:table-cell>
          <table:table-cell table:style-name="ce1" office:value-type="float" office:value="702188001" calcext:value-type="float">
            <text:p>702188001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0-750-750/Pañales-Hiperpack-Ninet-Talla-M-Paquete-72-Unidades-1-154819.jpg?v=6367538528260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656];['file:///home/hernan/Descargas/BD%20BabyPromo.xlsx'#$CodBabyPromo.$B$1:.$I$198];8;0)" office:value-type="string" office:string-value="x2000063" calcext:value-type="string">
            <text:p>x200006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Ninet Talla L Paquete 64 unidPañales para Bebé Ninet Talla L Paquete 64 unid</text:p>
          </table:table-cell>
          <table:table-cell table:style-name="ce1" office:value-type="float" office:value="702188002" calcext:value-type="float">
            <text:p>702188002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1-750-750/Pañales-Hiperpack-Ninet-Talla-L-Paquete-64-Unidades-1-154820.jpg?v=6367538528309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657];['file:///home/hernan/Descargas/BD%20BabyPromo.xlsx'#$CodBabyPromo.$B$1:.$I$198];8;0)" office:value-type="string" office:string-value="x2000064" calcext:value-type="string">
            <text:p>x200006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Ninet Talla XL Paquete 52 unidPañales para Bebé Ninet Talla XL Paquete 52 unid</text:p>
          </table:table-cell>
          <table:table-cell table:style-name="ce1" office:value-type="float" office:value="702188003" calcext:value-type="float">
            <text:p>702188003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2-750-750/Pañales-Hiperpack-Ninet-Talla-XL-Paquete-52-Unidades-1-154821.jpg?v=6367538528368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658];['file:///home/hernan/Descargas/BD%20BabyPromo.xlsx'#$CodBabyPromo.$B$1:.$I$198];8;0)" office:value-type="string" office:string-value="x2000065" calcext:value-type="string">
            <text:p>x200006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Babysec Premium Talla XG Paquete 104 unidPañales para Bebé Babysec Premium Talla XG Paquete 104 unid</text:p>
          </table:table-cell>
          <table:table-cell table:style-name="ce1" office:value-type="float" office:value="717209001" calcext:value-type="float">
            <text:p>717209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224-750-750/717209001-1.jpg?v=636675375991700000" xlink:type="simple">https://wongfood.vteximg.com.br/arquivos/ids/233224-750-750/717209001-1.jpg?v=63667537599170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50</text:p>
          </table:table-cell>
          <table:table-cell table:style-name="ce1" office:value-type="string" calcext:value-type="string">
            <text:p>Metro</text:p>
          </table:table-cell>
          <table:table-cell table:formula="of:=VLOOKUP([.C659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Babysec Premium Talla XXG Paquete 96 unidPañales para Bebé Babysec Premium Talla XXG Paquete 96 unid</text:p>
          </table:table-cell>
          <table:table-cell table:style-name="ce1" office:value-type="float" office:value="717209002" calcext:value-type="float">
            <text:p>717209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322-750-750/717209002-1.jpg?v=636675950645270000" xlink:type="simple">https://wongfood.vteximg.com.br/arquivos/ids/233322-750-750/717209002-1.jpg?v=63667595064527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50</text:p>
          </table:table-cell>
          <table:table-cell table:style-name="ce1" office:value-type="string" calcext:value-type="string">
            <text:p>Metro</text:p>
          </table:table-cell>
          <table:table-cell table:formula="of:=VLOOKUP([.C660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Huggies Active Sec Talla M Paquete 64 unidPañales para Bebé Huggies Active Sec Talla M Paquete 64 unid</text:p>
          </table:table-cell>
          <table:table-cell table:style-name="ce1" office:value-type="float" office:value="717431001" calcext:value-type="float">
            <text:p>717431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1-750-750/717431001-01-237363.jpg?v=636730525542400000" xlink:type="simple">https://wongfood.vteximg.com.br/arquivos/ids/245671-750-750/717431001-01-237363.jpg?v=6367305255424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661];['file:///home/hernan/Descargas/BD%20BabyPromo.xlsx'#$CodBabyPromo.$B$1:.$I$198];8;0)" office:value-type="string" office:string-value="x2000068" calcext:value-type="string">
            <text:p>x200006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Huggies Active Sec Talla G Paquete 58 unidPañales para Bebé Huggies Active Sec Talla G Paquete 58 unid</text:p>
          </table:table-cell>
          <table:table-cell table:style-name="ce1" office:value-type="float" office:value="717431002" calcext:value-type="float">
            <text:p>717431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2-750-750/717431002-01-237364.jpg?v=636730525547600000" xlink:type="simple">https://wongfood.vteximg.com.br/arquivos/ids/245672-750-750/717431002-01-237364.jpg?v=636730525547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662];['file:///home/hernan/Descargas/BD%20BabyPromo.xlsx'#$CodBabyPromo.$B$1:.$I$198];8;0)" office:value-type="string" office:string-value="x2000069" calcext:value-type="string">
            <text:p>x200006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Huggies Active Sec Talla XG Paquete 48 unidPañales para Bebé Huggies Active Sec Talla XG Paquete 48 unid</text:p>
          </table:table-cell>
          <table:table-cell table:style-name="ce1" office:value-type="float" office:value="717431003" calcext:value-type="float">
            <text:p>717431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3-750-750/717431003-01-237365.jpg?v=636730525551970000" xlink:type="simple">https://wongfood.vteximg.com.br/arquivos/ids/245673-750-750/717431003-01-237365.jpg?v=63673052555197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663];['file:///home/hernan/Descargas/BD%20BabyPromo.xlsx'#$CodBabyPromo.$B$1:.$I$198];8;0)" office:value-type="string" office:string-value="x2000070" calcext:value-type="string">
            <text:p>x200007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Huggies Active Sec Talla XXG Paquete 44 unidPañales para Bebé Huggies Active Sec Talla XXG Paquete 44 unid</text:p>
          </table:table-cell>
          <table:table-cell table:style-name="ce1" office:value-type="float" office:value="717431004" calcext:value-type="float">
            <text:p>717431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4-750-750/717431004-01-237366.jpg?v=636730525559330000" xlink:type="simple">https://wongfood.vteximg.com.br/arquivos/ids/245674-750-750/717431004-01-237366.jpg?v=63673052555933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664];['file:///home/hernan/Descargas/BD%20BabyPromo.xlsx'#$CodBabyPromo.$B$1:.$I$198];8;0)" office:value-type="string" office:string-value="x2000071" calcext:value-type="string">
            <text:p>x200007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Huggies Natural Care Niñas Talla XG Paquete 42 unidPañales para Bebé Huggies Natural Care Niñas Talla XG Paquete 42 unid</text:p>
          </table:table-cell>
          <table:table-cell table:style-name="ce1" office:value-type="float" office:value="727565001" calcext:value-type="float">
            <text:p>727565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2-750-750/Pañales-Huggies-Hiperpack-Natural-Care-Niña-XG-Paquete-42-Unidades-1-14376547.jpg?v=6367005062976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665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Huggies Natural Care Niñas Talla XXG Paquete 38 unidPañales para Bebé Huggies Natural Care Niñas Talla XXG Paquete 38 unid</text:p>
          </table:table-cell>
          <table:table-cell table:style-name="ce1" office:value-type="float" office:value="727565002" calcext:value-type="float">
            <text:p>727565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3-750-750/Pañales-Huggies-Hiperpack-Natural-Care-Niña-XXG-Paquete-38-Unidades-1-14376548.jpg?v=636700506300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666];['file:///home/hernan/Descargas/BD%20BabyPromo.xlsx'#$CodBabyPromo.$B$1:.$I$198];8;0)" office:value-type="string" office:string-value="x2000073" calcext:value-type="string">
            <text:p>x200007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Huggies Natural Care Niños Talla XG Paquete 42 unidPañales para Bebé Huggies Natural Care Niños Talla XG Paquete 42 unid</text:p>
          </table:table-cell>
          <table:table-cell table:style-name="ce1" office:value-type="float" office:value="727566001" calcext:value-type="float">
            <text:p>727566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4-750-750/Pañales-Huggies-Hiperpack-Natural-Care-Niño-XG-Paquete-42-Unidades-1-14376549.jpg?v=6367005063049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667];['file:///home/hernan/Descargas/BD%20BabyPromo.xlsx'#$CodBabyPromo.$B$1:.$I$198];8;0)" office:value-type="string" office:string-value="x2000034" calcext:value-type="string">
            <text:p>x200003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Huggies Natural Care Niños Talla XXG Paquete 38 unidPañales para Bebé Huggies Natural Care Niños Talla XXG Paquete 38 unid</text:p>
          </table:table-cell>
          <table:table-cell table:style-name="ce1" office:value-type="float" office:value="727566002" calcext:value-type="float">
            <text:p>727566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5-750-750/Pañales-Huggies-Hiperpack-Natural-Care-Niño-XXG-Paquete-38-Unidades-1-14376550.jpg?v=6367005063091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668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Huggies Active Sec Ajuste Perfecto Talla G Paquete 28 unidPañales para Bebé Huggies Active Sec Ajuste Perfecto Talla G Paquete 28 unid</text:p>
          </table:table-cell>
          <table:table-cell table:style-name="ce1" office:value-type="float" office:value="727567002" calcext:value-type="float">
            <text:p>7275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6-750-750/Pañales-Huggies-Active-Sec-Ajuste-Perfecto-Talla-G-Paquete-28-Und-1-14376552.jpg?v=6367246932086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669];['file:///home/hernan/Descargas/BD%20BabyPromo.xlsx'#$CodBabyPromo.$B$1:.$I$198];8;0)" office:value-type="string" office:string-value="x2000076" calcext:value-type="string">
            <text:p>x200007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Huggies Active Sec Ajuste Perfecto Talla XG Paquete 22 unidPañales para Bebé Huggies Active Sec Ajuste Perfecto Talla XG Paquete 22 unid</text:p>
          </table:table-cell>
          <table:table-cell table:style-name="ce1" office:value-type="float" office:value="727569001" calcext:value-type="float">
            <text:p>727569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7-750-750/Pañales-Huggies-Active-Sec-Ajuste-Perfecto-Talla-XG-Paquete-22-Und-1-14376553.jpg?v=6367246932123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670];['file:///home/hernan/Descargas/BD%20BabyPromo.xlsx'#$CodBabyPromo.$B$1:.$I$198];8;0)" office:value-type="string" office:string-value="x2000077" calcext:value-type="string">
            <text:p>x200007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Huggies Active Sec Ajuste Perfecto Talla XXG Paquete 20 unidPañales para Bebé Huggies Active Sec Ajuste Perfecto Talla XXG Paquete 20 unid</text:p>
          </table:table-cell>
          <table:table-cell table:style-name="ce1" office:value-type="float" office:value="727569002" calcext:value-type="float">
            <text:p>727569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8-750-750/Pañales-Huggies-Active-Sec-Ajuste-Perfecto-Talla-XXG-Paquete-20-Und-1-14376554.jpg?v=6367246932154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671];['file:///home/hernan/Descargas/BD%20BabyPromo.xlsx'#$CodBabyPromo.$B$1:.$I$198];8;0)" office:value-type="string" office:string-value="x2000078" calcext:value-type="string">
            <text:p>x200007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Huggies Active Sec Talla G Paquete 116 unidPañales para Bebé Huggies Active Sec Talla G Paquete 116 unid</text:p>
          </table:table-cell>
          <table:table-cell table:style-name="ce1" office:value-type="float" office:value="732128001" calcext:value-type="float">
            <text:p>732128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0-750-750/732128001-1.jpg?v=636747909511030000" xlink:type="simple">https://wongfood.vteximg.com.br/arquivos/ids/250550-750-750/732128001-1.jpg?v=63674790951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672];['file:///home/hernan/Descargas/BD%20BabyPromo.xlsx'#$CodBabyPromo.$B$1:.$I$198];8;0)" office:value-type="string" office:string-value="x2000037" calcext:value-type="string">
            <text:p>x200003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Huggies Active Sec Talla XG Paquete 96 unid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673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Huggies Active Sec Talla XXG Paquete 88 unidPañales para Bebé Huggies Active Sec Talla XXG Paquete 88 unid</text:p>
          </table:table-cell>
          <table:table-cell table:style-name="ce1" office:value-type="float" office:value="732128004" calcext:value-type="float">
            <text:p>732128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3-750-750/732128004-1.jpg?v=636747910463400000" xlink:type="simple">https://wongfood.vteximg.com.br/arquivos/ids/250553-750-750/732128004-1.jpg?v=63674791046340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674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Huggies Natural Care Unisex Talla G Paquete 52 unidPañales para Bebé Huggies Natural Care Unisex Talla G Paquete 52 unid</text:p>
          </table:table-cell>
          <table:table-cell table:style-name="ce1" office:value-type="float" office:value="752967001" calcext:value-type="float">
            <text:p>752967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2-750-750/Pañales-Huggies-Natural-Care-Cotton-Talla-G-Paquete-52-Unidades-1-36587134.jpg?v=6368704922224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675];['file:///home/hernan/Descargas/BD%20BabyPromo.xlsx'#$CodBabyPromo.$B$1:.$I$198];8;0)" office:value-type="string" office:string-value="x2000083" calcext:value-type="string">
            <text:p>x200008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Huggies Natural Care Unisex Talla M Paquete 58 unidPañales para Bebé Huggies Natural Care Unisex Talla M Paquete 58 unid</text:p>
          </table:table-cell>
          <table:table-cell table:style-name="ce1" office:value-type="float" office:value="752967002" calcext:value-type="float">
            <text:p>7529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3-750-750/Pañales-Huggies-Natural-Care-Cotton-Talla-M-Paquete-58-Unidades-1-36587135.jpg?v=636870492224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676];['file:///home/hernan/Descargas/BD%20BabyPromo.xlsx'#$CodBabyPromo.$B$1:.$I$198];8;0)" office:value-type="string" office:string-value="x2000084" calcext:value-type="string">
            <text:p>x200008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Huggies Natural Care Unisex Talla XG Paquete 42 unidPañales para Bebé Huggies Natural Care Unisex Talla XG Paquete 42 unid</text:p>
          </table:table-cell>
          <table:table-cell table:style-name="ce1" office:value-type="float" office:value="752967003" calcext:value-type="float">
            <text:p>752967003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4-750-750/Pañales-Huggies-Natural-Care-Cotton-Talla-XG-Paquete-42-Unidades-1-36587136.jpg?v=6368704922268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677];['file:///home/hernan/Descargas/BD%20BabyPromo.xlsx'#$CodBabyPromo.$B$1:.$I$198];8;0)" office:value-type="string" office:string-value="x2000085" calcext:value-type="string">
            <text:p>x200008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0" calcext:value-type="float">
            <text:p>2019320</text:p>
          </table:table-cell>
          <table:table-cell table:style-name="ce1" office:value-type="string" calcext:value-type="string">
            <text:p>Pañales para Bebé Huggies Natural Care Unisex Talla XXG Paquete 38 unidPañales para Bebé Huggies Natural Care Unisex Talla XXG Paquete 38 unid</text:p>
          </table:table-cell>
          <table:table-cell table:style-name="ce1" office:value-type="float" office:value="752967004" calcext:value-type="float">
            <text:p>7529670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5-750-750/Pañales-Huggies-Natural-Care-Cotto-Talla-XXG-Paquete-38-Unidades-1-36587137.jpg?v=6368704922296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678];['file:///home/hernan/Descargas/BD%20BabyPromo.xlsx'#$CodBabyPromo.$B$1:.$I$198];8;0)" office:value-type="string" office:string-value="x2000086" calcext:value-type="string">
            <text:p>x200008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Huggies Natural Care Primeros 100 Días Talla RN Paquete 60 unidPañales para Bebé Huggies Natural Care Primeros 100 Días Talla RN Paquete 60 unid</text:p>
          </table:table-cell>
          <table:table-cell table:style-name="ce1" office:value-type="float" office:value="546460" calcext:value-type="float">
            <text:p>546460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7061-750-750/Pañales-Huggies-Primeros-Dias-Recien-Nacido-Unisex-Paquete-60-Unidades-1-179057.jpg?v=6367357089430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679];['file:///home/hernan/Descargas/BD%20BabyPromo.xlsx'#$CodBabyPromo.$B$1:.$I$198];8;0)" office:value-type="string" office:string-value="x2000004" calcext:value-type="string">
            <text:p>x200000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Pampers Juegos y Sueños Talla P Paquete 32 unidPañales para Bebé Pampers Juegos y Sueños Talla P Paquete 32 unid</text:p>
          </table:table-cell>
          <table:table-cell table:style-name="ce1" office:value-type="float" office:value="568073" calcext:value-type="float">
            <text:p>56807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4-750-750/Pañal-Pampers-Juegos-y-Sueños-Talla-P-Paquete-32-Unidades-1-218879.jpg?v=636596496622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8.90</text:p>
          </table:table-cell>
          <table:table-cell table:style-name="ce1" office:value-type="string" calcext:value-type="string">
            <text:p>Metro</text:p>
          </table:table-cell>
          <table:table-cell table:formula="of:=VLOOKUP([.C680];['file:///home/hernan/Descargas/BD%20BabyPromo.xlsx'#$CodBabyPromo.$B$1:.$I$198];8;0)" office:value-type="string" office:string-value="x2000005" calcext:value-type="string">
            <text:p>x200000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Ecológicos para Bebé Bio Baby Talla M Paquete 38 unidPañales Ecológicos para Bebé Bio Baby Talla M Paquete 38 unid</text:p>
          </table:table-cell>
          <table:table-cell table:style-name="ce1" office:value-type="float" office:value="716173" calcext:value-type="float">
            <text:p>716173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4-750-750/Pañales-Bio-Baby-Mediano-paquete-38-unidades-Pañales-Bio-Baby-mediano-paquete-38-unidades-1-219455.jpg?v=6365977925535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681];['file:///home/hernan/Descargas/BD%20BabyPromo.xlsx'#$CodBabyPromo.$B$1:.$I$198];8;0)" office:value-type="string" office:string-value="x2000008" calcext:value-type="string">
            <text:p>x200000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Ecológicos para Bebé Bio Baby Talla G Paquete 38 unidPañales Ecológicos para Bebé Bio Baby Talla G Paquete 38 unid</text:p>
          </table:table-cell>
          <table:table-cell table:style-name="ce1" office:value-type="float" office:value="716174" calcext:value-type="float">
            <text:p>716174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5-750-750/Pañales-Bio-Baby-Grande-paquete-38-unidades-1-219456.jpg?v=636597792558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682];['file:///home/hernan/Descargas/BD%20BabyPromo.xlsx'#$CodBabyPromo.$B$1:.$I$198];8;0)" office:value-type="string" office:string-value="x2000009" calcext:value-type="string">
            <text:p>x200000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Ecológicos para Bebé Bio Baby Talla XG Paquete 34 unidPañales Ecológicos para Bebé Bio Baby Talla XG Paquete 34 unid</text:p>
          </table:table-cell>
          <table:table-cell table:style-name="ce1" office:value-type="float" office:value="716175" calcext:value-type="float">
            <text:p>716175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6-750-750/Pañales-Bio-Baby-XGrande-paquete-34-unidades-Pañales-Bio-Baby-XGrandre-paquete-34-unidades--1-219457.jpg?v=636597792561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683];['file:///home/hernan/Descargas/BD%20BabyPromo.xlsx'#$CodBabyPromo.$B$1:.$I$198];8;0)" office:value-type="string" office:string-value="x2000010" calcext:value-type="string">
            <text:p>x200001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Ecológicos para Bebé Bio Baby Talla XXG Paquete 34 unidPañales Ecológicos para Bebé Bio Baby Talla XXG Paquete 34 unid</text:p>
          </table:table-cell>
          <table:table-cell table:style-name="ce1" office:value-type="float" office:value="716176" calcext:value-type="float">
            <text:p>716176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7-750-750/Pañales-Bio-Baby-XXGrande-paquete-34-unidades-Pañales-Bio-Baby-XXGrandre-paquete-34-unidades-1-219458.jpg?v=63659779256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684];['file:///home/hernan/Descargas/BD%20BabyPromo.xlsx'#$CodBabyPromo.$B$1:.$I$198];8;0)" office:value-type="string" office:string-value="x2000011" calcext:value-type="string">
            <text:p>x200001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Huggies Active Sec Ajuste Perfecto Talla M Paquete 24 UnidadesPañales Huggies Active Sec Ajuste Perfecto Talla M Paquete 24 Unidades</text:p>
          </table:table-cell>
          <table:table-cell table:style-name="ce1" office:value-type="float" office:value="727568" calcext:value-type="float">
            <text:p>72756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5427-750-750/727568-1.jpg?v=636771375287800000" xlink:type="simple">https://wongfood.vteximg.com.br/arquivos/ids/255427-750-750/727568-1.jpg?v=6367713752878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685];['file:///home/hernan/Descargas/BD%20BabyPromo.xlsx'#$CodBabyPromo.$B$1:.$I$198];8;0)" office:value-type="string" office:string-value="x2000012" calcext:value-type="string">
            <text:p>x200001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Pampers Confort Sec Talla XXG Paquete 44 unidPañales para Bebé Pampers Confort Sec Talla XXG Paquete 44 unid</text:p>
          </table:table-cell>
          <table:table-cell table:style-name="ce1" office:value-type="float" office:value="735461" calcext:value-type="float">
            <text:p>73546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75961-750-750/Pañales-para-Bebe-Pampers-Confort-Sec-Talla-XXG-Paquete-44-unid-1-17194629.jpg?v=6368585042992300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41.90</text:p>
          </table:table-cell>
          <table:table-cell table:style-name="ce1" office:value-type="string" calcext:value-type="string">
            <text:p>Metro</text:p>
          </table:table-cell>
          <table:table-cell table:formula="of:=VLOOKUP([.C686];['file:///home/hernan/Descargas/BD%20BabyPromo.xlsx'#$CodBabyPromo.$B$1:.$I$198];8;0)" office:value-type="string" office:string-value="x2000013" calcext:value-type="string">
            <text:p>x200001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Pampers Premium Care Talla P Paquete 36 unidPañales para Bebé Pampers Premium Care Talla P Paquete 36 unid</text:p>
          </table:table-cell>
          <table:table-cell table:style-name="ce1" office:value-type="float" office:value="735462" calcext:value-type="float">
            <text:p>73546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67213-750-750/Pañales-para-Bebe-Pampers-Premium-Care-Talla-P-Paquete-36-unid-1-17194630.jpg?v=636825780382530000</text:p>
          </table:table-cell>
          <table:table-cell table:style-name="ce1" office:value-type="string" calcext:value-type="string">
            <text:p>S/. 16.90</text:p>
          </table:table-cell>
          <table:table-cell table:style-name="ce1" office:value-type="string" calcext:value-type="string">
            <text:p>S/. 15.50</text:p>
          </table:table-cell>
          <table:table-cell table:style-name="ce1" office:value-type="string" calcext:value-type="string">
            <text:p>Metro</text:p>
          </table:table-cell>
          <table:table-cell table:formula="of:=VLOOKUP([.C687];['file:///home/hernan/Descargas/BD%20BabyPromo.xlsx'#$CodBabyPromo.$B$1:.$I$198];8;0)" office:value-type="string" office:string-value="x2000014" calcext:value-type="string">
            <text:p>x2000014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Babysec Super Premium Talla XG Paquete 92 unidPañales para Bebé Babysec Super Premium Talla XG Paquete 92 unid</text:p>
          </table:table-cell>
          <table:table-cell table:style-name="ce1" office:value-type="float" office:value="738808" calcext:value-type="float">
            <text:p>738808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8-750-750/Pañales-para-Bebe-Babysec-Super-Premium-Talla-XG-Paquete-92-unid-1-18296749.jpg?v=63682740024920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50</text:p>
          </table:table-cell>
          <table:table-cell table:style-name="ce1" office:value-type="string" calcext:value-type="string">
            <text:p>Metro</text:p>
          </table:table-cell>
          <table:table-cell table:formula="of:=VLOOKUP([.C688];['file:///home/hernan/Descargas/BD%20BabyPromo.xlsx'#$CodBabyPromo.$B$1:.$I$198];8;0)" office:value-type="string" office:string-value="x2000015" calcext:value-type="string">
            <text:p>x200001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Babysec Premium Talla XXG Paquete 84 unidPañales para Bebé Babysec Premium Talla XXG Paquete 84 unid</text:p>
          </table:table-cell>
          <table:table-cell table:style-name="ce1" office:value-type="float" office:value="738809" calcext:value-type="float">
            <text:p>738809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9-750-750/Pañales-para-Bebe-Babysec-Premium-Talla-XXG-Paquete-84-unid-1-18296750.jpg?v=63682740025453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50</text:p>
          </table:table-cell>
          <table:table-cell table:style-name="ce1" office:value-type="string" calcext:value-type="string">
            <text:p>Metro</text:p>
          </table:table-cell>
          <table:table-cell table:formula="of:=VLOOKUP([.C689];['file:///home/hernan/Descargas/BD%20BabyPromo.xlsx'#$CodBabyPromo.$B$1:.$I$198];8;0)" office:value-type="string" office:string-value="x2000016" calcext:value-type="string">
            <text:p>x200001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HUGGIES Natural Care Primeros 100 Días Talla P Paquete 50un</text:p>
          </table:table-cell>
          <table:table-cell table:style-name="ce1" office:value-type="float" office:value="20062431" calcext:value-type="float">
            <text:p>2006243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30-450-450/20062431.jpg?v=636701036328500000" xlink:type="simple">https://plazavea.vteximg.com.br/arquivos/ids/201830-450-450/20062431.jpg?v=6367010363285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10</text:p>
          </table:table-cell>
          <table:table-cell table:style-name="ce1" office:value-type="string" calcext:value-type="string">
            <text:p>Vea</text:p>
          </table:table-cell>
          <table:table-cell table:formula="of:=VLOOKUP([.C690];['file:///home/hernan/Descargas/BD%20BabyPromo.xlsx'#$CodBabyPromo.$B$1:.$I$198];8;0)" office:value-type="string" office:string-value="x2000018" calcext:value-type="string">
            <text:p>x200001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HUGGIES Little Swimmers Talla G Paquete 10un</text:p>
          </table:table-cell>
          <table:table-cell table:style-name="ce1" office:value-type="float" office:value="20071392" calcext:value-type="float">
            <text:p>2007139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190-450-450/20071392.jpg?v=636444688418800000" xlink:type="simple">https://plazavea.vteximg.com.br/arquivos/ids/192190-450-450/20071392.jpg?v=6364446884188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18.20</text:p>
          </table:table-cell>
          <table:table-cell table:style-name="ce1" office:value-type="string" calcext:value-type="string">
            <text:p>Vea</text:p>
          </table:table-cell>
          <table:table-cell table:formula="of:=VLOOKUP([.C691];['file:///home/hernan/Descargas/BD%20BabyPromo.xlsx'#$CodBabyPromo.$B$1:.$I$198];8;0)" office:value-type="string" office:string-value="x2000019" calcext:value-type="string">
            <text:p>x200001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HUGGIES Natural Care Autoajustable Niña Talla XG Paquete 40un</text:p>
          </table:table-cell>
          <table:table-cell table:style-name="ce1" office:value-type="float" office:value="20110696" calcext:value-type="float">
            <text:p>2011069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7-450-450/20110696.jpg?v=636701036312000000" xlink:type="simple">https://plazavea.vteximg.com.br/arquivos/ids/201827-450-450/20110696.jpg?v=6367010363120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692];['file:///home/hernan/Descargas/BD%20BabyPromo.xlsx'#$CodBabyPromo.$B$1:.$I$198];8;0)" office:value-type="string" office:string-value="x2000020" calcext:value-type="string">
            <text:p>x200002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HUGGIES Natural Care Auto Ajuste Niño Talla XG Paquete 40un</text:p>
          </table:table-cell>
          <table:table-cell table:style-name="ce1" office:value-type="float" office:value="20110702" calcext:value-type="float">
            <text:p>201107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6-450-450/20110702.jpg?v=636701036307600000" xlink:type="simple">https://plazavea.vteximg.com.br/arquivos/ids/201826-450-450/20110702.jpg?v=6367010363076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693];['file:///home/hernan/Descargas/BD%20BabyPromo.xlsx'#$CodBabyPromo.$B$1:.$I$198];8;0)" office:value-type="string" office:string-value="x2000021" calcext:value-type="string">
            <text:p>x200002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HUGGIES Natural Care Auto Ajuste Hiper Niño Talla XXG Paquete 36un</text:p>
          </table:table-cell>
          <table:table-cell table:style-name="ce1" office:value-type="float" office:value="20110704" calcext:value-type="float">
            <text:p>201107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9-450-450/20110704.jpg?v=636701036323100000" xlink:type="simple">https://plazavea.vteximg.com.br/arquivos/ids/201829-450-450/20110704.jpg?v=6367010363231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694];['file:///home/hernan/Descargas/BD%20BabyPromo.xlsx'#$CodBabyPromo.$B$1:.$I$198];8;0)" office:value-type="string" office:string-value="x2000022" calcext:value-type="string">
            <text:p>x200002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HUGGIES Natural Care Niño Talla XG Megapack Paquete 100un</text:p>
          </table:table-cell>
          <table:table-cell table:style-name="ce1" office:value-type="float" office:value="20126866" calcext:value-type="float">
            <text:p>2012686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1-450-450/20126866.jpg?v=636444689711000000" xlink:type="simple">https://plazavea.vteximg.com.br/arquivos/ids/192281-450-450/20126866.jpg?v=6364446897110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75.90</text:p>
          </table:table-cell>
          <table:table-cell table:style-name="ce1" office:value-type="string" calcext:value-type="string">
            <text:p>Vea</text:p>
          </table:table-cell>
          <table:table-cell table:formula="of:=VLOOKUP([.C695];['file:///home/hernan/Descargas/BD%20BabyPromo.xlsx'#$CodBabyPromo.$B$1:.$I$198];8;0)" office:value-type="string" office:string-value="x2000023" calcext:value-type="string">
            <text:p>x200002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PAMPERS Premium Care Talla XXG Paquete 28un</text:p>
          </table:table-cell>
          <table:table-cell table:style-name="ce1" office:value-type="float" office:value="20129416" calcext:value-type="float">
            <text:p>20129416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10689-450-450/20129416.jpg?v=636867025045200000" xlink:type="simple">https://plazavea.vteximg.com.br/arquivos/ids/210689-450-450/20129416.jpg?v=6368670250452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696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HUGGIES Natural Care Niño Talla G Megapack Paquete 112un</text:p>
          </table:table-cell>
          <table:table-cell table:style-name="ce1" office:value-type="float" office:value="20130647" calcext:value-type="float">
            <text:p>20130647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7-450-450/20130647.jpg?v=636444689795400000" xlink:type="simple">https://plazavea.vteximg.com.br/arquivos/ids/192287-450-450/20130647.jpg?v=6364446897954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75.90</text:p>
          </table:table-cell>
          <table:table-cell table:style-name="ce1" office:value-type="string" calcext:value-type="string">
            <text:p>Vea</text:p>
          </table:table-cell>
          <table:table-cell table:formula="of:=VLOOKUP([.C697];['file:///home/hernan/Descargas/BD%20BabyPromo.xlsx'#$CodBabyPromo.$B$1:.$I$198];8;0)" office:value-type="string" office:string-value="x2000025" calcext:value-type="string">
            <text:p>x200002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PAMPERS Premium Care Talla XG Megapack Paquete 60un</text:p>
          </table:table-cell>
          <table:table-cell table:style-name="ce1" office:value-type="float" office:value="20138539" calcext:value-type="float">
            <text:p>20138539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09669-450-450/20138539.jpg?v=636850692619330000" xlink:type="simple">https://plazavea.vteximg.com.br/arquivos/ids/209669-450-450/20138539.jpg?v=6368506926193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59.90</text:p>
          </table:table-cell>
          <table:table-cell table:style-name="ce1" office:value-type="string" calcext:value-type="string">
            <text:p>Vea</text:p>
          </table:table-cell>
          <table:table-cell table:formula="of:=VLOOKUP([.C698];['file:///home/hernan/Descargas/BD%20BabyPromo.xlsx'#$CodBabyPromo.$B$1:.$I$198];8;0)" office:value-type="string" office:string-value="x2000026" calcext:value-type="string">
            <text:p>x200002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PAMPERS Premium Care Talla XXG Megapack <text:s/>Paquete 60un</text:p>
          </table:table-cell>
          <table:table-cell table:style-name="ce1" office:value-type="float" office:value="20138540" calcext:value-type="float">
            <text:p>20138540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09670-450-450/20138540.jpg?v=636850692632300000" xlink:type="simple">https://plazavea.vteximg.com.br/arquivos/ids/209670-450-450/20138540.jpg?v=6368506926323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59.90</text:p>
          </table:table-cell>
          <table:table-cell table:style-name="ce1" office:value-type="string" calcext:value-type="string">
            <text:p>Vea</text:p>
          </table:table-cell>
          <table:table-cell table:formula="of:=VLOOKUP([.C699];['file:///home/hernan/Descargas/BD%20BabyPromo.xlsx'#$CodBabyPromo.$B$1:.$I$198];8;0)" office:value-type="string" office:string-value="x2000027" calcext:value-type="string">
            <text:p>x2000027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BABYSEC Premium Talla XG Superpack Paquete 104un</text:p>
          </table:table-cell>
          <table:table-cell table:style-name="ce1" office:value-type="float" office:value="20141310" calcext:value-type="float">
            <text:p>2014131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09585-450-450/20141310.jpg?v=636850050900230000" xlink:type="simple">https://plazavea.vteximg.com.br/arquivos/ids/209585-450-450/20141310.jpg?v=636850050900230000</text:a></text:p>
          </table:table-cell>
          <table:table-cell table:style-name="ce1" office:value-type="string" calcext:value-type="string">
            <text:p>S/ 75.50</text:p>
          </table:table-cell>
          <table:table-cell table:style-name="ce1" office:value-type="string" calcext:value-type="string">
            <text:p>S/ 69.50</text:p>
          </table:table-cell>
          <table:table-cell table:style-name="ce1" office:value-type="string" calcext:value-type="string">
            <text:p>Vea</text:p>
          </table:table-cell>
          <table:table-cell table:formula="of:=VLOOKUP([.C700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BABYSEC Premium Talla XXG Superpack Paquete 96un</text:p>
          </table:table-cell>
          <table:table-cell table:style-name="ce1" office:value-type="float" office:value="20141311" calcext:value-type="float">
            <text:p>2014131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09586-450-450/20141311.jpg?v=636850050906500000" xlink:type="simple">https://plazavea.vteximg.com.br/arquivos/ids/209586-450-450/20141311.jpg?v=636850050906500000</text:a></text:p>
          </table:table-cell>
          <table:table-cell table:style-name="ce1" office:value-type="string" calcext:value-type="string">
            <text:p>S/ 75.50</text:p>
          </table:table-cell>
          <table:table-cell table:style-name="ce1" office:value-type="string" calcext:value-type="string">
            <text:p>S/ 69.50</text:p>
          </table:table-cell>
          <table:table-cell table:style-name="ce1" office:value-type="string" calcext:value-type="string">
            <text:p>Vea</text:p>
          </table:table-cell>
          <table:table-cell table:formula="of:=VLOOKUP([.C701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 para Bebé BABYSEC Super Premium Cuidado Total Talla M Paquete 62un</text:p>
          </table:table-cell>
          <table:table-cell table:style-name="ce1" office:value-type="float" office:value="20144827" calcext:value-type="float">
            <text:p>20144827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09587-450-450/20144827.jpg?v=636850050913400000" xlink:type="simple">https://plazavea.vteximg.com.br/arquivos/ids/209587-450-450/20144827.jpg?v=6368500509134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50</text:p>
          </table:table-cell>
          <table:table-cell table:style-name="ce1" office:value-type="string" calcext:value-type="string">
            <text:p>Vea</text:p>
          </table:table-cell>
          <table:table-cell table:formula="of:=VLOOKUP([.C702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BABY SEC Super Premium Cuidado Total Talla XXG Paquete 42un</text:p>
          </table:table-cell>
          <table:table-cell table:style-name="ce1" office:value-type="float" office:value="20144830" calcext:value-type="float">
            <text:p>2014483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09588-450-450/20144830.jpg?v=636850050919800000" xlink:type="simple">https://plazavea.vteximg.com.br/arquivos/ids/209588-450-450/20144830.jpg?v=6368500509198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41.50</text:p>
          </table:table-cell>
          <table:table-cell table:style-name="ce1" office:value-type="string" calcext:value-type="string">
            <text:p>Vea</text:p>
          </table:table-cell>
          <table:table-cell table:formula="of:=VLOOKUP([.C703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BABYSEC Premium Superpack Talla M Paquete 72un</text:p>
          </table:table-cell>
          <table:table-cell table:style-name="ce1" office:value-type="float" office:value="20145310" calcext:value-type="float">
            <text:p>2014531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09593-450-450/20145310.jpg?v=636850050953270000" xlink:type="simple">https://plazavea.vteximg.com.br/arquivos/ids/209593-450-450/20145310.jpg?v=63685005095327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50</text:p>
          </table:table-cell>
          <table:table-cell table:style-name="ce1" office:value-type="string" calcext:value-type="string">
            <text:p>Vea</text:p>
          </table:table-cell>
          <table:table-cell table:formula="of:=VLOOKUP([.C704];['file:///home/hernan/Descargas/BD%20BabyPromo.xlsx'#$CodBabyPromo.$B$1:.$I$198];8;0)" office:value-type="string" office:string-value="x2000032" calcext:value-type="string">
            <text:p>x2000032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BABYSEC Premium Superpack Talla G Paquete 64un</text:p>
          </table:table-cell>
          <table:table-cell table:style-name="ce1" office:value-type="float" office:value="20145311" calcext:value-type="float">
            <text:p>2014531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09595-450-450/20145311.jpg?v=636850050966230000" xlink:type="simple">https://plazavea.vteximg.com.br/arquivos/ids/209595-450-450/20145311.jpg?v=6368500509662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50</text:p>
          </table:table-cell>
          <table:table-cell table:style-name="ce1" office:value-type="string" calcext:value-type="string">
            <text:p>Vea</text:p>
          </table:table-cell>
          <table:table-cell table:formula="of:=VLOOKUP([.C705];['file:///home/hernan/Descargas/BD%20BabyPromo.xlsx'#$CodBabyPromo.$B$1:.$I$198];8;0)" office:value-type="string" office:string-value="x2000033" calcext:value-type="string">
            <text:p>x200003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HUGGIES Natural Care Niño Talla XG Paquete 42un</text:p>
          </table:table-cell>
          <table:table-cell table:style-name="ce1" office:value-type="float" office:value="20148264" calcext:value-type="float">
            <text:p>2014826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90-450-450/20148264.jpg?v=636754603853670000" xlink:type="simple">https://plazavea.vteximg.com.br/arquivos/ids/203490-450-450/20148264.jpg?v=63675460385367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706];['file:///home/hernan/Descargas/BD%20BabyPromo.xlsx'#$CodBabyPromo.$B$1:.$I$198];8;0)" office:value-type="string" office:string-value="x2000034" calcext:value-type="string">
            <text:p>x200003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HUGGIES Natural Care Niño Talla XXG Paquete 38un</text:p>
          </table:table-cell>
          <table:table-cell table:style-name="ce1" office:value-type="float" office:value="20148265" calcext:value-type="float">
            <text:p>20148265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91-450-450/20148265.jpg?v=636754603859600000" xlink:type="simple">https://plazavea.vteximg.com.br/arquivos/ids/203491-450-450/20148265.jpg?v=6367546038596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707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HUGGIES Natural Care Talla XG Paquete 42un</text:p>
          </table:table-cell>
          <table:table-cell table:style-name="ce1" office:value-type="float" office:value="20148267" calcext:value-type="float">
            <text:p>20148267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93-450-450/20148267.jpg?v=636754612854530000" xlink:type="simple">https://plazavea.vteximg.com.br/arquivos/ids/203493-450-450/20148267.jpg?v=63675461285453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708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HUGGIES Active Sec Talla G Paquete 116un</text:p>
          </table:table-cell>
          <table:table-cell table:style-name="ce1" office:value-type="float" office:value="20159740" calcext:value-type="float">
            <text:p>20159740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51-450-450/20159740.jpg?v=636753802942170000" xlink:type="simple">https://plazavea.vteximg.com.br/arquivos/ids/203451-450-450/20159740.jpg?v=636753802942170000</text:a></text:p>
          </table:table-cell>
          <table:table-cell table:style-name="ce1" office:value-type="string" calcext:value-type="string">
            <text:p>S/ 84.90</text:p>
          </table:table-cell>
          <table:table-cell table:style-name="ce1" office:value-type="string" calcext:value-type="string">
            <text:p>S/ 79.90</text:p>
          </table:table-cell>
          <table:table-cell table:style-name="ce1" office:value-type="string" calcext:value-type="string">
            <text:p>Vea</text:p>
          </table:table-cell>
          <table:table-cell table:formula="of:=VLOOKUP([.C709];['file:///home/hernan/Descargas/BD%20BabyPromo.xlsx'#$CodBabyPromo.$B$1:.$I$198];8;0)" office:value-type="string" office:string-value="x2000037" calcext:value-type="string">
            <text:p>x200003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HUGGIES Active Sec Talla XXG Paquete 88un</text:p>
          </table:table-cell>
          <table:table-cell table:style-name="ce1" office:value-type="float" office:value="20159742" calcext:value-type="float">
            <text:p>2015974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56-450-450/20159742.jpg?v=636753802974630000" xlink:type="simple">https://plazavea.vteximg.com.br/arquivos/ids/203456-450-450/20159742.jpg?v=636753802974630000</text:a></text:p>
          </table:table-cell>
          <table:table-cell table:style-name="ce1" office:value-type="string" calcext:value-type="string">
            <text:p>S/ 84.90</text:p>
          </table:table-cell>
          <table:table-cell table:style-name="ce1" office:value-type="string" calcext:value-type="string">
            <text:p>S/ 79.90</text:p>
          </table:table-cell>
          <table:table-cell table:style-name="ce1" office:value-type="string" calcext:value-type="string">
            <text:p>Vea</text:p>
          </table:table-cell>
          <table:table-cell table:formula="of:=VLOOKUP([.C710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 para Bebé BAMBO NATURE Talla XXG</text:p>
          </table:table-cell>
          <table:table-cell table:style-name="ce1" office:value-type="float" office:value="20160925" calcext:value-type="float">
            <text:p>20160925</text:p>
          </table:table-cell>
          <table:table-cell table:style-name="ce1" office:value-type="string" calcext:value-type="string">
            <text:p>BAMBO NATURE</text:p>
          </table:table-cell>
          <table:table-cell table:style-name="ce2" office:value-type="string" calcext:value-type="string">
            <text:p><text:a xlink:href="https://plazavea.vteximg.com.br/arquivos/ids/209082-450-450/20160925.jpg?v=636843664867130000" xlink:type="simple">https://plazavea.vteximg.com.br/arquivos/ids/209082-450-450/20160925.jpg?v=6368436648671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711];['file:///home/hernan/Descargas/BD%20BabyPromo.xlsx'#$CodBabyPromo.$B$1:.$I$198];8;0)" office:value-type="string" office:string-value="x2000039" calcext:value-type="string">
            <text:p>x200003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 para Bebé BAMBO NATURE Talla P</text:p>
          </table:table-cell>
          <table:table-cell table:style-name="ce1" office:value-type="float" office:value="20160926" calcext:value-type="float">
            <text:p>20160926</text:p>
          </table:table-cell>
          <table:table-cell table:style-name="ce1" office:value-type="string" calcext:value-type="string">
            <text:p>BAMBO NATURE</text:p>
          </table:table-cell>
          <table:table-cell table:style-name="ce2" office:value-type="string" calcext:value-type="string">
            <text:p><text:a xlink:href="https://plazavea.vteximg.com.br/arquivos/ids/210261-450-450/20160926.jpg?v=636857797693430000" xlink:type="simple">https://plazavea.vteximg.com.br/arquivos/ids/210261-450-450/20160926.jpg?v=6368577976934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2.90</text:p>
          </table:table-cell>
          <table:table-cell table:style-name="ce1" office:value-type="string" calcext:value-type="string">
            <text:p>Vea</text:p>
          </table:table-cell>
          <table:table-cell table:formula="of:=VLOOKUP([.C712];['file:///home/hernan/Descargas/BD%20BabyPromo.xlsx'#$CodBabyPromo.$B$1:.$I$198];8;0)" office:value-type="string" office:string-value="x2000040" calcext:value-type="string">
            <text:p>x200004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Babysec Premium Talla XXG Paquete 48 unidPañales para Bebé Babysec Premium Talla XXG Paquete 48 unid</text:p>
          </table:table-cell>
          <table:table-cell table:style-name="ce1" office:value-type="float" office:value="477748004" calcext:value-type="float">
            <text:p>477748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3545-750-750/477748004-01-1122.jpg?v=636849864353430000" xlink:type="simple">https://wongfood.vteximg.com.br/arquivos/ids/273545-750-750/477748004-01-1122.jpg?v=6368498643534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713];['file:///home/hernan/Descargas/BD%20BabyPromo.xlsx'#$CodBabyPromo.$B$1:.$I$198];8;0)" office:value-type="string" office:string-value="x2000041" calcext:value-type="string">
            <text:p>x200004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Pampers Juegos y Sueños Talla G Paquete 48 unidPañales para Bebé Pampers Juegos y Sueños Talla G Paquete 48 unid</text:p>
          </table:table-cell>
          <table:table-cell table:style-name="ce1" office:value-type="float" office:value="568094001" calcext:value-type="float">
            <text:p>56809400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5-750-750/Pañal-Pampers-Juego-y-Sueños-Talla-G-Paquete-48-Unidades-1-183394.jpg?v=636596496627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714];['file:///home/hernan/Descargas/BD%20BabyPromo.xlsx'#$CodBabyPromo.$B$1:.$I$198];8;0)" office:value-type="string" office:string-value="x2000047" calcext:value-type="string">
            <text:p>x200004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Pampers Juegos y Sueños Talla XG Paquete 42 unidPañales para Bebé Pampers Juegos y Sueños Talla XG Paquete 42 unid</text:p>
          </table:table-cell>
          <table:table-cell table:style-name="ce1" office:value-type="float" office:value="568094002" calcext:value-type="float">
            <text:p>568094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6-750-750/Pañal-Pampers-Juego-y-Sueños-Talla-XG-Paquete-42-Unidades-1-183395.jpg?v=63659649663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715];['file:///home/hernan/Descargas/BD%20BabyPromo.xlsx'#$CodBabyPromo.$B$1:.$I$198];8;0)" office:value-type="string" office:string-value="x2000048" calcext:value-type="string">
            <text:p>x200004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Pampers Juegos y Sueños Talla XXG Paquete 40 unidPañales para Bebé Pampers Juegos y Sueños Talla XXG Paquete 40 unid</text:p>
          </table:table-cell>
          <table:table-cell table:style-name="ce1" office:value-type="float" office:value="568094004" calcext:value-type="float">
            <text:p>568094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7-750-750/Pañal-Pampers-Juego-y-Sueños-Talla-XXG-Paquete-40-Unidades-1-183397.jpg?v=6365964966407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716];['file:///home/hernan/Descargas/BD%20BabyPromo.xlsx'#$CodBabyPromo.$B$1:.$I$198];8;0)" office:value-type="string" office:string-value="x2000049" calcext:value-type="string">
            <text:p>x200004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Pampers Premium Care Talla G Paquete 34 unidPañales para Bebé Pampers Premium Care Talla G Paquete 34 unid</text:p>
          </table:table-cell>
          <table:table-cell table:style-name="ce1" office:value-type="float" office:value="570586003" calcext:value-type="float">
            <text:p>57058600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0-750-750/570586003-01-131051.jpg?v=636796296802100000" xlink:type="simple">https://wongfood.vteximg.com.br/arquivos/ids/261720-750-750/570586003-01-131051.jpg?v=63679629680210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717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Pampers Premium Care Talla XG Paquete 28 unidPañales para Bebé Pampers Premium Care Talla XG Paquete 28 unid</text:p>
          </table:table-cell>
          <table:table-cell table:style-name="ce1" office:value-type="float" office:value="570586004" calcext:value-type="float">
            <text:p>57058600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1-750-750/570586004-01-131052.jpg?v=636796296820230000" xlink:type="simple">https://wongfood.vteximg.com.br/arquivos/ids/261721-750-750/570586004-01-131052.jpg?v=63679629682023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718];['file:///home/hernan/Descargas/BD%20BabyPromo.xlsx'#$CodBabyPromo.$B$1:.$I$198];8;0)" office:value-type="string" office:string-value="x2000051" calcext:value-type="string">
            <text:p>x200005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Pampers Premium Care Talla XXG Paquete 28 unid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719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Pampers Confort Sec Talla G Paquete 34 unidPañales para Bebé Pampers Confort Sec Talla G Paquete 34 unid</text:p>
          </table:table-cell>
          <table:table-cell table:style-name="ce1" office:value-type="float" office:value="570587002" calcext:value-type="float">
            <text:p>570587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1-750-750/Pañales-Pampers-Mega-Confort-Sec-Talla-G-Paquete-34-Unidades-1-219573.jpg?v=6367072030140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720];['file:///home/hernan/Descargas/BD%20BabyPromo.xlsx'#$CodBabyPromo.$B$1:.$I$198];8;0)" office:value-type="string" office:string-value="x2000053" calcext:value-type="string">
            <text:p>x200005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Pampers Confort Sec Talla XXG Paquete 28 unidPañales para Bebé Pampers Confort Sec Talla XXG Paquete 28 unid</text:p>
          </table:table-cell>
          <table:table-cell table:style-name="ce1" office:value-type="float" office:value="570587003" calcext:value-type="float">
            <text:p>57058700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3-750-750/Pañales-Pampers-Mega-Confort-Sec-Talla-XXG-Paquete-28-Unidades-1-219574.jpg?v=6367072030224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721];['file:///home/hernan/Descargas/BD%20BabyPromo.xlsx'#$CodBabyPromo.$B$1:.$I$198];8;0)" office:value-type="string" office:string-value="x2000054" calcext:value-type="string">
            <text:p>x200005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Pampers Confort Sec Talla XG Paquete 28 unidPañales para Bebé Pampers Confort Sec Talla XG Paquete 28 unid</text:p>
          </table:table-cell>
          <table:table-cell table:style-name="ce1" office:value-type="float" office:value="570587004" calcext:value-type="float">
            <text:p>570587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5-750-750/Pañales-Pampers-Mega-Confort-Sec-Talla-XG-Paquete-28-Unidades-1-219575.jpg?v=636707203030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722];['file:///home/hernan/Descargas/BD%20BabyPromo.xlsx'#$CodBabyPromo.$B$1:.$I$198];8;0)" office:value-type="string" office:string-value="x2000055" calcext:value-type="string">
            <text:p>x200005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Babysec Super Premium Talla P Paquete 68 unidPañales para Bebé Babysec Super Premium Talla P Paquete 68 unid</text:p>
          </table:table-cell>
          <table:table-cell table:style-name="ce1" office:value-type="float" office:value="575775001" calcext:value-type="float">
            <text:p>575775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798-750-750/575775001-01-148924.jpg?v=636845545258730000" xlink:type="simple">https://wongfood.vteximg.com.br/arquivos/ids/272798-750-750/575775001-01-148924.jpg?v=6368455452587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723];['file:///home/hernan/Descargas/BD%20BabyPromo.xlsx'#$CodBabyPromo.$B$1:.$I$198];8;0)" office:value-type="string" office:string-value="x2000058" calcext:value-type="string">
            <text:p>x200005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Babysec Super Premium Talla M Paquete 62 unidPañales para Bebé Babysec Super Premium Talla M Paquete 62 unid</text:p>
          </table:table-cell>
          <table:table-cell table:style-name="ce1" office:value-type="float" office:value="575775002" calcext:value-type="float">
            <text:p>575775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799-750-750/575775002-01-148925.jpg?v=636845545269200000" xlink:type="simple">https://wongfood.vteximg.com.br/arquivos/ids/272799-750-750/575775002-01-148925.jpg?v=636845545269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724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Babysec Super Premium Talla G Paquete 56 unidPañales para Bebé Babysec Super Premium Talla G Paquete 56 unid</text:p>
          </table:table-cell>
          <table:table-cell table:style-name="ce1" office:value-type="float" office:value="575775003" calcext:value-type="float">
            <text:p>575775003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0-750-750/575775003-01-148926.jpg?v=636845545327200000" xlink:type="simple">https://wongfood.vteximg.com.br/arquivos/ids/272800-750-750/575775003-01-148926.jpg?v=636845545327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725];['file:///home/hernan/Descargas/BD%20BabyPromo.xlsx'#$CodBabyPromo.$B$1:.$I$198];8;0)" office:value-type="string" office:string-value="x2000060" calcext:value-type="string">
            <text:p>x200006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Babysec Super Premium Talla XG Paquete 46 unidPañales para Bebé Babysec Super Premium Talla XG Paquete 46 unid</text:p>
          </table:table-cell>
          <table:table-cell table:style-name="ce1" office:value-type="float" office:value="575775004" calcext:value-type="float">
            <text:p>575775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1-750-750/575775004-01-148927.jpg?v=636845545344270000" xlink:type="simple">https://wongfood.vteximg.com.br/arquivos/ids/272801-750-750/575775004-01-148927.jpg?v=63684554534427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726];['file:///home/hernan/Descargas/BD%20BabyPromo.xlsx'#$CodBabyPromo.$B$1:.$I$198];8;0)" office:value-type="string" office:string-value="x2000061" calcext:value-type="string">
            <text:p>x200006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Babysec Super Premium Talla XXG Paquete 42 unidPañales para Bebé Babysec Super Premium Talla XXG Paquete 42 unid</text:p>
          </table:table-cell>
          <table:table-cell table:style-name="ce1" office:value-type="float" office:value="575775005" calcext:value-type="float">
            <text:p>575775005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2-750-750/575775005-01-148928.jpg?v=636845545462200000" xlink:type="simple">https://wongfood.vteximg.com.br/arquivos/ids/272802-750-750/575775005-01-148928.jpg?v=636845545462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40.50</text:p>
          </table:table-cell>
          <table:table-cell table:style-name="ce1" office:value-type="string" calcext:value-type="string">
            <text:p>Metro</text:p>
          </table:table-cell>
          <table:table-cell table:formula="of:=VLOOKUP([.C727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Ninet Talla M Paquete 72 unidPañales para Bebé Ninet Talla M Paquete 72 unid</text:p>
          </table:table-cell>
          <table:table-cell table:style-name="ce1" office:value-type="float" office:value="702188001" calcext:value-type="float">
            <text:p>702188001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0-750-750/Pañales-Hiperpack-Ninet-Talla-M-Paquete-72-Unidades-1-154819.jpg?v=6367538528260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728];['file:///home/hernan/Descargas/BD%20BabyPromo.xlsx'#$CodBabyPromo.$B$1:.$I$198];8;0)" office:value-type="string" office:string-value="x2000063" calcext:value-type="string">
            <text:p>x200006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Ninet Talla L Paquete 64 unidPañales para Bebé Ninet Talla L Paquete 64 unid</text:p>
          </table:table-cell>
          <table:table-cell table:style-name="ce1" office:value-type="float" office:value="702188002" calcext:value-type="float">
            <text:p>702188002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1-750-750/Pañales-Hiperpack-Ninet-Talla-L-Paquete-64-Unidades-1-154820.jpg?v=6367538528309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729];['file:///home/hernan/Descargas/BD%20BabyPromo.xlsx'#$CodBabyPromo.$B$1:.$I$198];8;0)" office:value-type="string" office:string-value="x2000064" calcext:value-type="string">
            <text:p>x200006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Ninet Talla XL Paquete 52 unidPañales para Bebé Ninet Talla XL Paquete 52 unid</text:p>
          </table:table-cell>
          <table:table-cell table:style-name="ce1" office:value-type="float" office:value="702188003" calcext:value-type="float">
            <text:p>702188003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2-750-750/Pañales-Hiperpack-Ninet-Talla-XL-Paquete-52-Unidades-1-154821.jpg?v=6367538528368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730];['file:///home/hernan/Descargas/BD%20BabyPromo.xlsx'#$CodBabyPromo.$B$1:.$I$198];8;0)" office:value-type="string" office:string-value="x2000065" calcext:value-type="string">
            <text:p>x200006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Babysec Premium Talla XG Paquete 104 unidPañales para Bebé Babysec Premium Talla XG Paquete 104 unid</text:p>
          </table:table-cell>
          <table:table-cell table:style-name="ce1" office:value-type="float" office:value="717209001" calcext:value-type="float">
            <text:p>717209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224-750-750/717209001-1.jpg?v=636675375991700000" xlink:type="simple">https://wongfood.vteximg.com.br/arquivos/ids/233224-750-750/717209001-1.jpg?v=63667537599170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50</text:p>
          </table:table-cell>
          <table:table-cell table:style-name="ce1" office:value-type="string" calcext:value-type="string">
            <text:p>Metro</text:p>
          </table:table-cell>
          <table:table-cell table:formula="of:=VLOOKUP([.C731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Babysec Premium Talla XXG Paquete 96 unidPañales para Bebé Babysec Premium Talla XXG Paquete 96 unid</text:p>
          </table:table-cell>
          <table:table-cell table:style-name="ce1" office:value-type="float" office:value="717209002" calcext:value-type="float">
            <text:p>717209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322-750-750/717209002-1.jpg?v=636675950645270000" xlink:type="simple">https://wongfood.vteximg.com.br/arquivos/ids/233322-750-750/717209002-1.jpg?v=63667595064527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50</text:p>
          </table:table-cell>
          <table:table-cell table:style-name="ce1" office:value-type="string" calcext:value-type="string">
            <text:p>Metro</text:p>
          </table:table-cell>
          <table:table-cell table:formula="of:=VLOOKUP([.C732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Huggies Active Sec Talla M Paquete 64 unidPañales para Bebé Huggies Active Sec Talla M Paquete 64 unid</text:p>
          </table:table-cell>
          <table:table-cell table:style-name="ce1" office:value-type="float" office:value="717431001" calcext:value-type="float">
            <text:p>717431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1-750-750/717431001-01-237363.jpg?v=636730525542400000" xlink:type="simple">https://wongfood.vteximg.com.br/arquivos/ids/245671-750-750/717431001-01-237363.jpg?v=6367305255424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733];['file:///home/hernan/Descargas/BD%20BabyPromo.xlsx'#$CodBabyPromo.$B$1:.$I$198];8;0)" office:value-type="string" office:string-value="x2000068" calcext:value-type="string">
            <text:p>x200006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Huggies Active Sec Talla G Paquete 58 unidPañales para Bebé Huggies Active Sec Talla G Paquete 58 unid</text:p>
          </table:table-cell>
          <table:table-cell table:style-name="ce1" office:value-type="float" office:value="717431002" calcext:value-type="float">
            <text:p>717431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2-750-750/717431002-01-237364.jpg?v=636730525547600000" xlink:type="simple">https://wongfood.vteximg.com.br/arquivos/ids/245672-750-750/717431002-01-237364.jpg?v=636730525547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734];['file:///home/hernan/Descargas/BD%20BabyPromo.xlsx'#$CodBabyPromo.$B$1:.$I$198];8;0)" office:value-type="string" office:string-value="x2000069" calcext:value-type="string">
            <text:p>x200006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Huggies Active Sec Talla XG Paquete 48 unidPañales para Bebé Huggies Active Sec Talla XG Paquete 48 unid</text:p>
          </table:table-cell>
          <table:table-cell table:style-name="ce1" office:value-type="float" office:value="717431003" calcext:value-type="float">
            <text:p>717431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3-750-750/717431003-01-237365.jpg?v=636730525551970000" xlink:type="simple">https://wongfood.vteximg.com.br/arquivos/ids/245673-750-750/717431003-01-237365.jpg?v=63673052555197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735];['file:///home/hernan/Descargas/BD%20BabyPromo.xlsx'#$CodBabyPromo.$B$1:.$I$198];8;0)" office:value-type="string" office:string-value="x2000070" calcext:value-type="string">
            <text:p>x200007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Huggies Active Sec Talla XXG Paquete 44 unidPañales para Bebé Huggies Active Sec Talla XXG Paquete 44 unid</text:p>
          </table:table-cell>
          <table:table-cell table:style-name="ce1" office:value-type="float" office:value="717431004" calcext:value-type="float">
            <text:p>717431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4-750-750/717431004-01-237366.jpg?v=636730525559330000" xlink:type="simple">https://wongfood.vteximg.com.br/arquivos/ids/245674-750-750/717431004-01-237366.jpg?v=63673052555933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736];['file:///home/hernan/Descargas/BD%20BabyPromo.xlsx'#$CodBabyPromo.$B$1:.$I$198];8;0)" office:value-type="string" office:string-value="x2000071" calcext:value-type="string">
            <text:p>x200007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Huggies Natural Care Niñas Talla XG Paquete 42 unidPañales para Bebé Huggies Natural Care Niñas Talla XG Paquete 42 unid</text:p>
          </table:table-cell>
          <table:table-cell table:style-name="ce1" office:value-type="float" office:value="727565001" calcext:value-type="float">
            <text:p>727565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2-750-750/Pañales-Huggies-Hiperpack-Natural-Care-Niña-XG-Paquete-42-Unidades-1-14376547.jpg?v=6367005062976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737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Huggies Natural Care Niñas Talla XXG Paquete 38 unidPañales para Bebé Huggies Natural Care Niñas Talla XXG Paquete 38 unid</text:p>
          </table:table-cell>
          <table:table-cell table:style-name="ce1" office:value-type="float" office:value="727565002" calcext:value-type="float">
            <text:p>727565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3-750-750/Pañales-Huggies-Hiperpack-Natural-Care-Niña-XXG-Paquete-38-Unidades-1-14376548.jpg?v=636700506300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738];['file:///home/hernan/Descargas/BD%20BabyPromo.xlsx'#$CodBabyPromo.$B$1:.$I$198];8;0)" office:value-type="string" office:string-value="x2000073" calcext:value-type="string">
            <text:p>x200007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Huggies Natural Care Niños Talla XG Paquete 42 unidPañales para Bebé Huggies Natural Care Niños Talla XG Paquete 42 unid</text:p>
          </table:table-cell>
          <table:table-cell table:style-name="ce1" office:value-type="float" office:value="727566001" calcext:value-type="float">
            <text:p>727566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4-750-750/Pañales-Huggies-Hiperpack-Natural-Care-Niño-XG-Paquete-42-Unidades-1-14376549.jpg?v=6367005063049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739];['file:///home/hernan/Descargas/BD%20BabyPromo.xlsx'#$CodBabyPromo.$B$1:.$I$198];8;0)" office:value-type="string" office:string-value="x2000034" calcext:value-type="string">
            <text:p>x200003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Huggies Natural Care Niños Talla XXG Paquete 38 unidPañales para Bebé Huggies Natural Care Niños Talla XXG Paquete 38 unid</text:p>
          </table:table-cell>
          <table:table-cell table:style-name="ce1" office:value-type="float" office:value="727566002" calcext:value-type="float">
            <text:p>727566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5-750-750/Pañales-Huggies-Hiperpack-Natural-Care-Niño-XXG-Paquete-38-Unidades-1-14376550.jpg?v=6367005063091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740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Huggies Active Sec Ajuste Perfecto Talla G Paquete 28 unidPañales para Bebé Huggies Active Sec Ajuste Perfecto Talla G Paquete 28 unid</text:p>
          </table:table-cell>
          <table:table-cell table:style-name="ce1" office:value-type="float" office:value="727567002" calcext:value-type="float">
            <text:p>7275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6-750-750/Pañales-Huggies-Active-Sec-Ajuste-Perfecto-Talla-G-Paquete-28-Und-1-14376552.jpg?v=6367246932086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741];['file:///home/hernan/Descargas/BD%20BabyPromo.xlsx'#$CodBabyPromo.$B$1:.$I$198];8;0)" office:value-type="string" office:string-value="x2000076" calcext:value-type="string">
            <text:p>x200007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Huggies Active Sec Ajuste Perfecto Talla XG Paquete 22 unidPañales para Bebé Huggies Active Sec Ajuste Perfecto Talla XG Paquete 22 unid</text:p>
          </table:table-cell>
          <table:table-cell table:style-name="ce1" office:value-type="float" office:value="727569001" calcext:value-type="float">
            <text:p>727569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7-750-750/Pañales-Huggies-Active-Sec-Ajuste-Perfecto-Talla-XG-Paquete-22-Und-1-14376553.jpg?v=6367246932123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742];['file:///home/hernan/Descargas/BD%20BabyPromo.xlsx'#$CodBabyPromo.$B$1:.$I$198];8;0)" office:value-type="string" office:string-value="x2000077" calcext:value-type="string">
            <text:p>x200007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Huggies Active Sec Ajuste Perfecto Talla XXG Paquete 20 unidPañales para Bebé Huggies Active Sec Ajuste Perfecto Talla XXG Paquete 20 unid</text:p>
          </table:table-cell>
          <table:table-cell table:style-name="ce1" office:value-type="float" office:value="727569002" calcext:value-type="float">
            <text:p>727569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8-750-750/Pañales-Huggies-Active-Sec-Ajuste-Perfecto-Talla-XXG-Paquete-20-Und-1-14376554.jpg?v=6367246932154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743];['file:///home/hernan/Descargas/BD%20BabyPromo.xlsx'#$CodBabyPromo.$B$1:.$I$198];8;0)" office:value-type="string" office:string-value="x2000078" calcext:value-type="string">
            <text:p>x200007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Huggies Active Sec Talla G Paquete 116 unidPañales para Bebé Huggies Active Sec Talla G Paquete 116 unid</text:p>
          </table:table-cell>
          <table:table-cell table:style-name="ce1" office:value-type="float" office:value="732128001" calcext:value-type="float">
            <text:p>732128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0-750-750/732128001-1.jpg?v=636747909511030000" xlink:type="simple">https://wongfood.vteximg.com.br/arquivos/ids/250550-750-750/732128001-1.jpg?v=63674790951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744];['file:///home/hernan/Descargas/BD%20BabyPromo.xlsx'#$CodBabyPromo.$B$1:.$I$198];8;0)" office:value-type="string" office:string-value="x2000037" calcext:value-type="string">
            <text:p>x200003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Huggies Active Sec Talla M Paquete 128 unidPañales para Bebé Huggies Active Sec Talla M Paquete 128 unid</text:p>
          </table:table-cell>
          <table:table-cell table:style-name="ce1" office:value-type="float" office:value="732128002" calcext:value-type="float">
            <text:p>732128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1-750-750/732128002-1.jpg?v=636747909770670000" xlink:type="simple">https://wongfood.vteximg.com.br/arquivos/ids/250551-750-750/732128002-1.jpg?v=63674790977067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745];['file:///home/hernan/Descargas/BD%20BabyPromo.xlsx'#$CodBabyPromo.$B$1:.$I$198];8;0)" office:value-type="string" office:string-value="x2000080" calcext:value-type="string">
            <text:p>x200008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Huggies Active Sec Talla XG Paquete 96 unid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746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Huggies Active Sec Talla XXG Paquete 88 unidPañales para Bebé Huggies Active Sec Talla XXG Paquete 88 unid</text:p>
          </table:table-cell>
          <table:table-cell table:style-name="ce1" office:value-type="float" office:value="732128004" calcext:value-type="float">
            <text:p>732128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3-750-750/732128004-1.jpg?v=636747910463400000" xlink:type="simple">https://wongfood.vteximg.com.br/arquivos/ids/250553-750-750/732128004-1.jpg?v=63674791046340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747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Huggies Natural Care Unisex Talla G Paquete 52 unidPañales para Bebé Huggies Natural Care Unisex Talla G Paquete 52 unid</text:p>
          </table:table-cell>
          <table:table-cell table:style-name="ce1" office:value-type="float" office:value="752967001" calcext:value-type="float">
            <text:p>752967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2-750-750/Pañales-Huggies-Natural-Care-Cotton-Talla-G-Paquete-52-Unidades-1-36587134.jpg?v=6368704922224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748];['file:///home/hernan/Descargas/BD%20BabyPromo.xlsx'#$CodBabyPromo.$B$1:.$I$198];8;0)" office:value-type="string" office:string-value="x2000083" calcext:value-type="string">
            <text:p>x200008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Huggies Natural Care Unisex Talla M Paquete 58 unidPañales para Bebé Huggies Natural Care Unisex Talla M Paquete 58 unid</text:p>
          </table:table-cell>
          <table:table-cell table:style-name="ce1" office:value-type="float" office:value="752967002" calcext:value-type="float">
            <text:p>7529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3-750-750/Pañales-Huggies-Natural-Care-Cotton-Talla-M-Paquete-58-Unidades-1-36587135.jpg?v=636870492224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749];['file:///home/hernan/Descargas/BD%20BabyPromo.xlsx'#$CodBabyPromo.$B$1:.$I$198];8;0)" office:value-type="string" office:string-value="x2000084" calcext:value-type="string">
            <text:p>x200008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Huggies Natural Care Unisex Talla XG Paquete 42 unidPañales para Bebé Huggies Natural Care Unisex Talla XG Paquete 42 unid</text:p>
          </table:table-cell>
          <table:table-cell table:style-name="ce1" office:value-type="float" office:value="752967003" calcext:value-type="float">
            <text:p>752967003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4-750-750/Pañales-Huggies-Natural-Care-Cotton-Talla-XG-Paquete-42-Unidades-1-36587136.jpg?v=6368704922268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750];['file:///home/hernan/Descargas/BD%20BabyPromo.xlsx'#$CodBabyPromo.$B$1:.$I$198];8;0)" office:value-type="string" office:string-value="x2000085" calcext:value-type="string">
            <text:p>x200008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1" calcext:value-type="float">
            <text:p>2019321</text:p>
          </table:table-cell>
          <table:table-cell table:style-name="ce1" office:value-type="string" calcext:value-type="string">
            <text:p>Pañales para Bebé Huggies Natural Care Unisex Talla XXG Paquete 38 unidPañales para Bebé Huggies Natural Care Unisex Talla XXG Paquete 38 unid</text:p>
          </table:table-cell>
          <table:table-cell table:style-name="ce1" office:value-type="float" office:value="752967004" calcext:value-type="float">
            <text:p>7529670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5-750-750/Pañales-Huggies-Natural-Care-Cotto-Talla-XXG-Paquete-38-Unidades-1-36587137.jpg?v=6368704922296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751];['file:///home/hernan/Descargas/BD%20BabyPromo.xlsx'#$CodBabyPromo.$B$1:.$I$198];8;0)" office:value-type="string" office:string-value="x2000086" calcext:value-type="string">
            <text:p>x200008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Huggies Natural Care Primeros 100 Días Talla P Paquete 50 unidPañales para Bebé Huggies Natural Care Primeros 100 Días Talla P Paquete 50 unid</text:p>
          </table:table-cell>
          <table:table-cell table:style-name="ce1" office:value-type="float" office:value="534673" calcext:value-type="float">
            <text:p>53467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31598-750-750/534673-01-11428.jpg?v=636670152518000000" xlink:type="simple">https://wongfood.vteximg.com.br/arquivos/ids/231598-750-750/534673-01-11428.jpg?v=636670152518000000</text:a></text:p>
          </table:table-cell>
          <table:table-cell table:style-name="ce1" office:value-type="string" calcext:value-type="string">
            <text:p>S/. 43.85</text:p>
          </table:table-cell>
          <table:table-cell table:style-name="ce1" office:value-type="string" calcext:value-type="string">
            <text:p>S/. 28.10</text:p>
          </table:table-cell>
          <table:table-cell table:style-name="ce1" office:value-type="string" calcext:value-type="string">
            <text:p>Metro</text:p>
          </table:table-cell>
          <table:table-cell table:formula="of:=VLOOKUP([.C752];['file:///home/hernan/Descargas/BD%20BabyPromo.xlsx'#$CodBabyPromo.$B$1:.$I$198];8;0)" office:value-type="string" office:string-value="x2000018" calcext:value-type="string">
            <text:p>x200001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Huggies Natural Care Primeros 100 Días Talla RN Paquete 60 unidPañales para Bebé Huggies Natural Care Primeros 100 Días Talla RN Paquete 60 unid</text:p>
          </table:table-cell>
          <table:table-cell table:style-name="ce1" office:value-type="float" office:value="546460" calcext:value-type="float">
            <text:p>546460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7061-750-750/Pañales-Huggies-Primeros-Dias-Recien-Nacido-Unisex-Paquete-60-Unidades-1-179057.jpg?v=6367357089430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753];['file:///home/hernan/Descargas/BD%20BabyPromo.xlsx'#$CodBabyPromo.$B$1:.$I$198];8;0)" office:value-type="string" office:string-value="x2000004" calcext:value-type="string">
            <text:p>x200000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Pampers Juegos y Sueños Talla P Paquete 32 unidPañales para Bebé Pampers Juegos y Sueños Talla P Paquete 32 unid</text:p>
          </table:table-cell>
          <table:table-cell table:style-name="ce1" office:value-type="float" office:value="568073" calcext:value-type="float">
            <text:p>56807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4-750-750/Pañal-Pampers-Juegos-y-Sueños-Talla-P-Paquete-32-Unidades-1-218879.jpg?v=636596496622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8.90</text:p>
          </table:table-cell>
          <table:table-cell table:style-name="ce1" office:value-type="string" calcext:value-type="string">
            <text:p>Metro</text:p>
          </table:table-cell>
          <table:table-cell table:formula="of:=VLOOKUP([.C754];['file:///home/hernan/Descargas/BD%20BabyPromo.xlsx'#$CodBabyPromo.$B$1:.$I$198];8;0)" office:value-type="string" office:string-value="x2000005" calcext:value-type="string">
            <text:p>x200000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Ecológicos para Bebé Bio Baby Talla M Paquete 38 unidPañales Ecológicos para Bebé Bio Baby Talla M Paquete 38 unid</text:p>
          </table:table-cell>
          <table:table-cell table:style-name="ce1" office:value-type="float" office:value="716173" calcext:value-type="float">
            <text:p>716173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4-750-750/Pañales-Bio-Baby-Mediano-paquete-38-unidades-Pañales-Bio-Baby-mediano-paquete-38-unidades-1-219455.jpg?v=6365977925535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755];['file:///home/hernan/Descargas/BD%20BabyPromo.xlsx'#$CodBabyPromo.$B$1:.$I$198];8;0)" office:value-type="string" office:string-value="x2000008" calcext:value-type="string">
            <text:p>x200000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Ecológicos para Bebé Bio Baby Talla G Paquete 38 unidPañales Ecológicos para Bebé Bio Baby Talla G Paquete 38 unid</text:p>
          </table:table-cell>
          <table:table-cell table:style-name="ce1" office:value-type="float" office:value="716174" calcext:value-type="float">
            <text:p>716174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5-750-750/Pañales-Bio-Baby-Grande-paquete-38-unidades-1-219456.jpg?v=636597792558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756];['file:///home/hernan/Descargas/BD%20BabyPromo.xlsx'#$CodBabyPromo.$B$1:.$I$198];8;0)" office:value-type="string" office:string-value="x2000009" calcext:value-type="string">
            <text:p>x200000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Ecológicos para Bebé Bio Baby Talla XG Paquete 34 unidPañales Ecológicos para Bebé Bio Baby Talla XG Paquete 34 unid</text:p>
          </table:table-cell>
          <table:table-cell table:style-name="ce1" office:value-type="float" office:value="716175" calcext:value-type="float">
            <text:p>716175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6-750-750/Pañales-Bio-Baby-XGrande-paquete-34-unidades-Pañales-Bio-Baby-XGrandre-paquete-34-unidades--1-219457.jpg?v=636597792561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757];['file:///home/hernan/Descargas/BD%20BabyPromo.xlsx'#$CodBabyPromo.$B$1:.$I$198];8;0)" office:value-type="string" office:string-value="x2000010" calcext:value-type="string">
            <text:p>x200001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Ecológicos para Bebé Bio Baby Talla XXG Paquete 34 unidPañales Ecológicos para Bebé Bio Baby Talla XXG Paquete 34 unid</text:p>
          </table:table-cell>
          <table:table-cell table:style-name="ce1" office:value-type="float" office:value="716176" calcext:value-type="float">
            <text:p>716176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7-750-750/Pañales-Bio-Baby-XXGrande-paquete-34-unidades-Pañales-Bio-Baby-XXGrandre-paquete-34-unidades-1-219458.jpg?v=63659779256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758];['file:///home/hernan/Descargas/BD%20BabyPromo.xlsx'#$CodBabyPromo.$B$1:.$I$198];8;0)" office:value-type="string" office:string-value="x2000011" calcext:value-type="string">
            <text:p>x200001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Huggies Active Sec Ajuste Perfecto Talla M Paquete 24 UnidadesPañales Huggies Active Sec Ajuste Perfecto Talla M Paquete 24 Unidades</text:p>
          </table:table-cell>
          <table:table-cell table:style-name="ce1" office:value-type="float" office:value="727568" calcext:value-type="float">
            <text:p>72756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5427-750-750/727568-1.jpg?v=636771375287800000" xlink:type="simple">https://wongfood.vteximg.com.br/arquivos/ids/255427-750-750/727568-1.jpg?v=6367713752878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759];['file:///home/hernan/Descargas/BD%20BabyPromo.xlsx'#$CodBabyPromo.$B$1:.$I$198];8;0)" office:value-type="string" office:string-value="x2000012" calcext:value-type="string">
            <text:p>x200001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Pampers Confort Sec Talla XXG Paquete 44 unidPañales para Bebé Pampers Confort Sec Talla XXG Paquete 44 unid</text:p>
          </table:table-cell>
          <table:table-cell table:style-name="ce1" office:value-type="float" office:value="735461" calcext:value-type="float">
            <text:p>73546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75961-750-750/Pañales-para-Bebe-Pampers-Confort-Sec-Talla-XXG-Paquete-44-unid-1-17194629.jpg?v=6368585042992300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41.90</text:p>
          </table:table-cell>
          <table:table-cell table:style-name="ce1" office:value-type="string" calcext:value-type="string">
            <text:p>Metro</text:p>
          </table:table-cell>
          <table:table-cell table:formula="of:=VLOOKUP([.C760];['file:///home/hernan/Descargas/BD%20BabyPromo.xlsx'#$CodBabyPromo.$B$1:.$I$198];8;0)" office:value-type="string" office:string-value="x2000013" calcext:value-type="string">
            <text:p>x200001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Pampers Premium Care Talla P Paquete 36 unidPañales para Bebé Pampers Premium Care Talla P Paquete 36 unid</text:p>
          </table:table-cell>
          <table:table-cell table:style-name="ce1" office:value-type="float" office:value="735462" calcext:value-type="float">
            <text:p>73546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67213-750-750/Pañales-para-Bebe-Pampers-Premium-Care-Talla-P-Paquete-36-unid-1-17194630.jpg?v=636825780382530000</text:p>
          </table:table-cell>
          <table:table-cell table:style-name="ce1" office:value-type="string" calcext:value-type="string">
            <text:p>S/. 16.90</text:p>
          </table:table-cell>
          <table:table-cell table:style-name="ce1" office:value-type="string" calcext:value-type="string">
            <text:p>S/. 15.50</text:p>
          </table:table-cell>
          <table:table-cell table:style-name="ce1" office:value-type="string" calcext:value-type="string">
            <text:p>Metro</text:p>
          </table:table-cell>
          <table:table-cell table:formula="of:=VLOOKUP([.C761];['file:///home/hernan/Descargas/BD%20BabyPromo.xlsx'#$CodBabyPromo.$B$1:.$I$198];8;0)" office:value-type="string" office:string-value="x2000014" calcext:value-type="string">
            <text:p>x2000014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Babysec Super Premium Talla XG Paquete 92 unidPañales para Bebé Babysec Super Premium Talla XG Paquete 92 unid</text:p>
          </table:table-cell>
          <table:table-cell table:style-name="ce1" office:value-type="float" office:value="738808" calcext:value-type="float">
            <text:p>738808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8-750-750/Pañales-para-Bebe-Babysec-Super-Premium-Talla-XG-Paquete-92-unid-1-18296749.jpg?v=63682740024920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50</text:p>
          </table:table-cell>
          <table:table-cell table:style-name="ce1" office:value-type="string" calcext:value-type="string">
            <text:p>Metro</text:p>
          </table:table-cell>
          <table:table-cell table:formula="of:=VLOOKUP([.C762];['file:///home/hernan/Descargas/BD%20BabyPromo.xlsx'#$CodBabyPromo.$B$1:.$I$198];8;0)" office:value-type="string" office:string-value="x2000015" calcext:value-type="string">
            <text:p>x200001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Babysec Premium Talla XXG Paquete 84 unidPañales para Bebé Babysec Premium Talla XXG Paquete 84 unid</text:p>
          </table:table-cell>
          <table:table-cell table:style-name="ce1" office:value-type="float" office:value="738809" calcext:value-type="float">
            <text:p>738809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9-750-750/Pañales-para-Bebe-Babysec-Premium-Talla-XXG-Paquete-84-unid-1-18296750.jpg?v=63682740025453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50</text:p>
          </table:table-cell>
          <table:table-cell table:style-name="ce1" office:value-type="string" calcext:value-type="string">
            <text:p>Metro</text:p>
          </table:table-cell>
          <table:table-cell table:formula="of:=VLOOKUP([.C763];['file:///home/hernan/Descargas/BD%20BabyPromo.xlsx'#$CodBabyPromo.$B$1:.$I$198];8;0)" office:value-type="string" office:string-value="x2000016" calcext:value-type="string">
            <text:p>x200001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Pampers Juegos y Sueños Talla G Paquete 48 unidPañales para Bebé Pampers Juegos y Sueños Talla G Paquete 48 unid</text:p>
          </table:table-cell>
          <table:table-cell table:style-name="ce1" office:value-type="float" office:value="568094001" calcext:value-type="float">
            <text:p>56809400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5-750-750/Pañal-Pampers-Juego-y-Sueños-Talla-G-Paquete-48-Unidades-1-183394.jpg?v=636596496627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764];['file:///home/hernan/Descargas/BD%20BabyPromo.xlsx'#$CodBabyPromo.$B$1:.$I$198];8;0)" office:value-type="string" office:string-value="x2000047" calcext:value-type="string">
            <text:p>x200004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Pampers Juegos y Sueños Talla XG Paquete 42 unidPañales para Bebé Pampers Juegos y Sueños Talla XG Paquete 42 unid</text:p>
          </table:table-cell>
          <table:table-cell table:style-name="ce1" office:value-type="float" office:value="568094002" calcext:value-type="float">
            <text:p>568094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6-750-750/Pañal-Pampers-Juego-y-Sueños-Talla-XG-Paquete-42-Unidades-1-183395.jpg?v=63659649663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765];['file:///home/hernan/Descargas/BD%20BabyPromo.xlsx'#$CodBabyPromo.$B$1:.$I$198];8;0)" office:value-type="string" office:string-value="x2000048" calcext:value-type="string">
            <text:p>x200004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Pampers Juegos y Sueños Talla XXG Paquete 40 unidPañales para Bebé Pampers Juegos y Sueños Talla XXG Paquete 40 unid</text:p>
          </table:table-cell>
          <table:table-cell table:style-name="ce1" office:value-type="float" office:value="568094004" calcext:value-type="float">
            <text:p>568094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7-750-750/Pañal-Pampers-Juego-y-Sueños-Talla-XXG-Paquete-40-Unidades-1-183397.jpg?v=6365964966407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766];['file:///home/hernan/Descargas/BD%20BabyPromo.xlsx'#$CodBabyPromo.$B$1:.$I$198];8;0)" office:value-type="string" office:string-value="x2000049" calcext:value-type="string">
            <text:p>x200004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Pampers Premium Care Talla G Paquete 34 unidPañales para Bebé Pampers Premium Care Talla G Paquete 34 unid</text:p>
          </table:table-cell>
          <table:table-cell table:style-name="ce1" office:value-type="float" office:value="570586003" calcext:value-type="float">
            <text:p>57058600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0-750-750/570586003-01-131051.jpg?v=636796296802100000" xlink:type="simple">https://wongfood.vteximg.com.br/arquivos/ids/261720-750-750/570586003-01-131051.jpg?v=63679629680210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767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Pampers Premium Care Talla XG Paquete 28 unidPañales para Bebé Pampers Premium Care Talla XG Paquete 28 unid</text:p>
          </table:table-cell>
          <table:table-cell table:style-name="ce1" office:value-type="float" office:value="570586004" calcext:value-type="float">
            <text:p>57058600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1-750-750/570586004-01-131052.jpg?v=636796296820230000" xlink:type="simple">https://wongfood.vteximg.com.br/arquivos/ids/261721-750-750/570586004-01-131052.jpg?v=63679629682023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768];['file:///home/hernan/Descargas/BD%20BabyPromo.xlsx'#$CodBabyPromo.$B$1:.$I$198];8;0)" office:value-type="string" office:string-value="x2000051" calcext:value-type="string">
            <text:p>x200005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Pampers Premium Care Talla XXG Paquete 28 unid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769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Pampers Confort Sec Talla G Paquete 34 unidPañales para Bebé Pampers Confort Sec Talla G Paquete 34 unid</text:p>
          </table:table-cell>
          <table:table-cell table:style-name="ce1" office:value-type="float" office:value="570587002" calcext:value-type="float">
            <text:p>570587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1-750-750/Pañales-Pampers-Mega-Confort-Sec-Talla-G-Paquete-34-Unidades-1-219573.jpg?v=6367072030140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770];['file:///home/hernan/Descargas/BD%20BabyPromo.xlsx'#$CodBabyPromo.$B$1:.$I$198];8;0)" office:value-type="string" office:string-value="x2000053" calcext:value-type="string">
            <text:p>x200005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Pampers Confort Sec Talla XXG Paquete 28 unidPañales para Bebé Pampers Confort Sec Talla XXG Paquete 28 unid</text:p>
          </table:table-cell>
          <table:table-cell table:style-name="ce1" office:value-type="float" office:value="570587003" calcext:value-type="float">
            <text:p>57058700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3-750-750/Pañales-Pampers-Mega-Confort-Sec-Talla-XXG-Paquete-28-Unidades-1-219574.jpg?v=6367072030224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771];['file:///home/hernan/Descargas/BD%20BabyPromo.xlsx'#$CodBabyPromo.$B$1:.$I$198];8;0)" office:value-type="string" office:string-value="x2000054" calcext:value-type="string">
            <text:p>x200005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Pampers Confort Sec Talla XG Paquete 28 unidPañales para Bebé Pampers Confort Sec Talla XG Paquete 28 unid</text:p>
          </table:table-cell>
          <table:table-cell table:style-name="ce1" office:value-type="float" office:value="570587004" calcext:value-type="float">
            <text:p>570587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5-750-750/Pañales-Pampers-Mega-Confort-Sec-Talla-XG-Paquete-28-Unidades-1-219575.jpg?v=636707203030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772];['file:///home/hernan/Descargas/BD%20BabyPromo.xlsx'#$CodBabyPromo.$B$1:.$I$198];8;0)" office:value-type="string" office:string-value="x2000055" calcext:value-type="string">
            <text:p>x200005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Babysec Super Premium Talla P Paquete 68 unidPañales para Bebé Babysec Super Premium Talla P Paquete 68 unid</text:p>
          </table:table-cell>
          <table:table-cell table:style-name="ce1" office:value-type="float" office:value="575775001" calcext:value-type="float">
            <text:p>575775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798-750-750/575775001-01-148924.jpg?v=636845545258730000" xlink:type="simple">https://wongfood.vteximg.com.br/arquivos/ids/272798-750-750/575775001-01-148924.jpg?v=6368455452587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773];['file:///home/hernan/Descargas/BD%20BabyPromo.xlsx'#$CodBabyPromo.$B$1:.$I$198];8;0)" office:value-type="string" office:string-value="x2000058" calcext:value-type="string">
            <text:p>x200005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Babysec Super Premium Talla M Paquete 62 unidPañales para Bebé Babysec Super Premium Talla M Paquete 62 unid</text:p>
          </table:table-cell>
          <table:table-cell table:style-name="ce1" office:value-type="float" office:value="575775002" calcext:value-type="float">
            <text:p>575775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799-750-750/575775002-01-148925.jpg?v=636845545269200000" xlink:type="simple">https://wongfood.vteximg.com.br/arquivos/ids/272799-750-750/575775002-01-148925.jpg?v=6368455452692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774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Babysec Super Premium Talla G Paquete 56 unidPañales para Bebé Babysec Super Premium Talla G Paquete 56 unid</text:p>
          </table:table-cell>
          <table:table-cell table:style-name="ce1" office:value-type="float" office:value="575775003" calcext:value-type="float">
            <text:p>575775003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0-750-750/575775003-01-148926.jpg?v=636845545327200000" xlink:type="simple">https://wongfood.vteximg.com.br/arquivos/ids/272800-750-750/575775003-01-148926.jpg?v=6368455453272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775];['file:///home/hernan/Descargas/BD%20BabyPromo.xlsx'#$CodBabyPromo.$B$1:.$I$198];8;0)" office:value-type="string" office:string-value="x2000060" calcext:value-type="string">
            <text:p>x200006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Babysec Super Premium Talla XG Paquete 46 unidPañales para Bebé Babysec Super Premium Talla XG Paquete 46 unid</text:p>
          </table:table-cell>
          <table:table-cell table:style-name="ce1" office:value-type="float" office:value="575775004" calcext:value-type="float">
            <text:p>575775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1-750-750/575775004-01-148927.jpg?v=636845545344270000" xlink:type="simple">https://wongfood.vteximg.com.br/arquivos/ids/272801-750-750/575775004-01-148927.jpg?v=6368455453442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776];['file:///home/hernan/Descargas/BD%20BabyPromo.xlsx'#$CodBabyPromo.$B$1:.$I$198];8;0)" office:value-type="string" office:string-value="x2000061" calcext:value-type="string">
            <text:p>x200006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Babysec Super Premium Talla XXG Paquete 42 unidPañales para Bebé Babysec Super Premium Talla XXG Paquete 42 unid</text:p>
          </table:table-cell>
          <table:table-cell table:style-name="ce1" office:value-type="float" office:value="575775005" calcext:value-type="float">
            <text:p>575775005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2-750-750/575775005-01-148928.jpg?v=636845545462200000" xlink:type="simple">https://wongfood.vteximg.com.br/arquivos/ids/272802-750-750/575775005-01-148928.jpg?v=6368455454622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777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Ninet Talla M Paquete 72 unidPañales para Bebé Ninet Talla M Paquete 72 unid</text:p>
          </table:table-cell>
          <table:table-cell table:style-name="ce1" office:value-type="float" office:value="702188001" calcext:value-type="float">
            <text:p>702188001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0-750-750/Pañales-Hiperpack-Ninet-Talla-M-Paquete-72-Unidades-1-154819.jpg?v=6367538528260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778];['file:///home/hernan/Descargas/BD%20BabyPromo.xlsx'#$CodBabyPromo.$B$1:.$I$198];8;0)" office:value-type="string" office:string-value="x2000063" calcext:value-type="string">
            <text:p>x200006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Ninet Talla L Paquete 64 unidPañales para Bebé Ninet Talla L Paquete 64 unid</text:p>
          </table:table-cell>
          <table:table-cell table:style-name="ce1" office:value-type="float" office:value="702188002" calcext:value-type="float">
            <text:p>702188002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1-750-750/Pañales-Hiperpack-Ninet-Talla-L-Paquete-64-Unidades-1-154820.jpg?v=6367538528309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779];['file:///home/hernan/Descargas/BD%20BabyPromo.xlsx'#$CodBabyPromo.$B$1:.$I$198];8;0)" office:value-type="string" office:string-value="x2000064" calcext:value-type="string">
            <text:p>x200006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Ninet Talla XL Paquete 52 unidPañales para Bebé Ninet Talla XL Paquete 52 unid</text:p>
          </table:table-cell>
          <table:table-cell table:style-name="ce1" office:value-type="float" office:value="702188003" calcext:value-type="float">
            <text:p>702188003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2-750-750/Pañales-Hiperpack-Ninet-Talla-XL-Paquete-52-Unidades-1-154821.jpg?v=6367538528368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780];['file:///home/hernan/Descargas/BD%20BabyPromo.xlsx'#$CodBabyPromo.$B$1:.$I$198];8;0)" office:value-type="string" office:string-value="x2000065" calcext:value-type="string">
            <text:p>x200006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Babysec Premium Talla XG Paquete 104 unidPañales para Bebé Babysec Premium Talla XG Paquete 104 unid</text:p>
          </table:table-cell>
          <table:table-cell table:style-name="ce1" office:value-type="float" office:value="717209001" calcext:value-type="float">
            <text:p>717209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224-750-750/717209001-1.jpg?v=636675375991700000" xlink:type="simple">https://wongfood.vteximg.com.br/arquivos/ids/233224-750-750/717209001-1.jpg?v=63667537599170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50</text:p>
          </table:table-cell>
          <table:table-cell table:style-name="ce1" office:value-type="string" calcext:value-type="string">
            <text:p>Metro</text:p>
          </table:table-cell>
          <table:table-cell table:formula="of:=VLOOKUP([.C781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Babysec Premium Talla XXG Paquete 96 unidPañales para Bebé Babysec Premium Talla XXG Paquete 96 unid</text:p>
          </table:table-cell>
          <table:table-cell table:style-name="ce1" office:value-type="float" office:value="717209002" calcext:value-type="float">
            <text:p>717209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322-750-750/717209002-1.jpg?v=636675950645270000" xlink:type="simple">https://wongfood.vteximg.com.br/arquivos/ids/233322-750-750/717209002-1.jpg?v=63667595064527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50</text:p>
          </table:table-cell>
          <table:table-cell table:style-name="ce1" office:value-type="string" calcext:value-type="string">
            <text:p>Metro</text:p>
          </table:table-cell>
          <table:table-cell table:formula="of:=VLOOKUP([.C782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Huggies Active Sec Talla M Paquete 64 unidPañales para Bebé Huggies Active Sec Talla M Paquete 64 unid</text:p>
          </table:table-cell>
          <table:table-cell table:style-name="ce1" office:value-type="float" office:value="717431001" calcext:value-type="float">
            <text:p>717431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1-750-750/717431001-01-237363.jpg?v=636730525542400000" xlink:type="simple">https://wongfood.vteximg.com.br/arquivos/ids/245671-750-750/717431001-01-237363.jpg?v=6367305255424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783];['file:///home/hernan/Descargas/BD%20BabyPromo.xlsx'#$CodBabyPromo.$B$1:.$I$198];8;0)" office:value-type="string" office:string-value="x2000068" calcext:value-type="string">
            <text:p>x200006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Huggies Active Sec Talla G Paquete 58 unidPañales para Bebé Huggies Active Sec Talla G Paquete 58 unid</text:p>
          </table:table-cell>
          <table:table-cell table:style-name="ce1" office:value-type="float" office:value="717431002" calcext:value-type="float">
            <text:p>717431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2-750-750/717431002-01-237364.jpg?v=636730525547600000" xlink:type="simple">https://wongfood.vteximg.com.br/arquivos/ids/245672-750-750/717431002-01-237364.jpg?v=636730525547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784];['file:///home/hernan/Descargas/BD%20BabyPromo.xlsx'#$CodBabyPromo.$B$1:.$I$198];8;0)" office:value-type="string" office:string-value="x2000069" calcext:value-type="string">
            <text:p>x200006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Huggies Active Sec Talla XG Paquete 48 unidPañales para Bebé Huggies Active Sec Talla XG Paquete 48 unid</text:p>
          </table:table-cell>
          <table:table-cell table:style-name="ce1" office:value-type="float" office:value="717431003" calcext:value-type="float">
            <text:p>717431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3-750-750/717431003-01-237365.jpg?v=636730525551970000" xlink:type="simple">https://wongfood.vteximg.com.br/arquivos/ids/245673-750-750/717431003-01-237365.jpg?v=63673052555197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785];['file:///home/hernan/Descargas/BD%20BabyPromo.xlsx'#$CodBabyPromo.$B$1:.$I$198];8;0)" office:value-type="string" office:string-value="x2000070" calcext:value-type="string">
            <text:p>x200007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Huggies Active Sec Talla XXG Paquete 44 unidPañales para Bebé Huggies Active Sec Talla XXG Paquete 44 unid</text:p>
          </table:table-cell>
          <table:table-cell table:style-name="ce1" office:value-type="float" office:value="717431004" calcext:value-type="float">
            <text:p>717431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4-750-750/717431004-01-237366.jpg?v=636730525559330000" xlink:type="simple">https://wongfood.vteximg.com.br/arquivos/ids/245674-750-750/717431004-01-237366.jpg?v=63673052555933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786];['file:///home/hernan/Descargas/BD%20BabyPromo.xlsx'#$CodBabyPromo.$B$1:.$I$198];8;0)" office:value-type="string" office:string-value="x2000071" calcext:value-type="string">
            <text:p>x200007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Huggies Natural Care Niñas Talla XG Paquete 42 unidPañales para Bebé Huggies Natural Care Niñas Talla XG Paquete 42 unid</text:p>
          </table:table-cell>
          <table:table-cell table:style-name="ce1" office:value-type="float" office:value="727565001" calcext:value-type="float">
            <text:p>727565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2-750-750/Pañales-Huggies-Hiperpack-Natural-Care-Niña-XG-Paquete-42-Unidades-1-14376547.jpg?v=6367005062976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787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Huggies Natural Care Niñas Talla XXG Paquete 38 unidPañales para Bebé Huggies Natural Care Niñas Talla XXG Paquete 38 unid</text:p>
          </table:table-cell>
          <table:table-cell table:style-name="ce1" office:value-type="float" office:value="727565002" calcext:value-type="float">
            <text:p>727565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3-750-750/Pañales-Huggies-Hiperpack-Natural-Care-Niña-XXG-Paquete-38-Unidades-1-14376548.jpg?v=636700506300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788];['file:///home/hernan/Descargas/BD%20BabyPromo.xlsx'#$CodBabyPromo.$B$1:.$I$198];8;0)" office:value-type="string" office:string-value="x2000073" calcext:value-type="string">
            <text:p>x200007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Huggies Natural Care Niños Talla XG Paquete 42 unidPañales para Bebé Huggies Natural Care Niños Talla XG Paquete 42 unid</text:p>
          </table:table-cell>
          <table:table-cell table:style-name="ce1" office:value-type="float" office:value="727566001" calcext:value-type="float">
            <text:p>727566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4-750-750/Pañales-Huggies-Hiperpack-Natural-Care-Niño-XG-Paquete-42-Unidades-1-14376549.jpg?v=6367005063049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789];['file:///home/hernan/Descargas/BD%20BabyPromo.xlsx'#$CodBabyPromo.$B$1:.$I$198];8;0)" office:value-type="string" office:string-value="x2000034" calcext:value-type="string">
            <text:p>x200003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Huggies Natural Care Niños Talla XXG Paquete 38 unidPañales para Bebé Huggies Natural Care Niños Talla XXG Paquete 38 unid</text:p>
          </table:table-cell>
          <table:table-cell table:style-name="ce1" office:value-type="float" office:value="727566002" calcext:value-type="float">
            <text:p>727566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5-750-750/Pañales-Huggies-Hiperpack-Natural-Care-Niño-XXG-Paquete-38-Unidades-1-14376550.jpg?v=6367005063091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790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Huggies Active Sec Ajuste Perfecto Talla G Paquete 28 unidPañales para Bebé Huggies Active Sec Ajuste Perfecto Talla G Paquete 28 unid</text:p>
          </table:table-cell>
          <table:table-cell table:style-name="ce1" office:value-type="float" office:value="727567002" calcext:value-type="float">
            <text:p>7275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6-750-750/Pañales-Huggies-Active-Sec-Ajuste-Perfecto-Talla-G-Paquete-28-Und-1-14376552.jpg?v=6367246932086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791];['file:///home/hernan/Descargas/BD%20BabyPromo.xlsx'#$CodBabyPromo.$B$1:.$I$198];8;0)" office:value-type="string" office:string-value="x2000076" calcext:value-type="string">
            <text:p>x200007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Huggies Active Sec Ajuste Perfecto Talla XG Paquete 22 unidPañales para Bebé Huggies Active Sec Ajuste Perfecto Talla XG Paquete 22 unid</text:p>
          </table:table-cell>
          <table:table-cell table:style-name="ce1" office:value-type="float" office:value="727569001" calcext:value-type="float">
            <text:p>727569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7-750-750/Pañales-Huggies-Active-Sec-Ajuste-Perfecto-Talla-XG-Paquete-22-Und-1-14376553.jpg?v=6367246932123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792];['file:///home/hernan/Descargas/BD%20BabyPromo.xlsx'#$CodBabyPromo.$B$1:.$I$198];8;0)" office:value-type="string" office:string-value="x2000077" calcext:value-type="string">
            <text:p>x200007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Huggies Active Sec Ajuste Perfecto Talla XXG Paquete 20 unidPañales para Bebé Huggies Active Sec Ajuste Perfecto Talla XXG Paquete 20 unid</text:p>
          </table:table-cell>
          <table:table-cell table:style-name="ce1" office:value-type="float" office:value="727569002" calcext:value-type="float">
            <text:p>727569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8-750-750/Pañales-Huggies-Active-Sec-Ajuste-Perfecto-Talla-XXG-Paquete-20-Und-1-14376554.jpg?v=6367246932154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793];['file:///home/hernan/Descargas/BD%20BabyPromo.xlsx'#$CodBabyPromo.$B$1:.$I$198];8;0)" office:value-type="string" office:string-value="x2000078" calcext:value-type="string">
            <text:p>x200007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Huggies Active Sec Talla G Paquete 116 unidPañales para Bebé Huggies Active Sec Talla G Paquete 116 unid</text:p>
          </table:table-cell>
          <table:table-cell table:style-name="ce1" office:value-type="float" office:value="732128001" calcext:value-type="float">
            <text:p>732128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0-750-750/732128001-1.jpg?v=636747909511030000" xlink:type="simple">https://wongfood.vteximg.com.br/arquivos/ids/250550-750-750/732128001-1.jpg?v=63674790951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794];['file:///home/hernan/Descargas/BD%20BabyPromo.xlsx'#$CodBabyPromo.$B$1:.$I$198];8;0)" office:value-type="string" office:string-value="x2000037" calcext:value-type="string">
            <text:p>x200003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Huggies Active Sec Talla M Paquete 128 unidPañales para Bebé Huggies Active Sec Talla M Paquete 128 unid</text:p>
          </table:table-cell>
          <table:table-cell table:style-name="ce1" office:value-type="float" office:value="732128002" calcext:value-type="float">
            <text:p>732128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1-750-750/732128002-1.jpg?v=636747909770670000" xlink:type="simple">https://wongfood.vteximg.com.br/arquivos/ids/250551-750-750/732128002-1.jpg?v=63674790977067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795];['file:///home/hernan/Descargas/BD%20BabyPromo.xlsx'#$CodBabyPromo.$B$1:.$I$198];8;0)" office:value-type="string" office:string-value="x2000080" calcext:value-type="string">
            <text:p>x200008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Huggies Active Sec Talla XG Paquete 96 unid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796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Huggies Active Sec Talla XXG Paquete 88 unidPañales para Bebé Huggies Active Sec Talla XXG Paquete 88 unid</text:p>
          </table:table-cell>
          <table:table-cell table:style-name="ce1" office:value-type="float" office:value="732128004" calcext:value-type="float">
            <text:p>732128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3-750-750/732128004-1.jpg?v=636747910463400000" xlink:type="simple">https://wongfood.vteximg.com.br/arquivos/ids/250553-750-750/732128004-1.jpg?v=63674791046340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797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Huggies Natural Care Unisex Talla G Paquete 52 unidPañales para Bebé Huggies Natural Care Unisex Talla G Paquete 52 unid</text:p>
          </table:table-cell>
          <table:table-cell table:style-name="ce1" office:value-type="float" office:value="752967001" calcext:value-type="float">
            <text:p>752967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2-750-750/Pañales-Huggies-Natural-Care-Cotton-Talla-G-Paquete-52-Unidades-1-36587134.jpg?v=6368704922224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798];['file:///home/hernan/Descargas/BD%20BabyPromo.xlsx'#$CodBabyPromo.$B$1:.$I$198];8;0)" office:value-type="string" office:string-value="x2000083" calcext:value-type="string">
            <text:p>x200008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Huggies Natural Care Unisex Talla M Paquete 58 unidPañales para Bebé Huggies Natural Care Unisex Talla M Paquete 58 unid</text:p>
          </table:table-cell>
          <table:table-cell table:style-name="ce1" office:value-type="float" office:value="752967002" calcext:value-type="float">
            <text:p>7529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3-750-750/Pañales-Huggies-Natural-Care-Cotton-Talla-M-Paquete-58-Unidades-1-36587135.jpg?v=636870492224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799];['file:///home/hernan/Descargas/BD%20BabyPromo.xlsx'#$CodBabyPromo.$B$1:.$I$198];8;0)" office:value-type="string" office:string-value="x2000084" calcext:value-type="string">
            <text:p>x200008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Huggies Natural Care Unisex Talla XG Paquete 42 unidPañales para Bebé Huggies Natural Care Unisex Talla XG Paquete 42 unid</text:p>
          </table:table-cell>
          <table:table-cell table:style-name="ce1" office:value-type="float" office:value="752967003" calcext:value-type="float">
            <text:p>752967003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4-750-750/Pañales-Huggies-Natural-Care-Cotton-Talla-XG-Paquete-42-Unidades-1-36587136.jpg?v=6368704922268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800];['file:///home/hernan/Descargas/BD%20BabyPromo.xlsx'#$CodBabyPromo.$B$1:.$I$198];8;0)" office:value-type="string" office:string-value="x2000085" calcext:value-type="string">
            <text:p>x200008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2" calcext:value-type="float">
            <text:p>2019322</text:p>
          </table:table-cell>
          <table:table-cell table:style-name="ce1" office:value-type="string" calcext:value-type="string">
            <text:p>Pañales para Bebé Huggies Natural Care Unisex Talla XXG Paquete 38 unidPañales para Bebé Huggies Natural Care Unisex Talla XXG Paquete 38 unid</text:p>
          </table:table-cell>
          <table:table-cell table:style-name="ce1" office:value-type="float" office:value="752967004" calcext:value-type="float">
            <text:p>7529670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5-750-750/Pañales-Huggies-Natural-Care-Cotto-Talla-XXG-Paquete-38-Unidades-1-36587137.jpg?v=6368704922296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801];['file:///home/hernan/Descargas/BD%20BabyPromo.xlsx'#$CodBabyPromo.$B$1:.$I$198];8;0)" office:value-type="string" office:string-value="x2000086" calcext:value-type="string">
            <text:p>x200008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Huggies Natural Care Primeros 100 Días Talla P Paquete 50 unidPañales para Bebé Huggies Natural Care Primeros 100 Días Talla P Paquete 50 unid</text:p>
          </table:table-cell>
          <table:table-cell table:style-name="ce1" office:value-type="float" office:value="534673" calcext:value-type="float">
            <text:p>53467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31598-750-750/534673-01-11428.jpg?v=636670152518000000" xlink:type="simple">https://wongfood.vteximg.com.br/arquivos/ids/231598-750-750/534673-01-11428.jpg?v=636670152518000000</text:a></text:p>
          </table:table-cell>
          <table:table-cell table:style-name="ce1" office:value-type="string" calcext:value-type="string">
            <text:p>S/. 43.85</text:p>
          </table:table-cell>
          <table:table-cell table:style-name="ce1" office:value-type="string" calcext:value-type="string">
            <text:p>S/. 28.10</text:p>
          </table:table-cell>
          <table:table-cell table:style-name="ce1" office:value-type="string" calcext:value-type="string">
            <text:p>Metro</text:p>
          </table:table-cell>
          <table:table-cell table:formula="of:=VLOOKUP([.C802];['file:///home/hernan/Descargas/BD%20BabyPromo.xlsx'#$CodBabyPromo.$B$1:.$I$198];8;0)" office:value-type="string" office:string-value="x2000018" calcext:value-type="string">
            <text:p>x200001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Huggies Natural Care Primeros 100 Días Talla RN Paquete 60 unidPañales para Bebé Huggies Natural Care Primeros 100 Días Talla RN Paquete 60 unid</text:p>
          </table:table-cell>
          <table:table-cell table:style-name="ce1" office:value-type="float" office:value="546460" calcext:value-type="float">
            <text:p>546460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7061-750-750/Pañales-Huggies-Primeros-Dias-Recien-Nacido-Unisex-Paquete-60-Unidades-1-179057.jpg?v=6367357089430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803];['file:///home/hernan/Descargas/BD%20BabyPromo.xlsx'#$CodBabyPromo.$B$1:.$I$198];8;0)" office:value-type="string" office:string-value="x2000004" calcext:value-type="string">
            <text:p>x200000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Pampers Juegos y Sueños Talla P Paquete 32 unidPañales para Bebé Pampers Juegos y Sueños Talla P Paquete 32 unid</text:p>
          </table:table-cell>
          <table:table-cell table:style-name="ce1" office:value-type="float" office:value="568073" calcext:value-type="float">
            <text:p>56807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4-750-750/Pañal-Pampers-Juegos-y-Sueños-Talla-P-Paquete-32-Unidades-1-218879.jpg?v=636596496622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8.90</text:p>
          </table:table-cell>
          <table:table-cell table:style-name="ce1" office:value-type="string" calcext:value-type="string">
            <text:p>Metro</text:p>
          </table:table-cell>
          <table:table-cell table:formula="of:=VLOOKUP([.C804];['file:///home/hernan/Descargas/BD%20BabyPromo.xlsx'#$CodBabyPromo.$B$1:.$I$198];8;0)" office:value-type="string" office:string-value="x2000005" calcext:value-type="string">
            <text:p>x200000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Ecológicos para Bebé Bio Baby Talla M Paquete 38 unidPañales Ecológicos para Bebé Bio Baby Talla M Paquete 38 unid</text:p>
          </table:table-cell>
          <table:table-cell table:style-name="ce1" office:value-type="float" office:value="716173" calcext:value-type="float">
            <text:p>716173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4-750-750/Pañales-Bio-Baby-Mediano-paquete-38-unidades-Pañales-Bio-Baby-mediano-paquete-38-unidades-1-219455.jpg?v=6365977925535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805];['file:///home/hernan/Descargas/BD%20BabyPromo.xlsx'#$CodBabyPromo.$B$1:.$I$198];8;0)" office:value-type="string" office:string-value="x2000008" calcext:value-type="string">
            <text:p>x200000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Ecológicos para Bebé Bio Baby Talla G Paquete 38 unidPañales Ecológicos para Bebé Bio Baby Talla G Paquete 38 unid</text:p>
          </table:table-cell>
          <table:table-cell table:style-name="ce1" office:value-type="float" office:value="716174" calcext:value-type="float">
            <text:p>716174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5-750-750/Pañales-Bio-Baby-Grande-paquete-38-unidades-1-219456.jpg?v=636597792558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806];['file:///home/hernan/Descargas/BD%20BabyPromo.xlsx'#$CodBabyPromo.$B$1:.$I$198];8;0)" office:value-type="string" office:string-value="x2000009" calcext:value-type="string">
            <text:p>x200000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Ecológicos para Bebé Bio Baby Talla XG Paquete 34 unidPañales Ecológicos para Bebé Bio Baby Talla XG Paquete 34 unid</text:p>
          </table:table-cell>
          <table:table-cell table:style-name="ce1" office:value-type="float" office:value="716175" calcext:value-type="float">
            <text:p>716175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6-750-750/Pañales-Bio-Baby-XGrande-paquete-34-unidades-Pañales-Bio-Baby-XGrandre-paquete-34-unidades--1-219457.jpg?v=636597792561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807];['file:///home/hernan/Descargas/BD%20BabyPromo.xlsx'#$CodBabyPromo.$B$1:.$I$198];8;0)" office:value-type="string" office:string-value="x2000010" calcext:value-type="string">
            <text:p>x200001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Ecológicos para Bebé Bio Baby Talla XXG Paquete 34 unidPañales Ecológicos para Bebé Bio Baby Talla XXG Paquete 34 unid</text:p>
          </table:table-cell>
          <table:table-cell table:style-name="ce1" office:value-type="float" office:value="716176" calcext:value-type="float">
            <text:p>716176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7-750-750/Pañales-Bio-Baby-XXGrande-paquete-34-unidades-Pañales-Bio-Baby-XXGrandre-paquete-34-unidades-1-219458.jpg?v=63659779256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808];['file:///home/hernan/Descargas/BD%20BabyPromo.xlsx'#$CodBabyPromo.$B$1:.$I$198];8;0)" office:value-type="string" office:string-value="x2000011" calcext:value-type="string">
            <text:p>x200001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Huggies Active Sec Ajuste Perfecto Talla M Paquete 24 UnidadesPañales Huggies Active Sec Ajuste Perfecto Talla M Paquete 24 Unidades</text:p>
          </table:table-cell>
          <table:table-cell table:style-name="ce1" office:value-type="float" office:value="727568" calcext:value-type="float">
            <text:p>72756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5427-750-750/727568-1.jpg?v=636771375287800000" xlink:type="simple">https://wongfood.vteximg.com.br/arquivos/ids/255427-750-750/727568-1.jpg?v=6367713752878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809];['file:///home/hernan/Descargas/BD%20BabyPromo.xlsx'#$CodBabyPromo.$B$1:.$I$198];8;0)" office:value-type="string" office:string-value="x2000012" calcext:value-type="string">
            <text:p>x200001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Pampers Confort Sec Talla XXG Paquete 44 unidPañales para Bebé Pampers Confort Sec Talla XXG Paquete 44 unid</text:p>
          </table:table-cell>
          <table:table-cell table:style-name="ce1" office:value-type="float" office:value="735461" calcext:value-type="float">
            <text:p>73546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75961-750-750/Pañales-para-Bebe-Pampers-Confort-Sec-Talla-XXG-Paquete-44-unid-1-17194629.jpg?v=6368585042992300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41.90</text:p>
          </table:table-cell>
          <table:table-cell table:style-name="ce1" office:value-type="string" calcext:value-type="string">
            <text:p>Metro</text:p>
          </table:table-cell>
          <table:table-cell table:formula="of:=VLOOKUP([.C810];['file:///home/hernan/Descargas/BD%20BabyPromo.xlsx'#$CodBabyPromo.$B$1:.$I$198];8;0)" office:value-type="string" office:string-value="x2000013" calcext:value-type="string">
            <text:p>x200001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Pampers Premium Care Talla P Paquete 36 unidPañales para Bebé Pampers Premium Care Talla P Paquete 36 unid</text:p>
          </table:table-cell>
          <table:table-cell table:style-name="ce1" office:value-type="float" office:value="735462" calcext:value-type="float">
            <text:p>73546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67213-750-750/Pañales-para-Bebe-Pampers-Premium-Care-Talla-P-Paquete-36-unid-1-17194630.jpg?v=636825780382530000</text:p>
          </table:table-cell>
          <table:table-cell table:style-name="ce1" office:value-type="string" calcext:value-type="string">
            <text:p>S/. 16.90</text:p>
          </table:table-cell>
          <table:table-cell table:style-name="ce1" office:value-type="string" calcext:value-type="string">
            <text:p>S/. 15.50</text:p>
          </table:table-cell>
          <table:table-cell table:style-name="ce1" office:value-type="string" calcext:value-type="string">
            <text:p>Metro</text:p>
          </table:table-cell>
          <table:table-cell table:formula="of:=VLOOKUP([.C811];['file:///home/hernan/Descargas/BD%20BabyPromo.xlsx'#$CodBabyPromo.$B$1:.$I$198];8;0)" office:value-type="string" office:string-value="x2000014" calcext:value-type="string">
            <text:p>x2000014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Babysec Super Premium Talla XG Paquete 92 unidPañales para Bebé Babysec Super Premium Talla XG Paquete 92 unid</text:p>
          </table:table-cell>
          <table:table-cell table:style-name="ce1" office:value-type="float" office:value="738808" calcext:value-type="float">
            <text:p>738808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8-750-750/Pañales-para-Bebe-Babysec-Super-Premium-Talla-XG-Paquete-92-unid-1-18296749.jpg?v=63682740024920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812];['file:///home/hernan/Descargas/BD%20BabyPromo.xlsx'#$CodBabyPromo.$B$1:.$I$198];8;0)" office:value-type="string" office:string-value="x2000015" calcext:value-type="string">
            <text:p>x200001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Babysec Premium Talla XXG Paquete 84 unidPañales para Bebé Babysec Premium Talla XXG Paquete 84 unid</text:p>
          </table:table-cell>
          <table:table-cell table:style-name="ce1" office:value-type="float" office:value="738809" calcext:value-type="float">
            <text:p>738809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9-750-750/Pañales-para-Bebe-Babysec-Premium-Talla-XXG-Paquete-84-unid-1-18296750.jpg?v=63682740025453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813];['file:///home/hernan/Descargas/BD%20BabyPromo.xlsx'#$CodBabyPromo.$B$1:.$I$198];8;0)" office:value-type="string" office:string-value="x2000016" calcext:value-type="string">
            <text:p>x200001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Pampers Juegos y Sueños Talla G Paquete 48 unidPañales para Bebé Pampers Juegos y Sueños Talla G Paquete 48 unid</text:p>
          </table:table-cell>
          <table:table-cell table:style-name="ce1" office:value-type="float" office:value="568094001" calcext:value-type="float">
            <text:p>56809400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5-750-750/Pañal-Pampers-Juego-y-Sueños-Talla-G-Paquete-48-Unidades-1-183394.jpg?v=636596496627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814];['file:///home/hernan/Descargas/BD%20BabyPromo.xlsx'#$CodBabyPromo.$B$1:.$I$198];8;0)" office:value-type="string" office:string-value="x2000047" calcext:value-type="string">
            <text:p>x200004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Pampers Juegos y Sueños Talla XG Paquete 42 unidPañales para Bebé Pampers Juegos y Sueños Talla XG Paquete 42 unid</text:p>
          </table:table-cell>
          <table:table-cell table:style-name="ce1" office:value-type="float" office:value="568094002" calcext:value-type="float">
            <text:p>568094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6-750-750/Pañal-Pampers-Juego-y-Sueños-Talla-XG-Paquete-42-Unidades-1-183395.jpg?v=63659649663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815];['file:///home/hernan/Descargas/BD%20BabyPromo.xlsx'#$CodBabyPromo.$B$1:.$I$198];8;0)" office:value-type="string" office:string-value="x2000048" calcext:value-type="string">
            <text:p>x200004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Pampers Juegos y Sueños Talla XXG Paquete 40 unidPañales para Bebé Pampers Juegos y Sueños Talla XXG Paquete 40 unid</text:p>
          </table:table-cell>
          <table:table-cell table:style-name="ce1" office:value-type="float" office:value="568094004" calcext:value-type="float">
            <text:p>568094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7-750-750/Pañal-Pampers-Juego-y-Sueños-Talla-XXG-Paquete-40-Unidades-1-183397.jpg?v=6365964966407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816];['file:///home/hernan/Descargas/BD%20BabyPromo.xlsx'#$CodBabyPromo.$B$1:.$I$198];8;0)" office:value-type="string" office:string-value="x2000049" calcext:value-type="string">
            <text:p>x200004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Pampers Premium Care Talla G Paquete 34 unidPañales para Bebé Pampers Premium Care Talla G Paquete 34 unid</text:p>
          </table:table-cell>
          <table:table-cell table:style-name="ce1" office:value-type="float" office:value="570586003" calcext:value-type="float">
            <text:p>57058600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0-750-750/570586003-01-131051.jpg?v=636796296802100000" xlink:type="simple">https://wongfood.vteximg.com.br/arquivos/ids/261720-750-750/570586003-01-131051.jpg?v=63679629680210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817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Pampers Premium Care Talla XG Paquete 28 unidPañales para Bebé Pampers Premium Care Talla XG Paquete 28 unid</text:p>
          </table:table-cell>
          <table:table-cell table:style-name="ce1" office:value-type="float" office:value="570586004" calcext:value-type="float">
            <text:p>57058600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1-750-750/570586004-01-131052.jpg?v=636796296820230000" xlink:type="simple">https://wongfood.vteximg.com.br/arquivos/ids/261721-750-750/570586004-01-131052.jpg?v=63679629682023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818];['file:///home/hernan/Descargas/BD%20BabyPromo.xlsx'#$CodBabyPromo.$B$1:.$I$198];8;0)" office:value-type="string" office:string-value="x2000051" calcext:value-type="string">
            <text:p>x200005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Pampers Premium Care Talla XXG Paquete 28 unid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819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Pampers Confort Sec Talla G Paquete 34 unidPañales para Bebé Pampers Confort Sec Talla G Paquete 34 unid</text:p>
          </table:table-cell>
          <table:table-cell table:style-name="ce1" office:value-type="float" office:value="570587002" calcext:value-type="float">
            <text:p>570587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1-750-750/Pañales-Pampers-Mega-Confort-Sec-Talla-G-Paquete-34-Unidades-1-219573.jpg?v=6367072030140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820];['file:///home/hernan/Descargas/BD%20BabyPromo.xlsx'#$CodBabyPromo.$B$1:.$I$198];8;0)" office:value-type="string" office:string-value="x2000053" calcext:value-type="string">
            <text:p>x200005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Pampers Confort Sec Talla XXG Paquete 28 unidPañales para Bebé Pampers Confort Sec Talla XXG Paquete 28 unid</text:p>
          </table:table-cell>
          <table:table-cell table:style-name="ce1" office:value-type="float" office:value="570587003" calcext:value-type="float">
            <text:p>57058700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3-750-750/Pañales-Pampers-Mega-Confort-Sec-Talla-XXG-Paquete-28-Unidades-1-219574.jpg?v=6367072030224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821];['file:///home/hernan/Descargas/BD%20BabyPromo.xlsx'#$CodBabyPromo.$B$1:.$I$198];8;0)" office:value-type="string" office:string-value="x2000054" calcext:value-type="string">
            <text:p>x200005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Pampers Confort Sec Talla XG Paquete 28 unidPañales para Bebé Pampers Confort Sec Talla XG Paquete 28 unid</text:p>
          </table:table-cell>
          <table:table-cell table:style-name="ce1" office:value-type="float" office:value="570587004" calcext:value-type="float">
            <text:p>570587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5-750-750/Pañales-Pampers-Mega-Confort-Sec-Talla-XG-Paquete-28-Unidades-1-219575.jpg?v=636707203030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822];['file:///home/hernan/Descargas/BD%20BabyPromo.xlsx'#$CodBabyPromo.$B$1:.$I$198];8;0)" office:value-type="string" office:string-value="x2000055" calcext:value-type="string">
            <text:p>x200005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Babysec Super Premium Talla P Paquete 68 unidPañales para Bebé Babysec Super Premium Talla P Paquete 68 unid</text:p>
          </table:table-cell>
          <table:table-cell table:style-name="ce1" office:value-type="float" office:value="575775001" calcext:value-type="float">
            <text:p>575775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798-750-750/575775001-01-148924.jpg?v=636845545258730000" xlink:type="simple">https://wongfood.vteximg.com.br/arquivos/ids/272798-750-750/575775001-01-148924.jpg?v=6368455452587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823];['file:///home/hernan/Descargas/BD%20BabyPromo.xlsx'#$CodBabyPromo.$B$1:.$I$198];8;0)" office:value-type="string" office:string-value="x2000058" calcext:value-type="string">
            <text:p>x200005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Babysec Super Premium Talla M Paquete 62 unidPañales para Bebé Babysec Super Premium Talla M Paquete 62 unid</text:p>
          </table:table-cell>
          <table:table-cell table:style-name="ce1" office:value-type="float" office:value="575775002" calcext:value-type="float">
            <text:p>575775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799-750-750/575775002-01-148925.jpg?v=636845545269200000" xlink:type="simple">https://wongfood.vteximg.com.br/arquivos/ids/272799-750-750/575775002-01-148925.jpg?v=636845545269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824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Babysec Super Premium Talla G Paquete 56 unidPañales para Bebé Babysec Super Premium Talla G Paquete 56 unid</text:p>
          </table:table-cell>
          <table:table-cell table:style-name="ce1" office:value-type="float" office:value="575775003" calcext:value-type="float">
            <text:p>575775003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0-750-750/575775003-01-148926.jpg?v=636845545327200000" xlink:type="simple">https://wongfood.vteximg.com.br/arquivos/ids/272800-750-750/575775003-01-148926.jpg?v=636845545327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825];['file:///home/hernan/Descargas/BD%20BabyPromo.xlsx'#$CodBabyPromo.$B$1:.$I$198];8;0)" office:value-type="string" office:string-value="x2000060" calcext:value-type="string">
            <text:p>x200006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Babysec Super Premium Talla XG Paquete 46 unid</text:p>
          </table:table-cell>
          <table:table-cell table:style-name="ce1" office:value-type="float" office:value="575775004" calcext:value-type="float">
            <text:p>575775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1-750-750/575775004-01-148927.jpg?v=636845545344270000" xlink:type="simple">https://wongfood.vteximg.com.br/arquivos/ids/272801-750-750/575775004-01-148927.jpg?v=63684554534427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826];['file:///home/hernan/Descargas/BD%20BabyPromo.xlsx'#$CodBabyPromo.$B$1:.$I$198];8;0)" office:value-type="string" office:string-value="x2000061" calcext:value-type="string">
            <text:p>x200006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Babysec Super Premium Talla XXG Paquete 42 unid</text:p>
          </table:table-cell>
          <table:table-cell table:style-name="ce1" office:value-type="float" office:value="575775005" calcext:value-type="float">
            <text:p>575775005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2-750-750/575775005-01-148928.jpg?v=636845545462200000" xlink:type="simple">https://wongfood.vteximg.com.br/arquivos/ids/272802-750-750/575775005-01-148928.jpg?v=636845545462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827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Ninet Talla M Paquete 72 unidPañales para Bebé Ninet Talla M Paquete 72 unid</text:p>
          </table:table-cell>
          <table:table-cell table:style-name="ce1" office:value-type="float" office:value="702188001" calcext:value-type="float">
            <text:p>702188001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0-750-750/Pañales-Hiperpack-Ninet-Talla-M-Paquete-72-Unidades-1-154819.jpg?v=6367538528260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828];['file:///home/hernan/Descargas/BD%20BabyPromo.xlsx'#$CodBabyPromo.$B$1:.$I$198];8;0)" office:value-type="string" office:string-value="x2000063" calcext:value-type="string">
            <text:p>x200006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Ninet Talla L Paquete 64 unidPañales para Bebé Ninet Talla L Paquete 64 unid</text:p>
          </table:table-cell>
          <table:table-cell table:style-name="ce1" office:value-type="float" office:value="702188002" calcext:value-type="float">
            <text:p>702188002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1-750-750/Pañales-Hiperpack-Ninet-Talla-L-Paquete-64-Unidades-1-154820.jpg?v=6367538528309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829];['file:///home/hernan/Descargas/BD%20BabyPromo.xlsx'#$CodBabyPromo.$B$1:.$I$198];8;0)" office:value-type="string" office:string-value="x2000064" calcext:value-type="string">
            <text:p>x200006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Ninet Talla XL Paquete 52 unidPañales para Bebé Ninet Talla XL Paquete 52 unid</text:p>
          </table:table-cell>
          <table:table-cell table:style-name="ce1" office:value-type="float" office:value="702188003" calcext:value-type="float">
            <text:p>702188003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2-750-750/Pañales-Hiperpack-Ninet-Talla-XL-Paquete-52-Unidades-1-154821.jpg?v=6367538528368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830];['file:///home/hernan/Descargas/BD%20BabyPromo.xlsx'#$CodBabyPromo.$B$1:.$I$198];8;0)" office:value-type="string" office:string-value="x2000065" calcext:value-type="string">
            <text:p>x200006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Babysec Premium Talla XG Paquete 104 unid</text:p>
          </table:table-cell>
          <table:table-cell table:style-name="ce1" office:value-type="float" office:value="717209001" calcext:value-type="float">
            <text:p>717209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224-750-750/717209001-1.jpg?v=636675375991700000" xlink:type="simple">https://wongfood.vteximg.com.br/arquivos/ids/233224-750-750/717209001-1.jpg?v=63667537599170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831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Babysec Premium Talla XXG Paquete 96 unid</text:p>
          </table:table-cell>
          <table:table-cell table:style-name="ce1" office:value-type="float" office:value="717209002" calcext:value-type="float">
            <text:p>717209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322-750-750/717209002-1.jpg?v=636675950645270000" xlink:type="simple">https://wongfood.vteximg.com.br/arquivos/ids/233322-750-750/717209002-1.jpg?v=63667595064527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832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Huggies Active Sec Talla M Paquete 64 unidPañales para Bebé Huggies Active Sec Talla M Paquete 64 unid</text:p>
          </table:table-cell>
          <table:table-cell table:style-name="ce1" office:value-type="float" office:value="717431001" calcext:value-type="float">
            <text:p>717431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1-750-750/717431001-01-237363.jpg?v=636730525542400000" xlink:type="simple">https://wongfood.vteximg.com.br/arquivos/ids/245671-750-750/717431001-01-237363.jpg?v=6367305255424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833];['file:///home/hernan/Descargas/BD%20BabyPromo.xlsx'#$CodBabyPromo.$B$1:.$I$198];8;0)" office:value-type="string" office:string-value="x2000068" calcext:value-type="string">
            <text:p>x200006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Huggies Active Sec Talla G Paquete 58 unidPañales para Bebé Huggies Active Sec Talla G Paquete 58 unid</text:p>
          </table:table-cell>
          <table:table-cell table:style-name="ce1" office:value-type="float" office:value="717431002" calcext:value-type="float">
            <text:p>717431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2-750-750/717431002-01-237364.jpg?v=636730525547600000" xlink:type="simple">https://wongfood.vteximg.com.br/arquivos/ids/245672-750-750/717431002-01-237364.jpg?v=636730525547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834];['file:///home/hernan/Descargas/BD%20BabyPromo.xlsx'#$CodBabyPromo.$B$1:.$I$198];8;0)" office:value-type="string" office:string-value="x2000069" calcext:value-type="string">
            <text:p>x200006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Huggies Active Sec Talla XG Paquete 48 unidPañales para Bebé Huggies Active Sec Talla XG Paquete 48 unid</text:p>
          </table:table-cell>
          <table:table-cell table:style-name="ce1" office:value-type="float" office:value="717431003" calcext:value-type="float">
            <text:p>717431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3-750-750/717431003-01-237365.jpg?v=636730525551970000" xlink:type="simple">https://wongfood.vteximg.com.br/arquivos/ids/245673-750-750/717431003-01-237365.jpg?v=63673052555197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835];['file:///home/hernan/Descargas/BD%20BabyPromo.xlsx'#$CodBabyPromo.$B$1:.$I$198];8;0)" office:value-type="string" office:string-value="x2000070" calcext:value-type="string">
            <text:p>x200007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Huggies Active Sec Talla XXG Paquete 44 unidPañales para Bebé Huggies Active Sec Talla XXG Paquete 44 unid</text:p>
          </table:table-cell>
          <table:table-cell table:style-name="ce1" office:value-type="float" office:value="717431004" calcext:value-type="float">
            <text:p>717431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4-750-750/717431004-01-237366.jpg?v=636730525559330000" xlink:type="simple">https://wongfood.vteximg.com.br/arquivos/ids/245674-750-750/717431004-01-237366.jpg?v=63673052555933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836];['file:///home/hernan/Descargas/BD%20BabyPromo.xlsx'#$CodBabyPromo.$B$1:.$I$198];8;0)" office:value-type="string" office:string-value="x2000071" calcext:value-type="string">
            <text:p>x200007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Huggies Natural Care Niñas Talla XG Paquete 42 unidPañales para Bebé Huggies Natural Care Niñas Talla XG Paquete 42 unid</text:p>
          </table:table-cell>
          <table:table-cell table:style-name="ce1" office:value-type="float" office:value="727565001" calcext:value-type="float">
            <text:p>727565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2-750-750/Pañales-Huggies-Hiperpack-Natural-Care-Niña-XG-Paquete-42-Unidades-1-14376547.jpg?v=6367005062976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837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Huggies Natural Care Niñas Talla XXG Paquete 38 unidPañales para Bebé Huggies Natural Care Niñas Talla XXG Paquete 38 unid</text:p>
          </table:table-cell>
          <table:table-cell table:style-name="ce1" office:value-type="float" office:value="727565002" calcext:value-type="float">
            <text:p>727565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3-750-750/Pañales-Huggies-Hiperpack-Natural-Care-Niña-XXG-Paquete-38-Unidades-1-14376548.jpg?v=636700506300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838];['file:///home/hernan/Descargas/BD%20BabyPromo.xlsx'#$CodBabyPromo.$B$1:.$I$198];8;0)" office:value-type="string" office:string-value="x2000073" calcext:value-type="string">
            <text:p>x200007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Huggies Natural Care Niños Talla XG Paquete 42 unidPañales para Bebé Huggies Natural Care Niños Talla XG Paquete 42 unid</text:p>
          </table:table-cell>
          <table:table-cell table:style-name="ce1" office:value-type="float" office:value="727566001" calcext:value-type="float">
            <text:p>727566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4-750-750/Pañales-Huggies-Hiperpack-Natural-Care-Niño-XG-Paquete-42-Unidades-1-14376549.jpg?v=6367005063049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839];['file:///home/hernan/Descargas/BD%20BabyPromo.xlsx'#$CodBabyPromo.$B$1:.$I$198];8;0)" office:value-type="string" office:string-value="x2000034" calcext:value-type="string">
            <text:p>x200003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Huggies Natural Care Niños Talla XXG Paquete 38 unidPañales para Bebé Huggies Natural Care Niños Talla XXG Paquete 38 unid</text:p>
          </table:table-cell>
          <table:table-cell table:style-name="ce1" office:value-type="float" office:value="727566002" calcext:value-type="float">
            <text:p>727566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5-750-750/Pañales-Huggies-Hiperpack-Natural-Care-Niño-XXG-Paquete-38-Unidades-1-14376550.jpg?v=6367005063091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840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Huggies Active Sec Ajuste Perfecto Talla G Paquete 28 unidPañales para Bebé Huggies Active Sec Ajuste Perfecto Talla G Paquete 28 unid</text:p>
          </table:table-cell>
          <table:table-cell table:style-name="ce1" office:value-type="float" office:value="727567002" calcext:value-type="float">
            <text:p>7275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6-750-750/Pañales-Huggies-Active-Sec-Ajuste-Perfecto-Talla-G-Paquete-28-Und-1-14376552.jpg?v=6367246932086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841];['file:///home/hernan/Descargas/BD%20BabyPromo.xlsx'#$CodBabyPromo.$B$1:.$I$198];8;0)" office:value-type="string" office:string-value="x2000076" calcext:value-type="string">
            <text:p>x200007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Huggies Active Sec Ajuste Perfecto Talla XG Paquete 22 unidPañales para Bebé Huggies Active Sec Ajuste Perfecto Talla XG Paquete 22 unid</text:p>
          </table:table-cell>
          <table:table-cell table:style-name="ce1" office:value-type="float" office:value="727569001" calcext:value-type="float">
            <text:p>727569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7-750-750/Pañales-Huggies-Active-Sec-Ajuste-Perfecto-Talla-XG-Paquete-22-Und-1-14376553.jpg?v=6367246932123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842];['file:///home/hernan/Descargas/BD%20BabyPromo.xlsx'#$CodBabyPromo.$B$1:.$I$198];8;0)" office:value-type="string" office:string-value="x2000077" calcext:value-type="string">
            <text:p>x200007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Huggies Active Sec Ajuste Perfecto Talla XXG Paquete 20 unidPañales para Bebé Huggies Active Sec Ajuste Perfecto Talla XXG Paquete 20 unid</text:p>
          </table:table-cell>
          <table:table-cell table:style-name="ce1" office:value-type="float" office:value="727569002" calcext:value-type="float">
            <text:p>727569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8-750-750/Pañales-Huggies-Active-Sec-Ajuste-Perfecto-Talla-XXG-Paquete-20-Und-1-14376554.jpg?v=6367246932154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843];['file:///home/hernan/Descargas/BD%20BabyPromo.xlsx'#$CodBabyPromo.$B$1:.$I$198];8;0)" office:value-type="string" office:string-value="x2000078" calcext:value-type="string">
            <text:p>x200007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Huggies Active Sec Talla G Paquete 116 unidPañales para Bebé Huggies Active Sec Talla G Paquete 116 unid</text:p>
          </table:table-cell>
          <table:table-cell table:style-name="ce1" office:value-type="float" office:value="732128001" calcext:value-type="float">
            <text:p>732128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0-750-750/732128001-1.jpg?v=636747909511030000" xlink:type="simple">https://wongfood.vteximg.com.br/arquivos/ids/250550-750-750/732128001-1.jpg?v=63674790951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844];['file:///home/hernan/Descargas/BD%20BabyPromo.xlsx'#$CodBabyPromo.$B$1:.$I$198];8;0)" office:value-type="string" office:string-value="x2000037" calcext:value-type="string">
            <text:p>x200003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Huggies Active Sec Talla M Paquete 128 unidPañales para Bebé Huggies Active Sec Talla M Paquete 128 unid</text:p>
          </table:table-cell>
          <table:table-cell table:style-name="ce1" office:value-type="float" office:value="732128002" calcext:value-type="float">
            <text:p>732128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1-750-750/732128002-1.jpg?v=636747909770670000" xlink:type="simple">https://wongfood.vteximg.com.br/arquivos/ids/250551-750-750/732128002-1.jpg?v=63674790977067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845];['file:///home/hernan/Descargas/BD%20BabyPromo.xlsx'#$CodBabyPromo.$B$1:.$I$198];8;0)" office:value-type="string" office:string-value="x2000080" calcext:value-type="string">
            <text:p>x200008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Huggies Active Sec Talla XG Paquete 96 unid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846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Huggies Active Sec Talla XXG Paquete 88 unidPañales para Bebé Huggies Active Sec Talla XXG Paquete 88 unid</text:p>
          </table:table-cell>
          <table:table-cell table:style-name="ce1" office:value-type="float" office:value="732128004" calcext:value-type="float">
            <text:p>732128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3-750-750/732128004-1.jpg?v=636747910463400000" xlink:type="simple">https://wongfood.vteximg.com.br/arquivos/ids/250553-750-750/732128004-1.jpg?v=63674791046340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847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Huggies Natural Care Unisex Talla G Paquete 52 unidPañales para Bebé Huggies Natural Care Unisex Talla G Paquete 52 unid</text:p>
          </table:table-cell>
          <table:table-cell table:style-name="ce1" office:value-type="float" office:value="752967001" calcext:value-type="float">
            <text:p>752967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2-750-750/Pañales-Huggies-Natural-Care-Cotton-Talla-G-Paquete-52-Unidades-1-36587134.jpg?v=6368704922224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1.90</text:p>
          </table:table-cell>
          <table:table-cell table:style-name="ce1" office:value-type="string" calcext:value-type="string">
            <text:p>Metro</text:p>
          </table:table-cell>
          <table:table-cell table:formula="of:=VLOOKUP([.C848];['file:///home/hernan/Descargas/BD%20BabyPromo.xlsx'#$CodBabyPromo.$B$1:.$I$198];8;0)" office:value-type="string" office:string-value="x2000083" calcext:value-type="string">
            <text:p>x200008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Huggies Natural Care Unisex Talla M Paquete 58 unidPañales para Bebé Huggies Natural Care Unisex Talla M Paquete 58 unid</text:p>
          </table:table-cell>
          <table:table-cell table:style-name="ce1" office:value-type="float" office:value="752967002" calcext:value-type="float">
            <text:p>7529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3-750-750/Pañales-Huggies-Natural-Care-Cotton-Talla-M-Paquete-58-Unidades-1-36587135.jpg?v=636870492224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1.90</text:p>
          </table:table-cell>
          <table:table-cell table:style-name="ce1" office:value-type="string" calcext:value-type="string">
            <text:p>Metro</text:p>
          </table:table-cell>
          <table:table-cell table:formula="of:=VLOOKUP([.C849];['file:///home/hernan/Descargas/BD%20BabyPromo.xlsx'#$CodBabyPromo.$B$1:.$I$198];8;0)" office:value-type="string" office:string-value="x2000084" calcext:value-type="string">
            <text:p>x200008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Huggies Natural Care Unisex Talla XG Paquete 42 unidPañales para Bebé Huggies Natural Care Unisex Talla XG Paquete 42 unid</text:p>
          </table:table-cell>
          <table:table-cell table:style-name="ce1" office:value-type="float" office:value="752967003" calcext:value-type="float">
            <text:p>752967003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4-750-750/Pañales-Huggies-Natural-Care-Cotton-Talla-XG-Paquete-42-Unidades-1-36587136.jpg?v=6368704922268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1.90</text:p>
          </table:table-cell>
          <table:table-cell table:style-name="ce1" office:value-type="string" calcext:value-type="string">
            <text:p>Metro</text:p>
          </table:table-cell>
          <table:table-cell table:formula="of:=VLOOKUP([.C850];['file:///home/hernan/Descargas/BD%20BabyPromo.xlsx'#$CodBabyPromo.$B$1:.$I$198];8;0)" office:value-type="string" office:string-value="x2000085" calcext:value-type="string">
            <text:p>x200008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3" calcext:value-type="float">
            <text:p>2019323</text:p>
          </table:table-cell>
          <table:table-cell table:style-name="ce1" office:value-type="string" calcext:value-type="string">
            <text:p>Pañales para Bebé Huggies Natural Care Unisex Talla XXG Paquete 38 unidPañales para Bebé Huggies Natural Care Unisex Talla XXG Paquete 38 unid</text:p>
          </table:table-cell>
          <table:table-cell table:style-name="ce1" office:value-type="float" office:value="752967004" calcext:value-type="float">
            <text:p>7529670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5-750-750/Pañales-Huggies-Natural-Care-Cotto-Talla-XXG-Paquete-38-Unidades-1-36587137.jpg?v=6368704922296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1.90</text:p>
          </table:table-cell>
          <table:table-cell table:style-name="ce1" office:value-type="string" calcext:value-type="string">
            <text:p>Metro</text:p>
          </table:table-cell>
          <table:table-cell table:formula="of:=VLOOKUP([.C851];['file:///home/hernan/Descargas/BD%20BabyPromo.xlsx'#$CodBabyPromo.$B$1:.$I$198];8;0)" office:value-type="string" office:string-value="x2000086" calcext:value-type="string">
            <text:p>x200008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4" calcext:value-type="float">
            <text:p>2019324</text:p>
          </table:table-cell>
          <table:table-cell table:style-name="ce1" office:value-type="string" calcext:value-type="string">
            <text:p>Pañales para Bebé HUGGIES Natural Care Talla XG Paquete 42un</text:p>
          </table:table-cell>
          <table:table-cell table:style-name="ce1" office:value-type="float" office:value="20148267" calcext:value-type="float">
            <text:p>20148267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93-450-450/20148267.jpg?v=636754612854530000" xlink:type="simple">https://plazavea.vteximg.com.br/arquivos/ids/203493-450-450/20148267.jpg?v=63675461285453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852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4" calcext:value-type="float">
            <text:p>2019324</text:p>
          </table:table-cell>
          <table:table-cell table:style-name="ce1" office:value-type="string" calcext:value-type="string">
            <text:p>Pañales para Bebé HUGGIES Natural Care Niño Talla XXG Paquete 38un</text:p>
          </table:table-cell>
          <table:table-cell table:style-name="ce1" office:value-type="float" office:value="20148265" calcext:value-type="float">
            <text:p>20148265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91-450-450/20148265.jpg?v=636754603859600000" xlink:type="simple">https://plazavea.vteximg.com.br/arquivos/ids/203491-450-450/20148265.jpg?v=6367546038596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853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4" calcext:value-type="float">
            <text:p>2019324</text:p>
          </table:table-cell>
          <table:table-cell table:style-name="ce1" office:value-type="string" calcext:value-type="string">
            <text:p>Pañales para Bebé BABYSEC Premium Superpack Talla M Paquete 72un</text:p>
          </table:table-cell>
          <table:table-cell table:style-name="ce1" office:value-type="float" office:value="20145310" calcext:value-type="float">
            <text:p>2014531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09593-450-450/20145310.jpg?v=636850050953270000" xlink:type="simple">https://plazavea.vteximg.com.br/arquivos/ids/209593-450-450/20145310.jpg?v=63685005095327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854];['file:///home/hernan/Descargas/BD%20BabyPromo.xlsx'#$CodBabyPromo.$B$1:.$I$198];8;0)" office:value-type="string" office:string-value="x2000032" calcext:value-type="string">
            <text:p>x200003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4" calcext:value-type="float">
            <text:p>2019324</text:p>
          </table:table-cell>
          <table:table-cell table:style-name="ce1" office:value-type="string" calcext:value-type="string">
            <text:p>Pañales para Bebé PAMPERS Premium Care Talla XXG Megapack <text:s/>Paquete 60un</text:p>
          </table:table-cell>
          <table:table-cell table:style-name="ce1" office:value-type="float" office:value="20138540" calcext:value-type="float">
            <text:p>20138540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09670-450-450/20138540.jpg?v=636850692632300000" xlink:type="simple">https://plazavea.vteximg.com.br/arquivos/ids/209670-450-450/20138540.jpg?v=6368506926323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59.90</text:p>
          </table:table-cell>
          <table:table-cell table:style-name="ce1" office:value-type="string" calcext:value-type="string">
            <text:p>Vea</text:p>
          </table:table-cell>
          <table:table-cell table:formula="of:=VLOOKUP([.C855];['file:///home/hernan/Descargas/BD%20BabyPromo.xlsx'#$CodBabyPromo.$B$1:.$I$198];8;0)" office:value-type="string" office:string-value="x2000027" calcext:value-type="string">
            <text:p>x200002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4" calcext:value-type="float">
            <text:p>2019324</text:p>
          </table:table-cell>
          <table:table-cell table:style-name="ce1" office:value-type="string" calcext:value-type="string">
            <text:p>Pañales para Bebé PAMPERS Premium Care Talla XXG Paquete 28un</text:p>
          </table:table-cell>
          <table:table-cell table:style-name="ce1" office:value-type="float" office:value="20129416" calcext:value-type="float">
            <text:p>20129416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10689-450-450/20129416.jpg?v=636867025045200000" xlink:type="simple">https://plazavea.vteximg.com.br/arquivos/ids/210689-450-450/20129416.jpg?v=6368670250452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856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4" calcext:value-type="float">
            <text:p>2019324</text:p>
          </table:table-cell>
          <table:table-cell table:style-name="ce1" office:value-type="string" calcext:value-type="string">
            <text:p>Pañales para Bebé HUGGIES Natural Care Niño Talla XG Megapack Paquete 100un</text:p>
          </table:table-cell>
          <table:table-cell table:style-name="ce1" office:value-type="float" office:value="20126866" calcext:value-type="float">
            <text:p>2012686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1-450-450/20126866.jpg?v=636444689711000000" xlink:type="simple">https://plazavea.vteximg.com.br/arquivos/ids/192281-450-450/20126866.jpg?v=6364446897110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75.90</text:p>
          </table:table-cell>
          <table:table-cell table:style-name="ce1" office:value-type="string" calcext:value-type="string">
            <text:p>Vea</text:p>
          </table:table-cell>
          <table:table-cell table:formula="of:=VLOOKUP([.C857];['file:///home/hernan/Descargas/BD%20BabyPromo.xlsx'#$CodBabyPromo.$B$1:.$I$198];8;0)" office:value-type="string" office:string-value="x2000023" calcext:value-type="string">
            <text:p>x200002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4" calcext:value-type="float">
            <text:p>2019324</text:p>
          </table:table-cell>
          <table:table-cell table:style-name="ce1" office:value-type="string" calcext:value-type="string">
            <text:p>Pañales para Bebé HUGGIES Natural Care Auto Ajuste Hiper Niño Talla XXG Paquete 36un</text:p>
          </table:table-cell>
          <table:table-cell table:style-name="ce1" office:value-type="float" office:value="20110704" calcext:value-type="float">
            <text:p>201107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9-450-450/20110704.jpg?v=636701036323100000" xlink:type="simple">https://plazavea.vteximg.com.br/arquivos/ids/201829-450-450/20110704.jpg?v=6367010363231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858];['file:///home/hernan/Descargas/BD%20BabyPromo.xlsx'#$CodBabyPromo.$B$1:.$I$198];8;0)" office:value-type="string" office:string-value="x2000022" calcext:value-type="string">
            <text:p>x200002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4" calcext:value-type="float">
            <text:p>2019324</text:p>
          </table:table-cell>
          <table:table-cell table:style-name="ce1" office:value-type="string" calcext:value-type="string">
            <text:p>Pañales para Bebé HUGGIES Natural Care Auto Ajuste Niño Talla XG Paquete 40un</text:p>
          </table:table-cell>
          <table:table-cell table:style-name="ce1" office:value-type="float" office:value="20110702" calcext:value-type="float">
            <text:p>201107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6-450-450/20110702.jpg?v=636701036307600000" xlink:type="simple">https://plazavea.vteximg.com.br/arquivos/ids/201826-450-450/20110702.jpg?v=6367010363076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859];['file:///home/hernan/Descargas/BD%20BabyPromo.xlsx'#$CodBabyPromo.$B$1:.$I$198];8;0)" office:value-type="string" office:string-value="x2000021" calcext:value-type="string">
            <text:p>x200002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4" calcext:value-type="float">
            <text:p>2019324</text:p>
          </table:table-cell>
          <table:table-cell table:style-name="ce1" office:value-type="string" calcext:value-type="string">
            <text:p>Pañal para Bebé BAMBO NATURE Talla XXG</text:p>
          </table:table-cell>
          <table:table-cell table:style-name="ce1" office:value-type="float" office:value="20160925" calcext:value-type="float">
            <text:p>20160925</text:p>
          </table:table-cell>
          <table:table-cell table:style-name="ce1" office:value-type="string" calcext:value-type="string">
            <text:p>BAMBO NATURE</text:p>
          </table:table-cell>
          <table:table-cell table:style-name="ce2" office:value-type="string" calcext:value-type="string">
            <text:p><text:a xlink:href="https://plazavea.vteximg.com.br/arquivos/ids/209082-450-450/20160925.jpg?v=636843664867130000" xlink:type="simple">https://plazavea.vteximg.com.br/arquivos/ids/209082-450-450/20160925.jpg?v=6368436648671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860];['file:///home/hernan/Descargas/BD%20BabyPromo.xlsx'#$CodBabyPromo.$B$1:.$I$198];8;0)" office:value-type="string" office:string-value="x2000039" calcext:value-type="string">
            <text:p>x200003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4" calcext:value-type="float">
            <text:p>2019324</text:p>
          </table:table-cell>
          <table:table-cell table:style-name="ce1" office:value-type="string" calcext:value-type="string">
            <text:p>Pañales para Bebé HUGGIES Active Sec Talla XXG Paquete 88un</text:p>
          </table:table-cell>
          <table:table-cell table:style-name="ce1" office:value-type="float" office:value="20159742" calcext:value-type="float">
            <text:p>2015974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56-450-450/20159742.jpg?v=636753802974630000" xlink:type="simple">https://plazavea.vteximg.com.br/arquivos/ids/203456-450-450/20159742.jpg?v=636753802974630000</text:a></text:p>
          </table:table-cell>
          <table:table-cell table:style-name="ce1" office:value-type="string" calcext:value-type="string">
            <text:p>S/ 84.90</text:p>
          </table:table-cell>
          <table:table-cell table:style-name="ce1" office:value-type="string" calcext:value-type="string">
            <text:p>S/ 79.90</text:p>
          </table:table-cell>
          <table:table-cell table:style-name="ce1" office:value-type="string" calcext:value-type="string">
            <text:p>Vea</text:p>
          </table:table-cell>
          <table:table-cell table:formula="of:=VLOOKUP([.C861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4" calcext:value-type="float">
            <text:p>2019324</text:p>
          </table:table-cell>
          <table:table-cell table:style-name="ce1" office:value-type="string" calcext:value-type="string">
            <text:p>Pañales para Bebé BABYSEC Premium Superpack Talla G Paquete 64un</text:p>
          </table:table-cell>
          <table:table-cell table:style-name="ce1" office:value-type="float" office:value="20145311" calcext:value-type="float">
            <text:p>2014531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09595-450-450/20145311.jpg?v=636850050966230000" xlink:type="simple">https://plazavea.vteximg.com.br/arquivos/ids/209595-450-450/20145311.jpg?v=6368500509662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40.50</text:p>
          </table:table-cell>
          <table:table-cell table:style-name="ce1" office:value-type="string" calcext:value-type="string">
            <text:p>Vea</text:p>
          </table:table-cell>
          <table:table-cell table:formula="of:=VLOOKUP([.C862];['file:///home/hernan/Descargas/BD%20BabyPromo.xlsx'#$CodBabyPromo.$B$1:.$I$198];8;0)" office:value-type="string" office:string-value="x2000033" calcext:value-type="string">
            <text:p>x2000033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4" calcext:value-type="float">
            <text:p>2019324</text:p>
          </table:table-cell>
          <table:table-cell table:style-name="ce1" office:value-type="string" calcext:value-type="string">
            <text:p>Pañal para Bebé BABYSEC Super Premium Cuidado Total Talla M Paquete 62un</text:p>
          </table:table-cell>
          <table:table-cell table:style-name="ce1" office:value-type="float" office:value="20144827" calcext:value-type="float">
            <text:p>20144827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09587-450-450/20144827.jpg?v=636850050913400000" xlink:type="simple">https://plazavea.vteximg.com.br/arquivos/ids/209587-450-450/20144827.jpg?v=6368500509134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50</text:p>
          </table:table-cell>
          <table:table-cell table:style-name="ce1" office:value-type="string" calcext:value-type="string">
            <text:p>Vea</text:p>
          </table:table-cell>
          <table:table-cell table:formula="of:=VLOOKUP([.C863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4" calcext:value-type="float">
            <text:p>2019324</text:p>
          </table:table-cell>
          <table:table-cell table:style-name="ce1" office:value-type="string" calcext:value-type="string">
            <text:p>Pañales para Bebé BABY SEC Super Premium Cuidado Total Talla XXG Paquete 42un</text:p>
          </table:table-cell>
          <table:table-cell table:style-name="ce1" office:value-type="float" office:value="20144830" calcext:value-type="float">
            <text:p>2014483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09588-450-450/20144830.jpg?v=636850050919800000" xlink:type="simple">https://plazavea.vteximg.com.br/arquivos/ids/209588-450-450/20144830.jpg?v=6368500509198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41.50</text:p>
          </table:table-cell>
          <table:table-cell table:style-name="ce1" office:value-type="string" calcext:value-type="string">
            <text:p>Vea</text:p>
          </table:table-cell>
          <table:table-cell table:formula="of:=VLOOKUP([.C864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4" calcext:value-type="float">
            <text:p>2019324</text:p>
          </table:table-cell>
          <table:table-cell table:style-name="ce1" office:value-type="string" calcext:value-type="string">
            <text:p>Pañales para Bebé BABYSEC Premium Talla XXG Superpack Paquete 96un</text:p>
          </table:table-cell>
          <table:table-cell table:style-name="ce1" office:value-type="float" office:value="20141311" calcext:value-type="float">
            <text:p>2014131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09586-450-450/20141311.jpg?v=636850050906500000" xlink:type="simple">https://plazavea.vteximg.com.br/arquivos/ids/209586-450-450/20141311.jpg?v=636850050906500000</text:a></text:p>
          </table:table-cell>
          <table:table-cell table:style-name="ce1" office:value-type="string" calcext:value-type="string">
            <text:p>S/ 75.50</text:p>
          </table:table-cell>
          <table:table-cell table:style-name="ce1" office:value-type="string" calcext:value-type="string">
            <text:p>S/ 69.90</text:p>
          </table:table-cell>
          <table:table-cell table:style-name="ce1" office:value-type="string" calcext:value-type="string">
            <text:p>Vea</text:p>
          </table:table-cell>
          <table:table-cell table:formula="of:=VLOOKUP([.C865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4" calcext:value-type="float">
            <text:p>2019324</text:p>
          </table:table-cell>
          <table:table-cell table:style-name="ce1" office:value-type="string" calcext:value-type="string">
            <text:p>Pañales para Bebé BABYSEC Premium Talla XG Superpack Paquete 104un</text:p>
          </table:table-cell>
          <table:table-cell table:style-name="ce1" office:value-type="float" office:value="20141310" calcext:value-type="float">
            <text:p>2014131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09585-450-450/20141310.jpg?v=636850050900230000" xlink:type="simple">https://plazavea.vteximg.com.br/arquivos/ids/209585-450-450/20141310.jpg?v=636850050900230000</text:a></text:p>
          </table:table-cell>
          <table:table-cell table:style-name="ce1" office:value-type="string" calcext:value-type="string">
            <text:p>S/ 75.50</text:p>
          </table:table-cell>
          <table:table-cell table:style-name="ce1" office:value-type="string" calcext:value-type="string">
            <text:p>S/ 69.90</text:p>
          </table:table-cell>
          <table:table-cell table:style-name="ce1" office:value-type="string" calcext:value-type="string">
            <text:p>Vea</text:p>
          </table:table-cell>
          <table:table-cell table:formula="of:=VLOOKUP([.C866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4" calcext:value-type="float">
            <text:p>2019324</text:p>
          </table:table-cell>
          <table:table-cell table:style-name="ce1" office:value-type="string" calcext:value-type="string">
            <text:p>Pañales para Bebé PAMPERS Premium Care Talla XG Megapack Paquete 60un</text:p>
          </table:table-cell>
          <table:table-cell table:style-name="ce1" office:value-type="float" office:value="20138539" calcext:value-type="float">
            <text:p>20138539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09669-450-450/20138539.jpg?v=636850692619330000" xlink:type="simple">https://plazavea.vteximg.com.br/arquivos/ids/209669-450-450/20138539.jpg?v=6368506926193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59.90</text:p>
          </table:table-cell>
          <table:table-cell table:style-name="ce1" office:value-type="string" calcext:value-type="string">
            <text:p>Vea</text:p>
          </table:table-cell>
          <table:table-cell table:formula="of:=VLOOKUP([.C867];['file:///home/hernan/Descargas/BD%20BabyPromo.xlsx'#$CodBabyPromo.$B$1:.$I$198];8;0)" office:value-type="string" office:string-value="x2000026" calcext:value-type="string">
            <text:p>x200002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4" calcext:value-type="float">
            <text:p>2019324</text:p>
          </table:table-cell>
          <table:table-cell table:style-name="ce1" office:value-type="string" calcext:value-type="string">
            <text:p>Pañales para Bebé HUGGIES Natural Care Niño Talla G Megapack Paquete 112un</text:p>
          </table:table-cell>
          <table:table-cell table:style-name="ce1" office:value-type="float" office:value="20130647" calcext:value-type="float">
            <text:p>20130647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7-450-450/20130647.jpg?v=636444689795400000" xlink:type="simple">https://plazavea.vteximg.com.br/arquivos/ids/192287-450-450/20130647.jpg?v=6364446897954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75.90</text:p>
          </table:table-cell>
          <table:table-cell table:style-name="ce1" office:value-type="string" calcext:value-type="string">
            <text:p>Vea</text:p>
          </table:table-cell>
          <table:table-cell table:formula="of:=VLOOKUP([.C868];['file:///home/hernan/Descargas/BD%20BabyPromo.xlsx'#$CodBabyPromo.$B$1:.$I$198];8;0)" office:value-type="string" office:string-value="x2000025" calcext:value-type="string">
            <text:p>x200002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4" calcext:value-type="float">
            <text:p>2019324</text:p>
          </table:table-cell>
          <table:table-cell table:style-name="ce1" office:value-type="string" calcext:value-type="string">
            <text:p>Pañales para Bebé HUGGIES Natural Care Niña Talla G Megapack Paquete 112un</text:p>
          </table:table-cell>
          <table:table-cell table:style-name="ce1" office:value-type="float" office:value="20130556" calcext:value-type="float">
            <text:p>2013055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6-450-450/20130556.jpg?v=636444689780400000" xlink:type="simple">https://plazavea.vteximg.com.br/arquivos/ids/192286-450-450/20130556.jpg?v=6364446897804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75.90</text:p>
          </table:table-cell>
          <table:table-cell table:style-name="ce1" office:value-type="string" calcext:value-type="string">
            <text:p>Vea</text:p>
          </table:table-cell>
          <table:table-cell table:formula="of:=VLOOKUP([.C869];['file:///home/hernan/Descargas/BD%20BabyPromo.xlsx'#$CodBabyPromo.$B$1:.$I$198];8;0)" office:value-type="string" office:string-value="x2000087" calcext:value-type="string">
            <text:p>x200008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4" calcext:value-type="float">
            <text:p>2019324</text:p>
          </table:table-cell>
          <table:table-cell table:style-name="ce1" office:value-type="string" calcext:value-type="string">
            <text:p>Pañales para Bebé HUGGIES Natural Care Autoajustable Niña Talla XG Paquete 40un</text:p>
          </table:table-cell>
          <table:table-cell table:style-name="ce1" office:value-type="float" office:value="20110696" calcext:value-type="float">
            <text:p>2011069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7-450-450/20110696.jpg?v=636701036312000000" xlink:type="simple">https://plazavea.vteximg.com.br/arquivos/ids/201827-450-450/20110696.jpg?v=6367010363120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870];['file:///home/hernan/Descargas/BD%20BabyPromo.xlsx'#$CodBabyPromo.$B$1:.$I$198];8;0)" office:value-type="string" office:string-value="x2000020" calcext:value-type="string">
            <text:p>x200002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4" calcext:value-type="float">
            <text:p>2019324</text:p>
          </table:table-cell>
          <table:table-cell table:style-name="ce1" office:value-type="string" calcext:value-type="string">
            <text:p>Pañales para Bebé HUGGIES Little Swimmers Talla G Paquete 10un</text:p>
          </table:table-cell>
          <table:table-cell table:style-name="ce1" office:value-type="float" office:value="20071392" calcext:value-type="float">
            <text:p>2007139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190-450-450/20071392.jpg?v=636444688418800000" xlink:type="simple">https://plazavea.vteximg.com.br/arquivos/ids/192190-450-450/20071392.jpg?v=6364446884188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18.20</text:p>
          </table:table-cell>
          <table:table-cell table:style-name="ce1" office:value-type="string" calcext:value-type="string">
            <text:p>Vea</text:p>
          </table:table-cell>
          <table:table-cell table:formula="of:=VLOOKUP([.C871];['file:///home/hernan/Descargas/BD%20BabyPromo.xlsx'#$CodBabyPromo.$B$1:.$I$198];8;0)" office:value-type="string" office:string-value="x2000019" calcext:value-type="string">
            <text:p>x200001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4" calcext:value-type="float">
            <text:p>2019324</text:p>
          </table:table-cell>
          <table:table-cell table:style-name="ce1" office:value-type="string" calcext:value-type="string">
            <text:p>Pañal para Bebé BAMBO NATURE Talla P</text:p>
          </table:table-cell>
          <table:table-cell table:style-name="ce1" office:value-type="float" office:value="20160926" calcext:value-type="float">
            <text:p>20160926</text:p>
          </table:table-cell>
          <table:table-cell table:style-name="ce1" office:value-type="string" calcext:value-type="string">
            <text:p>BAMBO NATURE</text:p>
          </table:table-cell>
          <table:table-cell table:style-name="ce2" office:value-type="string" calcext:value-type="string">
            <text:p><text:a xlink:href="https://plazavea.vteximg.com.br/arquivos/ids/210261-450-450/20160926.jpg?v=636857797693430000" xlink:type="simple">https://plazavea.vteximg.com.br/arquivos/ids/210261-450-450/20160926.jpg?v=6368577976934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2.90</text:p>
          </table:table-cell>
          <table:table-cell table:style-name="ce1" office:value-type="string" calcext:value-type="string">
            <text:p>Vea</text:p>
          </table:table-cell>
          <table:table-cell table:formula="of:=VLOOKUP([.C872];['file:///home/hernan/Descargas/BD%20BabyPromo.xlsx'#$CodBabyPromo.$B$1:.$I$198];8;0)" office:value-type="string" office:string-value="x2000040" calcext:value-type="string">
            <text:p>x200004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4" calcext:value-type="float">
            <text:p>2019324</text:p>
          </table:table-cell>
          <table:table-cell table:style-name="ce1" office:value-type="string" calcext:value-type="string">
            <text:p>Pañales para Bebé HUGGIES Active Sec Talla G Paquete 116un</text:p>
          </table:table-cell>
          <table:table-cell table:style-name="ce1" office:value-type="float" office:value="20159740" calcext:value-type="float">
            <text:p>20159740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51-450-450/20159740.jpg?v=636753802942170000" xlink:type="simple">https://plazavea.vteximg.com.br/arquivos/ids/203451-450-450/20159740.jpg?v=636753802942170000</text:a></text:p>
          </table:table-cell>
          <table:table-cell table:style-name="ce1" office:value-type="string" calcext:value-type="string">
            <text:p>S/ 84.90</text:p>
          </table:table-cell>
          <table:table-cell table:style-name="ce1" office:value-type="string" calcext:value-type="string">
            <text:p>S/ 79.90</text:p>
          </table:table-cell>
          <table:table-cell table:style-name="ce1" office:value-type="string" calcext:value-type="string">
            <text:p>Vea</text:p>
          </table:table-cell>
          <table:table-cell table:formula="of:=VLOOKUP([.C873];['file:///home/hernan/Descargas/BD%20BabyPromo.xlsx'#$CodBabyPromo.$B$1:.$I$198];8;0)" office:value-type="string" office:string-value="x2000037" calcext:value-type="string">
            <text:p>x200003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4" calcext:value-type="float">
            <text:p>2019324</text:p>
          </table:table-cell>
          <table:table-cell table:style-name="ce1" office:value-type="string" calcext:value-type="string">
            <text:p>Pañales para Bebé HUGGIES Natural Care Niño Talla XG Paquete 42un</text:p>
          </table:table-cell>
          <table:table-cell table:style-name="ce1" office:value-type="float" office:value="20148264" calcext:value-type="float">
            <text:p>2014826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90-450-450/20148264.jpg?v=636754603853670000" xlink:type="simple">https://plazavea.vteximg.com.br/arquivos/ids/203490-450-450/20148264.jpg?v=63675460385367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874];['file:///home/hernan/Descargas/BD%20BabyPromo.xlsx'#$CodBabyPromo.$B$1:.$I$198];8;0)" office:value-type="string" office:string-value="x2000034" calcext:value-type="string">
            <text:p>x200003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Natural Care Talla XG Paquete 42un</text:p>
          </table:table-cell>
          <table:table-cell table:style-name="ce1" office:value-type="float" office:value="20148267" calcext:value-type="float">
            <text:p>20148267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93-450-450/20148267.jpg?v=636754612854530000" xlink:type="simple">https://plazavea.vteximg.com.br/arquivos/ids/203493-450-450/20148267.jpg?v=63675461285453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875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Natural Care Niño Talla XXG Paquete 38un</text:p>
          </table:table-cell>
          <table:table-cell table:style-name="ce1" office:value-type="float" office:value="20148265" calcext:value-type="float">
            <text:p>20148265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91-450-450/20148265.jpg?v=636754603859600000" xlink:type="simple">https://plazavea.vteximg.com.br/arquivos/ids/203491-450-450/20148265.jpg?v=6367546038596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876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PAMPERS Premium Care Talla XXG Megapack <text:s/>Paquete 60un</text:p>
          </table:table-cell>
          <table:table-cell table:style-name="ce1" office:value-type="float" office:value="20138540" calcext:value-type="float">
            <text:p>20138540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09670-450-450/20138540.jpg?v=636850692632300000" xlink:type="simple">https://plazavea.vteximg.com.br/arquivos/ids/209670-450-450/20138540.jpg?v=6368506926323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59.90</text:p>
          </table:table-cell>
          <table:table-cell table:style-name="ce1" office:value-type="string" calcext:value-type="string">
            <text:p>Vea</text:p>
          </table:table-cell>
          <table:table-cell table:formula="of:=VLOOKUP([.C877];['file:///home/hernan/Descargas/BD%20BabyPromo.xlsx'#$CodBabyPromo.$B$1:.$I$198];8;0)" office:value-type="string" office:string-value="x2000027" calcext:value-type="string">
            <text:p>x200002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PAMPERS Premium Care Talla XXG Paquete 28un</text:p>
          </table:table-cell>
          <table:table-cell table:style-name="ce1" office:value-type="float" office:value="20129416" calcext:value-type="float">
            <text:p>20129416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10689-450-450/20129416.jpg?v=636867025045200000" xlink:type="simple">https://plazavea.vteximg.com.br/arquivos/ids/210689-450-450/20129416.jpg?v=6368670250452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878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Natural Care Niño Talla XG Megapack Paquete 100un</text:p>
          </table:table-cell>
          <table:table-cell table:style-name="ce1" office:value-type="float" office:value="20126866" calcext:value-type="float">
            <text:p>2012686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1-450-450/20126866.jpg?v=636444689711000000" xlink:type="simple">https://plazavea.vteximg.com.br/arquivos/ids/192281-450-450/20126866.jpg?v=6364446897110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75.90</text:p>
          </table:table-cell>
          <table:table-cell table:style-name="ce1" office:value-type="string" calcext:value-type="string">
            <text:p>Vea</text:p>
          </table:table-cell>
          <table:table-cell table:formula="of:=VLOOKUP([.C879];['file:///home/hernan/Descargas/BD%20BabyPromo.xlsx'#$CodBabyPromo.$B$1:.$I$198];8;0)" office:value-type="string" office:string-value="x2000023" calcext:value-type="string">
            <text:p>x200002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Natural Care Auto Ajuste Hiper Niño Talla XXG Paquete 36un</text:p>
          </table:table-cell>
          <table:table-cell table:style-name="ce1" office:value-type="float" office:value="20110704" calcext:value-type="float">
            <text:p>201107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9-450-450/20110704.jpg?v=636701036323100000" xlink:type="simple">https://plazavea.vteximg.com.br/arquivos/ids/201829-450-450/20110704.jpg?v=6367010363231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880];['file:///home/hernan/Descargas/BD%20BabyPromo.xlsx'#$CodBabyPromo.$B$1:.$I$198];8;0)" office:value-type="string" office:string-value="x2000022" calcext:value-type="string">
            <text:p>x200002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Natural Care Auto Ajuste Niño Talla XG Paquete 40un</text:p>
          </table:table-cell>
          <table:table-cell table:style-name="ce1" office:value-type="float" office:value="20110702" calcext:value-type="float">
            <text:p>201107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6-450-450/20110702.jpg?v=636701036307600000" xlink:type="simple">https://plazavea.vteximg.com.br/arquivos/ids/201826-450-450/20110702.jpg?v=6367010363076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881];['file:///home/hernan/Descargas/BD%20BabyPromo.xlsx'#$CodBabyPromo.$B$1:.$I$198];8;0)" office:value-type="string" office:string-value="x2000021" calcext:value-type="string">
            <text:p>x200002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 para Bebé BAMBO NATURE Talla XXG</text:p>
          </table:table-cell>
          <table:table-cell table:style-name="ce1" office:value-type="float" office:value="20160925" calcext:value-type="float">
            <text:p>20160925</text:p>
          </table:table-cell>
          <table:table-cell table:style-name="ce1" office:value-type="string" calcext:value-type="string">
            <text:p>BAMBO NATURE</text:p>
          </table:table-cell>
          <table:table-cell table:style-name="ce2" office:value-type="string" calcext:value-type="string">
            <text:p><text:a xlink:href="https://plazavea.vteximg.com.br/arquivos/ids/209082-450-450/20160925.jpg?v=636843664867130000" xlink:type="simple">https://plazavea.vteximg.com.br/arquivos/ids/209082-450-450/20160925.jpg?v=6368436648671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882];['file:///home/hernan/Descargas/BD%20BabyPromo.xlsx'#$CodBabyPromo.$B$1:.$I$198];8;0)" office:value-type="string" office:string-value="x2000039" calcext:value-type="string">
            <text:p>x200003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Active Sec Talla XXG Paquete 88un</text:p>
          </table:table-cell>
          <table:table-cell table:style-name="ce1" office:value-type="float" office:value="20159742" calcext:value-type="float">
            <text:p>2015974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56-450-450/20159742.jpg?v=636753802974630000" xlink:type="simple">https://plazavea.vteximg.com.br/arquivos/ids/203456-450-450/20159742.jpg?v=636753802974630000</text:a></text:p>
          </table:table-cell>
          <table:table-cell table:style-name="ce1" office:value-type="string" calcext:value-type="string">
            <text:p>S/ 84.90</text:p>
          </table:table-cell>
          <table:table-cell table:style-name="ce1" office:value-type="string" calcext:value-type="string">
            <text:p>S/ 79.90</text:p>
          </table:table-cell>
          <table:table-cell table:style-name="ce1" office:value-type="string" calcext:value-type="string">
            <text:p>Vea</text:p>
          </table:table-cell>
          <table:table-cell table:formula="of:=VLOOKUP([.C883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BABYSEC Premium Superpack Talla G Paquete 64un</text:p>
          </table:table-cell>
          <table:table-cell table:style-name="ce1" office:value-type="float" office:value="20145311" calcext:value-type="float">
            <text:p>2014531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09595-450-450/20145311.jpg?v=636850050966230000" xlink:type="simple">https://plazavea.vteximg.com.br/arquivos/ids/209595-450-450/20145311.jpg?v=6368500509662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40.50</text:p>
          </table:table-cell>
          <table:table-cell table:style-name="ce1" office:value-type="string" calcext:value-type="string">
            <text:p>Vea</text:p>
          </table:table-cell>
          <table:table-cell table:formula="of:=VLOOKUP([.C884];['file:///home/hernan/Descargas/BD%20BabyPromo.xlsx'#$CodBabyPromo.$B$1:.$I$198];8;0)" office:value-type="string" office:string-value="x2000033" calcext:value-type="string">
            <text:p>x2000033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BABYSEC Premium Superpack Talla M Paquete 72un</text:p>
          </table:table-cell>
          <table:table-cell table:style-name="ce1" office:value-type="float" office:value="20145310" calcext:value-type="float">
            <text:p>2014531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09593-450-450/20145310.jpg?v=636850050953270000" xlink:type="simple">https://plazavea.vteximg.com.br/arquivos/ids/209593-450-450/20145310.jpg?v=63685005095327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885];['file:///home/hernan/Descargas/BD%20BabyPromo.xlsx'#$CodBabyPromo.$B$1:.$I$198];8;0)" office:value-type="string" office:string-value="x2000032" calcext:value-type="string">
            <text:p>x2000032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 para Bebé BABYSEC Super Premium Cuidado Total Talla M Paquete 62un</text:p>
          </table:table-cell>
          <table:table-cell table:style-name="ce1" office:value-type="float" office:value="20144827" calcext:value-type="float">
            <text:p>20144827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09587-450-450/20144827.jpg?v=636850050913400000" xlink:type="simple">https://plazavea.vteximg.com.br/arquivos/ids/209587-450-450/20144827.jpg?v=6368500509134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50</text:p>
          </table:table-cell>
          <table:table-cell table:style-name="ce1" office:value-type="string" calcext:value-type="string">
            <text:p>Vea</text:p>
          </table:table-cell>
          <table:table-cell table:formula="of:=VLOOKUP([.C886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BABY SEC Super Premium Cuidado Total Talla XXG Paquete 42un</text:p>
          </table:table-cell>
          <table:table-cell table:style-name="ce1" office:value-type="float" office:value="20144830" calcext:value-type="float">
            <text:p>2014483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09588-450-450/20144830.jpg?v=636850050919800000" xlink:type="simple">https://plazavea.vteximg.com.br/arquivos/ids/209588-450-450/20144830.jpg?v=6368500509198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41.50</text:p>
          </table:table-cell>
          <table:table-cell table:style-name="ce1" office:value-type="string" calcext:value-type="string">
            <text:p>Vea</text:p>
          </table:table-cell>
          <table:table-cell table:formula="of:=VLOOKUP([.C887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BABYSEC Premium Talla XXG Superpack Paquete 96un</text:p>
          </table:table-cell>
          <table:table-cell table:style-name="ce1" office:value-type="float" office:value="20141311" calcext:value-type="float">
            <text:p>2014131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09586-450-450/20141311.jpg?v=636850050906500000" xlink:type="simple">https://plazavea.vteximg.com.br/arquivos/ids/209586-450-450/20141311.jpg?v=636850050906500000</text:a></text:p>
          </table:table-cell>
          <table:table-cell table:style-name="ce1" office:value-type="string" calcext:value-type="string">
            <text:p>S/ 75.50</text:p>
          </table:table-cell>
          <table:table-cell table:style-name="ce1" office:value-type="string" calcext:value-type="string">
            <text:p>S/ 69.90</text:p>
          </table:table-cell>
          <table:table-cell table:style-name="ce1" office:value-type="string" calcext:value-type="string">
            <text:p>Vea</text:p>
          </table:table-cell>
          <table:table-cell table:formula="of:=VLOOKUP([.C888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BABYSEC Premium Talla XG Superpack Paquete 104un</text:p>
          </table:table-cell>
          <table:table-cell table:style-name="ce1" office:value-type="float" office:value="20141310" calcext:value-type="float">
            <text:p>2014131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09585-450-450/20141310.jpg?v=636850050900230000" xlink:type="simple">https://plazavea.vteximg.com.br/arquivos/ids/209585-450-450/20141310.jpg?v=636850050900230000</text:a></text:p>
          </table:table-cell>
          <table:table-cell table:style-name="ce1" office:value-type="string" calcext:value-type="string">
            <text:p>S/ 75.50</text:p>
          </table:table-cell>
          <table:table-cell table:style-name="ce1" office:value-type="string" calcext:value-type="string">
            <text:p>S/ 69.90</text:p>
          </table:table-cell>
          <table:table-cell table:style-name="ce1" office:value-type="string" calcext:value-type="string">
            <text:p>Vea</text:p>
          </table:table-cell>
          <table:table-cell table:formula="of:=VLOOKUP([.C889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PAMPERS Premium Care Talla XG Megapack Paquete 60un</text:p>
          </table:table-cell>
          <table:table-cell table:style-name="ce1" office:value-type="float" office:value="20138539" calcext:value-type="float">
            <text:p>20138539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09669-450-450/20138539.jpg?v=636850692619330000" xlink:type="simple">https://plazavea.vteximg.com.br/arquivos/ids/209669-450-450/20138539.jpg?v=6368506926193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59.90</text:p>
          </table:table-cell>
          <table:table-cell table:style-name="ce1" office:value-type="string" calcext:value-type="string">
            <text:p>Vea</text:p>
          </table:table-cell>
          <table:table-cell table:formula="of:=VLOOKUP([.C890];['file:///home/hernan/Descargas/BD%20BabyPromo.xlsx'#$CodBabyPromo.$B$1:.$I$198];8;0)" office:value-type="string" office:string-value="x2000026" calcext:value-type="string">
            <text:p>x200002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Natural Care Niño Talla G Megapack Paquete 112un</text:p>
          </table:table-cell>
          <table:table-cell table:style-name="ce1" office:value-type="float" office:value="20130647" calcext:value-type="float">
            <text:p>20130647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7-450-450/20130647.jpg?v=636444689795400000" xlink:type="simple">https://plazavea.vteximg.com.br/arquivos/ids/192287-450-450/20130647.jpg?v=6364446897954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75.90</text:p>
          </table:table-cell>
          <table:table-cell table:style-name="ce1" office:value-type="string" calcext:value-type="string">
            <text:p>Vea</text:p>
          </table:table-cell>
          <table:table-cell table:formula="of:=VLOOKUP([.C891];['file:///home/hernan/Descargas/BD%20BabyPromo.xlsx'#$CodBabyPromo.$B$1:.$I$198];8;0)" office:value-type="string" office:string-value="x2000025" calcext:value-type="string">
            <text:p>x200002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Natural Care Niña Talla G Megapack Paquete 112un</text:p>
          </table:table-cell>
          <table:table-cell table:style-name="ce1" office:value-type="float" office:value="20130556" calcext:value-type="float">
            <text:p>2013055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6-450-450/20130556.jpg?v=636444689780400000" xlink:type="simple">https://plazavea.vteximg.com.br/arquivos/ids/192286-450-450/20130556.jpg?v=6364446897804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75.90</text:p>
          </table:table-cell>
          <table:table-cell table:style-name="ce1" office:value-type="string" calcext:value-type="string">
            <text:p>Vea</text:p>
          </table:table-cell>
          <table:table-cell table:formula="of:=VLOOKUP([.C892];['file:///home/hernan/Descargas/BD%20BabyPromo.xlsx'#$CodBabyPromo.$B$1:.$I$198];8;0)" office:value-type="string" office:string-value="x2000087" calcext:value-type="string">
            <text:p>x200008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Natural Care Autoajustable Niña Talla XG Paquete 40un</text:p>
          </table:table-cell>
          <table:table-cell table:style-name="ce1" office:value-type="float" office:value="20110696" calcext:value-type="float">
            <text:p>2011069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7-450-450/20110696.jpg?v=636701036312000000" xlink:type="simple">https://plazavea.vteximg.com.br/arquivos/ids/201827-450-450/20110696.jpg?v=6367010363120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893];['file:///home/hernan/Descargas/BD%20BabyPromo.xlsx'#$CodBabyPromo.$B$1:.$I$198];8;0)" office:value-type="string" office:string-value="x2000020" calcext:value-type="string">
            <text:p>x200002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Little Swimmers Talla G Paquete 10un</text:p>
          </table:table-cell>
          <table:table-cell table:style-name="ce1" office:value-type="float" office:value="20071392" calcext:value-type="float">
            <text:p>2007139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190-450-450/20071392.jpg?v=636444688418800000" xlink:type="simple">https://plazavea.vteximg.com.br/arquivos/ids/192190-450-450/20071392.jpg?v=6364446884188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18.20</text:p>
          </table:table-cell>
          <table:table-cell table:style-name="ce1" office:value-type="string" calcext:value-type="string">
            <text:p>Vea</text:p>
          </table:table-cell>
          <table:table-cell table:formula="of:=VLOOKUP([.C894];['file:///home/hernan/Descargas/BD%20BabyPromo.xlsx'#$CodBabyPromo.$B$1:.$I$198];8;0)" office:value-type="string" office:string-value="x2000019" calcext:value-type="string">
            <text:p>x200001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 para Bebé BAMBO NATURE Talla P</text:p>
          </table:table-cell>
          <table:table-cell table:style-name="ce1" office:value-type="float" office:value="20160926" calcext:value-type="float">
            <text:p>20160926</text:p>
          </table:table-cell>
          <table:table-cell table:style-name="ce1" office:value-type="string" calcext:value-type="string">
            <text:p>BAMBO NATURE</text:p>
          </table:table-cell>
          <table:table-cell table:style-name="ce2" office:value-type="string" calcext:value-type="string">
            <text:p><text:a xlink:href="https://plazavea.vteximg.com.br/arquivos/ids/210261-450-450/20160926.jpg?v=636857797693430000" xlink:type="simple">https://plazavea.vteximg.com.br/arquivos/ids/210261-450-450/20160926.jpg?v=6368577976934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2.90</text:p>
          </table:table-cell>
          <table:table-cell table:style-name="ce1" office:value-type="string" calcext:value-type="string">
            <text:p>Vea</text:p>
          </table:table-cell>
          <table:table-cell table:formula="of:=VLOOKUP([.C895];['file:///home/hernan/Descargas/BD%20BabyPromo.xlsx'#$CodBabyPromo.$B$1:.$I$198];8;0)" office:value-type="string" office:string-value="x2000040" calcext:value-type="string">
            <text:p>x200004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Active Sec Talla G Paquete 116un</text:p>
          </table:table-cell>
          <table:table-cell table:style-name="ce1" office:value-type="float" office:value="20159740" calcext:value-type="float">
            <text:p>20159740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51-450-450/20159740.jpg?v=636753802942170000" xlink:type="simple">https://plazavea.vteximg.com.br/arquivos/ids/203451-450-450/20159740.jpg?v=636753802942170000</text:a></text:p>
          </table:table-cell>
          <table:table-cell table:style-name="ce1" office:value-type="string" calcext:value-type="string">
            <text:p>S/ 84.90</text:p>
          </table:table-cell>
          <table:table-cell table:style-name="ce1" office:value-type="string" calcext:value-type="string">
            <text:p>S/ 79.90</text:p>
          </table:table-cell>
          <table:table-cell table:style-name="ce1" office:value-type="string" calcext:value-type="string">
            <text:p>Vea</text:p>
          </table:table-cell>
          <table:table-cell table:formula="of:=VLOOKUP([.C896];['file:///home/hernan/Descargas/BD%20BabyPromo.xlsx'#$CodBabyPromo.$B$1:.$I$198];8;0)" office:value-type="string" office:string-value="x2000037" calcext:value-type="string">
            <text:p>x200003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Natural Care Niño Talla XG Paquete 42un</text:p>
          </table:table-cell>
          <table:table-cell table:style-name="ce1" office:value-type="float" office:value="20148264" calcext:value-type="float">
            <text:p>2014826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90-450-450/20148264.jpg?v=636754603853670000" xlink:type="simple">https://plazavea.vteximg.com.br/arquivos/ids/203490-450-450/20148264.jpg?v=63675460385367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897];['file:///home/hernan/Descargas/BD%20BabyPromo.xlsx'#$CodBabyPromo.$B$1:.$I$198];8;0)" office:value-type="string" office:string-value="x2000034" calcext:value-type="string">
            <text:p>x200003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898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Babysec Premium Talla XXG Paquete 96 unid</text:p>
          </table:table-cell>
          <table:table-cell table:style-name="ce1" office:value-type="float" office:value="717209002" calcext:value-type="float">
            <text:p>717209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322-750-750/717209002-1.jpg?v=636675950645270000" xlink:type="simple">https://wongfood.vteximg.com.br/arquivos/ids/233322-750-750/717209002-1.jpg?v=63667595064527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899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Pampers Juegos y Sueños Talla XXG Paquete 40 unid</text:p>
          </table:table-cell>
          <table:table-cell table:style-name="ce1" office:value-type="float" office:value="568094004" calcext:value-type="float">
            <text:p>568094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7-750-750/Pañal-Pampers-Juego-y-Sueños-Talla-XXG-Paquete-40-Unidades-1-183397.jpg?v=6365964966407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900];['file:///home/hernan/Descargas/BD%20BabyPromo.xlsx'#$CodBabyPromo.$B$1:.$I$198];8;0)" office:value-type="string" office:string-value="x2000049" calcext:value-type="string">
            <text:p>x200004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901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Active Sec Talla G Paquete 116 unid</text:p>
          </table:table-cell>
          <table:table-cell table:style-name="ce1" office:value-type="float" office:value="732128001" calcext:value-type="float">
            <text:p>732128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0-750-750/732128001-1.jpg?v=636747909511030000" xlink:type="simple">https://wongfood.vteximg.com.br/arquivos/ids/250550-750-750/732128001-1.jpg?v=63674790951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902];['file:///home/hernan/Descargas/BD%20BabyPromo.xlsx'#$CodBabyPromo.$B$1:.$I$198];8;0)" office:value-type="string" office:string-value="x2000037" calcext:value-type="string">
            <text:p>x200003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Natural Care Niños Talla XXG Paquete 38 unid</text:p>
          </table:table-cell>
          <table:table-cell table:style-name="ce1" office:value-type="float" office:value="727566002" calcext:value-type="float">
            <text:p>727566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5-750-750/Pañales-Huggies-Hiperpack-Natural-Care-Niño-XXG-Paquete-38-Unidades-1-14376550.jpg?v=6367005063091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903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Natural Care Niños Talla XG Paquete 42 unid</text:p>
          </table:table-cell>
          <table:table-cell table:style-name="ce1" office:value-type="float" office:value="727566001" calcext:value-type="float">
            <text:p>727566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4-750-750/Pañales-Huggies-Hiperpack-Natural-Care-Niño-XG-Paquete-42-Unidades-1-14376549.jpg?v=6367005063049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904];['file:///home/hernan/Descargas/BD%20BabyPromo.xlsx'#$CodBabyPromo.$B$1:.$I$198];8;0)" office:value-type="string" office:string-value="x2000034" calcext:value-type="string">
            <text:p>x200003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Pampers Juegos y Sueños Talla G Paquete 48 unid</text:p>
          </table:table-cell>
          <table:table-cell table:style-name="ce1" office:value-type="float" office:value="568094001" calcext:value-type="float">
            <text:p>56809400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5-750-750/Pañal-Pampers-Juego-y-Sueños-Talla-G-Paquete-48-Unidades-1-183394.jpg?v=636596496627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905];['file:///home/hernan/Descargas/BD%20BabyPromo.xlsx'#$CodBabyPromo.$B$1:.$I$198];8;0)" office:value-type="string" office:string-value="x2000047" calcext:value-type="string">
            <text:p>x200004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Pampers Premium Care Talla XG Paquete 28 unid</text:p>
          </table:table-cell>
          <table:table-cell table:style-name="ce1" office:value-type="float" office:value="570586004" calcext:value-type="float">
            <text:p>57058600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1-750-750/570586004-01-131052.jpg?v=636796296820230000" xlink:type="simple">https://wongfood.vteximg.com.br/arquivos/ids/261721-750-750/570586004-01-131052.jpg?v=63679629682023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906];['file:///home/hernan/Descargas/BD%20BabyPromo.xlsx'#$CodBabyPromo.$B$1:.$I$198];8;0)" office:value-type="string" office:string-value="x2000051" calcext:value-type="string">
            <text:p>x200005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Natural Care Primeros 100 Días Talla P Paquete 50 unid</text:p>
          </table:table-cell>
          <table:table-cell table:style-name="ce1" office:value-type="float" office:value="534673" calcext:value-type="float">
            <text:p>53467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31598-750-750/534673-01-11428.jpg?v=636670152518000000" xlink:type="simple">https://wongfood.vteximg.com.br/arquivos/ids/231598-750-750/534673-01-11428.jpg?v=636670152518000000</text:a></text:p>
          </table:table-cell>
          <table:table-cell table:style-name="ce1" office:value-type="string" calcext:value-type="string">
            <text:p>S/. 43.85</text:p>
          </table:table-cell>
          <table:table-cell table:style-name="ce1" office:value-type="string" calcext:value-type="string">
            <text:p>S/. 28.10</text:p>
          </table:table-cell>
          <table:table-cell table:style-name="ce1" office:value-type="string" calcext:value-type="string">
            <text:p>Metro</text:p>
          </table:table-cell>
          <table:table-cell table:formula="of:=VLOOKUP([.C907];['file:///home/hernan/Descargas/BD%20BabyPromo.xlsx'#$CodBabyPromo.$B$1:.$I$198];8;0)" office:value-type="string" office:string-value="x2000018" calcext:value-type="string">
            <text:p>x200001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Natural Care Niñas Talla M Paquete 60 unid</text:p>
          </table:table-cell>
          <table:table-cell table:style-name="ce1" office:value-type="float" office:value="535137001" calcext:value-type="float">
            <text:p>535137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53-750-750/535137001-01-6433.jpg?v=636730524350200000" xlink:type="simple">https://wongfood.vteximg.com.br/arquivos/ids/245653-750-750/535137001-01-6433.jpg?v=6367305243502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908];['file:///home/hernan/Descargas/BD%20BabyPromo.xlsx'#$CodBabyPromo.$B$1:.$I$198];8;0)" office:value-type="string" office:string-value="x2000088" calcext:value-type="string">
            <text:p>x2000088</text:p>
          </table:table-cell>
          <table:table-cell table:style-name="ce1" office:value-type="string" calcext:value-type="string">
            <text:p>x</text:p>
          </table:table-cell>
          <table:table-cell table:number-columns-repeated="1014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Natural Care Unisex Talla XXG Paquete 38 unid</text:p>
          </table:table-cell>
          <table:table-cell table:style-name="ce1" office:value-type="float" office:value="752967004" calcext:value-type="float">
            <text:p>7529670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5-750-750/Pañales-Huggies-Natural-Care-Cotto-Talla-XXG-Paquete-38-Unidades-1-36587137.jpg?v=6368704922296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909];['file:///home/hernan/Descargas/BD%20BabyPromo.xlsx'#$CodBabyPromo.$B$1:.$I$198];8;0)" office:value-type="string" office:string-value="x2000086" calcext:value-type="string">
            <text:p>x200008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Natural Care Unisex Talla XG Paquete 42 unid</text:p>
          </table:table-cell>
          <table:table-cell table:style-name="ce1" office:value-type="float" office:value="752967003" calcext:value-type="float">
            <text:p>752967003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4-750-750/Pañales-Huggies-Natural-Care-Cotton-Talla-XG-Paquete-42-Unidades-1-36587136.jpg?v=6368704922268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910];['file:///home/hernan/Descargas/BD%20BabyPromo.xlsx'#$CodBabyPromo.$B$1:.$I$198];8;0)" office:value-type="string" office:string-value="x2000085" calcext:value-type="string">
            <text:p>x200008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Natural Care Unisex Talla M Paquete 58 unid</text:p>
          </table:table-cell>
          <table:table-cell table:style-name="ce1" office:value-type="float" office:value="752967002" calcext:value-type="float">
            <text:p>7529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3-750-750/Pañales-Huggies-Natural-Care-Cotton-Talla-M-Paquete-58-Unidades-1-36587135.jpg?v=636870492224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911];['file:///home/hernan/Descargas/BD%20BabyPromo.xlsx'#$CodBabyPromo.$B$1:.$I$198];8;0)" office:value-type="string" office:string-value="x2000084" calcext:value-type="string">
            <text:p>x200008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Natural Care Unisex Talla G Paquete 52 unid</text:p>
          </table:table-cell>
          <table:table-cell table:style-name="ce1" office:value-type="float" office:value="752967001" calcext:value-type="float">
            <text:p>752967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2-750-750/Pañales-Huggies-Natural-Care-Cotton-Talla-G-Paquete-52-Unidades-1-36587134.jpg?v=6368704922224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912];['file:///home/hernan/Descargas/BD%20BabyPromo.xlsx'#$CodBabyPromo.$B$1:.$I$198];8;0)" office:value-type="string" office:string-value="x2000083" calcext:value-type="string">
            <text:p>x2000083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Babysec Premium Talla XXG Paquete 84 unid</text:p>
          </table:table-cell>
          <table:table-cell table:style-name="ce1" office:value-type="float" office:value="738809" calcext:value-type="float">
            <text:p>738809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9-750-750/Pañales-para-Bebe-Babysec-Premium-Talla-XXG-Paquete-84-unid-1-18296750.jpg?v=63682740025453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913];['file:///home/hernan/Descargas/BD%20BabyPromo.xlsx'#$CodBabyPromo.$B$1:.$I$198];8;0)" office:value-type="string" office:string-value="x2000016" calcext:value-type="string">
            <text:p>x2000016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Babysec Super Premium Talla XG Paquete 92 unid</text:p>
          </table:table-cell>
          <table:table-cell table:style-name="ce1" office:value-type="float" office:value="738808" calcext:value-type="float">
            <text:p>738808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8-750-750/Pañales-para-Bebe-Babysec-Super-Premium-Talla-XG-Paquete-92-unid-1-18296749.jpg?v=63682740024920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914];['file:///home/hernan/Descargas/BD%20BabyPromo.xlsx'#$CodBabyPromo.$B$1:.$I$198];8;0)" office:value-type="string" office:string-value="x2000015" calcext:value-type="string">
            <text:p>x200001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Pampers Confort Sec Talla XXG Paquete 44 unid</text:p>
          </table:table-cell>
          <table:table-cell table:style-name="ce1" office:value-type="float" office:value="735461" calcext:value-type="float">
            <text:p>73546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75961-750-750/Pañales-para-Bebe-Pampers-Confort-Sec-Talla-XXG-Paquete-44-unid-1-17194629.jpg?v=6368585042992300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41.90</text:p>
          </table:table-cell>
          <table:table-cell table:style-name="ce1" office:value-type="string" calcext:value-type="string">
            <text:p>Metro</text:p>
          </table:table-cell>
          <table:table-cell table:formula="of:=VLOOKUP([.C915];['file:///home/hernan/Descargas/BD%20BabyPromo.xlsx'#$CodBabyPromo.$B$1:.$I$198];8;0)" office:value-type="string" office:string-value="x2000013" calcext:value-type="string">
            <text:p>x200001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Huggies Active Sec Ajuste Perfecto Talla M Paquete 24 Unidades</text:p>
          </table:table-cell>
          <table:table-cell table:style-name="ce1" office:value-type="float" office:value="727568" calcext:value-type="float">
            <text:p>72756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5427-750-750/727568-1.jpg?v=636771375287800000" xlink:type="simple">https://wongfood.vteximg.com.br/arquivos/ids/255427-750-750/727568-1.jpg?v=6367713752878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916];['file:///home/hernan/Descargas/BD%20BabyPromo.xlsx'#$CodBabyPromo.$B$1:.$I$198];8;0)" office:value-type="string" office:string-value="x2000012" calcext:value-type="string">
            <text:p>x200001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Active Sec Talla XXG Paquete 88 unid</text:p>
          </table:table-cell>
          <table:table-cell table:style-name="ce1" office:value-type="float" office:value="732128004" calcext:value-type="float">
            <text:p>732128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3-750-750/732128004-1.jpg?v=636747910463400000" xlink:type="simple">https://wongfood.vteximg.com.br/arquivos/ids/250553-750-750/732128004-1.jpg?v=63674791046340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917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Active Sec Talla M Paquete 128 unid</text:p>
          </table:table-cell>
          <table:table-cell table:style-name="ce1" office:value-type="float" office:value="732128002" calcext:value-type="float">
            <text:p>732128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1-750-750/732128002-1.jpg?v=636747909770670000" xlink:type="simple">https://wongfood.vteximg.com.br/arquivos/ids/250551-750-750/732128002-1.jpg?v=63674790977067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918];['file:///home/hernan/Descargas/BD%20BabyPromo.xlsx'#$CodBabyPromo.$B$1:.$I$198];8;0)" office:value-type="string" office:string-value="x2000080" calcext:value-type="string">
            <text:p>x200008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Natural Care Primeros 100 Días Talla RN Paquete 60 unid</text:p>
          </table:table-cell>
          <table:table-cell table:style-name="ce1" office:value-type="float" office:value="546460" calcext:value-type="float">
            <text:p>546460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7061-750-750/Pañales-Huggies-Primeros-Dias-Recien-Nacido-Unisex-Paquete-60-Unidades-1-179057.jpg?v=6367357089430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919];['file:///home/hernan/Descargas/BD%20BabyPromo.xlsx'#$CodBabyPromo.$B$1:.$I$198];8;0)" office:value-type="string" office:string-value="x2000004" calcext:value-type="string">
            <text:p>x200000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Active Sec Ajuste Perfecto Talla XG Paquete 22 unid</text:p>
          </table:table-cell>
          <table:table-cell table:style-name="ce1" office:value-type="float" office:value="727569001" calcext:value-type="float">
            <text:p>727569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7-750-750/Pañales-Huggies-Active-Sec-Ajuste-Perfecto-Talla-XG-Paquete-22-Und-1-14376553.jpg?v=6367246932123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920];['file:///home/hernan/Descargas/BD%20BabyPromo.xlsx'#$CodBabyPromo.$B$1:.$I$198];8;0)" office:value-type="string" office:string-value="x2000077" calcext:value-type="string">
            <text:p>x200007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Active Sec Ajuste Perfecto Talla G Paquete 28 unid</text:p>
          </table:table-cell>
          <table:table-cell table:style-name="ce1" office:value-type="float" office:value="727567002" calcext:value-type="float">
            <text:p>7275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6-750-750/Pañales-Huggies-Active-Sec-Ajuste-Perfecto-Talla-G-Paquete-28-Und-1-14376552.jpg?v=6367246932086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921];['file:///home/hernan/Descargas/BD%20BabyPromo.xlsx'#$CodBabyPromo.$B$1:.$I$198];8;0)" office:value-type="string" office:string-value="x2000076" calcext:value-type="string">
            <text:p>x200007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Natural Care Niñas Talla XXG Paquete 38 unid</text:p>
          </table:table-cell>
          <table:table-cell table:style-name="ce1" office:value-type="float" office:value="727565002" calcext:value-type="float">
            <text:p>727565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3-750-750/Pañales-Huggies-Hiperpack-Natural-Care-Niña-XXG-Paquete-38-Unidades-1-14376548.jpg?v=636700506300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922];['file:///home/hernan/Descargas/BD%20BabyPromo.xlsx'#$CodBabyPromo.$B$1:.$I$198];8;0)" office:value-type="string" office:string-value="x2000073" calcext:value-type="string">
            <text:p>x200007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Natural Care Niñas Talla XG Paquete 42 unid</text:p>
          </table:table-cell>
          <table:table-cell table:style-name="ce1" office:value-type="float" office:value="727565001" calcext:value-type="float">
            <text:p>727565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2-750-750/Pañales-Huggies-Hiperpack-Natural-Care-Niña-XG-Paquete-42-Unidades-1-14376547.jpg?v=6367005062976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923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Ninet Talla XL Paquete 52 unid</text:p>
          </table:table-cell>
          <table:table-cell table:style-name="ce1" office:value-type="float" office:value="702188003" calcext:value-type="float">
            <text:p>702188003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2-750-750/Pañales-Hiperpack-Ninet-Talla-XL-Paquete-52-Unidades-1-154821.jpg?v=6367538528368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924];['file:///home/hernan/Descargas/BD%20BabyPromo.xlsx'#$CodBabyPromo.$B$1:.$I$198];8;0)" office:value-type="string" office:string-value="x2000065" calcext:value-type="string">
            <text:p>x200006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Ninet Talla L Paquete 64 unid</text:p>
          </table:table-cell>
          <table:table-cell table:style-name="ce1" office:value-type="float" office:value="702188002" calcext:value-type="float">
            <text:p>702188002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1-750-750/Pañales-Hiperpack-Ninet-Talla-L-Paquete-64-Unidades-1-154820.jpg?v=6367538528309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925];['file:///home/hernan/Descargas/BD%20BabyPromo.xlsx'#$CodBabyPromo.$B$1:.$I$198];8;0)" office:value-type="string" office:string-value="x2000064" calcext:value-type="string">
            <text:p>x200006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Ninet Talla M Paquete 72 unid</text:p>
          </table:table-cell>
          <table:table-cell table:style-name="ce1" office:value-type="float" office:value="702188001" calcext:value-type="float">
            <text:p>702188001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0-750-750/Pañales-Hiperpack-Ninet-Talla-M-Paquete-72-Unidades-1-154819.jpg?v=6367538528260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926];['file:///home/hernan/Descargas/BD%20BabyPromo.xlsx'#$CodBabyPromo.$B$1:.$I$198];8;0)" office:value-type="string" office:string-value="x2000063" calcext:value-type="string">
            <text:p>x2000063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Babysec Premium Talla XG Paquete 104 unid</text:p>
          </table:table-cell>
          <table:table-cell table:style-name="ce1" office:value-type="float" office:value="717209001" calcext:value-type="float">
            <text:p>717209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224-750-750/717209001-1.jpg?v=636675375991700000" xlink:type="simple">https://wongfood.vteximg.com.br/arquivos/ids/233224-750-750/717209001-1.jpg?v=63667537599170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927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Pampers Confort Sec Talla XG Paquete 28 unid</text:p>
          </table:table-cell>
          <table:table-cell table:style-name="ce1" office:value-type="float" office:value="570587004" calcext:value-type="float">
            <text:p>570587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5-750-750/Pañales-Pampers-Mega-Confort-Sec-Talla-XG-Paquete-28-Unidades-1-219575.jpg?v=636707203030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928];['file:///home/hernan/Descargas/BD%20BabyPromo.xlsx'#$CodBabyPromo.$B$1:.$I$198];8;0)" office:value-type="string" office:string-value="x2000055" calcext:value-type="string">
            <text:p>x200005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Pampers Confort Sec Talla XXG Paquete 28 unid</text:p>
          </table:table-cell>
          <table:table-cell table:style-name="ce1" office:value-type="float" office:value="570587003" calcext:value-type="float">
            <text:p>57058700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3-750-750/Pañales-Pampers-Mega-Confort-Sec-Talla-XXG-Paquete-28-Unidades-1-219574.jpg?v=6367072030224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929];['file:///home/hernan/Descargas/BD%20BabyPromo.xlsx'#$CodBabyPromo.$B$1:.$I$198];8;0)" office:value-type="string" office:string-value="x2000054" calcext:value-type="string">
            <text:p>x200005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Pampers Confort Sec Talla G Paquete 34 unid</text:p>
          </table:table-cell>
          <table:table-cell table:style-name="ce1" office:value-type="float" office:value="570587002" calcext:value-type="float">
            <text:p>570587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1-750-750/Pañales-Pampers-Mega-Confort-Sec-Talla-G-Paquete-34-Unidades-1-219573.jpg?v=6367072030140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930];['file:///home/hernan/Descargas/BD%20BabyPromo.xlsx'#$CodBabyPromo.$B$1:.$I$198];8;0)" office:value-type="string" office:string-value="x2000053" calcext:value-type="string">
            <text:p>x200005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Ecológicos para Bebé Bio Baby Talla XG Paquete 34 unid</text:p>
          </table:table-cell>
          <table:table-cell table:style-name="ce1" office:value-type="float" office:value="716175" calcext:value-type="float">
            <text:p>716175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6-750-750/Pañales-Bio-Baby-XGrande-paquete-34-unidades-Pañales-Bio-Baby-XGrandre-paquete-34-unidades--1-219457.jpg?v=636597792561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931];['file:///home/hernan/Descargas/BD%20BabyPromo.xlsx'#$CodBabyPromo.$B$1:.$I$198];8;0)" office:value-type="string" office:string-value="x2000010" calcext:value-type="string">
            <text:p>x200001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Ecológicos para Bebé Bio Baby Talla G Paquete 38 unid</text:p>
          </table:table-cell>
          <table:table-cell table:style-name="ce1" office:value-type="float" office:value="716174" calcext:value-type="float">
            <text:p>716174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5-750-750/Pañales-Bio-Baby-Grande-paquete-38-unidades-1-219456.jpg?v=636597792558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932];['file:///home/hernan/Descargas/BD%20BabyPromo.xlsx'#$CodBabyPromo.$B$1:.$I$198];8;0)" office:value-type="string" office:string-value="x2000009" calcext:value-type="string">
            <text:p>x200000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Ecológicos para Bebé Bio Baby Talla M Paquete 38 unid</text:p>
          </table:table-cell>
          <table:table-cell table:style-name="ce1" office:value-type="float" office:value="716173" calcext:value-type="float">
            <text:p>716173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4-750-750/Pañales-Bio-Baby-Mediano-paquete-38-unidades-Pañales-Bio-Baby-mediano-paquete-38-unidades-1-219455.jpg?v=6365977925535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933];['file:///home/hernan/Descargas/BD%20BabyPromo.xlsx'#$CodBabyPromo.$B$1:.$I$198];8;0)" office:value-type="string" office:string-value="x2000008" calcext:value-type="string">
            <text:p>x200000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Active Sec Talla XXG Paquete 44 unid</text:p>
          </table:table-cell>
          <table:table-cell table:style-name="ce1" office:value-type="float" office:value="717431004" calcext:value-type="float">
            <text:p>717431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4-750-750/717431004-01-237366.jpg?v=636730525559330000" xlink:type="simple">https://wongfood.vteximg.com.br/arquivos/ids/245674-750-750/717431004-01-237366.jpg?v=63673052555933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934];['file:///home/hernan/Descargas/BD%20BabyPromo.xlsx'#$CodBabyPromo.$B$1:.$I$198];8;0)" office:value-type="string" office:string-value="x2000071" calcext:value-type="string">
            <text:p>x200007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Active Sec Talla XG Paquete 48 unid</text:p>
          </table:table-cell>
          <table:table-cell table:style-name="ce1" office:value-type="float" office:value="717431003" calcext:value-type="float">
            <text:p>717431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3-750-750/717431003-01-237365.jpg?v=636730525551970000" xlink:type="simple">https://wongfood.vteximg.com.br/arquivos/ids/245673-750-750/717431003-01-237365.jpg?v=63673052555197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935];['file:///home/hernan/Descargas/BD%20BabyPromo.xlsx'#$CodBabyPromo.$B$1:.$I$198];8;0)" office:value-type="string" office:string-value="x2000070" calcext:value-type="string">
            <text:p>x200007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Active Sec Talla M Paquete 64 unid</text:p>
          </table:table-cell>
          <table:table-cell table:style-name="ce1" office:value-type="float" office:value="717431001" calcext:value-type="float">
            <text:p>717431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1-750-750/717431001-01-237363.jpg?v=636730525542400000" xlink:type="simple">https://wongfood.vteximg.com.br/arquivos/ids/245671-750-750/717431001-01-237363.jpg?v=6367305255424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936];['file:///home/hernan/Descargas/BD%20BabyPromo.xlsx'#$CodBabyPromo.$B$1:.$I$198];8;0)" office:value-type="string" office:string-value="x2000068" calcext:value-type="string">
            <text:p>x200006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Huggies Active Sec Talla G Paquete 58 unid</text:p>
          </table:table-cell>
          <table:table-cell table:style-name="ce1" office:value-type="float" office:value="717431002" calcext:value-type="float">
            <text:p>717431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2-750-750/717431002-01-237364.jpg?v=636730525547600000" xlink:type="simple">https://wongfood.vteximg.com.br/arquivos/ids/245672-750-750/717431002-01-237364.jpg?v=636730525547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937];['file:///home/hernan/Descargas/BD%20BabyPromo.xlsx'#$CodBabyPromo.$B$1:.$I$198];8;0)" office:value-type="string" office:string-value="x2000069" calcext:value-type="string">
            <text:p>x200006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Pampers Juegos y Sueños Talla P Paquete 32 unid</text:p>
          </table:table-cell>
          <table:table-cell table:style-name="ce1" office:value-type="float" office:value="568073" calcext:value-type="float">
            <text:p>56807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4-750-750/Pañal-Pampers-Juegos-y-Sueños-Talla-P-Paquete-32-Unidades-1-218879.jpg?v=636596496622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8.90</text:p>
          </table:table-cell>
          <table:table-cell table:style-name="ce1" office:value-type="string" calcext:value-type="string">
            <text:p>Metro</text:p>
          </table:table-cell>
          <table:table-cell table:formula="of:=VLOOKUP([.C938];['file:///home/hernan/Descargas/BD%20BabyPromo.xlsx'#$CodBabyPromo.$B$1:.$I$198];8;0)" office:value-type="string" office:string-value="x2000005" calcext:value-type="string">
            <text:p>x200000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Pampers Juegos y Sueños Talla XG Paquete 42 unid</text:p>
          </table:table-cell>
          <table:table-cell table:style-name="ce1" office:value-type="float" office:value="568094002" calcext:value-type="float">
            <text:p>568094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6-750-750/Pañal-Pampers-Juego-y-Sueños-Talla-XG-Paquete-42-Unidades-1-183395.jpg?v=63659649663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939];['file:///home/hernan/Descargas/BD%20BabyPromo.xlsx'#$CodBabyPromo.$B$1:.$I$198];8;0)" office:value-type="string" office:string-value="x2000048" calcext:value-type="string">
            <text:p>x200004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Babysec Super Premium Talla XXG Paquete 42 unid</text:p>
          </table:table-cell>
          <table:table-cell table:style-name="ce1" office:value-type="float" office:value="575775005" calcext:value-type="float">
            <text:p>575775005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2-750-750/575775005-01-148928.jpg?v=636845545462200000" xlink:type="simple">https://wongfood.vteximg.com.br/arquivos/ids/272802-750-750/575775005-01-148928.jpg?v=636845545462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940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Babysec Super Premium Talla XG Paquete 46 unid</text:p>
          </table:table-cell>
          <table:table-cell table:style-name="ce1" office:value-type="float" office:value="575775004" calcext:value-type="float">
            <text:p>575775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1-750-750/575775004-01-148927.jpg?v=636845545344270000" xlink:type="simple">https://wongfood.vteximg.com.br/arquivos/ids/272801-750-750/575775004-01-148927.jpg?v=63684554534427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941];['file:///home/hernan/Descargas/BD%20BabyPromo.xlsx'#$CodBabyPromo.$B$1:.$I$198];8;0)" office:value-type="string" office:string-value="x2000061" calcext:value-type="string">
            <text:p>x200006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Babysec Super Premium Talla G Paquete 56 unid</text:p>
          </table:table-cell>
          <table:table-cell table:style-name="ce1" office:value-type="float" office:value="575775003" calcext:value-type="float">
            <text:p>575775003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0-750-750/575775003-01-148926.jpg?v=636845545327200000" xlink:type="simple">https://wongfood.vteximg.com.br/arquivos/ids/272800-750-750/575775003-01-148926.jpg?v=636845545327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942];['file:///home/hernan/Descargas/BD%20BabyPromo.xlsx'#$CodBabyPromo.$B$1:.$I$198];8;0)" office:value-type="string" office:string-value="x2000060" calcext:value-type="string">
            <text:p>x200006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Babysec Super Premium Talla M Paquete 62 unid</text:p>
          </table:table-cell>
          <table:table-cell table:style-name="ce1" office:value-type="float" office:value="575775002" calcext:value-type="float">
            <text:p>575775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799-750-750/575775002-01-148925.jpg?v=636845545269200000" xlink:type="simple">https://wongfood.vteximg.com.br/arquivos/ids/272799-750-750/575775002-01-148925.jpg?v=6368455452692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943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Babysec Super Premium Talla P Paquete 68 unid</text:p>
          </table:table-cell>
          <table:table-cell table:style-name="ce1" office:value-type="float" office:value="575775001" calcext:value-type="float">
            <text:p>575775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798-750-750/575775001-01-148924.jpg?v=636845545258730000" xlink:type="simple">https://wongfood.vteximg.com.br/arquivos/ids/272798-750-750/575775001-01-148924.jpg?v=6368455452587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944];['file:///home/hernan/Descargas/BD%20BabyPromo.xlsx'#$CodBabyPromo.$B$1:.$I$198];8;0)" office:value-type="string" office:string-value="x2000058" calcext:value-type="string">
            <text:p>x200005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Pampers Premium Care Talla G Paquete 34 unid</text:p>
          </table:table-cell>
          <table:table-cell table:style-name="ce1" office:value-type="float" office:value="570586003" calcext:value-type="float">
            <text:p>57058600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0-750-750/570586003-01-131051.jpg?v=636796296802100000" xlink:type="simple">https://wongfood.vteximg.com.br/arquivos/ids/261720-750-750/570586003-01-131051.jpg?v=63679629680210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945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Pampers Premium Care Talla M Paquete 40 unid</text:p>
          </table:table-cell>
          <table:table-cell table:style-name="ce1" office:value-type="float" office:value="570586002" calcext:value-type="float">
            <text:p>570586002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19-750-750/570586002-01-131050.jpg?v=636796296761800000" xlink:type="simple">https://wongfood.vteximg.com.br/arquivos/ids/261719-750-750/570586002-01-131050.jpg?v=63679629676180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946];['file:///home/hernan/Descargas/BD%20BabyPromo.xlsx'#$CodBabyPromo.$B$1:.$I$198];8;0)" office:value-type="string" office:string-value="x2000089" calcext:value-type="string">
            <text:p>x200008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5" calcext:value-type="float">
            <text:p>2019325</text:p>
          </table:table-cell>
          <table:table-cell table:style-name="ce1" office:value-type="string" calcext:value-type="string">
            <text:p>Pañales para Bebé Pampers Confort Sec Talla XG Paquete 48 unid</text:p>
          </table:table-cell>
          <table:table-cell table:style-name="ce1" office:value-type="float" office:value="570588002" calcext:value-type="float">
            <text:p>570588002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4-750-750/frontal-118600.jpg?v=636796296849500000" xlink:type="simple">https://wongfood.vteximg.com.br/arquivos/ids/261724-750-750/frontal-118600.jpg?v=636796296849500000</text:a>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41.90</text:p>
          </table:table-cell>
          <table:table-cell table:style-name="ce1" office:value-type="string" calcext:value-type="string">
            <text:p>Metro</text:p>
          </table:table-cell>
          <table:table-cell table:formula="of:=VLOOKUP([.C947];['file:///home/hernan/Descargas/BD%20BabyPromo.xlsx'#$CodBabyPromo.$B$1:.$I$198];8;0)" office:value-type="string" office:string-value="x2000057" calcext:value-type="string">
            <text:p>x200005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Natural Care Talla XG Paquete 42un</text:p>
          </table:table-cell>
          <table:table-cell table:style-name="ce1" office:value-type="float" office:value="20148267" calcext:value-type="float">
            <text:p>20148267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93-450-450/20148267.jpg?v=636754612854530000" xlink:type="simple">https://plazavea.vteximg.com.br/arquivos/ids/203493-450-450/20148267.jpg?v=63675461285453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948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Natural Care Niño Talla XXG Paquete 38un</text:p>
          </table:table-cell>
          <table:table-cell table:style-name="ce1" office:value-type="float" office:value="20148265" calcext:value-type="float">
            <text:p>20148265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91-450-450/20148265.jpg?v=636754603859600000" xlink:type="simple">https://plazavea.vteximg.com.br/arquivos/ids/203491-450-450/20148265.jpg?v=6367546038596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949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PAMPERS Premium Care Talla XXG Megapack <text:s/>Paquete 60un</text:p>
          </table:table-cell>
          <table:table-cell table:style-name="ce1" office:value-type="float" office:value="20138540" calcext:value-type="float">
            <text:p>20138540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09670-450-450/20138540.jpg?v=636850692632300000" xlink:type="simple">https://plazavea.vteximg.com.br/arquivos/ids/209670-450-450/20138540.jpg?v=6368506926323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59.90</text:p>
          </table:table-cell>
          <table:table-cell table:style-name="ce1" office:value-type="string" calcext:value-type="string">
            <text:p>Vea</text:p>
          </table:table-cell>
          <table:table-cell table:formula="of:=VLOOKUP([.C950];['file:///home/hernan/Descargas/BD%20BabyPromo.xlsx'#$CodBabyPromo.$B$1:.$I$198];8;0)" office:value-type="string" office:string-value="x2000027" calcext:value-type="string">
            <text:p>x200002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Natural Care Niño Talla XG Megapack Paquete 100un</text:p>
          </table:table-cell>
          <table:table-cell table:style-name="ce1" office:value-type="float" office:value="20126866" calcext:value-type="float">
            <text:p>2012686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1-450-450/20126866.jpg?v=636444689711000000" xlink:type="simple">https://plazavea.vteximg.com.br/arquivos/ids/192281-450-450/20126866.jpg?v=6364446897110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75.90</text:p>
          </table:table-cell>
          <table:table-cell table:style-name="ce1" office:value-type="string" calcext:value-type="string">
            <text:p>Vea</text:p>
          </table:table-cell>
          <table:table-cell table:formula="of:=VLOOKUP([.C951];['file:///home/hernan/Descargas/BD%20BabyPromo.xlsx'#$CodBabyPromo.$B$1:.$I$198];8;0)" office:value-type="string" office:string-value="x2000023" calcext:value-type="string">
            <text:p>x200002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Natural Care Auto Ajuste Hiper Niño Talla XXG Paquete 36un</text:p>
          </table:table-cell>
          <table:table-cell table:style-name="ce1" office:value-type="float" office:value="20110704" calcext:value-type="float">
            <text:p>201107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9-450-450/20110704.jpg?v=636701036323100000" xlink:type="simple">https://plazavea.vteximg.com.br/arquivos/ids/201829-450-450/20110704.jpg?v=6367010363231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952];['file:///home/hernan/Descargas/BD%20BabyPromo.xlsx'#$CodBabyPromo.$B$1:.$I$198];8;0)" office:value-type="string" office:string-value="x2000022" calcext:value-type="string">
            <text:p>x200002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Natural Care Auto Ajuste Niño Talla XG Paquete 40un</text:p>
          </table:table-cell>
          <table:table-cell table:style-name="ce1" office:value-type="float" office:value="20110702" calcext:value-type="float">
            <text:p>201107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6-450-450/20110702.jpg?v=636701036307600000" xlink:type="simple">https://plazavea.vteximg.com.br/arquivos/ids/201826-450-450/20110702.jpg?v=6367010363076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953];['file:///home/hernan/Descargas/BD%20BabyPromo.xlsx'#$CodBabyPromo.$B$1:.$I$198];8;0)" office:value-type="string" office:string-value="x2000021" calcext:value-type="string">
            <text:p>x200002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 para Bebé BAMBO NATURE Talla XXG</text:p>
          </table:table-cell>
          <table:table-cell table:style-name="ce1" office:value-type="float" office:value="20160925" calcext:value-type="float">
            <text:p>20160925</text:p>
          </table:table-cell>
          <table:table-cell table:style-name="ce1" office:value-type="string" calcext:value-type="string">
            <text:p>BAMBO NATURE</text:p>
          </table:table-cell>
          <table:table-cell table:style-name="ce2" office:value-type="string" calcext:value-type="string">
            <text:p><text:a xlink:href="https://plazavea.vteximg.com.br/arquivos/ids/209082-450-450/20160925.jpg?v=636843664867130000" xlink:type="simple">https://plazavea.vteximg.com.br/arquivos/ids/209082-450-450/20160925.jpg?v=6368436648671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954];['file:///home/hernan/Descargas/BD%20BabyPromo.xlsx'#$CodBabyPromo.$B$1:.$I$198];8;0)" office:value-type="string" office:string-value="x2000039" calcext:value-type="string">
            <text:p>x200003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Active Sec Talla XXG Paquete 88un</text:p>
          </table:table-cell>
          <table:table-cell table:style-name="ce1" office:value-type="float" office:value="20159742" calcext:value-type="float">
            <text:p>2015974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56-450-450/20159742.jpg?v=636753802974630000" xlink:type="simple">https://plazavea.vteximg.com.br/arquivos/ids/203456-450-450/20159742.jpg?v=636753802974630000</text:a></text:p>
          </table:table-cell>
          <table:table-cell table:style-name="ce1" office:value-type="string" calcext:value-type="string">
            <text:p>S/ 84.90</text:p>
          </table:table-cell>
          <table:table-cell table:style-name="ce1" office:value-type="string" calcext:value-type="string">
            <text:p>S/ 79.90</text:p>
          </table:table-cell>
          <table:table-cell table:style-name="ce1" office:value-type="string" calcext:value-type="string">
            <text:p>Vea</text:p>
          </table:table-cell>
          <table:table-cell table:formula="of:=VLOOKUP([.C955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BABYSEC Premium Superpack Talla G Paquete 64un</text:p>
          </table:table-cell>
          <table:table-cell table:style-name="ce1" office:value-type="float" office:value="20145311" calcext:value-type="float">
            <text:p>2014531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09595-450-450/20145311.jpg?v=636850050966230000" xlink:type="simple">https://plazavea.vteximg.com.br/arquivos/ids/209595-450-450/20145311.jpg?v=6368500509662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40.50</text:p>
          </table:table-cell>
          <table:table-cell table:style-name="ce1" office:value-type="string" calcext:value-type="string">
            <text:p>Vea</text:p>
          </table:table-cell>
          <table:table-cell table:formula="of:=VLOOKUP([.C956];['file:///home/hernan/Descargas/BD%20BabyPromo.xlsx'#$CodBabyPromo.$B$1:.$I$198];8;0)" office:value-type="string" office:string-value="x2000033" calcext:value-type="string">
            <text:p>x2000033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BABYSEC Premium Superpack Talla M Paquete 72un</text:p>
          </table:table-cell>
          <table:table-cell table:style-name="ce1" office:value-type="float" office:value="20145310" calcext:value-type="float">
            <text:p>2014531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09593-450-450/20145310.jpg?v=636850050953270000" xlink:type="simple">https://plazavea.vteximg.com.br/arquivos/ids/209593-450-450/20145310.jpg?v=63685005095327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957];['file:///home/hernan/Descargas/BD%20BabyPromo.xlsx'#$CodBabyPromo.$B$1:.$I$198];8;0)" office:value-type="string" office:string-value="x2000032" calcext:value-type="string">
            <text:p>x2000032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 para Bebé BABYSEC Super Premium Cuidado Total Talla M Paquete 62un</text:p>
          </table:table-cell>
          <table:table-cell table:style-name="ce1" office:value-type="float" office:value="20144827" calcext:value-type="float">
            <text:p>20144827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09587-450-450/20144827.jpg?v=636850050913400000" xlink:type="simple">https://plazavea.vteximg.com.br/arquivos/ids/209587-450-450/20144827.jpg?v=6368500509134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50</text:p>
          </table:table-cell>
          <table:table-cell table:style-name="ce1" office:value-type="string" calcext:value-type="string">
            <text:p>Vea</text:p>
          </table:table-cell>
          <table:table-cell table:formula="of:=VLOOKUP([.C958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BABY SEC Super Premium Cuidado Total Talla XXG Paquete 42un</text:p>
          </table:table-cell>
          <table:table-cell table:style-name="ce1" office:value-type="float" office:value="20144830" calcext:value-type="float">
            <text:p>2014483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09588-450-450/20144830.jpg?v=636850050919800000" xlink:type="simple">https://plazavea.vteximg.com.br/arquivos/ids/209588-450-450/20144830.jpg?v=6368500509198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41.50</text:p>
          </table:table-cell>
          <table:table-cell table:style-name="ce1" office:value-type="string" calcext:value-type="string">
            <text:p>Vea</text:p>
          </table:table-cell>
          <table:table-cell table:formula="of:=VLOOKUP([.C959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BABYSEC Premium Talla XXG Superpack Paquete 96un</text:p>
          </table:table-cell>
          <table:table-cell table:style-name="ce1" office:value-type="float" office:value="20141311" calcext:value-type="float">
            <text:p>2014131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09586-450-450/20141311.jpg?v=636850050906500000" xlink:type="simple">https://plazavea.vteximg.com.br/arquivos/ids/209586-450-450/20141311.jpg?v=636850050906500000</text:a></text:p>
          </table:table-cell>
          <table:table-cell table:style-name="ce1" office:value-type="string" calcext:value-type="string">
            <text:p>S/ 75.50</text:p>
          </table:table-cell>
          <table:table-cell table:style-name="ce1" office:value-type="string" calcext:value-type="string">
            <text:p>S/ 69.90</text:p>
          </table:table-cell>
          <table:table-cell table:style-name="ce1" office:value-type="string" calcext:value-type="string">
            <text:p>Vea</text:p>
          </table:table-cell>
          <table:table-cell table:formula="of:=VLOOKUP([.C960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BABYSEC Premium Talla XG Superpack Paquete 104un</text:p>
          </table:table-cell>
          <table:table-cell table:style-name="ce1" office:value-type="float" office:value="20141310" calcext:value-type="float">
            <text:p>2014131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09585-450-450/20141310.jpg?v=636850050900230000" xlink:type="simple">https://plazavea.vteximg.com.br/arquivos/ids/209585-450-450/20141310.jpg?v=636850050900230000</text:a></text:p>
          </table:table-cell>
          <table:table-cell table:style-name="ce1" office:value-type="string" calcext:value-type="string">
            <text:p>S/ 75.50</text:p>
          </table:table-cell>
          <table:table-cell table:style-name="ce1" office:value-type="string" calcext:value-type="string">
            <text:p>S/ 69.90</text:p>
          </table:table-cell>
          <table:table-cell table:style-name="ce1" office:value-type="string" calcext:value-type="string">
            <text:p>Vea</text:p>
          </table:table-cell>
          <table:table-cell table:formula="of:=VLOOKUP([.C961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Natural Care Niño Talla G Megapack Paquete 112un</text:p>
          </table:table-cell>
          <table:table-cell table:style-name="ce1" office:value-type="float" office:value="20130647" calcext:value-type="float">
            <text:p>20130647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7-450-450/20130647.jpg?v=636444689795400000" xlink:type="simple">https://plazavea.vteximg.com.br/arquivos/ids/192287-450-450/20130647.jpg?v=6364446897954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75.90</text:p>
          </table:table-cell>
          <table:table-cell table:style-name="ce1" office:value-type="string" calcext:value-type="string">
            <text:p>Vea</text:p>
          </table:table-cell>
          <table:table-cell table:formula="of:=VLOOKUP([.C962];['file:///home/hernan/Descargas/BD%20BabyPromo.xlsx'#$CodBabyPromo.$B$1:.$I$198];8;0)" office:value-type="string" office:string-value="x2000025" calcext:value-type="string">
            <text:p>x200002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Natural Care Niña Talla G Megapack Paquete 112un</text:p>
          </table:table-cell>
          <table:table-cell table:style-name="ce1" office:value-type="float" office:value="20130556" calcext:value-type="float">
            <text:p>2013055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6-450-450/20130556.jpg?v=636444689780400000" xlink:type="simple">https://plazavea.vteximg.com.br/arquivos/ids/192286-450-450/20130556.jpg?v=6364446897804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75.90</text:p>
          </table:table-cell>
          <table:table-cell table:style-name="ce1" office:value-type="string" calcext:value-type="string">
            <text:p>Vea</text:p>
          </table:table-cell>
          <table:table-cell table:formula="of:=VLOOKUP([.C963];['file:///home/hernan/Descargas/BD%20BabyPromo.xlsx'#$CodBabyPromo.$B$1:.$I$198];8;0)" office:value-type="string" office:string-value="x2000087" calcext:value-type="string">
            <text:p>x200008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PAMPERS Premium Care Talla XXG Paquete 28un</text:p>
          </table:table-cell>
          <table:table-cell table:style-name="ce1" office:value-type="float" office:value="20129416" calcext:value-type="float">
            <text:p>20129416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10689-450-450/20129416.jpg?v=636867025045200000" xlink:type="simple">https://plazavea.vteximg.com.br/arquivos/ids/210689-450-450/20129416.jpg?v=6368670250452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964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Natural Care Autoajustable Niña Talla XXG Paquete 36un</text:p>
          </table:table-cell>
          <table:table-cell table:style-name="ce1" office:value-type="float" office:value="20110698" calcext:value-type="float">
            <text:p>2011069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8-450-450/20110698.jpg?v=636701036316370000" xlink:type="simple">https://plazavea.vteximg.com.br/arquivos/ids/201828-450-450/20110698.jpg?v=63670103631637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965];['file:///home/hernan/Descargas/BD%20BabyPromo.xlsx'#$CodBabyPromo.$B$1:.$I$198];8;0)" office:value-type="string" office:string-value="x2000044" calcext:value-type="string">
            <text:p>x200004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Natural Care Autoajustable Niña Talla XG Paquete 40un</text:p>
          </table:table-cell>
          <table:table-cell table:style-name="ce1" office:value-type="float" office:value="20110696" calcext:value-type="float">
            <text:p>2011069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7-450-450/20110696.jpg?v=636701036312000000" xlink:type="simple">https://plazavea.vteximg.com.br/arquivos/ids/201827-450-450/20110696.jpg?v=6367010363120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966];['file:///home/hernan/Descargas/BD%20BabyPromo.xlsx'#$CodBabyPromo.$B$1:.$I$198];8;0)" office:value-type="string" office:string-value="x2000020" calcext:value-type="string">
            <text:p>x200002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Little Swimmers Talla G Paquete 10un</text:p>
          </table:table-cell>
          <table:table-cell table:style-name="ce1" office:value-type="float" office:value="20071392" calcext:value-type="float">
            <text:p>2007139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190-450-450/20071392.jpg?v=636444688418800000" xlink:type="simple">https://plazavea.vteximg.com.br/arquivos/ids/192190-450-450/20071392.jpg?v=6364446884188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18.20</text:p>
          </table:table-cell>
          <table:table-cell table:style-name="ce1" office:value-type="string" calcext:value-type="string">
            <text:p>Vea</text:p>
          </table:table-cell>
          <table:table-cell table:formula="of:=VLOOKUP([.C967];['file:///home/hernan/Descargas/BD%20BabyPromo.xlsx'#$CodBabyPromo.$B$1:.$I$198];8;0)" office:value-type="string" office:string-value="x2000019" calcext:value-type="string">
            <text:p>x200001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 para Bebé BAMBO NATURE Talla P</text:p>
          </table:table-cell>
          <table:table-cell table:style-name="ce1" office:value-type="float" office:value="20160926" calcext:value-type="float">
            <text:p>20160926</text:p>
          </table:table-cell>
          <table:table-cell table:style-name="ce1" office:value-type="string" calcext:value-type="string">
            <text:p>BAMBO NATURE</text:p>
          </table:table-cell>
          <table:table-cell table:style-name="ce2" office:value-type="string" calcext:value-type="string">
            <text:p><text:a xlink:href="https://plazavea.vteximg.com.br/arquivos/ids/210261-450-450/20160926.jpg?v=636857797693430000" xlink:type="simple">https://plazavea.vteximg.com.br/arquivos/ids/210261-450-450/20160926.jpg?v=6368577976934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2.90</text:p>
          </table:table-cell>
          <table:table-cell table:style-name="ce1" office:value-type="string" calcext:value-type="string">
            <text:p>Vea</text:p>
          </table:table-cell>
          <table:table-cell table:formula="of:=VLOOKUP([.C968];['file:///home/hernan/Descargas/BD%20BabyPromo.xlsx'#$CodBabyPromo.$B$1:.$I$198];8;0)" office:value-type="string" office:string-value="x2000040" calcext:value-type="string">
            <text:p>x200004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Active Sec Talla G Paquete 116un</text:p>
          </table:table-cell>
          <table:table-cell table:style-name="ce1" office:value-type="float" office:value="20159740" calcext:value-type="float">
            <text:p>20159740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51-450-450/20159740.jpg?v=636753802942170000" xlink:type="simple">https://plazavea.vteximg.com.br/arquivos/ids/203451-450-450/20159740.jpg?v=636753802942170000</text:a></text:p>
          </table:table-cell>
          <table:table-cell table:style-name="ce1" office:value-type="string" calcext:value-type="string">
            <text:p>S/ 84.90</text:p>
          </table:table-cell>
          <table:table-cell table:style-name="ce1" office:value-type="string" calcext:value-type="string">
            <text:p>S/ 79.90</text:p>
          </table:table-cell>
          <table:table-cell table:style-name="ce1" office:value-type="string" calcext:value-type="string">
            <text:p>Vea</text:p>
          </table:table-cell>
          <table:table-cell table:formula="of:=VLOOKUP([.C969];['file:///home/hernan/Descargas/BD%20BabyPromo.xlsx'#$CodBabyPromo.$B$1:.$I$198];8;0)" office:value-type="string" office:string-value="x2000037" calcext:value-type="string">
            <text:p>x200003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Natural Care Niño Talla XG Paquete 42un</text:p>
          </table:table-cell>
          <table:table-cell table:style-name="ce1" office:value-type="float" office:value="20148264" calcext:value-type="float">
            <text:p>2014826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90-450-450/20148264.jpg?v=636754603853670000" xlink:type="simple">https://plazavea.vteximg.com.br/arquivos/ids/203490-450-450/20148264.jpg?v=63675460385367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970];['file:///home/hernan/Descargas/BD%20BabyPromo.xlsx'#$CodBabyPromo.$B$1:.$I$198];8;0)" office:value-type="string" office:string-value="x2000034" calcext:value-type="string">
            <text:p>x200003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971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Babysec Premium Talla XXG Paquete 96 unid</text:p>
          </table:table-cell>
          <table:table-cell table:style-name="ce1" office:value-type="float" office:value="717209002" calcext:value-type="float">
            <text:p>717209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322-750-750/717209002-1.jpg?v=636675950645270000" xlink:type="simple">https://wongfood.vteximg.com.br/arquivos/ids/233322-750-750/717209002-1.jpg?v=63667595064527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972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973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Active Sec Talla G Paquete 116 unid</text:p>
          </table:table-cell>
          <table:table-cell table:style-name="ce1" office:value-type="float" office:value="732128001" calcext:value-type="float">
            <text:p>732128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0-750-750/732128001-1.jpg?v=636747909511030000" xlink:type="simple">https://wongfood.vteximg.com.br/arquivos/ids/250550-750-750/732128001-1.jpg?v=63674790951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974];['file:///home/hernan/Descargas/BD%20BabyPromo.xlsx'#$CodBabyPromo.$B$1:.$I$198];8;0)" office:value-type="string" office:string-value="x2000037" calcext:value-type="string">
            <text:p>x200003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Natural Care Niños Talla XXG Paquete 38 unid</text:p>
          </table:table-cell>
          <table:table-cell table:style-name="ce1" office:value-type="float" office:value="727566002" calcext:value-type="float">
            <text:p>727566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5-750-750/Pañales-Huggies-Hiperpack-Natural-Care-Niño-XXG-Paquete-38-Unidades-1-14376550.jpg?v=6367005063091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975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Natural Care Niños Talla XG Paquete 42 unid</text:p>
          </table:table-cell>
          <table:table-cell table:style-name="ce1" office:value-type="float" office:value="727566001" calcext:value-type="float">
            <text:p>727566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4-750-750/Pañales-Huggies-Hiperpack-Natural-Care-Niño-XG-Paquete-42-Unidades-1-14376549.jpg?v=6367005063049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976];['file:///home/hernan/Descargas/BD%20BabyPromo.xlsx'#$CodBabyPromo.$B$1:.$I$198];8;0)" office:value-type="string" office:string-value="x2000034" calcext:value-type="string">
            <text:p>x200003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Pampers Juegos y Sueños Talla XXG Paquete 40 unid</text:p>
          </table:table-cell>
          <table:table-cell table:style-name="ce1" office:value-type="float" office:value="568094004" calcext:value-type="float">
            <text:p>568094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7-750-750/Pañal-Pampers-Juego-y-Sueños-Talla-XXG-Paquete-40-Unidades-1-183397.jpg?v=6365964966407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977];['file:///home/hernan/Descargas/BD%20BabyPromo.xlsx'#$CodBabyPromo.$B$1:.$I$198];8;0)" office:value-type="string" office:string-value="x2000049" calcext:value-type="string">
            <text:p>x200004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Pampers Juegos y Sueños Talla G Paquete 48 unid</text:p>
          </table:table-cell>
          <table:table-cell table:style-name="ce1" office:value-type="float" office:value="568094001" calcext:value-type="float">
            <text:p>56809400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5-750-750/Pañal-Pampers-Juego-y-Sueños-Talla-G-Paquete-48-Unidades-1-183394.jpg?v=636596496627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978];['file:///home/hernan/Descargas/BD%20BabyPromo.xlsx'#$CodBabyPromo.$B$1:.$I$198];8;0)" office:value-type="string" office:string-value="x2000047" calcext:value-type="string">
            <text:p>x200004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Pampers Premium Care Talla XG Paquete 28 unid</text:p>
          </table:table-cell>
          <table:table-cell table:style-name="ce1" office:value-type="float" office:value="570586004" calcext:value-type="float">
            <text:p>57058600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1-750-750/570586004-01-131052.jpg?v=636796296820230000" xlink:type="simple">https://wongfood.vteximg.com.br/arquivos/ids/261721-750-750/570586004-01-131052.jpg?v=63679629682023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979];['file:///home/hernan/Descargas/BD%20BabyPromo.xlsx'#$CodBabyPromo.$B$1:.$I$198];8;0)" office:value-type="string" office:string-value="x2000051" calcext:value-type="string">
            <text:p>x200005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Natural Care Primeros 100 Días Talla P Paquete 50 unid</text:p>
          </table:table-cell>
          <table:table-cell table:style-name="ce1" office:value-type="float" office:value="534673" calcext:value-type="float">
            <text:p>53467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31598-750-750/534673-01-11428.jpg?v=636670152518000000" xlink:type="simple">https://wongfood.vteximg.com.br/arquivos/ids/231598-750-750/534673-01-11428.jpg?v=636670152518000000</text:a></text:p>
          </table:table-cell>
          <table:table-cell table:style-name="ce1" office:value-type="string" calcext:value-type="string">
            <text:p>S/. 43.85</text:p>
          </table:table-cell>
          <table:table-cell table:style-name="ce1" office:value-type="string" calcext:value-type="string">
            <text:p>S/. 28.10</text:p>
          </table:table-cell>
          <table:table-cell table:style-name="ce1" office:value-type="string" calcext:value-type="string">
            <text:p>Metro</text:p>
          </table:table-cell>
          <table:table-cell table:formula="of:=VLOOKUP([.C980];['file:///home/hernan/Descargas/BD%20BabyPromo.xlsx'#$CodBabyPromo.$B$1:.$I$198];8;0)" office:value-type="string" office:string-value="x2000018" calcext:value-type="string">
            <text:p>x200001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Natural Care Niñas Talla M Paquete 60 unid</text:p>
          </table:table-cell>
          <table:table-cell table:style-name="ce1" office:value-type="float" office:value="535137001" calcext:value-type="float">
            <text:p>535137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53-750-750/535137001-01-6433.jpg?v=636730524350200000" xlink:type="simple">https://wongfood.vteximg.com.br/arquivos/ids/245653-750-750/535137001-01-6433.jpg?v=6367305243502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981];['file:///home/hernan/Descargas/BD%20BabyPromo.xlsx'#$CodBabyPromo.$B$1:.$I$198];8;0)" office:value-type="string" office:string-value="x2000088" calcext:value-type="string">
            <text:p>x200008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Natural Care Unisex Talla XXG Paquete 38 unid</text:p>
          </table:table-cell>
          <table:table-cell table:style-name="ce1" office:value-type="float" office:value="752967004" calcext:value-type="float">
            <text:p>7529670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5-750-750/Pañales-Huggies-Natural-Care-Cotto-Talla-XXG-Paquete-38-Unidades-1-36587137.jpg?v=6368704922296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982];['file:///home/hernan/Descargas/BD%20BabyPromo.xlsx'#$CodBabyPromo.$B$1:.$I$198];8;0)" office:value-type="string" office:string-value="x2000086" calcext:value-type="string">
            <text:p>x200008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Natural Care Unisex Talla XG Paquete 42 unid</text:p>
          </table:table-cell>
          <table:table-cell table:style-name="ce1" office:value-type="float" office:value="752967003" calcext:value-type="float">
            <text:p>752967003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4-750-750/Pañales-Huggies-Natural-Care-Cotton-Talla-XG-Paquete-42-Unidades-1-36587136.jpg?v=6368704922268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983];['file:///home/hernan/Descargas/BD%20BabyPromo.xlsx'#$CodBabyPromo.$B$1:.$I$198];8;0)" office:value-type="string" office:string-value="x2000085" calcext:value-type="string">
            <text:p>x200008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Natural Care Unisex Talla M Paquete 58 unid</text:p>
          </table:table-cell>
          <table:table-cell table:style-name="ce1" office:value-type="float" office:value="752967002" calcext:value-type="float">
            <text:p>7529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3-750-750/Pañales-Huggies-Natural-Care-Cotton-Talla-M-Paquete-58-Unidades-1-36587135.jpg?v=636870492224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984];['file:///home/hernan/Descargas/BD%20BabyPromo.xlsx'#$CodBabyPromo.$B$1:.$I$198];8;0)" office:value-type="string" office:string-value="x2000084" calcext:value-type="string">
            <text:p>x200008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Natural Care Unisex Talla G Paquete 52 unid</text:p>
          </table:table-cell>
          <table:table-cell table:style-name="ce1" office:value-type="float" office:value="752967001" calcext:value-type="float">
            <text:p>752967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2-750-750/Pañales-Huggies-Natural-Care-Cotton-Talla-G-Paquete-52-Unidades-1-36587134.jpg?v=6368704922224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985];['file:///home/hernan/Descargas/BD%20BabyPromo.xlsx'#$CodBabyPromo.$B$1:.$I$198];8;0)" office:value-type="string" office:string-value="x2000083" calcext:value-type="string">
            <text:p>x2000083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Babysec Premium Talla XXG Paquete 84 unid</text:p>
          </table:table-cell>
          <table:table-cell table:style-name="ce1" office:value-type="float" office:value="738809" calcext:value-type="float">
            <text:p>738809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9-750-750/Pañales-para-Bebe-Babysec-Premium-Talla-XXG-Paquete-84-unid-1-18296750.jpg?v=63682740025453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986];['file:///home/hernan/Descargas/BD%20BabyPromo.xlsx'#$CodBabyPromo.$B$1:.$I$198];8;0)" office:value-type="string" office:string-value="x2000016" calcext:value-type="string">
            <text:p>x2000016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Babysec Super Premium Talla XG Paquete 92 unid</text:p>
          </table:table-cell>
          <table:table-cell table:style-name="ce1" office:value-type="float" office:value="738808" calcext:value-type="float">
            <text:p>738808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8-750-750/Pañales-para-Bebe-Babysec-Super-Premium-Talla-XG-Paquete-92-unid-1-18296749.jpg?v=63682740024920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987];['file:///home/hernan/Descargas/BD%20BabyPromo.xlsx'#$CodBabyPromo.$B$1:.$I$198];8;0)" office:value-type="string" office:string-value="x2000015" calcext:value-type="string">
            <text:p>x200001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Pampers Confort Sec Talla XXG Paquete 44 unid</text:p>
          </table:table-cell>
          <table:table-cell table:style-name="ce1" office:value-type="float" office:value="735461" calcext:value-type="float">
            <text:p>73546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75961-750-750/Pañales-para-Bebe-Pampers-Confort-Sec-Talla-XXG-Paquete-44-unid-1-17194629.jpg?v=6368585042992300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41.90</text:p>
          </table:table-cell>
          <table:table-cell table:style-name="ce1" office:value-type="string" calcext:value-type="string">
            <text:p>Metro</text:p>
          </table:table-cell>
          <table:table-cell table:formula="of:=VLOOKUP([.C988];['file:///home/hernan/Descargas/BD%20BabyPromo.xlsx'#$CodBabyPromo.$B$1:.$I$198];8;0)" office:value-type="string" office:string-value="x2000013" calcext:value-type="string">
            <text:p>x200001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Huggies Active Sec Ajuste Perfecto Talla M Paquete 24 Unidades</text:p>
          </table:table-cell>
          <table:table-cell table:style-name="ce1" office:value-type="float" office:value="727568" calcext:value-type="float">
            <text:p>72756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5427-750-750/727568-1.jpg?v=636771375287800000" xlink:type="simple">https://wongfood.vteximg.com.br/arquivos/ids/255427-750-750/727568-1.jpg?v=6367713752878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989];['file:///home/hernan/Descargas/BD%20BabyPromo.xlsx'#$CodBabyPromo.$B$1:.$I$198];8;0)" office:value-type="string" office:string-value="x2000012" calcext:value-type="string">
            <text:p>x200001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Active Sec Talla XXG Paquete 88 unid</text:p>
          </table:table-cell>
          <table:table-cell table:style-name="ce1" office:value-type="float" office:value="732128004" calcext:value-type="float">
            <text:p>732128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3-750-750/732128004-1.jpg?v=636747910463400000" xlink:type="simple">https://wongfood.vteximg.com.br/arquivos/ids/250553-750-750/732128004-1.jpg?v=63674791046340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990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Active Sec Talla M Paquete 128 unid</text:p>
          </table:table-cell>
          <table:table-cell table:style-name="ce1" office:value-type="float" office:value="732128002" calcext:value-type="float">
            <text:p>732128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1-750-750/732128002-1.jpg?v=636747909770670000" xlink:type="simple">https://wongfood.vteximg.com.br/arquivos/ids/250551-750-750/732128002-1.jpg?v=63674790977067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991];['file:///home/hernan/Descargas/BD%20BabyPromo.xlsx'#$CodBabyPromo.$B$1:.$I$198];8;0)" office:value-type="string" office:string-value="x2000080" calcext:value-type="string">
            <text:p>x200008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Natural Care Primeros 100 Días Talla RN Paquete 60 unid</text:p>
          </table:table-cell>
          <table:table-cell table:style-name="ce1" office:value-type="float" office:value="546460" calcext:value-type="float">
            <text:p>546460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7061-750-750/Pañales-Huggies-Primeros-Dias-Recien-Nacido-Unisex-Paquete-60-Unidades-1-179057.jpg?v=6367357089430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992];['file:///home/hernan/Descargas/BD%20BabyPromo.xlsx'#$CodBabyPromo.$B$1:.$I$198];8;0)" office:value-type="string" office:string-value="x2000004" calcext:value-type="string">
            <text:p>x200000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Active Sec Ajuste Perfecto Talla XG Paquete 22 unid</text:p>
          </table:table-cell>
          <table:table-cell table:style-name="ce1" office:value-type="float" office:value="727569001" calcext:value-type="float">
            <text:p>727569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7-750-750/Pañales-Huggies-Active-Sec-Ajuste-Perfecto-Talla-XG-Paquete-22-Und-1-14376553.jpg?v=6367246932123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993];['file:///home/hernan/Descargas/BD%20BabyPromo.xlsx'#$CodBabyPromo.$B$1:.$I$198];8;0)" office:value-type="string" office:string-value="x2000077" calcext:value-type="string">
            <text:p>x200007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Active Sec Ajuste Perfecto Talla G Paquete 28 unid</text:p>
          </table:table-cell>
          <table:table-cell table:style-name="ce1" office:value-type="float" office:value="727567002" calcext:value-type="float">
            <text:p>7275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6-750-750/Pañales-Huggies-Active-Sec-Ajuste-Perfecto-Talla-G-Paquete-28-Und-1-14376552.jpg?v=6367246932086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994];['file:///home/hernan/Descargas/BD%20BabyPromo.xlsx'#$CodBabyPromo.$B$1:.$I$198];8;0)" office:value-type="string" office:string-value="x2000076" calcext:value-type="string">
            <text:p>x200007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Natural Care Niñas Talla XXG Paquete 38 unid</text:p>
          </table:table-cell>
          <table:table-cell table:style-name="ce1" office:value-type="float" office:value="727565002" calcext:value-type="float">
            <text:p>727565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3-750-750/Pañales-Huggies-Hiperpack-Natural-Care-Niña-XXG-Paquete-38-Unidades-1-14376548.jpg?v=636700506300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995];['file:///home/hernan/Descargas/BD%20BabyPromo.xlsx'#$CodBabyPromo.$B$1:.$I$198];8;0)" office:value-type="string" office:string-value="x2000073" calcext:value-type="string">
            <text:p>x200007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Natural Care Niñas Talla XG Paquete 42 unid</text:p>
          </table:table-cell>
          <table:table-cell table:style-name="ce1" office:value-type="float" office:value="727565001" calcext:value-type="float">
            <text:p>727565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2-750-750/Pañales-Huggies-Hiperpack-Natural-Care-Niña-XG-Paquete-42-Unidades-1-14376547.jpg?v=6367005062976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996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Ninet Talla XL Paquete 52 unid</text:p>
          </table:table-cell>
          <table:table-cell table:style-name="ce1" office:value-type="float" office:value="702188003" calcext:value-type="float">
            <text:p>702188003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2-750-750/Pañales-Hiperpack-Ninet-Talla-XL-Paquete-52-Unidades-1-154821.jpg?v=6367538528368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997];['file:///home/hernan/Descargas/BD%20BabyPromo.xlsx'#$CodBabyPromo.$B$1:.$I$198];8;0)" office:value-type="string" office:string-value="x2000065" calcext:value-type="string">
            <text:p>x200006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Ninet Talla L Paquete 64 unid</text:p>
          </table:table-cell>
          <table:table-cell table:style-name="ce1" office:value-type="float" office:value="702188002" calcext:value-type="float">
            <text:p>702188002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1-750-750/Pañales-Hiperpack-Ninet-Talla-L-Paquete-64-Unidades-1-154820.jpg?v=6367538528309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998];['file:///home/hernan/Descargas/BD%20BabyPromo.xlsx'#$CodBabyPromo.$B$1:.$I$198];8;0)" office:value-type="string" office:string-value="x2000064" calcext:value-type="string">
            <text:p>x200006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Ninet Talla M Paquete 72 unid</text:p>
          </table:table-cell>
          <table:table-cell table:style-name="ce1" office:value-type="float" office:value="702188001" calcext:value-type="float">
            <text:p>702188001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0-750-750/Pañales-Hiperpack-Ninet-Talla-M-Paquete-72-Unidades-1-154819.jpg?v=6367538528260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999];['file:///home/hernan/Descargas/BD%20BabyPromo.xlsx'#$CodBabyPromo.$B$1:.$I$198];8;0)" office:value-type="string" office:string-value="x2000063" calcext:value-type="string">
            <text:p>x2000063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Babysec Premium Talla XG Paquete 104 unid</text:p>
          </table:table-cell>
          <table:table-cell table:style-name="ce1" office:value-type="float" office:value="717209001" calcext:value-type="float">
            <text:p>717209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224-750-750/717209001-1.jpg?v=636675375991700000" xlink:type="simple">https://wongfood.vteximg.com.br/arquivos/ids/233224-750-750/717209001-1.jpg?v=63667537599170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1000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Pampers Confort Sec Talla XG Paquete 28 unid</text:p>
          </table:table-cell>
          <table:table-cell table:style-name="ce1" office:value-type="float" office:value="570587004" calcext:value-type="float">
            <text:p>570587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5-750-750/Pañales-Pampers-Mega-Confort-Sec-Talla-XG-Paquete-28-Unidades-1-219575.jpg?v=636707203030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1001];['file:///home/hernan/Descargas/BD%20BabyPromo.xlsx'#$CodBabyPromo.$B$1:.$I$198];8;0)" office:value-type="string" office:string-value="x2000055" calcext:value-type="string">
            <text:p>x200005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Pampers Confort Sec Talla XXG Paquete 28 unid</text:p>
          </table:table-cell>
          <table:table-cell table:style-name="ce1" office:value-type="float" office:value="570587003" calcext:value-type="float">
            <text:p>57058700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3-750-750/Pañales-Pampers-Mega-Confort-Sec-Talla-XXG-Paquete-28-Unidades-1-219574.jpg?v=6367072030224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1002];['file:///home/hernan/Descargas/BD%20BabyPromo.xlsx'#$CodBabyPromo.$B$1:.$I$198];8;0)" office:value-type="string" office:string-value="x2000054" calcext:value-type="string">
            <text:p>x200005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Pampers Confort Sec Talla G Paquete 34 unid</text:p>
          </table:table-cell>
          <table:table-cell table:style-name="ce1" office:value-type="float" office:value="570587002" calcext:value-type="float">
            <text:p>570587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1-750-750/Pañales-Pampers-Mega-Confort-Sec-Talla-G-Paquete-34-Unidades-1-219573.jpg?v=6367072030140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1003];['file:///home/hernan/Descargas/BD%20BabyPromo.xlsx'#$CodBabyPromo.$B$1:.$I$198];8;0)" office:value-type="string" office:string-value="x2000053" calcext:value-type="string">
            <text:p>x200005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Ecológicos para Bebé Bio Baby Talla XG Paquete 34 unid</text:p>
          </table:table-cell>
          <table:table-cell table:style-name="ce1" office:value-type="float" office:value="716175" calcext:value-type="float">
            <text:p>716175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6-750-750/Pañales-Bio-Baby-XGrande-paquete-34-unidades-Pañales-Bio-Baby-XGrandre-paquete-34-unidades--1-219457.jpg?v=636597792561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004];['file:///home/hernan/Descargas/BD%20BabyPromo.xlsx'#$CodBabyPromo.$B$1:.$I$198];8;0)" office:value-type="string" office:string-value="x2000010" calcext:value-type="string">
            <text:p>x200001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Ecológicos para Bebé Bio Baby Talla G Paquete 38 unid</text:p>
          </table:table-cell>
          <table:table-cell table:style-name="ce1" office:value-type="float" office:value="716174" calcext:value-type="float">
            <text:p>716174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5-750-750/Pañales-Bio-Baby-Grande-paquete-38-unidades-1-219456.jpg?v=636597792558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005];['file:///home/hernan/Descargas/BD%20BabyPromo.xlsx'#$CodBabyPromo.$B$1:.$I$198];8;0)" office:value-type="string" office:string-value="x2000009" calcext:value-type="string">
            <text:p>x200000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Ecológicos para Bebé Bio Baby Talla M Paquete 38 unid</text:p>
          </table:table-cell>
          <table:table-cell table:style-name="ce1" office:value-type="float" office:value="716173" calcext:value-type="float">
            <text:p>716173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4-750-750/Pañales-Bio-Baby-Mediano-paquete-38-unidades-Pañales-Bio-Baby-mediano-paquete-38-unidades-1-219455.jpg?v=6365977925535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006];['file:///home/hernan/Descargas/BD%20BabyPromo.xlsx'#$CodBabyPromo.$B$1:.$I$198];8;0)" office:value-type="string" office:string-value="x2000008" calcext:value-type="string">
            <text:p>x200000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Active Sec Talla XXG Paquete 44 unid</text:p>
          </table:table-cell>
          <table:table-cell table:style-name="ce1" office:value-type="float" office:value="717431004" calcext:value-type="float">
            <text:p>717431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4-750-750/717431004-01-237366.jpg?v=636730525559330000" xlink:type="simple">https://wongfood.vteximg.com.br/arquivos/ids/245674-750-750/717431004-01-237366.jpg?v=63673052555933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007];['file:///home/hernan/Descargas/BD%20BabyPromo.xlsx'#$CodBabyPromo.$B$1:.$I$198];8;0)" office:value-type="string" office:string-value="x2000071" calcext:value-type="string">
            <text:p>x200007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Active Sec Talla XG Paquete 48 unid</text:p>
          </table:table-cell>
          <table:table-cell table:style-name="ce1" office:value-type="float" office:value="717431003" calcext:value-type="float">
            <text:p>717431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3-750-750/717431003-01-237365.jpg?v=636730525551970000" xlink:type="simple">https://wongfood.vteximg.com.br/arquivos/ids/245673-750-750/717431003-01-237365.jpg?v=63673052555197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008];['file:///home/hernan/Descargas/BD%20BabyPromo.xlsx'#$CodBabyPromo.$B$1:.$I$198];8;0)" office:value-type="string" office:string-value="x2000070" calcext:value-type="string">
            <text:p>x200007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Active Sec Talla M Paquete 64 unid</text:p>
          </table:table-cell>
          <table:table-cell table:style-name="ce1" office:value-type="float" office:value="717431001" calcext:value-type="float">
            <text:p>717431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1-750-750/717431001-01-237363.jpg?v=636730525542400000" xlink:type="simple">https://wongfood.vteximg.com.br/arquivos/ids/245671-750-750/717431001-01-237363.jpg?v=6367305255424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009];['file:///home/hernan/Descargas/BD%20BabyPromo.xlsx'#$CodBabyPromo.$B$1:.$I$198];8;0)" office:value-type="string" office:string-value="x2000068" calcext:value-type="string">
            <text:p>x200006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Huggies Active Sec Talla G Paquete 58 unid</text:p>
          </table:table-cell>
          <table:table-cell table:style-name="ce1" office:value-type="float" office:value="717431002" calcext:value-type="float">
            <text:p>717431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2-750-750/717431002-01-237364.jpg?v=636730525547600000" xlink:type="simple">https://wongfood.vteximg.com.br/arquivos/ids/245672-750-750/717431002-01-237364.jpg?v=636730525547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010];['file:///home/hernan/Descargas/BD%20BabyPromo.xlsx'#$CodBabyPromo.$B$1:.$I$198];8;0)" office:value-type="string" office:string-value="x2000069" calcext:value-type="string">
            <text:p>x200006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Pampers Juegos y Sueños Talla P Paquete 32 unid</text:p>
          </table:table-cell>
          <table:table-cell table:style-name="ce1" office:value-type="float" office:value="568073" calcext:value-type="float">
            <text:p>56807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4-750-750/Pañal-Pampers-Juegos-y-Sueños-Talla-P-Paquete-32-Unidades-1-218879.jpg?v=636596496622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8.90</text:p>
          </table:table-cell>
          <table:table-cell table:style-name="ce1" office:value-type="string" calcext:value-type="string">
            <text:p>Metro</text:p>
          </table:table-cell>
          <table:table-cell table:formula="of:=VLOOKUP([.C1011];['file:///home/hernan/Descargas/BD%20BabyPromo.xlsx'#$CodBabyPromo.$B$1:.$I$198];8;0)" office:value-type="string" office:string-value="x2000005" calcext:value-type="string">
            <text:p>x200000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Pampers Juegos y Sueños Talla XG Paquete 42 unid</text:p>
          </table:table-cell>
          <table:table-cell table:style-name="ce1" office:value-type="float" office:value="568094002" calcext:value-type="float">
            <text:p>568094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6-750-750/Pañal-Pampers-Juego-y-Sueños-Talla-XG-Paquete-42-Unidades-1-183395.jpg?v=63659649663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1012];['file:///home/hernan/Descargas/BD%20BabyPromo.xlsx'#$CodBabyPromo.$B$1:.$I$198];8;0)" office:value-type="string" office:string-value="x2000048" calcext:value-type="string">
            <text:p>x200004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Babysec Super Premium Talla XXG Paquete 42 unid</text:p>
          </table:table-cell>
          <table:table-cell table:style-name="ce1" office:value-type="float" office:value="575775005" calcext:value-type="float">
            <text:p>575775005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2-750-750/575775005-01-148928.jpg?v=636845545462200000" xlink:type="simple">https://wongfood.vteximg.com.br/arquivos/ids/272802-750-750/575775005-01-148928.jpg?v=6368455454622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1013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Babysec Super Premium Talla XG Paquete 46 unid</text:p>
          </table:table-cell>
          <table:table-cell table:style-name="ce1" office:value-type="float" office:value="575775004" calcext:value-type="float">
            <text:p>575775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1-750-750/575775004-01-148927.jpg?v=636845545344270000" xlink:type="simple">https://wongfood.vteximg.com.br/arquivos/ids/272801-750-750/575775004-01-148927.jpg?v=6368455453442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1014];['file:///home/hernan/Descargas/BD%20BabyPromo.xlsx'#$CodBabyPromo.$B$1:.$I$198];8;0)" office:value-type="string" office:string-value="x2000061" calcext:value-type="string">
            <text:p>x200006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Babysec Super Premium Talla G Paquete 56 unid</text:p>
          </table:table-cell>
          <table:table-cell table:style-name="ce1" office:value-type="float" office:value="575775003" calcext:value-type="float">
            <text:p>575775003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0-750-750/575775003-01-148926.jpg?v=636845545327200000" xlink:type="simple">https://wongfood.vteximg.com.br/arquivos/ids/272800-750-750/575775003-01-148926.jpg?v=6368455453272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1015];['file:///home/hernan/Descargas/BD%20BabyPromo.xlsx'#$CodBabyPromo.$B$1:.$I$198];8;0)" office:value-type="string" office:string-value="x2000060" calcext:value-type="string">
            <text:p>x200006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Babysec Super Premium Talla M Paquete 62 unid</text:p>
          </table:table-cell>
          <table:table-cell table:style-name="ce1" office:value-type="float" office:value="575775002" calcext:value-type="float">
            <text:p>575775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799-750-750/575775002-01-148925.jpg?v=636845545269200000" xlink:type="simple">https://wongfood.vteximg.com.br/arquivos/ids/272799-750-750/575775002-01-148925.jpg?v=6368455452692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1016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Babysec Super Premium Talla P Paquete 68 unid</text:p>
          </table:table-cell>
          <table:table-cell table:style-name="ce1" office:value-type="float" office:value="575775001" calcext:value-type="float">
            <text:p>575775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798-750-750/575775001-01-148924.jpg?v=636845545258730000" xlink:type="simple">https://wongfood.vteximg.com.br/arquivos/ids/272798-750-750/575775001-01-148924.jpg?v=6368455452587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1017];['file:///home/hernan/Descargas/BD%20BabyPromo.xlsx'#$CodBabyPromo.$B$1:.$I$198];8;0)" office:value-type="string" office:string-value="x2000058" calcext:value-type="string">
            <text:p>x200005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Pampers Premium Care Talla G Paquete 34 unid</text:p>
          </table:table-cell>
          <table:table-cell table:style-name="ce1" office:value-type="float" office:value="570586003" calcext:value-type="float">
            <text:p>57058600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0-750-750/570586003-01-131051.jpg?v=636796296802100000" xlink:type="simple">https://wongfood.vteximg.com.br/arquivos/ids/261720-750-750/570586003-01-131051.jpg?v=63679629680210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1018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Pampers Premium Care Talla M Paquete 40 unid</text:p>
          </table:table-cell>
          <table:table-cell table:style-name="ce1" office:value-type="float" office:value="570586002" calcext:value-type="float">
            <text:p>570586002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19-750-750/570586002-01-131050.jpg?v=636796296761800000" xlink:type="simple">https://wongfood.vteximg.com.br/arquivos/ids/261719-750-750/570586002-01-131050.jpg?v=63679629676180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1019];['file:///home/hernan/Descargas/BD%20BabyPromo.xlsx'#$CodBabyPromo.$B$1:.$I$198];8;0)" office:value-type="string" office:string-value="x2000089" calcext:value-type="string">
            <text:p>x200008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6" calcext:value-type="float">
            <text:p>2019326</text:p>
          </table:table-cell>
          <table:table-cell table:style-name="ce1" office:value-type="string" calcext:value-type="string">
            <text:p>Pañales para Bebé Pampers Confort Sec Talla XG Paquete 48 unid</text:p>
          </table:table-cell>
          <table:table-cell table:style-name="ce1" office:value-type="float" office:value="570588002" calcext:value-type="float">
            <text:p>570588002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4-750-750/frontal-118600.jpg?v=636796296849500000" xlink:type="simple">https://wongfood.vteximg.com.br/arquivos/ids/261724-750-750/frontal-118600.jpg?v=636796296849500000</text:a>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41.90</text:p>
          </table:table-cell>
          <table:table-cell table:style-name="ce1" office:value-type="string" calcext:value-type="string">
            <text:p>Metro</text:p>
          </table:table-cell>
          <table:table-cell table:formula="of:=VLOOKUP([.C1020];['file:///home/hernan/Descargas/BD%20BabyPromo.xlsx'#$CodBabyPromo.$B$1:.$I$198];8;0)" office:value-type="string" office:string-value="x2000057" calcext:value-type="string">
            <text:p>x200005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Natural Care Talla XG Paquete 42un</text:p>
          </table:table-cell>
          <table:table-cell table:style-name="ce1" office:value-type="float" office:value="20148267" calcext:value-type="float">
            <text:p>20148267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93-450-450/20148267.jpg?v=636754612854530000" xlink:type="simple">https://plazavea.vteximg.com.br/arquivos/ids/203493-450-450/20148267.jpg?v=63675461285453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021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Natural Care Niño Talla XXG Paquete 38un</text:p>
          </table:table-cell>
          <table:table-cell table:style-name="ce1" office:value-type="float" office:value="20148265" calcext:value-type="float">
            <text:p>20148265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91-450-450/20148265.jpg?v=636754603859600000" xlink:type="simple">https://plazavea.vteximg.com.br/arquivos/ids/203491-450-450/20148265.jpg?v=6367546038596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022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PAMPERS Premium Care Talla XXG Megapack <text:s/>Paquete 60un</text:p>
          </table:table-cell>
          <table:table-cell table:style-name="ce1" office:value-type="float" office:value="20138540" calcext:value-type="float">
            <text:p>20138540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09670-450-450/20138540.jpg?v=636850692632300000" xlink:type="simple">https://plazavea.vteximg.com.br/arquivos/ids/209670-450-450/20138540.jpg?v=6368506926323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59.90</text:p>
          </table:table-cell>
          <table:table-cell table:style-name="ce1" office:value-type="string" calcext:value-type="string">
            <text:p>Vea</text:p>
          </table:table-cell>
          <table:table-cell table:formula="of:=VLOOKUP([.C1023];['file:///home/hernan/Descargas/BD%20BabyPromo.xlsx'#$CodBabyPromo.$B$1:.$I$198];8;0)" office:value-type="string" office:string-value="x2000027" calcext:value-type="string">
            <text:p>x200002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Natural Care Niño Talla XG Megapack Paquete 100un</text:p>
          </table:table-cell>
          <table:table-cell table:style-name="ce1" office:value-type="float" office:value="20126866" calcext:value-type="float">
            <text:p>2012686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1-450-450/20126866.jpg?v=636444689711000000" xlink:type="simple">https://plazavea.vteximg.com.br/arquivos/ids/192281-450-450/20126866.jpg?v=6364446897110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75.90</text:p>
          </table:table-cell>
          <table:table-cell table:style-name="ce1" office:value-type="string" calcext:value-type="string">
            <text:p>Vea</text:p>
          </table:table-cell>
          <table:table-cell table:formula="of:=VLOOKUP([.C1024];['file:///home/hernan/Descargas/BD%20BabyPromo.xlsx'#$CodBabyPromo.$B$1:.$I$198];8;0)" office:value-type="string" office:string-value="x2000023" calcext:value-type="string">
            <text:p>x200002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Natural Care Auto Ajuste Hiper Niño Talla XXG Paquete 36un</text:p>
          </table:table-cell>
          <table:table-cell table:style-name="ce1" office:value-type="float" office:value="20110704" calcext:value-type="float">
            <text:p>201107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9-450-450/20110704.jpg?v=636701036323100000" xlink:type="simple">https://plazavea.vteximg.com.br/arquivos/ids/201829-450-450/20110704.jpg?v=6367010363231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025];['file:///home/hernan/Descargas/BD%20BabyPromo.xlsx'#$CodBabyPromo.$B$1:.$I$198];8;0)" office:value-type="string" office:string-value="x2000022" calcext:value-type="string">
            <text:p>x200002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Natural Care Auto Ajuste Niño Talla XG Paquete 40un</text:p>
          </table:table-cell>
          <table:table-cell table:style-name="ce1" office:value-type="float" office:value="20110702" calcext:value-type="float">
            <text:p>201107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6-450-450/20110702.jpg?v=636701036307600000" xlink:type="simple">https://plazavea.vteximg.com.br/arquivos/ids/201826-450-450/20110702.jpg?v=6367010363076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026];['file:///home/hernan/Descargas/BD%20BabyPromo.xlsx'#$CodBabyPromo.$B$1:.$I$198];8;0)" office:value-type="string" office:string-value="x2000021" calcext:value-type="string">
            <text:p>x200002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Active Sec Talla XXG Paquete 88un</text:p>
          </table:table-cell>
          <table:table-cell table:style-name="ce1" office:value-type="float" office:value="20159742" calcext:value-type="float">
            <text:p>2015974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56-450-450/20159742.jpg?v=636753802974630000" xlink:type="simple">https://plazavea.vteximg.com.br/arquivos/ids/203456-450-450/20159742.jpg?v=636753802974630000</text:a></text:p>
          </table:table-cell>
          <table:table-cell table:style-name="ce1" office:value-type="string" calcext:value-type="string">
            <text:p>S/ 84.90</text:p>
          </table:table-cell>
          <table:table-cell table:style-name="ce1" office:value-type="string" calcext:value-type="string">
            <text:p>S/ 79.90</text:p>
          </table:table-cell>
          <table:table-cell table:style-name="ce1" office:value-type="string" calcext:value-type="string">
            <text:p>Vea</text:p>
          </table:table-cell>
          <table:table-cell table:formula="of:=VLOOKUP([.C1027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BABYSEC Premium Superpack Talla G Paquete 64un</text:p>
          </table:table-cell>
          <table:table-cell table:style-name="ce1" office:value-type="float" office:value="20145311" calcext:value-type="float">
            <text:p>2014531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09595-450-450/20145311.jpg?v=636850050966230000" xlink:type="simple">https://plazavea.vteximg.com.br/arquivos/ids/209595-450-450/20145311.jpg?v=6368500509662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40.50</text:p>
          </table:table-cell>
          <table:table-cell table:style-name="ce1" office:value-type="string" calcext:value-type="string">
            <text:p>Vea</text:p>
          </table:table-cell>
          <table:table-cell table:formula="of:=VLOOKUP([.C1028];['file:///home/hernan/Descargas/BD%20BabyPromo.xlsx'#$CodBabyPromo.$B$1:.$I$198];8;0)" office:value-type="string" office:string-value="x2000033" calcext:value-type="string">
            <text:p>x2000033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BABYSEC Premium Superpack Talla M Paquete 72un</text:p>
          </table:table-cell>
          <table:table-cell table:style-name="ce1" office:value-type="float" office:value="20145310" calcext:value-type="float">
            <text:p>2014531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09593-450-450/20145310.jpg?v=636850050953270000" xlink:type="simple">https://plazavea.vteximg.com.br/arquivos/ids/209593-450-450/20145310.jpg?v=63685005095327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029];['file:///home/hernan/Descargas/BD%20BabyPromo.xlsx'#$CodBabyPromo.$B$1:.$I$198];8;0)" office:value-type="string" office:string-value="x2000032" calcext:value-type="string">
            <text:p>x2000032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 para Bebé BABYSEC Super Premium Cuidado Total Talla M Paquete 62un</text:p>
          </table:table-cell>
          <table:table-cell table:style-name="ce1" office:value-type="float" office:value="20144827" calcext:value-type="float">
            <text:p>20144827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09587-450-450/20144827.jpg?v=636850050913400000" xlink:type="simple">https://plazavea.vteximg.com.br/arquivos/ids/209587-450-450/20144827.jpg?v=6368500509134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50</text:p>
          </table:table-cell>
          <table:table-cell table:style-name="ce1" office:value-type="string" calcext:value-type="string">
            <text:p>Vea</text:p>
          </table:table-cell>
          <table:table-cell table:formula="of:=VLOOKUP([.C1030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BABY SEC Super Premium Cuidado Total Talla XXG Paquete 42un</text:p>
          </table:table-cell>
          <table:table-cell table:style-name="ce1" office:value-type="float" office:value="20144830" calcext:value-type="float">
            <text:p>2014483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09588-450-450/20144830.jpg?v=636850050919800000" xlink:type="simple">https://plazavea.vteximg.com.br/arquivos/ids/209588-450-450/20144830.jpg?v=6368500509198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41.50</text:p>
          </table:table-cell>
          <table:table-cell table:style-name="ce1" office:value-type="string" calcext:value-type="string">
            <text:p>Vea</text:p>
          </table:table-cell>
          <table:table-cell table:formula="of:=VLOOKUP([.C1031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BABYSEC Premium Talla XXG Superpack Paquete 96un</text:p>
          </table:table-cell>
          <table:table-cell table:style-name="ce1" office:value-type="float" office:value="20141311" calcext:value-type="float">
            <text:p>2014131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09586-450-450/20141311.jpg?v=636850050906500000" xlink:type="simple">https://plazavea.vteximg.com.br/arquivos/ids/209586-450-450/20141311.jpg?v=636850050906500000</text:a></text:p>
          </table:table-cell>
          <table:table-cell table:style-name="ce1" office:value-type="string" calcext:value-type="string">
            <text:p>S/ 75.50</text:p>
          </table:table-cell>
          <table:table-cell table:style-name="ce1" office:value-type="string" calcext:value-type="string">
            <text:p>S/ 69.90</text:p>
          </table:table-cell>
          <table:table-cell table:style-name="ce1" office:value-type="string" calcext:value-type="string">
            <text:p>Vea</text:p>
          </table:table-cell>
          <table:table-cell table:formula="of:=VLOOKUP([.C1032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BABYSEC Premium Talla XG Superpack Paquete 104un</text:p>
          </table:table-cell>
          <table:table-cell table:style-name="ce1" office:value-type="float" office:value="20141310" calcext:value-type="float">
            <text:p>2014131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09585-450-450/20141310.jpg?v=636850050900230000" xlink:type="simple">https://plazavea.vteximg.com.br/arquivos/ids/209585-450-450/20141310.jpg?v=636850050900230000</text:a></text:p>
          </table:table-cell>
          <table:table-cell table:style-name="ce1" office:value-type="string" calcext:value-type="string">
            <text:p>S/ 75.50</text:p>
          </table:table-cell>
          <table:table-cell table:style-name="ce1" office:value-type="string" calcext:value-type="string">
            <text:p>S/ 69.90</text:p>
          </table:table-cell>
          <table:table-cell table:style-name="ce1" office:value-type="string" calcext:value-type="string">
            <text:p>Vea</text:p>
          </table:table-cell>
          <table:table-cell table:formula="of:=VLOOKUP([.C1033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Natural Care Niño Talla G Megapack Paquete 112un</text:p>
          </table:table-cell>
          <table:table-cell table:style-name="ce1" office:value-type="float" office:value="20130647" calcext:value-type="float">
            <text:p>20130647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7-450-450/20130647.jpg?v=636444689795400000" xlink:type="simple">https://plazavea.vteximg.com.br/arquivos/ids/192287-450-450/20130647.jpg?v=6364446897954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75.90</text:p>
          </table:table-cell>
          <table:table-cell table:style-name="ce1" office:value-type="string" calcext:value-type="string">
            <text:p>Vea</text:p>
          </table:table-cell>
          <table:table-cell table:formula="of:=VLOOKUP([.C1034];['file:///home/hernan/Descargas/BD%20BabyPromo.xlsx'#$CodBabyPromo.$B$1:.$I$198];8;0)" office:value-type="string" office:string-value="x2000025" calcext:value-type="string">
            <text:p>x200002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Natural Care Niña Talla G Megapack Paquete 112un</text:p>
          </table:table-cell>
          <table:table-cell table:style-name="ce1" office:value-type="float" office:value="20130556" calcext:value-type="float">
            <text:p>2013055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6-450-450/20130556.jpg?v=636444689780400000" xlink:type="simple">https://plazavea.vteximg.com.br/arquivos/ids/192286-450-450/20130556.jpg?v=6364446897804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75.90</text:p>
          </table:table-cell>
          <table:table-cell table:style-name="ce1" office:value-type="string" calcext:value-type="string">
            <text:p>Vea</text:p>
          </table:table-cell>
          <table:table-cell table:formula="of:=VLOOKUP([.C1035];['file:///home/hernan/Descargas/BD%20BabyPromo.xlsx'#$CodBabyPromo.$B$1:.$I$198];8;0)" office:value-type="string" office:string-value="x2000087" calcext:value-type="string">
            <text:p>x200008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PAMPERS Confort Sec Talla P Paquete 46un</text:p>
          </table:table-cell>
          <table:table-cell table:style-name="ce1" office:value-type="float" office:value="20130407" calcext:value-type="float">
            <text:p>20130407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10692-450-450/20130407.jpg?v=636867025066030000" xlink:type="simple">https://plazavea.vteximg.com.br/arquivos/ids/210692-450-450/20130407.jpg?v=6368670250660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6.50</text:p>
          </table:table-cell>
          <table:table-cell table:style-name="ce1" office:value-type="string" calcext:value-type="string">
            <text:p>Vea</text:p>
          </table:table-cell>
          <table:table-cell table:formula="of:=VLOOKUP([.C1036];['file:///home/hernan/Descargas/BD%20BabyPromo.xlsx'#$CodBabyPromo.$B$1:.$I$198];8;0)" office:value-type="string" office:string-value="x2000007" calcext:value-type="string">
            <text:p>x200000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PAMPERS Premium Care Talla G Paquete 34un</text:p>
          </table:table-cell>
          <table:table-cell table:style-name="ce1" office:value-type="float" office:value="20129414" calcext:value-type="float">
            <text:p>2012941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10687-450-450/20129414.jpg?v=636867025033100000" xlink:type="simple">https://plazavea.vteximg.com.br/arquivos/ids/210687-450-450/20129414.jpg?v=6368670250331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1037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PAMPERS Premium Care Talla XXG Paquete 28un</text:p>
          </table:table-cell>
          <table:table-cell table:style-name="ce1" office:value-type="float" office:value="20129416" calcext:value-type="float">
            <text:p>20129416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10689-450-450/20129416.jpg?v=636867025045200000" xlink:type="simple">https://plazavea.vteximg.com.br/arquivos/ids/210689-450-450/20129416.jpg?v=6368670250452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1038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Natural Care Autoajustable Niña Talla XXG Paquete 36un</text:p>
          </table:table-cell>
          <table:table-cell table:style-name="ce1" office:value-type="float" office:value="20110698" calcext:value-type="float">
            <text:p>2011069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8-450-450/20110698.jpg?v=636701036316370000" xlink:type="simple">https://plazavea.vteximg.com.br/arquivos/ids/201828-450-450/20110698.jpg?v=63670103631637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039];['file:///home/hernan/Descargas/BD%20BabyPromo.xlsx'#$CodBabyPromo.$B$1:.$I$198];8;0)" office:value-type="string" office:string-value="x2000044" calcext:value-type="string">
            <text:p>x200004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Natural Care Autoajustable Niña Talla XG Paquete 40un</text:p>
          </table:table-cell>
          <table:table-cell table:style-name="ce1" office:value-type="float" office:value="20110696" calcext:value-type="float">
            <text:p>2011069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7-450-450/20110696.jpg?v=636701036312000000" xlink:type="simple">https://plazavea.vteximg.com.br/arquivos/ids/201827-450-450/20110696.jpg?v=6367010363120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040];['file:///home/hernan/Descargas/BD%20BabyPromo.xlsx'#$CodBabyPromo.$B$1:.$I$198];8;0)" office:value-type="string" office:string-value="x2000020" calcext:value-type="string">
            <text:p>x200002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Little Swimmers Talla M Paquete 11un</text:p>
          </table:table-cell>
          <table:table-cell table:style-name="ce1" office:value-type="float" office:value="20071393" calcext:value-type="float">
            <text:p>2007139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5000-450-450/20071393.jpg?v=636516414482770000" xlink:type="simple">https://plazavea.vteximg.com.br/arquivos/ids/195000-450-450/20071393.jpg?v=63651641448277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18.20</text:p>
          </table:table-cell>
          <table:table-cell table:style-name="ce1" office:value-type="string" calcext:value-type="string">
            <text:p>Vea</text:p>
          </table:table-cell>
          <table:table-cell table:formula="of:=VLOOKUP([.C1041];['file:///home/hernan/Descargas/BD%20BabyPromo.xlsx'#$CodBabyPromo.$B$1:.$I$198];8;0)" office:value-type="string" office:string-value="x2000090" calcext:value-type="string">
            <text:p>x200009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Little Swimmers Talla G Paquete 10un</text:p>
          </table:table-cell>
          <table:table-cell table:style-name="ce1" office:value-type="float" office:value="20071392" calcext:value-type="float">
            <text:p>2007139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190-450-450/20071392.jpg?v=636444688418800000" xlink:type="simple">https://plazavea.vteximg.com.br/arquivos/ids/192190-450-450/20071392.jpg?v=6364446884188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18.20</text:p>
          </table:table-cell>
          <table:table-cell table:style-name="ce1" office:value-type="string" calcext:value-type="string">
            <text:p>Vea</text:p>
          </table:table-cell>
          <table:table-cell table:formula="of:=VLOOKUP([.C1042];['file:///home/hernan/Descargas/BD%20BabyPromo.xlsx'#$CodBabyPromo.$B$1:.$I$198];8;0)" office:value-type="string" office:string-value="x2000019" calcext:value-type="string">
            <text:p>x200001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 para Bebé BAMBO NATURE Talla XXG</text:p>
          </table:table-cell>
          <table:table-cell table:style-name="ce1" office:value-type="float" office:value="20160925" calcext:value-type="float">
            <text:p>20160925</text:p>
          </table:table-cell>
          <table:table-cell table:style-name="ce1" office:value-type="string" calcext:value-type="string">
            <text:p>BAMBO NATURE</text:p>
          </table:table-cell>
          <table:table-cell table:style-name="ce2" office:value-type="string" calcext:value-type="string">
            <text:p><text:a xlink:href="https://plazavea.vteximg.com.br/arquivos/ids/209082-450-450/20160925.jpg?v=636843664867130000" xlink:type="simple">https://plazavea.vteximg.com.br/arquivos/ids/209082-450-450/20160925.jpg?v=6368436648671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1043];['file:///home/hernan/Descargas/BD%20BabyPromo.xlsx'#$CodBabyPromo.$B$1:.$I$198];8;0)" office:value-type="string" office:string-value="x2000039" calcext:value-type="string">
            <text:p>x200003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044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Babysec Premium Talla XXG Paquete 96 unid</text:p>
          </table:table-cell>
          <table:table-cell table:style-name="ce1" office:value-type="float" office:value="717209002" calcext:value-type="float">
            <text:p>717209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322-750-750/717209002-1.jpg?v=636675950645270000" xlink:type="simple">https://wongfood.vteximg.com.br/arquivos/ids/233322-750-750/717209002-1.jpg?v=63667595064527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1045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Natural Care Primeros 100 Días Talla P Paquete 50 unid</text:p>
          </table:table-cell>
          <table:table-cell table:style-name="ce1" office:value-type="float" office:value="534673" calcext:value-type="float">
            <text:p>53467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31598-750-750/534673-01-11428.jpg?v=636670152518000000" xlink:type="simple">https://wongfood.vteximg.com.br/arquivos/ids/231598-750-750/534673-01-11428.jpg?v=636670152518000000</text:a></text:p>
          </table:table-cell>
          <table:table-cell table:style-name="ce1" office:value-type="string" calcext:value-type="string">
            <text:p>S/. 43.85</text:p>
          </table:table-cell>
          <table:table-cell table:style-name="ce1" office:value-type="string" calcext:value-type="string">
            <text:p>S/. 28.10</text:p>
          </table:table-cell>
          <table:table-cell table:style-name="ce1" office:value-type="string" calcext:value-type="string">
            <text:p>Metro</text:p>
          </table:table-cell>
          <table:table-cell table:formula="of:=VLOOKUP([.C1046];['file:///home/hernan/Descargas/BD%20BabyPromo.xlsx'#$CodBabyPromo.$B$1:.$I$198];8;0)" office:value-type="string" office:string-value="x2000018" calcext:value-type="string">
            <text:p>x200001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Active Sec Talla G Paquete 116 unid</text:p>
          </table:table-cell>
          <table:table-cell table:style-name="ce1" office:value-type="float" office:value="732128001" calcext:value-type="float">
            <text:p>732128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0-750-750/732128001-1.jpg?v=636747909511030000" xlink:type="simple">https://wongfood.vteximg.com.br/arquivos/ids/250550-750-750/732128001-1.jpg?v=63674790951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047];['file:///home/hernan/Descargas/BD%20BabyPromo.xlsx'#$CodBabyPromo.$B$1:.$I$198];8;0)" office:value-type="string" office:string-value="x2000037" calcext:value-type="string">
            <text:p>x200003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Natural Care Niños Talla XXG Paquete 38 unid</text:p>
          </table:table-cell>
          <table:table-cell table:style-name="ce1" office:value-type="float" office:value="727566002" calcext:value-type="float">
            <text:p>727566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5-750-750/Pañales-Huggies-Hiperpack-Natural-Care-Niño-XXG-Paquete-38-Unidades-1-14376550.jpg?v=6367005063091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048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Natural Care Niños Talla XG Paquete 42 unid</text:p>
          </table:table-cell>
          <table:table-cell table:style-name="ce1" office:value-type="float" office:value="727566001" calcext:value-type="float">
            <text:p>727566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4-750-750/Pañales-Huggies-Hiperpack-Natural-Care-Niño-XG-Paquete-42-Unidades-1-14376549.jpg?v=6367005063049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049];['file:///home/hernan/Descargas/BD%20BabyPromo.xlsx'#$CodBabyPromo.$B$1:.$I$198];8;0)" office:value-type="string" office:string-value="x2000034" calcext:value-type="string">
            <text:p>x200003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Pampers Juegos y Sueños Talla XXG Paquete 40 unid</text:p>
          </table:table-cell>
          <table:table-cell table:style-name="ce1" office:value-type="float" office:value="568094004" calcext:value-type="float">
            <text:p>568094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7-750-750/Pañal-Pampers-Juego-y-Sueños-Talla-XXG-Paquete-40-Unidades-1-183397.jpg?v=6365964966407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1050];['file:///home/hernan/Descargas/BD%20BabyPromo.xlsx'#$CodBabyPromo.$B$1:.$I$198];8;0)" office:value-type="string" office:string-value="x2000049" calcext:value-type="string">
            <text:p>x200004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Pampers Juegos y Sueños Talla G Paquete 48 unid</text:p>
          </table:table-cell>
          <table:table-cell table:style-name="ce1" office:value-type="float" office:value="568094001" calcext:value-type="float">
            <text:p>56809400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5-750-750/Pañal-Pampers-Juego-y-Sueños-Talla-G-Paquete-48-Unidades-1-183394.jpg?v=636596496627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20</text:p>
          </table:table-cell>
          <table:table-cell table:style-name="ce1" office:value-type="string" calcext:value-type="string">
            <text:p>Metro</text:p>
          </table:table-cell>
          <table:table-cell table:formula="of:=VLOOKUP([.C1051];['file:///home/hernan/Descargas/BD%20BabyPromo.xlsx'#$CodBabyPromo.$B$1:.$I$198];8;0)" office:value-type="string" office:string-value="x2000047" calcext:value-type="string">
            <text:p>x200004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Pampers Premium Care Talla XG Paquete 28 unid</text:p>
          </table:table-cell>
          <table:table-cell table:style-name="ce1" office:value-type="float" office:value="570586004" calcext:value-type="float">
            <text:p>57058600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1-750-750/570586004-01-131052.jpg?v=636796296820230000" xlink:type="simple">https://wongfood.vteximg.com.br/arquivos/ids/261721-750-750/570586004-01-131052.jpg?v=63679629682023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1052];['file:///home/hernan/Descargas/BD%20BabyPromo.xlsx'#$CodBabyPromo.$B$1:.$I$198];8;0)" office:value-type="string" office:string-value="x2000051" calcext:value-type="string">
            <text:p>x200005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Natural Care Niñas Talla M Paquete 60 unid</text:p>
          </table:table-cell>
          <table:table-cell table:style-name="ce1" office:value-type="float" office:value="535137001" calcext:value-type="float">
            <text:p>535137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53-750-750/535137001-01-6433.jpg?v=636730524350200000" xlink:type="simple">https://wongfood.vteximg.com.br/arquivos/ids/245653-750-750/535137001-01-6433.jpg?v=6367305243502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053];['file:///home/hernan/Descargas/BD%20BabyPromo.xlsx'#$CodBabyPromo.$B$1:.$I$198];8;0)" office:value-type="string" office:string-value="x2000088" calcext:value-type="string">
            <text:p>x200008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Natural Care Unisex Talla XXG Paquete 38 unid</text:p>
          </table:table-cell>
          <table:table-cell table:style-name="ce1" office:value-type="float" office:value="752967004" calcext:value-type="float">
            <text:p>7529670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5-750-750/Pañales-Huggies-Natural-Care-Cotto-Talla-XXG-Paquete-38-Unidades-1-36587137.jpg?v=6368704922296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054];['file:///home/hernan/Descargas/BD%20BabyPromo.xlsx'#$CodBabyPromo.$B$1:.$I$198];8;0)" office:value-type="string" office:string-value="x2000086" calcext:value-type="string">
            <text:p>x200008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Natural Care Unisex Talla XG Paquete 42 unid</text:p>
          </table:table-cell>
          <table:table-cell table:style-name="ce1" office:value-type="float" office:value="752967003" calcext:value-type="float">
            <text:p>752967003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4-750-750/Pañales-Huggies-Natural-Care-Cotton-Talla-XG-Paquete-42-Unidades-1-36587136.jpg?v=6368704922268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055];['file:///home/hernan/Descargas/BD%20BabyPromo.xlsx'#$CodBabyPromo.$B$1:.$I$198];8;0)" office:value-type="string" office:string-value="x2000085" calcext:value-type="string">
            <text:p>x200008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Natural Care Unisex Talla M Paquete 58 unid</text:p>
          </table:table-cell>
          <table:table-cell table:style-name="ce1" office:value-type="float" office:value="752967002" calcext:value-type="float">
            <text:p>7529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3-750-750/Pañales-Huggies-Natural-Care-Cotton-Talla-M-Paquete-58-Unidades-1-36587135.jpg?v=636870492224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056];['file:///home/hernan/Descargas/BD%20BabyPromo.xlsx'#$CodBabyPromo.$B$1:.$I$198];8;0)" office:value-type="string" office:string-value="x2000084" calcext:value-type="string">
            <text:p>x200008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Natural Care Unisex Talla G Paquete 52 unid</text:p>
          </table:table-cell>
          <table:table-cell table:style-name="ce1" office:value-type="float" office:value="752967001" calcext:value-type="float">
            <text:p>752967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2-750-750/Pañales-Huggies-Natural-Care-Cotton-Talla-G-Paquete-52-Unidades-1-36587134.jpg?v=6368704922224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057];['file:///home/hernan/Descargas/BD%20BabyPromo.xlsx'#$CodBabyPromo.$B$1:.$I$198];8;0)" office:value-type="string" office:string-value="x2000083" calcext:value-type="string">
            <text:p>x2000083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Babysec Premium Talla XXG Paquete 84 unid</text:p>
          </table:table-cell>
          <table:table-cell table:style-name="ce1" office:value-type="float" office:value="738809" calcext:value-type="float">
            <text:p>738809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9-750-750/Pañales-para-Bebe-Babysec-Premium-Talla-XXG-Paquete-84-unid-1-18296750.jpg?v=63682740025453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1058];['file:///home/hernan/Descargas/BD%20BabyPromo.xlsx'#$CodBabyPromo.$B$1:.$I$198];8;0)" office:value-type="string" office:string-value="x2000016" calcext:value-type="string">
            <text:p>x2000016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Babysec Super Premium Talla XG Paquete 92 unid</text:p>
          </table:table-cell>
          <table:table-cell table:style-name="ce1" office:value-type="float" office:value="738808" calcext:value-type="float">
            <text:p>738808</text:p>
          </table:table-cell>
          <table:table-cell table:style-name="ce1" office:value-type="string" calcext:value-type="string">
            <text:p>Babysec</text:p>
          </table:table-cell>
          <table:table-cell table:style-name="ce1" office:value-type="string" calcext:value-type="string">
            <text:p>https://wongfood.vteximg.com.br/arquivos/ids/267848-750-750/Pañales-para-Bebe-Babysec-Super-Premium-Talla-XG-Paquete-92-unid-1-18296749.jpg?v=6368274002492000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1059];['file:///home/hernan/Descargas/BD%20BabyPromo.xlsx'#$CodBabyPromo.$B$1:.$I$198];8;0)" office:value-type="string" office:string-value="x2000015" calcext:value-type="string">
            <text:p>x200001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Pampers Confort Sec Talla XXG Paquete 44 unid</text:p>
          </table:table-cell>
          <table:table-cell table:style-name="ce1" office:value-type="float" office:value="735461" calcext:value-type="float">
            <text:p>73546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75961-750-750/Pañales-para-Bebe-Pampers-Confort-Sec-Talla-XXG-Paquete-44-unid-1-17194629.jpg?v=6368585042992300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41.90</text:p>
          </table:table-cell>
          <table:table-cell table:style-name="ce1" office:value-type="string" calcext:value-type="string">
            <text:p>Metro</text:p>
          </table:table-cell>
          <table:table-cell table:formula="of:=VLOOKUP([.C1060];['file:///home/hernan/Descargas/BD%20BabyPromo.xlsx'#$CodBabyPromo.$B$1:.$I$198];8;0)" office:value-type="string" office:string-value="x2000013" calcext:value-type="string">
            <text:p>x200001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Huggies Active Sec Ajuste Perfecto Talla M Paquete 24 Unidades</text:p>
          </table:table-cell>
          <table:table-cell table:style-name="ce1" office:value-type="float" office:value="727568" calcext:value-type="float">
            <text:p>72756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5427-750-750/727568-1.jpg?v=636771375287800000" xlink:type="simple">https://wongfood.vteximg.com.br/arquivos/ids/255427-750-750/727568-1.jpg?v=6367713752878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1061];['file:///home/hernan/Descargas/BD%20BabyPromo.xlsx'#$CodBabyPromo.$B$1:.$I$198];8;0)" office:value-type="string" office:string-value="x2000012" calcext:value-type="string">
            <text:p>x200001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Active Sec Talla XXG Paquete 88 unid</text:p>
          </table:table-cell>
          <table:table-cell table:style-name="ce1" office:value-type="float" office:value="732128004" calcext:value-type="float">
            <text:p>732128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3-750-750/732128004-1.jpg?v=636747910463400000" xlink:type="simple">https://wongfood.vteximg.com.br/arquivos/ids/250553-750-750/732128004-1.jpg?v=63674791046340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062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Active Sec Talla M Paquete 128 unid</text:p>
          </table:table-cell>
          <table:table-cell table:style-name="ce1" office:value-type="float" office:value="732128002" calcext:value-type="float">
            <text:p>732128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1-750-750/732128002-1.jpg?v=636747909770670000" xlink:type="simple">https://wongfood.vteximg.com.br/arquivos/ids/250551-750-750/732128002-1.jpg?v=63674790977067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063];['file:///home/hernan/Descargas/BD%20BabyPromo.xlsx'#$CodBabyPromo.$B$1:.$I$198];8;0)" office:value-type="string" office:string-value="x2000080" calcext:value-type="string">
            <text:p>x200008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Natural Care Primeros 100 Días Talla RN Paquete 60 unid</text:p>
          </table:table-cell>
          <table:table-cell table:style-name="ce1" office:value-type="float" office:value="546460" calcext:value-type="float">
            <text:p>546460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7061-750-750/Pañales-Huggies-Primeros-Dias-Recien-Nacido-Unisex-Paquete-60-Unidades-1-179057.jpg?v=6367357089430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064];['file:///home/hernan/Descargas/BD%20BabyPromo.xlsx'#$CodBabyPromo.$B$1:.$I$198];8;0)" office:value-type="string" office:string-value="x2000004" calcext:value-type="string">
            <text:p>x200000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Active Sec Ajuste Perfecto Talla XG Paquete 22 unid</text:p>
          </table:table-cell>
          <table:table-cell table:style-name="ce1" office:value-type="float" office:value="727569001" calcext:value-type="float">
            <text:p>727569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7-750-750/Pañales-Huggies-Active-Sec-Ajuste-Perfecto-Talla-XG-Paquete-22-Und-1-14376553.jpg?v=6367246932123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1065];['file:///home/hernan/Descargas/BD%20BabyPromo.xlsx'#$CodBabyPromo.$B$1:.$I$198];8;0)" office:value-type="string" office:string-value="x2000077" calcext:value-type="string">
            <text:p>x200007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Active Sec Ajuste Perfecto Talla G Paquete 28 unid</text:p>
          </table:table-cell>
          <table:table-cell table:style-name="ce1" office:value-type="float" office:value="727567002" calcext:value-type="float">
            <text:p>7275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6-750-750/Pañales-Huggies-Active-Sec-Ajuste-Perfecto-Talla-G-Paquete-28-Und-1-14376552.jpg?v=6367246932086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1066];['file:///home/hernan/Descargas/BD%20BabyPromo.xlsx'#$CodBabyPromo.$B$1:.$I$198];8;0)" office:value-type="string" office:string-value="x2000076" calcext:value-type="string">
            <text:p>x200007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Natural Care Niñas Talla XXG Paquete 38 unid</text:p>
          </table:table-cell>
          <table:table-cell table:style-name="ce1" office:value-type="float" office:value="727565002" calcext:value-type="float">
            <text:p>727565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3-750-750/Pañales-Huggies-Hiperpack-Natural-Care-Niña-XXG-Paquete-38-Unidades-1-14376548.jpg?v=636700506300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067];['file:///home/hernan/Descargas/BD%20BabyPromo.xlsx'#$CodBabyPromo.$B$1:.$I$198];8;0)" office:value-type="string" office:string-value="x2000073" calcext:value-type="string">
            <text:p>x200007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Natural Care Niñas Talla XG Paquete 42 unid</text:p>
          </table:table-cell>
          <table:table-cell table:style-name="ce1" office:value-type="float" office:value="727565001" calcext:value-type="float">
            <text:p>727565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2-750-750/Pañales-Huggies-Hiperpack-Natural-Care-Niña-XG-Paquete-42-Unidades-1-14376547.jpg?v=6367005062976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068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Ninet Talla XL Paquete 52 unid</text:p>
          </table:table-cell>
          <table:table-cell table:style-name="ce1" office:value-type="float" office:value="702188003" calcext:value-type="float">
            <text:p>702188003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2-750-750/Pañales-Hiperpack-Ninet-Talla-XL-Paquete-52-Unidades-1-154821.jpg?v=6367538528368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069];['file:///home/hernan/Descargas/BD%20BabyPromo.xlsx'#$CodBabyPromo.$B$1:.$I$198];8;0)" office:value-type="string" office:string-value="x2000065" calcext:value-type="string">
            <text:p>x200006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Ninet Talla L Paquete 64 unid</text:p>
          </table:table-cell>
          <table:table-cell table:style-name="ce1" office:value-type="float" office:value="702188002" calcext:value-type="float">
            <text:p>702188002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1-750-750/Pañales-Hiperpack-Ninet-Talla-L-Paquete-64-Unidades-1-154820.jpg?v=6367538528309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070];['file:///home/hernan/Descargas/BD%20BabyPromo.xlsx'#$CodBabyPromo.$B$1:.$I$198];8;0)" office:value-type="string" office:string-value="x2000064" calcext:value-type="string">
            <text:p>x200006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Ninet Talla M Paquete 72 unid</text:p>
          </table:table-cell>
          <table:table-cell table:style-name="ce1" office:value-type="float" office:value="702188001" calcext:value-type="float">
            <text:p>702188001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0-750-750/Pañales-Hiperpack-Ninet-Talla-M-Paquete-72-Unidades-1-154819.jpg?v=6367538528260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071];['file:///home/hernan/Descargas/BD%20BabyPromo.xlsx'#$CodBabyPromo.$B$1:.$I$198];8;0)" office:value-type="string" office:string-value="x2000063" calcext:value-type="string">
            <text:p>x2000063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Babysec Premium Talla XG Paquete 104 unid</text:p>
          </table:table-cell>
          <table:table-cell table:style-name="ce1" office:value-type="float" office:value="717209001" calcext:value-type="float">
            <text:p>717209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33224-750-750/717209001-1.jpg?v=636675375991700000" xlink:type="simple">https://wongfood.vteximg.com.br/arquivos/ids/233224-750-750/717209001-1.jpg?v=63667537599170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1072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Pampers Confort Sec Talla XG Paquete 28 unid</text:p>
          </table:table-cell>
          <table:table-cell table:style-name="ce1" office:value-type="float" office:value="570587004" calcext:value-type="float">
            <text:p>570587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5-750-750/Pañales-Pampers-Mega-Confort-Sec-Talla-XG-Paquete-28-Unidades-1-219575.jpg?v=636707203030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1073];['file:///home/hernan/Descargas/BD%20BabyPromo.xlsx'#$CodBabyPromo.$B$1:.$I$198];8;0)" office:value-type="string" office:string-value="x2000055" calcext:value-type="string">
            <text:p>x200005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Pampers Confort Sec Talla XXG Paquete 28 unid</text:p>
          </table:table-cell>
          <table:table-cell table:style-name="ce1" office:value-type="float" office:value="570587003" calcext:value-type="float">
            <text:p>57058700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3-750-750/Pañales-Pampers-Mega-Confort-Sec-Talla-XXG-Paquete-28-Unidades-1-219574.jpg?v=6367072030224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1074];['file:///home/hernan/Descargas/BD%20BabyPromo.xlsx'#$CodBabyPromo.$B$1:.$I$198];8;0)" office:value-type="string" office:string-value="x2000054" calcext:value-type="string">
            <text:p>x200005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Pampers Confort Sec Talla G Paquete 34 unid</text:p>
          </table:table-cell>
          <table:table-cell table:style-name="ce1" office:value-type="float" office:value="570587002" calcext:value-type="float">
            <text:p>570587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1-750-750/Pañales-Pampers-Mega-Confort-Sec-Talla-G-Paquete-34-Unidades-1-219573.jpg?v=6367072030140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1075];['file:///home/hernan/Descargas/BD%20BabyPromo.xlsx'#$CodBabyPromo.$B$1:.$I$198];8;0)" office:value-type="string" office:string-value="x2000053" calcext:value-type="string">
            <text:p>x200005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Ecológicos para Bebé Bio Baby Talla XG Paquete 34 unid</text:p>
          </table:table-cell>
          <table:table-cell table:style-name="ce1" office:value-type="float" office:value="716175" calcext:value-type="float">
            <text:p>716175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6-750-750/Pañales-Bio-Baby-XGrande-paquete-34-unidades-Pañales-Bio-Baby-XGrandre-paquete-34-unidades--1-219457.jpg?v=636597792561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076];['file:///home/hernan/Descargas/BD%20BabyPromo.xlsx'#$CodBabyPromo.$B$1:.$I$198];8;0)" office:value-type="string" office:string-value="x2000010" calcext:value-type="string">
            <text:p>x200001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Ecológicos para Bebé Bio Baby Talla G Paquete 38 unid</text:p>
          </table:table-cell>
          <table:table-cell table:style-name="ce1" office:value-type="float" office:value="716174" calcext:value-type="float">
            <text:p>716174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5-750-750/Pañales-Bio-Baby-Grande-paquete-38-unidades-1-219456.jpg?v=636597792558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077];['file:///home/hernan/Descargas/BD%20BabyPromo.xlsx'#$CodBabyPromo.$B$1:.$I$198];8;0)" office:value-type="string" office:string-value="x2000009" calcext:value-type="string">
            <text:p>x200000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Ecológicos para Bebé Bio Baby Talla M Paquete 38 unid</text:p>
          </table:table-cell>
          <table:table-cell table:style-name="ce1" office:value-type="float" office:value="716173" calcext:value-type="float">
            <text:p>716173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4-750-750/Pañales-Bio-Baby-Mediano-paquete-38-unidades-Pañales-Bio-Baby-mediano-paquete-38-unidades-1-219455.jpg?v=6365977925535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078];['file:///home/hernan/Descargas/BD%20BabyPromo.xlsx'#$CodBabyPromo.$B$1:.$I$198];8;0)" office:value-type="string" office:string-value="x2000008" calcext:value-type="string">
            <text:p>x200000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Active Sec Talla XXG Paquete 44 unid</text:p>
          </table:table-cell>
          <table:table-cell table:style-name="ce1" office:value-type="float" office:value="717431004" calcext:value-type="float">
            <text:p>717431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4-750-750/717431004-01-237366.jpg?v=636730525559330000" xlink:type="simple">https://wongfood.vteximg.com.br/arquivos/ids/245674-750-750/717431004-01-237366.jpg?v=63673052555933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079];['file:///home/hernan/Descargas/BD%20BabyPromo.xlsx'#$CodBabyPromo.$B$1:.$I$198];8;0)" office:value-type="string" office:string-value="x2000071" calcext:value-type="string">
            <text:p>x200007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Active Sec Talla XG Paquete 48 unid</text:p>
          </table:table-cell>
          <table:table-cell table:style-name="ce1" office:value-type="float" office:value="717431003" calcext:value-type="float">
            <text:p>717431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3-750-750/717431003-01-237365.jpg?v=636730525551970000" xlink:type="simple">https://wongfood.vteximg.com.br/arquivos/ids/245673-750-750/717431003-01-237365.jpg?v=63673052555197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080];['file:///home/hernan/Descargas/BD%20BabyPromo.xlsx'#$CodBabyPromo.$B$1:.$I$198];8;0)" office:value-type="string" office:string-value="x2000070" calcext:value-type="string">
            <text:p>x200007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Active Sec Talla M Paquete 64 unid</text:p>
          </table:table-cell>
          <table:table-cell table:style-name="ce1" office:value-type="float" office:value="717431001" calcext:value-type="float">
            <text:p>717431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1-750-750/717431001-01-237363.jpg?v=636730525542400000" xlink:type="simple">https://wongfood.vteximg.com.br/arquivos/ids/245671-750-750/717431001-01-237363.jpg?v=6367305255424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081];['file:///home/hernan/Descargas/BD%20BabyPromo.xlsx'#$CodBabyPromo.$B$1:.$I$198];8;0)" office:value-type="string" office:string-value="x2000068" calcext:value-type="string">
            <text:p>x200006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Huggies Active Sec Talla G Paquete 58 unid</text:p>
          </table:table-cell>
          <table:table-cell table:style-name="ce1" office:value-type="float" office:value="717431002" calcext:value-type="float">
            <text:p>717431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2-750-750/717431002-01-237364.jpg?v=636730525547600000" xlink:type="simple">https://wongfood.vteximg.com.br/arquivos/ids/245672-750-750/717431002-01-237364.jpg?v=636730525547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082];['file:///home/hernan/Descargas/BD%20BabyPromo.xlsx'#$CodBabyPromo.$B$1:.$I$198];8;0)" office:value-type="string" office:string-value="x2000069" calcext:value-type="string">
            <text:p>x200006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Pampers Juegos y Sueños Talla P Paquete 32 unid</text:p>
          </table:table-cell>
          <table:table-cell table:style-name="ce1" office:value-type="float" office:value="568073" calcext:value-type="float">
            <text:p>56807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4-750-750/Pañal-Pampers-Juegos-y-Sueños-Talla-P-Paquete-32-Unidades-1-218879.jpg?v=636596496622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1.60</text:p>
          </table:table-cell>
          <table:table-cell table:style-name="ce1" office:value-type="string" calcext:value-type="string">
            <text:p>Metro</text:p>
          </table:table-cell>
          <table:table-cell table:formula="of:=VLOOKUP([.C1083];['file:///home/hernan/Descargas/BD%20BabyPromo.xlsx'#$CodBabyPromo.$B$1:.$I$198];8;0)" office:value-type="string" office:string-value="x2000005" calcext:value-type="string">
            <text:p>x200000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Pampers Juegos y Sueños Talla XG Paquete 42 unid</text:p>
          </table:table-cell>
          <table:table-cell table:style-name="ce1" office:value-type="float" office:value="568094002" calcext:value-type="float">
            <text:p>568094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6-750-750/Pañal-Pampers-Juego-y-Sueños-Talla-XG-Paquete-42-Unidades-1-183395.jpg?v=63659649663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1084];['file:///home/hernan/Descargas/BD%20BabyPromo.xlsx'#$CodBabyPromo.$B$1:.$I$198];8;0)" office:value-type="string" office:string-value="x2000048" calcext:value-type="string">
            <text:p>x200004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Babysec Super Premium Talla XXG Paquete 42 unid</text:p>
          </table:table-cell>
          <table:table-cell table:style-name="ce1" office:value-type="float" office:value="575775005" calcext:value-type="float">
            <text:p>575775005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2-750-750/575775005-01-148928.jpg?v=636845545462200000" xlink:type="simple">https://wongfood.vteximg.com.br/arquivos/ids/272802-750-750/575775005-01-148928.jpg?v=6368455454622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1085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Babysec Super Premium Talla XG Paquete 46 unid</text:p>
          </table:table-cell>
          <table:table-cell table:style-name="ce1" office:value-type="float" office:value="575775004" calcext:value-type="float">
            <text:p>575775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1-750-750/575775004-01-148927.jpg?v=636845545344270000" xlink:type="simple">https://wongfood.vteximg.com.br/arquivos/ids/272801-750-750/575775004-01-148927.jpg?v=6368455453442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1086];['file:///home/hernan/Descargas/BD%20BabyPromo.xlsx'#$CodBabyPromo.$B$1:.$I$198];8;0)" office:value-type="string" office:string-value="x2000061" calcext:value-type="string">
            <text:p>x200006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Babysec Super Premium Talla G Paquete 56 unid</text:p>
          </table:table-cell>
          <table:table-cell table:style-name="ce1" office:value-type="float" office:value="575775003" calcext:value-type="float">
            <text:p>575775003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800-750-750/575775003-01-148926.jpg?v=636845545327200000" xlink:type="simple">https://wongfood.vteximg.com.br/arquivos/ids/272800-750-750/575775003-01-148926.jpg?v=6368455453272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1087];['file:///home/hernan/Descargas/BD%20BabyPromo.xlsx'#$CodBabyPromo.$B$1:.$I$198];8;0)" office:value-type="string" office:string-value="x2000060" calcext:value-type="string">
            <text:p>x200006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Babysec Super Premium Talla M Paquete 62 unid</text:p>
          </table:table-cell>
          <table:table-cell table:style-name="ce1" office:value-type="float" office:value="575775002" calcext:value-type="float">
            <text:p>575775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799-750-750/575775002-01-148925.jpg?v=636845545269200000" xlink:type="simple">https://wongfood.vteximg.com.br/arquivos/ids/272799-750-750/575775002-01-148925.jpg?v=6368455452692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1088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Babysec Super Premium Talla P Paquete 68 unid</text:p>
          </table:table-cell>
          <table:table-cell table:style-name="ce1" office:value-type="float" office:value="575775001" calcext:value-type="float">
            <text:p>575775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72798-750-750/575775001-01-148924.jpg?v=636845545258730000" xlink:type="simple">https://wongfood.vteximg.com.br/arquivos/ids/272798-750-750/575775001-01-148924.jpg?v=6368455452587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1089];['file:///home/hernan/Descargas/BD%20BabyPromo.xlsx'#$CodBabyPromo.$B$1:.$I$198];8;0)" office:value-type="string" office:string-value="x2000058" calcext:value-type="string">
            <text:p>x200005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1090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Pampers Premium Care Talla G Paquete 34 unid</text:p>
          </table:table-cell>
          <table:table-cell table:style-name="ce1" office:value-type="float" office:value="570586003" calcext:value-type="float">
            <text:p>57058600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0-750-750/570586003-01-131051.jpg?v=636796296802100000" xlink:type="simple">https://wongfood.vteximg.com.br/arquivos/ids/261720-750-750/570586003-01-131051.jpg?v=63679629680210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1091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Pampers Premium Care Talla M Paquete 40 unid</text:p>
          </table:table-cell>
          <table:table-cell table:style-name="ce1" office:value-type="float" office:value="570586002" calcext:value-type="float">
            <text:p>570586002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19-750-750/570586002-01-131050.jpg?v=636796296761800000" xlink:type="simple">https://wongfood.vteximg.com.br/arquivos/ids/261719-750-750/570586002-01-131050.jpg?v=63679629676180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1092];['file:///home/hernan/Descargas/BD%20BabyPromo.xlsx'#$CodBabyPromo.$B$1:.$I$198];8;0)" office:value-type="string" office:string-value="x2000089" calcext:value-type="string">
            <text:p>x200008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7" calcext:value-type="float">
            <text:p>2019327</text:p>
          </table:table-cell>
          <table:table-cell table:style-name="ce1" office:value-type="string" calcext:value-type="string">
            <text:p>Pañales para Bebé Pampers Confort Sec Talla XG Paquete 48 unid</text:p>
          </table:table-cell>
          <table:table-cell table:style-name="ce1" office:value-type="float" office:value="570588002" calcext:value-type="float">
            <text:p>570588002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4-750-750/frontal-118600.jpg?v=636796296849500000" xlink:type="simple">https://wongfood.vteximg.com.br/arquivos/ids/261724-750-750/frontal-118600.jpg?v=636796296849500000</text:a>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41.90</text:p>
          </table:table-cell>
          <table:table-cell table:style-name="ce1" office:value-type="string" calcext:value-type="string">
            <text:p>Metro</text:p>
          </table:table-cell>
          <table:table-cell table:formula="of:=VLOOKUP([.C1093];['file:///home/hernan/Descargas/BD%20BabyPromo.xlsx'#$CodBabyPromo.$B$1:.$I$198];8;0)" office:value-type="string" office:string-value="x2000057" calcext:value-type="string">
            <text:p>x200005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Natural Care Talla XG Paquete 42un</text:p>
          </table:table-cell>
          <table:table-cell table:style-name="ce1" office:value-type="float" office:value="20148267" calcext:value-type="float">
            <text:p>20148267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93-450-450/20148267.jpg?v=636754612854530000" xlink:type="simple">https://plazavea.vteximg.com.br/arquivos/ids/203493-450-450/20148267.jpg?v=63675461285453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094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Natural Care Niño Talla XXG Paquete 38un</text:p>
          </table:table-cell>
          <table:table-cell table:style-name="ce1" office:value-type="float" office:value="20148265" calcext:value-type="float">
            <text:p>20148265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91-450-450/20148265.jpg?v=636754603859600000" xlink:type="simple">https://plazavea.vteximg.com.br/arquivos/ids/203491-450-450/20148265.jpg?v=6367546038596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095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PAMPERS Premium Care Talla XXG Megapack <text:s/>Paquete 60un</text:p>
          </table:table-cell>
          <table:table-cell table:style-name="ce1" office:value-type="float" office:value="20138540" calcext:value-type="float">
            <text:p>20138540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09670-450-450/20138540.jpg?v=636850692632300000" xlink:type="simple">https://plazavea.vteximg.com.br/arquivos/ids/209670-450-450/20138540.jpg?v=6368506926323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59.90</text:p>
          </table:table-cell>
          <table:table-cell table:style-name="ce1" office:value-type="string" calcext:value-type="string">
            <text:p>Vea</text:p>
          </table:table-cell>
          <table:table-cell table:formula="of:=VLOOKUP([.C1096];['file:///home/hernan/Descargas/BD%20BabyPromo.xlsx'#$CodBabyPromo.$B$1:.$I$198];8;0)" office:value-type="string" office:string-value="x2000027" calcext:value-type="string">
            <text:p>x200002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Natural Care Niño Talla XG Megapack Paquete 100un</text:p>
          </table:table-cell>
          <table:table-cell table:style-name="ce1" office:value-type="float" office:value="20126866" calcext:value-type="float">
            <text:p>2012686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1-450-450/20126866.jpg?v=636444689711000000" xlink:type="simple">https://plazavea.vteximg.com.br/arquivos/ids/192281-450-450/20126866.jpg?v=6364446897110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75.90</text:p>
          </table:table-cell>
          <table:table-cell table:style-name="ce1" office:value-type="string" calcext:value-type="string">
            <text:p>Vea</text:p>
          </table:table-cell>
          <table:table-cell table:formula="of:=VLOOKUP([.C1097];['file:///home/hernan/Descargas/BD%20BabyPromo.xlsx'#$CodBabyPromo.$B$1:.$I$198];8;0)" office:value-type="string" office:string-value="x2000023" calcext:value-type="string">
            <text:p>x200002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Natural Care Auto Ajuste Hiper Niño Talla XXG Paquete 36un</text:p>
          </table:table-cell>
          <table:table-cell table:style-name="ce1" office:value-type="float" office:value="20110704" calcext:value-type="float">
            <text:p>201107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9-450-450/20110704.jpg?v=636701036323100000" xlink:type="simple">https://plazavea.vteximg.com.br/arquivos/ids/201829-450-450/20110704.jpg?v=6367010363231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098];['file:///home/hernan/Descargas/BD%20BabyPromo.xlsx'#$CodBabyPromo.$B$1:.$I$198];8;0)" office:value-type="string" office:string-value="x2000022" calcext:value-type="string">
            <text:p>x200002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Natural Care Auto Ajuste Niño Talla XG Paquete 40un</text:p>
          </table:table-cell>
          <table:table-cell table:style-name="ce1" office:value-type="float" office:value="20110702" calcext:value-type="float">
            <text:p>201107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6-450-450/20110702.jpg?v=636701036307600000" xlink:type="simple">https://plazavea.vteximg.com.br/arquivos/ids/201826-450-450/20110702.jpg?v=6367010363076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099];['file:///home/hernan/Descargas/BD%20BabyPromo.xlsx'#$CodBabyPromo.$B$1:.$I$198];8;0)" office:value-type="string" office:string-value="x2000021" calcext:value-type="string">
            <text:p>x200002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Active Sec Talla XXG Paquete 88un</text:p>
          </table:table-cell>
          <table:table-cell table:style-name="ce1" office:value-type="float" office:value="20159742" calcext:value-type="float">
            <text:p>2015974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56-450-450/20159742.jpg?v=636753802974630000" xlink:type="simple">https://plazavea.vteximg.com.br/arquivos/ids/203456-450-450/20159742.jpg?v=636753802974630000</text:a></text:p>
          </table:table-cell>
          <table:table-cell table:style-name="ce1" office:value-type="string" calcext:value-type="string">
            <text:p>S/ 84.90</text:p>
          </table:table-cell>
          <table:table-cell table:style-name="ce1" office:value-type="string" calcext:value-type="string">
            <text:p>S/ 79.90</text:p>
          </table:table-cell>
          <table:table-cell table:style-name="ce1" office:value-type="string" calcext:value-type="string">
            <text:p>Vea</text:p>
          </table:table-cell>
          <table:table-cell table:formula="of:=VLOOKUP([.C1100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BABYSEC Premium Superpack Talla G Paquete 64un</text:p>
          </table:table-cell>
          <table:table-cell table:style-name="ce1" office:value-type="float" office:value="20145311" calcext:value-type="float">
            <text:p>2014531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45-450-450/20145311.jpg?v=636893252902870000" xlink:type="simple">https://plazavea.vteximg.com.br/arquivos/ids/213245-450-450/20145311.jpg?v=63689325290287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101];['file:///home/hernan/Descargas/BD%20BabyPromo.xlsx'#$CodBabyPromo.$B$1:.$I$198];8;0)" office:value-type="string" office:string-value="x2000033" calcext:value-type="string">
            <text:p>x2000033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BABYSEC Premium Superpack Talla M Paquete 72un</text:p>
          </table:table-cell>
          <table:table-cell table:style-name="ce1" office:value-type="float" office:value="20145310" calcext:value-type="float">
            <text:p>2014531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44-450-450/20145310.jpg?v=636893252893130000" xlink:type="simple">https://plazavea.vteximg.com.br/arquivos/ids/213244-450-450/20145310.jpg?v=6368932528931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50</text:p>
          </table:table-cell>
          <table:table-cell table:style-name="ce1" office:value-type="string" calcext:value-type="string">
            <text:p>Vea</text:p>
          </table:table-cell>
          <table:table-cell table:formula="of:=VLOOKUP([.C1102];['file:///home/hernan/Descargas/BD%20BabyPromo.xlsx'#$CodBabyPromo.$B$1:.$I$198];8;0)" office:value-type="string" office:string-value="x2000032" calcext:value-type="string">
            <text:p>x2000032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 para Bebé BABYSEC Super Premium Cuidado Total Talla M Paquete 62un</text:p>
          </table:table-cell>
          <table:table-cell table:style-name="ce1" office:value-type="float" office:value="20144827" calcext:value-type="float">
            <text:p>20144827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39-450-450/20144827.jpg?v=636893252854730000" xlink:type="simple">https://plazavea.vteximg.com.br/arquivos/ids/213239-450-450/20144827.jpg?v=6368932528547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50</text:p>
          </table:table-cell>
          <table:table-cell table:style-name="ce1" office:value-type="string" calcext:value-type="string">
            <text:p>Vea</text:p>
          </table:table-cell>
          <table:table-cell table:formula="of:=VLOOKUP([.C1103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BABY SEC Super Premium Cuidado Total Talla XXG Paquete 42un</text:p>
          </table:table-cell>
          <table:table-cell table:style-name="ce1" office:value-type="float" office:value="20144830" calcext:value-type="float">
            <text:p>2014483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42-450-450/20144830.jpg?v=636893252878270000" xlink:type="simple">https://plazavea.vteximg.com.br/arquivos/ids/213242-450-450/20144830.jpg?v=63689325287827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41.50</text:p>
          </table:table-cell>
          <table:table-cell table:style-name="ce1" office:value-type="string" calcext:value-type="string">
            <text:p>Vea</text:p>
          </table:table-cell>
          <table:table-cell table:formula="of:=VLOOKUP([.C1104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BABYSEC Premium Talla XXG Superpack Paquete 96un</text:p>
          </table:table-cell>
          <table:table-cell table:style-name="ce1" office:value-type="float" office:value="20141311" calcext:value-type="float">
            <text:p>2014131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37-450-450/20141311.jpg?v=636893252838000000" xlink:type="simple">https://plazavea.vteximg.com.br/arquivos/ids/213237-450-450/20141311.jpg?v=636893252838000000</text:a></text:p>
          </table:table-cell>
          <table:table-cell table:style-name="ce1" office:value-type="string" calcext:value-type="string">
            <text:p>S/ 75.50</text:p>
          </table:table-cell>
          <table:table-cell table:style-name="ce1" office:value-type="string" calcext:value-type="string">
            <text:p>S/ 69.90</text:p>
          </table:table-cell>
          <table:table-cell table:style-name="ce1" office:value-type="string" calcext:value-type="string">
            <text:p>Vea</text:p>
          </table:table-cell>
          <table:table-cell table:formula="of:=VLOOKUP([.C1105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BABYSEC Premium Talla XG Superpack Paquete 104un</text:p>
          </table:table-cell>
          <table:table-cell table:style-name="ce1" office:value-type="float" office:value="20141310" calcext:value-type="float">
            <text:p>2014131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36-450-450/20141310.jpg?v=636893252828400000" xlink:type="simple">https://plazavea.vteximg.com.br/arquivos/ids/213236-450-450/20141310.jpg?v=636893252828400000</text:a></text:p>
          </table:table-cell>
          <table:table-cell table:style-name="ce1" office:value-type="string" calcext:value-type="string">
            <text:p>S/ 75.50</text:p>
          </table:table-cell>
          <table:table-cell table:style-name="ce1" office:value-type="string" calcext:value-type="string">
            <text:p>S/ 69.90</text:p>
          </table:table-cell>
          <table:table-cell table:style-name="ce1" office:value-type="string" calcext:value-type="string">
            <text:p>Vea</text:p>
          </table:table-cell>
          <table:table-cell table:formula="of:=VLOOKUP([.C1106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Natural Care Niño Talla G Megapack Paquete 112un</text:p>
          </table:table-cell>
          <table:table-cell table:style-name="ce1" office:value-type="float" office:value="20130647" calcext:value-type="float">
            <text:p>20130647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7-450-450/20130647.jpg?v=636444689795400000" xlink:type="simple">https://plazavea.vteximg.com.br/arquivos/ids/192287-450-450/20130647.jpg?v=6364446897954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75.90</text:p>
          </table:table-cell>
          <table:table-cell table:style-name="ce1" office:value-type="string" calcext:value-type="string">
            <text:p>Vea</text:p>
          </table:table-cell>
          <table:table-cell table:formula="of:=VLOOKUP([.C1107];['file:///home/hernan/Descargas/BD%20BabyPromo.xlsx'#$CodBabyPromo.$B$1:.$I$198];8;0)" office:value-type="string" office:string-value="x2000025" calcext:value-type="string">
            <text:p>x200002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Natural Care Niña Talla G Megapack Paquete 112un</text:p>
          </table:table-cell>
          <table:table-cell table:style-name="ce1" office:value-type="float" office:value="20130556" calcext:value-type="float">
            <text:p>2013055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6-450-450/20130556.jpg?v=636444689780400000" xlink:type="simple">https://plazavea.vteximg.com.br/arquivos/ids/192286-450-450/20130556.jpg?v=6364446897804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75.90</text:p>
          </table:table-cell>
          <table:table-cell table:style-name="ce1" office:value-type="string" calcext:value-type="string">
            <text:p>Vea</text:p>
          </table:table-cell>
          <table:table-cell table:formula="of:=VLOOKUP([.C1108];['file:///home/hernan/Descargas/BD%20BabyPromo.xlsx'#$CodBabyPromo.$B$1:.$I$198];8;0)" office:value-type="string" office:string-value="x2000087" calcext:value-type="string">
            <text:p>x200008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PAMPERS Confort Sec Talla P Paquete 46un</text:p>
          </table:table-cell>
          <table:table-cell table:style-name="ce1" office:value-type="float" office:value="20130407" calcext:value-type="float">
            <text:p>20130407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10692-450-450/20130407.jpg?v=636867025066030000" xlink:type="simple">https://plazavea.vteximg.com.br/arquivos/ids/210692-450-450/20130407.jpg?v=6368670250660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6.50</text:p>
          </table:table-cell>
          <table:table-cell table:style-name="ce1" office:value-type="string" calcext:value-type="string">
            <text:p>Vea</text:p>
          </table:table-cell>
          <table:table-cell table:formula="of:=VLOOKUP([.C1109];['file:///home/hernan/Descargas/BD%20BabyPromo.xlsx'#$CodBabyPromo.$B$1:.$I$198];8;0)" office:value-type="string" office:string-value="x2000007" calcext:value-type="string">
            <text:p>x200000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PAMPERS Premium Care Talla G Paquete 34un</text:p>
          </table:table-cell>
          <table:table-cell table:style-name="ce1" office:value-type="float" office:value="20129414" calcext:value-type="float">
            <text:p>2012941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10687-450-450/20129414.jpg?v=636867025033100000" xlink:type="simple">https://plazavea.vteximg.com.br/arquivos/ids/210687-450-450/20129414.jpg?v=6368670250331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1110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PAMPERS Premium Care Talla XXG Paquete 28un</text:p>
          </table:table-cell>
          <table:table-cell table:style-name="ce1" office:value-type="float" office:value="20129416" calcext:value-type="float">
            <text:p>20129416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10689-450-450/20129416.jpg?v=636867025045200000" xlink:type="simple">https://plazavea.vteximg.com.br/arquivos/ids/210689-450-450/20129416.jpg?v=6368670250452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1111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Natural Care Autoajustable Niña Talla XXG Paquete 36un</text:p>
          </table:table-cell>
          <table:table-cell table:style-name="ce1" office:value-type="float" office:value="20110698" calcext:value-type="float">
            <text:p>2011069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8-450-450/20110698.jpg?v=636701036316370000" xlink:type="simple">https://plazavea.vteximg.com.br/arquivos/ids/201828-450-450/20110698.jpg?v=63670103631637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112];['file:///home/hernan/Descargas/BD%20BabyPromo.xlsx'#$CodBabyPromo.$B$1:.$I$198];8;0)" office:value-type="string" office:string-value="x2000044" calcext:value-type="string">
            <text:p>x200004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Natural Care Autoajustable Niña Talla XG Paquete 40un</text:p>
          </table:table-cell>
          <table:table-cell table:style-name="ce1" office:value-type="float" office:value="20110696" calcext:value-type="float">
            <text:p>2011069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7-450-450/20110696.jpg?v=636701036312000000" xlink:type="simple">https://plazavea.vteximg.com.br/arquivos/ids/201827-450-450/20110696.jpg?v=6367010363120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113];['file:///home/hernan/Descargas/BD%20BabyPromo.xlsx'#$CodBabyPromo.$B$1:.$I$198];8;0)" office:value-type="string" office:string-value="x2000020" calcext:value-type="string">
            <text:p>x200002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Little Swimmers Talla M Paquete 11un</text:p>
          </table:table-cell>
          <table:table-cell table:style-name="ce1" office:value-type="float" office:value="20071393" calcext:value-type="float">
            <text:p>2007139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5000-450-450/20071393.jpg?v=636516414482770000" xlink:type="simple">https://plazavea.vteximg.com.br/arquivos/ids/195000-450-450/20071393.jpg?v=63651641448277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18.20</text:p>
          </table:table-cell>
          <table:table-cell table:style-name="ce1" office:value-type="string" calcext:value-type="string">
            <text:p>Vea</text:p>
          </table:table-cell>
          <table:table-cell table:formula="of:=VLOOKUP([.C1114];['file:///home/hernan/Descargas/BD%20BabyPromo.xlsx'#$CodBabyPromo.$B$1:.$I$198];8;0)" office:value-type="string" office:string-value="x2000090" calcext:value-type="string">
            <text:p>x200009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Little Swimmers Talla G Paquete 10un</text:p>
          </table:table-cell>
          <table:table-cell table:style-name="ce1" office:value-type="float" office:value="20071392" calcext:value-type="float">
            <text:p>2007139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190-450-450/20071392.jpg?v=636444688418800000" xlink:type="simple">https://plazavea.vteximg.com.br/arquivos/ids/192190-450-450/20071392.jpg?v=6364446884188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18.20</text:p>
          </table:table-cell>
          <table:table-cell table:style-name="ce1" office:value-type="string" calcext:value-type="string">
            <text:p>Vea</text:p>
          </table:table-cell>
          <table:table-cell table:formula="of:=VLOOKUP([.C1115];['file:///home/hernan/Descargas/BD%20BabyPromo.xlsx'#$CodBabyPromo.$B$1:.$I$198];8;0)" office:value-type="string" office:string-value="x2000019" calcext:value-type="string">
            <text:p>x200001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 para Bebé BAMBO NATURE Talla XXG</text:p>
          </table:table-cell>
          <table:table-cell table:style-name="ce1" office:value-type="float" office:value="20160925" calcext:value-type="float">
            <text:p>20160925</text:p>
          </table:table-cell>
          <table:table-cell table:style-name="ce1" office:value-type="string" calcext:value-type="string">
            <text:p>BAMBO NATURE</text:p>
          </table:table-cell>
          <table:table-cell table:style-name="ce2" office:value-type="string" calcext:value-type="string">
            <text:p><text:a xlink:href="https://plazavea.vteximg.com.br/arquivos/ids/209082-450-450/20160925.jpg?v=636843664867130000" xlink:type="simple">https://plazavea.vteximg.com.br/arquivos/ids/209082-450-450/20160925.jpg?v=6368436648671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1116];['file:///home/hernan/Descargas/BD%20BabyPromo.xlsx'#$CodBabyPromo.$B$1:.$I$198];8;0)" office:value-type="string" office:string-value="x2000039" calcext:value-type="string">
            <text:p>x200003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117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Babysec Premium Talla XXG Paquete 96 unid</text:p>
          </table:table-cell>
          <table:table-cell table:style-name="ce1" office:value-type="float" office:value="717209002" calcext:value-type="float">
            <text:p>717209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7-750-750/717209002-1.jpg?v=636893030543900000" xlink:type="simple">https://wongfood.vteximg.com.br/arquivos/ids/283567-750-750/717209002-1.jpg?v=63689303054390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1118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Natural Care Primeros 100 Días Talla P Paquete 50 unid</text:p>
          </table:table-cell>
          <table:table-cell table:style-name="ce1" office:value-type="float" office:value="534673" calcext:value-type="float">
            <text:p>53467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31598-750-750/534673-01-11428.jpg?v=636670152518000000" xlink:type="simple">https://wongfood.vteximg.com.br/arquivos/ids/231598-750-750/534673-01-11428.jpg?v=636670152518000000</text:a></text:p>
          </table:table-cell>
          <table:table-cell table:style-name="ce1" office:value-type="string" calcext:value-type="string">
            <text:p>S/. 43.85</text:p>
          </table:table-cell>
          <table:table-cell table:style-name="ce1" office:value-type="string" calcext:value-type="string">
            <text:p>S/. 28.10</text:p>
          </table:table-cell>
          <table:table-cell table:style-name="ce1" office:value-type="string" calcext:value-type="string">
            <text:p>Metro</text:p>
          </table:table-cell>
          <table:table-cell table:formula="of:=VLOOKUP([.C1119];['file:///home/hernan/Descargas/BD%20BabyPromo.xlsx'#$CodBabyPromo.$B$1:.$I$198];8;0)" office:value-type="string" office:string-value="x2000018" calcext:value-type="string">
            <text:p>x200001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Active Sec Talla G Paquete 116 unid</text:p>
          </table:table-cell>
          <table:table-cell table:style-name="ce1" office:value-type="float" office:value="732128001" calcext:value-type="float">
            <text:p>732128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0-750-750/732128001-1.jpg?v=636747909511030000" xlink:type="simple">https://wongfood.vteximg.com.br/arquivos/ids/250550-750-750/732128001-1.jpg?v=63674790951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120];['file:///home/hernan/Descargas/BD%20BabyPromo.xlsx'#$CodBabyPromo.$B$1:.$I$198];8;0)" office:value-type="string" office:string-value="x2000037" calcext:value-type="string">
            <text:p>x200003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Natural Care Niños Talla XXG Paquete 38 unid</text:p>
          </table:table-cell>
          <table:table-cell table:style-name="ce1" office:value-type="float" office:value="727566002" calcext:value-type="float">
            <text:p>727566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5-750-750/Pañales-Huggies-Hiperpack-Natural-Care-Niño-XXG-Paquete-38-Unidades-1-14376550.jpg?v=6367005063091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121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Natural Care Niños Talla XG Paquete 42 unid</text:p>
          </table:table-cell>
          <table:table-cell table:style-name="ce1" office:value-type="float" office:value="727566001" calcext:value-type="float">
            <text:p>727566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4-750-750/Pañales-Huggies-Hiperpack-Natural-Care-Niño-XG-Paquete-42-Unidades-1-14376549.jpg?v=6367005063049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122];['file:///home/hernan/Descargas/BD%20BabyPromo.xlsx'#$CodBabyPromo.$B$1:.$I$198];8;0)" office:value-type="string" office:string-value="x2000034" calcext:value-type="string">
            <text:p>x200003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Pampers Juegos y Sueños Talla XXG Paquete 40 unid</text:p>
          </table:table-cell>
          <table:table-cell table:style-name="ce1" office:value-type="float" office:value="568094004" calcext:value-type="float">
            <text:p>568094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7-750-750/Pañal-Pampers-Juego-y-Sueños-Talla-XXG-Paquete-40-Unidades-1-183397.jpg?v=6365964966407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1123];['file:///home/hernan/Descargas/BD%20BabyPromo.xlsx'#$CodBabyPromo.$B$1:.$I$198];8;0)" office:value-type="string" office:string-value="x2000049" calcext:value-type="string">
            <text:p>x200004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Pampers Juegos y Sueños Talla G Paquete 48 unid</text:p>
          </table:table-cell>
          <table:table-cell table:style-name="ce1" office:value-type="float" office:value="568094001" calcext:value-type="float">
            <text:p>56809400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5-750-750/Pañal-Pampers-Juego-y-Sueños-Talla-G-Paquete-48-Unidades-1-183394.jpg?v=636596496627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20</text:p>
          </table:table-cell>
          <table:table-cell table:style-name="ce1" office:value-type="string" calcext:value-type="string">
            <text:p>Metro</text:p>
          </table:table-cell>
          <table:table-cell table:formula="of:=VLOOKUP([.C1124];['file:///home/hernan/Descargas/BD%20BabyPromo.xlsx'#$CodBabyPromo.$B$1:.$I$198];8;0)" office:value-type="string" office:string-value="x2000047" calcext:value-type="string">
            <text:p>x200004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Pampers Premium Care Talla XG Paquete 28 unid</text:p>
          </table:table-cell>
          <table:table-cell table:style-name="ce1" office:value-type="float" office:value="570586004" calcext:value-type="float">
            <text:p>57058600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1-750-750/570586004-01-131052.jpg?v=636796296820230000" xlink:type="simple">https://wongfood.vteximg.com.br/arquivos/ids/261721-750-750/570586004-01-131052.jpg?v=63679629682023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1125];['file:///home/hernan/Descargas/BD%20BabyPromo.xlsx'#$CodBabyPromo.$B$1:.$I$198];8;0)" office:value-type="string" office:string-value="x2000051" calcext:value-type="string">
            <text:p>x200005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Natural Care Niñas Talla M Paquete 60 unid</text:p>
          </table:table-cell>
          <table:table-cell table:style-name="ce1" office:value-type="float" office:value="535137001" calcext:value-type="float">
            <text:p>535137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53-750-750/535137001-01-6433.jpg?v=636730524350200000" xlink:type="simple">https://wongfood.vteximg.com.br/arquivos/ids/245653-750-750/535137001-01-6433.jpg?v=6367305243502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126];['file:///home/hernan/Descargas/BD%20BabyPromo.xlsx'#$CodBabyPromo.$B$1:.$I$198];8;0)" office:value-type="string" office:string-value="x2000088" calcext:value-type="string">
            <text:p>x200008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Natural Care Unisex Talla XXG Paquete 38 unid</text:p>
          </table:table-cell>
          <table:table-cell table:style-name="ce1" office:value-type="float" office:value="752967004" calcext:value-type="float">
            <text:p>7529670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5-750-750/Pañales-Huggies-Natural-Care-Cotto-Talla-XXG-Paquete-38-Unidades-1-36587137.jpg?v=6368704922296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127];['file:///home/hernan/Descargas/BD%20BabyPromo.xlsx'#$CodBabyPromo.$B$1:.$I$198];8;0)" office:value-type="string" office:string-value="x2000086" calcext:value-type="string">
            <text:p>x200008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Natural Care Unisex Talla XG Paquete 42 unid</text:p>
          </table:table-cell>
          <table:table-cell table:style-name="ce1" office:value-type="float" office:value="752967003" calcext:value-type="float">
            <text:p>752967003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4-750-750/Pañales-Huggies-Natural-Care-Cotton-Talla-XG-Paquete-42-Unidades-1-36587136.jpg?v=6368704922268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128];['file:///home/hernan/Descargas/BD%20BabyPromo.xlsx'#$CodBabyPromo.$B$1:.$I$198];8;0)" office:value-type="string" office:string-value="x2000085" calcext:value-type="string">
            <text:p>x200008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Natural Care Unisex Talla M Paquete 58 unid</text:p>
          </table:table-cell>
          <table:table-cell table:style-name="ce1" office:value-type="float" office:value="752967002" calcext:value-type="float">
            <text:p>7529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3-750-750/Pañales-Huggies-Natural-Care-Cotton-Talla-M-Paquete-58-Unidades-1-36587135.jpg?v=636870492224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129];['file:///home/hernan/Descargas/BD%20BabyPromo.xlsx'#$CodBabyPromo.$B$1:.$I$198];8;0)" office:value-type="string" office:string-value="x2000084" calcext:value-type="string">
            <text:p>x200008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Natural Care Unisex Talla G Paquete 52 unid</text:p>
          </table:table-cell>
          <table:table-cell table:style-name="ce1" office:value-type="float" office:value="752967001" calcext:value-type="float">
            <text:p>752967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2-750-750/Pañales-Huggies-Natural-Care-Cotton-Talla-G-Paquete-52-Unidades-1-36587134.jpg?v=6368704922224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130];['file:///home/hernan/Descargas/BD%20BabyPromo.xlsx'#$CodBabyPromo.$B$1:.$I$198];8;0)" office:value-type="string" office:string-value="x2000083" calcext:value-type="string">
            <text:p>x2000083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Babysec Premium Talla XXG Paquete 84 unid</text:p>
          </table:table-cell>
          <table:table-cell table:style-name="ce1" office:value-type="float" office:value="738809" calcext:value-type="float">
            <text:p>738809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50-750-750/738809-1.jpg?v=636893018018500000" xlink:type="simple">https://wongfood.vteximg.com.br/arquivos/ids/283550-750-750/738809-1.jpg?v=63689301801850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1131];['file:///home/hernan/Descargas/BD%20BabyPromo.xlsx'#$CodBabyPromo.$B$1:.$I$198];8;0)" office:value-type="string" office:string-value="x2000016" calcext:value-type="string">
            <text:p>x2000016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Babysec Super Premium Talla XG Paquete 92 unid</text:p>
          </table:table-cell>
          <table:table-cell table:style-name="ce1" office:value-type="float" office:value="738808" calcext:value-type="float">
            <text:p>738808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49-750-750/738808-1.jpg?v=636893017745630000" xlink:type="simple">https://wongfood.vteximg.com.br/arquivos/ids/283549-750-750/738808-1.jpg?v=63689301774563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1132];['file:///home/hernan/Descargas/BD%20BabyPromo.xlsx'#$CodBabyPromo.$B$1:.$I$198];8;0)" office:value-type="string" office:string-value="x2000015" calcext:value-type="string">
            <text:p>x200001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Pampers Confort Sec Talla XXG Paquete 44 unid</text:p>
          </table:table-cell>
          <table:table-cell table:style-name="ce1" office:value-type="float" office:value="735461" calcext:value-type="float">
            <text:p>73546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75961-750-750/Pañales-para-Bebe-Pampers-Confort-Sec-Talla-XXG-Paquete-44-unid-1-17194629.jpg?v=6368585042992300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41.90</text:p>
          </table:table-cell>
          <table:table-cell table:style-name="ce1" office:value-type="string" calcext:value-type="string">
            <text:p>Metro</text:p>
          </table:table-cell>
          <table:table-cell table:formula="of:=VLOOKUP([.C1133];['file:///home/hernan/Descargas/BD%20BabyPromo.xlsx'#$CodBabyPromo.$B$1:.$I$198];8;0)" office:value-type="string" office:string-value="x2000013" calcext:value-type="string">
            <text:p>x200001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Huggies Active Sec Ajuste Perfecto Talla M Paquete 24 Unidades</text:p>
          </table:table-cell>
          <table:table-cell table:style-name="ce1" office:value-type="float" office:value="727568" calcext:value-type="float">
            <text:p>72756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5427-750-750/727568-1.jpg?v=636771375287800000" xlink:type="simple">https://wongfood.vteximg.com.br/arquivos/ids/255427-750-750/727568-1.jpg?v=6367713752878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1134];['file:///home/hernan/Descargas/BD%20BabyPromo.xlsx'#$CodBabyPromo.$B$1:.$I$198];8;0)" office:value-type="string" office:string-value="x2000012" calcext:value-type="string">
            <text:p>x200001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Active Sec Talla XXG Paquete 88 unid</text:p>
          </table:table-cell>
          <table:table-cell table:style-name="ce1" office:value-type="float" office:value="732128004" calcext:value-type="float">
            <text:p>732128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3-750-750/732128004-1.jpg?v=636747910463400000" xlink:type="simple">https://wongfood.vteximg.com.br/arquivos/ids/250553-750-750/732128004-1.jpg?v=63674791046340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135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Active Sec Talla M Paquete 128 unid</text:p>
          </table:table-cell>
          <table:table-cell table:style-name="ce1" office:value-type="float" office:value="732128002" calcext:value-type="float">
            <text:p>732128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1-750-750/732128002-1.jpg?v=636747909770670000" xlink:type="simple">https://wongfood.vteximg.com.br/arquivos/ids/250551-750-750/732128002-1.jpg?v=63674790977067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136];['file:///home/hernan/Descargas/BD%20BabyPromo.xlsx'#$CodBabyPromo.$B$1:.$I$198];8;0)" office:value-type="string" office:string-value="x2000080" calcext:value-type="string">
            <text:p>x200008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Natural Care Primeros 100 Días Talla RN Paquete 60 unid</text:p>
          </table:table-cell>
          <table:table-cell table:style-name="ce1" office:value-type="float" office:value="546460" calcext:value-type="float">
            <text:p>546460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7061-750-750/Pañales-Huggies-Primeros-Dias-Recien-Nacido-Unisex-Paquete-60-Unidades-1-179057.jpg?v=6367357089430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137];['file:///home/hernan/Descargas/BD%20BabyPromo.xlsx'#$CodBabyPromo.$B$1:.$I$198];8;0)" office:value-type="string" office:string-value="x2000004" calcext:value-type="string">
            <text:p>x200000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Active Sec Ajuste Perfecto Talla XG Paquete 22 unid</text:p>
          </table:table-cell>
          <table:table-cell table:style-name="ce1" office:value-type="float" office:value="727569001" calcext:value-type="float">
            <text:p>727569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7-750-750/Pañales-Huggies-Active-Sec-Ajuste-Perfecto-Talla-XG-Paquete-22-Und-1-14376553.jpg?v=6367246932123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1138];['file:///home/hernan/Descargas/BD%20BabyPromo.xlsx'#$CodBabyPromo.$B$1:.$I$198];8;0)" office:value-type="string" office:string-value="x2000077" calcext:value-type="string">
            <text:p>x200007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Active Sec Ajuste Perfecto Talla G Paquete 28 unid</text:p>
          </table:table-cell>
          <table:table-cell table:style-name="ce1" office:value-type="float" office:value="727567002" calcext:value-type="float">
            <text:p>7275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6-750-750/Pañales-Huggies-Active-Sec-Ajuste-Perfecto-Talla-G-Paquete-28-Und-1-14376552.jpg?v=6367246932086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1139];['file:///home/hernan/Descargas/BD%20BabyPromo.xlsx'#$CodBabyPromo.$B$1:.$I$198];8;0)" office:value-type="string" office:string-value="x2000076" calcext:value-type="string">
            <text:p>x200007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Natural Care Niñas Talla XXG Paquete 38 unid</text:p>
          </table:table-cell>
          <table:table-cell table:style-name="ce1" office:value-type="float" office:value="727565002" calcext:value-type="float">
            <text:p>727565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3-750-750/Pañales-Huggies-Hiperpack-Natural-Care-Niña-XXG-Paquete-38-Unidades-1-14376548.jpg?v=636700506300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140];['file:///home/hernan/Descargas/BD%20BabyPromo.xlsx'#$CodBabyPromo.$B$1:.$I$198];8;0)" office:value-type="string" office:string-value="x2000073" calcext:value-type="string">
            <text:p>x200007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Natural Care Niñas Talla XG Paquete 42 unid</text:p>
          </table:table-cell>
          <table:table-cell table:style-name="ce1" office:value-type="float" office:value="727565001" calcext:value-type="float">
            <text:p>727565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2-750-750/Pañales-Huggies-Hiperpack-Natural-Care-Niña-XG-Paquete-42-Unidades-1-14376547.jpg?v=6367005062976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141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Ninet Talla XL Paquete 52 unid</text:p>
          </table:table-cell>
          <table:table-cell table:style-name="ce1" office:value-type="float" office:value="702188003" calcext:value-type="float">
            <text:p>702188003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2-750-750/Pañales-Hiperpack-Ninet-Talla-XL-Paquete-52-Unidades-1-154821.jpg?v=6367538528368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142];['file:///home/hernan/Descargas/BD%20BabyPromo.xlsx'#$CodBabyPromo.$B$1:.$I$198];8;0)" office:value-type="string" office:string-value="x2000065" calcext:value-type="string">
            <text:p>x200006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Ninet Talla L Paquete 64 unid</text:p>
          </table:table-cell>
          <table:table-cell table:style-name="ce1" office:value-type="float" office:value="702188002" calcext:value-type="float">
            <text:p>702188002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1-750-750/Pañales-Hiperpack-Ninet-Talla-L-Paquete-64-Unidades-1-154820.jpg?v=6367538528309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143];['file:///home/hernan/Descargas/BD%20BabyPromo.xlsx'#$CodBabyPromo.$B$1:.$I$198];8;0)" office:value-type="string" office:string-value="x2000064" calcext:value-type="string">
            <text:p>x200006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Ninet Talla M Paquete 72 unid</text:p>
          </table:table-cell>
          <table:table-cell table:style-name="ce1" office:value-type="float" office:value="702188001" calcext:value-type="float">
            <text:p>702188001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0-750-750/Pañales-Hiperpack-Ninet-Talla-M-Paquete-72-Unidades-1-154819.jpg?v=6367538528260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144];['file:///home/hernan/Descargas/BD%20BabyPromo.xlsx'#$CodBabyPromo.$B$1:.$I$198];8;0)" office:value-type="string" office:string-value="x2000063" calcext:value-type="string">
            <text:p>x2000063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Babysec Premium Talla XG Paquete 104 unid</text:p>
          </table:table-cell>
          <table:table-cell table:style-name="ce1" office:value-type="float" office:value="717209001" calcext:value-type="float">
            <text:p>717209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6-750-750/717209001-1.jpg?v=636893029988600000" xlink:type="simple">https://wongfood.vteximg.com.br/arquivos/ids/283566-750-750/717209001-1.jpg?v=63689302998860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1145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Pampers Confort Sec Talla XG Paquete 28 unid</text:p>
          </table:table-cell>
          <table:table-cell table:style-name="ce1" office:value-type="float" office:value="570587004" calcext:value-type="float">
            <text:p>570587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5-750-750/Pañales-Pampers-Mega-Confort-Sec-Talla-XG-Paquete-28-Unidades-1-219575.jpg?v=636707203030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1146];['file:///home/hernan/Descargas/BD%20BabyPromo.xlsx'#$CodBabyPromo.$B$1:.$I$198];8;0)" office:value-type="string" office:string-value="x2000055" calcext:value-type="string">
            <text:p>x200005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Pampers Confort Sec Talla XXG Paquete 28 unid</text:p>
          </table:table-cell>
          <table:table-cell table:style-name="ce1" office:value-type="float" office:value="570587003" calcext:value-type="float">
            <text:p>57058700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3-750-750/Pañales-Pampers-Mega-Confort-Sec-Talla-XXG-Paquete-28-Unidades-1-219574.jpg?v=6367072030224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1147];['file:///home/hernan/Descargas/BD%20BabyPromo.xlsx'#$CodBabyPromo.$B$1:.$I$198];8;0)" office:value-type="string" office:string-value="x2000054" calcext:value-type="string">
            <text:p>x200005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Pampers Confort Sec Talla G Paquete 34 unid</text:p>
          </table:table-cell>
          <table:table-cell table:style-name="ce1" office:value-type="float" office:value="570587002" calcext:value-type="float">
            <text:p>570587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1-750-750/Pañales-Pampers-Mega-Confort-Sec-Talla-G-Paquete-34-Unidades-1-219573.jpg?v=6367072030140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1148];['file:///home/hernan/Descargas/BD%20BabyPromo.xlsx'#$CodBabyPromo.$B$1:.$I$198];8;0)" office:value-type="string" office:string-value="x2000053" calcext:value-type="string">
            <text:p>x200005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Ecológicos para Bebé Bio Baby Talla XG Paquete 34 unid</text:p>
          </table:table-cell>
          <table:table-cell table:style-name="ce1" office:value-type="float" office:value="716175" calcext:value-type="float">
            <text:p>716175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6-750-750/Pañales-Bio-Baby-XGrande-paquete-34-unidades-Pañales-Bio-Baby-XGrandre-paquete-34-unidades--1-219457.jpg?v=636597792561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149];['file:///home/hernan/Descargas/BD%20BabyPromo.xlsx'#$CodBabyPromo.$B$1:.$I$198];8;0)" office:value-type="string" office:string-value="x2000010" calcext:value-type="string">
            <text:p>x200001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Ecológicos para Bebé Bio Baby Talla G Paquete 38 unid</text:p>
          </table:table-cell>
          <table:table-cell table:style-name="ce1" office:value-type="float" office:value="716174" calcext:value-type="float">
            <text:p>716174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5-750-750/Pañales-Bio-Baby-Grande-paquete-38-unidades-1-219456.jpg?v=636597792558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150];['file:///home/hernan/Descargas/BD%20BabyPromo.xlsx'#$CodBabyPromo.$B$1:.$I$198];8;0)" office:value-type="string" office:string-value="x2000009" calcext:value-type="string">
            <text:p>x200000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Ecológicos para Bebé Bio Baby Talla M Paquete 38 unid</text:p>
          </table:table-cell>
          <table:table-cell table:style-name="ce1" office:value-type="float" office:value="716173" calcext:value-type="float">
            <text:p>716173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4-750-750/Pañales-Bio-Baby-Mediano-paquete-38-unidades-Pañales-Bio-Baby-mediano-paquete-38-unidades-1-219455.jpg?v=6365977925535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151];['file:///home/hernan/Descargas/BD%20BabyPromo.xlsx'#$CodBabyPromo.$B$1:.$I$198];8;0)" office:value-type="string" office:string-value="x2000008" calcext:value-type="string">
            <text:p>x200000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Active Sec Talla XXG Paquete 44 unid</text:p>
          </table:table-cell>
          <table:table-cell table:style-name="ce1" office:value-type="float" office:value="717431004" calcext:value-type="float">
            <text:p>717431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4-750-750/717431004-01-237366.jpg?v=636730525559330000" xlink:type="simple">https://wongfood.vteximg.com.br/arquivos/ids/245674-750-750/717431004-01-237366.jpg?v=63673052555933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152];['file:///home/hernan/Descargas/BD%20BabyPromo.xlsx'#$CodBabyPromo.$B$1:.$I$198];8;0)" office:value-type="string" office:string-value="x2000071" calcext:value-type="string">
            <text:p>x200007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Active Sec Talla XG Paquete 48 unid</text:p>
          </table:table-cell>
          <table:table-cell table:style-name="ce1" office:value-type="float" office:value="717431003" calcext:value-type="float">
            <text:p>717431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3-750-750/717431003-01-237365.jpg?v=636730525551970000" xlink:type="simple">https://wongfood.vteximg.com.br/arquivos/ids/245673-750-750/717431003-01-237365.jpg?v=63673052555197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153];['file:///home/hernan/Descargas/BD%20BabyPromo.xlsx'#$CodBabyPromo.$B$1:.$I$198];8;0)" office:value-type="string" office:string-value="x2000070" calcext:value-type="string">
            <text:p>x200007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Active Sec Talla M Paquete 64 unid</text:p>
          </table:table-cell>
          <table:table-cell table:style-name="ce1" office:value-type="float" office:value="717431001" calcext:value-type="float">
            <text:p>717431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1-750-750/717431001-01-237363.jpg?v=636730525542400000" xlink:type="simple">https://wongfood.vteximg.com.br/arquivos/ids/245671-750-750/717431001-01-237363.jpg?v=6367305255424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154];['file:///home/hernan/Descargas/BD%20BabyPromo.xlsx'#$CodBabyPromo.$B$1:.$I$198];8;0)" office:value-type="string" office:string-value="x2000068" calcext:value-type="string">
            <text:p>x200006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Huggies Active Sec Talla G Paquete 58 unid</text:p>
          </table:table-cell>
          <table:table-cell table:style-name="ce1" office:value-type="float" office:value="717431002" calcext:value-type="float">
            <text:p>717431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2-750-750/717431002-01-237364.jpg?v=636730525547600000" xlink:type="simple">https://wongfood.vteximg.com.br/arquivos/ids/245672-750-750/717431002-01-237364.jpg?v=636730525547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155];['file:///home/hernan/Descargas/BD%20BabyPromo.xlsx'#$CodBabyPromo.$B$1:.$I$198];8;0)" office:value-type="string" office:string-value="x2000069" calcext:value-type="string">
            <text:p>x200006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Pampers Juegos y Sueños Talla P Paquete 32 unid</text:p>
          </table:table-cell>
          <table:table-cell table:style-name="ce1" office:value-type="float" office:value="568073" calcext:value-type="float">
            <text:p>56807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4-750-750/Pañal-Pampers-Juegos-y-Sueños-Talla-P-Paquete-32-Unidades-1-218879.jpg?v=636596496622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1.60</text:p>
          </table:table-cell>
          <table:table-cell table:style-name="ce1" office:value-type="string" calcext:value-type="string">
            <text:p>Metro</text:p>
          </table:table-cell>
          <table:table-cell table:formula="of:=VLOOKUP([.C1156];['file:///home/hernan/Descargas/BD%20BabyPromo.xlsx'#$CodBabyPromo.$B$1:.$I$198];8;0)" office:value-type="string" office:string-value="x2000005" calcext:value-type="string">
            <text:p>x200000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Pampers Juegos y Sueños Talla XG Paquete 42 unid</text:p>
          </table:table-cell>
          <table:table-cell table:style-name="ce1" office:value-type="float" office:value="568094002" calcext:value-type="float">
            <text:p>568094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6-750-750/Pañal-Pampers-Juego-y-Sueños-Talla-XG-Paquete-42-Unidades-1-183395.jpg?v=63659649663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1157];['file:///home/hernan/Descargas/BD%20BabyPromo.xlsx'#$CodBabyPromo.$B$1:.$I$198];8;0)" office:value-type="string" office:string-value="x2000048" calcext:value-type="string">
            <text:p>x200004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Babysec Super Premium Talla XXG Paquete 42 unid</text:p>
          </table:table-cell>
          <table:table-cell table:style-name="ce1" office:value-type="float" office:value="575775005" calcext:value-type="float">
            <text:p>575775005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5-750-750/575775005-1.jpg?v=636893029718830000" xlink:type="simple">https://wongfood.vteximg.com.br/arquivos/ids/283565-750-750/575775005-1.jpg?v=6368930297188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1158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Babysec Super Premium Talla XG Paquete 46 unid</text:p>
          </table:table-cell>
          <table:table-cell table:style-name="ce1" office:value-type="float" office:value="575775004" calcext:value-type="float">
            <text:p>575775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4-750-750/575775004-1.jpg?v=636893029433470000" xlink:type="simple">https://wongfood.vteximg.com.br/arquivos/ids/283564-750-750/575775004-1.jpg?v=6368930294334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1159];['file:///home/hernan/Descargas/BD%20BabyPromo.xlsx'#$CodBabyPromo.$B$1:.$I$198];8;0)" office:value-type="string" office:string-value="x2000061" calcext:value-type="string">
            <text:p>x200006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Babysec Super Premium Talla G Paquete 56 unid</text:p>
          </table:table-cell>
          <table:table-cell table:style-name="ce1" office:value-type="float" office:value="575775003" calcext:value-type="float">
            <text:p>575775003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3-750-750/575775003-1.jpg?v=636893029144300000" xlink:type="simple">https://wongfood.vteximg.com.br/arquivos/ids/283563-750-750/575775003-1.jpg?v=6368930291443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1160];['file:///home/hernan/Descargas/BD%20BabyPromo.xlsx'#$CodBabyPromo.$B$1:.$I$198];8;0)" office:value-type="string" office:string-value="x2000060" calcext:value-type="string">
            <text:p>x200006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Babysec Super Premium Talla M Paquete 62 unid</text:p>
          </table:table-cell>
          <table:table-cell table:style-name="ce1" office:value-type="float" office:value="575775002" calcext:value-type="float">
            <text:p>575775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2-750-750/575775002-1.jpg?v=636893028876770000" xlink:type="simple">https://wongfood.vteximg.com.br/arquivos/ids/283562-750-750/575775002-1.jpg?v=6368930288767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1161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Babysec Super Premium Talla P Paquete 68 unid</text:p>
          </table:table-cell>
          <table:table-cell table:style-name="ce1" office:value-type="float" office:value="575775001" calcext:value-type="float">
            <text:p>575775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0-750-750/575775001-1.jpg?v=636893028526670000" xlink:type="simple">https://wongfood.vteximg.com.br/arquivos/ids/283560-750-750/575775001-1.jpg?v=6368930285266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1162];['file:///home/hernan/Descargas/BD%20BabyPromo.xlsx'#$CodBabyPromo.$B$1:.$I$198];8;0)" office:value-type="string" office:string-value="x2000058" calcext:value-type="string">
            <text:p>x200005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1163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Pampers Premium Care Talla G Paquete 34 unid</text:p>
          </table:table-cell>
          <table:table-cell table:style-name="ce1" office:value-type="float" office:value="570586003" calcext:value-type="float">
            <text:p>57058600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0-750-750/570586003-01-131051.jpg?v=636796296802100000" xlink:type="simple">https://wongfood.vteximg.com.br/arquivos/ids/261720-750-750/570586003-01-131051.jpg?v=63679629680210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1164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Pampers Premium Care Talla M Paquete 40 unid</text:p>
          </table:table-cell>
          <table:table-cell table:style-name="ce1" office:value-type="float" office:value="570586002" calcext:value-type="float">
            <text:p>570586002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19-750-750/570586002-01-131050.jpg?v=636796296761800000" xlink:type="simple">https://wongfood.vteximg.com.br/arquivos/ids/261719-750-750/570586002-01-131050.jpg?v=63679629676180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1165];['file:///home/hernan/Descargas/BD%20BabyPromo.xlsx'#$CodBabyPromo.$B$1:.$I$198];8;0)" office:value-type="string" office:string-value="x2000089" calcext:value-type="string">
            <text:p>x200008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8" calcext:value-type="float">
            <text:p>2019328</text:p>
          </table:table-cell>
          <table:table-cell table:style-name="ce1" office:value-type="string" calcext:value-type="string">
            <text:p>Pañales para Bebé Pampers Confort Sec Talla XG Paquete 48 unid</text:p>
          </table:table-cell>
          <table:table-cell table:style-name="ce1" office:value-type="float" office:value="570588002" calcext:value-type="float">
            <text:p>570588002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4-750-750/frontal-118600.jpg?v=636796296849500000" xlink:type="simple">https://wongfood.vteximg.com.br/arquivos/ids/261724-750-750/frontal-118600.jpg?v=636796296849500000</text:a>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41.90</text:p>
          </table:table-cell>
          <table:table-cell table:style-name="ce1" office:value-type="string" calcext:value-type="string">
            <text:p>Metro</text:p>
          </table:table-cell>
          <table:table-cell table:formula="of:=VLOOKUP([.C1166];['file:///home/hernan/Descargas/BD%20BabyPromo.xlsx'#$CodBabyPromo.$B$1:.$I$198];8;0)" office:value-type="string" office:string-value="x2000057" calcext:value-type="string">
            <text:p>x200005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Natural Care Talla XG Paquete 42un</text:p>
          </table:table-cell>
          <table:table-cell table:style-name="ce1" office:value-type="float" office:value="20148267" calcext:value-type="float">
            <text:p>20148267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93-450-450/20148267.jpg?v=636754612854530000" xlink:type="simple">https://plazavea.vteximg.com.br/arquivos/ids/203493-450-450/20148267.jpg?v=63675461285453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167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Natural Care Niño Talla XXG Paquete 38un</text:p>
          </table:table-cell>
          <table:table-cell table:style-name="ce1" office:value-type="float" office:value="20148265" calcext:value-type="float">
            <text:p>20148265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91-450-450/20148265.jpg?v=636754603859600000" xlink:type="simple">https://plazavea.vteximg.com.br/arquivos/ids/203491-450-450/20148265.jpg?v=6367546038596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168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PAMPERS Premium Care Talla XXG Megapack <text:s/>Paquete 60un</text:p>
          </table:table-cell>
          <table:table-cell table:style-name="ce1" office:value-type="float" office:value="20138540" calcext:value-type="float">
            <text:p>20138540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09670-450-450/20138540.jpg?v=636850692632300000" xlink:type="simple">https://plazavea.vteximg.com.br/arquivos/ids/209670-450-450/20138540.jpg?v=636850692632300000</text:a></text:p>
          </table:table-cell>
          <table:table-cell table:style-name="ce1" office:value-type="string" calcext:value-type="string">
            <text:p>S/ 59.90</text:p>
          </table:table-cell>
          <table:table-cell table:style-name="ce1" office:value-type="string" calcext:value-type="string">
            <text:p>S/ 57.50</text:p>
          </table:table-cell>
          <table:table-cell table:style-name="ce1" office:value-type="string" calcext:value-type="string">
            <text:p>Vea</text:p>
          </table:table-cell>
          <table:table-cell table:formula="of:=VLOOKUP([.C1169];['file:///home/hernan/Descargas/BD%20BabyPromo.xlsx'#$CodBabyPromo.$B$1:.$I$198];8;0)" office:value-type="string" office:string-value="x2000027" calcext:value-type="string">
            <text:p>x200002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Natural Care Niño Talla XG Megapack Paquete 100un</text:p>
          </table:table-cell>
          <table:table-cell table:style-name="ce1" office:value-type="float" office:value="20126866" calcext:value-type="float">
            <text:p>2012686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1-450-450/20126866.jpg?v=636444689711000000" xlink:type="simple">https://plazavea.vteximg.com.br/arquivos/ids/192281-450-450/20126866.jpg?v=6364446897110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75.90</text:p>
          </table:table-cell>
          <table:table-cell table:style-name="ce1" office:value-type="string" calcext:value-type="string">
            <text:p>Vea</text:p>
          </table:table-cell>
          <table:table-cell table:formula="of:=VLOOKUP([.C1170];['file:///home/hernan/Descargas/BD%20BabyPromo.xlsx'#$CodBabyPromo.$B$1:.$I$198];8;0)" office:value-type="string" office:string-value="x2000023" calcext:value-type="string">
            <text:p>x200002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Natural Care Auto Ajuste Hiper Niño Talla XXG Paquete 36un</text:p>
          </table:table-cell>
          <table:table-cell table:style-name="ce1" office:value-type="float" office:value="20110704" calcext:value-type="float">
            <text:p>201107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9-450-450/20110704.jpg?v=636701036323100000" xlink:type="simple">https://plazavea.vteximg.com.br/arquivos/ids/201829-450-450/20110704.jpg?v=6367010363231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171];['file:///home/hernan/Descargas/BD%20BabyPromo.xlsx'#$CodBabyPromo.$B$1:.$I$198];8;0)" office:value-type="string" office:string-value="x2000022" calcext:value-type="string">
            <text:p>x200002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Natural Care Auto Ajuste Niño Talla XG Paquete 40un</text:p>
          </table:table-cell>
          <table:table-cell table:style-name="ce1" office:value-type="float" office:value="20110702" calcext:value-type="float">
            <text:p>201107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6-450-450/20110702.jpg?v=636701036307600000" xlink:type="simple">https://plazavea.vteximg.com.br/arquivos/ids/201826-450-450/20110702.jpg?v=6367010363076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172];['file:///home/hernan/Descargas/BD%20BabyPromo.xlsx'#$CodBabyPromo.$B$1:.$I$198];8;0)" office:value-type="string" office:string-value="x2000021" calcext:value-type="string">
            <text:p>x200002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Active Sec Talla XXG Paquete 88un</text:p>
          </table:table-cell>
          <table:table-cell table:style-name="ce1" office:value-type="float" office:value="20159742" calcext:value-type="float">
            <text:p>2015974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56-450-450/20159742.jpg?v=636753802974630000" xlink:type="simple">https://plazavea.vteximg.com.br/arquivos/ids/203456-450-450/20159742.jpg?v=636753802974630000</text:a></text:p>
          </table:table-cell>
          <table:table-cell table:style-name="ce1" office:value-type="string" calcext:value-type="string">
            <text:p>S/ 84.90</text:p>
          </table:table-cell>
          <table:table-cell table:style-name="ce1" office:value-type="string" calcext:value-type="string">
            <text:p>S/ 79.90</text:p>
          </table:table-cell>
          <table:table-cell table:style-name="ce1" office:value-type="string" calcext:value-type="string">
            <text:p>Vea</text:p>
          </table:table-cell>
          <table:table-cell table:formula="of:=VLOOKUP([.C1173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BABYSEC Premium Superpack Talla G Paquete 64un</text:p>
          </table:table-cell>
          <table:table-cell table:style-name="ce1" office:value-type="float" office:value="20145311" calcext:value-type="float">
            <text:p>2014531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45-450-450/20145311.jpg?v=636893252902870000" xlink:type="simple">https://plazavea.vteximg.com.br/arquivos/ids/213245-450-450/20145311.jpg?v=63689325290287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174];['file:///home/hernan/Descargas/BD%20BabyPromo.xlsx'#$CodBabyPromo.$B$1:.$I$198];8;0)" office:value-type="string" office:string-value="x2000033" calcext:value-type="string">
            <text:p>x2000033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BABYSEC Premium Superpack Talla M Paquete 72un</text:p>
          </table:table-cell>
          <table:table-cell table:style-name="ce1" office:value-type="float" office:value="20145310" calcext:value-type="float">
            <text:p>2014531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44-450-450/20145310.jpg?v=636893252893130000" xlink:type="simple">https://plazavea.vteximg.com.br/arquivos/ids/213244-450-450/20145310.jpg?v=6368932528931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50</text:p>
          </table:table-cell>
          <table:table-cell table:style-name="ce1" office:value-type="string" calcext:value-type="string">
            <text:p>Vea</text:p>
          </table:table-cell>
          <table:table-cell table:formula="of:=VLOOKUP([.C1175];['file:///home/hernan/Descargas/BD%20BabyPromo.xlsx'#$CodBabyPromo.$B$1:.$I$198];8;0)" office:value-type="string" office:string-value="x2000032" calcext:value-type="string">
            <text:p>x2000032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 para Bebé BABYSEC Super Premium Cuidado Total Talla M Paquete 62un</text:p>
          </table:table-cell>
          <table:table-cell table:style-name="ce1" office:value-type="float" office:value="20144827" calcext:value-type="float">
            <text:p>20144827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39-450-450/20144827.jpg?v=636893252854730000" xlink:type="simple">https://plazavea.vteximg.com.br/arquivos/ids/213239-450-450/20144827.jpg?v=6368932528547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50</text:p>
          </table:table-cell>
          <table:table-cell table:style-name="ce1" office:value-type="string" calcext:value-type="string">
            <text:p>Vea</text:p>
          </table:table-cell>
          <table:table-cell table:formula="of:=VLOOKUP([.C1176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BABY SEC Super Premium Cuidado Total Talla XXG Paquete 42un</text:p>
          </table:table-cell>
          <table:table-cell table:style-name="ce1" office:value-type="float" office:value="20144830" calcext:value-type="float">
            <text:p>2014483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42-450-450/20144830.jpg?v=636893252878270000" xlink:type="simple">https://plazavea.vteximg.com.br/arquivos/ids/213242-450-450/20144830.jpg?v=63689325287827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41.50</text:p>
          </table:table-cell>
          <table:table-cell table:style-name="ce1" office:value-type="string" calcext:value-type="string">
            <text:p>Vea</text:p>
          </table:table-cell>
          <table:table-cell table:formula="of:=VLOOKUP([.C1177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BABYSEC Premium Talla XXG Superpack Paquete 96un</text:p>
          </table:table-cell>
          <table:table-cell table:style-name="ce1" office:value-type="float" office:value="20141311" calcext:value-type="float">
            <text:p>2014131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37-450-450/20141311.jpg?v=636893252838000000" xlink:type="simple">https://plazavea.vteximg.com.br/arquivos/ids/213237-450-450/20141311.jpg?v=636893252838000000</text:a></text:p>
          </table:table-cell>
          <table:table-cell table:style-name="ce1" office:value-type="string" calcext:value-type="string">
            <text:p>S/ 75.50</text:p>
          </table:table-cell>
          <table:table-cell table:style-name="ce1" office:value-type="string" calcext:value-type="string">
            <text:p>S/ 69.50</text:p>
          </table:table-cell>
          <table:table-cell table:style-name="ce1" office:value-type="string" calcext:value-type="string">
            <text:p>Vea</text:p>
          </table:table-cell>
          <table:table-cell table:formula="of:=VLOOKUP([.C1178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BABYSEC Premium Talla XG Superpack Paquete 104un</text:p>
          </table:table-cell>
          <table:table-cell table:style-name="ce1" office:value-type="float" office:value="20141310" calcext:value-type="float">
            <text:p>2014131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36-450-450/20141310.jpg?v=636893252828400000" xlink:type="simple">https://plazavea.vteximg.com.br/arquivos/ids/213236-450-450/20141310.jpg?v=636893252828400000</text:a></text:p>
          </table:table-cell>
          <table:table-cell table:style-name="ce1" office:value-type="string" calcext:value-type="string">
            <text:p>S/ 75.50</text:p>
          </table:table-cell>
          <table:table-cell table:style-name="ce1" office:value-type="string" calcext:value-type="string">
            <text:p>S/ 69.50</text:p>
          </table:table-cell>
          <table:table-cell table:style-name="ce1" office:value-type="string" calcext:value-type="string">
            <text:p>Vea</text:p>
          </table:table-cell>
          <table:table-cell table:formula="of:=VLOOKUP([.C1179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Natural Care Niño Talla G Megapack Paquete 112un</text:p>
          </table:table-cell>
          <table:table-cell table:style-name="ce1" office:value-type="float" office:value="20130647" calcext:value-type="float">
            <text:p>20130647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7-450-450/20130647.jpg?v=636444689795400000" xlink:type="simple">https://plazavea.vteximg.com.br/arquivos/ids/192287-450-450/20130647.jpg?v=6364446897954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75.90</text:p>
          </table:table-cell>
          <table:table-cell table:style-name="ce1" office:value-type="string" calcext:value-type="string">
            <text:p>Vea</text:p>
          </table:table-cell>
          <table:table-cell table:formula="of:=VLOOKUP([.C1180];['file:///home/hernan/Descargas/BD%20BabyPromo.xlsx'#$CodBabyPromo.$B$1:.$I$198];8;0)" office:value-type="string" office:string-value="x2000025" calcext:value-type="string">
            <text:p>x200002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Natural Care Niña Talla G Megapack Paquete 112un</text:p>
          </table:table-cell>
          <table:table-cell table:style-name="ce1" office:value-type="float" office:value="20130556" calcext:value-type="float">
            <text:p>2013055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6-450-450/20130556.jpg?v=636444689780400000" xlink:type="simple">https://plazavea.vteximg.com.br/arquivos/ids/192286-450-450/20130556.jpg?v=6364446897804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75.90</text:p>
          </table:table-cell>
          <table:table-cell table:style-name="ce1" office:value-type="string" calcext:value-type="string">
            <text:p>Vea</text:p>
          </table:table-cell>
          <table:table-cell table:formula="of:=VLOOKUP([.C1181];['file:///home/hernan/Descargas/BD%20BabyPromo.xlsx'#$CodBabyPromo.$B$1:.$I$198];8;0)" office:value-type="string" office:string-value="x2000087" calcext:value-type="string">
            <text:p>x200008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PAMPERS Confort Sec Talla P Paquete 46un</text:p>
          </table:table-cell>
          <table:table-cell table:style-name="ce1" office:value-type="float" office:value="20130407" calcext:value-type="float">
            <text:p>20130407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10692-450-450/20130407.jpg?v=636867025066030000" xlink:type="simple">https://plazavea.vteximg.com.br/arquivos/ids/210692-450-450/20130407.jpg?v=6368670250660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6.50</text:p>
          </table:table-cell>
          <table:table-cell table:style-name="ce1" office:value-type="string" calcext:value-type="string">
            <text:p>Vea</text:p>
          </table:table-cell>
          <table:table-cell table:formula="of:=VLOOKUP([.C1182];['file:///home/hernan/Descargas/BD%20BabyPromo.xlsx'#$CodBabyPromo.$B$1:.$I$198];8;0)" office:value-type="string" office:string-value="x2000007" calcext:value-type="string">
            <text:p>x200000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PAMPERS Premium Care Talla G Paquete 34un</text:p>
          </table:table-cell>
          <table:table-cell table:style-name="ce1" office:value-type="float" office:value="20129414" calcext:value-type="float">
            <text:p>2012941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10687-450-450/20129414.jpg?v=636867025033100000" xlink:type="simple">https://plazavea.vteximg.com.br/arquivos/ids/210687-450-450/20129414.jpg?v=6368670250331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1183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PAMPERS Premium Care Talla XXG Paquete 28un</text:p>
          </table:table-cell>
          <table:table-cell table:style-name="ce1" office:value-type="float" office:value="20129416" calcext:value-type="float">
            <text:p>20129416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10689-450-450/20129416.jpg?v=636867025045200000" xlink:type="simple">https://plazavea.vteximg.com.br/arquivos/ids/210689-450-450/20129416.jpg?v=6368670250452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1184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Natural Care Autoajustable Niña Talla XXG Paquete 36un</text:p>
          </table:table-cell>
          <table:table-cell table:style-name="ce1" office:value-type="float" office:value="20110698" calcext:value-type="float">
            <text:p>2011069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8-450-450/20110698.jpg?v=636701036316370000" xlink:type="simple">https://plazavea.vteximg.com.br/arquivos/ids/201828-450-450/20110698.jpg?v=63670103631637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185];['file:///home/hernan/Descargas/BD%20BabyPromo.xlsx'#$CodBabyPromo.$B$1:.$I$198];8;0)" office:value-type="string" office:string-value="x2000044" calcext:value-type="string">
            <text:p>x200004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Natural Care Autoajustable Niña Talla XG Paquete 40un</text:p>
          </table:table-cell>
          <table:table-cell table:style-name="ce1" office:value-type="float" office:value="20110696" calcext:value-type="float">
            <text:p>2011069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7-450-450/20110696.jpg?v=636701036312000000" xlink:type="simple">https://plazavea.vteximg.com.br/arquivos/ids/201827-450-450/20110696.jpg?v=6367010363120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186];['file:///home/hernan/Descargas/BD%20BabyPromo.xlsx'#$CodBabyPromo.$B$1:.$I$198];8;0)" office:value-type="string" office:string-value="x2000020" calcext:value-type="string">
            <text:p>x200002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Little Swimmers Talla M Paquete 11un</text:p>
          </table:table-cell>
          <table:table-cell table:style-name="ce1" office:value-type="float" office:value="20071393" calcext:value-type="float">
            <text:p>2007139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5000-450-450/20071393.jpg?v=636516414482770000" xlink:type="simple">https://plazavea.vteximg.com.br/arquivos/ids/195000-450-450/20071393.jpg?v=63651641448277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18.20</text:p>
          </table:table-cell>
          <table:table-cell table:style-name="ce1" office:value-type="string" calcext:value-type="string">
            <text:p>Vea</text:p>
          </table:table-cell>
          <table:table-cell table:formula="of:=VLOOKUP([.C1187];['file:///home/hernan/Descargas/BD%20BabyPromo.xlsx'#$CodBabyPromo.$B$1:.$I$198];8;0)" office:value-type="string" office:string-value="x2000090" calcext:value-type="string">
            <text:p>x200009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Little Swimmers Talla G Paquete 10un</text:p>
          </table:table-cell>
          <table:table-cell table:style-name="ce1" office:value-type="float" office:value="20071392" calcext:value-type="float">
            <text:p>2007139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190-450-450/20071392.jpg?v=636444688418800000" xlink:type="simple">https://plazavea.vteximg.com.br/arquivos/ids/192190-450-450/20071392.jpg?v=6364446884188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18.20</text:p>
          </table:table-cell>
          <table:table-cell table:style-name="ce1" office:value-type="string" calcext:value-type="string">
            <text:p>Vea</text:p>
          </table:table-cell>
          <table:table-cell table:formula="of:=VLOOKUP([.C1188];['file:///home/hernan/Descargas/BD%20BabyPromo.xlsx'#$CodBabyPromo.$B$1:.$I$198];8;0)" office:value-type="string" office:string-value="x2000019" calcext:value-type="string">
            <text:p>x200001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 para Bebé BAMBO NATURE Talla XXG</text:p>
          </table:table-cell>
          <table:table-cell table:style-name="ce1" office:value-type="float" office:value="20160925" calcext:value-type="float">
            <text:p>20160925</text:p>
          </table:table-cell>
          <table:table-cell table:style-name="ce1" office:value-type="string" calcext:value-type="string">
            <text:p>BAMBO NATURE</text:p>
          </table:table-cell>
          <table:table-cell table:style-name="ce2" office:value-type="string" calcext:value-type="string">
            <text:p><text:a xlink:href="https://plazavea.vteximg.com.br/arquivos/ids/213338-450-450/20160925.jpg?v=636893812145770000" xlink:type="simple">https://plazavea.vteximg.com.br/arquivos/ids/213338-450-450/20160925.jpg?v=63689381214577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1189];['file:///home/hernan/Descargas/BD%20BabyPromo.xlsx'#$CodBabyPromo.$B$1:.$I$198];8;0)" office:value-type="string" office:string-value="x2000039" calcext:value-type="string">
            <text:p>x200003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190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Babysec Premium Talla XXG Paquete 96 unid</text:p>
          </table:table-cell>
          <table:table-cell table:style-name="ce1" office:value-type="float" office:value="717209002" calcext:value-type="float">
            <text:p>717209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7-750-750/717209002-1.jpg?v=636893030543900000" xlink:type="simple">https://wongfood.vteximg.com.br/arquivos/ids/283567-750-750/717209002-1.jpg?v=63689303054390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1191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Natural Care Primeros 100 Días Talla P Paquete 50 unid</text:p>
          </table:table-cell>
          <table:table-cell table:style-name="ce1" office:value-type="float" office:value="534673" calcext:value-type="float">
            <text:p>53467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31598-750-750/534673-01-11428.jpg?v=636670152518000000" xlink:type="simple">https://wongfood.vteximg.com.br/arquivos/ids/231598-750-750/534673-01-11428.jpg?v=636670152518000000</text:a></text:p>
          </table:table-cell>
          <table:table-cell table:style-name="ce1" office:value-type="string" calcext:value-type="string">
            <text:p>S/. 43.85</text:p>
          </table:table-cell>
          <table:table-cell table:style-name="ce1" office:value-type="string" calcext:value-type="string">
            <text:p>S/. 28.10</text:p>
          </table:table-cell>
          <table:table-cell table:style-name="ce1" office:value-type="string" calcext:value-type="string">
            <text:p>Metro</text:p>
          </table:table-cell>
          <table:table-cell table:formula="of:=VLOOKUP([.C1192];['file:///home/hernan/Descargas/BD%20BabyPromo.xlsx'#$CodBabyPromo.$B$1:.$I$198];8;0)" office:value-type="string" office:string-value="x2000018" calcext:value-type="string">
            <text:p>x200001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Active Sec Talla G Paquete 116 unid</text:p>
          </table:table-cell>
          <table:table-cell table:style-name="ce1" office:value-type="float" office:value="732128001" calcext:value-type="float">
            <text:p>732128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0-750-750/732128001-1.jpg?v=636747909511030000" xlink:type="simple">https://wongfood.vteximg.com.br/arquivos/ids/250550-750-750/732128001-1.jpg?v=63674790951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193];['file:///home/hernan/Descargas/BD%20BabyPromo.xlsx'#$CodBabyPromo.$B$1:.$I$198];8;0)" office:value-type="string" office:string-value="x2000037" calcext:value-type="string">
            <text:p>x200003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Natural Care Niños Talla XXG Paquete 38 unid</text:p>
          </table:table-cell>
          <table:table-cell table:style-name="ce1" office:value-type="float" office:value="727566002" calcext:value-type="float">
            <text:p>727566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5-750-750/Pañales-Huggies-Hiperpack-Natural-Care-Niño-XXG-Paquete-38-Unidades-1-14376550.jpg?v=6367005063091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194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Natural Care Niños Talla XG Paquete 42 unid</text:p>
          </table:table-cell>
          <table:table-cell table:style-name="ce1" office:value-type="float" office:value="727566001" calcext:value-type="float">
            <text:p>727566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4-750-750/Pañales-Huggies-Hiperpack-Natural-Care-Niño-XG-Paquete-42-Unidades-1-14376549.jpg?v=6367005063049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195];['file:///home/hernan/Descargas/BD%20BabyPromo.xlsx'#$CodBabyPromo.$B$1:.$I$198];8;0)" office:value-type="string" office:string-value="x2000034" calcext:value-type="string">
            <text:p>x200003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Pampers Juegos y Sueños Talla G Paquete 48 unid</text:p>
          </table:table-cell>
          <table:table-cell table:style-name="ce1" office:value-type="float" office:value="568094001" calcext:value-type="float">
            <text:p>56809400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5-750-750/Pañal-Pampers-Juego-y-Sueños-Talla-G-Paquete-48-Unidades-1-183394.jpg?v=636596496627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20</text:p>
          </table:table-cell>
          <table:table-cell table:style-name="ce1" office:value-type="string" calcext:value-type="string">
            <text:p>Metro</text:p>
          </table:table-cell>
          <table:table-cell table:formula="of:=VLOOKUP([.C1196];['file:///home/hernan/Descargas/BD%20BabyPromo.xlsx'#$CodBabyPromo.$B$1:.$I$198];8;0)" office:value-type="string" office:string-value="x2000047" calcext:value-type="string">
            <text:p>x200004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Pampers Premium Care Talla XG Paquete 28 unid</text:p>
          </table:table-cell>
          <table:table-cell table:style-name="ce1" office:value-type="float" office:value="570586004" calcext:value-type="float">
            <text:p>57058600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1-750-750/570586004-01-131052.jpg?v=636796296820230000" xlink:type="simple">https://wongfood.vteximg.com.br/arquivos/ids/261721-750-750/570586004-01-131052.jpg?v=63679629682023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1197];['file:///home/hernan/Descargas/BD%20BabyPromo.xlsx'#$CodBabyPromo.$B$1:.$I$198];8;0)" office:value-type="string" office:string-value="x2000051" calcext:value-type="string">
            <text:p>x200005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Natural Care Niñas Talla M Paquete 60 unid</text:p>
          </table:table-cell>
          <table:table-cell table:style-name="ce1" office:value-type="float" office:value="535137001" calcext:value-type="float">
            <text:p>535137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53-750-750/535137001-01-6433.jpg?v=636730524350200000" xlink:type="simple">https://wongfood.vteximg.com.br/arquivos/ids/245653-750-750/535137001-01-6433.jpg?v=6367305243502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198];['file:///home/hernan/Descargas/BD%20BabyPromo.xlsx'#$CodBabyPromo.$B$1:.$I$198];8;0)" office:value-type="string" office:string-value="x2000088" calcext:value-type="string">
            <text:p>x200008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Natural Care Unisex Talla XXG Paquete 38 unid</text:p>
          </table:table-cell>
          <table:table-cell table:style-name="ce1" office:value-type="float" office:value="752967004" calcext:value-type="float">
            <text:p>7529670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5-750-750/Pañales-Huggies-Natural-Care-Cotto-Talla-XXG-Paquete-38-Unidades-1-36587137.jpg?v=6368704922296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199];['file:///home/hernan/Descargas/BD%20BabyPromo.xlsx'#$CodBabyPromo.$B$1:.$I$198];8;0)" office:value-type="string" office:string-value="x2000086" calcext:value-type="string">
            <text:p>x200008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Natural Care Unisex Talla XG Paquete 42 unid</text:p>
          </table:table-cell>
          <table:table-cell table:style-name="ce1" office:value-type="float" office:value="752967003" calcext:value-type="float">
            <text:p>752967003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4-750-750/Pañales-Huggies-Natural-Care-Cotton-Talla-XG-Paquete-42-Unidades-1-36587136.jpg?v=6368704922268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200];['file:///home/hernan/Descargas/BD%20BabyPromo.xlsx'#$CodBabyPromo.$B$1:.$I$198];8;0)" office:value-type="string" office:string-value="x2000085" calcext:value-type="string">
            <text:p>x200008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Natural Care Unisex Talla M Paquete 58 unid</text:p>
          </table:table-cell>
          <table:table-cell table:style-name="ce1" office:value-type="float" office:value="752967002" calcext:value-type="float">
            <text:p>7529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3-750-750/Pañales-Huggies-Natural-Care-Cotton-Talla-M-Paquete-58-Unidades-1-36587135.jpg?v=636870492224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201];['file:///home/hernan/Descargas/BD%20BabyPromo.xlsx'#$CodBabyPromo.$B$1:.$I$198];8;0)" office:value-type="string" office:string-value="x2000084" calcext:value-type="string">
            <text:p>x200008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Natural Care Unisex Talla G Paquete 52 unid</text:p>
          </table:table-cell>
          <table:table-cell table:style-name="ce1" office:value-type="float" office:value="752967001" calcext:value-type="float">
            <text:p>752967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2-750-750/Pañales-Huggies-Natural-Care-Cotton-Talla-G-Paquete-52-Unidades-1-36587134.jpg?v=6368704922224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202];['file:///home/hernan/Descargas/BD%20BabyPromo.xlsx'#$CodBabyPromo.$B$1:.$I$198];8;0)" office:value-type="string" office:string-value="x2000083" calcext:value-type="string">
            <text:p>x2000083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Babysec Super Premium Talla XG Paquete 92 unid</text:p>
          </table:table-cell>
          <table:table-cell table:style-name="ce1" office:value-type="float" office:value="738808" calcext:value-type="float">
            <text:p>738808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49-750-750/738808-1.jpg?v=636893017745630000" xlink:type="simple">https://wongfood.vteximg.com.br/arquivos/ids/283549-750-750/738808-1.jpg?v=63689301774563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1203];['file:///home/hernan/Descargas/BD%20BabyPromo.xlsx'#$CodBabyPromo.$B$1:.$I$198];8;0)" office:value-type="string" office:string-value="x2000015" calcext:value-type="string">
            <text:p>x200001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Pampers Confort Sec Talla XXG Paquete 44 unid</text:p>
          </table:table-cell>
          <table:table-cell table:style-name="ce1" office:value-type="float" office:value="735461" calcext:value-type="float">
            <text:p>73546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75961-750-750/Pañales-para-Bebe-Pampers-Confort-Sec-Talla-XXG-Paquete-44-unid-1-17194629.jpg?v=6368585042992300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204];['file:///home/hernan/Descargas/BD%20BabyPromo.xlsx'#$CodBabyPromo.$B$1:.$I$198];8;0)" office:value-type="string" office:string-value="x2000013" calcext:value-type="string">
            <text:p>x200001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Huggies Active Sec Ajuste Perfecto Talla M Paquete 24 Unidades</text:p>
          </table:table-cell>
          <table:table-cell table:style-name="ce1" office:value-type="float" office:value="727568" calcext:value-type="float">
            <text:p>72756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5427-750-750/727568-1.jpg?v=636771375287800000" xlink:type="simple">https://wongfood.vteximg.com.br/arquivos/ids/255427-750-750/727568-1.jpg?v=6367713752878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1205];['file:///home/hernan/Descargas/BD%20BabyPromo.xlsx'#$CodBabyPromo.$B$1:.$I$198];8;0)" office:value-type="string" office:string-value="x2000012" calcext:value-type="string">
            <text:p>x200001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Active Sec Talla XXG Paquete 88 unid</text:p>
          </table:table-cell>
          <table:table-cell table:style-name="ce1" office:value-type="float" office:value="732128004" calcext:value-type="float">
            <text:p>732128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3-750-750/732128004-1.jpg?v=636747910463400000" xlink:type="simple">https://wongfood.vteximg.com.br/arquivos/ids/250553-750-750/732128004-1.jpg?v=63674791046340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206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Active Sec Talla M Paquete 128 unid</text:p>
          </table:table-cell>
          <table:table-cell table:style-name="ce1" office:value-type="float" office:value="732128002" calcext:value-type="float">
            <text:p>732128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1-750-750/732128002-1.jpg?v=636747909770670000" xlink:type="simple">https://wongfood.vteximg.com.br/arquivos/ids/250551-750-750/732128002-1.jpg?v=63674790977067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207];['file:///home/hernan/Descargas/BD%20BabyPromo.xlsx'#$CodBabyPromo.$B$1:.$I$198];8;0)" office:value-type="string" office:string-value="x2000080" calcext:value-type="string">
            <text:p>x200008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Natural Care Primeros 100 Días Talla RN Paquete 60 unid</text:p>
          </table:table-cell>
          <table:table-cell table:style-name="ce1" office:value-type="float" office:value="546460" calcext:value-type="float">
            <text:p>546460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7061-750-750/Pañales-Huggies-Primeros-Dias-Recien-Nacido-Unisex-Paquete-60-Unidades-1-179057.jpg?v=6367357089430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208];['file:///home/hernan/Descargas/BD%20BabyPromo.xlsx'#$CodBabyPromo.$B$1:.$I$198];8;0)" office:value-type="string" office:string-value="x2000004" calcext:value-type="string">
            <text:p>x200000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Active Sec Ajuste Perfecto Talla XG Paquete 22 unid</text:p>
          </table:table-cell>
          <table:table-cell table:style-name="ce1" office:value-type="float" office:value="727569001" calcext:value-type="float">
            <text:p>727569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7-750-750/Pañales-Huggies-Active-Sec-Ajuste-Perfecto-Talla-XG-Paquete-22-Und-1-14376553.jpg?v=6367246932123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1209];['file:///home/hernan/Descargas/BD%20BabyPromo.xlsx'#$CodBabyPromo.$B$1:.$I$198];8;0)" office:value-type="string" office:string-value="x2000077" calcext:value-type="string">
            <text:p>x200007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Active Sec Ajuste Perfecto Talla G Paquete 28 unid</text:p>
          </table:table-cell>
          <table:table-cell table:style-name="ce1" office:value-type="float" office:value="727567002" calcext:value-type="float">
            <text:p>7275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6-750-750/Pañales-Huggies-Active-Sec-Ajuste-Perfecto-Talla-G-Paquete-28-Und-1-14376552.jpg?v=6367246932086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1210];['file:///home/hernan/Descargas/BD%20BabyPromo.xlsx'#$CodBabyPromo.$B$1:.$I$198];8;0)" office:value-type="string" office:string-value="x2000076" calcext:value-type="string">
            <text:p>x200007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Natural Care Niñas Talla XXG Paquete 38 unid</text:p>
          </table:table-cell>
          <table:table-cell table:style-name="ce1" office:value-type="float" office:value="727565002" calcext:value-type="float">
            <text:p>727565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3-750-750/Pañales-Huggies-Hiperpack-Natural-Care-Niña-XXG-Paquete-38-Unidades-1-14376548.jpg?v=636700506300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211];['file:///home/hernan/Descargas/BD%20BabyPromo.xlsx'#$CodBabyPromo.$B$1:.$I$198];8;0)" office:value-type="string" office:string-value="x2000073" calcext:value-type="string">
            <text:p>x200007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Natural Care Niñas Talla XG Paquete 42 unid</text:p>
          </table:table-cell>
          <table:table-cell table:style-name="ce1" office:value-type="float" office:value="727565001" calcext:value-type="float">
            <text:p>727565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2-750-750/Pañales-Huggies-Hiperpack-Natural-Care-Niña-XG-Paquete-42-Unidades-1-14376547.jpg?v=6367005062976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212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Ninet Talla XL Paquete 52 unid</text:p>
          </table:table-cell>
          <table:table-cell table:style-name="ce1" office:value-type="float" office:value="702188003" calcext:value-type="float">
            <text:p>702188003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2-750-750/Pañales-Hiperpack-Ninet-Talla-XL-Paquete-52-Unidades-1-154821.jpg?v=6367538528368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213];['file:///home/hernan/Descargas/BD%20BabyPromo.xlsx'#$CodBabyPromo.$B$1:.$I$198];8;0)" office:value-type="string" office:string-value="x2000065" calcext:value-type="string">
            <text:p>x200006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Ninet Talla L Paquete 64 unid</text:p>
          </table:table-cell>
          <table:table-cell table:style-name="ce1" office:value-type="float" office:value="702188002" calcext:value-type="float">
            <text:p>702188002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1-750-750/Pañales-Hiperpack-Ninet-Talla-L-Paquete-64-Unidades-1-154820.jpg?v=6367538528309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214];['file:///home/hernan/Descargas/BD%20BabyPromo.xlsx'#$CodBabyPromo.$B$1:.$I$198];8;0)" office:value-type="string" office:string-value="x2000064" calcext:value-type="string">
            <text:p>x200006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Ninet Talla M Paquete 72 unid</text:p>
          </table:table-cell>
          <table:table-cell table:style-name="ce1" office:value-type="float" office:value="702188001" calcext:value-type="float">
            <text:p>702188001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0-750-750/Pañales-Hiperpack-Ninet-Talla-M-Paquete-72-Unidades-1-154819.jpg?v=6367538528260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215];['file:///home/hernan/Descargas/BD%20BabyPromo.xlsx'#$CodBabyPromo.$B$1:.$I$198];8;0)" office:value-type="string" office:string-value="x2000063" calcext:value-type="string">
            <text:p>x2000063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Babysec Premium Talla XG Paquete 104 unid</text:p>
          </table:table-cell>
          <table:table-cell table:style-name="ce1" office:value-type="float" office:value="717209001" calcext:value-type="float">
            <text:p>717209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6-750-750/717209001-1.jpg?v=636893029988600000" xlink:type="simple">https://wongfood.vteximg.com.br/arquivos/ids/283566-750-750/717209001-1.jpg?v=63689302998860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1216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Pampers Confort Sec Talla XG Paquete 28 unid</text:p>
          </table:table-cell>
          <table:table-cell table:style-name="ce1" office:value-type="float" office:value="570587004" calcext:value-type="float">
            <text:p>570587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5-750-750/Pañales-Pampers-Mega-Confort-Sec-Talla-XG-Paquete-28-Unidades-1-219575.jpg?v=636707203030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1217];['file:///home/hernan/Descargas/BD%20BabyPromo.xlsx'#$CodBabyPromo.$B$1:.$I$198];8;0)" office:value-type="string" office:string-value="x2000055" calcext:value-type="string">
            <text:p>x200005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Pampers Confort Sec Talla XXG Paquete 28 unid</text:p>
          </table:table-cell>
          <table:table-cell table:style-name="ce1" office:value-type="float" office:value="570587003" calcext:value-type="float">
            <text:p>57058700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3-750-750/Pañales-Pampers-Mega-Confort-Sec-Talla-XXG-Paquete-28-Unidades-1-219574.jpg?v=6367072030224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1218];['file:///home/hernan/Descargas/BD%20BabyPromo.xlsx'#$CodBabyPromo.$B$1:.$I$198];8;0)" office:value-type="string" office:string-value="x2000054" calcext:value-type="string">
            <text:p>x200005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Pampers Confort Sec Talla G Paquete 34 unid</text:p>
          </table:table-cell>
          <table:table-cell table:style-name="ce1" office:value-type="float" office:value="570587002" calcext:value-type="float">
            <text:p>570587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1-750-750/Pañales-Pampers-Mega-Confort-Sec-Talla-G-Paquete-34-Unidades-1-219573.jpg?v=6367072030140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1219];['file:///home/hernan/Descargas/BD%20BabyPromo.xlsx'#$CodBabyPromo.$B$1:.$I$198];8;0)" office:value-type="string" office:string-value="x2000053" calcext:value-type="string">
            <text:p>x200005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Ecológicos para Bebé Bio Baby Talla XG Paquete 34 unid</text:p>
          </table:table-cell>
          <table:table-cell table:style-name="ce1" office:value-type="float" office:value="716175" calcext:value-type="float">
            <text:p>716175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6-750-750/Pañales-Bio-Baby-XGrande-paquete-34-unidades-Pañales-Bio-Baby-XGrandre-paquete-34-unidades--1-219457.jpg?v=636597792561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220];['file:///home/hernan/Descargas/BD%20BabyPromo.xlsx'#$CodBabyPromo.$B$1:.$I$198];8;0)" office:value-type="string" office:string-value="x2000010" calcext:value-type="string">
            <text:p>x200001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Ecológicos para Bebé Bio Baby Talla G Paquete 38 unid</text:p>
          </table:table-cell>
          <table:table-cell table:style-name="ce1" office:value-type="float" office:value="716174" calcext:value-type="float">
            <text:p>716174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5-750-750/Pañales-Bio-Baby-Grande-paquete-38-unidades-1-219456.jpg?v=636597792558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221];['file:///home/hernan/Descargas/BD%20BabyPromo.xlsx'#$CodBabyPromo.$B$1:.$I$198];8;0)" office:value-type="string" office:string-value="x2000009" calcext:value-type="string">
            <text:p>x200000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Ecológicos para Bebé Bio Baby Talla M Paquete 38 unid</text:p>
          </table:table-cell>
          <table:table-cell table:style-name="ce1" office:value-type="float" office:value="716173" calcext:value-type="float">
            <text:p>716173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4-750-750/Pañales-Bio-Baby-Mediano-paquete-38-unidades-Pañales-Bio-Baby-mediano-paquete-38-unidades-1-219455.jpg?v=6365977925535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222];['file:///home/hernan/Descargas/BD%20BabyPromo.xlsx'#$CodBabyPromo.$B$1:.$I$198];8;0)" office:value-type="string" office:string-value="x2000008" calcext:value-type="string">
            <text:p>x200000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Active Sec Talla XXG Paquete 44 unid</text:p>
          </table:table-cell>
          <table:table-cell table:style-name="ce1" office:value-type="float" office:value="717431004" calcext:value-type="float">
            <text:p>717431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4-750-750/717431004-01-237366.jpg?v=636730525559330000" xlink:type="simple">https://wongfood.vteximg.com.br/arquivos/ids/245674-750-750/717431004-01-237366.jpg?v=63673052555933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223];['file:///home/hernan/Descargas/BD%20BabyPromo.xlsx'#$CodBabyPromo.$B$1:.$I$198];8;0)" office:value-type="string" office:string-value="x2000071" calcext:value-type="string">
            <text:p>x200007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Active Sec Talla XG Paquete 48 unid</text:p>
          </table:table-cell>
          <table:table-cell table:style-name="ce1" office:value-type="float" office:value="717431003" calcext:value-type="float">
            <text:p>717431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3-750-750/717431003-01-237365.jpg?v=636730525551970000" xlink:type="simple">https://wongfood.vteximg.com.br/arquivos/ids/245673-750-750/717431003-01-237365.jpg?v=63673052555197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224];['file:///home/hernan/Descargas/BD%20BabyPromo.xlsx'#$CodBabyPromo.$B$1:.$I$198];8;0)" office:value-type="string" office:string-value="x2000070" calcext:value-type="string">
            <text:p>x200007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Active Sec Talla M Paquete 64 unid</text:p>
          </table:table-cell>
          <table:table-cell table:style-name="ce1" office:value-type="float" office:value="717431001" calcext:value-type="float">
            <text:p>717431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1-750-750/717431001-01-237363.jpg?v=636730525542400000" xlink:type="simple">https://wongfood.vteximg.com.br/arquivos/ids/245671-750-750/717431001-01-237363.jpg?v=6367305255424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225];['file:///home/hernan/Descargas/BD%20BabyPromo.xlsx'#$CodBabyPromo.$B$1:.$I$198];8;0)" office:value-type="string" office:string-value="x2000068" calcext:value-type="string">
            <text:p>x200006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Huggies Active Sec Talla G Paquete 58 unid</text:p>
          </table:table-cell>
          <table:table-cell table:style-name="ce1" office:value-type="float" office:value="717431002" calcext:value-type="float">
            <text:p>717431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2-750-750/717431002-01-237364.jpg?v=636730525547600000" xlink:type="simple">https://wongfood.vteximg.com.br/arquivos/ids/245672-750-750/717431002-01-237364.jpg?v=636730525547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226];['file:///home/hernan/Descargas/BD%20BabyPromo.xlsx'#$CodBabyPromo.$B$1:.$I$198];8;0)" office:value-type="string" office:string-value="x2000069" calcext:value-type="string">
            <text:p>x200006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Pampers Juegos y Sueños Talla P Paquete 32 unid</text:p>
          </table:table-cell>
          <table:table-cell table:style-name="ce1" office:value-type="float" office:value="568073" calcext:value-type="float">
            <text:p>56807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4-750-750/Pañal-Pampers-Juegos-y-Sueños-Talla-P-Paquete-32-Unidades-1-218879.jpg?v=636596496622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1.60</text:p>
          </table:table-cell>
          <table:table-cell table:style-name="ce1" office:value-type="string" calcext:value-type="string">
            <text:p>Metro</text:p>
          </table:table-cell>
          <table:table-cell table:formula="of:=VLOOKUP([.C1227];['file:///home/hernan/Descargas/BD%20BabyPromo.xlsx'#$CodBabyPromo.$B$1:.$I$198];8;0)" office:value-type="string" office:string-value="x2000005" calcext:value-type="string">
            <text:p>x200000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Pampers Juegos y Sueños Talla XG Paquete 42 unid</text:p>
          </table:table-cell>
          <table:table-cell table:style-name="ce1" office:value-type="float" office:value="568094002" calcext:value-type="float">
            <text:p>568094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6-750-750/Pañal-Pampers-Juego-y-Sueños-Talla-XG-Paquete-42-Unidades-1-183395.jpg?v=63659649663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1228];['file:///home/hernan/Descargas/BD%20BabyPromo.xlsx'#$CodBabyPromo.$B$1:.$I$198];8;0)" office:value-type="string" office:string-value="x2000048" calcext:value-type="string">
            <text:p>x200004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Babysec Super Premium Talla XXG Paquete 42 unid</text:p>
          </table:table-cell>
          <table:table-cell table:style-name="ce1" office:value-type="float" office:value="575775005" calcext:value-type="float">
            <text:p>575775005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5-750-750/575775005-1.jpg?v=636893029718830000" xlink:type="simple">https://wongfood.vteximg.com.br/arquivos/ids/283565-750-750/575775005-1.jpg?v=6368930297188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1229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Babysec Super Premium Talla XG Paquete 46 unid</text:p>
          </table:table-cell>
          <table:table-cell table:style-name="ce1" office:value-type="float" office:value="575775004" calcext:value-type="float">
            <text:p>575775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4-750-750/575775004-1.jpg?v=636893029433470000" xlink:type="simple">https://wongfood.vteximg.com.br/arquivos/ids/283564-750-750/575775004-1.jpg?v=63689302943347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1230];['file:///home/hernan/Descargas/BD%20BabyPromo.xlsx'#$CodBabyPromo.$B$1:.$I$198];8;0)" office:value-type="string" office:string-value="x2000061" calcext:value-type="string">
            <text:p>x200006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Babysec Super Premium Talla G Paquete 56 unid</text:p>
          </table:table-cell>
          <table:table-cell table:style-name="ce1" office:value-type="float" office:value="575775003" calcext:value-type="float">
            <text:p>575775003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3-750-750/575775003-1.jpg?v=636893029144300000" xlink:type="simple">https://wongfood.vteximg.com.br/arquivos/ids/283563-750-750/575775003-1.jpg?v=6368930291443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1231];['file:///home/hernan/Descargas/BD%20BabyPromo.xlsx'#$CodBabyPromo.$B$1:.$I$198];8;0)" office:value-type="string" office:string-value="x2000060" calcext:value-type="string">
            <text:p>x200006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Babysec Super Premium Talla M Paquete 62 unid</text:p>
          </table:table-cell>
          <table:table-cell table:style-name="ce1" office:value-type="float" office:value="575775002" calcext:value-type="float">
            <text:p>575775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2-750-750/575775002-1.jpg?v=636893028876770000" xlink:type="simple">https://wongfood.vteximg.com.br/arquivos/ids/283562-750-750/575775002-1.jpg?v=63689302887677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1232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Babysec Super Premium Talla P Paquete 68 unid</text:p>
          </table:table-cell>
          <table:table-cell table:style-name="ce1" office:value-type="float" office:value="575775001" calcext:value-type="float">
            <text:p>575775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0-750-750/575775001-1.jpg?v=636893028526670000" xlink:type="simple">https://wongfood.vteximg.com.br/arquivos/ids/283560-750-750/575775001-1.jpg?v=63689302852667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1233];['file:///home/hernan/Descargas/BD%20BabyPromo.xlsx'#$CodBabyPromo.$B$1:.$I$198];8;0)" office:value-type="string" office:string-value="x2000058" calcext:value-type="string">
            <text:p>x200005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1234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Pampers Premium Care Talla G Paquete 34 unid</text:p>
          </table:table-cell>
          <table:table-cell table:style-name="ce1" office:value-type="float" office:value="570586003" calcext:value-type="float">
            <text:p>57058600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0-750-750/570586003-01-131051.jpg?v=636796296802100000" xlink:type="simple">https://wongfood.vteximg.com.br/arquivos/ids/261720-750-750/570586003-01-131051.jpg?v=63679629680210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1235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Pampers Premium Care Talla M Paquete 40 unid</text:p>
          </table:table-cell>
          <table:table-cell table:style-name="ce1" office:value-type="float" office:value="570586002" calcext:value-type="float">
            <text:p>570586002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19-750-750/570586002-01-131050.jpg?v=636796296761800000" xlink:type="simple">https://wongfood.vteximg.com.br/arquivos/ids/261719-750-750/570586002-01-131050.jpg?v=63679629676180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1236];['file:///home/hernan/Descargas/BD%20BabyPromo.xlsx'#$CodBabyPromo.$B$1:.$I$198];8;0)" office:value-type="string" office:string-value="x2000089" calcext:value-type="string">
            <text:p>x200008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Pampers Confort Sec Talla XG Paquete 48 unid</text:p>
          </table:table-cell>
          <table:table-cell table:style-name="ce1" office:value-type="float" office:value="570588002" calcext:value-type="float">
            <text:p>570588002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4-750-750/frontal-118600.jpg?v=636796296849500000" xlink:type="simple">https://wongfood.vteximg.com.br/arquivos/ids/261724-750-750/frontal-118600.jpg?v=636796296849500000</text:a>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237];['file:///home/hernan/Descargas/BD%20BabyPromo.xlsx'#$CodBabyPromo.$B$1:.$I$198];8;0)" office:value-type="string" office:string-value="x2000057" calcext:value-type="string">
            <text:p>x200005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Pampers Confort Sec Talla M Paquete 72 unid</text:p>
          </table:table-cell>
          <table:table-cell table:style-name="ce1" office:value-type="float" office:value="570588001" calcext:value-type="float">
            <text:p>570588001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5-750-750/frontal-118599.jpg?v=636796296855600000" xlink:type="simple">https://wongfood.vteximg.com.br/arquivos/ids/261725-750-750/frontal-118599.jpg?v=636796296855600000</text:a>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238];['file:///home/hernan/Descargas/BD%20BabyPromo.xlsx'#$CodBabyPromo.$B$1:.$I$198];8;0)" office:value-type="string" office:string-value="x2000056" calcext:value-type="string">
            <text:p>x200005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29" calcext:value-type="float">
            <text:p>2019329</text:p>
          </table:table-cell>
          <table:table-cell table:style-name="ce1" office:value-type="string" calcext:value-type="string">
            <text:p>Pañales para Bebé Pampers Confort Sec Talla P Paquete 46 unid</text:p>
          </table:table-cell>
          <table:table-cell table:style-name="ce1" office:value-type="float" office:value="570584" calcext:value-type="float">
            <text:p>57058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3-750-750/frontal-118598.jpg?v=636796296844330000" xlink:type="simple">https://wongfood.vteximg.com.br/arquivos/ids/261723-750-750/frontal-118598.jpg?v=636796296844330000</text:a></text:p>
          </table:table-cell>
          <table:table-cell table:style-name="ce1" office:value-type="string" calcext:value-type="string">
            <text:p>S/. 26.50</text:p>
          </table:table-cell>
          <table:table-cell table:style-name="ce1" office:value-type="string" calcext:value-type="string">
            <text:p>S/. 25.50</text:p>
          </table:table-cell>
          <table:table-cell table:style-name="ce1" office:value-type="string" calcext:value-type="string">
            <text:p>Metro</text:p>
          </table:table-cell>
          <table:table-cell table:formula="of:=VLOOKUP([.C1239];['file:///home/hernan/Descargas/BD%20BabyPromo.xlsx'#$CodBabyPromo.$B$1:.$I$198];8;0)" office:value-type="string" office:string-value="x2000007" calcext:value-type="string">
            <text:p>x200000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HUGGIES Natural Care Talla XG Paquete 42un</text:p>
          </table:table-cell>
          <table:table-cell table:style-name="ce1" office:value-type="float" office:value="20148267" calcext:value-type="float">
            <text:p>20148267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93-450-450/20148267.jpg?v=636754612854530000" xlink:type="simple">https://plazavea.vteximg.com.br/arquivos/ids/203493-450-450/20148267.jpg?v=63675461285453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240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HUGGIES Natural Care Niño Talla XXG Paquete 38un</text:p>
          </table:table-cell>
          <table:table-cell table:style-name="ce1" office:value-type="float" office:value="20148265" calcext:value-type="float">
            <text:p>20148265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91-450-450/20148265.jpg?v=636754603859600000" xlink:type="simple">https://plazavea.vteximg.com.br/arquivos/ids/203491-450-450/20148265.jpg?v=6367546038596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241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PAMPERS Premium Care Talla XXG Megapack Paquete 60un</text:p>
          </table:table-cell>
          <table:table-cell table:style-name="ce1" office:value-type="float" office:value="20138540" calcext:value-type="float">
            <text:p>20138540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09670-450-450/20138540.jpg?v=636850692632300000" xlink:type="simple">https://plazavea.vteximg.com.br/arquivos/ids/209670-450-450/20138540.jpg?v=636850692632300000</text:a></text:p>
          </table:table-cell>
          <table:table-cell table:style-name="ce1" office:value-type="string" calcext:value-type="string">
            <text:p>S/ 59.90</text:p>
          </table:table-cell>
          <table:table-cell table:style-name="ce1" office:value-type="string" calcext:value-type="string">
            <text:p>S/ 57.50</text:p>
          </table:table-cell>
          <table:table-cell table:style-name="ce1" office:value-type="string" calcext:value-type="string">
            <text:p>Vea</text:p>
          </table:table-cell>
          <table:table-cell table:formula="of:=VLOOKUP([.C1242];['file:///home/hernan/Descargas/BD%20BabyPromo.xlsx'#$CodBabyPromo.$B$1:.$I$198];8;0)" office:value-type="string" office:string-value="x2000027" calcext:value-type="string">
            <text:p>x200002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HUGGIES Natural Care Niño Talla XG Megapack Paquete 100un</text:p>
          </table:table-cell>
          <table:table-cell table:style-name="ce1" office:value-type="float" office:value="20126866" calcext:value-type="float">
            <text:p>2012686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1-450-450/20126866.jpg?v=636444689711000000" xlink:type="simple">https://plazavea.vteximg.com.br/arquivos/ids/192281-450-450/20126866.jpg?v=6364446897110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75.90</text:p>
          </table:table-cell>
          <table:table-cell table:style-name="ce1" office:value-type="string" calcext:value-type="string">
            <text:p>Vea</text:p>
          </table:table-cell>
          <table:table-cell table:formula="of:=VLOOKUP([.C1243];['file:///home/hernan/Descargas/BD%20BabyPromo.xlsx'#$CodBabyPromo.$B$1:.$I$198];8;0)" office:value-type="string" office:string-value="x2000023" calcext:value-type="string">
            <text:p>x200002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HUGGIES Natural Care Ajuste Perfecto Hiper Niño Talla XXG Paquete 36un</text:p>
          </table:table-cell>
          <table:table-cell table:style-name="ce1" office:value-type="float" office:value="20110704" calcext:value-type="float">
            <text:p>201107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9-450-450/20110704.jpg?v=636701036323100000" xlink:type="simple">https://plazavea.vteximg.com.br/arquivos/ids/201829-450-450/20110704.jpg?v=6367010363231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244];['file:///home/hernan/Descargas/BD%20BabyPromo.xlsx'#$CodBabyPromo.$B$1:.$I$198];8;0)" office:value-type="string" office:string-value="x2000022" calcext:value-type="string">
            <text:p>x200002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HUGGIES Natural Care Ajuste Perfecto Niño Talla XG Paquete 40un</text:p>
          </table:table-cell>
          <table:table-cell table:style-name="ce1" office:value-type="float" office:value="20110702" calcext:value-type="float">
            <text:p>201107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6-450-450/20110702.jpg?v=636701036307600000" xlink:type="simple">https://plazavea.vteximg.com.br/arquivos/ids/201826-450-450/20110702.jpg?v=6367010363076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245];['file:///home/hernan/Descargas/BD%20BabyPromo.xlsx'#$CodBabyPromo.$B$1:.$I$198];8;0)" office:value-type="string" office:string-value="x2000021" calcext:value-type="string">
            <text:p>x200002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HUGGIES Active Sec Talla XXG Paquete 88un</text:p>
          </table:table-cell>
          <table:table-cell table:style-name="ce1" office:value-type="float" office:value="20159742" calcext:value-type="float">
            <text:p>2015974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56-450-450/20159742.jpg?v=636753802974630000" xlink:type="simple">https://plazavea.vteximg.com.br/arquivos/ids/203456-450-450/20159742.jpg?v=636753802974630000</text:a></text:p>
          </table:table-cell>
          <table:table-cell table:style-name="ce1" office:value-type="string" calcext:value-type="string">
            <text:p>S/ 84.90</text:p>
          </table:table-cell>
          <table:table-cell table:style-name="ce1" office:value-type="string" calcext:value-type="string">
            <text:p>S/ 79.90</text:p>
          </table:table-cell>
          <table:table-cell table:style-name="ce1" office:value-type="string" calcext:value-type="string">
            <text:p>Vea</text:p>
          </table:table-cell>
          <table:table-cell table:formula="of:=VLOOKUP([.C1246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BABYSEC Premium Talla G Superpack Paquete 64un</text:p>
          </table:table-cell>
          <table:table-cell table:style-name="ce1" office:value-type="float" office:value="20145311" calcext:value-type="float">
            <text:p>2014531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45-450-450/20145311.jpg?v=636893252902870000" xlink:type="simple">https://plazavea.vteximg.com.br/arquivos/ids/213245-450-450/20145311.jpg?v=63689325290287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247];['file:///home/hernan/Descargas/BD%20BabyPromo.xlsx'#$CodBabyPromo.$B$1:.$I$198];8;0)" office:value-type="string" office:string-value="x2000033" calcext:value-type="string">
            <text:p>x2000033</text:p>
          </table:table-cell>
          <table:table-cell table:number-columns-repeated="1015"/>
        </table:table-row>
        <table:table-row table:style-name="ro1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BABYSEC Premium Talla M Superpack Paquete 72un</text:p>
          </table:table-cell>
          <table:table-cell table:style-name="ce1" office:value-type="float" office:value="20145310" calcext:value-type="float">
            <text:p>2014531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44-450-450/20145310.jpg?v=636893252893130000" xlink:type="simple">https://plazavea.vteximg.com.br/arquivos/ids/213244-450-450/20145310.jpg?v=6368932528931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50</text:p>
          </table:table-cell>
          <table:table-cell table:style-name="ce1" office:value-type="string" calcext:value-type="string">
            <text:p>Vea</text:p>
          </table:table-cell>
          <table:table-cell table:formula="of:=VLOOKUP([.C1248];['file:///home/hernan/Descargas/BD%20BabyPromo.xlsx'#$CodBabyPromo.$B$1:.$I$198];8;0)" office:value-type="string" office:string-value="x2000032" calcext:value-type="string">
            <text:p>x2000032</text:p>
          </table:table-cell>
          <table:table-cell table:number-columns-repeated="1015"/>
        </table:table-row>
        <table:table-row table:style-name="ro1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BABYSEC Super Premium Cuidado Total Talla M Paquete 62un</text:p>
          </table:table-cell>
          <table:table-cell table:style-name="ce1" office:value-type="float" office:value="20144827" calcext:value-type="float">
            <text:p>20144827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39-450-450/20144827.jpg?v=636893252854730000" xlink:type="simple">https://plazavea.vteximg.com.br/arquivos/ids/213239-450-450/20144827.jpg?v=6368932528547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50</text:p>
          </table:table-cell>
          <table:table-cell table:style-name="ce1" office:value-type="string" calcext:value-type="string">
            <text:p>Vea</text:p>
          </table:table-cell>
          <table:table-cell table:formula="of:=VLOOKUP([.C1249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BABY SEC Super Premium Cuidado Total Talla XXG Paquete 42un</text:p>
          </table:table-cell>
          <table:table-cell table:style-name="ce1" office:value-type="float" office:value="20144830" calcext:value-type="float">
            <text:p>2014483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42-450-450/20144830.jpg?v=636893252878270000" xlink:type="simple">https://plazavea.vteximg.com.br/arquivos/ids/213242-450-450/20144830.jpg?v=63689325287827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41.50</text:p>
          </table:table-cell>
          <table:table-cell table:style-name="ce1" office:value-type="string" calcext:value-type="string">
            <text:p>Vea</text:p>
          </table:table-cell>
          <table:table-cell table:formula="of:=VLOOKUP([.C1250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BABYSEC Premium Talla XXG Superpack Paquete 96un</text:p>
          </table:table-cell>
          <table:table-cell table:style-name="ce1" office:value-type="float" office:value="20141311" calcext:value-type="float">
            <text:p>2014131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37-450-450/20141311.jpg?v=636893252838000000" xlink:type="simple">https://plazavea.vteximg.com.br/arquivos/ids/213237-450-450/20141311.jpg?v=636893252838000000</text:a></text:p>
          </table:table-cell>
          <table:table-cell table:style-name="ce1" office:value-type="string" calcext:value-type="string">
            <text:p>S/ 75.50</text:p>
          </table:table-cell>
          <table:table-cell table:style-name="ce1" office:value-type="string" calcext:value-type="string">
            <text:p>S/ 69.50</text:p>
          </table:table-cell>
          <table:table-cell table:style-name="ce1" office:value-type="string" calcext:value-type="string">
            <text:p>Vea</text:p>
          </table:table-cell>
          <table:table-cell table:formula="of:=VLOOKUP([.C1251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BABYSEC Premium Talla XG Superpack Paquete 104un</text:p>
          </table:table-cell>
          <table:table-cell table:style-name="ce1" office:value-type="float" office:value="20141310" calcext:value-type="float">
            <text:p>2014131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36-450-450/20141310.jpg?v=636893252828400000" xlink:type="simple">https://plazavea.vteximg.com.br/arquivos/ids/213236-450-450/20141310.jpg?v=636893252828400000</text:a></text:p>
          </table:table-cell>
          <table:table-cell table:style-name="ce1" office:value-type="string" calcext:value-type="string">
            <text:p>S/ 75.50</text:p>
          </table:table-cell>
          <table:table-cell table:style-name="ce1" office:value-type="string" calcext:value-type="string">
            <text:p>S/ 69.50</text:p>
          </table:table-cell>
          <table:table-cell table:style-name="ce1" office:value-type="string" calcext:value-type="string">
            <text:p>Vea</text:p>
          </table:table-cell>
          <table:table-cell table:formula="of:=VLOOKUP([.C1252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HUGGIES Natural Care Niño Talla G Megapack Paquete 112un</text:p>
          </table:table-cell>
          <table:table-cell table:style-name="ce1" office:value-type="float" office:value="20130647" calcext:value-type="float">
            <text:p>20130647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7-450-450/20130647.jpg?v=636444689795400000" xlink:type="simple">https://plazavea.vteximg.com.br/arquivos/ids/192287-450-450/20130647.jpg?v=6364446897954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75.90</text:p>
          </table:table-cell>
          <table:table-cell table:style-name="ce1" office:value-type="string" calcext:value-type="string">
            <text:p>Vea</text:p>
          </table:table-cell>
          <table:table-cell table:formula="of:=VLOOKUP([.C1253];['file:///home/hernan/Descargas/BD%20BabyPromo.xlsx'#$CodBabyPromo.$B$1:.$I$198];8;0)" office:value-type="string" office:string-value="x2000025" calcext:value-type="string">
            <text:p>x200002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HUGGIES Natural Care Niña Talla G Megapack Paquete 112un</text:p>
          </table:table-cell>
          <table:table-cell table:style-name="ce1" office:value-type="float" office:value="20130556" calcext:value-type="float">
            <text:p>2013055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6-450-450/20130556.jpg?v=636444689780400000" xlink:type="simple">https://plazavea.vteximg.com.br/arquivos/ids/192286-450-450/20130556.jpg?v=6364446897804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75.90</text:p>
          </table:table-cell>
          <table:table-cell table:style-name="ce1" office:value-type="string" calcext:value-type="string">
            <text:p>Vea</text:p>
          </table:table-cell>
          <table:table-cell table:formula="of:=VLOOKUP([.C1254];['file:///home/hernan/Descargas/BD%20BabyPromo.xlsx'#$CodBabyPromo.$B$1:.$I$198];8;0)" office:value-type="string" office:string-value="x2000087" calcext:value-type="string">
            <text:p>x200008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PAMPERS Confort Sec Talla P Paquete 46un</text:p>
          </table:table-cell>
          <table:table-cell table:style-name="ce1" office:value-type="float" office:value="20130407" calcext:value-type="float">
            <text:p>20130407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10692-450-450/20130407.jpg?v=636867025066030000" xlink:type="simple">https://plazavea.vteximg.com.br/arquivos/ids/210692-450-450/20130407.jpg?v=6368670250660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6.50</text:p>
          </table:table-cell>
          <table:table-cell table:style-name="ce1" office:value-type="string" calcext:value-type="string">
            <text:p>Vea</text:p>
          </table:table-cell>
          <table:table-cell table:formula="of:=VLOOKUP([.C1255];['file:///home/hernan/Descargas/BD%20BabyPromo.xlsx'#$CodBabyPromo.$B$1:.$I$198];8;0)" office:value-type="string" office:string-value="x2000007" calcext:value-type="string">
            <text:p>x200000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PAMPERS Premium Care Talla G Paquete 34un</text:p>
          </table:table-cell>
          <table:table-cell table:style-name="ce1" office:value-type="float" office:value="20129414" calcext:value-type="float">
            <text:p>2012941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10687-450-450/20129414.jpg?v=636867025033100000" xlink:type="simple">https://plazavea.vteximg.com.br/arquivos/ids/210687-450-450/20129414.jpg?v=6368670250331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1256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PAMPERS Premium Care Talla XXG Paquete 28un</text:p>
          </table:table-cell>
          <table:table-cell table:style-name="ce1" office:value-type="float" office:value="20129416" calcext:value-type="float">
            <text:p>20129416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10689-450-450/20129416.jpg?v=636867025045200000" xlink:type="simple">https://plazavea.vteximg.com.br/arquivos/ids/210689-450-450/20129416.jpg?v=6368670250452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1257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HUGGIES Natural Care Ajuste Perfecto Niña Talla XXG Paquete 36un</text:p>
          </table:table-cell>
          <table:table-cell table:style-name="ce1" office:value-type="float" office:value="20110698" calcext:value-type="float">
            <text:p>2011069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8-450-450/20110698.jpg?v=636701036316370000" xlink:type="simple">https://plazavea.vteximg.com.br/arquivos/ids/201828-450-450/20110698.jpg?v=63670103631637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258];['file:///home/hernan/Descargas/BD%20BabyPromo.xlsx'#$CodBabyPromo.$B$1:.$I$198];8;0)" office:value-type="string" office:string-value="x2000044" calcext:value-type="string">
            <text:p>x200004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HUGGIES Natural Care Ajuste Perfecto Niña Talla XG Paquete 40un</text:p>
          </table:table-cell>
          <table:table-cell table:style-name="ce1" office:value-type="float" office:value="20110696" calcext:value-type="float">
            <text:p>2011069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7-450-450/20110696.jpg?v=636701036312000000" xlink:type="simple">https://plazavea.vteximg.com.br/arquivos/ids/201827-450-450/20110696.jpg?v=6367010363120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259];['file:///home/hernan/Descargas/BD%20BabyPromo.xlsx'#$CodBabyPromo.$B$1:.$I$198];8;0)" office:value-type="string" office:string-value="x2000020" calcext:value-type="string">
            <text:p>x200002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HUGGIES Little Swimmers Talla G Paquete 10un</text:p>
          </table:table-cell>
          <table:table-cell table:style-name="ce1" office:value-type="float" office:value="20071392" calcext:value-type="float">
            <text:p>2007139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190-450-450/20071392.jpg?v=636444688418800000" xlink:type="simple">https://plazavea.vteximg.com.br/arquivos/ids/192190-450-450/20071392.jpg?v=6364446884188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18.20</text:p>
          </table:table-cell>
          <table:table-cell table:style-name="ce1" office:value-type="string" calcext:value-type="string">
            <text:p>Vea</text:p>
          </table:table-cell>
          <table:table-cell table:formula="of:=VLOOKUP([.C1260];['file:///home/hernan/Descargas/BD%20BabyPromo.xlsx'#$CodBabyPromo.$B$1:.$I$198];8;0)" office:value-type="string" office:string-value="x2000019" calcext:value-type="string">
            <text:p>x200001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BAMBO NATURE Talla XXG Paquete 22un</text:p>
          </table:table-cell>
          <table:table-cell table:style-name="ce1" office:value-type="float" office:value="20160925" calcext:value-type="float">
            <text:p>20160925</text:p>
          </table:table-cell>
          <table:table-cell table:style-name="ce1" office:value-type="string" calcext:value-type="string">
            <text:p>BAMBO NATURE</text:p>
          </table:table-cell>
          <table:table-cell table:style-name="ce2" office:value-type="string" calcext:value-type="string">
            <text:p><text:a xlink:href="https://plazavea.vteximg.com.br/arquivos/ids/213338-450-450/20160925.jpg?v=636893812145770000" xlink:type="simple">https://plazavea.vteximg.com.br/arquivos/ids/213338-450-450/20160925.jpg?v=63689381214577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1261];['file:///home/hernan/Descargas/BD%20BabyPromo.xlsx'#$CodBabyPromo.$B$1:.$I$198];8;0)" office:value-type="string" office:string-value="x2000039" calcext:value-type="string">
            <text:p>x200003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262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Huggies Active Sec Talla G Paquete 116 unid</text:p>
          </table:table-cell>
          <table:table-cell table:style-name="ce1" office:value-type="float" office:value="732128001" calcext:value-type="float">
            <text:p>732128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0-750-750/732128001-1.jpg?v=636747909511030000" xlink:type="simple">https://wongfood.vteximg.com.br/arquivos/ids/250550-750-750/732128001-1.jpg?v=63674790951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263];['file:///home/hernan/Descargas/BD%20BabyPromo.xlsx'#$CodBabyPromo.$B$1:.$I$198];8;0)" office:value-type="string" office:string-value="x2000037" calcext:value-type="string">
            <text:p>x200003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Huggies Natural Care Niños Talla XXG Paquete 38 unid</text:p>
          </table:table-cell>
          <table:table-cell table:style-name="ce1" office:value-type="float" office:value="727566002" calcext:value-type="float">
            <text:p>727566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5-750-750/Pañales-Huggies-Hiperpack-Natural-Care-Niño-XXG-Paquete-38-Unidades-1-14376550.jpg?v=6367005063091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264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Pampers Juegos y Sueños Talla G Paquete 48 unid</text:p>
          </table:table-cell>
          <table:table-cell table:style-name="ce1" office:value-type="float" office:value="568094001" calcext:value-type="float">
            <text:p>56809400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5-750-750/Pañal-Pampers-Juego-y-Sueños-Talla-G-Paquete-48-Unidades-1-183394.jpg?v=636596496627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20</text:p>
          </table:table-cell>
          <table:table-cell table:style-name="ce1" office:value-type="string" calcext:value-type="string">
            <text:p>Metro</text:p>
          </table:table-cell>
          <table:table-cell table:formula="of:=VLOOKUP([.C1265];['file:///home/hernan/Descargas/BD%20BabyPromo.xlsx'#$CodBabyPromo.$B$1:.$I$198];8;0)" office:value-type="string" office:string-value="x2000047" calcext:value-type="string">
            <text:p>x2000047</text:p>
          </table:table-cell>
          <table:table-cell table:number-columns-repeated="1015"/>
        </table:table-row>
        <table:table-row table:style-name="ro1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Babysec Super Premium Talla XXG Paquete 42 unid</text:p>
          </table:table-cell>
          <table:table-cell table:style-name="ce1" office:value-type="float" office:value="575775005" calcext:value-type="float">
            <text:p>575775005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5-750-750/575775005-1.jpg?v=636893029718830000" xlink:type="simple">https://wongfood.vteximg.com.br/arquivos/ids/283565-750-750/575775005-1.jpg?v=6368930297188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1266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Pampers Premium Care Talla XG Paquete 28 unid</text:p>
          </table:table-cell>
          <table:table-cell table:style-name="ce1" office:value-type="float" office:value="570586004" calcext:value-type="float">
            <text:p>57058600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1-750-750/570586004-01-131052.jpg?v=636796296820230000" xlink:type="simple">https://wongfood.vteximg.com.br/arquivos/ids/261721-750-750/570586004-01-131052.jpg?v=63679629682023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1267];['file:///home/hernan/Descargas/BD%20BabyPromo.xlsx'#$CodBabyPromo.$B$1:.$I$198];8;0)" office:value-type="string" office:string-value="x2000051" calcext:value-type="string">
            <text:p>x200005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Huggies Natural Care Niñas Talla M Paquete 60 unid</text:p>
          </table:table-cell>
          <table:table-cell table:style-name="ce1" office:value-type="float" office:value="535137001" calcext:value-type="float">
            <text:p>535137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53-750-750/535137001-01-6433.jpg?v=636730524350200000" xlink:type="simple">https://wongfood.vteximg.com.br/arquivos/ids/245653-750-750/535137001-01-6433.jpg?v=6367305243502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268];['file:///home/hernan/Descargas/BD%20BabyPromo.xlsx'#$CodBabyPromo.$B$1:.$I$198];8;0)" office:value-type="string" office:string-value="x2000088" calcext:value-type="string">
            <text:p>x200008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Huggies Natural Care Unisex Talla XXG Paquete 38 unid</text:p>
          </table:table-cell>
          <table:table-cell table:style-name="ce1" office:value-type="float" office:value="752967004" calcext:value-type="float">
            <text:p>7529670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5-750-750/Pañales-Huggies-Natural-Care-Cotto-Talla-XXG-Paquete-38-Unidades-1-36587137.jpg?v=6368704922296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269];['file:///home/hernan/Descargas/BD%20BabyPromo.xlsx'#$CodBabyPromo.$B$1:.$I$198];8;0)" office:value-type="string" office:string-value="x2000086" calcext:value-type="string">
            <text:p>x200008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Huggies Natural Care Unisex Talla XG Paquete 42 unid</text:p>
          </table:table-cell>
          <table:table-cell table:style-name="ce1" office:value-type="float" office:value="752967003" calcext:value-type="float">
            <text:p>752967003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4-750-750/Pañales-Huggies-Natural-Care-Cotton-Talla-XG-Paquete-42-Unidades-1-36587136.jpg?v=6368704922268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270];['file:///home/hernan/Descargas/BD%20BabyPromo.xlsx'#$CodBabyPromo.$B$1:.$I$198];8;0)" office:value-type="string" office:string-value="x2000085" calcext:value-type="string">
            <text:p>x200008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Huggies Natural Care Unisex Talla M Paquete 58 unid</text:p>
          </table:table-cell>
          <table:table-cell table:style-name="ce1" office:value-type="float" office:value="752967002" calcext:value-type="float">
            <text:p>7529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3-750-750/Pañales-Huggies-Natural-Care-Cotton-Talla-M-Paquete-58-Unidades-1-36587135.jpg?v=636870492224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271];['file:///home/hernan/Descargas/BD%20BabyPromo.xlsx'#$CodBabyPromo.$B$1:.$I$198];8;0)" office:value-type="string" office:string-value="x2000084" calcext:value-type="string">
            <text:p>x200008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Huggies Natural Care Unisex Talla G Paquete 52 unid</text:p>
          </table:table-cell>
          <table:table-cell table:style-name="ce1" office:value-type="float" office:value="752967001" calcext:value-type="float">
            <text:p>752967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2-750-750/Pañales-Huggies-Natural-Care-Cotton-Talla-G-Paquete-52-Unidades-1-36587134.jpg?v=6368704922224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272];['file:///home/hernan/Descargas/BD%20BabyPromo.xlsx'#$CodBabyPromo.$B$1:.$I$198];8;0)" office:value-type="string" office:string-value="x2000083" calcext:value-type="string">
            <text:p>x2000083</text:p>
          </table:table-cell>
          <table:table-cell table:number-columns-repeated="1015"/>
        </table:table-row>
        <table:table-row table:style-name="ro1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Babysec Super Premium Talla XG Paquete 92 unid</text:p>
          </table:table-cell>
          <table:table-cell table:style-name="ce1" office:value-type="float" office:value="738808" calcext:value-type="float">
            <text:p>738808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49-750-750/738808-1.jpg?v=636893017745630000" xlink:type="simple">https://wongfood.vteximg.com.br/arquivos/ids/283549-750-750/738808-1.jpg?v=63689301774563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1273];['file:///home/hernan/Descargas/BD%20BabyPromo.xlsx'#$CodBabyPromo.$B$1:.$I$198];8;0)" office:value-type="string" office:string-value="x2000015" calcext:value-type="string">
            <text:p>x200001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Pampers Confort Sec Talla XXG Paquete 44 unid</text:p>
          </table:table-cell>
          <table:table-cell table:style-name="ce1" office:value-type="float" office:value="735461" calcext:value-type="float">
            <text:p>73546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75961-750-750/Pañales-para-Bebe-Pampers-Confort-Sec-Talla-XXG-Paquete-44-unid-1-17194629.jpg?v=6368585042992300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274];['file:///home/hernan/Descargas/BD%20BabyPromo.xlsx'#$CodBabyPromo.$B$1:.$I$198];8;0)" office:value-type="string" office:string-value="x2000013" calcext:value-type="string">
            <text:p>x200001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Huggies Active Sec Ajuste Perfecto Talla M Paquete 24 Unidades</text:p>
          </table:table-cell>
          <table:table-cell table:style-name="ce1" office:value-type="float" office:value="727568" calcext:value-type="float">
            <text:p>72756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5427-750-750/727568-1.jpg?v=636771375287800000" xlink:type="simple">https://wongfood.vteximg.com.br/arquivos/ids/255427-750-750/727568-1.jpg?v=6367713752878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1275];['file:///home/hernan/Descargas/BD%20BabyPromo.xlsx'#$CodBabyPromo.$B$1:.$I$198];8;0)" office:value-type="string" office:string-value="x2000012" calcext:value-type="string">
            <text:p>x200001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Huggies Active Sec Talla XXG Paquete 88 unid</text:p>
          </table:table-cell>
          <table:table-cell table:style-name="ce1" office:value-type="float" office:value="732128004" calcext:value-type="float">
            <text:p>732128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3-750-750/732128004-1.jpg?v=636747910463400000" xlink:type="simple">https://wongfood.vteximg.com.br/arquivos/ids/250553-750-750/732128004-1.jpg?v=63674791046340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276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Huggies Active Sec Talla M Paquete 128 unid</text:p>
          </table:table-cell>
          <table:table-cell table:style-name="ce1" office:value-type="float" office:value="732128002" calcext:value-type="float">
            <text:p>732128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1-750-750/732128002-1.jpg?v=636747909770670000" xlink:type="simple">https://wongfood.vteximg.com.br/arquivos/ids/250551-750-750/732128002-1.jpg?v=63674790977067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277];['file:///home/hernan/Descargas/BD%20BabyPromo.xlsx'#$CodBabyPromo.$B$1:.$I$198];8;0)" office:value-type="string" office:string-value="x2000080" calcext:value-type="string">
            <text:p>x200008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Huggies Natural Care Primeros 100 Días Talla RN Paquete 60 unid</text:p>
          </table:table-cell>
          <table:table-cell table:style-name="ce1" office:value-type="float" office:value="546460" calcext:value-type="float">
            <text:p>546460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7061-750-750/Pañales-Huggies-Primeros-Dias-Recien-Nacido-Unisex-Paquete-60-Unidades-1-179057.jpg?v=6367357089430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278];['file:///home/hernan/Descargas/BD%20BabyPromo.xlsx'#$CodBabyPromo.$B$1:.$I$198];8;0)" office:value-type="string" office:string-value="x2000004" calcext:value-type="string">
            <text:p>x200000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Huggies Active Sec Ajuste Perfecto Talla XG Paquete 22 unid</text:p>
          </table:table-cell>
          <table:table-cell table:style-name="ce1" office:value-type="float" office:value="727569001" calcext:value-type="float">
            <text:p>727569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7-750-750/Pañales-Huggies-Active-Sec-Ajuste-Perfecto-Talla-XG-Paquete-22-Und-1-14376553.jpg?v=6367246932123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1279];['file:///home/hernan/Descargas/BD%20BabyPromo.xlsx'#$CodBabyPromo.$B$1:.$I$198];8;0)" office:value-type="string" office:string-value="x2000077" calcext:value-type="string">
            <text:p>x200007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Huggies Active Sec Ajuste Perfecto Talla G Paquete 28 unid</text:p>
          </table:table-cell>
          <table:table-cell table:style-name="ce1" office:value-type="float" office:value="727567002" calcext:value-type="float">
            <text:p>7275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6-750-750/Pañales-Huggies-Active-Sec-Ajuste-Perfecto-Talla-G-Paquete-28-Und-1-14376552.jpg?v=6367246932086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1280];['file:///home/hernan/Descargas/BD%20BabyPromo.xlsx'#$CodBabyPromo.$B$1:.$I$198];8;0)" office:value-type="string" office:string-value="x2000076" calcext:value-type="string">
            <text:p>x200007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Huggies Natural Care Niñas Talla XXG Paquete 38 unid</text:p>
          </table:table-cell>
          <table:table-cell table:style-name="ce1" office:value-type="float" office:value="727565002" calcext:value-type="float">
            <text:p>727565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3-750-750/Pañales-Huggies-Hiperpack-Natural-Care-Niña-XXG-Paquete-38-Unidades-1-14376548.jpg?v=636700506300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281];['file:///home/hernan/Descargas/BD%20BabyPromo.xlsx'#$CodBabyPromo.$B$1:.$I$198];8;0)" office:value-type="string" office:string-value="x2000073" calcext:value-type="string">
            <text:p>x200007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Huggies Natural Care Niñas Talla XG Paquete 42 unid</text:p>
          </table:table-cell>
          <table:table-cell table:style-name="ce1" office:value-type="float" office:value="727565001" calcext:value-type="float">
            <text:p>727565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2-750-750/Pañales-Huggies-Hiperpack-Natural-Care-Niña-XG-Paquete-42-Unidades-1-14376547.jpg?v=6367005062976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282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Ninet Talla XL Paquete 52 unid</text:p>
          </table:table-cell>
          <table:table-cell table:style-name="ce1" office:value-type="float" office:value="702188003" calcext:value-type="float">
            <text:p>702188003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2-750-750/Pañales-Hiperpack-Ninet-Talla-XL-Paquete-52-Unidades-1-154821.jpg?v=6367538528368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283];['file:///home/hernan/Descargas/BD%20BabyPromo.xlsx'#$CodBabyPromo.$B$1:.$I$198];8;0)" office:value-type="string" office:string-value="x2000065" calcext:value-type="string">
            <text:p>x200006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Ninet Talla L Paquete 64 unid</text:p>
          </table:table-cell>
          <table:table-cell table:style-name="ce1" office:value-type="float" office:value="702188002" calcext:value-type="float">
            <text:p>702188002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1-750-750/Pañales-Hiperpack-Ninet-Talla-L-Paquete-64-Unidades-1-154820.jpg?v=6367538528309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284];['file:///home/hernan/Descargas/BD%20BabyPromo.xlsx'#$CodBabyPromo.$B$1:.$I$198];8;0)" office:value-type="string" office:string-value="x2000064" calcext:value-type="string">
            <text:p>x200006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Ninet Talla M Paquete 72 unid</text:p>
          </table:table-cell>
          <table:table-cell table:style-name="ce1" office:value-type="float" office:value="702188001" calcext:value-type="float">
            <text:p>702188001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0-750-750/Pañales-Hiperpack-Ninet-Talla-M-Paquete-72-Unidades-1-154819.jpg?v=6367538528260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285];['file:///home/hernan/Descargas/BD%20BabyPromo.xlsx'#$CodBabyPromo.$B$1:.$I$198];8;0)" office:value-type="string" office:string-value="x2000063" calcext:value-type="string">
            <text:p>x2000063</text:p>
          </table:table-cell>
          <table:table-cell table:number-columns-repeated="1015"/>
        </table:table-row>
        <table:table-row table:style-name="ro1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Babysec Premium Talla XG Paquete 104 unid</text:p>
          </table:table-cell>
          <table:table-cell table:style-name="ce1" office:value-type="float" office:value="717209001" calcext:value-type="float">
            <text:p>717209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6-750-750/717209001-1.jpg?v=636893029988600000" xlink:type="simple">https://wongfood.vteximg.com.br/arquivos/ids/283566-750-750/717209001-1.jpg?v=63689302998860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1286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Pampers Confort Sec Talla XG Paquete 28 unid</text:p>
          </table:table-cell>
          <table:table-cell table:style-name="ce1" office:value-type="float" office:value="570587004" calcext:value-type="float">
            <text:p>570587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5-750-750/Pañales-Pampers-Mega-Confort-Sec-Talla-XG-Paquete-28-Unidades-1-219575.jpg?v=636707203030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1287];['file:///home/hernan/Descargas/BD%20BabyPromo.xlsx'#$CodBabyPromo.$B$1:.$I$198];8;0)" office:value-type="string" office:string-value="x2000055" calcext:value-type="string">
            <text:p>x200005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Pampers Confort Sec Talla XXG Paquete 28 unid</text:p>
          </table:table-cell>
          <table:table-cell table:style-name="ce1" office:value-type="float" office:value="570587003" calcext:value-type="float">
            <text:p>57058700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3-750-750/Pañales-Pampers-Mega-Confort-Sec-Talla-XXG-Paquete-28-Unidades-1-219574.jpg?v=6367072030224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1288];['file:///home/hernan/Descargas/BD%20BabyPromo.xlsx'#$CodBabyPromo.$B$1:.$I$198];8;0)" office:value-type="string" office:string-value="x2000054" calcext:value-type="string">
            <text:p>x200005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Pampers Confort Sec Talla G Paquete 34 unid</text:p>
          </table:table-cell>
          <table:table-cell table:style-name="ce1" office:value-type="float" office:value="570587002" calcext:value-type="float">
            <text:p>570587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1-750-750/Pañales-Pampers-Mega-Confort-Sec-Talla-G-Paquete-34-Unidades-1-219573.jpg?v=6367072030140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1289];['file:///home/hernan/Descargas/BD%20BabyPromo.xlsx'#$CodBabyPromo.$B$1:.$I$198];8;0)" office:value-type="string" office:string-value="x2000053" calcext:value-type="string">
            <text:p>x200005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Ecológicos para Bebé Bio Baby Talla XG Paquete 34 unid</text:p>
          </table:table-cell>
          <table:table-cell table:style-name="ce1" office:value-type="float" office:value="716175" calcext:value-type="float">
            <text:p>716175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6-750-750/Pañales-Bio-Baby-XGrande-paquete-34-unidades-Pañales-Bio-Baby-XGrandre-paquete-34-unidades--1-219457.jpg?v=636597792561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290];['file:///home/hernan/Descargas/BD%20BabyPromo.xlsx'#$CodBabyPromo.$B$1:.$I$198];8;0)" office:value-type="string" office:string-value="x2000010" calcext:value-type="string">
            <text:p>x200001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Ecológicos para Bebé Bio Baby Talla G Paquete 38 unid</text:p>
          </table:table-cell>
          <table:table-cell table:style-name="ce1" office:value-type="float" office:value="716174" calcext:value-type="float">
            <text:p>716174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5-750-750/Pañales-Bio-Baby-Grande-paquete-38-unidades-1-219456.jpg?v=636597792558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291];['file:///home/hernan/Descargas/BD%20BabyPromo.xlsx'#$CodBabyPromo.$B$1:.$I$198];8;0)" office:value-type="string" office:string-value="x2000009" calcext:value-type="string">
            <text:p>x200000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Ecológicos para Bebé Bio Baby Talla M Paquete 38 unid</text:p>
          </table:table-cell>
          <table:table-cell table:style-name="ce1" office:value-type="float" office:value="716173" calcext:value-type="float">
            <text:p>716173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4-750-750/Pañales-Bio-Baby-Mediano-paquete-38-unidades-Pañales-Bio-Baby-mediano-paquete-38-unidades-1-219455.jpg?v=6365977925535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292];['file:///home/hernan/Descargas/BD%20BabyPromo.xlsx'#$CodBabyPromo.$B$1:.$I$198];8;0)" office:value-type="string" office:string-value="x2000008" calcext:value-type="string">
            <text:p>x200000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Huggies Active Sec Talla XXG Paquete 44 unid</text:p>
          </table:table-cell>
          <table:table-cell table:style-name="ce1" office:value-type="float" office:value="717431004" calcext:value-type="float">
            <text:p>717431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4-750-750/717431004-01-237366.jpg?v=636730525559330000" xlink:type="simple">https://wongfood.vteximg.com.br/arquivos/ids/245674-750-750/717431004-01-237366.jpg?v=63673052555933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293];['file:///home/hernan/Descargas/BD%20BabyPromo.xlsx'#$CodBabyPromo.$B$1:.$I$198];8;0)" office:value-type="string" office:string-value="x2000071" calcext:value-type="string">
            <text:p>x200007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Huggies Active Sec Talla XG Paquete 48 unid</text:p>
          </table:table-cell>
          <table:table-cell table:style-name="ce1" office:value-type="float" office:value="717431003" calcext:value-type="float">
            <text:p>717431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3-750-750/717431003-01-237365.jpg?v=636730525551970000" xlink:type="simple">https://wongfood.vteximg.com.br/arquivos/ids/245673-750-750/717431003-01-237365.jpg?v=63673052555197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294];['file:///home/hernan/Descargas/BD%20BabyPromo.xlsx'#$CodBabyPromo.$B$1:.$I$198];8;0)" office:value-type="string" office:string-value="x2000070" calcext:value-type="string">
            <text:p>x200007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Huggies Active Sec Talla M Paquete 64 unid</text:p>
          </table:table-cell>
          <table:table-cell table:style-name="ce1" office:value-type="float" office:value="717431001" calcext:value-type="float">
            <text:p>717431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1-750-750/717431001-01-237363.jpg?v=636730525542400000" xlink:type="simple">https://wongfood.vteximg.com.br/arquivos/ids/245671-750-750/717431001-01-237363.jpg?v=6367305255424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295];['file:///home/hernan/Descargas/BD%20BabyPromo.xlsx'#$CodBabyPromo.$B$1:.$I$198];8;0)" office:value-type="string" office:string-value="x2000068" calcext:value-type="string">
            <text:p>x200006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Huggies Active Sec Talla G Paquete 58 unid</text:p>
          </table:table-cell>
          <table:table-cell table:style-name="ce1" office:value-type="float" office:value="717431002" calcext:value-type="float">
            <text:p>717431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2-750-750/717431002-01-237364.jpg?v=636730525547600000" xlink:type="simple">https://wongfood.vteximg.com.br/arquivos/ids/245672-750-750/717431002-01-237364.jpg?v=636730525547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296];['file:///home/hernan/Descargas/BD%20BabyPromo.xlsx'#$CodBabyPromo.$B$1:.$I$198];8;0)" office:value-type="string" office:string-value="x2000069" calcext:value-type="string">
            <text:p>x200006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Pampers Juegos y Sueños Talla P Paquete 32 unid</text:p>
          </table:table-cell>
          <table:table-cell table:style-name="ce1" office:value-type="float" office:value="568073" calcext:value-type="float">
            <text:p>56807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4-750-750/Pañal-Pampers-Juegos-y-Sueños-Talla-P-Paquete-32-Unidades-1-218879.jpg?v=636596496622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1.60</text:p>
          </table:table-cell>
          <table:table-cell table:style-name="ce1" office:value-type="string" calcext:value-type="string">
            <text:p>Metro</text:p>
          </table:table-cell>
          <table:table-cell table:formula="of:=VLOOKUP([.C1297];['file:///home/hernan/Descargas/BD%20BabyPromo.xlsx'#$CodBabyPromo.$B$1:.$I$198];8;0)" office:value-type="string" office:string-value="x2000005" calcext:value-type="string">
            <text:p>x200000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Pampers Juegos y Sueños Talla XG Paquete 42 unid</text:p>
          </table:table-cell>
          <table:table-cell table:style-name="ce1" office:value-type="float" office:value="568094002" calcext:value-type="float">
            <text:p>568094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6-750-750/Pañal-Pampers-Juego-y-Sueños-Talla-XG-Paquete-42-Unidades-1-183395.jpg?v=63659649663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1298];['file:///home/hernan/Descargas/BD%20BabyPromo.xlsx'#$CodBabyPromo.$B$1:.$I$198];8;0)" office:value-type="string" office:string-value="x2000048" calcext:value-type="string">
            <text:p>x200004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Babysec Super Premium Talla XG Paquete 46 unid</text:p>
          </table:table-cell>
          <table:table-cell table:style-name="ce1" office:value-type="float" office:value="575775004" calcext:value-type="float">
            <text:p>575775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4-750-750/575775004-1.jpg?v=636893029433470000" xlink:type="simple">https://wongfood.vteximg.com.br/arquivos/ids/283564-750-750/575775004-1.jpg?v=63689302943347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1299];['file:///home/hernan/Descargas/BD%20BabyPromo.xlsx'#$CodBabyPromo.$B$1:.$I$198];8;0)" office:value-type="string" office:string-value="x2000061" calcext:value-type="string">
            <text:p>x200006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Babysec Super Premium Talla G Paquete 56 unid</text:p>
          </table:table-cell>
          <table:table-cell table:style-name="ce1" office:value-type="float" office:value="575775003" calcext:value-type="float">
            <text:p>575775003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3-750-750/575775003-1.jpg?v=636893029144300000" xlink:type="simple">https://wongfood.vteximg.com.br/arquivos/ids/283563-750-750/575775003-1.jpg?v=6368930291443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1300];['file:///home/hernan/Descargas/BD%20BabyPromo.xlsx'#$CodBabyPromo.$B$1:.$I$198];8;0)" office:value-type="string" office:string-value="x2000060" calcext:value-type="string">
            <text:p>x200006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Babysec Super Premium Talla M Paquete 62 unid</text:p>
          </table:table-cell>
          <table:table-cell table:style-name="ce1" office:value-type="float" office:value="575775002" calcext:value-type="float">
            <text:p>575775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2-750-750/575775002-1.jpg?v=636893028876770000" xlink:type="simple">https://wongfood.vteximg.com.br/arquivos/ids/283562-750-750/575775002-1.jpg?v=63689302887677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1301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Babysec Super Premium Talla P Paquete 68 unid</text:p>
          </table:table-cell>
          <table:table-cell table:style-name="ce1" office:value-type="float" office:value="575775001" calcext:value-type="float">
            <text:p>575775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0-750-750/575775001-1.jpg?v=636893028526670000" xlink:type="simple">https://wongfood.vteximg.com.br/arquivos/ids/283560-750-750/575775001-1.jpg?v=63689302852667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1302];['file:///home/hernan/Descargas/BD%20BabyPromo.xlsx'#$CodBabyPromo.$B$1:.$I$198];8;0)" office:value-type="string" office:string-value="x2000058" calcext:value-type="string">
            <text:p>x200005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1303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Pampers Premium Care Talla G Paquete 34 unid</text:p>
          </table:table-cell>
          <table:table-cell table:style-name="ce1" office:value-type="float" office:value="570586003" calcext:value-type="float">
            <text:p>57058600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0-750-750/570586003-01-131051.jpg?v=636796296802100000" xlink:type="simple">https://wongfood.vteximg.com.br/arquivos/ids/261720-750-750/570586003-01-131051.jpg?v=63679629680210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1304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Pampers Premium Care Talla M Paquete 40 unid</text:p>
          </table:table-cell>
          <table:table-cell table:style-name="ce1" office:value-type="float" office:value="570586002" calcext:value-type="float">
            <text:p>570586002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19-750-750/570586002-01-131050.jpg?v=636796296761800000" xlink:type="simple">https://wongfood.vteximg.com.br/arquivos/ids/261719-750-750/570586002-01-131050.jpg?v=63679629676180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1305];['file:///home/hernan/Descargas/BD%20BabyPromo.xlsx'#$CodBabyPromo.$B$1:.$I$198];8;0)" office:value-type="string" office:string-value="x2000089" calcext:value-type="string">
            <text:p>x200008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Pampers Confort Sec Talla XG Paquete 48 unid</text:p>
          </table:table-cell>
          <table:table-cell table:style-name="ce1" office:value-type="float" office:value="570588002" calcext:value-type="float">
            <text:p>570588002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4-750-750/frontal-118600.jpg?v=636796296849500000" xlink:type="simple">https://wongfood.vteximg.com.br/arquivos/ids/261724-750-750/frontal-118600.jpg?v=636796296849500000</text:a>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306];['file:///home/hernan/Descargas/BD%20BabyPromo.xlsx'#$CodBabyPromo.$B$1:.$I$198];8;0)" office:value-type="string" office:string-value="x2000057" calcext:value-type="string">
            <text:p>x200005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Pampers Confort Sec Talla M Paquete 72 unid</text:p>
          </table:table-cell>
          <table:table-cell table:style-name="ce1" office:value-type="float" office:value="570588001" calcext:value-type="float">
            <text:p>570588001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5-750-750/frontal-118599.jpg?v=636796296855600000" xlink:type="simple">https://wongfood.vteximg.com.br/arquivos/ids/261725-750-750/frontal-118599.jpg?v=636796296855600000</text:a>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307];['file:///home/hernan/Descargas/BD%20BabyPromo.xlsx'#$CodBabyPromo.$B$1:.$I$198];8;0)" office:value-type="string" office:string-value="x2000056" calcext:value-type="string">
            <text:p>x200005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Pampers Confort Sec Talla P Paquete 46 unid</text:p>
          </table:table-cell>
          <table:table-cell table:style-name="ce1" office:value-type="float" office:value="570584" calcext:value-type="float">
            <text:p>57058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3-750-750/frontal-118598.jpg?v=636796296844330000" xlink:type="simple">https://wongfood.vteximg.com.br/arquivos/ids/261723-750-750/frontal-118598.jpg?v=636796296844330000</text:a></text:p>
          </table:table-cell>
          <table:table-cell table:style-name="ce1" office:value-type="string" calcext:value-type="string">
            <text:p>S/. 26.50</text:p>
          </table:table-cell>
          <table:table-cell table:style-name="ce1" office:value-type="string" calcext:value-type="string">
            <text:p>S/. 25.50</text:p>
          </table:table-cell>
          <table:table-cell table:style-name="ce1" office:value-type="string" calcext:value-type="string">
            <text:p>Metro</text:p>
          </table:table-cell>
          <table:table-cell table:formula="of:=VLOOKUP([.C1308];['file:///home/hernan/Descargas/BD%20BabyPromo.xlsx'#$CodBabyPromo.$B$1:.$I$198];8;0)" office:value-type="string" office:string-value="x2000007" calcext:value-type="string">
            <text:p>x200000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Pampers Confort Sec Talla G Paquete 60 unid</text:p>
          </table:table-cell>
          <table:table-cell table:style-name="ce1" office:value-type="float" office:value="570583" calcext:value-type="float">
            <text:p>57058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18-750-750/570583-01-118597.jpg?v=636796296756170000" xlink:type="simple">https://wongfood.vteximg.com.br/arquivos/ids/261718-750-750/570583-01-118597.jpg?v=636796296756170000</text:a>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309];['file:///home/hernan/Descargas/BD%20BabyPromo.xlsx'#$CodBabyPromo.$B$1:.$I$198];8;0)" office:value-type="string" office:string-value="x2000006" calcext:value-type="string">
            <text:p>x200000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Huggies Natural Care Primeros 100 Días Talla PR Paquete 30 unid</text:p>
          </table:table-cell>
          <table:table-cell table:style-name="ce1" office:value-type="float" office:value="375804" calcext:value-type="float">
            <text:p>3758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163284-750-750/PAÑAL-HUGGIES--REC-NAC-PREMATURO-X30-UN-PAÑAL-HUGGI-REC-NA-1-76797.jpg?v=636409947018830000</text:p>
          </table:table-cell>
          <table:table-cell table:style-name="ce1" office:value-type="string" calcext:value-type="string">
            <text:p>S/. 18.10</text:p>
          </table:table-cell>
          <table:table-cell table:style-name="ce1" office:value-type="string" calcext:value-type="string">
            <text:p>S/. 17.80</text:p>
          </table:table-cell>
          <table:table-cell table:style-name="ce1" office:value-type="string" calcext:value-type="string">
            <text:p>Metro</text:p>
          </table:table-cell>
          <table:table-cell table:formula="of:=VLOOKUP([.C1310];['file:///home/hernan/Descargas/BD%20BabyPromo.xlsx'#$CodBabyPromo.$B$1:.$I$198];8;0)" office:value-type="string" office:string-value="x2000001" calcext:value-type="string">
            <text:p>x200000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0" calcext:value-type="float">
            <text:p>2019330</text:p>
          </table:table-cell>
          <table:table-cell table:style-name="ce1" office:value-type="string" calcext:value-type="string">
            <text:p>Pañales para Bebé Huggies Natural Care Primeros 100 Días Talla P Paquete 30 unid</text:p>
          </table:table-cell>
          <table:table-cell table:style-name="ce1" office:value-type="float" office:value="534674" calcext:value-type="float">
            <text:p>53467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31601-750-750/534674-01-73631.jpg?v=636670152536730000" xlink:type="simple">https://wongfood.vteximg.com.br/arquivos/ids/231601-750-750/534674-01-73631.jpg?v=6366701525367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1311];['file:///home/hernan/Descargas/BD%20BabyPromo.xlsx'#$CodBabyPromo.$B$1:.$I$198];8;0)" office:value-type="string" office:string-value="x2000003" calcext:value-type="string">
            <text:p>x200000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312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Babysec Premium Talla XXG Paquete 96 unid</text:p>
          </table:table-cell>
          <table:table-cell table:style-name="ce1" office:value-type="float" office:value="717209002" calcext:value-type="float">
            <text:p>717209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7-750-750/717209002-1.jpg?v=636893030543900000" xlink:type="simple">https://wongfood.vteximg.com.br/arquivos/ids/283567-750-750/717209002-1.jpg?v=63689303054390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1313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Huggies Natural Care Niños Talla XXG Paquete 38 unid</text:p>
          </table:table-cell>
          <table:table-cell table:style-name="ce1" office:value-type="float" office:value="727566002" calcext:value-type="float">
            <text:p>727566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5-750-750/Pañales-Huggies-Hiperpack-Natural-Care-Niño-XXG-Paquete-38-Unidades-1-14376550.jpg?v=6367005063091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314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Pampers Juegos y Sueños Talla G Paquete 48 unid</text:p>
          </table:table-cell>
          <table:table-cell table:style-name="ce1" office:value-type="float" office:value="568094001" calcext:value-type="float">
            <text:p>56809400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5-750-750/Pañal-Pampers-Juego-y-Sueños-Talla-G-Paquete-48-Unidades-1-183394.jpg?v=636596496627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20</text:p>
          </table:table-cell>
          <table:table-cell table:style-name="ce1" office:value-type="string" calcext:value-type="string">
            <text:p>Metro</text:p>
          </table:table-cell>
          <table:table-cell table:formula="of:=VLOOKUP([.C1315];['file:///home/hernan/Descargas/BD%20BabyPromo.xlsx'#$CodBabyPromo.$B$1:.$I$198];8;0)" office:value-type="string" office:string-value="x2000047" calcext:value-type="string">
            <text:p>x2000047</text:p>
          </table:table-cell>
          <table:table-cell table:number-columns-repeated="1015"/>
        </table:table-row>
        <table:table-row table:style-name="ro1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Babysec Super Premium Talla XXG Paquete 42 unid</text:p>
          </table:table-cell>
          <table:table-cell table:style-name="ce1" office:value-type="float" office:value="575775005" calcext:value-type="float">
            <text:p>575775005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5-750-750/575775005-1.jpg?v=636893029718830000" xlink:type="simple">https://wongfood.vteximg.com.br/arquivos/ids/283565-750-750/575775005-1.jpg?v=6368930297188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1316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Pampers Premium Care Talla XG Paquete 28 unid</text:p>
          </table:table-cell>
          <table:table-cell table:style-name="ce1" office:value-type="float" office:value="570586004" calcext:value-type="float">
            <text:p>57058600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1-750-750/570586004-01-131052.jpg?v=636796296820230000" xlink:type="simple">https://wongfood.vteximg.com.br/arquivos/ids/261721-750-750/570586004-01-131052.jpg?v=63679629682023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1317];['file:///home/hernan/Descargas/BD%20BabyPromo.xlsx'#$CodBabyPromo.$B$1:.$I$198];8;0)" office:value-type="string" office:string-value="x2000051" calcext:value-type="string">
            <text:p>x200005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Huggies Natural Care Niñas Talla M Paquete 60 unid</text:p>
          </table:table-cell>
          <table:table-cell table:style-name="ce1" office:value-type="float" office:value="535137001" calcext:value-type="float">
            <text:p>535137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53-750-750/535137001-01-6433.jpg?v=636730524350200000" xlink:type="simple">https://wongfood.vteximg.com.br/arquivos/ids/245653-750-750/535137001-01-6433.jpg?v=6367305243502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318];['file:///home/hernan/Descargas/BD%20BabyPromo.xlsx'#$CodBabyPromo.$B$1:.$I$198];8;0)" office:value-type="string" office:string-value="x2000088" calcext:value-type="string">
            <text:p>x200008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Huggies Natural Care Unisex Talla XXG Paquete 38 unid</text:p>
          </table:table-cell>
          <table:table-cell table:style-name="ce1" office:value-type="float" office:value="752967004" calcext:value-type="float">
            <text:p>7529670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5-750-750/Pañales-Huggies-Natural-Care-Cotto-Talla-XXG-Paquete-38-Unidades-1-36587137.jpg?v=6368704922296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319];['file:///home/hernan/Descargas/BD%20BabyPromo.xlsx'#$CodBabyPromo.$B$1:.$I$198];8;0)" office:value-type="string" office:string-value="x2000086" calcext:value-type="string">
            <text:p>x200008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Huggies Natural Care Unisex Talla XG Paquete 42 unid</text:p>
          </table:table-cell>
          <table:table-cell table:style-name="ce1" office:value-type="float" office:value="752967003" calcext:value-type="float">
            <text:p>752967003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4-750-750/Pañales-Huggies-Natural-Care-Cotton-Talla-XG-Paquete-42-Unidades-1-36587136.jpg?v=6368704922268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320];['file:///home/hernan/Descargas/BD%20BabyPromo.xlsx'#$CodBabyPromo.$B$1:.$I$198];8;0)" office:value-type="string" office:string-value="x2000085" calcext:value-type="string">
            <text:p>x200008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Huggies Natural Care Unisex Talla M Paquete 58 unid</text:p>
          </table:table-cell>
          <table:table-cell table:style-name="ce1" office:value-type="float" office:value="752967002" calcext:value-type="float">
            <text:p>7529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3-750-750/Pañales-Huggies-Natural-Care-Cotton-Talla-M-Paquete-58-Unidades-1-36587135.jpg?v=636870492224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321];['file:///home/hernan/Descargas/BD%20BabyPromo.xlsx'#$CodBabyPromo.$B$1:.$I$198];8;0)" office:value-type="string" office:string-value="x2000084" calcext:value-type="string">
            <text:p>x200008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Huggies Natural Care Unisex Talla G Paquete 52 unid</text:p>
          </table:table-cell>
          <table:table-cell table:style-name="ce1" office:value-type="float" office:value="752967001" calcext:value-type="float">
            <text:p>752967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2-750-750/Pañales-Huggies-Natural-Care-Cotton-Talla-G-Paquete-52-Unidades-1-36587134.jpg?v=6368704922224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322];['file:///home/hernan/Descargas/BD%20BabyPromo.xlsx'#$CodBabyPromo.$B$1:.$I$198];8;0)" office:value-type="string" office:string-value="x2000083" calcext:value-type="string">
            <text:p>x2000083</text:p>
          </table:table-cell>
          <table:table-cell table:number-columns-repeated="1015"/>
        </table:table-row>
        <table:table-row table:style-name="ro1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Babysec Super Premium Talla XG Paquete 92 unid</text:p>
          </table:table-cell>
          <table:table-cell table:style-name="ce1" office:value-type="float" office:value="738808" calcext:value-type="float">
            <text:p>738808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49-750-750/738808-1.jpg?v=636893017745630000" xlink:type="simple">https://wongfood.vteximg.com.br/arquivos/ids/283549-750-750/738808-1.jpg?v=63689301774563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1323];['file:///home/hernan/Descargas/BD%20BabyPromo.xlsx'#$CodBabyPromo.$B$1:.$I$198];8;0)" office:value-type="string" office:string-value="x2000015" calcext:value-type="string">
            <text:p>x200001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Pampers Confort Sec Talla XXG Paquete 44 unid</text:p>
          </table:table-cell>
          <table:table-cell table:style-name="ce1" office:value-type="float" office:value="735461" calcext:value-type="float">
            <text:p>73546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75961-750-750/Pañales-para-Bebe-Pampers-Confort-Sec-Talla-XXG-Paquete-44-unid-1-17194629.jpg?v=6368585042992300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324];['file:///home/hernan/Descargas/BD%20BabyPromo.xlsx'#$CodBabyPromo.$B$1:.$I$198];8;0)" office:value-type="string" office:string-value="x2000013" calcext:value-type="string">
            <text:p>x200001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Pampers Premium Care Talla P Paquete 36 unid</text:p>
          </table:table-cell>
          <table:table-cell table:style-name="ce1" office:value-type="float" office:value="735462" calcext:value-type="float">
            <text:p>73546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67213-750-750/Pañales-para-Bebe-Pampers-Premium-Care-Talla-P-Paquete-36-unid-1-17194630.jpg?v=636825780382530000</text:p>
          </table:table-cell>
          <table:table-cell table:style-name="ce1" office:value-type="string" calcext:value-type="string">
            <text:p>S/. 16.90</text:p>
          </table:table-cell>
          <table:table-cell table:style-name="ce1" office:value-type="string" calcext:value-type="string">
            <text:p>S/. 15.50</text:p>
          </table:table-cell>
          <table:table-cell table:style-name="ce1" office:value-type="string" calcext:value-type="string">
            <text:p>Metro</text:p>
          </table:table-cell>
          <table:table-cell table:formula="of:=VLOOKUP([.C1325];['file:///home/hernan/Descargas/BD%20BabyPromo.xlsx'#$CodBabyPromo.$B$1:.$I$198];8;0)" office:value-type="string" office:string-value="x2000014" calcext:value-type="string">
            <text:p>x200001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Huggies Active Sec Ajuste Perfecto Talla M Paquete 24 Unidades</text:p>
          </table:table-cell>
          <table:table-cell table:style-name="ce1" office:value-type="float" office:value="727568" calcext:value-type="float">
            <text:p>72756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5427-750-750/727568-1.jpg?v=636771375287800000" xlink:type="simple">https://wongfood.vteximg.com.br/arquivos/ids/255427-750-750/727568-1.jpg?v=6367713752878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1326];['file:///home/hernan/Descargas/BD%20BabyPromo.xlsx'#$CodBabyPromo.$B$1:.$I$198];8;0)" office:value-type="string" office:string-value="x2000012" calcext:value-type="string">
            <text:p>x200001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Huggies Active Sec Talla XXG Paquete 88 unid</text:p>
          </table:table-cell>
          <table:table-cell table:style-name="ce1" office:value-type="float" office:value="732128004" calcext:value-type="float">
            <text:p>732128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3-750-750/732128004-1.jpg?v=636747910463400000" xlink:type="simple">https://wongfood.vteximg.com.br/arquivos/ids/250553-750-750/732128004-1.jpg?v=63674791046340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327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Huggies Active Sec Talla M Paquete 128 unid</text:p>
          </table:table-cell>
          <table:table-cell table:style-name="ce1" office:value-type="float" office:value="732128002" calcext:value-type="float">
            <text:p>732128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1-750-750/732128002-1.jpg?v=636747909770670000" xlink:type="simple">https://wongfood.vteximg.com.br/arquivos/ids/250551-750-750/732128002-1.jpg?v=63674790977067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328];['file:///home/hernan/Descargas/BD%20BabyPromo.xlsx'#$CodBabyPromo.$B$1:.$I$198];8;0)" office:value-type="string" office:string-value="x2000080" calcext:value-type="string">
            <text:p>x200008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Huggies Natural Care Primeros 100 Días Talla RN Paquete 60 unid</text:p>
          </table:table-cell>
          <table:table-cell table:style-name="ce1" office:value-type="float" office:value="546460" calcext:value-type="float">
            <text:p>546460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7061-750-750/Pañales-Huggies-Primeros-Dias-Recien-Nacido-Unisex-Paquete-60-Unidades-1-179057.jpg?v=6367357089430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329];['file:///home/hernan/Descargas/BD%20BabyPromo.xlsx'#$CodBabyPromo.$B$1:.$I$198];8;0)" office:value-type="string" office:string-value="x2000004" calcext:value-type="string">
            <text:p>x200000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Huggies Active Sec Ajuste Perfecto Talla G Paquete 28 unid</text:p>
          </table:table-cell>
          <table:table-cell table:style-name="ce1" office:value-type="float" office:value="727567002" calcext:value-type="float">
            <text:p>7275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6-750-750/Pañales-Huggies-Active-Sec-Ajuste-Perfecto-Talla-G-Paquete-28-Und-1-14376552.jpg?v=6367246932086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1330];['file:///home/hernan/Descargas/BD%20BabyPromo.xlsx'#$CodBabyPromo.$B$1:.$I$198];8;0)" office:value-type="string" office:string-value="x2000076" calcext:value-type="string">
            <text:p>x200007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Huggies Natural Care Niñas Talla XXG Paquete 38 unid</text:p>
          </table:table-cell>
          <table:table-cell table:style-name="ce1" office:value-type="float" office:value="727565002" calcext:value-type="float">
            <text:p>727565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3-750-750/Pañales-Huggies-Hiperpack-Natural-Care-Niña-XXG-Paquete-38-Unidades-1-14376548.jpg?v=636700506300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331];['file:///home/hernan/Descargas/BD%20BabyPromo.xlsx'#$CodBabyPromo.$B$1:.$I$198];8;0)" office:value-type="string" office:string-value="x2000073" calcext:value-type="string">
            <text:p>x200007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Huggies Natural Care Niñas Talla XG Paquete 42 unid</text:p>
          </table:table-cell>
          <table:table-cell table:style-name="ce1" office:value-type="float" office:value="727565001" calcext:value-type="float">
            <text:p>727565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2-750-750/Pañales-Huggies-Hiperpack-Natural-Care-Niña-XG-Paquete-42-Unidades-1-14376547.jpg?v=6367005062976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332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Ninet Talla XL Paquete 52 unid</text:p>
          </table:table-cell>
          <table:table-cell table:style-name="ce1" office:value-type="float" office:value="702188003" calcext:value-type="float">
            <text:p>702188003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2-750-750/Pañales-Hiperpack-Ninet-Talla-XL-Paquete-52-Unidades-1-154821.jpg?v=6367538528368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333];['file:///home/hernan/Descargas/BD%20BabyPromo.xlsx'#$CodBabyPromo.$B$1:.$I$198];8;0)" office:value-type="string" office:string-value="x2000065" calcext:value-type="string">
            <text:p>x200006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Ninet Talla L Paquete 64 unid</text:p>
          </table:table-cell>
          <table:table-cell table:style-name="ce1" office:value-type="float" office:value="702188002" calcext:value-type="float">
            <text:p>702188002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1-750-750/Pañales-Hiperpack-Ninet-Talla-L-Paquete-64-Unidades-1-154820.jpg?v=6367538528309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334];['file:///home/hernan/Descargas/BD%20BabyPromo.xlsx'#$CodBabyPromo.$B$1:.$I$198];8;0)" office:value-type="string" office:string-value="x2000064" calcext:value-type="string">
            <text:p>x200006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Ninet Talla M Paquete 72 unid</text:p>
          </table:table-cell>
          <table:table-cell table:style-name="ce1" office:value-type="float" office:value="702188001" calcext:value-type="float">
            <text:p>702188001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0-750-750/Pañales-Hiperpack-Ninet-Talla-M-Paquete-72-Unidades-1-154819.jpg?v=6367538528260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335];['file:///home/hernan/Descargas/BD%20BabyPromo.xlsx'#$CodBabyPromo.$B$1:.$I$198];8;0)" office:value-type="string" office:string-value="x2000063" calcext:value-type="string">
            <text:p>x2000063</text:p>
          </table:table-cell>
          <table:table-cell table:number-columns-repeated="1015"/>
        </table:table-row>
        <table:table-row table:style-name="ro1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Babysec Premium Talla XG Paquete 104 unid</text:p>
          </table:table-cell>
          <table:table-cell table:style-name="ce1" office:value-type="float" office:value="717209001" calcext:value-type="float">
            <text:p>717209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6-750-750/717209001-1.jpg?v=636893029988600000" xlink:type="simple">https://wongfood.vteximg.com.br/arquivos/ids/283566-750-750/717209001-1.jpg?v=636893029988600000</text:a>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S/. 69.90</text:p>
          </table:table-cell>
          <table:table-cell table:style-name="ce1" office:value-type="string" calcext:value-type="string">
            <text:p>Metro</text:p>
          </table:table-cell>
          <table:table-cell table:formula="of:=VLOOKUP([.C1336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Pampers Confort Sec Talla XG Paquete 28 unid</text:p>
          </table:table-cell>
          <table:table-cell table:style-name="ce1" office:value-type="float" office:value="570587004" calcext:value-type="float">
            <text:p>570587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5-750-750/Pañales-Pampers-Mega-Confort-Sec-Talla-XG-Paquete-28-Unidades-1-219575.jpg?v=636707203030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1337];['file:///home/hernan/Descargas/BD%20BabyPromo.xlsx'#$CodBabyPromo.$B$1:.$I$198];8;0)" office:value-type="string" office:string-value="x2000055" calcext:value-type="string">
            <text:p>x200005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Pampers Confort Sec Talla XXG Paquete 28 unid</text:p>
          </table:table-cell>
          <table:table-cell table:style-name="ce1" office:value-type="float" office:value="570587003" calcext:value-type="float">
            <text:p>57058700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3-750-750/Pañales-Pampers-Mega-Confort-Sec-Talla-XXG-Paquete-28-Unidades-1-219574.jpg?v=6367072030224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1338];['file:///home/hernan/Descargas/BD%20BabyPromo.xlsx'#$CodBabyPromo.$B$1:.$I$198];8;0)" office:value-type="string" office:string-value="x2000054" calcext:value-type="string">
            <text:p>x200005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Pampers Confort Sec Talla G Paquete 34 unid</text:p>
          </table:table-cell>
          <table:table-cell table:style-name="ce1" office:value-type="float" office:value="570587002" calcext:value-type="float">
            <text:p>570587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1-750-750/Pañales-Pampers-Mega-Confort-Sec-Talla-G-Paquete-34-Unidades-1-219573.jpg?v=6367072030140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1339];['file:///home/hernan/Descargas/BD%20BabyPromo.xlsx'#$CodBabyPromo.$B$1:.$I$198];8;0)" office:value-type="string" office:string-value="x2000053" calcext:value-type="string">
            <text:p>x200005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Ecológicos para Bebé Bio Baby Talla XG Paquete 34 unid</text:p>
          </table:table-cell>
          <table:table-cell table:style-name="ce1" office:value-type="float" office:value="716175" calcext:value-type="float">
            <text:p>716175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6-750-750/Pañales-Bio-Baby-XGrande-paquete-34-unidades-Pañales-Bio-Baby-XGrandre-paquete-34-unidades--1-219457.jpg?v=636597792561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340];['file:///home/hernan/Descargas/BD%20BabyPromo.xlsx'#$CodBabyPromo.$B$1:.$I$198];8;0)" office:value-type="string" office:string-value="x2000010" calcext:value-type="string">
            <text:p>x200001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Ecológicos para Bebé Bio Baby Talla G Paquete 38 unid</text:p>
          </table:table-cell>
          <table:table-cell table:style-name="ce1" office:value-type="float" office:value="716174" calcext:value-type="float">
            <text:p>716174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5-750-750/Pañales-Bio-Baby-Grande-paquete-38-unidades-1-219456.jpg?v=636597792558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341];['file:///home/hernan/Descargas/BD%20BabyPromo.xlsx'#$CodBabyPromo.$B$1:.$I$198];8;0)" office:value-type="string" office:string-value="x2000009" calcext:value-type="string">
            <text:p>x200000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Ecológicos para Bebé Bio Baby Talla M Paquete 38 unid</text:p>
          </table:table-cell>
          <table:table-cell table:style-name="ce1" office:value-type="float" office:value="716173" calcext:value-type="float">
            <text:p>716173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4-750-750/Pañales-Bio-Baby-Mediano-paquete-38-unidades-Pañales-Bio-Baby-mediano-paquete-38-unidades-1-219455.jpg?v=6365977925535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342];['file:///home/hernan/Descargas/BD%20BabyPromo.xlsx'#$CodBabyPromo.$B$1:.$I$198];8;0)" office:value-type="string" office:string-value="x2000008" calcext:value-type="string">
            <text:p>x200000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Huggies Active Sec Talla XXG Paquete 44 unid</text:p>
          </table:table-cell>
          <table:table-cell table:style-name="ce1" office:value-type="float" office:value="717431004" calcext:value-type="float">
            <text:p>717431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4-750-750/717431004-01-237366.jpg?v=636730525559330000" xlink:type="simple">https://wongfood.vteximg.com.br/arquivos/ids/245674-750-750/717431004-01-237366.jpg?v=63673052555933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343];['file:///home/hernan/Descargas/BD%20BabyPromo.xlsx'#$CodBabyPromo.$B$1:.$I$198];8;0)" office:value-type="string" office:string-value="x2000071" calcext:value-type="string">
            <text:p>x200007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Huggies Active Sec Talla XG Paquete 48 unid</text:p>
          </table:table-cell>
          <table:table-cell table:style-name="ce1" office:value-type="float" office:value="717431003" calcext:value-type="float">
            <text:p>717431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3-750-750/717431003-01-237365.jpg?v=636730525551970000" xlink:type="simple">https://wongfood.vteximg.com.br/arquivos/ids/245673-750-750/717431003-01-237365.jpg?v=63673052555197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344];['file:///home/hernan/Descargas/BD%20BabyPromo.xlsx'#$CodBabyPromo.$B$1:.$I$198];8;0)" office:value-type="string" office:string-value="x2000070" calcext:value-type="string">
            <text:p>x200007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Huggies Active Sec Talla M Paquete 64 unid</text:p>
          </table:table-cell>
          <table:table-cell table:style-name="ce1" office:value-type="float" office:value="717431001" calcext:value-type="float">
            <text:p>717431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1-750-750/717431001-01-237363.jpg?v=636730525542400000" xlink:type="simple">https://wongfood.vteximg.com.br/arquivos/ids/245671-750-750/717431001-01-237363.jpg?v=6367305255424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345];['file:///home/hernan/Descargas/BD%20BabyPromo.xlsx'#$CodBabyPromo.$B$1:.$I$198];8;0)" office:value-type="string" office:string-value="x2000068" calcext:value-type="string">
            <text:p>x200006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Huggies Active Sec Talla G Paquete 58 unid</text:p>
          </table:table-cell>
          <table:table-cell table:style-name="ce1" office:value-type="float" office:value="717431002" calcext:value-type="float">
            <text:p>717431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2-750-750/717431002-01-237364.jpg?v=636730525547600000" xlink:type="simple">https://wongfood.vteximg.com.br/arquivos/ids/245672-750-750/717431002-01-237364.jpg?v=636730525547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346];['file:///home/hernan/Descargas/BD%20BabyPromo.xlsx'#$CodBabyPromo.$B$1:.$I$198];8;0)" office:value-type="string" office:string-value="x2000069" calcext:value-type="string">
            <text:p>x200006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Pampers Juegos y Sueños Talla P Paquete 32 unid</text:p>
          </table:table-cell>
          <table:table-cell table:style-name="ce1" office:value-type="float" office:value="568073" calcext:value-type="float">
            <text:p>56807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4-750-750/Pañal-Pampers-Juegos-y-Sueños-Talla-P-Paquete-32-Unidades-1-218879.jpg?v=636596496622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1.60</text:p>
          </table:table-cell>
          <table:table-cell table:style-name="ce1" office:value-type="string" calcext:value-type="string">
            <text:p>Metro</text:p>
          </table:table-cell>
          <table:table-cell table:formula="of:=VLOOKUP([.C1347];['file:///home/hernan/Descargas/BD%20BabyPromo.xlsx'#$CodBabyPromo.$B$1:.$I$198];8;0)" office:value-type="string" office:string-value="x2000005" calcext:value-type="string">
            <text:p>x200000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Pampers Juegos y Sueños Talla XG Paquete 42 unid</text:p>
          </table:table-cell>
          <table:table-cell table:style-name="ce1" office:value-type="float" office:value="568094002" calcext:value-type="float">
            <text:p>568094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6-750-750/Pañal-Pampers-Juego-y-Sueños-Talla-XG-Paquete-42-Unidades-1-183395.jpg?v=63659649663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1348];['file:///home/hernan/Descargas/BD%20BabyPromo.xlsx'#$CodBabyPromo.$B$1:.$I$198];8;0)" office:value-type="string" office:string-value="x2000048" calcext:value-type="string">
            <text:p>x200004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Babysec Super Premium Talla XG Paquete 46 unid</text:p>
          </table:table-cell>
          <table:table-cell table:style-name="ce1" office:value-type="float" office:value="575775004" calcext:value-type="float">
            <text:p>575775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4-750-750/575775004-1.jpg?v=636893029433470000" xlink:type="simple">https://wongfood.vteximg.com.br/arquivos/ids/283564-750-750/575775004-1.jpg?v=63689302943347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1349];['file:///home/hernan/Descargas/BD%20BabyPromo.xlsx'#$CodBabyPromo.$B$1:.$I$198];8;0)" office:value-type="string" office:string-value="x2000061" calcext:value-type="string">
            <text:p>x200006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Babysec Super Premium Talla G Paquete 56 unid</text:p>
          </table:table-cell>
          <table:table-cell table:style-name="ce1" office:value-type="float" office:value="575775003" calcext:value-type="float">
            <text:p>575775003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3-750-750/575775003-1.jpg?v=636893029144300000" xlink:type="simple">https://wongfood.vteximg.com.br/arquivos/ids/283563-750-750/575775003-1.jpg?v=6368930291443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1350];['file:///home/hernan/Descargas/BD%20BabyPromo.xlsx'#$CodBabyPromo.$B$1:.$I$198];8;0)" office:value-type="string" office:string-value="x2000060" calcext:value-type="string">
            <text:p>x200006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Babysec Super Premium Talla M Paquete 62 unid</text:p>
          </table:table-cell>
          <table:table-cell table:style-name="ce1" office:value-type="float" office:value="575775002" calcext:value-type="float">
            <text:p>575775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2-750-750/575775002-1.jpg?v=636893028876770000" xlink:type="simple">https://wongfood.vteximg.com.br/arquivos/ids/283562-750-750/575775002-1.jpg?v=63689302887677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1351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Babysec Super Premium Talla P Paquete 68 unid</text:p>
          </table:table-cell>
          <table:table-cell table:style-name="ce1" office:value-type="float" office:value="575775001" calcext:value-type="float">
            <text:p>575775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0-750-750/575775001-1.jpg?v=636893028526670000" xlink:type="simple">https://wongfood.vteximg.com.br/arquivos/ids/283560-750-750/575775001-1.jpg?v=63689302852667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1352];['file:///home/hernan/Descargas/BD%20BabyPromo.xlsx'#$CodBabyPromo.$B$1:.$I$198];8;0)" office:value-type="string" office:string-value="x2000058" calcext:value-type="string">
            <text:p>x200005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1353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Pampers Premium Care Talla G Paquete 34 unid</text:p>
          </table:table-cell>
          <table:table-cell table:style-name="ce1" office:value-type="float" office:value="570586003" calcext:value-type="float">
            <text:p>57058600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0-750-750/570586003-01-131051.jpg?v=636796296802100000" xlink:type="simple">https://wongfood.vteximg.com.br/arquivos/ids/261720-750-750/570586003-01-131051.jpg?v=63679629680210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1354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Pampers Premium Care Talla M Paquete 40 unid</text:p>
          </table:table-cell>
          <table:table-cell table:style-name="ce1" office:value-type="float" office:value="570586002" calcext:value-type="float">
            <text:p>570586002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19-750-750/570586002-01-131050.jpg?v=636796296761800000" xlink:type="simple">https://wongfood.vteximg.com.br/arquivos/ids/261719-750-750/570586002-01-131050.jpg?v=636796296761800000</text:a>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1355];['file:///home/hernan/Descargas/BD%20BabyPromo.xlsx'#$CodBabyPromo.$B$1:.$I$198];8;0)" office:value-type="string" office:string-value="x2000089" calcext:value-type="string">
            <text:p>x200008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Pampers Confort Sec Talla XG Paquete 48 unid</text:p>
          </table:table-cell>
          <table:table-cell table:style-name="ce1" office:value-type="float" office:value="570588002" calcext:value-type="float">
            <text:p>570588002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4-750-750/frontal-118600.jpg?v=636796296849500000" xlink:type="simple">https://wongfood.vteximg.com.br/arquivos/ids/261724-750-750/frontal-118600.jpg?v=636796296849500000</text:a>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356];['file:///home/hernan/Descargas/BD%20BabyPromo.xlsx'#$CodBabyPromo.$B$1:.$I$198];8;0)" office:value-type="string" office:string-value="x2000057" calcext:value-type="string">
            <text:p>x200005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Pampers Confort Sec Talla M Paquete 72 unid</text:p>
          </table:table-cell>
          <table:table-cell table:style-name="ce1" office:value-type="float" office:value="570588001" calcext:value-type="float">
            <text:p>570588001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5-750-750/frontal-118599.jpg?v=636796296855600000" xlink:type="simple">https://wongfood.vteximg.com.br/arquivos/ids/261725-750-750/frontal-118599.jpg?v=636796296855600000</text:a>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357];['file:///home/hernan/Descargas/BD%20BabyPromo.xlsx'#$CodBabyPromo.$B$1:.$I$198];8;0)" office:value-type="string" office:string-value="x2000056" calcext:value-type="string">
            <text:p>x200005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Pampers Confort Sec Talla P Paquete 46 unid</text:p>
          </table:table-cell>
          <table:table-cell table:style-name="ce1" office:value-type="float" office:value="570584" calcext:value-type="float">
            <text:p>57058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3-750-750/frontal-118598.jpg?v=636796296844330000" xlink:type="simple">https://wongfood.vteximg.com.br/arquivos/ids/261723-750-750/frontal-118598.jpg?v=636796296844330000</text:a></text:p>
          </table:table-cell>
          <table:table-cell table:style-name="ce1" office:value-type="string" calcext:value-type="string">
            <text:p>S/. 26.50</text:p>
          </table:table-cell>
          <table:table-cell table:style-name="ce1" office:value-type="string" calcext:value-type="string">
            <text:p>S/. 25.50</text:p>
          </table:table-cell>
          <table:table-cell table:style-name="ce1" office:value-type="string" calcext:value-type="string">
            <text:p>Metro</text:p>
          </table:table-cell>
          <table:table-cell table:formula="of:=VLOOKUP([.C1358];['file:///home/hernan/Descargas/BD%20BabyPromo.xlsx'#$CodBabyPromo.$B$1:.$I$198];8;0)" office:value-type="string" office:string-value="x2000007" calcext:value-type="string">
            <text:p>x200000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Pampers Confort Sec Talla G Paquete 60 unid</text:p>
          </table:table-cell>
          <table:table-cell table:style-name="ce1" office:value-type="float" office:value="570583" calcext:value-type="float">
            <text:p>57058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18-750-750/570583-01-118597.jpg?v=636796296756170000" xlink:type="simple">https://wongfood.vteximg.com.br/arquivos/ids/261718-750-750/570583-01-118597.jpg?v=636796296756170000</text:a>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359];['file:///home/hernan/Descargas/BD%20BabyPromo.xlsx'#$CodBabyPromo.$B$1:.$I$198];8;0)" office:value-type="string" office:string-value="x2000006" calcext:value-type="string">
            <text:p>x200000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Huggies Natural Care Primeros 100 Días Talla PR Paquete 30 unid</text:p>
          </table:table-cell>
          <table:table-cell table:style-name="ce1" office:value-type="float" office:value="375804" calcext:value-type="float">
            <text:p>3758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163284-750-750/PAÑAL-HUGGIES--REC-NAC-PREMATURO-X30-UN-PAÑAL-HUGGI-REC-NA-1-76797.jpg?v=636409947018830000</text:p>
          </table:table-cell>
          <table:table-cell table:style-name="ce1" office:value-type="string" calcext:value-type="string">
            <text:p>S/. 18.10</text:p>
          </table:table-cell>
          <table:table-cell table:style-name="ce1" office:value-type="string" calcext:value-type="string">
            <text:p>S/. 17.80</text:p>
          </table:table-cell>
          <table:table-cell table:style-name="ce1" office:value-type="string" calcext:value-type="string">
            <text:p>Metro</text:p>
          </table:table-cell>
          <table:table-cell table:formula="of:=VLOOKUP([.C1360];['file:///home/hernan/Descargas/BD%20BabyPromo.xlsx'#$CodBabyPromo.$B$1:.$I$198];8;0)" office:value-type="string" office:string-value="x2000001" calcext:value-type="string">
            <text:p>x200000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Huggies Natural Care Primeros 100 Días Talla P Paquete 30 unid</text:p>
          </table:table-cell>
          <table:table-cell table:style-name="ce1" office:value-type="float" office:value="534674" calcext:value-type="float">
            <text:p>53467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31601-750-750/534674-01-73631.jpg?v=636670152536730000" xlink:type="simple">https://wongfood.vteximg.com.br/arquivos/ids/231601-750-750/534674-01-73631.jpg?v=6366701525367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1361];['file:///home/hernan/Descargas/BD%20BabyPromo.xlsx'#$CodBabyPromo.$B$1:.$I$198];8;0)" office:value-type="string" office:string-value="x2000003" calcext:value-type="string">
            <text:p>x200000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HUGGIES Natural Care Talla XG Paquete 42un</text:p>
          </table:table-cell>
          <table:table-cell table:style-name="ce1" office:value-type="float" office:value="20148267" calcext:value-type="float">
            <text:p>20148267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93-450-450/20148267.jpg?v=636754612854530000" xlink:type="simple">https://plazavea.vteximg.com.br/arquivos/ids/203493-450-450/20148267.jpg?v=63675461285453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362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HUGGIES Natural Care Niño Talla XXG Paquete 38un</text:p>
          </table:table-cell>
          <table:table-cell table:style-name="ce1" office:value-type="float" office:value="20148265" calcext:value-type="float">
            <text:p>20148265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91-450-450/20148265.jpg?v=636754603859600000" xlink:type="simple">https://plazavea.vteximg.com.br/arquivos/ids/203491-450-450/20148265.jpg?v=6367546038596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363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PAMPERS Premium Care Talla XXG Megapack Paquete 60un</text:p>
          </table:table-cell>
          <table:table-cell table:style-name="ce1" office:value-type="float" office:value="20138540" calcext:value-type="float">
            <text:p>20138540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09670-450-450/20138540.jpg?v=636850692632300000" xlink:type="simple">https://plazavea.vteximg.com.br/arquivos/ids/209670-450-450/20138540.jpg?v=636850692632300000</text:a></text:p>
          </table:table-cell>
          <table:table-cell table:style-name="ce1" office:value-type="string" calcext:value-type="string">
            <text:p>S/ 59.90</text:p>
          </table:table-cell>
          <table:table-cell table:style-name="ce1" office:value-type="string" calcext:value-type="string">
            <text:p>S/ 57.50</text:p>
          </table:table-cell>
          <table:table-cell table:style-name="ce1" office:value-type="string" calcext:value-type="string">
            <text:p>Vea</text:p>
          </table:table-cell>
          <table:table-cell table:formula="of:=VLOOKUP([.C1364];['file:///home/hernan/Descargas/BD%20BabyPromo.xlsx'#$CodBabyPromo.$B$1:.$I$198];8;0)" office:value-type="string" office:string-value="x2000027" calcext:value-type="string">
            <text:p>x200002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HUGGIES Natural Care Niño Talla XG Megapack Paquete 100un</text:p>
          </table:table-cell>
          <table:table-cell table:style-name="ce1" office:value-type="float" office:value="20126866" calcext:value-type="float">
            <text:p>2012686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1-450-450/20126866.jpg?v=636444689711000000" xlink:type="simple">https://plazavea.vteximg.com.br/arquivos/ids/192281-450-450/20126866.jpg?v=6364446897110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75.90</text:p>
          </table:table-cell>
          <table:table-cell table:style-name="ce1" office:value-type="string" calcext:value-type="string">
            <text:p>Vea</text:p>
          </table:table-cell>
          <table:table-cell table:formula="of:=VLOOKUP([.C1365];['file:///home/hernan/Descargas/BD%20BabyPromo.xlsx'#$CodBabyPromo.$B$1:.$I$198];8;0)" office:value-type="string" office:string-value="x2000023" calcext:value-type="string">
            <text:p>x200002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HUGGIES Natural Care Ajuste Perfecto Hiper Niño Talla XXG Paquete 36un</text:p>
          </table:table-cell>
          <table:table-cell table:style-name="ce1" office:value-type="float" office:value="20110704" calcext:value-type="float">
            <text:p>201107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9-450-450/20110704.jpg?v=636701036323100000" xlink:type="simple">https://plazavea.vteximg.com.br/arquivos/ids/201829-450-450/20110704.jpg?v=6367010363231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366];['file:///home/hernan/Descargas/BD%20BabyPromo.xlsx'#$CodBabyPromo.$B$1:.$I$198];8;0)" office:value-type="string" office:string-value="x2000022" calcext:value-type="string">
            <text:p>x200002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HUGGIES Active Sec Talla XXG Paquete 88un</text:p>
          </table:table-cell>
          <table:table-cell table:style-name="ce1" office:value-type="float" office:value="20159742" calcext:value-type="float">
            <text:p>2015974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56-450-450/20159742.jpg?v=636753802974630000" xlink:type="simple">https://plazavea.vteximg.com.br/arquivos/ids/203456-450-450/20159742.jpg?v=636753802974630000</text:a></text:p>
          </table:table-cell>
          <table:table-cell table:style-name="ce1" office:value-type="string" calcext:value-type="string">
            <text:p>S/ 84.90</text:p>
          </table:table-cell>
          <table:table-cell table:style-name="ce1" office:value-type="string" calcext:value-type="string">
            <text:p>S/ 79.90</text:p>
          </table:table-cell>
          <table:table-cell table:style-name="ce1" office:value-type="string" calcext:value-type="string">
            <text:p>Vea</text:p>
          </table:table-cell>
          <table:table-cell table:formula="of:=VLOOKUP([.C1367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BABYSEC Premium Talla G Superpack Paquete 64un</text:p>
          </table:table-cell>
          <table:table-cell table:style-name="ce1" office:value-type="float" office:value="20145311" calcext:value-type="float">
            <text:p>2014531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45-450-450/20145311.jpg?v=636893252902870000" xlink:type="simple">https://plazavea.vteximg.com.br/arquivos/ids/213245-450-450/20145311.jpg?v=63689325290287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368];['file:///home/hernan/Descargas/BD%20BabyPromo.xlsx'#$CodBabyPromo.$B$1:.$I$198];8;0)" office:value-type="string" office:string-value="x2000033" calcext:value-type="string">
            <text:p>x2000033</text:p>
          </table:table-cell>
          <table:table-cell table:number-columns-repeated="1015"/>
        </table:table-row>
        <table:table-row table:style-name="ro1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BABYSEC Premium Talla M Superpack Paquete 72un</text:p>
          </table:table-cell>
          <table:table-cell table:style-name="ce1" office:value-type="float" office:value="20145310" calcext:value-type="float">
            <text:p>2014531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44-450-450/20145310.jpg?v=636893252893130000" xlink:type="simple">https://plazavea.vteximg.com.br/arquivos/ids/213244-450-450/20145310.jpg?v=6368932528931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50</text:p>
          </table:table-cell>
          <table:table-cell table:style-name="ce1" office:value-type="string" calcext:value-type="string">
            <text:p>Vea</text:p>
          </table:table-cell>
          <table:table-cell table:formula="of:=VLOOKUP([.C1369];['file:///home/hernan/Descargas/BD%20BabyPromo.xlsx'#$CodBabyPromo.$B$1:.$I$198];8;0)" office:value-type="string" office:string-value="x2000032" calcext:value-type="string">
            <text:p>x2000032</text:p>
          </table:table-cell>
          <table:table-cell table:number-columns-repeated="1015"/>
        </table:table-row>
        <table:table-row table:style-name="ro1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BABYSEC Super Premium Cuidado Total Talla M Paquete 62un</text:p>
          </table:table-cell>
          <table:table-cell table:style-name="ce1" office:value-type="float" office:value="20144827" calcext:value-type="float">
            <text:p>20144827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39-450-450/20144827.jpg?v=636893252854730000" xlink:type="simple">https://plazavea.vteximg.com.br/arquivos/ids/213239-450-450/20144827.jpg?v=6368932528547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50</text:p>
          </table:table-cell>
          <table:table-cell table:style-name="ce1" office:value-type="string" calcext:value-type="string">
            <text:p>Vea</text:p>
          </table:table-cell>
          <table:table-cell table:formula="of:=VLOOKUP([.C1370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BABY SEC Super Premium Cuidado Total Talla XXG Paquete 42un</text:p>
          </table:table-cell>
          <table:table-cell table:style-name="ce1" office:value-type="float" office:value="20144830" calcext:value-type="float">
            <text:p>2014483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42-450-450/20144830.jpg?v=636893252878270000" xlink:type="simple">https://plazavea.vteximg.com.br/arquivos/ids/213242-450-450/20144830.jpg?v=63689325287827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41.50</text:p>
          </table:table-cell>
          <table:table-cell table:style-name="ce1" office:value-type="string" calcext:value-type="string">
            <text:p>Vea</text:p>
          </table:table-cell>
          <table:table-cell table:formula="of:=VLOOKUP([.C1371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BABYSEC Super Premium Cuidado Total Talla G Paquete 56un</text:p>
          </table:table-cell>
          <table:table-cell table:style-name="ce1" office:value-type="float" office:value="20144828" calcext:value-type="float">
            <text:p>20144828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40-450-450/20144828.jpg?v=636893252861270000" xlink:type="simple">https://plazavea.vteximg.com.br/arquivos/ids/213240-450-450/20144828.jpg?v=63689325286127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40.50</text:p>
          </table:table-cell>
          <table:table-cell table:style-name="ce1" office:value-type="string" calcext:value-type="string">
            <text:p>Vea</text:p>
          </table:table-cell>
          <table:table-cell table:formula="of:=VLOOKUP([.C1372];['file:///home/hernan/Descargas/BD%20BabyPromo.xlsx'#$CodBabyPromo.$B$1:.$I$198];8;0)" office:value-type="string" office:string-value="x2000092" calcext:value-type="string">
            <text:p>x2000092</text:p>
          </table:table-cell>
          <table:table-cell table:number-columns-repeated="1015"/>
        </table:table-row>
        <table:table-row table:style-name="ro1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BABYSEC Premium Talla XXG Superpack Paquete 96un</text:p>
          </table:table-cell>
          <table:table-cell table:style-name="ce1" office:value-type="float" office:value="20141311" calcext:value-type="float">
            <text:p>2014131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37-450-450/20141311.jpg?v=636893252838000000" xlink:type="simple">https://plazavea.vteximg.com.br/arquivos/ids/213237-450-450/20141311.jpg?v=636893252838000000</text:a></text:p>
          </table:table-cell>
          <table:table-cell table:style-name="ce1" office:value-type="string" calcext:value-type="string">
            <text:p>S/ 75.50</text:p>
          </table:table-cell>
          <table:table-cell table:style-name="ce1" office:value-type="string" calcext:value-type="string">
            <text:p>S/ 69.50</text:p>
          </table:table-cell>
          <table:table-cell table:style-name="ce1" office:value-type="string" calcext:value-type="string">
            <text:p>Vea</text:p>
          </table:table-cell>
          <table:table-cell table:formula="of:=VLOOKUP([.C1373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BABYSEC Premium Talla XG Superpack Paquete 104un</text:p>
          </table:table-cell>
          <table:table-cell table:style-name="ce1" office:value-type="float" office:value="20141310" calcext:value-type="float">
            <text:p>2014131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36-450-450/20141310.jpg?v=636893252828400000" xlink:type="simple">https://plazavea.vteximg.com.br/arquivos/ids/213236-450-450/20141310.jpg?v=636893252828400000</text:a></text:p>
          </table:table-cell>
          <table:table-cell table:style-name="ce1" office:value-type="string" calcext:value-type="string">
            <text:p>S/ 75.50</text:p>
          </table:table-cell>
          <table:table-cell table:style-name="ce1" office:value-type="string" calcext:value-type="string">
            <text:p>S/ 69.50</text:p>
          </table:table-cell>
          <table:table-cell table:style-name="ce1" office:value-type="string" calcext:value-type="string">
            <text:p>Vea</text:p>
          </table:table-cell>
          <table:table-cell table:formula="of:=VLOOKUP([.C1374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HUGGIES Natural Care Niño Talla G Megapack Paquete 112un</text:p>
          </table:table-cell>
          <table:table-cell table:style-name="ce1" office:value-type="float" office:value="20130647" calcext:value-type="float">
            <text:p>20130647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7-450-450/20130647.jpg?v=636444689795400000" xlink:type="simple">https://plazavea.vteximg.com.br/arquivos/ids/192287-450-450/20130647.jpg?v=6364446897954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75.90</text:p>
          </table:table-cell>
          <table:table-cell table:style-name="ce1" office:value-type="string" calcext:value-type="string">
            <text:p>Vea</text:p>
          </table:table-cell>
          <table:table-cell table:formula="of:=VLOOKUP([.C1375];['file:///home/hernan/Descargas/BD%20BabyPromo.xlsx'#$CodBabyPromo.$B$1:.$I$198];8;0)" office:value-type="string" office:string-value="x2000025" calcext:value-type="string">
            <text:p>x200002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HUGGIES Natural Care Niña Talla G Megapack Paquete 112un</text:p>
          </table:table-cell>
          <table:table-cell table:style-name="ce1" office:value-type="float" office:value="20130556" calcext:value-type="float">
            <text:p>2013055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6-450-450/20130556.jpg?v=636444689780400000" xlink:type="simple">https://plazavea.vteximg.com.br/arquivos/ids/192286-450-450/20130556.jpg?v=6364446897804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75.90</text:p>
          </table:table-cell>
          <table:table-cell table:style-name="ce1" office:value-type="string" calcext:value-type="string">
            <text:p>Vea</text:p>
          </table:table-cell>
          <table:table-cell table:formula="of:=VLOOKUP([.C1376];['file:///home/hernan/Descargas/BD%20BabyPromo.xlsx'#$CodBabyPromo.$B$1:.$I$198];8;0)" office:value-type="string" office:string-value="x2000087" calcext:value-type="string">
            <text:p>x200008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PAMPERS Confort Sec Talla P Paquete 46un</text:p>
          </table:table-cell>
          <table:table-cell table:style-name="ce1" office:value-type="float" office:value="20130407" calcext:value-type="float">
            <text:p>20130407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10692-450-450/20130407.jpg?v=636867025066030000" xlink:type="simple">https://plazavea.vteximg.com.br/arquivos/ids/210692-450-450/20130407.jpg?v=6368670250660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6.50</text:p>
          </table:table-cell>
          <table:table-cell table:style-name="ce1" office:value-type="string" calcext:value-type="string">
            <text:p>Vea</text:p>
          </table:table-cell>
          <table:table-cell table:formula="of:=VLOOKUP([.C1377];['file:///home/hernan/Descargas/BD%20BabyPromo.xlsx'#$CodBabyPromo.$B$1:.$I$198];8;0)" office:value-type="string" office:string-value="x2000007" calcext:value-type="string">
            <text:p>x200000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PAMPERS Premium Care Talla G Paquete 34un</text:p>
          </table:table-cell>
          <table:table-cell table:style-name="ce1" office:value-type="float" office:value="20129414" calcext:value-type="float">
            <text:p>2012941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10687-450-450/20129414.jpg?v=636867025033100000" xlink:type="simple">https://plazavea.vteximg.com.br/arquivos/ids/210687-450-450/20129414.jpg?v=6368670250331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1378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PAMPERS Premium Care Talla XXG Paquete 28un</text:p>
          </table:table-cell>
          <table:table-cell table:style-name="ce1" office:value-type="float" office:value="20129416" calcext:value-type="float">
            <text:p>20129416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10689-450-450/20129416.jpg?v=636867025045200000" xlink:type="simple">https://plazavea.vteximg.com.br/arquivos/ids/210689-450-450/20129416.jpg?v=6368670250452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1379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HUGGIES Natural Care Ajuste Perfecto Niña Talla XXG Paquete 36un</text:p>
          </table:table-cell>
          <table:table-cell table:style-name="ce1" office:value-type="float" office:value="20110698" calcext:value-type="float">
            <text:p>2011069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8-450-450/20110698.jpg?v=636701036316370000" xlink:type="simple">https://plazavea.vteximg.com.br/arquivos/ids/201828-450-450/20110698.jpg?v=63670103631637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380];['file:///home/hernan/Descargas/BD%20BabyPromo.xlsx'#$CodBabyPromo.$B$1:.$I$198];8;0)" office:value-type="string" office:string-value="x2000044" calcext:value-type="string">
            <text:p>x200004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HUGGIES Natural Care Ajuste Perfecto Niña Talla XG Paquete 40un</text:p>
          </table:table-cell>
          <table:table-cell table:style-name="ce1" office:value-type="float" office:value="20110696" calcext:value-type="float">
            <text:p>2011069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7-450-450/20110696.jpg?v=636701036312000000" xlink:type="simple">https://plazavea.vteximg.com.br/arquivos/ids/201827-450-450/20110696.jpg?v=6367010363120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381];['file:///home/hernan/Descargas/BD%20BabyPromo.xlsx'#$CodBabyPromo.$B$1:.$I$198];8;0)" office:value-type="string" office:string-value="x2000020" calcext:value-type="string">
            <text:p>x200002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331" calcext:value-type="float">
            <text:p>2019331</text:p>
          </table:table-cell>
          <table:table-cell table:style-name="ce1" office:value-type="string" calcext:value-type="string">
            <text:p>Pañales para Bebé HUGGIES Little Swimmers Talla G Paquete 10un</text:p>
          </table:table-cell>
          <table:table-cell table:style-name="ce1" office:value-type="float" office:value="20071392" calcext:value-type="float">
            <text:p>2007139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190-450-450/20071392.jpg?v=636444688418800000" xlink:type="simple">https://plazavea.vteximg.com.br/arquivos/ids/192190-450-450/20071392.jpg?v=6364446884188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18.20</text:p>
          </table:table-cell>
          <table:table-cell table:style-name="ce1" office:value-type="string" calcext:value-type="string">
            <text:p>Vea</text:p>
          </table:table-cell>
          <table:table-cell table:formula="of:=VLOOKUP([.C1382];['file:///home/hernan/Descargas/BD%20BabyPromo.xlsx'#$CodBabyPromo.$B$1:.$I$198];8;0)" office:value-type="string" office:string-value="x2000019" calcext:value-type="string">
            <text:p>x200001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HUGGIES Natural Care Talla XG Paquete 42un</text:p>
          </table:table-cell>
          <table:table-cell table:style-name="ce1" office:value-type="float" office:value="20148267" calcext:value-type="float">
            <text:p>20148267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93-450-450/20148267.jpg?v=636754612854530000" xlink:type="simple">https://plazavea.vteximg.com.br/arquivos/ids/203493-450-450/20148267.jpg?v=63675461285453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383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PAMPERS Premium Care Talla XXG Megapack Paquete 60un</text:p>
          </table:table-cell>
          <table:table-cell table:style-name="ce1" office:value-type="float" office:value="20138540" calcext:value-type="float">
            <text:p>20138540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09670-450-450/20138540.jpg?v=636850692632300000" xlink:type="simple">https://plazavea.vteximg.com.br/arquivos/ids/209670-450-450/20138540.jpg?v=6368506926323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59.90</text:p>
          </table:table-cell>
          <table:table-cell table:style-name="ce1" office:value-type="string" calcext:value-type="string">
            <text:p>Vea</text:p>
          </table:table-cell>
          <table:table-cell table:formula="of:=VLOOKUP([.C1384];['file:///home/hernan/Descargas/BD%20BabyPromo.xlsx'#$CodBabyPromo.$B$1:.$I$198];8;0)" office:value-type="string" office:string-value="x2000027" calcext:value-type="string">
            <text:p>x200002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HUGGIES Natural Care Ajuste Perfecto Hiper Niño Talla XXG Paquete 36un</text:p>
          </table:table-cell>
          <table:table-cell table:style-name="ce1" office:value-type="float" office:value="20110704" calcext:value-type="float">
            <text:p>201107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9-450-450/20110704.jpg?v=636701036323100000" xlink:type="simple">https://plazavea.vteximg.com.br/arquivos/ids/201829-450-450/20110704.jpg?v=6367010363231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385];['file:///home/hernan/Descargas/BD%20BabyPromo.xlsx'#$CodBabyPromo.$B$1:.$I$198];8;0)" office:value-type="string" office:string-value="x2000022" calcext:value-type="string">
            <text:p>x200002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HUGGIES Natural Care Ajuste Perfecto Niño Talla XG Paquete 40un</text:p>
          </table:table-cell>
          <table:table-cell table:style-name="ce1" office:value-type="float" office:value="20110702" calcext:value-type="float">
            <text:p>201107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6-450-450/20110702.jpg?v=636701036307600000" xlink:type="simple">https://plazavea.vteximg.com.br/arquivos/ids/201826-450-450/20110702.jpg?v=6367010363076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386];['file:///home/hernan/Descargas/BD%20BabyPromo.xlsx'#$CodBabyPromo.$B$1:.$I$198];8;0)" office:value-type="string" office:string-value="x2000021" calcext:value-type="string">
            <text:p>x200002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HUGGIES Active Sec Talla XXG Paquete 88un</text:p>
          </table:table-cell>
          <table:table-cell table:style-name="ce1" office:value-type="float" office:value="20159742" calcext:value-type="float">
            <text:p>2015974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56-450-450/20159742.jpg?v=636753802974630000" xlink:type="simple">https://plazavea.vteximg.com.br/arquivos/ids/203456-450-450/20159742.jpg?v=6367538029746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84.90</text:p>
          </table:table-cell>
          <table:table-cell table:style-name="ce1" office:value-type="string" calcext:value-type="string">
            <text:p>Vea</text:p>
          </table:table-cell>
          <table:table-cell table:formula="of:=VLOOKUP([.C1387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HUGGIES Natural Care Niño Talla XXG Paquete 38un</text:p>
          </table:table-cell>
          <table:table-cell table:style-name="ce1" office:value-type="float" office:value="20148265" calcext:value-type="float">
            <text:p>20148265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91-450-450/20148265.jpg?v=636754603859600000" xlink:type="simple">https://plazavea.vteximg.com.br/arquivos/ids/203491-450-450/20148265.jpg?v=6367546038596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388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BABYSEC Premium Talla G Superpack Paquete 64un</text:p>
          </table:table-cell>
          <table:table-cell table:style-name="ce1" office:value-type="float" office:value="20145311" calcext:value-type="float">
            <text:p>2014531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45-450-450/20145311.jpg?v=636893252902870000" xlink:type="simple">https://plazavea.vteximg.com.br/arquivos/ids/213245-450-450/20145311.jpg?v=63689325290287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389];['file:///home/hernan/Descargas/BD%20BabyPromo.xlsx'#$CodBabyPromo.$B$1:.$I$198];8;0)" office:value-type="string" office:string-value="x2000033" calcext:value-type="string">
            <text:p>x2000033</text:p>
          </table:table-cell>
          <table:table-cell table:number-columns-repeated="1015"/>
        </table:table-row>
        <table:table-row table:style-name="ro1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BABYSEC Premium Talla M Superpack Paquete 72un</text:p>
          </table:table-cell>
          <table:table-cell table:style-name="ce1" office:value-type="float" office:value="20145310" calcext:value-type="float">
            <text:p>2014531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44-450-450/20145310.jpg?v=636893252893130000" xlink:type="simple">https://plazavea.vteximg.com.br/arquivos/ids/213244-450-450/20145310.jpg?v=6368932528931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50</text:p>
          </table:table-cell>
          <table:table-cell table:style-name="ce1" office:value-type="string" calcext:value-type="string">
            <text:p>Vea</text:p>
          </table:table-cell>
          <table:table-cell table:formula="of:=VLOOKUP([.C1390];['file:///home/hernan/Descargas/BD%20BabyPromo.xlsx'#$CodBabyPromo.$B$1:.$I$198];8;0)" office:value-type="string" office:string-value="x2000032" calcext:value-type="string">
            <text:p>x2000032</text:p>
          </table:table-cell>
          <table:table-cell table:number-columns-repeated="1015"/>
        </table:table-row>
        <table:table-row table:style-name="ro1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BABYSEC Super Premium Cuidado Total Talla M Paquete 62un</text:p>
          </table:table-cell>
          <table:table-cell table:style-name="ce1" office:value-type="float" office:value="20144827" calcext:value-type="float">
            <text:p>20144827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39-450-450/20144827.jpg?v=636893252854730000" xlink:type="simple">https://plazavea.vteximg.com.br/arquivos/ids/213239-450-450/20144827.jpg?v=6368932528547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50</text:p>
          </table:table-cell>
          <table:table-cell table:style-name="ce1" office:value-type="string" calcext:value-type="string">
            <text:p>Vea</text:p>
          </table:table-cell>
          <table:table-cell table:formula="of:=VLOOKUP([.C1391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BABY SEC Super Premium Cuidado Total Talla XXG Paquete 42un</text:p>
          </table:table-cell>
          <table:table-cell table:style-name="ce1" office:value-type="float" office:value="20144830" calcext:value-type="float">
            <text:p>2014483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42-450-450/20144830.jpg?v=636893252878270000" xlink:type="simple">https://plazavea.vteximg.com.br/arquivos/ids/213242-450-450/20144830.jpg?v=63689325287827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41.50</text:p>
          </table:table-cell>
          <table:table-cell table:style-name="ce1" office:value-type="string" calcext:value-type="string">
            <text:p>Vea</text:p>
          </table:table-cell>
          <table:table-cell table:formula="of:=VLOOKUP([.C1392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BABYSEC Super Premium Cuidado Total Talla G Paquete 56un</text:p>
          </table:table-cell>
          <table:table-cell table:style-name="ce1" office:value-type="float" office:value="20144828" calcext:value-type="float">
            <text:p>20144828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40-450-450/20144828.jpg?v=636893252861270000" xlink:type="simple">https://plazavea.vteximg.com.br/arquivos/ids/213240-450-450/20144828.jpg?v=63689325286127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40.50</text:p>
          </table:table-cell>
          <table:table-cell table:style-name="ce1" office:value-type="string" calcext:value-type="string">
            <text:p>Vea</text:p>
          </table:table-cell>
          <table:table-cell table:formula="of:=VLOOKUP([.C1393];['file:///home/hernan/Descargas/BD%20BabyPromo.xlsx'#$CodBabyPromo.$B$1:.$I$198];8;0)" office:value-type="string" office:string-value="x2000092" calcext:value-type="string">
            <text:p>x2000092</text:p>
          </table:table-cell>
          <table:table-cell table:number-columns-repeated="1015"/>
        </table:table-row>
        <table:table-row table:style-name="ro1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BABYSEC Premium Talla XXG Superpack Paquete 96un</text:p>
          </table:table-cell>
          <table:table-cell table:style-name="ce1" office:value-type="float" office:value="20141311" calcext:value-type="float">
            <text:p>2014131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37-450-450/20141311.jpg?v=636893252838000000" xlink:type="simple">https://plazavea.vteximg.com.br/arquivos/ids/213237-450-450/20141311.jpg?v=636893252838000000</text:a></text:p>
          </table:table-cell>
          <table:table-cell table:style-name="ce1" office:value-type="string" calcext:value-type="string">
            <text:p>S/ 75.50</text:p>
          </table:table-cell>
          <table:table-cell table:style-name="ce1" office:value-type="string" calcext:value-type="string">
            <text:p>S/ 69.50</text:p>
          </table:table-cell>
          <table:table-cell table:style-name="ce1" office:value-type="string" calcext:value-type="string">
            <text:p>Vea</text:p>
          </table:table-cell>
          <table:table-cell table:formula="of:=VLOOKUP([.C1394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BABYSEC Premium Talla XG Superpack Paquete 104un</text:p>
          </table:table-cell>
          <table:table-cell table:style-name="ce1" office:value-type="float" office:value="20141310" calcext:value-type="float">
            <text:p>2014131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36-450-450/20141310.jpg?v=636893252828400000" xlink:type="simple">https://plazavea.vteximg.com.br/arquivos/ids/213236-450-450/20141310.jpg?v=636893252828400000</text:a></text:p>
          </table:table-cell>
          <table:table-cell table:style-name="ce1" office:value-type="string" calcext:value-type="string">
            <text:p>S/ 75.50</text:p>
          </table:table-cell>
          <table:table-cell table:style-name="ce1" office:value-type="string" calcext:value-type="string">
            <text:p>S/ 69.50</text:p>
          </table:table-cell>
          <table:table-cell table:style-name="ce1" office:value-type="string" calcext:value-type="string">
            <text:p>Vea</text:p>
          </table:table-cell>
          <table:table-cell table:formula="of:=VLOOKUP([.C1395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HUGGIES Natural Care Niño Talla G Megapack Paquete 112un</text:p>
          </table:table-cell>
          <table:table-cell table:style-name="ce1" office:value-type="float" office:value="20130647" calcext:value-type="float">
            <text:p>20130647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7-450-450/20130647.jpg?v=636444689795400000" xlink:type="simple">https://plazavea.vteximg.com.br/arquivos/ids/192287-450-450/20130647.jpg?v=6364446897954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75.90</text:p>
          </table:table-cell>
          <table:table-cell table:style-name="ce1" office:value-type="string" calcext:value-type="string">
            <text:p>Vea</text:p>
          </table:table-cell>
          <table:table-cell table:formula="of:=VLOOKUP([.C1396];['file:///home/hernan/Descargas/BD%20BabyPromo.xlsx'#$CodBabyPromo.$B$1:.$I$198];8;0)" office:value-type="string" office:string-value="x2000025" calcext:value-type="string">
            <text:p>x200002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HUGGIES Natural Care Niña Talla G Megapack Paquete 112un</text:p>
          </table:table-cell>
          <table:table-cell table:style-name="ce1" office:value-type="float" office:value="20130556" calcext:value-type="float">
            <text:p>2013055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6-450-450/20130556.jpg?v=636444689780400000" xlink:type="simple">https://plazavea.vteximg.com.br/arquivos/ids/192286-450-450/20130556.jpg?v=6364446897804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75.90</text:p>
          </table:table-cell>
          <table:table-cell table:style-name="ce1" office:value-type="string" calcext:value-type="string">
            <text:p>Vea</text:p>
          </table:table-cell>
          <table:table-cell table:formula="of:=VLOOKUP([.C1397];['file:///home/hernan/Descargas/BD%20BabyPromo.xlsx'#$CodBabyPromo.$B$1:.$I$198];8;0)" office:value-type="string" office:string-value="x2000087" calcext:value-type="string">
            <text:p>x200008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PAMPERS Confort Sec Talla M Paquete 72un</text:p>
          </table:table-cell>
          <table:table-cell table:style-name="ce1" office:value-type="float" office:value="20129427" calcext:value-type="float">
            <text:p>20129427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09665-450-450/20129427.jpg?v=636850692588670000" xlink:type="simple">https://plazavea.vteximg.com.br/arquivos/ids/209665-450-450/20129427.jpg?v=63685069258867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41.90</text:p>
          </table:table-cell>
          <table:table-cell table:style-name="ce1" office:value-type="string" calcext:value-type="string">
            <text:p>Vea</text:p>
          </table:table-cell>
          <table:table-cell table:formula="of:=VLOOKUP([.C1398];['file:///home/hernan/Descargas/BD%20BabyPromo.xlsx'#$CodBabyPromo.$B$1:.$I$198];8;0)" office:value-type="string" office:string-value="x2000056" calcext:value-type="string">
            <text:p>x200005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PAMPERS Premium Care Talla G Paquete 34un</text:p>
          </table:table-cell>
          <table:table-cell table:style-name="ce1" office:value-type="float" office:value="20129414" calcext:value-type="float">
            <text:p>2012941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10687-450-450/20129414.jpg?v=636867025033100000" xlink:type="simple">https://plazavea.vteximg.com.br/arquivos/ids/210687-450-450/20129414.jpg?v=6368670250331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1399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PAMPERS Premium Care Talla XXG Paquete 28un</text:p>
          </table:table-cell>
          <table:table-cell table:style-name="ce1" office:value-type="float" office:value="20129416" calcext:value-type="float">
            <text:p>20129416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10689-450-450/20129416.jpg?v=636867025045200000" xlink:type="simple">https://plazavea.vteximg.com.br/arquivos/ids/210689-450-450/20129416.jpg?v=6368670250452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1400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HUGGIES Natural Care Ajuste Perfecto Niña Talla G Paquete 50un</text:p>
          </table:table-cell>
          <table:table-cell table:style-name="ce1" office:value-type="float" office:value="20110694" calcext:value-type="float">
            <text:p>2011069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5-450-450/20110694.jpg?v=636701036301470000" xlink:type="simple">https://plazavea.vteximg.com.br/arquivos/ids/201825-450-450/20110694.jpg?v=63670103630147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401];['file:///home/hernan/Descargas/BD%20BabyPromo.xlsx'#$CodBabyPromo.$B$1:.$I$198];8;0)" office:value-type="string" office:string-value="x2000091" calcext:value-type="string">
            <text:p>x200009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HUGGIES Natural Care Ajuste Perfecto Niña Talla XXG Paquete 36un</text:p>
          </table:table-cell>
          <table:table-cell table:style-name="ce1" office:value-type="float" office:value="20110698" calcext:value-type="float">
            <text:p>2011069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8-450-450/20110698.jpg?v=636701036316370000" xlink:type="simple">https://plazavea.vteximg.com.br/arquivos/ids/201828-450-450/20110698.jpg?v=63670103631637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402];['file:///home/hernan/Descargas/BD%20BabyPromo.xlsx'#$CodBabyPromo.$B$1:.$I$198];8;0)" office:value-type="string" office:string-value="x2000044" calcext:value-type="string">
            <text:p>x200004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HUGGIES Natural Care Ajuste Perfecto Niña Talla XG Paquete 40un</text:p>
          </table:table-cell>
          <table:table-cell table:style-name="ce1" office:value-type="float" office:value="20110696" calcext:value-type="float">
            <text:p>2011069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7-450-450/20110696.jpg?v=636701036312000000" xlink:type="simple">https://plazavea.vteximg.com.br/arquivos/ids/201827-450-450/20110696.jpg?v=6367010363120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403];['file:///home/hernan/Descargas/BD%20BabyPromo.xlsx'#$CodBabyPromo.$B$1:.$I$198];8;0)" office:value-type="string" office:string-value="x2000020" calcext:value-type="string">
            <text:p>x200002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HUGGIES Little Swimmers Talla G Paquete 10un</text:p>
          </table:table-cell>
          <table:table-cell table:style-name="ce1" office:value-type="float" office:value="20071392" calcext:value-type="float">
            <text:p>2007139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190-450-450/20071392.jpg?v=636444688418800000" xlink:type="simple">https://plazavea.vteximg.com.br/arquivos/ids/192190-450-450/20071392.jpg?v=6364446884188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18.20</text:p>
          </table:table-cell>
          <table:table-cell table:style-name="ce1" office:value-type="string" calcext:value-type="string">
            <text:p>Vea</text:p>
          </table:table-cell>
          <table:table-cell table:formula="of:=VLOOKUP([.C1404];['file:///home/hernan/Descargas/BD%20BabyPromo.xlsx'#$CodBabyPromo.$B$1:.$I$198];8;0)" office:value-type="string" office:string-value="x2000019" calcext:value-type="string">
            <text:p>x200001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HUGGIES Natural Care Primeros 100 Días Talla P Paquete 50un</text:p>
          </table:table-cell>
          <table:table-cell table:style-name="ce1" office:value-type="float" office:value="20062431" calcext:value-type="float">
            <text:p>2006243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30-450-450/20062431.jpg?v=636701036328500000" xlink:type="simple">https://plazavea.vteximg.com.br/arquivos/ids/201830-450-450/20062431.jpg?v=6367010363285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10</text:p>
          </table:table-cell>
          <table:table-cell table:style-name="ce1" office:value-type="string" calcext:value-type="string">
            <text:p>Vea</text:p>
          </table:table-cell>
          <table:table-cell table:formula="of:=VLOOKUP([.C1405];['file:///home/hernan/Descargas/BD%20BabyPromo.xlsx'#$CodBabyPromo.$B$1:.$I$198];8;0)" office:value-type="string" office:string-value="x2000018" calcext:value-type="string">
            <text:p>x200001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406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Babysec Premium Talla XXG Paquete 96 unid</text:p>
          </table:table-cell>
          <table:table-cell table:style-name="ce1" office:value-type="float" office:value="717209002" calcext:value-type="float">
            <text:p>717209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7-750-750/717209002-1.jpg?v=636893030543900000" xlink:type="simple">https://wongfood.vteximg.com.br/arquivos/ids/283567-750-750/717209002-1.jpg?v=6368930305439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Metro</text:p>
          </table:table-cell>
          <table:table-cell table:formula="of:=VLOOKUP([.C1407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Huggies Natural Care Niños Talla XXG Paquete 38 unid</text:p>
          </table:table-cell>
          <table:table-cell table:style-name="ce1" office:value-type="float" office:value="727566002" calcext:value-type="float">
            <text:p>727566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5-750-750/Pañales-Huggies-Hiperpack-Natural-Care-Niño-XXG-Paquete-38-Unidades-1-14376550.jpg?v=6367005063091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Metro</text:p>
          </table:table-cell>
          <table:table-cell table:formula="of:=VLOOKUP([.C1408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Pampers Juegos y Sueños Talla G Paquete 48 unid</text:p>
          </table:table-cell>
          <table:table-cell table:style-name="ce1" office:value-type="float" office:value="568094001" calcext:value-type="float">
            <text:p>56809400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5-750-750/Pañal-Pampers-Juego-y-Sueños-Talla-G-Paquete-48-Unidades-1-183394.jpg?v=636596496627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20</text:p>
          </table:table-cell>
          <table:table-cell table:style-name="ce1" office:value-type="string" calcext:value-type="string">
            <text:p>Metro</text:p>
          </table:table-cell>
          <table:table-cell table:formula="of:=VLOOKUP([.C1409];['file:///home/hernan/Descargas/BD%20BabyPromo.xlsx'#$CodBabyPromo.$B$1:.$I$198];8;0)" office:value-type="string" office:string-value="x2000047" calcext:value-type="string">
            <text:p>x2000047</text:p>
          </table:table-cell>
          <table:table-cell table:number-columns-repeated="1015"/>
        </table:table-row>
        <table:table-row table:style-name="ro1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Babysec Super Premium Talla XXG Paquete 42 unid</text:p>
          </table:table-cell>
          <table:table-cell table:style-name="ce1" office:value-type="float" office:value="575775005" calcext:value-type="float">
            <text:p>575775005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5-750-750/575775005-1.jpg?v=636893029718830000" xlink:type="simple">https://wongfood.vteximg.com.br/arquivos/ids/283565-750-750/575775005-1.jpg?v=6368930297188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1410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Pampers Premium Care Talla XG Paquete 28 unid</text:p>
          </table:table-cell>
          <table:table-cell table:style-name="ce1" office:value-type="float" office:value="570586004" calcext:value-type="float">
            <text:p>57058600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1-750-750/570586004-01-131052.jpg?v=636796296820230000" xlink:type="simple">https://wongfood.vteximg.com.br/arquivos/ids/261721-750-750/570586004-01-131052.jpg?v=6367962968202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411];['file:///home/hernan/Descargas/BD%20BabyPromo.xlsx'#$CodBabyPromo.$B$1:.$I$198];8;0)" office:value-type="string" office:string-value="x2000051" calcext:value-type="string">
            <text:p>x200005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Huggies Natural Care Niñas Talla M Paquete 60 unid</text:p>
          </table:table-cell>
          <table:table-cell table:style-name="ce1" office:value-type="float" office:value="535137001" calcext:value-type="float">
            <text:p>535137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53-750-750/535137001-01-6433.jpg?v=636730524350200000" xlink:type="simple">https://wongfood.vteximg.com.br/arquivos/ids/245653-750-750/535137001-01-6433.jpg?v=6367305243502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Metro</text:p>
          </table:table-cell>
          <table:table-cell table:formula="of:=VLOOKUP([.C1412];['file:///home/hernan/Descargas/BD%20BabyPromo.xlsx'#$CodBabyPromo.$B$1:.$I$198];8;0)" office:value-type="string" office:string-value="x2000088" calcext:value-type="string">
            <text:p>x200008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Huggies Natural Care Unisex Talla XXG Paquete 38 unid</text:p>
          </table:table-cell>
          <table:table-cell table:style-name="ce1" office:value-type="float" office:value="752967004" calcext:value-type="float">
            <text:p>7529670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5-750-750/Pañales-Huggies-Natural-Care-Cotto-Talla-XXG-Paquete-38-Unidades-1-36587137.jpg?v=6368704922296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Metro</text:p>
          </table:table-cell>
          <table:table-cell table:formula="of:=VLOOKUP([.C1413];['file:///home/hernan/Descargas/BD%20BabyPromo.xlsx'#$CodBabyPromo.$B$1:.$I$198];8;0)" office:value-type="string" office:string-value="x2000086" calcext:value-type="string">
            <text:p>x200008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Huggies Natural Care Unisex Talla XG Paquete 42 unid</text:p>
          </table:table-cell>
          <table:table-cell table:style-name="ce1" office:value-type="float" office:value="752967003" calcext:value-type="float">
            <text:p>752967003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4-750-750/Pañales-Huggies-Natural-Care-Cotton-Talla-XG-Paquete-42-Unidades-1-36587136.jpg?v=6368704922268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Metro</text:p>
          </table:table-cell>
          <table:table-cell table:formula="of:=VLOOKUP([.C1414];['file:///home/hernan/Descargas/BD%20BabyPromo.xlsx'#$CodBabyPromo.$B$1:.$I$198];8;0)" office:value-type="string" office:string-value="x2000085" calcext:value-type="string">
            <text:p>x200008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Huggies Natural Care Unisex Talla M Paquete 58 unid</text:p>
          </table:table-cell>
          <table:table-cell table:style-name="ce1" office:value-type="float" office:value="752967002" calcext:value-type="float">
            <text:p>7529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3-750-750/Pañales-Huggies-Natural-Care-Cotton-Talla-M-Paquete-58-Unidades-1-36587135.jpg?v=6368704922245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Metro</text:p>
          </table:table-cell>
          <table:table-cell table:formula="of:=VLOOKUP([.C1415];['file:///home/hernan/Descargas/BD%20BabyPromo.xlsx'#$CodBabyPromo.$B$1:.$I$198];8;0)" office:value-type="string" office:string-value="x2000084" calcext:value-type="string">
            <text:p>x200008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Huggies Natural Care Unisex Talla G Paquete 52 unid</text:p>
          </table:table-cell>
          <table:table-cell table:style-name="ce1" office:value-type="float" office:value="752967001" calcext:value-type="float">
            <text:p>752967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2-750-750/Pañales-Huggies-Natural-Care-Cotton-Talla-G-Paquete-52-Unidades-1-36587134.jpg?v=6368704922224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Metro</text:p>
          </table:table-cell>
          <table:table-cell table:formula="of:=VLOOKUP([.C1416];['file:///home/hernan/Descargas/BD%20BabyPromo.xlsx'#$CodBabyPromo.$B$1:.$I$198];8;0)" office:value-type="string" office:string-value="x2000083" calcext:value-type="string">
            <text:p>x200008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Pampers Confort Sec Talla XXG Paquete 44 unid</text:p>
          </table:table-cell>
          <table:table-cell table:style-name="ce1" office:value-type="float" office:value="735461" calcext:value-type="float">
            <text:p>73546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75961-750-750/Pañales-para-Bebe-Pampers-Confort-Sec-Talla-XXG-Paquete-44-unid-1-17194629.jpg?v=6368585042992300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417];['file:///home/hernan/Descargas/BD%20BabyPromo.xlsx'#$CodBabyPromo.$B$1:.$I$198];8;0)" office:value-type="string" office:string-value="x2000013" calcext:value-type="string">
            <text:p>x200001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Pampers Premium Care Talla P Paquete 36 unid</text:p>
          </table:table-cell>
          <table:table-cell table:style-name="ce1" office:value-type="float" office:value="735462" calcext:value-type="float">
            <text:p>73546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67213-750-750/Pañales-para-Bebe-Pampers-Premium-Care-Talla-P-Paquete-36-unid-1-17194630.jpg?v=6368257803825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6.90</text:p>
          </table:table-cell>
          <table:table-cell table:style-name="ce1" office:value-type="string" calcext:value-type="string">
            <text:p>Metro</text:p>
          </table:table-cell>
          <table:table-cell table:formula="of:=VLOOKUP([.C1418];['file:///home/hernan/Descargas/BD%20BabyPromo.xlsx'#$CodBabyPromo.$B$1:.$I$198];8;0)" office:value-type="string" office:string-value="x2000014" calcext:value-type="string">
            <text:p>x200001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Huggies Active Sec Ajuste Perfecto Talla M Paquete 24 Unidades</text:p>
          </table:table-cell>
          <table:table-cell table:style-name="ce1" office:value-type="float" office:value="727568" calcext:value-type="float">
            <text:p>72756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5427-750-750/727568-1.jpg?v=636771375287800000" xlink:type="simple">https://wongfood.vteximg.com.br/arquivos/ids/255427-750-750/727568-1.jpg?v=6367713752878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1419];['file:///home/hernan/Descargas/BD%20BabyPromo.xlsx'#$CodBabyPromo.$B$1:.$I$198];8;0)" office:value-type="string" office:string-value="x2000012" calcext:value-type="string">
            <text:p>x200001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Huggies Active Sec Talla XXG Paquete 88 unid</text:p>
          </table:table-cell>
          <table:table-cell table:style-name="ce1" office:value-type="float" office:value="732128004" calcext:value-type="float">
            <text:p>732128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3-750-750/732128004-1.jpg?v=636747910463400000" xlink:type="simple">https://wongfood.vteximg.com.br/arquivos/ids/250553-750-750/732128004-1.jpg?v=63674791046340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420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Huggies Active Sec Talla M Paquete 128 unid</text:p>
          </table:table-cell>
          <table:table-cell table:style-name="ce1" office:value-type="float" office:value="732128002" calcext:value-type="float">
            <text:p>732128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1-750-750/732128002-1.jpg?v=636747909770670000" xlink:type="simple">https://wongfood.vteximg.com.br/arquivos/ids/250551-750-750/732128002-1.jpg?v=63674790977067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421];['file:///home/hernan/Descargas/BD%20BabyPromo.xlsx'#$CodBabyPromo.$B$1:.$I$198];8;0)" office:value-type="string" office:string-value="x2000080" calcext:value-type="string">
            <text:p>x200008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Huggies Natural Care Primeros 100 Días Talla RN Paquete 60 unid</text:p>
          </table:table-cell>
          <table:table-cell table:style-name="ce1" office:value-type="float" office:value="546460" calcext:value-type="float">
            <text:p>546460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7061-750-750/Pañales-Huggies-Primeros-Dias-Recien-Nacido-Unisex-Paquete-60-Unidades-1-179057.jpg?v=6367357089430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422];['file:///home/hernan/Descargas/BD%20BabyPromo.xlsx'#$CodBabyPromo.$B$1:.$I$198];8;0)" office:value-type="string" office:string-value="x2000004" calcext:value-type="string">
            <text:p>x200000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Huggies Active Sec Ajuste Perfecto Talla G Paquete 28 unid</text:p>
          </table:table-cell>
          <table:table-cell table:style-name="ce1" office:value-type="float" office:value="727567002" calcext:value-type="float">
            <text:p>7275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6-750-750/Pañales-Huggies-Active-Sec-Ajuste-Perfecto-Talla-G-Paquete-28-Und-1-14376552.jpg?v=6367246932086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1423];['file:///home/hernan/Descargas/BD%20BabyPromo.xlsx'#$CodBabyPromo.$B$1:.$I$198];8;0)" office:value-type="string" office:string-value="x2000076" calcext:value-type="string">
            <text:p>x200007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Huggies Natural Care Niñas Talla XXG Paquete 38 unid</text:p>
          </table:table-cell>
          <table:table-cell table:style-name="ce1" office:value-type="float" office:value="727565002" calcext:value-type="float">
            <text:p>727565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3-750-750/Pañales-Huggies-Hiperpack-Natural-Care-Niña-XXG-Paquete-38-Unidades-1-14376548.jpg?v=6367005063005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Metro</text:p>
          </table:table-cell>
          <table:table-cell table:formula="of:=VLOOKUP([.C1424];['file:///home/hernan/Descargas/BD%20BabyPromo.xlsx'#$CodBabyPromo.$B$1:.$I$198];8;0)" office:value-type="string" office:string-value="x2000073" calcext:value-type="string">
            <text:p>x200007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Huggies Natural Care Niñas Talla XG Paquete 42 unid</text:p>
          </table:table-cell>
          <table:table-cell table:style-name="ce1" office:value-type="float" office:value="727565001" calcext:value-type="float">
            <text:p>727565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2-750-750/Pañales-Huggies-Hiperpack-Natural-Care-Niña-XG-Paquete-42-Unidades-1-14376547.jpg?v=6367005062976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Metro</text:p>
          </table:table-cell>
          <table:table-cell table:formula="of:=VLOOKUP([.C1425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Ninet Talla XL Paquete 52 unid</text:p>
          </table:table-cell>
          <table:table-cell table:style-name="ce1" office:value-type="float" office:value="702188003" calcext:value-type="float">
            <text:p>702188003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2-750-750/Pañales-Hiperpack-Ninet-Talla-XL-Paquete-52-Unidades-1-154821.jpg?v=6367538528368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426];['file:///home/hernan/Descargas/BD%20BabyPromo.xlsx'#$CodBabyPromo.$B$1:.$I$198];8;0)" office:value-type="string" office:string-value="x2000065" calcext:value-type="string">
            <text:p>x200006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Ninet Talla L Paquete 64 unid</text:p>
          </table:table-cell>
          <table:table-cell table:style-name="ce1" office:value-type="float" office:value="702188002" calcext:value-type="float">
            <text:p>702188002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1-750-750/Pañales-Hiperpack-Ninet-Talla-L-Paquete-64-Unidades-1-154820.jpg?v=6367538528309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427];['file:///home/hernan/Descargas/BD%20BabyPromo.xlsx'#$CodBabyPromo.$B$1:.$I$198];8;0)" office:value-type="string" office:string-value="x2000064" calcext:value-type="string">
            <text:p>x200006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Ninet Talla M Paquete 72 unid</text:p>
          </table:table-cell>
          <table:table-cell table:style-name="ce1" office:value-type="float" office:value="702188001" calcext:value-type="float">
            <text:p>702188001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0-750-750/Pañales-Hiperpack-Ninet-Talla-M-Paquete-72-Unidades-1-154819.jpg?v=6367538528260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428];['file:///home/hernan/Descargas/BD%20BabyPromo.xlsx'#$CodBabyPromo.$B$1:.$I$198];8;0)" office:value-type="string" office:string-value="x2000063" calcext:value-type="string">
            <text:p>x2000063</text:p>
          </table:table-cell>
          <table:table-cell table:number-columns-repeated="1015"/>
        </table:table-row>
        <table:table-row table:style-name="ro1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Babysec Premium Talla XG Paquete 104 unid</text:p>
          </table:table-cell>
          <table:table-cell table:style-name="ce1" office:value-type="float" office:value="717209001" calcext:value-type="float">
            <text:p>717209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6-750-750/717209001-1.jpg?v=636893029988600000" xlink:type="simple">https://wongfood.vteximg.com.br/arquivos/ids/283566-750-750/717209001-1.jpg?v=6368930299886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Metro</text:p>
          </table:table-cell>
          <table:table-cell table:formula="of:=VLOOKUP([.C1429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Pampers Confort Sec Talla XG Paquete 28 unid</text:p>
          </table:table-cell>
          <table:table-cell table:style-name="ce1" office:value-type="float" office:value="570587004" calcext:value-type="float">
            <text:p>570587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5-750-750/Pañales-Pampers-Mega-Confort-Sec-Talla-XG-Paquete-28-Unidades-1-219575.jpg?v=636707203030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1430];['file:///home/hernan/Descargas/BD%20BabyPromo.xlsx'#$CodBabyPromo.$B$1:.$I$198];8;0)" office:value-type="string" office:string-value="x2000055" calcext:value-type="string">
            <text:p>x200005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Pampers Confort Sec Talla XXG Paquete 28 unid</text:p>
          </table:table-cell>
          <table:table-cell table:style-name="ce1" office:value-type="float" office:value="570587003" calcext:value-type="float">
            <text:p>57058700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3-750-750/Pañales-Pampers-Mega-Confort-Sec-Talla-XXG-Paquete-28-Unidades-1-219574.jpg?v=6367072030224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1431];['file:///home/hernan/Descargas/BD%20BabyPromo.xlsx'#$CodBabyPromo.$B$1:.$I$198];8;0)" office:value-type="string" office:string-value="x2000054" calcext:value-type="string">
            <text:p>x200005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Pampers Confort Sec Talla G Paquete 34 unid</text:p>
          </table:table-cell>
          <table:table-cell table:style-name="ce1" office:value-type="float" office:value="570587002" calcext:value-type="float">
            <text:p>570587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1-750-750/Pañales-Pampers-Mega-Confort-Sec-Talla-G-Paquete-34-Unidades-1-219573.jpg?v=6367072030140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1432];['file:///home/hernan/Descargas/BD%20BabyPromo.xlsx'#$CodBabyPromo.$B$1:.$I$198];8;0)" office:value-type="string" office:string-value="x2000053" calcext:value-type="string">
            <text:p>x200005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Ecológicos para Bebé Bio Baby Talla XG Paquete 34 unid</text:p>
          </table:table-cell>
          <table:table-cell table:style-name="ce1" office:value-type="float" office:value="716175" calcext:value-type="float">
            <text:p>716175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6-750-750/Pañales-Bio-Baby-XGrande-paquete-34-unidades-Pañales-Bio-Baby-XGrandre-paquete-34-unidades--1-219457.jpg?v=636597792561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433];['file:///home/hernan/Descargas/BD%20BabyPromo.xlsx'#$CodBabyPromo.$B$1:.$I$198];8;0)" office:value-type="string" office:string-value="x2000010" calcext:value-type="string">
            <text:p>x200001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Ecológicos para Bebé Bio Baby Talla G Paquete 38 unid</text:p>
          </table:table-cell>
          <table:table-cell table:style-name="ce1" office:value-type="float" office:value="716174" calcext:value-type="float">
            <text:p>716174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5-750-750/Pañales-Bio-Baby-Grande-paquete-38-unidades-1-219456.jpg?v=636597792558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434];['file:///home/hernan/Descargas/BD%20BabyPromo.xlsx'#$CodBabyPromo.$B$1:.$I$198];8;0)" office:value-type="string" office:string-value="x2000009" calcext:value-type="string">
            <text:p>x200000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Ecológicos para Bebé Bio Baby Talla M Paquete 38 unid</text:p>
          </table:table-cell>
          <table:table-cell table:style-name="ce1" office:value-type="float" office:value="716173" calcext:value-type="float">
            <text:p>716173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4-750-750/Pañales-Bio-Baby-Mediano-paquete-38-unidades-Pañales-Bio-Baby-mediano-paquete-38-unidades-1-219455.jpg?v=6365977925535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435];['file:///home/hernan/Descargas/BD%20BabyPromo.xlsx'#$CodBabyPromo.$B$1:.$I$198];8;0)" office:value-type="string" office:string-value="x2000008" calcext:value-type="string">
            <text:p>x200000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Huggies Active Sec Talla XXG Paquete 44 unid</text:p>
          </table:table-cell>
          <table:table-cell table:style-name="ce1" office:value-type="float" office:value="717431004" calcext:value-type="float">
            <text:p>717431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4-750-750/717431004-01-237366.jpg?v=636730525559330000" xlink:type="simple">https://wongfood.vteximg.com.br/arquivos/ids/245674-750-750/717431004-01-237366.jpg?v=6367305255593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Metro</text:p>
          </table:table-cell>
          <table:table-cell table:formula="of:=VLOOKUP([.C1436];['file:///home/hernan/Descargas/BD%20BabyPromo.xlsx'#$CodBabyPromo.$B$1:.$I$198];8;0)" office:value-type="string" office:string-value="x2000071" calcext:value-type="string">
            <text:p>x200007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Huggies Active Sec Talla XG Paquete 48 unid</text:p>
          </table:table-cell>
          <table:table-cell table:style-name="ce1" office:value-type="float" office:value="717431003" calcext:value-type="float">
            <text:p>717431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3-750-750/717431003-01-237365.jpg?v=636730525551970000" xlink:type="simple">https://wongfood.vteximg.com.br/arquivos/ids/245673-750-750/717431003-01-237365.jpg?v=63673052555197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4.90</text:p>
          </table:table-cell>
          <table:table-cell table:style-name="ce1" office:value-type="string" calcext:value-type="string">
            <text:p>Metro</text:p>
          </table:table-cell>
          <table:table-cell table:formula="of:=VLOOKUP([.C1437];['file:///home/hernan/Descargas/BD%20BabyPromo.xlsx'#$CodBabyPromo.$B$1:.$I$198];8;0)" office:value-type="string" office:string-value="x2000070" calcext:value-type="string">
            <text:p>x200007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Huggies Active Sec Talla M Paquete 64 unid</text:p>
          </table:table-cell>
          <table:table-cell table:style-name="ce1" office:value-type="float" office:value="717431001" calcext:value-type="float">
            <text:p>717431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1-750-750/717431001-01-237363.jpg?v=636730525542400000" xlink:type="simple">https://wongfood.vteximg.com.br/arquivos/ids/245671-750-750/717431001-01-237363.jpg?v=6367305255424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4.90</text:p>
          </table:table-cell>
          <table:table-cell table:style-name="ce1" office:value-type="string" calcext:value-type="string">
            <text:p>Metro</text:p>
          </table:table-cell>
          <table:table-cell table:formula="of:=VLOOKUP([.C1438];['file:///home/hernan/Descargas/BD%20BabyPromo.xlsx'#$CodBabyPromo.$B$1:.$I$198];8;0)" office:value-type="string" office:string-value="x2000068" calcext:value-type="string">
            <text:p>x200006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Huggies Active Sec Talla G Paquete 58 unid</text:p>
          </table:table-cell>
          <table:table-cell table:style-name="ce1" office:value-type="float" office:value="717431002" calcext:value-type="float">
            <text:p>717431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2-750-750/717431002-01-237364.jpg?v=636730525547600000" xlink:type="simple">https://wongfood.vteximg.com.br/arquivos/ids/245672-750-750/717431002-01-237364.jpg?v=636730525547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4.90</text:p>
          </table:table-cell>
          <table:table-cell table:style-name="ce1" office:value-type="string" calcext:value-type="string">
            <text:p>Metro</text:p>
          </table:table-cell>
          <table:table-cell table:formula="of:=VLOOKUP([.C1439];['file:///home/hernan/Descargas/BD%20BabyPromo.xlsx'#$CodBabyPromo.$B$1:.$I$198];8;0)" office:value-type="string" office:string-value="x2000069" calcext:value-type="string">
            <text:p>x200006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Pampers Juegos y Sueños Talla P Paquete 32 unid</text:p>
          </table:table-cell>
          <table:table-cell table:style-name="ce1" office:value-type="float" office:value="568073" calcext:value-type="float">
            <text:p>56807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4-750-750/Pañal-Pampers-Juegos-y-Sueños-Talla-P-Paquete-32-Unidades-1-218879.jpg?v=636596496622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1.60</text:p>
          </table:table-cell>
          <table:table-cell table:style-name="ce1" office:value-type="string" calcext:value-type="string">
            <text:p>Metro</text:p>
          </table:table-cell>
          <table:table-cell table:formula="of:=VLOOKUP([.C1440];['file:///home/hernan/Descargas/BD%20BabyPromo.xlsx'#$CodBabyPromo.$B$1:.$I$198];8;0)" office:value-type="string" office:string-value="x2000005" calcext:value-type="string">
            <text:p>x200000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Pampers Juegos y Sueños Talla XG Paquete 42 unid</text:p>
          </table:table-cell>
          <table:table-cell table:style-name="ce1" office:value-type="float" office:value="568094002" calcext:value-type="float">
            <text:p>568094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6-750-750/Pañal-Pampers-Juego-y-Sueños-Talla-XG-Paquete-42-Unidades-1-183395.jpg?v=63659649663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1441];['file:///home/hernan/Descargas/BD%20BabyPromo.xlsx'#$CodBabyPromo.$B$1:.$I$198];8;0)" office:value-type="string" office:string-value="x2000048" calcext:value-type="string">
            <text:p>x2000048</text:p>
          </table:table-cell>
          <table:table-cell table:number-columns-repeated="1015"/>
        </table:table-row>
        <table:table-row table:style-name="ro1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Babysec Super Premium Talla XG Paquete 46 unid</text:p>
          </table:table-cell>
          <table:table-cell table:style-name="ce1" office:value-type="float" office:value="575775004" calcext:value-type="float">
            <text:p>575775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4-750-750/575775004-1.jpg?v=636893029433470000" xlink:type="simple">https://wongfood.vteximg.com.br/arquivos/ids/283564-750-750/575775004-1.jpg?v=63689302943347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1442];['file:///home/hernan/Descargas/BD%20BabyPromo.xlsx'#$CodBabyPromo.$B$1:.$I$198];8;0)" office:value-type="string" office:string-value="x2000061" calcext:value-type="string">
            <text:p>x2000061</text:p>
          </table:table-cell>
          <table:table-cell table:number-columns-repeated="1015"/>
        </table:table-row>
        <table:table-row table:style-name="ro1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Babysec Super Premium Talla G Paquete 56 unid</text:p>
          </table:table-cell>
          <table:table-cell table:style-name="ce1" office:value-type="float" office:value="575775003" calcext:value-type="float">
            <text:p>575775003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3-750-750/575775003-1.jpg?v=636893029144300000" xlink:type="simple">https://wongfood.vteximg.com.br/arquivos/ids/283563-750-750/575775003-1.jpg?v=6368930291443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1443];['file:///home/hernan/Descargas/BD%20BabyPromo.xlsx'#$CodBabyPromo.$B$1:.$I$198];8;0)" office:value-type="string" office:string-value="x2000060" calcext:value-type="string">
            <text:p>x2000060</text:p>
          </table:table-cell>
          <table:table-cell table:number-columns-repeated="1015"/>
        </table:table-row>
        <table:table-row table:style-name="ro1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Babysec Super Premium Talla M Paquete 62 unid</text:p>
          </table:table-cell>
          <table:table-cell table:style-name="ce1" office:value-type="float" office:value="575775002" calcext:value-type="float">
            <text:p>575775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2-750-750/575775002-1.jpg?v=636893028876770000" xlink:type="simple">https://wongfood.vteximg.com.br/arquivos/ids/283562-750-750/575775002-1.jpg?v=63689302887677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1444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Babysec Super Premium Talla P Paquete 68 unid</text:p>
          </table:table-cell>
          <table:table-cell table:style-name="ce1" office:value-type="float" office:value="575775001" calcext:value-type="float">
            <text:p>575775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0-750-750/575775001-1.jpg?v=636893028526670000" xlink:type="simple">https://wongfood.vteximg.com.br/arquivos/ids/283560-750-750/575775001-1.jpg?v=63689302852667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1445];['file:///home/hernan/Descargas/BD%20BabyPromo.xlsx'#$CodBabyPromo.$B$1:.$I$198];8;0)" office:value-type="string" office:string-value="x2000058" calcext:value-type="string">
            <text:p>x200005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446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Pampers Premium Care Talla G Paquete 34 unid</text:p>
          </table:table-cell>
          <table:table-cell table:style-name="ce1" office:value-type="float" office:value="570586003" calcext:value-type="float">
            <text:p>57058600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0-750-750/570586003-01-131051.jpg?v=636796296802100000" xlink:type="simple">https://wongfood.vteximg.com.br/arquivos/ids/261720-750-750/570586003-01-131051.jpg?v=6367962968021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447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Pampers Premium Care Talla M Paquete 40 unid</text:p>
          </table:table-cell>
          <table:table-cell table:style-name="ce1" office:value-type="float" office:value="570586002" calcext:value-type="float">
            <text:p>570586002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19-750-750/570586002-01-131050.jpg?v=636796296761800000" xlink:type="simple">https://wongfood.vteximg.com.br/arquivos/ids/261719-750-750/570586002-01-131050.jpg?v=6367962967618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448];['file:///home/hernan/Descargas/BD%20BabyPromo.xlsx'#$CodBabyPromo.$B$1:.$I$198];8;0)" office:value-type="string" office:string-value="x2000089" calcext:value-type="string">
            <text:p>x200008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Pampers Confort Sec Talla XG Paquete 48 unid</text:p>
          </table:table-cell>
          <table:table-cell table:style-name="ce1" office:value-type="float" office:value="570588002" calcext:value-type="float">
            <text:p>570588002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4-750-750/frontal-118600.jpg?v=636796296849500000" xlink:type="simple">https://wongfood.vteximg.com.br/arquivos/ids/261724-750-750/frontal-118600.jpg?v=636796296849500000</text:a>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449];['file:///home/hernan/Descargas/BD%20BabyPromo.xlsx'#$CodBabyPromo.$B$1:.$I$198];8;0)" office:value-type="string" office:string-value="x2000057" calcext:value-type="string">
            <text:p>x200005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Pampers Confort Sec Talla M Paquete 72 unid</text:p>
          </table:table-cell>
          <table:table-cell table:style-name="ce1" office:value-type="float" office:value="570588001" calcext:value-type="float">
            <text:p>570588001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5-750-750/frontal-118599.jpg?v=636796296855600000" xlink:type="simple">https://wongfood.vteximg.com.br/arquivos/ids/261725-750-750/frontal-118599.jpg?v=636796296855600000</text:a>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450];['file:///home/hernan/Descargas/BD%20BabyPromo.xlsx'#$CodBabyPromo.$B$1:.$I$198];8;0)" office:value-type="string" office:string-value="x2000056" calcext:value-type="string">
            <text:p>x200005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Pampers Confort Sec Talla P Paquete 46 unid</text:p>
          </table:table-cell>
          <table:table-cell table:style-name="ce1" office:value-type="float" office:value="570584" calcext:value-type="float">
            <text:p>57058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3-750-750/frontal-118598.jpg?v=636796296844330000" xlink:type="simple">https://wongfood.vteximg.com.br/arquivos/ids/261723-750-750/frontal-118598.jpg?v=6367962968443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6.50</text:p>
          </table:table-cell>
          <table:table-cell table:style-name="ce1" office:value-type="string" calcext:value-type="string">
            <text:p>Metro</text:p>
          </table:table-cell>
          <table:table-cell table:formula="of:=VLOOKUP([.C1451];['file:///home/hernan/Descargas/BD%20BabyPromo.xlsx'#$CodBabyPromo.$B$1:.$I$198];8;0)" office:value-type="string" office:string-value="x2000007" calcext:value-type="string">
            <text:p>x200000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Pampers Confort Sec Talla G Paquete 60 unid</text:p>
          </table:table-cell>
          <table:table-cell table:style-name="ce1" office:value-type="float" office:value="570583" calcext:value-type="float">
            <text:p>57058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18-750-750/570583-01-118597.jpg?v=636796296756170000" xlink:type="simple">https://wongfood.vteximg.com.br/arquivos/ids/261718-750-750/570583-01-118597.jpg?v=636796296756170000</text:a>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452];['file:///home/hernan/Descargas/BD%20BabyPromo.xlsx'#$CodBabyPromo.$B$1:.$I$198];8;0)" office:value-type="string" office:string-value="x2000006" calcext:value-type="string">
            <text:p>x200000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Huggies Natural Care Primeros 100 Días Talla PR Paquete 30 unid</text:p>
          </table:table-cell>
          <table:table-cell table:style-name="ce1" office:value-type="float" office:value="375804" calcext:value-type="float">
            <text:p>3758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163284-750-750/PAÑAL-HUGGIES--REC-NAC-PREMATURO-X30-UN-PAÑAL-HUGGI-REC-NA-1-76797.jpg?v=6364099470188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8.10</text:p>
          </table:table-cell>
          <table:table-cell table:style-name="ce1" office:value-type="string" calcext:value-type="string">
            <text:p>Metro</text:p>
          </table:table-cell>
          <table:table-cell table:formula="of:=VLOOKUP([.C1453];['file:///home/hernan/Descargas/BD%20BabyPromo.xlsx'#$CodBabyPromo.$B$1:.$I$198];8;0)" office:value-type="string" office:string-value="x2000001" calcext:value-type="string">
            <text:p>x200000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Huggies Natural Care Primeros 100 Días Talla P Paquete 30 unid</text:p>
          </table:table-cell>
          <table:table-cell table:style-name="ce1" office:value-type="float" office:value="534674" calcext:value-type="float">
            <text:p>53467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31601-750-750/534674-01-73631.jpg?v=636670152536730000" xlink:type="simple">https://wongfood.vteximg.com.br/arquivos/ids/231601-750-750/534674-01-73631.jpg?v=6366701525367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1454];['file:///home/hernan/Descargas/BD%20BabyPromo.xlsx'#$CodBabyPromo.$B$1:.$I$198];8;0)" office:value-type="string" office:string-value="x2000003" calcext:value-type="string">
            <text:p>x2000003</text:p>
          </table:table-cell>
          <table:table-cell table:number-columns-repeated="1015"/>
        </table:table-row>
        <table:table-row table:style-name="ro1">
          <table:table-cell table:style-name="ce1" office:value-type="float" office:value="201941" calcext:value-type="float">
            <text:p>201941</text:p>
          </table:table-cell>
          <table:table-cell table:style-name="ce1" office:value-type="string" calcext:value-type="string">
            <text:p>Pañales para Bebé Babysec Premium RN Paquete 20 unid</text:p>
          </table:table-cell>
          <table:table-cell table:style-name="ce1" office:value-type="float" office:value="402158" calcext:value-type="float">
            <text:p>402158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32-750-750/402158-1.jpg?v=636893010411370000" xlink:type="simple">https://wongfood.vteximg.com.br/arquivos/ids/283532-750-750/402158-1.jpg?v=6368930104113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0.10</text:p>
          </table:table-cell>
          <table:table-cell table:style-name="ce1" office:value-type="string" calcext:value-type="string">
            <text:p>Metro</text:p>
          </table:table-cell>
          <table:table-cell table:formula="of:=VLOOKUP([.C1455];['file:///home/hernan/Descargas/BD%20BabyPromo.xlsx'#$CodBabyPromo.$B$1:.$I$198];8;0)" office:value-type="string" office:string-value="x2000093" calcext:value-type="string">
            <text:p>x200009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HUGGIES Natural Care Talla XG Paquete 42un</text:p>
          </table:table-cell>
          <table:table-cell table:style-name="ce1" office:value-type="float" office:value="20148267" calcext:value-type="float">
            <text:p>20148267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93-450-450/20148267.jpg?v=636754612854530000" xlink:type="simple">https://plazavea.vteximg.com.br/arquivos/ids/203493-450-450/20148267.jpg?v=63675461285453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456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BABYSEC Premium Talla XXG Superpack Paquete 96un</text:p>
          </table:table-cell>
          <table:table-cell table:style-name="ce1" office:value-type="float" office:value="20141311" calcext:value-type="float">
            <text:p>2014131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37-450-450/20141311.jpg?v=636893252838000000" xlink:type="simple">https://plazavea.vteximg.com.br/arquivos/ids/213237-450-450/20141311.jpg?v=636893252838000000</text:a></text:p>
          </table:table-cell>
          <table:table-cell table:style-name="ce1" office:value-type="string" calcext:value-type="string">
            <text:p>S/ 75.50</text:p>
          </table:table-cell>
          <table:table-cell table:style-name="ce1" office:value-type="string" calcext:value-type="string">
            <text:p>S/ 69.50</text:p>
          </table:table-cell>
          <table:table-cell table:style-name="ce1" office:value-type="string" calcext:value-type="string">
            <text:p>Vea</text:p>
          </table:table-cell>
          <table:table-cell table:formula="of:=VLOOKUP([.C1457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PAMPERS Premium Care Talla XXG Megapack Paquete 60un</text:p>
          </table:table-cell>
          <table:table-cell table:style-name="ce1" office:value-type="float" office:value="20138540" calcext:value-type="float">
            <text:p>20138540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09670-450-450/20138540.jpg?v=636850692632300000" xlink:type="simple">https://plazavea.vteximg.com.br/arquivos/ids/209670-450-450/20138540.jpg?v=6368506926323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59.90</text:p>
          </table:table-cell>
          <table:table-cell table:style-name="ce1" office:value-type="string" calcext:value-type="string">
            <text:p>Vea</text:p>
          </table:table-cell>
          <table:table-cell table:formula="of:=VLOOKUP([.C1458];['file:///home/hernan/Descargas/BD%20BabyPromo.xlsx'#$CodBabyPromo.$B$1:.$I$198];8;0)" office:value-type="string" office:string-value="x2000027" calcext:value-type="string">
            <text:p>x200002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HUGGIES Natural Care Niño Talla G Megapack Paquete 112un</text:p>
          </table:table-cell>
          <table:table-cell table:style-name="ce1" office:value-type="float" office:value="20130647" calcext:value-type="float">
            <text:p>20130647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7-450-450/20130647.jpg?v=636444689795400000" xlink:type="simple">https://plazavea.vteximg.com.br/arquivos/ids/192287-450-450/20130647.jpg?v=6364446897954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75.90</text:p>
          </table:table-cell>
          <table:table-cell table:style-name="ce1" office:value-type="string" calcext:value-type="string">
            <text:p>Vea</text:p>
          </table:table-cell>
          <table:table-cell table:formula="of:=VLOOKUP([.C1459];['file:///home/hernan/Descargas/BD%20BabyPromo.xlsx'#$CodBabyPromo.$B$1:.$I$198];8;0)" office:value-type="string" office:string-value="x2000025" calcext:value-type="string">
            <text:p>x200002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HUGGIES Natural Care Ajuste Perfecto Hiper Niño Talla XXG Paquete 36un</text:p>
          </table:table-cell>
          <table:table-cell table:style-name="ce1" office:value-type="float" office:value="20110704" calcext:value-type="float">
            <text:p>201107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9-450-450/20110704.jpg?v=636701036323100000" xlink:type="simple">https://plazavea.vteximg.com.br/arquivos/ids/201829-450-450/20110704.jpg?v=6367010363231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460];['file:///home/hernan/Descargas/BD%20BabyPromo.xlsx'#$CodBabyPromo.$B$1:.$I$198];8;0)" office:value-type="string" office:string-value="x2000022" calcext:value-type="string">
            <text:p>x200002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HUGGIES Natural Care Ajuste Perfecto Niño Talla XG Paquete 40un</text:p>
          </table:table-cell>
          <table:table-cell table:style-name="ce1" office:value-type="float" office:value="20110702" calcext:value-type="float">
            <text:p>201107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6-450-450/20110702.jpg?v=636701036307600000" xlink:type="simple">https://plazavea.vteximg.com.br/arquivos/ids/201826-450-450/20110702.jpg?v=6367010363076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461];['file:///home/hernan/Descargas/BD%20BabyPromo.xlsx'#$CodBabyPromo.$B$1:.$I$198];8;0)" office:value-type="string" office:string-value="x2000021" calcext:value-type="string">
            <text:p>x200002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BAMBO NATURE Talla XXG Paquete 22un</text:p>
          </table:table-cell>
          <table:table-cell table:style-name="ce1" office:value-type="float" office:value="20160925" calcext:value-type="float">
            <text:p>20160925</text:p>
          </table:table-cell>
          <table:table-cell table:style-name="ce1" office:value-type="string" calcext:value-type="string">
            <text:p>BAMBO NATURE</text:p>
          </table:table-cell>
          <table:table-cell table:style-name="ce2" office:value-type="string" calcext:value-type="string">
            <text:p><text:a xlink:href="https://plazavea.vteximg.com.br/arquivos/ids/213338-450-450/20160925.jpg?v=636893812145770000" xlink:type="simple">https://plazavea.vteximg.com.br/arquivos/ids/213338-450-450/20160925.jpg?v=63689381214577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1462];['file:///home/hernan/Descargas/BD%20BabyPromo.xlsx'#$CodBabyPromo.$B$1:.$I$198];8;0)" office:value-type="string" office:string-value="x2000039" calcext:value-type="string">
            <text:p>x200003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HUGGIES Active Sec Talla XXG Paquete 88un</text:p>
          </table:table-cell>
          <table:table-cell table:style-name="ce1" office:value-type="float" office:value="20159742" calcext:value-type="float">
            <text:p>2015974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56-450-450/20159742.jpg?v=636753802974630000" xlink:type="simple">https://plazavea.vteximg.com.br/arquivos/ids/203456-450-450/20159742.jpg?v=6367538029746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84.90</text:p>
          </table:table-cell>
          <table:table-cell table:style-name="ce1" office:value-type="string" calcext:value-type="string">
            <text:p>Vea</text:p>
          </table:table-cell>
          <table:table-cell table:formula="of:=VLOOKUP([.C1463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HUGGIES Natural Care Niño Talla XXG Paquete 38un</text:p>
          </table:table-cell>
          <table:table-cell table:style-name="ce1" office:value-type="float" office:value="20148265" calcext:value-type="float">
            <text:p>20148265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91-450-450/20148265.jpg?v=636754603859600000" xlink:type="simple">https://plazavea.vteximg.com.br/arquivos/ids/203491-450-450/20148265.jpg?v=6367546038596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464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BABYSEC Premium Talla G Superpack Paquete 64un</text:p>
          </table:table-cell>
          <table:table-cell table:style-name="ce1" office:value-type="float" office:value="20145311" calcext:value-type="float">
            <text:p>2014531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45-450-450/20145311.jpg?v=636893252902870000" xlink:type="simple">https://plazavea.vteximg.com.br/arquivos/ids/213245-450-450/20145311.jpg?v=63689325290287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465];['file:///home/hernan/Descargas/BD%20BabyPromo.xlsx'#$CodBabyPromo.$B$1:.$I$198];8;0)" office:value-type="string" office:string-value="x2000033" calcext:value-type="string">
            <text:p>x2000033</text:p>
          </table:table-cell>
          <table:table-cell table:number-columns-repeated="1015"/>
        </table:table-row>
        <table:table-row table:style-name="ro1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BABYSEC Premium Talla M Superpack Paquete 72un</text:p>
          </table:table-cell>
          <table:table-cell table:style-name="ce1" office:value-type="float" office:value="20145310" calcext:value-type="float">
            <text:p>2014531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44-450-450/20145310.jpg?v=636893252893130000" xlink:type="simple">https://plazavea.vteximg.com.br/arquivos/ids/213244-450-450/20145310.jpg?v=6368932528931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50</text:p>
          </table:table-cell>
          <table:table-cell table:style-name="ce1" office:value-type="string" calcext:value-type="string">
            <text:p>Vea</text:p>
          </table:table-cell>
          <table:table-cell table:formula="of:=VLOOKUP([.C1466];['file:///home/hernan/Descargas/BD%20BabyPromo.xlsx'#$CodBabyPromo.$B$1:.$I$198];8;0)" office:value-type="string" office:string-value="x2000032" calcext:value-type="string">
            <text:p>x2000032</text:p>
          </table:table-cell>
          <table:table-cell table:number-columns-repeated="1015"/>
        </table:table-row>
        <table:table-row table:style-name="ro1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BABYSEC Premium Talla XXG Superpack Paquete 48un</text:p>
          </table:table-cell>
          <table:table-cell table:style-name="ce1" office:value-type="float" office:value="20145312" calcext:value-type="float">
            <text:p>2014531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46-450-450/20145312.jpg?v=636893252909630000" xlink:type="simple">https://plazavea.vteximg.com.br/arquivos/ids/213246-450-450/20145312.jpg?v=6368932529096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467];['file:///home/hernan/Descargas/BD%20BabyPromo.xlsx'#$CodBabyPromo.$B$1:.$I$198];8;0)" office:value-type="string" office:string-value="x2000041" calcext:value-type="string">
            <text:p>x2000041</text:p>
          </table:table-cell>
          <table:table-cell table:number-columns-repeated="1015"/>
        </table:table-row>
        <table:table-row table:style-name="ro1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BABYSEC Super Premium Cuidado Total Talla M Paquete 62un</text:p>
          </table:table-cell>
          <table:table-cell table:style-name="ce1" office:value-type="float" office:value="20144827" calcext:value-type="float">
            <text:p>20144827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39-450-450/20144827.jpg?v=636893252854730000" xlink:type="simple">https://plazavea.vteximg.com.br/arquivos/ids/213239-450-450/20144827.jpg?v=6368932528547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50</text:p>
          </table:table-cell>
          <table:table-cell table:style-name="ce1" office:value-type="string" calcext:value-type="string">
            <text:p>Vea</text:p>
          </table:table-cell>
          <table:table-cell table:formula="of:=VLOOKUP([.C1468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BABYSEC Super Premium Cuidado Total Talla G Paquete 56un</text:p>
          </table:table-cell>
          <table:table-cell table:style-name="ce1" office:value-type="float" office:value="20144828" calcext:value-type="float">
            <text:p>20144828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40-450-450/20144828.jpg?v=636893252861270000" xlink:type="simple">https://plazavea.vteximg.com.br/arquivos/ids/213240-450-450/20144828.jpg?v=63689325286127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40.50</text:p>
          </table:table-cell>
          <table:table-cell table:style-name="ce1" office:value-type="string" calcext:value-type="string">
            <text:p>Vea</text:p>
          </table:table-cell>
          <table:table-cell table:formula="of:=VLOOKUP([.C1469];['file:///home/hernan/Descargas/BD%20BabyPromo.xlsx'#$CodBabyPromo.$B$1:.$I$198];8;0)" office:value-type="string" office:string-value="x2000092" calcext:value-type="string">
            <text:p>x2000092</text:p>
          </table:table-cell>
          <table:table-cell table:number-columns-repeated="1015"/>
        </table:table-row>
        <table:table-row table:style-name="ro1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BABYSEC Premium Talla XG Superpack Paquete 104un</text:p>
          </table:table-cell>
          <table:table-cell table:style-name="ce1" office:value-type="float" office:value="20141310" calcext:value-type="float">
            <text:p>2014131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36-450-450/20141310.jpg?v=636893252828400000" xlink:type="simple">https://plazavea.vteximg.com.br/arquivos/ids/213236-450-450/20141310.jpg?v=636893252828400000</text:a></text:p>
          </table:table-cell>
          <table:table-cell table:style-name="ce1" office:value-type="string" calcext:value-type="string">
            <text:p>S/ 75.50</text:p>
          </table:table-cell>
          <table:table-cell table:style-name="ce1" office:value-type="string" calcext:value-type="string">
            <text:p>S/ 69.50</text:p>
          </table:table-cell>
          <table:table-cell table:style-name="ce1" office:value-type="string" calcext:value-type="string">
            <text:p>Vea</text:p>
          </table:table-cell>
          <table:table-cell table:formula="of:=VLOOKUP([.C1470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HUGGIES Natural Care Niña Talla G Megapack Paquete 112un</text:p>
          </table:table-cell>
          <table:table-cell table:style-name="ce1" office:value-type="float" office:value="20130556" calcext:value-type="float">
            <text:p>2013055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6-450-450/20130556.jpg?v=636444689780400000" xlink:type="simple">https://plazavea.vteximg.com.br/arquivos/ids/192286-450-450/20130556.jpg?v=6364446897804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75.90</text:p>
          </table:table-cell>
          <table:table-cell table:style-name="ce1" office:value-type="string" calcext:value-type="string">
            <text:p>Vea</text:p>
          </table:table-cell>
          <table:table-cell table:formula="of:=VLOOKUP([.C1471];['file:///home/hernan/Descargas/BD%20BabyPromo.xlsx'#$CodBabyPromo.$B$1:.$I$198];8;0)" office:value-type="string" office:string-value="x2000087" calcext:value-type="string">
            <text:p>x200008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PAMPERS Confort Sec Talla M Paquete 72un</text:p>
          </table:table-cell>
          <table:table-cell table:style-name="ce1" office:value-type="float" office:value="20129427" calcext:value-type="float">
            <text:p>20129427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09665-450-450/20129427.jpg?v=636850692588670000" xlink:type="simple">https://plazavea.vteximg.com.br/arquivos/ids/209665-450-450/20129427.jpg?v=63685069258867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41.90</text:p>
          </table:table-cell>
          <table:table-cell table:style-name="ce1" office:value-type="string" calcext:value-type="string">
            <text:p>Vea</text:p>
          </table:table-cell>
          <table:table-cell table:formula="of:=VLOOKUP([.C1472];['file:///home/hernan/Descargas/BD%20BabyPromo.xlsx'#$CodBabyPromo.$B$1:.$I$198];8;0)" office:value-type="string" office:string-value="x2000056" calcext:value-type="string">
            <text:p>x200005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PAMPERS Premium Care Talla G Paquete 34un</text:p>
          </table:table-cell>
          <table:table-cell table:style-name="ce1" office:value-type="float" office:value="20129414" calcext:value-type="float">
            <text:p>2012941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10687-450-450/20129414.jpg?v=636867025033100000" xlink:type="simple">https://plazavea.vteximg.com.br/arquivos/ids/210687-450-450/20129414.jpg?v=6368670250331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1473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PAMPERS Premium Care Talla XXG Paquete 28un</text:p>
          </table:table-cell>
          <table:table-cell table:style-name="ce1" office:value-type="float" office:value="20129416" calcext:value-type="float">
            <text:p>20129416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10689-450-450/20129416.jpg?v=636867025045200000" xlink:type="simple">https://plazavea.vteximg.com.br/arquivos/ids/210689-450-450/20129416.jpg?v=6368670250452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1474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HUGGIES Natural Care Ajuste Perfecto Niña Talla G Paquete 50un</text:p>
          </table:table-cell>
          <table:table-cell table:style-name="ce1" office:value-type="float" office:value="20110694" calcext:value-type="float">
            <text:p>2011069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5-450-450/20110694.jpg?v=636701036301470000" xlink:type="simple">https://plazavea.vteximg.com.br/arquivos/ids/201825-450-450/20110694.jpg?v=63670103630147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475];['file:///home/hernan/Descargas/BD%20BabyPromo.xlsx'#$CodBabyPromo.$B$1:.$I$198];8;0)" office:value-type="string" office:string-value="x2000091" calcext:value-type="string">
            <text:p>x200009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HUGGIES Natural Care Ajuste Perfecto Niña Talla XXG Paquete 36un</text:p>
          </table:table-cell>
          <table:table-cell table:style-name="ce1" office:value-type="float" office:value="20110698" calcext:value-type="float">
            <text:p>2011069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8-450-450/20110698.jpg?v=636701036316370000" xlink:type="simple">https://plazavea.vteximg.com.br/arquivos/ids/201828-450-450/20110698.jpg?v=63670103631637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476];['file:///home/hernan/Descargas/BD%20BabyPromo.xlsx'#$CodBabyPromo.$B$1:.$I$198];8;0)" office:value-type="string" office:string-value="x2000044" calcext:value-type="string">
            <text:p>x200004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HUGGIES Natural Care Ajuste Perfecto Niña Talla XG Paquete 40un</text:p>
          </table:table-cell>
          <table:table-cell table:style-name="ce1" office:value-type="float" office:value="20110696" calcext:value-type="float">
            <text:p>2011069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7-450-450/20110696.jpg?v=636701036312000000" xlink:type="simple">https://plazavea.vteximg.com.br/arquivos/ids/201827-450-450/20110696.jpg?v=6367010363120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477];['file:///home/hernan/Descargas/BD%20BabyPromo.xlsx'#$CodBabyPromo.$B$1:.$I$198];8;0)" office:value-type="string" office:string-value="x2000020" calcext:value-type="string">
            <text:p>x200002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HUGGIES Little Swimmers Talla G Paquete 10un</text:p>
          </table:table-cell>
          <table:table-cell table:style-name="ce1" office:value-type="float" office:value="20071392" calcext:value-type="float">
            <text:p>2007139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190-450-450/20071392.jpg?v=636444688418800000" xlink:type="simple">https://plazavea.vteximg.com.br/arquivos/ids/192190-450-450/20071392.jpg?v=6364446884188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18.20</text:p>
          </table:table-cell>
          <table:table-cell table:style-name="ce1" office:value-type="string" calcext:value-type="string">
            <text:p>Vea</text:p>
          </table:table-cell>
          <table:table-cell table:formula="of:=VLOOKUP([.C1478];['file:///home/hernan/Descargas/BD%20BabyPromo.xlsx'#$CodBabyPromo.$B$1:.$I$198];8;0)" office:value-type="string" office:string-value="x2000019" calcext:value-type="string">
            <text:p>x200001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479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Huggies Natural Care Niños Talla XXG Paquete 38 unid</text:p>
          </table:table-cell>
          <table:table-cell table:style-name="ce1" office:value-type="float" office:value="727566002" calcext:value-type="float">
            <text:p>727566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5-750-750/Pañales-Huggies-Hiperpack-Natural-Care-Niño-XXG-Paquete-38-Unidades-1-14376550.jpg?v=6367005063091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Metro</text:p>
          </table:table-cell>
          <table:table-cell table:formula="of:=VLOOKUP([.C1480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Pampers Juegos y Sueños Talla G Paquete 48 unid</text:p>
          </table:table-cell>
          <table:table-cell table:style-name="ce1" office:value-type="float" office:value="568094001" calcext:value-type="float">
            <text:p>56809400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5-750-750/Pañal-Pampers-Juego-y-Sueños-Talla-G-Paquete-48-Unidades-1-183394.jpg?v=636596496627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20</text:p>
          </table:table-cell>
          <table:table-cell table:style-name="ce1" office:value-type="string" calcext:value-type="string">
            <text:p>Metro</text:p>
          </table:table-cell>
          <table:table-cell table:formula="of:=VLOOKUP([.C1481];['file:///home/hernan/Descargas/BD%20BabyPromo.xlsx'#$CodBabyPromo.$B$1:.$I$198];8;0)" office:value-type="string" office:string-value="x2000047" calcext:value-type="string">
            <text:p>x2000047</text:p>
          </table:table-cell>
          <table:table-cell table:number-columns-repeated="1015"/>
        </table:table-row>
        <table:table-row table:style-name="ro1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Babysec Super Premium Talla XXG Paquete 42 unid</text:p>
          </table:table-cell>
          <table:table-cell table:style-name="ce1" office:value-type="float" office:value="575775005" calcext:value-type="float">
            <text:p>575775005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5-750-750/575775005-1.jpg?v=636893029718830000" xlink:type="simple">https://wongfood.vteximg.com.br/arquivos/ids/283565-750-750/575775005-1.jpg?v=6368930297188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1482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Pampers Premium Care Talla XG Paquete 28 unid</text:p>
          </table:table-cell>
          <table:table-cell table:style-name="ce1" office:value-type="float" office:value="570586004" calcext:value-type="float">
            <text:p>57058600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1-750-750/570586004-01-131052.jpg?v=636796296820230000" xlink:type="simple">https://wongfood.vteximg.com.br/arquivos/ids/261721-750-750/570586004-01-131052.jpg?v=6367962968202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483];['file:///home/hernan/Descargas/BD%20BabyPromo.xlsx'#$CodBabyPromo.$B$1:.$I$198];8;0)" office:value-type="string" office:string-value="x2000051" calcext:value-type="string">
            <text:p>x200005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Huggies Natural Care Niñas Talla M Paquete 60 unid</text:p>
          </table:table-cell>
          <table:table-cell table:style-name="ce1" office:value-type="float" office:value="535137001" calcext:value-type="float">
            <text:p>535137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53-750-750/535137001-01-6433.jpg?v=636730524350200000" xlink:type="simple">https://wongfood.vteximg.com.br/arquivos/ids/245653-750-750/535137001-01-6433.jpg?v=6367305243502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Metro</text:p>
          </table:table-cell>
          <table:table-cell table:formula="of:=VLOOKUP([.C1484];['file:///home/hernan/Descargas/BD%20BabyPromo.xlsx'#$CodBabyPromo.$B$1:.$I$198];8;0)" office:value-type="string" office:string-value="x2000088" calcext:value-type="string">
            <text:p>x200008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Huggies Natural Care Unisex Talla XXG Paquete 38 unid</text:p>
          </table:table-cell>
          <table:table-cell table:style-name="ce1" office:value-type="float" office:value="752967004" calcext:value-type="float">
            <text:p>7529670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5-750-750/Pañales-Huggies-Natural-Care-Cotto-Talla-XXG-Paquete-38-Unidades-1-36587137.jpg?v=6368704922296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1.90</text:p>
          </table:table-cell>
          <table:table-cell table:style-name="ce1" office:value-type="string" calcext:value-type="string">
            <text:p>Metro</text:p>
          </table:table-cell>
          <table:table-cell table:formula="of:=VLOOKUP([.C1485];['file:///home/hernan/Descargas/BD%20BabyPromo.xlsx'#$CodBabyPromo.$B$1:.$I$198];8;0)" office:value-type="string" office:string-value="x2000086" calcext:value-type="string">
            <text:p>x200008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Huggies Natural Care Unisex Talla XG Paquete 42 unid</text:p>
          </table:table-cell>
          <table:table-cell table:style-name="ce1" office:value-type="float" office:value="752967003" calcext:value-type="float">
            <text:p>752967003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4-750-750/Pañales-Huggies-Natural-Care-Cotton-Talla-XG-Paquete-42-Unidades-1-36587136.jpg?v=6368704922268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1.90</text:p>
          </table:table-cell>
          <table:table-cell table:style-name="ce1" office:value-type="string" calcext:value-type="string">
            <text:p>Metro</text:p>
          </table:table-cell>
          <table:table-cell table:formula="of:=VLOOKUP([.C1486];['file:///home/hernan/Descargas/BD%20BabyPromo.xlsx'#$CodBabyPromo.$B$1:.$I$198];8;0)" office:value-type="string" office:string-value="x2000085" calcext:value-type="string">
            <text:p>x200008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Huggies Natural Care Unisex Talla M Paquete 58 unid</text:p>
          </table:table-cell>
          <table:table-cell table:style-name="ce1" office:value-type="float" office:value="752967002" calcext:value-type="float">
            <text:p>7529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3-750-750/Pañales-Huggies-Natural-Care-Cotton-Talla-M-Paquete-58-Unidades-1-36587135.jpg?v=636870492224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1.90</text:p>
          </table:table-cell>
          <table:table-cell table:style-name="ce1" office:value-type="string" calcext:value-type="string">
            <text:p>Metro</text:p>
          </table:table-cell>
          <table:table-cell table:formula="of:=VLOOKUP([.C1487];['file:///home/hernan/Descargas/BD%20BabyPromo.xlsx'#$CodBabyPromo.$B$1:.$I$198];8;0)" office:value-type="string" office:string-value="x2000084" calcext:value-type="string">
            <text:p>x200008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Huggies Natural Care Unisex Talla G Paquete 52 unid</text:p>
          </table:table-cell>
          <table:table-cell table:style-name="ce1" office:value-type="float" office:value="752967001" calcext:value-type="float">
            <text:p>752967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2-750-750/Pañales-Huggies-Natural-Care-Cotton-Talla-G-Paquete-52-Unidades-1-36587134.jpg?v=6368704922224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1.90</text:p>
          </table:table-cell>
          <table:table-cell table:style-name="ce1" office:value-type="string" calcext:value-type="string">
            <text:p>Metro</text:p>
          </table:table-cell>
          <table:table-cell table:formula="of:=VLOOKUP([.C1488];['file:///home/hernan/Descargas/BD%20BabyPromo.xlsx'#$CodBabyPromo.$B$1:.$I$198];8;0)" office:value-type="string" office:string-value="x2000083" calcext:value-type="string">
            <text:p>x2000083</text:p>
          </table:table-cell>
          <table:table-cell table:number-columns-repeated="1015"/>
        </table:table-row>
        <table:table-row table:style-name="ro1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Babysec Premium Talla XXG Paquete 84 unid</text:p>
          </table:table-cell>
          <table:table-cell table:style-name="ce1" office:value-type="float" office:value="738809" calcext:value-type="float">
            <text:p>738809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50-750-750/738809-1.jpg?v=636893018018500000" xlink:type="simple">https://wongfood.vteximg.com.br/arquivos/ids/283550-750-750/738809-1.jpg?v=6368930180185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Metro</text:p>
          </table:table-cell>
          <table:table-cell table:formula="of:=VLOOKUP([.C1489];['file:///home/hernan/Descargas/BD%20BabyPromo.xlsx'#$CodBabyPromo.$B$1:.$I$198];8;0)" office:value-type="string" office:string-value="x2000016" calcext:value-type="string">
            <text:p>x200001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Pampers Confort Sec Talla XXG Paquete 44 unid</text:p>
          </table:table-cell>
          <table:table-cell table:style-name="ce1" office:value-type="float" office:value="735461" calcext:value-type="float">
            <text:p>73546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75961-750-750/Pañales-para-Bebe-Pampers-Confort-Sec-Talla-XXG-Paquete-44-unid-1-17194629.jpg?v=6368585042992300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490];['file:///home/hernan/Descargas/BD%20BabyPromo.xlsx'#$CodBabyPromo.$B$1:.$I$198];8;0)" office:value-type="string" office:string-value="x2000013" calcext:value-type="string">
            <text:p>x200001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Pampers Premium Care Talla P Paquete 36 unid</text:p>
          </table:table-cell>
          <table:table-cell table:style-name="ce1" office:value-type="float" office:value="735462" calcext:value-type="float">
            <text:p>73546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67213-750-750/Pañales-para-Bebe-Pampers-Premium-Care-Talla-P-Paquete-36-unid-1-17194630.jpg?v=6368257803825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6.90</text:p>
          </table:table-cell>
          <table:table-cell table:style-name="ce1" office:value-type="string" calcext:value-type="string">
            <text:p>Metro</text:p>
          </table:table-cell>
          <table:table-cell table:formula="of:=VLOOKUP([.C1491];['file:///home/hernan/Descargas/BD%20BabyPromo.xlsx'#$CodBabyPromo.$B$1:.$I$198];8;0)" office:value-type="string" office:string-value="x2000014" calcext:value-type="string">
            <text:p>x200001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Huggies Active Sec Ajuste Perfecto Talla M Paquete 24 Unidades</text:p>
          </table:table-cell>
          <table:table-cell table:style-name="ce1" office:value-type="float" office:value="727568" calcext:value-type="float">
            <text:p>72756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5427-750-750/727568-1.jpg?v=636771375287800000" xlink:type="simple">https://wongfood.vteximg.com.br/arquivos/ids/255427-750-750/727568-1.jpg?v=6367713752878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1492];['file:///home/hernan/Descargas/BD%20BabyPromo.xlsx'#$CodBabyPromo.$B$1:.$I$198];8;0)" office:value-type="string" office:string-value="x2000012" calcext:value-type="string">
            <text:p>x200001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Huggies Active Sec Talla XXG Paquete 88 unid</text:p>
          </table:table-cell>
          <table:table-cell table:style-name="ce1" office:value-type="float" office:value="732128004" calcext:value-type="float">
            <text:p>732128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3-750-750/732128004-1.jpg?v=636747910463400000" xlink:type="simple">https://wongfood.vteximg.com.br/arquivos/ids/250553-750-750/732128004-1.jpg?v=63674791046340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493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Huggies Active Sec Talla M Paquete 128 unid</text:p>
          </table:table-cell>
          <table:table-cell table:style-name="ce1" office:value-type="float" office:value="732128002" calcext:value-type="float">
            <text:p>732128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1-750-750/732128002-1.jpg?v=636747909770670000" xlink:type="simple">https://wongfood.vteximg.com.br/arquivos/ids/250551-750-750/732128002-1.jpg?v=63674790977067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494];['file:///home/hernan/Descargas/BD%20BabyPromo.xlsx'#$CodBabyPromo.$B$1:.$I$198];8;0)" office:value-type="string" office:string-value="x2000080" calcext:value-type="string">
            <text:p>x200008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Huggies Natural Care Primeros 100 Días Talla RN Paquete 60 unid</text:p>
          </table:table-cell>
          <table:table-cell table:style-name="ce1" office:value-type="float" office:value="546460" calcext:value-type="float">
            <text:p>546460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7061-750-750/Pañales-Huggies-Primeros-Dias-Recien-Nacido-Unisex-Paquete-60-Unidades-1-179057.jpg?v=6367357089430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495];['file:///home/hernan/Descargas/BD%20BabyPromo.xlsx'#$CodBabyPromo.$B$1:.$I$198];8;0)" office:value-type="string" office:string-value="x2000004" calcext:value-type="string">
            <text:p>x200000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Huggies Active Sec Ajuste Perfecto Talla G Paquete 28 unid</text:p>
          </table:table-cell>
          <table:table-cell table:style-name="ce1" office:value-type="float" office:value="727567002" calcext:value-type="float">
            <text:p>7275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6-750-750/Pañales-Huggies-Active-Sec-Ajuste-Perfecto-Talla-G-Paquete-28-Und-1-14376552.jpg?v=6367246932086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1496];['file:///home/hernan/Descargas/BD%20BabyPromo.xlsx'#$CodBabyPromo.$B$1:.$I$198];8;0)" office:value-type="string" office:string-value="x2000076" calcext:value-type="string">
            <text:p>x200007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Huggies Natural Care Niñas Talla XXG Paquete 38 unid</text:p>
          </table:table-cell>
          <table:table-cell table:style-name="ce1" office:value-type="float" office:value="727565002" calcext:value-type="float">
            <text:p>727565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3-750-750/Pañales-Huggies-Hiperpack-Natural-Care-Niña-XXG-Paquete-38-Unidades-1-14376548.jpg?v=6367005063005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Metro</text:p>
          </table:table-cell>
          <table:table-cell table:formula="of:=VLOOKUP([.C1497];['file:///home/hernan/Descargas/BD%20BabyPromo.xlsx'#$CodBabyPromo.$B$1:.$I$198];8;0)" office:value-type="string" office:string-value="x2000073" calcext:value-type="string">
            <text:p>x200007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Huggies Natural Care Niñas Talla XG Paquete 42 unid</text:p>
          </table:table-cell>
          <table:table-cell table:style-name="ce1" office:value-type="float" office:value="727565001" calcext:value-type="float">
            <text:p>727565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2-750-750/Pañales-Huggies-Hiperpack-Natural-Care-Niña-XG-Paquete-42-Unidades-1-14376547.jpg?v=6367005062976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Metro</text:p>
          </table:table-cell>
          <table:table-cell table:formula="of:=VLOOKUP([.C1498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Ninet Talla XL Paquete 52 unid</text:p>
          </table:table-cell>
          <table:table-cell table:style-name="ce1" office:value-type="float" office:value="702188003" calcext:value-type="float">
            <text:p>702188003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2-750-750/Pañales-Hiperpack-Ninet-Talla-XL-Paquete-52-Unidades-1-154821.jpg?v=6367538528368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499];['file:///home/hernan/Descargas/BD%20BabyPromo.xlsx'#$CodBabyPromo.$B$1:.$I$198];8;0)" office:value-type="string" office:string-value="x2000065" calcext:value-type="string">
            <text:p>x200006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Ninet Talla L Paquete 64 unid</text:p>
          </table:table-cell>
          <table:table-cell table:style-name="ce1" office:value-type="float" office:value="702188002" calcext:value-type="float">
            <text:p>702188002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1-750-750/Pañales-Hiperpack-Ninet-Talla-L-Paquete-64-Unidades-1-154820.jpg?v=6367538528309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500];['file:///home/hernan/Descargas/BD%20BabyPromo.xlsx'#$CodBabyPromo.$B$1:.$I$198];8;0)" office:value-type="string" office:string-value="x2000064" calcext:value-type="string">
            <text:p>x200006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Ninet Talla M Paquete 72 unid</text:p>
          </table:table-cell>
          <table:table-cell table:style-name="ce1" office:value-type="float" office:value="702188001" calcext:value-type="float">
            <text:p>702188001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0-750-750/Pañales-Hiperpack-Ninet-Talla-M-Paquete-72-Unidades-1-154819.jpg?v=6367538528260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501];['file:///home/hernan/Descargas/BD%20BabyPromo.xlsx'#$CodBabyPromo.$B$1:.$I$198];8;0)" office:value-type="string" office:string-value="x2000063" calcext:value-type="string">
            <text:p>x2000063</text:p>
          </table:table-cell>
          <table:table-cell table:number-columns-repeated="1015"/>
        </table:table-row>
        <table:table-row table:style-name="ro1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Babysec Premium Talla XG Paquete 104 unid</text:p>
          </table:table-cell>
          <table:table-cell table:style-name="ce1" office:value-type="float" office:value="717209001" calcext:value-type="float">
            <text:p>717209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6-750-750/717209001-1.jpg?v=636893029988600000" xlink:type="simple">https://wongfood.vteximg.com.br/arquivos/ids/283566-750-750/717209001-1.jpg?v=6368930299886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Metro</text:p>
          </table:table-cell>
          <table:table-cell table:formula="of:=VLOOKUP([.C1502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Pampers Confort Sec Talla XG Paquete 28 unid</text:p>
          </table:table-cell>
          <table:table-cell table:style-name="ce1" office:value-type="float" office:value="570587004" calcext:value-type="float">
            <text:p>570587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5-750-750/Pañales-Pampers-Mega-Confort-Sec-Talla-XG-Paquete-28-Unidades-1-219575.jpg?v=636707203030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1503];['file:///home/hernan/Descargas/BD%20BabyPromo.xlsx'#$CodBabyPromo.$B$1:.$I$198];8;0)" office:value-type="string" office:string-value="x2000055" calcext:value-type="string">
            <text:p>x200005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Pampers Confort Sec Talla XXG Paquete 28 unid</text:p>
          </table:table-cell>
          <table:table-cell table:style-name="ce1" office:value-type="float" office:value="570587003" calcext:value-type="float">
            <text:p>57058700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3-750-750/Pañales-Pampers-Mega-Confort-Sec-Talla-XXG-Paquete-28-Unidades-1-219574.jpg?v=6367072030224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1504];['file:///home/hernan/Descargas/BD%20BabyPromo.xlsx'#$CodBabyPromo.$B$1:.$I$198];8;0)" office:value-type="string" office:string-value="x2000054" calcext:value-type="string">
            <text:p>x200005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Pampers Confort Sec Talla G Paquete 34 unid</text:p>
          </table:table-cell>
          <table:table-cell table:style-name="ce1" office:value-type="float" office:value="570587002" calcext:value-type="float">
            <text:p>570587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1-750-750/Pañales-Pampers-Mega-Confort-Sec-Talla-G-Paquete-34-Unidades-1-219573.jpg?v=6367072030140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1505];['file:///home/hernan/Descargas/BD%20BabyPromo.xlsx'#$CodBabyPromo.$B$1:.$I$198];8;0)" office:value-type="string" office:string-value="x2000053" calcext:value-type="string">
            <text:p>x200005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Ecológicos para Bebé Bio Baby Talla XG Paquete 34 unid</text:p>
          </table:table-cell>
          <table:table-cell table:style-name="ce1" office:value-type="float" office:value="716175" calcext:value-type="float">
            <text:p>716175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6-750-750/Pañales-Bio-Baby-XGrande-paquete-34-unidades-Pañales-Bio-Baby-XGrandre-paquete-34-unidades--1-219457.jpg?v=636597792561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506];['file:///home/hernan/Descargas/BD%20BabyPromo.xlsx'#$CodBabyPromo.$B$1:.$I$198];8;0)" office:value-type="string" office:string-value="x2000010" calcext:value-type="string">
            <text:p>x200001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Ecológicos para Bebé Bio Baby Talla G Paquete 38 unid</text:p>
          </table:table-cell>
          <table:table-cell table:style-name="ce1" office:value-type="float" office:value="716174" calcext:value-type="float">
            <text:p>716174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5-750-750/Pañales-Bio-Baby-Grande-paquete-38-unidades-1-219456.jpg?v=636597792558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507];['file:///home/hernan/Descargas/BD%20BabyPromo.xlsx'#$CodBabyPromo.$B$1:.$I$198];8;0)" office:value-type="string" office:string-value="x2000009" calcext:value-type="string">
            <text:p>x200000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Ecológicos para Bebé Bio Baby Talla M Paquete 38 unid</text:p>
          </table:table-cell>
          <table:table-cell table:style-name="ce1" office:value-type="float" office:value="716173" calcext:value-type="float">
            <text:p>716173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4-750-750/Pañales-Bio-Baby-Mediano-paquete-38-unidades-Pañales-Bio-Baby-mediano-paquete-38-unidades-1-219455.jpg?v=6365977925535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508];['file:///home/hernan/Descargas/BD%20BabyPromo.xlsx'#$CodBabyPromo.$B$1:.$I$198];8;0)" office:value-type="string" office:string-value="x2000008" calcext:value-type="string">
            <text:p>x200000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Huggies Active Sec Talla XXG Paquete 44 unid</text:p>
          </table:table-cell>
          <table:table-cell table:style-name="ce1" office:value-type="float" office:value="717431004" calcext:value-type="float">
            <text:p>717431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4-750-750/717431004-01-237366.jpg?v=636730525559330000" xlink:type="simple">https://wongfood.vteximg.com.br/arquivos/ids/245674-750-750/717431004-01-237366.jpg?v=6367305255593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Metro</text:p>
          </table:table-cell>
          <table:table-cell table:formula="of:=VLOOKUP([.C1509];['file:///home/hernan/Descargas/BD%20BabyPromo.xlsx'#$CodBabyPromo.$B$1:.$I$198];8;0)" office:value-type="string" office:string-value="x2000071" calcext:value-type="string">
            <text:p>x200007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Huggies Active Sec Talla XG Paquete 48 unid</text:p>
          </table:table-cell>
          <table:table-cell table:style-name="ce1" office:value-type="float" office:value="717431003" calcext:value-type="float">
            <text:p>717431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3-750-750/717431003-01-237365.jpg?v=636730525551970000" xlink:type="simple">https://wongfood.vteximg.com.br/arquivos/ids/245673-750-750/717431003-01-237365.jpg?v=63673052555197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4.90</text:p>
          </table:table-cell>
          <table:table-cell table:style-name="ce1" office:value-type="string" calcext:value-type="string">
            <text:p>Metro</text:p>
          </table:table-cell>
          <table:table-cell table:formula="of:=VLOOKUP([.C1510];['file:///home/hernan/Descargas/BD%20BabyPromo.xlsx'#$CodBabyPromo.$B$1:.$I$198];8;0)" office:value-type="string" office:string-value="x2000070" calcext:value-type="string">
            <text:p>x200007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Huggies Active Sec Talla M Paquete 64 unid</text:p>
          </table:table-cell>
          <table:table-cell table:style-name="ce1" office:value-type="float" office:value="717431001" calcext:value-type="float">
            <text:p>717431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1-750-750/717431001-01-237363.jpg?v=636730525542400000" xlink:type="simple">https://wongfood.vteximg.com.br/arquivos/ids/245671-750-750/717431001-01-237363.jpg?v=6367305255424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4.90</text:p>
          </table:table-cell>
          <table:table-cell table:style-name="ce1" office:value-type="string" calcext:value-type="string">
            <text:p>Metro</text:p>
          </table:table-cell>
          <table:table-cell table:formula="of:=VLOOKUP([.C1511];['file:///home/hernan/Descargas/BD%20BabyPromo.xlsx'#$CodBabyPromo.$B$1:.$I$198];8;0)" office:value-type="string" office:string-value="x2000068" calcext:value-type="string">
            <text:p>x200006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Huggies Active Sec Talla G Paquete 58 unid</text:p>
          </table:table-cell>
          <table:table-cell table:style-name="ce1" office:value-type="float" office:value="717431002" calcext:value-type="float">
            <text:p>717431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2-750-750/717431002-01-237364.jpg?v=636730525547600000" xlink:type="simple">https://wongfood.vteximg.com.br/arquivos/ids/245672-750-750/717431002-01-237364.jpg?v=636730525547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4.90</text:p>
          </table:table-cell>
          <table:table-cell table:style-name="ce1" office:value-type="string" calcext:value-type="string">
            <text:p>Metro</text:p>
          </table:table-cell>
          <table:table-cell table:formula="of:=VLOOKUP([.C1512];['file:///home/hernan/Descargas/BD%20BabyPromo.xlsx'#$CodBabyPromo.$B$1:.$I$198];8;0)" office:value-type="string" office:string-value="x2000069" calcext:value-type="string">
            <text:p>x200006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Pampers Juegos y Sueños Talla P Paquete 32 unid</text:p>
          </table:table-cell>
          <table:table-cell table:style-name="ce1" office:value-type="float" office:value="568073" calcext:value-type="float">
            <text:p>56807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4-750-750/Pañal-Pampers-Juegos-y-Sueños-Talla-P-Paquete-32-Unidades-1-218879.jpg?v=636596496622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1.60</text:p>
          </table:table-cell>
          <table:table-cell table:style-name="ce1" office:value-type="string" calcext:value-type="string">
            <text:p>Metro</text:p>
          </table:table-cell>
          <table:table-cell table:formula="of:=VLOOKUP([.C1513];['file:///home/hernan/Descargas/BD%20BabyPromo.xlsx'#$CodBabyPromo.$B$1:.$I$198];8;0)" office:value-type="string" office:string-value="x2000005" calcext:value-type="string">
            <text:p>x200000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Pampers Juegos y Sueños Talla XG Paquete 42 unid</text:p>
          </table:table-cell>
          <table:table-cell table:style-name="ce1" office:value-type="float" office:value="568094002" calcext:value-type="float">
            <text:p>568094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6-750-750/Pañal-Pampers-Juego-y-Sueños-Talla-XG-Paquete-42-Unidades-1-183395.jpg?v=63659649663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1514];['file:///home/hernan/Descargas/BD%20BabyPromo.xlsx'#$CodBabyPromo.$B$1:.$I$198];8;0)" office:value-type="string" office:string-value="x2000048" calcext:value-type="string">
            <text:p>x2000048</text:p>
          </table:table-cell>
          <table:table-cell table:number-columns-repeated="1015"/>
        </table:table-row>
        <table:table-row table:style-name="ro1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Babysec Super Premium Talla XG Paquete 46 unid</text:p>
          </table:table-cell>
          <table:table-cell table:style-name="ce1" office:value-type="float" office:value="575775004" calcext:value-type="float">
            <text:p>575775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4-750-750/575775004-1.jpg?v=636893029433470000" xlink:type="simple">https://wongfood.vteximg.com.br/arquivos/ids/283564-750-750/575775004-1.jpg?v=63689302943347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1515];['file:///home/hernan/Descargas/BD%20BabyPromo.xlsx'#$CodBabyPromo.$B$1:.$I$198];8;0)" office:value-type="string" office:string-value="x2000061" calcext:value-type="string">
            <text:p>x2000061</text:p>
          </table:table-cell>
          <table:table-cell table:number-columns-repeated="1015"/>
        </table:table-row>
        <table:table-row table:style-name="ro1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Babysec Super Premium Talla G Paquete 56 unid</text:p>
          </table:table-cell>
          <table:table-cell table:style-name="ce1" office:value-type="float" office:value="575775003" calcext:value-type="float">
            <text:p>575775003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3-750-750/575775003-1.jpg?v=636893029144300000" xlink:type="simple">https://wongfood.vteximg.com.br/arquivos/ids/283563-750-750/575775003-1.jpg?v=6368930291443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1516];['file:///home/hernan/Descargas/BD%20BabyPromo.xlsx'#$CodBabyPromo.$B$1:.$I$198];8;0)" office:value-type="string" office:string-value="x2000060" calcext:value-type="string">
            <text:p>x2000060</text:p>
          </table:table-cell>
          <table:table-cell table:number-columns-repeated="1015"/>
        </table:table-row>
        <table:table-row table:style-name="ro1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Babysec Super Premium Talla M Paquete 62 unid</text:p>
          </table:table-cell>
          <table:table-cell table:style-name="ce1" office:value-type="float" office:value="575775002" calcext:value-type="float">
            <text:p>575775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2-750-750/575775002-1.jpg?v=636893028876770000" xlink:type="simple">https://wongfood.vteximg.com.br/arquivos/ids/283562-750-750/575775002-1.jpg?v=63689302887677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1517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Babysec Super Premium Talla P Paquete 68 unid</text:p>
          </table:table-cell>
          <table:table-cell table:style-name="ce1" office:value-type="float" office:value="575775001" calcext:value-type="float">
            <text:p>575775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0-750-750/575775001-1.jpg?v=636893028526670000" xlink:type="simple">https://wongfood.vteximg.com.br/arquivos/ids/283560-750-750/575775001-1.jpg?v=63689302852667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1518];['file:///home/hernan/Descargas/BD%20BabyPromo.xlsx'#$CodBabyPromo.$B$1:.$I$198];8;0)" office:value-type="string" office:string-value="x2000058" calcext:value-type="string">
            <text:p>x200005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519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Pampers Premium Care Talla G Paquete 34 unid</text:p>
          </table:table-cell>
          <table:table-cell table:style-name="ce1" office:value-type="float" office:value="570586003" calcext:value-type="float">
            <text:p>57058600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0-750-750/570586003-01-131051.jpg?v=636796296802100000" xlink:type="simple">https://wongfood.vteximg.com.br/arquivos/ids/261720-750-750/570586003-01-131051.jpg?v=6367962968021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520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Pampers Premium Care Talla M Paquete 40 unid</text:p>
          </table:table-cell>
          <table:table-cell table:style-name="ce1" office:value-type="float" office:value="570586002" calcext:value-type="float">
            <text:p>570586002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19-750-750/570586002-01-131050.jpg?v=636796296761800000" xlink:type="simple">https://wongfood.vteximg.com.br/arquivos/ids/261719-750-750/570586002-01-131050.jpg?v=6367962967618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521];['file:///home/hernan/Descargas/BD%20BabyPromo.xlsx'#$CodBabyPromo.$B$1:.$I$198];8;0)" office:value-type="string" office:string-value="x2000089" calcext:value-type="string">
            <text:p>x200008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Pampers Confort Sec Talla XG Paquete 48 unid</text:p>
          </table:table-cell>
          <table:table-cell table:style-name="ce1" office:value-type="float" office:value="570588002" calcext:value-type="float">
            <text:p>570588002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4-750-750/frontal-118600.jpg?v=636796296849500000" xlink:type="simple">https://wongfood.vteximg.com.br/arquivos/ids/261724-750-750/frontal-118600.jpg?v=636796296849500000</text:a>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522];['file:///home/hernan/Descargas/BD%20BabyPromo.xlsx'#$CodBabyPromo.$B$1:.$I$198];8;0)" office:value-type="string" office:string-value="x2000057" calcext:value-type="string">
            <text:p>x200005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Pampers Confort Sec Talla M Paquete 72 unid</text:p>
          </table:table-cell>
          <table:table-cell table:style-name="ce1" office:value-type="float" office:value="570588001" calcext:value-type="float">
            <text:p>570588001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5-750-750/frontal-118599.jpg?v=636796296855600000" xlink:type="simple">https://wongfood.vteximg.com.br/arquivos/ids/261725-750-750/frontal-118599.jpg?v=636796296855600000</text:a>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523];['file:///home/hernan/Descargas/BD%20BabyPromo.xlsx'#$CodBabyPromo.$B$1:.$I$198];8;0)" office:value-type="string" office:string-value="x2000056" calcext:value-type="string">
            <text:p>x200005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Pampers Confort Sec Talla P Paquete 46 unid</text:p>
          </table:table-cell>
          <table:table-cell table:style-name="ce1" office:value-type="float" office:value="570584" calcext:value-type="float">
            <text:p>57058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3-750-750/frontal-118598.jpg?v=636796296844330000" xlink:type="simple">https://wongfood.vteximg.com.br/arquivos/ids/261723-750-750/frontal-118598.jpg?v=6367962968443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6.50</text:p>
          </table:table-cell>
          <table:table-cell table:style-name="ce1" office:value-type="string" calcext:value-type="string">
            <text:p>Metro</text:p>
          </table:table-cell>
          <table:table-cell table:formula="of:=VLOOKUP([.C1524];['file:///home/hernan/Descargas/BD%20BabyPromo.xlsx'#$CodBabyPromo.$B$1:.$I$198];8;0)" office:value-type="string" office:string-value="x2000007" calcext:value-type="string">
            <text:p>x200000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Pampers Confort Sec Talla G Paquete 60 unid</text:p>
          </table:table-cell>
          <table:table-cell table:style-name="ce1" office:value-type="float" office:value="570583" calcext:value-type="float">
            <text:p>57058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18-750-750/570583-01-118597.jpg?v=636796296756170000" xlink:type="simple">https://wongfood.vteximg.com.br/arquivos/ids/261718-750-750/570583-01-118597.jpg?v=636796296756170000</text:a>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525];['file:///home/hernan/Descargas/BD%20BabyPromo.xlsx'#$CodBabyPromo.$B$1:.$I$198];8;0)" office:value-type="string" office:string-value="x2000006" calcext:value-type="string">
            <text:p>x200000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Huggies Natural Care Primeros 100 Días Talla PR Paquete 30 unid</text:p>
          </table:table-cell>
          <table:table-cell table:style-name="ce1" office:value-type="float" office:value="375804" calcext:value-type="float">
            <text:p>3758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163284-750-750/PAÑAL-HUGGIES--REC-NAC-PREMATURO-X30-UN-PAÑAL-HUGGI-REC-NA-1-76797.jpg?v=636409947018830000</text:p>
          </table:table-cell>
          <table:table-cell table:style-name="ce1" office:value-type="string" calcext:value-type="string">
            <text:p>S/. 18.10</text:p>
          </table:table-cell>
          <table:table-cell table:style-name="ce1" office:value-type="string" calcext:value-type="string">
            <text:p>S/. 17.80</text:p>
          </table:table-cell>
          <table:table-cell table:style-name="ce1" office:value-type="string" calcext:value-type="string">
            <text:p>Metro</text:p>
          </table:table-cell>
          <table:table-cell table:formula="of:=VLOOKUP([.C1526];['file:///home/hernan/Descargas/BD%20BabyPromo.xlsx'#$CodBabyPromo.$B$1:.$I$198];8;0)" office:value-type="string" office:string-value="x2000001" calcext:value-type="string">
            <text:p>x200000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Huggies Natural Care Primeros 100 Días Talla P Paquete 30 unid</text:p>
          </table:table-cell>
          <table:table-cell table:style-name="ce1" office:value-type="float" office:value="534674" calcext:value-type="float">
            <text:p>53467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31601-750-750/534674-01-73631.jpg?v=636670152536730000" xlink:type="simple">https://wongfood.vteximg.com.br/arquivos/ids/231601-750-750/534674-01-73631.jpg?v=6366701525367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1527];['file:///home/hernan/Descargas/BD%20BabyPromo.xlsx'#$CodBabyPromo.$B$1:.$I$198];8;0)" office:value-type="string" office:string-value="x2000003" calcext:value-type="string">
            <text:p>x2000003</text:p>
          </table:table-cell>
          <table:table-cell table:number-columns-repeated="1015"/>
        </table:table-row>
        <table:table-row table:style-name="ro1">
          <table:table-cell table:style-name="ce1" office:value-type="float" office:value="201942" calcext:value-type="float">
            <text:p>201942</text:p>
          </table:table-cell>
          <table:table-cell table:style-name="ce1" office:value-type="string" calcext:value-type="string">
            <text:p>Pañales para Bebé Babysec Premium RN Paquete 20 unid</text:p>
          </table:table-cell>
          <table:table-cell table:style-name="ce1" office:value-type="float" office:value="402158" calcext:value-type="float">
            <text:p>402158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32-750-750/402158-1.jpg?v=636893010411370000" xlink:type="simple">https://wongfood.vteximg.com.br/arquivos/ids/283532-750-750/402158-1.jpg?v=6368930104113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0.10</text:p>
          </table:table-cell>
          <table:table-cell table:style-name="ce1" office:value-type="string" calcext:value-type="string">
            <text:p>Metro</text:p>
          </table:table-cell>
          <table:table-cell table:formula="of:=VLOOKUP([.C1528];['file:///home/hernan/Descargas/BD%20BabyPromo.xlsx'#$CodBabyPromo.$B$1:.$I$198];8;0)" office:value-type="string" office:string-value="x2000093" calcext:value-type="string">
            <text:p>x200009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HUGGIES Natural Care Talla XG Paquete 42un</text:p>
          </table:table-cell>
          <table:table-cell table:style-name="ce1" office:value-type="float" office:value="20148267" calcext:value-type="float">
            <text:p>20148267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93-450-450/20148267.jpg?v=636754612854530000" xlink:type="simple">https://plazavea.vteximg.com.br/arquivos/ids/203493-450-450/20148267.jpg?v=63675461285453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529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BABYSEC Premium Talla XXG Superpack Paquete 96un</text:p>
          </table:table-cell>
          <table:table-cell table:style-name="ce1" office:value-type="float" office:value="20141311" calcext:value-type="float">
            <text:p>2014131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37-450-450/20141311.jpg?v=636893252838000000" xlink:type="simple">https://plazavea.vteximg.com.br/arquivos/ids/213237-450-450/20141311.jpg?v=636893252838000000</text:a></text:p>
          </table:table-cell>
          <table:table-cell table:style-name="ce1" office:value-type="string" calcext:value-type="string">
            <text:p>S/ 75.50</text:p>
          </table:table-cell>
          <table:table-cell table:style-name="ce1" office:value-type="string" calcext:value-type="string">
            <text:p>S/ 69.50</text:p>
          </table:table-cell>
          <table:table-cell table:style-name="ce1" office:value-type="string" calcext:value-type="string">
            <text:p>Vea</text:p>
          </table:table-cell>
          <table:table-cell table:formula="of:=VLOOKUP([.C1530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PAMPERS Premium Care Talla XXG Megapack Paquete 60un</text:p>
          </table:table-cell>
          <table:table-cell table:style-name="ce1" office:value-type="float" office:value="20138540" calcext:value-type="float">
            <text:p>20138540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09670-450-450/20138540.jpg?v=636850692632300000" xlink:type="simple">https://plazavea.vteximg.com.br/arquivos/ids/209670-450-450/20138540.jpg?v=6368506926323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59.90</text:p>
          </table:table-cell>
          <table:table-cell table:style-name="ce1" office:value-type="string" calcext:value-type="string">
            <text:p>Vea</text:p>
          </table:table-cell>
          <table:table-cell table:formula="of:=VLOOKUP([.C1531];['file:///home/hernan/Descargas/BD%20BabyPromo.xlsx'#$CodBabyPromo.$B$1:.$I$198];8;0)" office:value-type="string" office:string-value="x2000027" calcext:value-type="string">
            <text:p>x200002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HUGGIES Natural Care Niño Talla G Megapack Paquete 112un</text:p>
          </table:table-cell>
          <table:table-cell table:style-name="ce1" office:value-type="float" office:value="20130647" calcext:value-type="float">
            <text:p>20130647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7-450-450/20130647.jpg?v=636444689795400000" xlink:type="simple">https://plazavea.vteximg.com.br/arquivos/ids/192287-450-450/20130647.jpg?v=6364446897954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75.90</text:p>
          </table:table-cell>
          <table:table-cell table:style-name="ce1" office:value-type="string" calcext:value-type="string">
            <text:p>Vea</text:p>
          </table:table-cell>
          <table:table-cell table:formula="of:=VLOOKUP([.C1532];['file:///home/hernan/Descargas/BD%20BabyPromo.xlsx'#$CodBabyPromo.$B$1:.$I$198];8;0)" office:value-type="string" office:string-value="x2000025" calcext:value-type="string">
            <text:p>x200002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HUGGIES Natural Care Ajuste Perfecto Hiper Niño Talla XXG Paquete 36un</text:p>
          </table:table-cell>
          <table:table-cell table:style-name="ce1" office:value-type="float" office:value="20110704" calcext:value-type="float">
            <text:p>201107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9-450-450/20110704.jpg?v=636701036323100000" xlink:type="simple">https://plazavea.vteximg.com.br/arquivos/ids/201829-450-450/20110704.jpg?v=6367010363231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533];['file:///home/hernan/Descargas/BD%20BabyPromo.xlsx'#$CodBabyPromo.$B$1:.$I$198];8;0)" office:value-type="string" office:string-value="x2000022" calcext:value-type="string">
            <text:p>x200002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HUGGIES Natural Care Ajuste Perfecto Niño Talla XG Paquete 40un</text:p>
          </table:table-cell>
          <table:table-cell table:style-name="ce1" office:value-type="float" office:value="20110702" calcext:value-type="float">
            <text:p>201107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6-450-450/20110702.jpg?v=636701036307600000" xlink:type="simple">https://plazavea.vteximg.com.br/arquivos/ids/201826-450-450/20110702.jpg?v=6367010363076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534];['file:///home/hernan/Descargas/BD%20BabyPromo.xlsx'#$CodBabyPromo.$B$1:.$I$198];8;0)" office:value-type="string" office:string-value="x2000021" calcext:value-type="string">
            <text:p>x200002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BAMBO NATURE Talla XXG Paquete 22un</text:p>
          </table:table-cell>
          <table:table-cell table:style-name="ce1" office:value-type="float" office:value="20160925" calcext:value-type="float">
            <text:p>20160925</text:p>
          </table:table-cell>
          <table:table-cell table:style-name="ce1" office:value-type="string" calcext:value-type="string">
            <text:p>BAMBO NATURE</text:p>
          </table:table-cell>
          <table:table-cell table:style-name="ce2" office:value-type="string" calcext:value-type="string">
            <text:p><text:a xlink:href="https://plazavea.vteximg.com.br/arquivos/ids/213338-450-450/20160925.jpg?v=636893812145770000" xlink:type="simple">https://plazavea.vteximg.com.br/arquivos/ids/213338-450-450/20160925.jpg?v=63689381214577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1535];['file:///home/hernan/Descargas/BD%20BabyPromo.xlsx'#$CodBabyPromo.$B$1:.$I$198];8;0)" office:value-type="string" office:string-value="x2000039" calcext:value-type="string">
            <text:p>x200003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HUGGIES Active Sec Talla XXG Paquete 88un</text:p>
          </table:table-cell>
          <table:table-cell table:style-name="ce1" office:value-type="float" office:value="20159742" calcext:value-type="float">
            <text:p>2015974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56-450-450/20159742.jpg?v=636753802974630000" xlink:type="simple">https://plazavea.vteximg.com.br/arquivos/ids/203456-450-450/20159742.jpg?v=6367538029746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84.90</text:p>
          </table:table-cell>
          <table:table-cell table:style-name="ce1" office:value-type="string" calcext:value-type="string">
            <text:p>Vea</text:p>
          </table:table-cell>
          <table:table-cell table:formula="of:=VLOOKUP([.C1536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HUGGIES Natural Care Niño Talla XXG Paquete 38un</text:p>
          </table:table-cell>
          <table:table-cell table:style-name="ce1" office:value-type="float" office:value="20148265" calcext:value-type="float">
            <text:p>20148265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91-450-450/20148265.jpg?v=636754603859600000" xlink:type="simple">https://plazavea.vteximg.com.br/arquivos/ids/203491-450-450/20148265.jpg?v=6367546038596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7.90</text:p>
          </table:table-cell>
          <table:table-cell table:style-name="ce1" office:value-type="string" calcext:value-type="string">
            <text:p>Vea</text:p>
          </table:table-cell>
          <table:table-cell table:formula="of:=VLOOKUP([.C1537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BABYSEC Premium Talla G Superpack Paquete 64un</text:p>
          </table:table-cell>
          <table:table-cell table:style-name="ce1" office:value-type="float" office:value="20145311" calcext:value-type="float">
            <text:p>2014531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45-450-450/20145311.jpg?v=636893252902870000" xlink:type="simple">https://plazavea.vteximg.com.br/arquivos/ids/213245-450-450/20145311.jpg?v=63689325290287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538];['file:///home/hernan/Descargas/BD%20BabyPromo.xlsx'#$CodBabyPromo.$B$1:.$I$198];8;0)" office:value-type="string" office:string-value="x2000033" calcext:value-type="string">
            <text:p>x2000033</text:p>
          </table:table-cell>
          <table:table-cell table:number-columns-repeated="1015"/>
        </table:table-row>
        <table:table-row table:style-name="ro1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BABYSEC Premium Talla M Superpack Paquete 72un</text:p>
          </table:table-cell>
          <table:table-cell table:style-name="ce1" office:value-type="float" office:value="20145310" calcext:value-type="float">
            <text:p>2014531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44-450-450/20145310.jpg?v=636893252893130000" xlink:type="simple">https://plazavea.vteximg.com.br/arquivos/ids/213244-450-450/20145310.jpg?v=6368932528931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50</text:p>
          </table:table-cell>
          <table:table-cell table:style-name="ce1" office:value-type="string" calcext:value-type="string">
            <text:p>Vea</text:p>
          </table:table-cell>
          <table:table-cell table:formula="of:=VLOOKUP([.C1539];['file:///home/hernan/Descargas/BD%20BabyPromo.xlsx'#$CodBabyPromo.$B$1:.$I$198];8;0)" office:value-type="string" office:string-value="x2000032" calcext:value-type="string">
            <text:p>x2000032</text:p>
          </table:table-cell>
          <table:table-cell table:number-columns-repeated="1015"/>
        </table:table-row>
        <table:table-row table:style-name="ro1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BABYSEC Premium Talla XXG Superpack Paquete 48un</text:p>
          </table:table-cell>
          <table:table-cell table:style-name="ce1" office:value-type="float" office:value="20145312" calcext:value-type="float">
            <text:p>2014531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46-450-450/20145312.jpg?v=636893252909630000" xlink:type="simple">https://plazavea.vteximg.com.br/arquivos/ids/213246-450-450/20145312.jpg?v=636893252909630000</text:a>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S/ 38.50</text:p>
          </table:table-cell>
          <table:table-cell table:style-name="ce1" office:value-type="string" calcext:value-type="string">
            <text:p>Vea</text:p>
          </table:table-cell>
          <table:table-cell table:formula="of:=VLOOKUP([.C1540];['file:///home/hernan/Descargas/BD%20BabyPromo.xlsx'#$CodBabyPromo.$B$1:.$I$198];8;0)" office:value-type="string" office:string-value="x2000041" calcext:value-type="string">
            <text:p>x2000041</text:p>
          </table:table-cell>
          <table:table-cell table:number-columns-repeated="1015"/>
        </table:table-row>
        <table:table-row table:style-name="ro1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BABYSEC Super Premium Cuidado Total Talla M Paquete 62un</text:p>
          </table:table-cell>
          <table:table-cell table:style-name="ce1" office:value-type="float" office:value="20144827" calcext:value-type="float">
            <text:p>20144827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39-450-450/20144827.jpg?v=636893252854730000" xlink:type="simple">https://plazavea.vteximg.com.br/arquivos/ids/213239-450-450/20144827.jpg?v=6368932528547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39.50</text:p>
          </table:table-cell>
          <table:table-cell table:style-name="ce1" office:value-type="string" calcext:value-type="string">
            <text:p>Vea</text:p>
          </table:table-cell>
          <table:table-cell table:formula="of:=VLOOKUP([.C1541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BABYSEC Super Premium Cuidado Total Talla G Paquete 56un</text:p>
          </table:table-cell>
          <table:table-cell table:style-name="ce1" office:value-type="float" office:value="20144828" calcext:value-type="float">
            <text:p>20144828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40-450-450/20144828.jpg?v=636893252861270000" xlink:type="simple">https://plazavea.vteximg.com.br/arquivos/ids/213240-450-450/20144828.jpg?v=636893252861270000</text:a></text:p>
          </table:table-cell>
          <table:table-cell table:style-name="ce1" office:value-type="string" calcext:value-type="string">
            <text:p>S/ 40.50</text:p>
          </table:table-cell>
          <table:table-cell table:style-name="ce1" office:value-type="string" calcext:value-type="string">
            <text:p>S/ 38.50</text:p>
          </table:table-cell>
          <table:table-cell table:style-name="ce1" office:value-type="string" calcext:value-type="string">
            <text:p>Vea</text:p>
          </table:table-cell>
          <table:table-cell table:formula="of:=VLOOKUP([.C1542];['file:///home/hernan/Descargas/BD%20BabyPromo.xlsx'#$CodBabyPromo.$B$1:.$I$198];8;0)" office:value-type="string" office:string-value="x2000092" calcext:value-type="string">
            <text:p>x2000092</text:p>
          </table:table-cell>
          <table:table-cell table:number-columns-repeated="1015"/>
        </table:table-row>
        <table:table-row table:style-name="ro1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BABYSEC Premium Talla XG Superpack Paquete 104un</text:p>
          </table:table-cell>
          <table:table-cell table:style-name="ce1" office:value-type="float" office:value="20141310" calcext:value-type="float">
            <text:p>2014131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36-450-450/20141310.jpg?v=636893252828400000" xlink:type="simple">https://plazavea.vteximg.com.br/arquivos/ids/213236-450-450/20141310.jpg?v=636893252828400000</text:a></text:p>
          </table:table-cell>
          <table:table-cell table:style-name="ce1" office:value-type="string" calcext:value-type="string">
            <text:p>S/ 75.50</text:p>
          </table:table-cell>
          <table:table-cell table:style-name="ce1" office:value-type="string" calcext:value-type="string">
            <text:p>S/ 69.50</text:p>
          </table:table-cell>
          <table:table-cell table:style-name="ce1" office:value-type="string" calcext:value-type="string">
            <text:p>Vea</text:p>
          </table:table-cell>
          <table:table-cell table:formula="of:=VLOOKUP([.C1543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HUGGIES Natural Care Niña Talla G Megapack Paquete 112un</text:p>
          </table:table-cell>
          <table:table-cell table:style-name="ce1" office:value-type="float" office:value="20130556" calcext:value-type="float">
            <text:p>2013055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6-450-450/20130556.jpg?v=636444689780400000" xlink:type="simple">https://plazavea.vteximg.com.br/arquivos/ids/192286-450-450/20130556.jpg?v=6364446897804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75.90</text:p>
          </table:table-cell>
          <table:table-cell table:style-name="ce1" office:value-type="string" calcext:value-type="string">
            <text:p>Vea</text:p>
          </table:table-cell>
          <table:table-cell table:formula="of:=VLOOKUP([.C1544];['file:///home/hernan/Descargas/BD%20BabyPromo.xlsx'#$CodBabyPromo.$B$1:.$I$198];8;0)" office:value-type="string" office:string-value="x2000087" calcext:value-type="string">
            <text:p>x200008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PAMPERS Confort Sec Talla M Paquete 72un</text:p>
          </table:table-cell>
          <table:table-cell table:style-name="ce1" office:value-type="float" office:value="20129427" calcext:value-type="float">
            <text:p>20129427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09665-450-450/20129427.jpg?v=636850692588670000" xlink:type="simple">https://plazavea.vteximg.com.br/arquivos/ids/209665-450-450/20129427.jpg?v=63685069258867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41.90</text:p>
          </table:table-cell>
          <table:table-cell table:style-name="ce1" office:value-type="string" calcext:value-type="string">
            <text:p>Vea</text:p>
          </table:table-cell>
          <table:table-cell table:formula="of:=VLOOKUP([.C1545];['file:///home/hernan/Descargas/BD%20BabyPromo.xlsx'#$CodBabyPromo.$B$1:.$I$198];8;0)" office:value-type="string" office:string-value="x2000056" calcext:value-type="string">
            <text:p>x200005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PAMPERS Premium Care Talla G Paquete 34un</text:p>
          </table:table-cell>
          <table:table-cell table:style-name="ce1" office:value-type="float" office:value="20129414" calcext:value-type="float">
            <text:p>2012941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10687-450-450/20129414.jpg?v=636867025033100000" xlink:type="simple">https://plazavea.vteximg.com.br/arquivos/ids/210687-450-450/20129414.jpg?v=6368670250331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1546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PAMPERS Premium Care Talla XXG Paquete 28un</text:p>
          </table:table-cell>
          <table:table-cell table:style-name="ce1" office:value-type="float" office:value="20129416" calcext:value-type="float">
            <text:p>20129416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10689-450-450/20129416.jpg?v=636867025045200000" xlink:type="simple">https://plazavea.vteximg.com.br/arquivos/ids/210689-450-450/20129416.jpg?v=6368670250452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1547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HUGGIES Natural Care Ajuste Perfecto Niña Talla G Paquete 50un</text:p>
          </table:table-cell>
          <table:table-cell table:style-name="ce1" office:value-type="float" office:value="20110694" calcext:value-type="float">
            <text:p>2011069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5-450-450/20110694.jpg?v=636701036301470000" xlink:type="simple">https://plazavea.vteximg.com.br/arquivos/ids/201825-450-450/20110694.jpg?v=63670103630147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Vea</text:p>
          </table:table-cell>
          <table:table-cell table:formula="of:=VLOOKUP([.C1548];['file:///home/hernan/Descargas/BD%20BabyPromo.xlsx'#$CodBabyPromo.$B$1:.$I$198];8;0)" office:value-type="string" office:string-value="x2000091" calcext:value-type="string">
            <text:p>x200009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HUGGIES Natural Care Ajuste Perfecto Niña Talla XXG Paquete 36un</text:p>
          </table:table-cell>
          <table:table-cell table:style-name="ce1" office:value-type="float" office:value="20110698" calcext:value-type="float">
            <text:p>2011069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8-450-450/20110698.jpg?v=636701036316370000" xlink:type="simple">https://plazavea.vteximg.com.br/arquivos/ids/201828-450-450/20110698.jpg?v=63670103631637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7.90</text:p>
          </table:table-cell>
          <table:table-cell table:style-name="ce1" office:value-type="string" calcext:value-type="string">
            <text:p>Vea</text:p>
          </table:table-cell>
          <table:table-cell table:formula="of:=VLOOKUP([.C1549];['file:///home/hernan/Descargas/BD%20BabyPromo.xlsx'#$CodBabyPromo.$B$1:.$I$198];8;0)" office:value-type="string" office:string-value="x2000044" calcext:value-type="string">
            <text:p>x200004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HUGGIES Natural Care Ajuste Perfecto Niña Talla XG Paquete 40un</text:p>
          </table:table-cell>
          <table:table-cell table:style-name="ce1" office:value-type="float" office:value="20110696" calcext:value-type="float">
            <text:p>2011069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7-450-450/20110696.jpg?v=636701036312000000" xlink:type="simple">https://plazavea.vteximg.com.br/arquivos/ids/201827-450-450/20110696.jpg?v=6367010363120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7.90</text:p>
          </table:table-cell>
          <table:table-cell table:style-name="ce1" office:value-type="string" calcext:value-type="string">
            <text:p>Vea</text:p>
          </table:table-cell>
          <table:table-cell table:formula="of:=VLOOKUP([.C1550];['file:///home/hernan/Descargas/BD%20BabyPromo.xlsx'#$CodBabyPromo.$B$1:.$I$198];8;0)" office:value-type="string" office:string-value="x2000020" calcext:value-type="string">
            <text:p>x200002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HUGGIES Little Swimmers Talla G Paquete 10un</text:p>
          </table:table-cell>
          <table:table-cell table:style-name="ce1" office:value-type="float" office:value="20071392" calcext:value-type="float">
            <text:p>2007139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190-450-450/20071392.jpg?v=636444688418800000" xlink:type="simple">https://plazavea.vteximg.com.br/arquivos/ids/192190-450-450/20071392.jpg?v=6364446884188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18.20</text:p>
          </table:table-cell>
          <table:table-cell table:style-name="ce1" office:value-type="string" calcext:value-type="string">
            <text:p>Vea</text:p>
          </table:table-cell>
          <table:table-cell table:formula="of:=VLOOKUP([.C1551];['file:///home/hernan/Descargas/BD%20BabyPromo.xlsx'#$CodBabyPromo.$B$1:.$I$198];8;0)" office:value-type="string" office:string-value="x2000019" calcext:value-type="string">
            <text:p>x200001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552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Pampers Confort Sec Talla XXG Paquete 44 unid</text:p>
          </table:table-cell>
          <table:table-cell table:style-name="ce1" office:value-type="float" office:value="735461" calcext:value-type="float">
            <text:p>73546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75961-750-750/Pañales-para-Bebe-Pampers-Confort-Sec-Talla-XXG-Paquete-44-unid-1-17194629.jpg?v=6368585042992300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40.90</text:p>
          </table:table-cell>
          <table:table-cell table:style-name="ce1" office:value-type="string" calcext:value-type="string">
            <text:p>Metro</text:p>
          </table:table-cell>
          <table:table-cell table:formula="of:=VLOOKUP([.C1553];['file:///home/hernan/Descargas/BD%20BabyPromo.xlsx'#$CodBabyPromo.$B$1:.$I$198];8;0)" office:value-type="string" office:string-value="x2000013" calcext:value-type="string">
            <text:p>x200001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Huggies Natural Care Niños Talla XXG Paquete 38 unid</text:p>
          </table:table-cell>
          <table:table-cell table:style-name="ce1" office:value-type="float" office:value="727566002" calcext:value-type="float">
            <text:p>727566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5-750-750/Pañales-Huggies-Hiperpack-Natural-Care-Niño-XXG-Paquete-38-Unidades-1-14376550.jpg?v=6367005063091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Metro</text:p>
          </table:table-cell>
          <table:table-cell table:formula="of:=VLOOKUP([.C1554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Pampers Juegos y Sueños Talla G Paquete 48 unid</text:p>
          </table:table-cell>
          <table:table-cell table:style-name="ce1" office:value-type="float" office:value="568094001" calcext:value-type="float">
            <text:p>56809400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5-750-750/Pañal-Pampers-Juego-y-Sueños-Talla-G-Paquete-48-Unidades-1-183394.jpg?v=636596496627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20</text:p>
          </table:table-cell>
          <table:table-cell table:style-name="ce1" office:value-type="string" calcext:value-type="string">
            <text:p>Metro</text:p>
          </table:table-cell>
          <table:table-cell table:formula="of:=VLOOKUP([.C1555];['file:///home/hernan/Descargas/BD%20BabyPromo.xlsx'#$CodBabyPromo.$B$1:.$I$198];8;0)" office:value-type="string" office:string-value="x2000047" calcext:value-type="string">
            <text:p>x2000047</text:p>
          </table:table-cell>
          <table:table-cell table:number-columns-repeated="1015"/>
        </table:table-row>
        <table:table-row table:style-name="ro1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Babysec Super Premium Talla XXG Paquete 42 unid</text:p>
          </table:table-cell>
          <table:table-cell table:style-name="ce1" office:value-type="float" office:value="575775005" calcext:value-type="float">
            <text:p>575775005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5-750-750/575775005-1.jpg?v=636893029718830000" xlink:type="simple">https://wongfood.vteximg.com.br/arquivos/ids/283565-750-750/575775005-1.jpg?v=63689302971883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1556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Pampers Premium Care Talla XG Paquete 28 unid</text:p>
          </table:table-cell>
          <table:table-cell table:style-name="ce1" office:value-type="float" office:value="570586004" calcext:value-type="float">
            <text:p>57058600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1-750-750/570586004-01-131052.jpg?v=636796296820230000" xlink:type="simple">https://wongfood.vteximg.com.br/arquivos/ids/261721-750-750/570586004-01-131052.jpg?v=6367962968202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557];['file:///home/hernan/Descargas/BD%20BabyPromo.xlsx'#$CodBabyPromo.$B$1:.$I$198];8;0)" office:value-type="string" office:string-value="x2000051" calcext:value-type="string">
            <text:p>x200005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Huggies Natural Care Niñas Talla M Paquete 60 unid</text:p>
          </table:table-cell>
          <table:table-cell table:style-name="ce1" office:value-type="float" office:value="535137001" calcext:value-type="float">
            <text:p>535137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53-750-750/535137001-01-6433.jpg?v=636730524350200000" xlink:type="simple">https://wongfood.vteximg.com.br/arquivos/ids/245653-750-750/535137001-01-6433.jpg?v=6367305243502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Metro</text:p>
          </table:table-cell>
          <table:table-cell table:formula="of:=VLOOKUP([.C1558];['file:///home/hernan/Descargas/BD%20BabyPromo.xlsx'#$CodBabyPromo.$B$1:.$I$198];8;0)" office:value-type="string" office:string-value="x2000088" calcext:value-type="string">
            <text:p>x200008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Huggies Natural Care Unisex Talla XXG Paquete 38 unid</text:p>
          </table:table-cell>
          <table:table-cell table:style-name="ce1" office:value-type="float" office:value="752967004" calcext:value-type="float">
            <text:p>7529670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5-750-750/Pañales-Huggies-Natural-Care-Cotto-Talla-XXG-Paquete-38-Unidades-1-36587137.jpg?v=6368704922296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1.90</text:p>
          </table:table-cell>
          <table:table-cell table:style-name="ce1" office:value-type="string" calcext:value-type="string">
            <text:p>Metro</text:p>
          </table:table-cell>
          <table:table-cell table:formula="of:=VLOOKUP([.C1559];['file:///home/hernan/Descargas/BD%20BabyPromo.xlsx'#$CodBabyPromo.$B$1:.$I$198];8;0)" office:value-type="string" office:string-value="x2000086" calcext:value-type="string">
            <text:p>x200008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Huggies Natural Care Unisex Talla XG Paquete 42 unid</text:p>
          </table:table-cell>
          <table:table-cell table:style-name="ce1" office:value-type="float" office:value="752967003" calcext:value-type="float">
            <text:p>752967003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4-750-750/Pañales-Huggies-Natural-Care-Cotton-Talla-XG-Paquete-42-Unidades-1-36587136.jpg?v=6368704922268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1.90</text:p>
          </table:table-cell>
          <table:table-cell table:style-name="ce1" office:value-type="string" calcext:value-type="string">
            <text:p>Metro</text:p>
          </table:table-cell>
          <table:table-cell table:formula="of:=VLOOKUP([.C1560];['file:///home/hernan/Descargas/BD%20BabyPromo.xlsx'#$CodBabyPromo.$B$1:.$I$198];8;0)" office:value-type="string" office:string-value="x2000085" calcext:value-type="string">
            <text:p>x200008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Huggies Natural Care Unisex Talla M Paquete 58 unid</text:p>
          </table:table-cell>
          <table:table-cell table:style-name="ce1" office:value-type="float" office:value="752967002" calcext:value-type="float">
            <text:p>7529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3-750-750/Pañales-Huggies-Natural-Care-Cotton-Talla-M-Paquete-58-Unidades-1-36587135.jpg?v=636870492224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1.90</text:p>
          </table:table-cell>
          <table:table-cell table:style-name="ce1" office:value-type="string" calcext:value-type="string">
            <text:p>Metro</text:p>
          </table:table-cell>
          <table:table-cell table:formula="of:=VLOOKUP([.C1561];['file:///home/hernan/Descargas/BD%20BabyPromo.xlsx'#$CodBabyPromo.$B$1:.$I$198];8;0)" office:value-type="string" office:string-value="x2000084" calcext:value-type="string">
            <text:p>x200008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Huggies Natural Care Unisex Talla G Paquete 52 unid</text:p>
          </table:table-cell>
          <table:table-cell table:style-name="ce1" office:value-type="float" office:value="752967001" calcext:value-type="float">
            <text:p>752967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2-750-750/Pañales-Huggies-Natural-Care-Cotton-Talla-G-Paquete-52-Unidades-1-36587134.jpg?v=6368704922224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1.90</text:p>
          </table:table-cell>
          <table:table-cell table:style-name="ce1" office:value-type="string" calcext:value-type="string">
            <text:p>Metro</text:p>
          </table:table-cell>
          <table:table-cell table:formula="of:=VLOOKUP([.C1562];['file:///home/hernan/Descargas/BD%20BabyPromo.xlsx'#$CodBabyPromo.$B$1:.$I$198];8;0)" office:value-type="string" office:string-value="x2000083" calcext:value-type="string">
            <text:p>x2000083</text:p>
          </table:table-cell>
          <table:table-cell table:number-columns-repeated="1015"/>
        </table:table-row>
        <table:table-row table:style-name="ro1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Babysec Premium Talla XXG Paquete 84 unid</text:p>
          </table:table-cell>
          <table:table-cell table:style-name="ce1" office:value-type="float" office:value="738809" calcext:value-type="float">
            <text:p>738809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50-750-750/738809-1.jpg?v=636893018018500000" xlink:type="simple">https://wongfood.vteximg.com.br/arquivos/ids/283550-750-750/738809-1.jpg?v=6368930180185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Metro</text:p>
          </table:table-cell>
          <table:table-cell table:formula="of:=VLOOKUP([.C1563];['file:///home/hernan/Descargas/BD%20BabyPromo.xlsx'#$CodBabyPromo.$B$1:.$I$198];8;0)" office:value-type="string" office:string-value="x2000016" calcext:value-type="string">
            <text:p>x200001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Pampers Premium Care Talla P Paquete 36 unid</text:p>
          </table:table-cell>
          <table:table-cell table:style-name="ce1" office:value-type="float" office:value="735462" calcext:value-type="float">
            <text:p>73546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67213-750-750/Pañales-para-Bebe-Pampers-Premium-Care-Talla-P-Paquete-36-unid-1-17194630.jpg?v=6368257803825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6.90</text:p>
          </table:table-cell>
          <table:table-cell table:style-name="ce1" office:value-type="string" calcext:value-type="string">
            <text:p>Metro</text:p>
          </table:table-cell>
          <table:table-cell table:formula="of:=VLOOKUP([.C1564];['file:///home/hernan/Descargas/BD%20BabyPromo.xlsx'#$CodBabyPromo.$B$1:.$I$198];8;0)" office:value-type="string" office:string-value="x2000014" calcext:value-type="string">
            <text:p>x200001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Huggies Active Sec Ajuste Perfecto Talla M Paquete 24 Unidades</text:p>
          </table:table-cell>
          <table:table-cell table:style-name="ce1" office:value-type="float" office:value="727568" calcext:value-type="float">
            <text:p>72756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5427-750-750/727568-1.jpg?v=636771375287800000" xlink:type="simple">https://wongfood.vteximg.com.br/arquivos/ids/255427-750-750/727568-1.jpg?v=6367713752878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1565];['file:///home/hernan/Descargas/BD%20BabyPromo.xlsx'#$CodBabyPromo.$B$1:.$I$198];8;0)" office:value-type="string" office:string-value="x2000012" calcext:value-type="string">
            <text:p>x200001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Huggies Active Sec Talla XXG Paquete 88 unid</text:p>
          </table:table-cell>
          <table:table-cell table:style-name="ce1" office:value-type="float" office:value="732128004" calcext:value-type="float">
            <text:p>732128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3-750-750/732128004-1.jpg?v=636747910463400000" xlink:type="simple">https://wongfood.vteximg.com.br/arquivos/ids/250553-750-750/732128004-1.jpg?v=63674791046340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566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Huggies Natural Care Primeros 100 Días Talla RN Paquete 60 unid</text:p>
          </table:table-cell>
          <table:table-cell table:style-name="ce1" office:value-type="float" office:value="546460" calcext:value-type="float">
            <text:p>546460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7061-750-750/Pañales-Huggies-Primeros-Dias-Recien-Nacido-Unisex-Paquete-60-Unidades-1-179057.jpg?v=6367357089430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567];['file:///home/hernan/Descargas/BD%20BabyPromo.xlsx'#$CodBabyPromo.$B$1:.$I$198];8;0)" office:value-type="string" office:string-value="x2000004" calcext:value-type="string">
            <text:p>x200000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Huggies Active Sec Ajuste Perfecto Talla G Paquete 28 unid</text:p>
          </table:table-cell>
          <table:table-cell table:style-name="ce1" office:value-type="float" office:value="727567002" calcext:value-type="float">
            <text:p>7275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6-750-750/Pañales-Huggies-Active-Sec-Ajuste-Perfecto-Talla-G-Paquete-28-Und-1-14376552.jpg?v=6367246932086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1568];['file:///home/hernan/Descargas/BD%20BabyPromo.xlsx'#$CodBabyPromo.$B$1:.$I$198];8;0)" office:value-type="string" office:string-value="x2000076" calcext:value-type="string">
            <text:p>x200007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Huggies Natural Care Niñas Talla XXG Paquete 38 unid</text:p>
          </table:table-cell>
          <table:table-cell table:style-name="ce1" office:value-type="float" office:value="727565002" calcext:value-type="float">
            <text:p>727565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3-750-750/Pañales-Huggies-Hiperpack-Natural-Care-Niña-XXG-Paquete-38-Unidades-1-14376548.jpg?v=6367005063005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Metro</text:p>
          </table:table-cell>
          <table:table-cell table:formula="of:=VLOOKUP([.C1569];['file:///home/hernan/Descargas/BD%20BabyPromo.xlsx'#$CodBabyPromo.$B$1:.$I$198];8;0)" office:value-type="string" office:string-value="x2000073" calcext:value-type="string">
            <text:p>x200007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Huggies Natural Care Niñas Talla XG Paquete 42 unid</text:p>
          </table:table-cell>
          <table:table-cell table:style-name="ce1" office:value-type="float" office:value="727565001" calcext:value-type="float">
            <text:p>727565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2-750-750/Pañales-Huggies-Hiperpack-Natural-Care-Niña-XG-Paquete-42-Unidades-1-14376547.jpg?v=6367005062976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Metro</text:p>
          </table:table-cell>
          <table:table-cell table:formula="of:=VLOOKUP([.C1570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Ninet Talla XL Paquete 52 unid</text:p>
          </table:table-cell>
          <table:table-cell table:style-name="ce1" office:value-type="float" office:value="702188003" calcext:value-type="float">
            <text:p>702188003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2-750-750/Pañales-Hiperpack-Ninet-Talla-XL-Paquete-52-Unidades-1-154821.jpg?v=6367538528368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571];['file:///home/hernan/Descargas/BD%20BabyPromo.xlsx'#$CodBabyPromo.$B$1:.$I$198];8;0)" office:value-type="string" office:string-value="x2000065" calcext:value-type="string">
            <text:p>x200006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Ninet Talla L Paquete 64 unid</text:p>
          </table:table-cell>
          <table:table-cell table:style-name="ce1" office:value-type="float" office:value="702188002" calcext:value-type="float">
            <text:p>702188002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1-750-750/Pañales-Hiperpack-Ninet-Talla-L-Paquete-64-Unidades-1-154820.jpg?v=6367538528309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572];['file:///home/hernan/Descargas/BD%20BabyPromo.xlsx'#$CodBabyPromo.$B$1:.$I$198];8;0)" office:value-type="string" office:string-value="x2000064" calcext:value-type="string">
            <text:p>x200006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Ninet Talla M Paquete 72 unid</text:p>
          </table:table-cell>
          <table:table-cell table:style-name="ce1" office:value-type="float" office:value="702188001" calcext:value-type="float">
            <text:p>702188001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0-750-750/Pañales-Hiperpack-Ninet-Talla-M-Paquete-72-Unidades-1-154819.jpg?v=6367538528260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573];['file:///home/hernan/Descargas/BD%20BabyPromo.xlsx'#$CodBabyPromo.$B$1:.$I$198];8;0)" office:value-type="string" office:string-value="x2000063" calcext:value-type="string">
            <text:p>x2000063</text:p>
          </table:table-cell>
          <table:table-cell table:number-columns-repeated="1015"/>
        </table:table-row>
        <table:table-row table:style-name="ro1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Babysec Premium Talla XG Paquete 104 unid</text:p>
          </table:table-cell>
          <table:table-cell table:style-name="ce1" office:value-type="float" office:value="717209001" calcext:value-type="float">
            <text:p>717209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6-750-750/717209001-1.jpg?v=636893029988600000" xlink:type="simple">https://wongfood.vteximg.com.br/arquivos/ids/283566-750-750/717209001-1.jpg?v=6368930299886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Metro</text:p>
          </table:table-cell>
          <table:table-cell table:formula="of:=VLOOKUP([.C1574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Pampers Confort Sec Talla XG Paquete 28 unid</text:p>
          </table:table-cell>
          <table:table-cell table:style-name="ce1" office:value-type="float" office:value="570587004" calcext:value-type="float">
            <text:p>570587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5-750-750/Pañales-Pampers-Mega-Confort-Sec-Talla-XG-Paquete-28-Unidades-1-219575.jpg?v=636707203030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1575];['file:///home/hernan/Descargas/BD%20BabyPromo.xlsx'#$CodBabyPromo.$B$1:.$I$198];8;0)" office:value-type="string" office:string-value="x2000055" calcext:value-type="string">
            <text:p>x200005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Pampers Confort Sec Talla XXG Paquete 28 unid</text:p>
          </table:table-cell>
          <table:table-cell table:style-name="ce1" office:value-type="float" office:value="570587003" calcext:value-type="float">
            <text:p>57058700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3-750-750/Pañales-Pampers-Mega-Confort-Sec-Talla-XXG-Paquete-28-Unidades-1-219574.jpg?v=6367072030224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1576];['file:///home/hernan/Descargas/BD%20BabyPromo.xlsx'#$CodBabyPromo.$B$1:.$I$198];8;0)" office:value-type="string" office:string-value="x2000054" calcext:value-type="string">
            <text:p>x200005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Pampers Confort Sec Talla G Paquete 34 unid</text:p>
          </table:table-cell>
          <table:table-cell table:style-name="ce1" office:value-type="float" office:value="570587002" calcext:value-type="float">
            <text:p>570587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1-750-750/Pañales-Pampers-Mega-Confort-Sec-Talla-G-Paquete-34-Unidades-1-219573.jpg?v=6367072030140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1577];['file:///home/hernan/Descargas/BD%20BabyPromo.xlsx'#$CodBabyPromo.$B$1:.$I$198];8;0)" office:value-type="string" office:string-value="x2000053" calcext:value-type="string">
            <text:p>x200005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Ecológicos para Bebé Bio Baby Talla XG Paquete 34 unid</text:p>
          </table:table-cell>
          <table:table-cell table:style-name="ce1" office:value-type="float" office:value="716175" calcext:value-type="float">
            <text:p>716175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6-750-750/Pañales-Bio-Baby-XGrande-paquete-34-unidades-Pañales-Bio-Baby-XGrandre-paquete-34-unidades--1-219457.jpg?v=636597792561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578];['file:///home/hernan/Descargas/BD%20BabyPromo.xlsx'#$CodBabyPromo.$B$1:.$I$198];8;0)" office:value-type="string" office:string-value="x2000010" calcext:value-type="string">
            <text:p>x200001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Ecológicos para Bebé Bio Baby Talla G Paquete 38 unid</text:p>
          </table:table-cell>
          <table:table-cell table:style-name="ce1" office:value-type="float" office:value="716174" calcext:value-type="float">
            <text:p>716174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5-750-750/Pañales-Bio-Baby-Grande-paquete-38-unidades-1-219456.jpg?v=636597792558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579];['file:///home/hernan/Descargas/BD%20BabyPromo.xlsx'#$CodBabyPromo.$B$1:.$I$198];8;0)" office:value-type="string" office:string-value="x2000009" calcext:value-type="string">
            <text:p>x200000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Ecológicos para Bebé Bio Baby Talla M Paquete 38 unid</text:p>
          </table:table-cell>
          <table:table-cell table:style-name="ce1" office:value-type="float" office:value="716173" calcext:value-type="float">
            <text:p>716173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4-750-750/Pañales-Bio-Baby-Mediano-paquete-38-unidades-Pañales-Bio-Baby-mediano-paquete-38-unidades-1-219455.jpg?v=6365977925535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580];['file:///home/hernan/Descargas/BD%20BabyPromo.xlsx'#$CodBabyPromo.$B$1:.$I$198];8;0)" office:value-type="string" office:string-value="x2000008" calcext:value-type="string">
            <text:p>x200000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Huggies Active Sec Talla XXG Paquete 44 unid</text:p>
          </table:table-cell>
          <table:table-cell table:style-name="ce1" office:value-type="float" office:value="717431004" calcext:value-type="float">
            <text:p>717431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4-750-750/717431004-01-237366.jpg?v=636730525559330000" xlink:type="simple">https://wongfood.vteximg.com.br/arquivos/ids/245674-750-750/717431004-01-237366.jpg?v=6367305255593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Metro</text:p>
          </table:table-cell>
          <table:table-cell table:formula="of:=VLOOKUP([.C1581];['file:///home/hernan/Descargas/BD%20BabyPromo.xlsx'#$CodBabyPromo.$B$1:.$I$198];8;0)" office:value-type="string" office:string-value="x2000071" calcext:value-type="string">
            <text:p>x200007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Huggies Active Sec Talla XG Paquete 48 unid</text:p>
          </table:table-cell>
          <table:table-cell table:style-name="ce1" office:value-type="float" office:value="717431003" calcext:value-type="float">
            <text:p>717431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3-750-750/717431003-01-237365.jpg?v=636730525551970000" xlink:type="simple">https://wongfood.vteximg.com.br/arquivos/ids/245673-750-750/717431003-01-237365.jpg?v=63673052555197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4.90</text:p>
          </table:table-cell>
          <table:table-cell table:style-name="ce1" office:value-type="string" calcext:value-type="string">
            <text:p>Metro</text:p>
          </table:table-cell>
          <table:table-cell table:formula="of:=VLOOKUP([.C1582];['file:///home/hernan/Descargas/BD%20BabyPromo.xlsx'#$CodBabyPromo.$B$1:.$I$198];8;0)" office:value-type="string" office:string-value="x2000070" calcext:value-type="string">
            <text:p>x200007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Huggies Active Sec Talla M Paquete 64 unid</text:p>
          </table:table-cell>
          <table:table-cell table:style-name="ce1" office:value-type="float" office:value="717431001" calcext:value-type="float">
            <text:p>717431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1-750-750/717431001-01-237363.jpg?v=636730525542400000" xlink:type="simple">https://wongfood.vteximg.com.br/arquivos/ids/245671-750-750/717431001-01-237363.jpg?v=6367305255424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4.90</text:p>
          </table:table-cell>
          <table:table-cell table:style-name="ce1" office:value-type="string" calcext:value-type="string">
            <text:p>Metro</text:p>
          </table:table-cell>
          <table:table-cell table:formula="of:=VLOOKUP([.C1583];['file:///home/hernan/Descargas/BD%20BabyPromo.xlsx'#$CodBabyPromo.$B$1:.$I$198];8;0)" office:value-type="string" office:string-value="x2000068" calcext:value-type="string">
            <text:p>x200006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Huggies Active Sec Talla G Paquete 58 unid</text:p>
          </table:table-cell>
          <table:table-cell table:style-name="ce1" office:value-type="float" office:value="717431002" calcext:value-type="float">
            <text:p>717431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2-750-750/717431002-01-237364.jpg?v=636730525547600000" xlink:type="simple">https://wongfood.vteximg.com.br/arquivos/ids/245672-750-750/717431002-01-237364.jpg?v=636730525547600000</text:a>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4.90</text:p>
          </table:table-cell>
          <table:table-cell table:style-name="ce1" office:value-type="string" calcext:value-type="string">
            <text:p>Metro</text:p>
          </table:table-cell>
          <table:table-cell table:formula="of:=VLOOKUP([.C1584];['file:///home/hernan/Descargas/BD%20BabyPromo.xlsx'#$CodBabyPromo.$B$1:.$I$198];8;0)" office:value-type="string" office:string-value="x2000069" calcext:value-type="string">
            <text:p>x200006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Pampers Juegos y Sueños Talla P Paquete 32 unid</text:p>
          </table:table-cell>
          <table:table-cell table:style-name="ce1" office:value-type="float" office:value="568073" calcext:value-type="float">
            <text:p>56807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4-750-750/Pañal-Pampers-Juegos-y-Sueños-Talla-P-Paquete-32-Unidades-1-218879.jpg?v=636596496622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1.60</text:p>
          </table:table-cell>
          <table:table-cell table:style-name="ce1" office:value-type="string" calcext:value-type="string">
            <text:p>Metro</text:p>
          </table:table-cell>
          <table:table-cell table:formula="of:=VLOOKUP([.C1585];['file:///home/hernan/Descargas/BD%20BabyPromo.xlsx'#$CodBabyPromo.$B$1:.$I$198];8;0)" office:value-type="string" office:string-value="x2000005" calcext:value-type="string">
            <text:p>x200000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Pampers Juegos y Sueños Talla XG Paquete 42 unid</text:p>
          </table:table-cell>
          <table:table-cell table:style-name="ce1" office:value-type="float" office:value="568094002" calcext:value-type="float">
            <text:p>568094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6-750-750/Pañal-Pampers-Juego-y-Sueños-Talla-XG-Paquete-42-Unidades-1-183395.jpg?v=63659649663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1586];['file:///home/hernan/Descargas/BD%20BabyPromo.xlsx'#$CodBabyPromo.$B$1:.$I$198];8;0)" office:value-type="string" office:string-value="x2000048" calcext:value-type="string">
            <text:p>x2000048</text:p>
          </table:table-cell>
          <table:table-cell table:number-columns-repeated="1015"/>
        </table:table-row>
        <table:table-row table:style-name="ro1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Babysec Super Premium Talla XG Paquete 46 unid</text:p>
          </table:table-cell>
          <table:table-cell table:style-name="ce1" office:value-type="float" office:value="575775004" calcext:value-type="float">
            <text:p>575775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4-750-750/575775004-1.jpg?v=636893029433470000" xlink:type="simple">https://wongfood.vteximg.com.br/arquivos/ids/283564-750-750/575775004-1.jpg?v=63689302943347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1587];['file:///home/hernan/Descargas/BD%20BabyPromo.xlsx'#$CodBabyPromo.$B$1:.$I$198];8;0)" office:value-type="string" office:string-value="x2000061" calcext:value-type="string">
            <text:p>x2000061</text:p>
          </table:table-cell>
          <table:table-cell table:number-columns-repeated="1015"/>
        </table:table-row>
        <table:table-row table:style-name="ro1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Babysec Super Premium Talla G Paquete 56 unid</text:p>
          </table:table-cell>
          <table:table-cell table:style-name="ce1" office:value-type="float" office:value="575775003" calcext:value-type="float">
            <text:p>575775003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3-750-750/575775003-1.jpg?v=636893029144300000" xlink:type="simple">https://wongfood.vteximg.com.br/arquivos/ids/283563-750-750/575775003-1.jpg?v=63689302914430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1588];['file:///home/hernan/Descargas/BD%20BabyPromo.xlsx'#$CodBabyPromo.$B$1:.$I$198];8;0)" office:value-type="string" office:string-value="x2000060" calcext:value-type="string">
            <text:p>x2000060</text:p>
          </table:table-cell>
          <table:table-cell table:number-columns-repeated="1015"/>
        </table:table-row>
        <table:table-row table:style-name="ro1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Babysec Super Premium Talla M Paquete 62 unid</text:p>
          </table:table-cell>
          <table:table-cell table:style-name="ce1" office:value-type="float" office:value="575775002" calcext:value-type="float">
            <text:p>575775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2-750-750/575775002-1.jpg?v=636893028876770000" xlink:type="simple">https://wongfood.vteximg.com.br/arquivos/ids/283562-750-750/575775002-1.jpg?v=63689302887677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1589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Babysec Super Premium Talla P Paquete 68 unid</text:p>
          </table:table-cell>
          <table:table-cell table:style-name="ce1" office:value-type="float" office:value="575775001" calcext:value-type="float">
            <text:p>575775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0-750-750/575775001-1.jpg?v=636893028526670000" xlink:type="simple">https://wongfood.vteximg.com.br/arquivos/ids/283560-750-750/575775001-1.jpg?v=63689302852667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1590];['file:///home/hernan/Descargas/BD%20BabyPromo.xlsx'#$CodBabyPromo.$B$1:.$I$198];8;0)" office:value-type="string" office:string-value="x2000058" calcext:value-type="string">
            <text:p>x200005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591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Pampers Premium Care Talla G Paquete 34 unid</text:p>
          </table:table-cell>
          <table:table-cell table:style-name="ce1" office:value-type="float" office:value="570586003" calcext:value-type="float">
            <text:p>57058600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0-750-750/570586003-01-131051.jpg?v=636796296802100000" xlink:type="simple">https://wongfood.vteximg.com.br/arquivos/ids/261720-750-750/570586003-01-131051.jpg?v=6367962968021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592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Pampers Premium Care Talla M Paquete 40 unid</text:p>
          </table:table-cell>
          <table:table-cell table:style-name="ce1" office:value-type="float" office:value="570586002" calcext:value-type="float">
            <text:p>570586002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19-750-750/570586002-01-131050.jpg?v=636796296761800000" xlink:type="simple">https://wongfood.vteximg.com.br/arquivos/ids/261719-750-750/570586002-01-131050.jpg?v=6367962967618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593];['file:///home/hernan/Descargas/BD%20BabyPromo.xlsx'#$CodBabyPromo.$B$1:.$I$198];8;0)" office:value-type="string" office:string-value="x2000089" calcext:value-type="string">
            <text:p>x200008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Pampers Confort Sec Talla XG Paquete 48 unid</text:p>
          </table:table-cell>
          <table:table-cell table:style-name="ce1" office:value-type="float" office:value="570588002" calcext:value-type="float">
            <text:p>570588002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4-750-750/frontal-118600.jpg?v=636796296849500000" xlink:type="simple">https://wongfood.vteximg.com.br/arquivos/ids/261724-750-750/frontal-118600.jpg?v=636796296849500000</text:a>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40.90</text:p>
          </table:table-cell>
          <table:table-cell table:style-name="ce1" office:value-type="string" calcext:value-type="string">
            <text:p>Metro</text:p>
          </table:table-cell>
          <table:table-cell table:formula="of:=VLOOKUP([.C1594];['file:///home/hernan/Descargas/BD%20BabyPromo.xlsx'#$CodBabyPromo.$B$1:.$I$198];8;0)" office:value-type="string" office:string-value="x2000057" calcext:value-type="string">
            <text:p>x200005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Pampers Confort Sec Talla M Paquete 72 unid</text:p>
          </table:table-cell>
          <table:table-cell table:style-name="ce1" office:value-type="float" office:value="570588001" calcext:value-type="float">
            <text:p>570588001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5-750-750/frontal-118599.jpg?v=636796296855600000" xlink:type="simple">https://wongfood.vteximg.com.br/arquivos/ids/261725-750-750/frontal-118599.jpg?v=636796296855600000</text:a>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40.90</text:p>
          </table:table-cell>
          <table:table-cell table:style-name="ce1" office:value-type="string" calcext:value-type="string">
            <text:p>Metro</text:p>
          </table:table-cell>
          <table:table-cell table:formula="of:=VLOOKUP([.C1595];['file:///home/hernan/Descargas/BD%20BabyPromo.xlsx'#$CodBabyPromo.$B$1:.$I$198];8;0)" office:value-type="string" office:string-value="x2000056" calcext:value-type="string">
            <text:p>x200005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Pampers Confort Sec Talla P Paquete 46 unid</text:p>
          </table:table-cell>
          <table:table-cell table:style-name="ce1" office:value-type="float" office:value="570584" calcext:value-type="float">
            <text:p>57058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3-750-750/frontal-118598.jpg?v=636796296844330000" xlink:type="simple">https://wongfood.vteximg.com.br/arquivos/ids/261723-750-750/frontal-118598.jpg?v=6367962968443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6.50</text:p>
          </table:table-cell>
          <table:table-cell table:style-name="ce1" office:value-type="string" calcext:value-type="string">
            <text:p>Metro</text:p>
          </table:table-cell>
          <table:table-cell table:formula="of:=VLOOKUP([.C1596];['file:///home/hernan/Descargas/BD%20BabyPromo.xlsx'#$CodBabyPromo.$B$1:.$I$198];8;0)" office:value-type="string" office:string-value="x2000007" calcext:value-type="string">
            <text:p>x200000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Pampers Confort Sec Talla G Paquete 60 unid</text:p>
          </table:table-cell>
          <table:table-cell table:style-name="ce1" office:value-type="float" office:value="570583" calcext:value-type="float">
            <text:p>57058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18-750-750/570583-01-118597.jpg?v=636796296756170000" xlink:type="simple">https://wongfood.vteximg.com.br/arquivos/ids/261718-750-750/570583-01-118597.jpg?v=636796296756170000</text:a>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40.90</text:p>
          </table:table-cell>
          <table:table-cell table:style-name="ce1" office:value-type="string" calcext:value-type="string">
            <text:p>Metro</text:p>
          </table:table-cell>
          <table:table-cell table:formula="of:=VLOOKUP([.C1597];['file:///home/hernan/Descargas/BD%20BabyPromo.xlsx'#$CodBabyPromo.$B$1:.$I$198];8;0)" office:value-type="string" office:string-value="x2000006" calcext:value-type="string">
            <text:p>x200000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Huggies Natural Care Primeros 100 Días Talla PR Paquete 30 unid</text:p>
          </table:table-cell>
          <table:table-cell table:style-name="ce1" office:value-type="float" office:value="375804" calcext:value-type="float">
            <text:p>3758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163284-750-750/PAÑAL-HUGGIES--REC-NAC-PREMATURO-X30-UN-PAÑAL-HUGGI-REC-NA-1-76797.jpg?v=636409947018830000</text:p>
          </table:table-cell>
          <table:table-cell table:style-name="ce1" office:value-type="string" calcext:value-type="string">
            <text:p>S/. 18.10</text:p>
          </table:table-cell>
          <table:table-cell table:style-name="ce1" office:value-type="string" calcext:value-type="string">
            <text:p>S/. 17.80</text:p>
          </table:table-cell>
          <table:table-cell table:style-name="ce1" office:value-type="string" calcext:value-type="string">
            <text:p>Metro</text:p>
          </table:table-cell>
          <table:table-cell table:formula="of:=VLOOKUP([.C1598];['file:///home/hernan/Descargas/BD%20BabyPromo.xlsx'#$CodBabyPromo.$B$1:.$I$198];8;0)" office:value-type="string" office:string-value="x2000001" calcext:value-type="string">
            <text:p>x200000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Huggies Natural Care Primeros 100 Días Talla P Paquete 30 unid</text:p>
          </table:table-cell>
          <table:table-cell table:style-name="ce1" office:value-type="float" office:value="534674" calcext:value-type="float">
            <text:p>53467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31601-750-750/534674-01-73631.jpg?v=636670152536730000" xlink:type="simple">https://wongfood.vteximg.com.br/arquivos/ids/231601-750-750/534674-01-73631.jpg?v=6366701525367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1599];['file:///home/hernan/Descargas/BD%20BabyPromo.xlsx'#$CodBabyPromo.$B$1:.$I$198];8;0)" office:value-type="string" office:string-value="x2000003" calcext:value-type="string">
            <text:p>x2000003</text:p>
          </table:table-cell>
          <table:table-cell table:number-columns-repeated="1015"/>
        </table:table-row>
        <table:table-row table:style-name="ro1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Babysec Premium RN Paquete 20 unid</text:p>
          </table:table-cell>
          <table:table-cell table:style-name="ce1" office:value-type="float" office:value="402158" calcext:value-type="float">
            <text:p>402158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32-750-750/402158-1.jpg?v=636893010411370000" xlink:type="simple">https://wongfood.vteximg.com.br/arquivos/ids/283532-750-750/402158-1.jpg?v=6368930104113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0.10</text:p>
          </table:table-cell>
          <table:table-cell table:style-name="ce1" office:value-type="string" calcext:value-type="string">
            <text:p>Metro</text:p>
          </table:table-cell>
          <table:table-cell table:formula="of:=VLOOKUP([.C1600];['file:///home/hernan/Descargas/BD%20BabyPromo.xlsx'#$CodBabyPromo.$B$1:.$I$198];8;0)" office:value-type="string" office:string-value="x2000093" calcext:value-type="string">
            <text:p>x2000093</text:p>
          </table:table-cell>
          <table:table-cell table:number-columns-repeated="1015"/>
        </table:table-row>
        <table:table-row table:style-name="ro1">
          <table:table-cell table:style-name="ce1" office:value-type="float" office:value="201943" calcext:value-type="float">
            <text:p>201943</text:p>
          </table:table-cell>
          <table:table-cell table:style-name="ce1" office:value-type="string" calcext:value-type="string">
            <text:p>Pañales para Bebé Babysec Premium Talla M Paquete 72 unid</text:p>
          </table:table-cell>
          <table:table-cell table:style-name="ce1" office:value-type="float" office:value="477748001" calcext:value-type="float">
            <text:p>477748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54-750-750/477748001-1.jpg?v=636893026136270000" xlink:type="simple">https://wongfood.vteximg.com.br/arquivos/ids/283554-750-750/477748001-1.jpg?v=636893026136270000</text:a>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S/. 38.50</text:p>
          </table:table-cell>
          <table:table-cell table:style-name="ce1" office:value-type="string" calcext:value-type="string">
            <text:p>Metro</text:p>
          </table:table-cell>
          <table:table-cell table:formula="of:=VLOOKUP([.C1601];['file:///home/hernan/Descargas/BD%20BabyPromo.xlsx'#$CodBabyPromo.$B$1:.$I$198];8;0)" office:value-type="string" office:string-value="x2000032" calcext:value-type="string">
            <text:p>x200003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HUGGIES Natural Care Talla XG Paquete 42un</text:p>
          </table:table-cell>
          <table:table-cell table:style-name="ce1" office:value-type="float" office:value="20148267" calcext:value-type="float">
            <text:p>20148267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93-450-450/20148267.jpg?v=636754612854530000" xlink:type="simple">https://plazavea.vteximg.com.br/arquivos/ids/203493-450-450/20148267.jpg?v=63675461285453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7.90</text:p>
          </table:table-cell>
          <table:table-cell table:style-name="ce1" office:value-type="string" calcext:value-type="string">
            <text:p>Vea</text:p>
          </table:table-cell>
          <table:table-cell table:formula="of:=VLOOKUP([.C1602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PAMPERS Premium Care Talla XXG Megapack Paquete 60un</text:p>
          </table:table-cell>
          <table:table-cell table:style-name="ce1" office:value-type="float" office:value="20138540" calcext:value-type="float">
            <text:p>20138540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09670-450-450/20138540.jpg?v=636850692632300000" xlink:type="simple">https://plazavea.vteximg.com.br/arquivos/ids/209670-450-450/20138540.jpg?v=6368506926323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59.90</text:p>
          </table:table-cell>
          <table:table-cell table:style-name="ce1" office:value-type="string" calcext:value-type="string">
            <text:p>Vea</text:p>
          </table:table-cell>
          <table:table-cell table:formula="of:=VLOOKUP([.C1603];['file:///home/hernan/Descargas/BD%20BabyPromo.xlsx'#$CodBabyPromo.$B$1:.$I$198];8;0)" office:value-type="string" office:string-value="x2000027" calcext:value-type="string">
            <text:p>x2000027</text:p>
          </table:table-cell>
          <table:table-cell table:number-columns-repeated="1015"/>
        </table:table-row>
        <table:table-row table:style-name="ro1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BABYSEC Premium Talla XXG Superpack Paquete 96un</text:p>
          </table:table-cell>
          <table:table-cell table:style-name="ce1" office:value-type="float" office:value="20141311" calcext:value-type="float">
            <text:p>2014131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37-450-450/20141311.jpg?v=636893252838000000" xlink:type="simple">https://plazavea.vteximg.com.br/arquivos/ids/213237-450-450/20141311.jpg?v=636893252838000000</text:a></text:p>
          </table:table-cell>
          <table:table-cell table:style-name="ce1" office:value-type="string" calcext:value-type="string">
            <text:p>S/ 75.50</text:p>
          </table:table-cell>
          <table:table-cell table:style-name="ce1" office:value-type="string" calcext:value-type="string">
            <text:p>S/ 69.50</text:p>
          </table:table-cell>
          <table:table-cell table:style-name="ce1" office:value-type="string" calcext:value-type="string">
            <text:p>Vea</text:p>
          </table:table-cell>
          <table:table-cell table:formula="of:=VLOOKUP([.C1604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HUGGIES Natural Care Ajuste Perfecto Hiper Niño Talla XXG Paquete 36un</text:p>
          </table:table-cell>
          <table:table-cell table:style-name="ce1" office:value-type="float" office:value="20110704" calcext:value-type="float">
            <text:p>201107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9-450-450/20110704.jpg?v=636701036323100000" xlink:type="simple">https://plazavea.vteximg.com.br/arquivos/ids/201829-450-450/20110704.jpg?v=6367010363231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7.90</text:p>
          </table:table-cell>
          <table:table-cell table:style-name="ce1" office:value-type="string" calcext:value-type="string">
            <text:p>Vea</text:p>
          </table:table-cell>
          <table:table-cell table:formula="of:=VLOOKUP([.C1605];['file:///home/hernan/Descargas/BD%20BabyPromo.xlsx'#$CodBabyPromo.$B$1:.$I$198];8;0)" office:value-type="string" office:string-value="x2000022" calcext:value-type="string">
            <text:p>x200002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BAMBO NATURE Talla XXG Paquete 22un</text:p>
          </table:table-cell>
          <table:table-cell table:style-name="ce1" office:value-type="float" office:value="20160925" calcext:value-type="float">
            <text:p>20160925</text:p>
          </table:table-cell>
          <table:table-cell table:style-name="ce1" office:value-type="string" calcext:value-type="string">
            <text:p>BAMBO NATURE</text:p>
          </table:table-cell>
          <table:table-cell table:style-name="ce2" office:value-type="string" calcext:value-type="string">
            <text:p><text:a xlink:href="https://plazavea.vteximg.com.br/arquivos/ids/213338-450-450/20160925.jpg?v=636893812145770000" xlink:type="simple">https://plazavea.vteximg.com.br/arquivos/ids/213338-450-450/20160925.jpg?v=63689381214577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1606];['file:///home/hernan/Descargas/BD%20BabyPromo.xlsx'#$CodBabyPromo.$B$1:.$I$198];8;0)" office:value-type="string" office:string-value="x2000039" calcext:value-type="string">
            <text:p>x200003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HUGGIES Active Sec Talla XXG Paquete 88un</text:p>
          </table:table-cell>
          <table:table-cell table:style-name="ce1" office:value-type="float" office:value="20159742" calcext:value-type="float">
            <text:p>2015974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56-450-450/20159742.jpg?v=636753802974630000" xlink:type="simple">https://plazavea.vteximg.com.br/arquivos/ids/203456-450-450/20159742.jpg?v=6367538029746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84.90</text:p>
          </table:table-cell>
          <table:table-cell table:style-name="ce1" office:value-type="string" calcext:value-type="string">
            <text:p>Vea</text:p>
          </table:table-cell>
          <table:table-cell table:formula="of:=VLOOKUP([.C1607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HUGGIES Natural Care Niño Talla XXG Paquete 38un</text:p>
          </table:table-cell>
          <table:table-cell table:style-name="ce1" office:value-type="float" office:value="20148265" calcext:value-type="float">
            <text:p>20148265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3491-450-450/20148265.jpg?v=636754603859600000" xlink:type="simple">https://plazavea.vteximg.com.br/arquivos/ids/203491-450-450/20148265.jpg?v=6367546038596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7.90</text:p>
          </table:table-cell>
          <table:table-cell table:style-name="ce1" office:value-type="string" calcext:value-type="string">
            <text:p>Vea</text:p>
          </table:table-cell>
          <table:table-cell table:formula="of:=VLOOKUP([.C1608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BABYSEC Premium Talla G Superpack Paquete 64un</text:p>
          </table:table-cell>
          <table:table-cell table:style-name="ce1" office:value-type="float" office:value="20145311" calcext:value-type="float">
            <text:p>2014531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45-450-450/20145311.jpg?v=636893252902870000" xlink:type="simple">https://plazavea.vteximg.com.br/arquivos/ids/213245-450-450/20145311.jpg?v=636893252902870000</text:a>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S/ 38.50</text:p>
          </table:table-cell>
          <table:table-cell table:style-name="ce1" office:value-type="string" calcext:value-type="string">
            <text:p>Vea</text:p>
          </table:table-cell>
          <table:table-cell table:formula="of:=VLOOKUP([.C1609];['file:///home/hernan/Descargas/BD%20BabyPromo.xlsx'#$CodBabyPromo.$B$1:.$I$198];8;0)" office:value-type="string" office:string-value="x2000033" calcext:value-type="string">
            <text:p>x2000033</text:p>
          </table:table-cell>
          <table:table-cell table:number-columns-repeated="1015"/>
        </table:table-row>
        <table:table-row table:style-name="ro1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BABYSEC Premium Talla M Superpack Paquete 72un</text:p>
          </table:table-cell>
          <table:table-cell table:style-name="ce1" office:value-type="float" office:value="20145310" calcext:value-type="float">
            <text:p>2014531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44-450-450/20145310.jpg?v=636893252893130000" xlink:type="simple">https://plazavea.vteximg.com.br/arquivos/ids/213244-450-450/20145310.jpg?v=636893252893130000</text:a></text:p>
          </table:table-cell>
          <table:table-cell table:style-name="ce1" office:value-type="string" calcext:value-type="string">
            <text:p>S/ 39.50</text:p>
          </table:table-cell>
          <table:table-cell table:style-name="ce1" office:value-type="string" calcext:value-type="string">
            <text:p>S/ 38.50</text:p>
          </table:table-cell>
          <table:table-cell table:style-name="ce1" office:value-type="string" calcext:value-type="string">
            <text:p>Vea</text:p>
          </table:table-cell>
          <table:table-cell table:formula="of:=VLOOKUP([.C1610];['file:///home/hernan/Descargas/BD%20BabyPromo.xlsx'#$CodBabyPromo.$B$1:.$I$198];8;0)" office:value-type="string" office:string-value="x2000032" calcext:value-type="string">
            <text:p>x2000032</text:p>
          </table:table-cell>
          <table:table-cell table:number-columns-repeated="1015"/>
        </table:table-row>
        <table:table-row table:style-name="ro1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BABYSEC Premium Talla XXG Superpack Paquete 48un</text:p>
          </table:table-cell>
          <table:table-cell table:style-name="ce1" office:value-type="float" office:value="20145312" calcext:value-type="float">
            <text:p>2014531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46-450-450/20145312.jpg?v=636893252909630000" xlink:type="simple">https://plazavea.vteximg.com.br/arquivos/ids/213246-450-450/20145312.jpg?v=636893252909630000</text:a></text:p>
          </table:table-cell>
          <table:table-cell table:style-name="ce1" office:value-type="string" calcext:value-type="string">
            <text:p>S/ 39.90</text:p>
          </table:table-cell>
          <table:table-cell table:style-name="ce1" office:value-type="string" calcext:value-type="string">
            <text:p>S/ 38.50</text:p>
          </table:table-cell>
          <table:table-cell table:style-name="ce1" office:value-type="string" calcext:value-type="string">
            <text:p>Vea</text:p>
          </table:table-cell>
          <table:table-cell table:formula="of:=VLOOKUP([.C1611];['file:///home/hernan/Descargas/BD%20BabyPromo.xlsx'#$CodBabyPromo.$B$1:.$I$198];8;0)" office:value-type="string" office:string-value="x2000041" calcext:value-type="string">
            <text:p>x2000041</text:p>
          </table:table-cell>
          <table:table-cell table:number-columns-repeated="1015"/>
        </table:table-row>
        <table:table-row table:style-name="ro1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BABYSEC Super Premium Cuidado Total Talla M Paquete 62un</text:p>
          </table:table-cell>
          <table:table-cell table:style-name="ce1" office:value-type="float" office:value="20144827" calcext:value-type="float">
            <text:p>20144827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39-450-450/20144827.jpg?v=636893252854730000" xlink:type="simple">https://plazavea.vteximg.com.br/arquivos/ids/213239-450-450/20144827.jpg?v=636893252854730000</text:a></text:p>
          </table:table-cell>
          <table:table-cell table:style-name="ce1" office:value-type="string" calcext:value-type="string">
            <text:p>S/ 39.50</text:p>
          </table:table-cell>
          <table:table-cell table:style-name="ce1" office:value-type="string" calcext:value-type="string">
            <text:p>S/ 38.50</text:p>
          </table:table-cell>
          <table:table-cell table:style-name="ce1" office:value-type="string" calcext:value-type="string">
            <text:p>Vea</text:p>
          </table:table-cell>
          <table:table-cell table:formula="of:=VLOOKUP([.C1612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BABYSEC Super Premium Cuidado Total Talla G Paquete 56un</text:p>
          </table:table-cell>
          <table:table-cell table:style-name="ce1" office:value-type="float" office:value="20144828" calcext:value-type="float">
            <text:p>20144828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40-450-450/20144828.jpg?v=636893252861270000" xlink:type="simple">https://plazavea.vteximg.com.br/arquivos/ids/213240-450-450/20144828.jpg?v=636893252861270000</text:a></text:p>
          </table:table-cell>
          <table:table-cell table:style-name="ce1" office:value-type="string" calcext:value-type="string">
            <text:p>S/ 40.50</text:p>
          </table:table-cell>
          <table:table-cell table:style-name="ce1" office:value-type="string" calcext:value-type="string">
            <text:p>S/ 38.50</text:p>
          </table:table-cell>
          <table:table-cell table:style-name="ce1" office:value-type="string" calcext:value-type="string">
            <text:p>Vea</text:p>
          </table:table-cell>
          <table:table-cell table:formula="of:=VLOOKUP([.C1613];['file:///home/hernan/Descargas/BD%20BabyPromo.xlsx'#$CodBabyPromo.$B$1:.$I$198];8;0)" office:value-type="string" office:string-value="x2000092" calcext:value-type="string">
            <text:p>x2000092</text:p>
          </table:table-cell>
          <table:table-cell table:number-columns-repeated="1015"/>
        </table:table-row>
        <table:table-row table:style-name="ro1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BABYSEC Premium Talla XG Superpack Paquete 104un</text:p>
          </table:table-cell>
          <table:table-cell table:style-name="ce1" office:value-type="float" office:value="20141310" calcext:value-type="float">
            <text:p>20141310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plazavea.vteximg.com.br/arquivos/ids/213236-450-450/20141310.jpg?v=636893252828400000" xlink:type="simple">https://plazavea.vteximg.com.br/arquivos/ids/213236-450-450/20141310.jpg?v=636893252828400000</text:a></text:p>
          </table:table-cell>
          <table:table-cell table:style-name="ce1" office:value-type="string" calcext:value-type="string">
            <text:p>S/ 75.50</text:p>
          </table:table-cell>
          <table:table-cell table:style-name="ce1" office:value-type="string" calcext:value-type="string">
            <text:p>S/ 69.50</text:p>
          </table:table-cell>
          <table:table-cell table:style-name="ce1" office:value-type="string" calcext:value-type="string">
            <text:p>Vea</text:p>
          </table:table-cell>
          <table:table-cell table:formula="of:=VLOOKUP([.C1614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HUGGIES Natural Care Niño Talla G Megapack Paquete 112un</text:p>
          </table:table-cell>
          <table:table-cell table:style-name="ce1" office:value-type="float" office:value="20130647" calcext:value-type="float">
            <text:p>20130647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7-450-450/20130647.jpg?v=636444689795400000" xlink:type="simple">https://plazavea.vteximg.com.br/arquivos/ids/192287-450-450/20130647.jpg?v=6364446897954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96.50</text:p>
          </table:table-cell>
          <table:table-cell table:style-name="ce1" office:value-type="string" calcext:value-type="string">
            <text:p>Vea</text:p>
          </table:table-cell>
          <table:table-cell table:formula="of:=VLOOKUP([.C1615];['file:///home/hernan/Descargas/BD%20BabyPromo.xlsx'#$CodBabyPromo.$B$1:.$I$198];8;0)" office:value-type="string" office:string-value="x2000025" calcext:value-type="string">
            <text:p>x200002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HUGGIES Natural Care Niña Talla G Megapack Paquete 112un</text:p>
          </table:table-cell>
          <table:table-cell table:style-name="ce1" office:value-type="float" office:value="20130556" calcext:value-type="float">
            <text:p>20130556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192286-450-450/20130556.jpg?v=636444689780400000" xlink:type="simple">https://plazavea.vteximg.com.br/arquivos/ids/192286-450-450/20130556.jpg?v=6364446897804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96.50</text:p>
          </table:table-cell>
          <table:table-cell table:style-name="ce1" office:value-type="string" calcext:value-type="string">
            <text:p>Vea</text:p>
          </table:table-cell>
          <table:table-cell table:formula="of:=VLOOKUP([.C1616];['file:///home/hernan/Descargas/BD%20BabyPromo.xlsx'#$CodBabyPromo.$B$1:.$I$198];8;0)" office:value-type="string" office:string-value="x2000087" calcext:value-type="string">
            <text:p>x200008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PAMPERS Confort Sec Talla P Paquete 46un</text:p>
          </table:table-cell>
          <table:table-cell table:style-name="ce1" office:value-type="float" office:value="20130407" calcext:value-type="float">
            <text:p>20130407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10692-450-450/20130407.jpg?v=636867025066030000" xlink:type="simple">https://plazavea.vteximg.com.br/arquivos/ids/210692-450-450/20130407.jpg?v=63686702506603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6.50</text:p>
          </table:table-cell>
          <table:table-cell table:style-name="ce1" office:value-type="string" calcext:value-type="string">
            <text:p>Vea</text:p>
          </table:table-cell>
          <table:table-cell table:formula="of:=VLOOKUP([.C1617];['file:///home/hernan/Descargas/BD%20BabyPromo.xlsx'#$CodBabyPromo.$B$1:.$I$198];8;0)" office:value-type="string" office:string-value="x2000007" calcext:value-type="string">
            <text:p>x200000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PAMPERS Premium Care Talla G Paquete 34un</text:p>
          </table:table-cell>
          <table:table-cell table:style-name="ce1" office:value-type="float" office:value="20129414" calcext:value-type="float">
            <text:p>2012941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10687-450-450/20129414.jpg?v=636867025033100000" xlink:type="simple">https://plazavea.vteximg.com.br/arquivos/ids/210687-450-450/20129414.jpg?v=6368670250331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1618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PAMPERS Confort Sec Talla XG Paquete 48un</text:p>
          </table:table-cell>
          <table:table-cell table:style-name="ce1" office:value-type="float" office:value="20129429" calcext:value-type="float">
            <text:p>20129429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09666-450-450/20129429.jpg?v=636850692595400000" xlink:type="simple">https://plazavea.vteximg.com.br/arquivos/ids/209666-450-450/20129429.jpg?v=6368506925954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41.90</text:p>
          </table:table-cell>
          <table:table-cell table:style-name="ce1" office:value-type="string" calcext:value-type="string">
            <text:p>Vea</text:p>
          </table:table-cell>
          <table:table-cell table:formula="of:=VLOOKUP([.C1619];['file:///home/hernan/Descargas/BD%20BabyPromo.xlsx'#$CodBabyPromo.$B$1:.$I$198];8;0)" office:value-type="string" office:string-value="x2000057" calcext:value-type="string">
            <text:p>x200005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PAMPERS Premium Care Talla XXG Paquete 28un</text:p>
          </table:table-cell>
          <table:table-cell table:style-name="ce1" office:value-type="float" office:value="20129416" calcext:value-type="float">
            <text:p>20129416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plazavea.vteximg.com.br/arquivos/ids/210689-450-450/20129416.jpg?v=636867025045200000" xlink:type="simple">https://plazavea.vteximg.com.br/arquivos/ids/210689-450-450/20129416.jpg?v=636867025045200000</text:a></text:p>
          </table:table-cell>
          <table:table-cell table:style-name="ce1" office:value-type="string" calcext:value-type="string">
            <text:p>S/ 0.00</text:p>
          </table:table-cell>
          <table:table-cell table:style-name="ce1" office:value-type="string" calcext:value-type="string">
            <text:p>S/ 29.90</text:p>
          </table:table-cell>
          <table:table-cell table:style-name="ce1" office:value-type="string" calcext:value-type="string">
            <text:p>Vea</text:p>
          </table:table-cell>
          <table:table-cell table:formula="of:=VLOOKUP([.C1620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HUGGIES Natural Care Ajuste Perfecto Niño Talla XG Paquete 40un</text:p>
          </table:table-cell>
          <table:table-cell table:style-name="ce1" office:value-type="float" office:value="20110702" calcext:value-type="float">
            <text:p>201107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6-450-450/20110702.jpg?v=636701036307600000" xlink:type="simple">https://plazavea.vteximg.com.br/arquivos/ids/201826-450-450/20110702.jpg?v=63670103630760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7.90</text:p>
          </table:table-cell>
          <table:table-cell table:style-name="ce1" office:value-type="string" calcext:value-type="string">
            <text:p>Vea</text:p>
          </table:table-cell>
          <table:table-cell table:formula="of:=VLOOKUP([.C1621];['file:///home/hernan/Descargas/BD%20BabyPromo.xlsx'#$CodBabyPromo.$B$1:.$I$198];8;0)" office:value-type="string" office:string-value="x2000021" calcext:value-type="string">
            <text:p>x200002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HUGGIES Natural Care Ajuste Perfecto Niña Talla G Paquete 50un</text:p>
          </table:table-cell>
          <table:table-cell table:style-name="ce1" office:value-type="float" office:value="20110694" calcext:value-type="float">
            <text:p>2011069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5-450-450/20110694.jpg?v=636701036301470000" xlink:type="simple">https://plazavea.vteximg.com.br/arquivos/ids/201825-450-450/20110694.jpg?v=63670103630147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7.90</text:p>
          </table:table-cell>
          <table:table-cell table:style-name="ce1" office:value-type="string" calcext:value-type="string">
            <text:p>Vea</text:p>
          </table:table-cell>
          <table:table-cell table:formula="of:=VLOOKUP([.C1622];['file:///home/hernan/Descargas/BD%20BabyPromo.xlsx'#$CodBabyPromo.$B$1:.$I$198];8;0)" office:value-type="string" office:string-value="x2000091" calcext:value-type="string">
            <text:p>x200009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HUGGIES Natural Care Ajuste Perfecto Niña Talla XXG Paquete 36un</text:p>
          </table:table-cell>
          <table:table-cell table:style-name="ce1" office:value-type="float" office:value="20110698" calcext:value-type="float">
            <text:p>2011069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plazavea.vteximg.com.br/arquivos/ids/201828-450-450/20110698.jpg?v=636701036316370000" xlink:type="simple">https://plazavea.vteximg.com.br/arquivos/ids/201828-450-450/20110698.jpg?v=636701036316370000</text:a></text:p>
          </table:table-cell>
          <table:table-cell table:style-name="ce1" office:value-type="string" calcext:value-type="string">
            <text:p>S/ 46.90</text:p>
          </table:table-cell>
          <table:table-cell table:style-name="ce1" office:value-type="string" calcext:value-type="string">
            <text:p>S/ 37.90</text:p>
          </table:table-cell>
          <table:table-cell table:style-name="ce1" office:value-type="string" calcext:value-type="string">
            <text:p>Vea</text:p>
          </table:table-cell>
          <table:table-cell table:formula="of:=VLOOKUP([.C1623];['file:///home/hernan/Descargas/BD%20BabyPromo.xlsx'#$CodBabyPromo.$B$1:.$I$198];8;0)" office:value-type="string" office:string-value="x2000044" calcext:value-type="string">
            <text:p>x200004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Huggies Active Sec Talla XG Paquete 96 unid</text:p>
          </table:table-cell>
          <table:table-cell table:style-name="ce1" office:value-type="float" office:value="732128003" calcext:value-type="float">
            <text:p>732128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2-750-750/732128003-1.jpg?v=636747910101030000" xlink:type="simple">https://wongfood.vteximg.com.br/arquivos/ids/250552-750-750/732128003-1.jpg?v=63674791010103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624];['file:///home/hernan/Descargas/BD%20BabyPromo.xlsx'#$CodBabyPromo.$B$1:.$I$198];8;0)" office:value-type="string" office:string-value="x2000081" calcext:value-type="string">
            <text:p>x2000081</text:p>
          </table:table-cell>
          <table:table-cell table:number-columns-repeated="1015"/>
        </table:table-row>
        <table:table-row table:style-name="ro1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Babysec Premium Talla XXG Paquete 96 unid</text:p>
          </table:table-cell>
          <table:table-cell table:style-name="ce1" office:value-type="float" office:value="717209002" calcext:value-type="float">
            <text:p>717209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7-750-750/717209002-1.jpg?v=636893030543900000" xlink:type="simple">https://wongfood.vteximg.com.br/arquivos/ids/283567-750-750/717209002-1.jpg?v=6368930305439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Metro</text:p>
          </table:table-cell>
          <table:table-cell table:formula="of:=VLOOKUP([.C1625];['file:///home/hernan/Descargas/BD%20BabyPromo.xlsx'#$CodBabyPromo.$B$1:.$I$198];8;0)" office:value-type="string" office:string-value="x2000029" calcext:value-type="string">
            <text:p>x200002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Pampers Confort Sec Talla XXG Paquete 44 unid</text:p>
          </table:table-cell>
          <table:table-cell table:style-name="ce1" office:value-type="float" office:value="735461" calcext:value-type="float">
            <text:p>73546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75961-750-750/Pañales-para-Bebe-Pampers-Confort-Sec-Talla-XXG-Paquete-44-unid-1-17194629.jpg?v=6368585042992300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40.90</text:p>
          </table:table-cell>
          <table:table-cell table:style-name="ce1" office:value-type="string" calcext:value-type="string">
            <text:p>Metro</text:p>
          </table:table-cell>
          <table:table-cell table:formula="of:=VLOOKUP([.C1626];['file:///home/hernan/Descargas/BD%20BabyPromo.xlsx'#$CodBabyPromo.$B$1:.$I$198];8;0)" office:value-type="string" office:string-value="x2000013" calcext:value-type="string">
            <text:p>x200001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Huggies Natural Care Niños Talla XXG Paquete 38 unid</text:p>
          </table:table-cell>
          <table:table-cell table:style-name="ce1" office:value-type="float" office:value="727566002" calcext:value-type="float">
            <text:p>727566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5-750-750/Pañales-Huggies-Hiperpack-Natural-Care-Niño-XXG-Paquete-38-Unidades-1-14376550.jpg?v=6367005063091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38.90</text:p>
          </table:table-cell>
          <table:table-cell table:style-name="ce1" office:value-type="string" calcext:value-type="string">
            <text:p>Metro</text:p>
          </table:table-cell>
          <table:table-cell table:formula="of:=VLOOKUP([.C1627];['file:///home/hernan/Descargas/BD%20BabyPromo.xlsx'#$CodBabyPromo.$B$1:.$I$198];8;0)" office:value-type="string" office:string-value="x2000035" calcext:value-type="string">
            <text:p>x200003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Pampers Juegos y Sueños Talla G Paquete 48 unid</text:p>
          </table:table-cell>
          <table:table-cell table:style-name="ce1" office:value-type="float" office:value="568094001" calcext:value-type="float">
            <text:p>568094001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5-750-750/Pañal-Pampers-Juego-y-Sueños-Talla-G-Paquete-48-Unidades-1-183394.jpg?v=636596496627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20</text:p>
          </table:table-cell>
          <table:table-cell table:style-name="ce1" office:value-type="string" calcext:value-type="string">
            <text:p>Metro</text:p>
          </table:table-cell>
          <table:table-cell table:formula="of:=VLOOKUP([.C1628];['file:///home/hernan/Descargas/BD%20BabyPromo.xlsx'#$CodBabyPromo.$B$1:.$I$198];8;0)" office:value-type="string" office:string-value="x2000047" calcext:value-type="string">
            <text:p>x2000047</text:p>
          </table:table-cell>
          <table:table-cell table:number-columns-repeated="1015"/>
        </table:table-row>
        <table:table-row table:style-name="ro1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Babysec Super Premium Talla XXG Paquete 42 unid</text:p>
          </table:table-cell>
          <table:table-cell table:style-name="ce1" office:value-type="float" office:value="575775005" calcext:value-type="float">
            <text:p>575775005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5-750-750/575775005-1.jpg?v=636893029718830000" xlink:type="simple">https://wongfood.vteximg.com.br/arquivos/ids/283565-750-750/575775005-1.jpg?v=6368930297188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1629];['file:///home/hernan/Descargas/BD%20BabyPromo.xlsx'#$CodBabyPromo.$B$1:.$I$198];8;0)" office:value-type="string" office:string-value="x2000031" calcext:value-type="string">
            <text:p>x200003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Pampers Premium Care Talla XG Paquete 28 unid</text:p>
          </table:table-cell>
          <table:table-cell table:style-name="ce1" office:value-type="float" office:value="570586004" calcext:value-type="float">
            <text:p>57058600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1-750-750/570586004-01-131052.jpg?v=636796296820230000" xlink:type="simple">https://wongfood.vteximg.com.br/arquivos/ids/261721-750-750/570586004-01-131052.jpg?v=6367962968202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630];['file:///home/hernan/Descargas/BD%20BabyPromo.xlsx'#$CodBabyPromo.$B$1:.$I$198];8;0)" office:value-type="string" office:string-value="x2000051" calcext:value-type="string">
            <text:p>x200005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Huggies Natural Care Niñas Talla M Paquete 60 unid</text:p>
          </table:table-cell>
          <table:table-cell table:style-name="ce1" office:value-type="float" office:value="535137001" calcext:value-type="float">
            <text:p>535137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53-750-750/535137001-01-6433.jpg?v=636730524350200000" xlink:type="simple">https://wongfood.vteximg.com.br/arquivos/ids/245653-750-750/535137001-01-6433.jpg?v=6367305243502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Metro</text:p>
          </table:table-cell>
          <table:table-cell table:formula="of:=VLOOKUP([.C1631];['file:///home/hernan/Descargas/BD%20BabyPromo.xlsx'#$CodBabyPromo.$B$1:.$I$198];8;0)" office:value-type="string" office:string-value="x2000088" calcext:value-type="string">
            <text:p>x200008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Huggies Natural Care Unisex Talla XXG Paquete 38 unid</text:p>
          </table:table-cell>
          <table:table-cell table:style-name="ce1" office:value-type="float" office:value="752967004" calcext:value-type="float">
            <text:p>7529670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5-750-750/Pañales-Huggies-Natural-Care-Cotto-Talla-XXG-Paquete-38-Unidades-1-36587137.jpg?v=6368704922296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1.90</text:p>
          </table:table-cell>
          <table:table-cell table:style-name="ce1" office:value-type="string" calcext:value-type="string">
            <text:p>Metro</text:p>
          </table:table-cell>
          <table:table-cell table:formula="of:=VLOOKUP([.C1632];['file:///home/hernan/Descargas/BD%20BabyPromo.xlsx'#$CodBabyPromo.$B$1:.$I$198];8;0)" office:value-type="string" office:string-value="x2000086" calcext:value-type="string">
            <text:p>x200008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Huggies Natural Care Unisex Talla XG Paquete 42 unid</text:p>
          </table:table-cell>
          <table:table-cell table:style-name="ce1" office:value-type="float" office:value="752967003" calcext:value-type="float">
            <text:p>752967003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4-750-750/Pañales-Huggies-Natural-Care-Cotton-Talla-XG-Paquete-42-Unidades-1-36587136.jpg?v=63687049222683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1.90</text:p>
          </table:table-cell>
          <table:table-cell table:style-name="ce1" office:value-type="string" calcext:value-type="string">
            <text:p>Metro</text:p>
          </table:table-cell>
          <table:table-cell table:formula="of:=VLOOKUP([.C1633];['file:///home/hernan/Descargas/BD%20BabyPromo.xlsx'#$CodBabyPromo.$B$1:.$I$198];8;0)" office:value-type="string" office:string-value="x2000085" calcext:value-type="string">
            <text:p>x200008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Huggies Natural Care Unisex Talla M Paquete 58 unid</text:p>
          </table:table-cell>
          <table:table-cell table:style-name="ce1" office:value-type="float" office:value="752967002" calcext:value-type="float">
            <text:p>7529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3-750-750/Pañales-Huggies-Natural-Care-Cotton-Talla-M-Paquete-58-Unidades-1-36587135.jpg?v=63687049222450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1.90</text:p>
          </table:table-cell>
          <table:table-cell table:style-name="ce1" office:value-type="string" calcext:value-type="string">
            <text:p>Metro</text:p>
          </table:table-cell>
          <table:table-cell table:formula="of:=VLOOKUP([.C1634];['file:///home/hernan/Descargas/BD%20BabyPromo.xlsx'#$CodBabyPromo.$B$1:.$I$198];8;0)" office:value-type="string" office:string-value="x2000084" calcext:value-type="string">
            <text:p>x200008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Huggies Natural Care Unisex Talla G Paquete 52 unid</text:p>
          </table:table-cell>
          <table:table-cell table:style-name="ce1" office:value-type="float" office:value="752967001" calcext:value-type="float">
            <text:p>752967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79062-750-750/Pañales-Huggies-Natural-Care-Cotton-Talla-G-Paquete-52-Unidades-1-36587134.jpg?v=6368704922224700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S/. 41.90</text:p>
          </table:table-cell>
          <table:table-cell table:style-name="ce1" office:value-type="string" calcext:value-type="string">
            <text:p>Metro</text:p>
          </table:table-cell>
          <table:table-cell table:formula="of:=VLOOKUP([.C1635];['file:///home/hernan/Descargas/BD%20BabyPromo.xlsx'#$CodBabyPromo.$B$1:.$I$198];8;0)" office:value-type="string" office:string-value="x2000083" calcext:value-type="string">
            <text:p>x2000083</text:p>
          </table:table-cell>
          <table:table-cell table:number-columns-repeated="1015"/>
        </table:table-row>
        <table:table-row table:style-name="ro1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Babysec Premium Talla XXG Paquete 84 unid</text:p>
          </table:table-cell>
          <table:table-cell table:style-name="ce1" office:value-type="float" office:value="738809" calcext:value-type="float">
            <text:p>738809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50-750-750/738809-1.jpg?v=636893018018500000" xlink:type="simple">https://wongfood.vteximg.com.br/arquivos/ids/283550-750-750/738809-1.jpg?v=6368930180185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Metro</text:p>
          </table:table-cell>
          <table:table-cell table:formula="of:=VLOOKUP([.C1636];['file:///home/hernan/Descargas/BD%20BabyPromo.xlsx'#$CodBabyPromo.$B$1:.$I$198];8;0)" office:value-type="string" office:string-value="x2000016" calcext:value-type="string">
            <text:p>x200001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Pampers Premium Care Talla P Paquete 36 unid</text:p>
          </table:table-cell>
          <table:table-cell table:style-name="ce1" office:value-type="float" office:value="735462" calcext:value-type="float">
            <text:p>73546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67213-750-750/Pañales-para-Bebe-Pampers-Premium-Care-Talla-P-Paquete-36-unid-1-17194630.jpg?v=6368257803825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6.90</text:p>
          </table:table-cell>
          <table:table-cell table:style-name="ce1" office:value-type="string" calcext:value-type="string">
            <text:p>Metro</text:p>
          </table:table-cell>
          <table:table-cell table:formula="of:=VLOOKUP([.C1637];['file:///home/hernan/Descargas/BD%20BabyPromo.xlsx'#$CodBabyPromo.$B$1:.$I$198];8;0)" office:value-type="string" office:string-value="x2000014" calcext:value-type="string">
            <text:p>x200001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Huggies Active Sec Ajuste Perfecto Talla M Paquete 24 Unidades</text:p>
          </table:table-cell>
          <table:table-cell table:style-name="ce1" office:value-type="float" office:value="727568" calcext:value-type="float">
            <text:p>727568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5427-750-750/727568-1.jpg?v=636771375287800000" xlink:type="simple">https://wongfood.vteximg.com.br/arquivos/ids/255427-750-750/727568-1.jpg?v=6367713752878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1638];['file:///home/hernan/Descargas/BD%20BabyPromo.xlsx'#$CodBabyPromo.$B$1:.$I$198];8;0)" office:value-type="string" office:string-value="x2000012" calcext:value-type="string">
            <text:p>x2000012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Huggies Active Sec Talla XXG Paquete 88 unid</text:p>
          </table:table-cell>
          <table:table-cell table:style-name="ce1" office:value-type="float" office:value="732128004" calcext:value-type="float">
            <text:p>732128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50553-750-750/732128004-1.jpg?v=636747910463400000" xlink:type="simple">https://wongfood.vteximg.com.br/arquivos/ids/250553-750-750/732128004-1.jpg?v=636747910463400000</text:a></text:p>
          </table:table-cell>
          <table:table-cell table:style-name="ce1" office:value-type="string" calcext:value-type="string">
            <text:p>S/. 84.90</text:p>
          </table:table-cell>
          <table:table-cell table:style-name="ce1" office:value-type="string" calcext:value-type="string">
            <text:p>S/. 79.90</text:p>
          </table:table-cell>
          <table:table-cell table:style-name="ce1" office:value-type="string" calcext:value-type="string">
            <text:p>Metro</text:p>
          </table:table-cell>
          <table:table-cell table:formula="of:=VLOOKUP([.C1639];['file:///home/hernan/Descargas/BD%20BabyPromo.xlsx'#$CodBabyPromo.$B$1:.$I$198];8;0)" office:value-type="string" office:string-value="x2000038" calcext:value-type="string">
            <text:p>x200003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Huggies Natural Care Primeros 100 Días Talla RN Paquete 60 unid</text:p>
          </table:table-cell>
          <table:table-cell table:style-name="ce1" office:value-type="float" office:value="546460" calcext:value-type="float">
            <text:p>546460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7061-750-750/Pañales-Huggies-Primeros-Dias-Recien-Nacido-Unisex-Paquete-60-Unidades-1-179057.jpg?v=6367357089430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640];['file:///home/hernan/Descargas/BD%20BabyPromo.xlsx'#$CodBabyPromo.$B$1:.$I$198];8;0)" office:value-type="string" office:string-value="x2000004" calcext:value-type="string">
            <text:p>x200000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Huggies Active Sec Ajuste Perfecto Talla XG Paquete 22 unid</text:p>
          </table:table-cell>
          <table:table-cell table:style-name="ce1" office:value-type="float" office:value="727569001" calcext:value-type="float">
            <text:p>727569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7-750-750/Pañales-Huggies-Active-Sec-Ajuste-Perfecto-Talla-XG-Paquete-22-Und-1-14376553.jpg?v=6367246932123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1641];['file:///home/hernan/Descargas/BD%20BabyPromo.xlsx'#$CodBabyPromo.$B$1:.$I$198];8;0)" office:value-type="string" office:string-value="x2000077" calcext:value-type="string">
            <text:p>x200007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Huggies Active Sec Ajuste Perfecto Talla G Paquete 28 unid</text:p>
          </table:table-cell>
          <table:table-cell table:style-name="ce1" office:value-type="float" office:value="727567002" calcext:value-type="float">
            <text:p>727567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44196-750-750/Pañales-Huggies-Active-Sec-Ajuste-Perfecto-Talla-G-Paquete-28-Und-1-14376552.jpg?v=6367246932086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19.90</text:p>
          </table:table-cell>
          <table:table-cell table:style-name="ce1" office:value-type="string" calcext:value-type="string">
            <text:p>Metro</text:p>
          </table:table-cell>
          <table:table-cell table:formula="of:=VLOOKUP([.C1642];['file:///home/hernan/Descargas/BD%20BabyPromo.xlsx'#$CodBabyPromo.$B$1:.$I$198];8;0)" office:value-type="string" office:string-value="x2000076" calcext:value-type="string">
            <text:p>x200007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Huggies Natural Care Niñas Talla XXG Paquete 38 unid</text:p>
          </table:table-cell>
          <table:table-cell table:style-name="ce1" office:value-type="float" office:value="727565002" calcext:value-type="float">
            <text:p>727565002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3-750-750/Pañales-Huggies-Hiperpack-Natural-Care-Niña-XXG-Paquete-38-Unidades-1-14376548.jpg?v=6367005063005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Metro</text:p>
          </table:table-cell>
          <table:table-cell table:formula="of:=VLOOKUP([.C1643];['file:///home/hernan/Descargas/BD%20BabyPromo.xlsx'#$CodBabyPromo.$B$1:.$I$198];8;0)" office:value-type="string" office:string-value="x2000073" calcext:value-type="string">
            <text:p>x200007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Huggies Natural Care Niñas Talla XG Paquete 42 unid</text:p>
          </table:table-cell>
          <table:table-cell table:style-name="ce1" office:value-type="float" office:value="727565001" calcext:value-type="float">
            <text:p>727565001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238792-750-750/Pañales-Huggies-Hiperpack-Natural-Care-Niña-XG-Paquete-42-Unidades-1-14376547.jpg?v=6367005062976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Metro</text:p>
          </table:table-cell>
          <table:table-cell table:formula="of:=VLOOKUP([.C1644];['file:///home/hernan/Descargas/BD%20BabyPromo.xlsx'#$CodBabyPromo.$B$1:.$I$198];8;0)" office:value-type="string" office:string-value="x2000036" calcext:value-type="string">
            <text:p>x200003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Ninet Talla XL Paquete 52 unid</text:p>
          </table:table-cell>
          <table:table-cell table:style-name="ce1" office:value-type="float" office:value="702188003" calcext:value-type="float">
            <text:p>702188003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2-750-750/Pañales-Hiperpack-Ninet-Talla-XL-Paquete-52-Unidades-1-154821.jpg?v=6367538528368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645];['file:///home/hernan/Descargas/BD%20BabyPromo.xlsx'#$CodBabyPromo.$B$1:.$I$198];8;0)" office:value-type="string" office:string-value="x2000065" calcext:value-type="string">
            <text:p>x200006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Ninet Talla L Paquete 64 unid</text:p>
          </table:table-cell>
          <table:table-cell table:style-name="ce1" office:value-type="float" office:value="702188002" calcext:value-type="float">
            <text:p>702188002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1-750-750/Pañales-Hiperpack-Ninet-Talla-L-Paquete-64-Unidades-1-154820.jpg?v=6367538528309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646];['file:///home/hernan/Descargas/BD%20BabyPromo.xlsx'#$CodBabyPromo.$B$1:.$I$198];8;0)" office:value-type="string" office:string-value="x2000064" calcext:value-type="string">
            <text:p>x200006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Ninet Talla M Paquete 72 unid</text:p>
          </table:table-cell>
          <table:table-cell table:style-name="ce1" office:value-type="float" office:value="702188001" calcext:value-type="float">
            <text:p>702188001</text:p>
          </table:table-cell>
          <table:table-cell table:style-name="ce1" office:value-type="string" calcext:value-type="string">
            <text:p>Ninet</text:p>
          </table:table-cell>
          <table:table-cell table:style-name="ce1" office:value-type="string" calcext:value-type="string">
            <text:p>https://wongfood.vteximg.com.br/arquivos/ids/251790-750-750/Pañales-Hiperpack-Ninet-Talla-M-Paquete-72-Unidades-1-154819.jpg?v=6367538528260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Metro</text:p>
          </table:table-cell>
          <table:table-cell table:formula="of:=VLOOKUP([.C1647];['file:///home/hernan/Descargas/BD%20BabyPromo.xlsx'#$CodBabyPromo.$B$1:.$I$198];8;0)" office:value-type="string" office:string-value="x2000063" calcext:value-type="string">
            <text:p>x2000063</text:p>
          </table:table-cell>
          <table:table-cell table:number-columns-repeated="1015"/>
        </table:table-row>
        <table:table-row table:style-name="ro1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Babysec Premium Talla XG Paquete 104 unid</text:p>
          </table:table-cell>
          <table:table-cell table:style-name="ce1" office:value-type="float" office:value="717209001" calcext:value-type="float">
            <text:p>717209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6-750-750/717209001-1.jpg?v=636893029988600000" xlink:type="simple">https://wongfood.vteximg.com.br/arquivos/ids/283566-750-750/717209001-1.jpg?v=6368930299886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75.50</text:p>
          </table:table-cell>
          <table:table-cell table:style-name="ce1" office:value-type="string" calcext:value-type="string">
            <text:p>Metro</text:p>
          </table:table-cell>
          <table:table-cell table:formula="of:=VLOOKUP([.C1648];['file:///home/hernan/Descargas/BD%20BabyPromo.xlsx'#$CodBabyPromo.$B$1:.$I$198];8;0)" office:value-type="string" office:string-value="x2000028" calcext:value-type="string">
            <text:p>x200002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Pampers Confort Sec Talla XG Paquete 28 unid</text:p>
          </table:table-cell>
          <table:table-cell table:style-name="ce1" office:value-type="float" office:value="570587004" calcext:value-type="float">
            <text:p>570587004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5-750-750/Pañales-Pampers-Mega-Confort-Sec-Talla-XG-Paquete-28-Unidades-1-219575.jpg?v=636707203030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1649];['file:///home/hernan/Descargas/BD%20BabyPromo.xlsx'#$CodBabyPromo.$B$1:.$I$198];8;0)" office:value-type="string" office:string-value="x2000055" calcext:value-type="string">
            <text:p>x200005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Pampers Confort Sec Talla XXG Paquete 28 unid</text:p>
          </table:table-cell>
          <table:table-cell table:style-name="ce1" office:value-type="float" office:value="570587003" calcext:value-type="float">
            <text:p>57058700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3-750-750/Pañales-Pampers-Mega-Confort-Sec-Talla-XXG-Paquete-28-Unidades-1-219574.jpg?v=6367072030224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1650];['file:///home/hernan/Descargas/BD%20BabyPromo.xlsx'#$CodBabyPromo.$B$1:.$I$198];8;0)" office:value-type="string" office:string-value="x2000054" calcext:value-type="string">
            <text:p>x200005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Pampers Confort Sec Talla G Paquete 34 unid</text:p>
          </table:table-cell>
          <table:table-cell table:style-name="ce1" office:value-type="float" office:value="570587002" calcext:value-type="float">
            <text:p>570587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40781-750-750/Pañales-Pampers-Mega-Confort-Sec-Talla-G-Paquete-34-Unidades-1-219573.jpg?v=6367072030140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5.90</text:p>
          </table:table-cell>
          <table:table-cell table:style-name="ce1" office:value-type="string" calcext:value-type="string">
            <text:p>Metro</text:p>
          </table:table-cell>
          <table:table-cell table:formula="of:=VLOOKUP([.C1651];['file:///home/hernan/Descargas/BD%20BabyPromo.xlsx'#$CodBabyPromo.$B$1:.$I$198];8;0)" office:value-type="string" office:string-value="x2000053" calcext:value-type="string">
            <text:p>x2000053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Ecológicos para Bebé Bio Baby Talla XG Paquete 34 unid</text:p>
          </table:table-cell>
          <table:table-cell table:style-name="ce1" office:value-type="float" office:value="716175" calcext:value-type="float">
            <text:p>716175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6-750-750/Pañales-Bio-Baby-XGrande-paquete-34-unidades-Pañales-Bio-Baby-XGrandre-paquete-34-unidades--1-219457.jpg?v=636597792561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652];['file:///home/hernan/Descargas/BD%20BabyPromo.xlsx'#$CodBabyPromo.$B$1:.$I$198];8;0)" office:value-type="string" office:string-value="x2000010" calcext:value-type="string">
            <text:p>x200001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Ecológicos para Bebé Bio Baby Talla G Paquete 38 unid</text:p>
          </table:table-cell>
          <table:table-cell table:style-name="ce1" office:value-type="float" office:value="716174" calcext:value-type="float">
            <text:p>716174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5-750-750/Pañales-Bio-Baby-Grande-paquete-38-unidades-1-219456.jpg?v=63659779255833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653];['file:///home/hernan/Descargas/BD%20BabyPromo.xlsx'#$CodBabyPromo.$B$1:.$I$198];8;0)" office:value-type="string" office:string-value="x2000009" calcext:value-type="string">
            <text:p>x200000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Ecológicos para Bebé Bio Baby Talla M Paquete 38 unid</text:p>
          </table:table-cell>
          <table:table-cell table:style-name="ce1" office:value-type="float" office:value="716173" calcext:value-type="float">
            <text:p>716173</text:p>
          </table:table-cell>
          <table:table-cell table:style-name="ce1" office:value-type="string" calcext:value-type="string">
            <text:p>Bio Baby</text:p>
          </table:table-cell>
          <table:table-cell table:style-name="ce1" office:value-type="string" calcext:value-type="string">
            <text:p>https://wongfood.vteximg.com.br/arquivos/ids/218024-750-750/Pañales-Bio-Baby-Mediano-paquete-38-unidades-Pañales-Bio-Baby-mediano-paquete-38-unidades-1-219455.jpg?v=6365977925535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9.90</text:p>
          </table:table-cell>
          <table:table-cell table:style-name="ce1" office:value-type="string" calcext:value-type="string">
            <text:p>Metro</text:p>
          </table:table-cell>
          <table:table-cell table:formula="of:=VLOOKUP([.C1654];['file:///home/hernan/Descargas/BD%20BabyPromo.xlsx'#$CodBabyPromo.$B$1:.$I$198];8;0)" office:value-type="string" office:string-value="x2000008" calcext:value-type="string">
            <text:p>x200000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Huggies Active Sec Talla XXG Paquete 44 unid</text:p>
          </table:table-cell>
          <table:table-cell table:style-name="ce1" office:value-type="float" office:value="717431004" calcext:value-type="float">
            <text:p>71743100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4-750-750/717431004-01-237366.jpg?v=636730525559330000" xlink:type="simple">https://wongfood.vteximg.com.br/arquivos/ids/245674-750-750/717431004-01-237366.jpg?v=6367305255593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Metro</text:p>
          </table:table-cell>
          <table:table-cell table:formula="of:=VLOOKUP([.C1655];['file:///home/hernan/Descargas/BD%20BabyPromo.xlsx'#$CodBabyPromo.$B$1:.$I$198];8;0)" office:value-type="string" office:string-value="x2000071" calcext:value-type="string">
            <text:p>x200007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Huggies Active Sec Talla XG Paquete 48 unid</text:p>
          </table:table-cell>
          <table:table-cell table:style-name="ce1" office:value-type="float" office:value="717431003" calcext:value-type="float">
            <text:p>717431003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3-750-750/717431003-01-237365.jpg?v=636730525551970000" xlink:type="simple">https://wongfood.vteximg.com.br/arquivos/ids/245673-750-750/717431003-01-237365.jpg?v=6367305255519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Metro</text:p>
          </table:table-cell>
          <table:table-cell table:formula="of:=VLOOKUP([.C1656];['file:///home/hernan/Descargas/BD%20BabyPromo.xlsx'#$CodBabyPromo.$B$1:.$I$198];8;0)" office:value-type="string" office:string-value="x2000070" calcext:value-type="string">
            <text:p>x200007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Huggies Active Sec Talla M Paquete 64 unid</text:p>
          </table:table-cell>
          <table:table-cell table:style-name="ce1" office:value-type="float" office:value="717431001" calcext:value-type="float">
            <text:p>717431001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1-750-750/717431001-01-237363.jpg?v=636730525542400000" xlink:type="simple">https://wongfood.vteximg.com.br/arquivos/ids/245671-750-750/717431001-01-237363.jpg?v=6367305255424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Metro</text:p>
          </table:table-cell>
          <table:table-cell table:formula="of:=VLOOKUP([.C1657];['file:///home/hernan/Descargas/BD%20BabyPromo.xlsx'#$CodBabyPromo.$B$1:.$I$198];8;0)" office:value-type="string" office:string-value="x2000068" calcext:value-type="string">
            <text:p>x200006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Huggies Active Sec Talla G Paquete 58 unid</text:p>
          </table:table-cell>
          <table:table-cell table:style-name="ce1" office:value-type="float" office:value="717431002" calcext:value-type="float">
            <text:p>717431002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45672-750-750/717431002-01-237364.jpg?v=636730525547600000" xlink:type="simple">https://wongfood.vteximg.com.br/arquivos/ids/245672-750-750/717431002-01-237364.jpg?v=6367305255476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6.90</text:p>
          </table:table-cell>
          <table:table-cell table:style-name="ce1" office:value-type="string" calcext:value-type="string">
            <text:p>Metro</text:p>
          </table:table-cell>
          <table:table-cell table:formula="of:=VLOOKUP([.C1658];['file:///home/hernan/Descargas/BD%20BabyPromo.xlsx'#$CodBabyPromo.$B$1:.$I$198];8;0)" office:value-type="string" office:string-value="x2000069" calcext:value-type="string">
            <text:p>x200006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Pampers Juegos y Sueños Talla P Paquete 32 unid</text:p>
          </table:table-cell>
          <table:table-cell table:style-name="ce1" office:value-type="float" office:value="568073" calcext:value-type="float">
            <text:p>568073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4-750-750/Pañal-Pampers-Juegos-y-Sueños-Talla-P-Paquete-32-Unidades-1-218879.jpg?v=63659649662210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1.60</text:p>
          </table:table-cell>
          <table:table-cell table:style-name="ce1" office:value-type="string" calcext:value-type="string">
            <text:p>Metro</text:p>
          </table:table-cell>
          <table:table-cell table:formula="of:=VLOOKUP([.C1659];['file:///home/hernan/Descargas/BD%20BabyPromo.xlsx'#$CodBabyPromo.$B$1:.$I$198];8;0)" office:value-type="string" office:string-value="x2000005" calcext:value-type="string">
            <text:p>x2000005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Pampers Juegos y Sueños Talla XG Paquete 42 unid</text:p>
          </table:table-cell>
          <table:table-cell table:style-name="ce1" office:value-type="float" office:value="568094002" calcext:value-type="float">
            <text:p>568094002</text:p>
          </table:table-cell>
          <table:table-cell table:style-name="ce1" office:value-type="string" calcext:value-type="string">
            <text:p>Pampers</text:p>
          </table:table-cell>
          <table:table-cell table:style-name="ce1" office:value-type="string" calcext:value-type="string">
            <text:p>https://wongfood.vteximg.com.br/arquivos/ids/217586-750-750/Pañal-Pampers-Juego-y-Sueños-Talla-XG-Paquete-42-Unidades-1-183395.jpg?v=636596496634770000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6.50</text:p>
          </table:table-cell>
          <table:table-cell table:style-name="ce1" office:value-type="string" calcext:value-type="string">
            <text:p>Metro</text:p>
          </table:table-cell>
          <table:table-cell table:formula="of:=VLOOKUP([.C1660];['file:///home/hernan/Descargas/BD%20BabyPromo.xlsx'#$CodBabyPromo.$B$1:.$I$198];8;0)" office:value-type="string" office:string-value="x2000048" calcext:value-type="string">
            <text:p>x2000048</text:p>
          </table:table-cell>
          <table:table-cell table:number-columns-repeated="1015"/>
        </table:table-row>
        <table:table-row table:style-name="ro1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Babysec Super Premium Talla XG Paquete 46 unid</text:p>
          </table:table-cell>
          <table:table-cell table:style-name="ce1" office:value-type="float" office:value="575775004" calcext:value-type="float">
            <text:p>575775004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4-750-750/575775004-1.jpg?v=636893029433470000" xlink:type="simple">https://wongfood.vteximg.com.br/arquivos/ids/283564-750-750/575775004-1.jpg?v=6368930294334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1661];['file:///home/hernan/Descargas/BD%20BabyPromo.xlsx'#$CodBabyPromo.$B$1:.$I$198];8;0)" office:value-type="string" office:string-value="x2000061" calcext:value-type="string">
            <text:p>x2000061</text:p>
          </table:table-cell>
          <table:table-cell table:number-columns-repeated="1015"/>
        </table:table-row>
        <table:table-row table:style-name="ro1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Babysec Super Premium Talla G Paquete 56 unid</text:p>
          </table:table-cell>
          <table:table-cell table:style-name="ce1" office:value-type="float" office:value="575775003" calcext:value-type="float">
            <text:p>575775003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3-750-750/575775003-1.jpg?v=636893029144300000" xlink:type="simple">https://wongfood.vteximg.com.br/arquivos/ids/283563-750-750/575775003-1.jpg?v=6368930291443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1662];['file:///home/hernan/Descargas/BD%20BabyPromo.xlsx'#$CodBabyPromo.$B$1:.$I$198];8;0)" office:value-type="string" office:string-value="x2000060" calcext:value-type="string">
            <text:p>x2000060</text:p>
          </table:table-cell>
          <table:table-cell table:number-columns-repeated="1015"/>
        </table:table-row>
        <table:table-row table:style-name="ro1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Babysec Super Premium Talla M Paquete 62 unid</text:p>
          </table:table-cell>
          <table:table-cell table:style-name="ce1" office:value-type="float" office:value="575775002" calcext:value-type="float">
            <text:p>575775002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2-750-750/575775002-1.jpg?v=636893028876770000" xlink:type="simple">https://wongfood.vteximg.com.br/arquivos/ids/283562-750-750/575775002-1.jpg?v=6368930288767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1663];['file:///home/hernan/Descargas/BD%20BabyPromo.xlsx'#$CodBabyPromo.$B$1:.$I$198];8;0)" office:value-type="string" office:string-value="x2000030" calcext:value-type="string">
            <text:p>x2000030</text:p>
          </table:table-cell>
          <table:table-cell table:number-columns-repeated="1015"/>
        </table:table-row>
        <table:table-row table:style-name="ro1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Babysec Super Premium Talla P Paquete 68 unid</text:p>
          </table:table-cell>
          <table:table-cell table:style-name="ce1" office:value-type="float" office:value="575775001" calcext:value-type="float">
            <text:p>575775001</text:p>
          </table:table-cell>
          <table:table-cell table:style-name="ce1" office:value-type="string" calcext:value-type="string">
            <text:p>Babysec</text:p>
          </table:table-cell>
          <table:table-cell table:style-name="ce2" office:value-type="string" calcext:value-type="string">
            <text:p><text:a xlink:href="https://wongfood.vteximg.com.br/arquivos/ids/283560-750-750/575775001-1.jpg?v=636893028526670000" xlink:type="simple">https://wongfood.vteximg.com.br/arquivos/ids/283560-750-750/575775001-1.jpg?v=6368930285266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41.50</text:p>
          </table:table-cell>
          <table:table-cell table:style-name="ce1" office:value-type="string" calcext:value-type="string">
            <text:p>Metro</text:p>
          </table:table-cell>
          <table:table-cell table:formula="of:=VLOOKUP([.C1664];['file:///home/hernan/Descargas/BD%20BabyPromo.xlsx'#$CodBabyPromo.$B$1:.$I$198];8;0)" office:value-type="string" office:string-value="x2000058" calcext:value-type="string">
            <text:p>x2000058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Pampers Premium Care Talla XXG Paquete 28 unid</text:p>
          </table:table-cell>
          <table:table-cell table:style-name="ce1" office:value-type="float" office:value="570586005" calcext:value-type="float">
            <text:p>570586005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2-750-750/570586005-01-131053.jpg?v=636796296838870000" xlink:type="simple">https://wongfood.vteximg.com.br/arquivos/ids/261722-750-750/570586005-01-131053.jpg?v=63679629683887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665];['file:///home/hernan/Descargas/BD%20BabyPromo.xlsx'#$CodBabyPromo.$B$1:.$I$198];8;0)" office:value-type="string" office:string-value="x2000024" calcext:value-type="string">
            <text:p>x2000024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Pampers Premium Care Talla G Paquete 34 unid</text:p>
          </table:table-cell>
          <table:table-cell table:style-name="ce1" office:value-type="float" office:value="570586003" calcext:value-type="float">
            <text:p>57058600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0-750-750/570586003-01-131051.jpg?v=636796296802100000" xlink:type="simple">https://wongfood.vteximg.com.br/arquivos/ids/261720-750-750/570586003-01-131051.jpg?v=6367962968021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666];['file:///home/hernan/Descargas/BD%20BabyPromo.xlsx'#$CodBabyPromo.$B$1:.$I$198];8;0)" office:value-type="string" office:string-value="x2000050" calcext:value-type="string">
            <text:p>x2000050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Pampers Premium Care Talla M Paquete 40 unid</text:p>
          </table:table-cell>
          <table:table-cell table:style-name="ce1" office:value-type="float" office:value="570586002" calcext:value-type="float">
            <text:p>570586002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19-750-750/570586002-01-131050.jpg?v=636796296761800000" xlink:type="simple">https://wongfood.vteximg.com.br/arquivos/ids/261719-750-750/570586002-01-131050.jpg?v=63679629676180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30.90</text:p>
          </table:table-cell>
          <table:table-cell table:style-name="ce1" office:value-type="string" calcext:value-type="string">
            <text:p>Metro</text:p>
          </table:table-cell>
          <table:table-cell table:formula="of:=VLOOKUP([.C1667];['file:///home/hernan/Descargas/BD%20BabyPromo.xlsx'#$CodBabyPromo.$B$1:.$I$198];8;0)" office:value-type="string" office:string-value="x2000089" calcext:value-type="string">
            <text:p>x2000089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Pampers Confort Sec Talla XG Paquete 48 unid</text:p>
          </table:table-cell>
          <table:table-cell table:style-name="ce1" office:value-type="float" office:value="570588002" calcext:value-type="float">
            <text:p>570588002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4-750-750/frontal-118600.jpg?v=636796296849500000" xlink:type="simple">https://wongfood.vteximg.com.br/arquivos/ids/261724-750-750/frontal-118600.jpg?v=636796296849500000</text:a>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40.90</text:p>
          </table:table-cell>
          <table:table-cell table:style-name="ce1" office:value-type="string" calcext:value-type="string">
            <text:p>Metro</text:p>
          </table:table-cell>
          <table:table-cell table:formula="of:=VLOOKUP([.C1668];['file:///home/hernan/Descargas/BD%20BabyPromo.xlsx'#$CodBabyPromo.$B$1:.$I$198];8;0)" office:value-type="string" office:string-value="x2000057" calcext:value-type="string">
            <text:p>x200005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Pampers Confort Sec Talla M Paquete 72 unid</text:p>
          </table:table-cell>
          <table:table-cell table:style-name="ce1" office:value-type="float" office:value="570588001" calcext:value-type="float">
            <text:p>570588001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5-750-750/frontal-118599.jpg?v=636796296855600000" xlink:type="simple">https://wongfood.vteximg.com.br/arquivos/ids/261725-750-750/frontal-118599.jpg?v=636796296855600000</text:a>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40.90</text:p>
          </table:table-cell>
          <table:table-cell table:style-name="ce1" office:value-type="string" calcext:value-type="string">
            <text:p>Metro</text:p>
          </table:table-cell>
          <table:table-cell table:formula="of:=VLOOKUP([.C1669];['file:///home/hernan/Descargas/BD%20BabyPromo.xlsx'#$CodBabyPromo.$B$1:.$I$198];8;0)" office:value-type="string" office:string-value="x2000056" calcext:value-type="string">
            <text:p>x200005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Pampers Confort Sec Talla P Paquete 46 unid</text:p>
          </table:table-cell>
          <table:table-cell table:style-name="ce1" office:value-type="float" office:value="570584" calcext:value-type="float">
            <text:p>570584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23-750-750/frontal-118598.jpg?v=636796296844330000" xlink:type="simple">https://wongfood.vteximg.com.br/arquivos/ids/261723-750-750/frontal-118598.jpg?v=6367962968443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6.50</text:p>
          </table:table-cell>
          <table:table-cell table:style-name="ce1" office:value-type="string" calcext:value-type="string">
            <text:p>Metro</text:p>
          </table:table-cell>
          <table:table-cell table:formula="of:=VLOOKUP([.C1670];['file:///home/hernan/Descargas/BD%20BabyPromo.xlsx'#$CodBabyPromo.$B$1:.$I$198];8;0)" office:value-type="string" office:string-value="x2000007" calcext:value-type="string">
            <text:p>x2000007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Pampers Confort Sec Talla G Paquete 60 unid</text:p>
          </table:table-cell>
          <table:table-cell table:style-name="ce1" office:value-type="float" office:value="570583" calcext:value-type="float">
            <text:p>570583</text:p>
          </table:table-cell>
          <table:table-cell table:style-name="ce1" office:value-type="string" calcext:value-type="string">
            <text:p>Pampers</text:p>
          </table:table-cell>
          <table:table-cell table:style-name="ce2" office:value-type="string" calcext:value-type="string">
            <text:p><text:a xlink:href="https://wongfood.vteximg.com.br/arquivos/ids/261718-750-750/570583-01-118597.jpg?v=636796296756170000" xlink:type="simple">https://wongfood.vteximg.com.br/arquivos/ids/261718-750-750/570583-01-118597.jpg?v=636796296756170000</text:a></text:p>
          </table:table-cell>
          <table:table-cell table:style-name="ce1" office:value-type="string" calcext:value-type="string">
            <text:p>S/. 43.90</text:p>
          </table:table-cell>
          <table:table-cell table:style-name="ce1" office:value-type="string" calcext:value-type="string">
            <text:p>S/. 40.90</text:p>
          </table:table-cell>
          <table:table-cell table:style-name="ce1" office:value-type="string" calcext:value-type="string">
            <text:p>Metro</text:p>
          </table:table-cell>
          <table:table-cell table:formula="of:=VLOOKUP([.C1671];['file:///home/hernan/Descargas/BD%20BabyPromo.xlsx'#$CodBabyPromo.$B$1:.$I$198];8;0)" office:value-type="string" office:string-value="x2000006" calcext:value-type="string">
            <text:p>x2000006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Huggies Natural Care Primeros 100 Días Talla PR Paquete 30 unid</text:p>
          </table:table-cell>
          <table:table-cell table:style-name="ce1" office:value-type="float" office:value="375804" calcext:value-type="float">
            <text:p>375804</text:p>
          </table:table-cell>
          <table:table-cell table:style-name="ce1" office:value-type="string" calcext:value-type="string">
            <text:p>Huggies</text:p>
          </table:table-cell>
          <table:table-cell table:style-name="ce1" office:value-type="string" calcext:value-type="string">
            <text:p>https://wongfood.vteximg.com.br/arquivos/ids/163284-750-750/PAÑAL-HUGGIES--REC-NAC-PREMATURO-X30-UN-PAÑAL-HUGGI-REC-NA-1-76797.jpg?v=636409947018830000</text:p>
          </table:table-cell>
          <table:table-cell table:style-name="ce1" office:value-type="string" calcext:value-type="string">
            <text:p>S/. 18.10</text:p>
          </table:table-cell>
          <table:table-cell table:style-name="ce1" office:value-type="string" calcext:value-type="string">
            <text:p>S/. 17.80</text:p>
          </table:table-cell>
          <table:table-cell table:style-name="ce1" office:value-type="string" calcext:value-type="string">
            <text:p>Metro</text:p>
          </table:table-cell>
          <table:table-cell table:formula="of:=VLOOKUP([.C1672];['file:///home/hernan/Descargas/BD%20BabyPromo.xlsx'#$CodBabyPromo.$B$1:.$I$198];8;0)" office:value-type="string" office:string-value="x2000001" calcext:value-type="string">
            <text:p>x2000001</text:p>
          </table:table-cell>
          <table:table-cell table:number-columns-repeated="1015"/>
        </table:table-row>
        <table:table-row table:style-name="ro1" table:visibility="collapse">
          <table:table-cell table:style-name="ce1" office:value-type="float" office:value="201944" calcext:value-type="float">
            <text:p>201944</text:p>
          </table:table-cell>
          <table:table-cell table:style-name="ce1" office:value-type="string" calcext:value-type="string">
            <text:p>Pañales para Bebé Huggies Natural Care Primeros 100 Días Talla P Paquete 30 unid</text:p>
          </table:table-cell>
          <table:table-cell table:style-name="ce1" office:value-type="float" office:value="534674" calcext:value-type="float">
            <text:p>534674</text:p>
          </table:table-cell>
          <table:table-cell table:style-name="ce1" office:value-type="string" calcext:value-type="string">
            <text:p>Huggies</text:p>
          </table:table-cell>
          <table:table-cell table:style-name="ce2" office:value-type="string" calcext:value-type="string">
            <text:p><text:a xlink:href="https://wongfood.vteximg.com.br/arquivos/ids/231601-750-750/534674-01-73631.jpg?v=636670152536730000" xlink:type="simple">https://wongfood.vteximg.com.br/arquivos/ids/231601-750-750/534674-01-73631.jpg?v=636670152536730000</text:a></text:p>
          </table:table-cell>
          <table:table-cell table:style-name="ce1" office:value-type="string" calcext:value-type="string">
            <text:p>S/. 0.00</text:p>
          </table:table-cell>
          <table:table-cell table:style-name="ce1" office:value-type="string" calcext:value-type="string">
            <text:p>S/. 26.90</text:p>
          </table:table-cell>
          <table:table-cell table:style-name="ce1" office:value-type="string" calcext:value-type="string">
            <text:p>Metro</text:p>
          </table:table-cell>
          <table:table-cell table:formula="of:=VLOOKUP([.C1673];['file:///home/hernan/Descargas/BD%20BabyPromo.xlsx'#$CodBabyPromo.$B$1:.$I$198];8;0)" office:value-type="string" office:string-value="x2000003" calcext:value-type="string">
            <text:p>x2000003</text:p>
          </table:table-cell>
          <table:table-cell table:number-columns-repeated="1015"/>
        </table:table-row>
        <table:table-row table:style-name="ro1" table:number-rows-repeated="335">
          <table:table-cell table:style-name="ce1" table:number-columns-repeated="8"/>
          <table:table-cell table:number-columns-repeated="1016"/>
        </table:table-row>
        <table:table-row table:style-name="ro2" table:number-rows-repeated="104656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HISTORICO.$A$1" table:cell-range-address="$HISTORICO.$A$1:.$I$1673"/>
        </table:named-expressions>
      </table:table>
      <table:table table:name="'file:///home/hernan/Descargas/BD%20BabyPromo.xlsx'#CodBabyPromo" table:print="false" table:style-name="ta_extref">
        <table:table-source xlink:type="simple" xlink:href="../../../../Descargas/BD%20BabyPromo.xlsx" table:table-name="CodBabyPromo" table:mode="copy-results-only"/>
        <table:table-column table:number-columns-repeated="6"/>
        <table:table-row>
          <table:table-cell/>
          <table:table-cell office:value-type="string">
            <text:p>codigo</text:p>
          </table:table-cell>
          <table:table-cell office:value-type="string">
            <text:p>Babysec</text:p>
          </table:table-cell>
          <table:table-cell office:value-type="string">
            <text:p>LS</text:p>
          </table:table-cell>
          <table:table-cell office:value-type="float" office:value="38">
            <text:p>38</text:p>
          </table:table-cell>
          <table:table-cell office:value-type="string">
            <text:p>x2000081</text:p>
          </table:table-cell>
        </table:table-row>
        <table:table-row>
          <table:table-cell/>
          <table:table-cell office:value-type="float" office:value="375804">
            <text:p>375804</text:p>
          </table:table-cell>
          <table:table-cell office:value-type="string">
            <text:p>Babysec</text:p>
          </table:table-cell>
          <table:table-cell office:value-type="string">
            <text:p>CS</text:p>
          </table:table-cell>
          <table:table-cell office:value-type="float" office:value="112">
            <text:p>112</text:p>
          </table:table-cell>
          <table:table-cell office:value-type="string">
            <text:p>x2000083</text:p>
          </table:table-cell>
        </table:table-row>
        <table:table-row>
          <table:table-cell/>
          <table:table-cell office:value-type="float" office:value="534674">
            <text:p>534674</text:p>
          </table:table-cell>
          <table:table-cell office:value-type="string">
            <text:p>Babysec</text:p>
          </table:table-cell>
          <table:table-cell office:value-type="string">
            <text:p>NC AP NA</text:p>
          </table:table-cell>
          <table:table-cell office:value-type="float" office:value="60">
            <text:p>60</text:p>
          </table:table-cell>
          <table:table-cell office:value-type="string">
            <text:p>x2000084</text:p>
          </table:table-cell>
        </table:table-row>
        <table:table-row>
          <table:table-cell/>
          <table:table-cell office:value-type="float" office:value="546460">
            <text:p>546460</text:p>
          </table:table-cell>
          <table:table-cell office:value-type="string">
            <text:p>Pampers</text:p>
          </table:table-cell>
          <table:table-cell office:value-type="string">
            <text:p>SP CT</text:p>
          </table:table-cell>
          <table:table-cell office:value-type="float" office:value="40">
            <text:p>40</text:p>
          </table:table-cell>
          <table:table-cell office:value-type="string">
            <text:p>x2000085</text:p>
          </table:table-cell>
        </table:table-row>
        <table:table-row>
          <table:table-cell/>
          <table:table-cell office:value-type="float" office:value="568073">
            <text:p>568073</text:p>
          </table:table-cell>
          <table:table-cell office:value-type="string">
            <text:p>TIPO</text:p>
          </table:table-cell>
          <table:table-cell office:value-type="string">
            <text:p>P</text:p>
          </table:table-cell>
          <table:table-cell office:value-type="float" office:value="11">
            <text:p>11</text:p>
          </table:table-cell>
          <table:table-cell office:value-type="string">
            <text:p>x2000086</text:p>
          </table:table-cell>
        </table:table-row>
        <table:table-row>
          <table:table-cell/>
          <table:table-cell office:value-type="float" office:value="570583">
            <text:p>570583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float" office:value="72">
            <text:p>72</text:p>
          </table:table-cell>
          <table:table-cell office:value-type="string">
            <text:p>x2000087</text:p>
          </table:table-cell>
        </table:table-row>
        <table:table-row>
          <table:table-cell/>
          <table:table-cell office:value-type="float" office:value="570584">
            <text:p>570584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float" office:value="50">
            <text:p>50</text:p>
          </table:table-cell>
          <table:table-cell office:value-type="string">
            <text:p>x2000088</text:p>
          </table:table-cell>
        </table:table-row>
        <table:table-row>
          <table:table-cell/>
          <table:table-cell office:value-type="float" office:value="20130407">
            <text:p>20130407</text:p>
          </table:table-cell>
          <table:table-cell office:value-type="string">
            <text:p>P</text:p>
          </table:table-cell>
          <table:table-cell office:value-type="string">
            <text:p>CS</text:p>
          </table:table-cell>
          <table:table-cell office:value-type="float" office:value="56">
            <text:p>56</text:p>
          </table:table-cell>
          <table:table-cell office:value-type="string">
            <text:p>x2000089</text:p>
          </table:table-cell>
        </table:table-row>
        <table:table-row>
          <table:table-cell/>
          <table:table-cell office:value-type="float" office:value="716173">
            <text:p>716173</text:p>
          </table:table-cell>
          <table:table-cell office:value-type="string">
            <text:p>P</text:p>
          </table:table-cell>
          <table:table-cell office:value-type="string">
            <text:p>SIZE</text:p>
          </table:table-cell>
          <table:table-cell office:value-type="float" office:value="20">
            <text:p>20</text:p>
          </table:table-cell>
          <table:table-cell office:value-type="string">
            <text:p>x2000090</text:p>
          </table:table-cell>
        </table:table-row>
        <table:table-row>
          <table:table-cell/>
          <table:table-cell office:value-type="float" office:value="716174">
            <text:p>716174</text:p>
          </table:table-cell>
          <table:table-cell office:value-type="string">
            <text:p>P</text:p>
          </table:table-cell>
          <table:table-cell office:value-type="string">
            <text:p>PR</text:p>
          </table:table-cell>
          <table:table-cell office:value-type="float" office:value="48">
            <text:p>48</text:p>
          </table:table-cell>
          <table:table-cell office:value-type="string">
            <text:p>x2000056</text:p>
          </table:table-cell>
        </table:table-row>
        <table:table-row>
          <table:table-cell/>
          <table:table-cell office:value-type="float" office:value="716175">
            <text:p>716175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float" office:value="72">
            <text:p>72</text:p>
          </table:table-cell>
          <table:table-cell office:value-type="string">
            <text:p>x2000091</text:p>
          </table:table-cell>
        </table:table-row>
        <table:table-row>
          <table:table-cell/>
          <table:table-cell office:value-type="float" office:value="716176">
            <text:p>716176</text:p>
          </table:table-cell>
          <table:table-cell office:value-type="string">
            <text:p>P</text:p>
          </table:table-cell>
          <table:table-cell office:value-type="string">
            <text:p>RN</text:p>
          </table:table-cell>
          <table:table-cell office:value-type="float" office:value="48">
            <text:p>48</text:p>
          </table:table-cell>
          <table:table-cell office:value-type="string">
            <text:p>x2000092</text:p>
          </table:table-cell>
        </table:table-row>
        <table:table-row>
          <table:table-cell/>
          <table:table-cell office:value-type="float" office:value="727568">
            <text:p>727568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string">
            <text:p>PRESENT</text:p>
          </table:table-cell>
          <table:table-cell office:value-type="string">
            <text:p>x2000093</text:p>
          </table:table-cell>
        </table:table-row>
        <table:table-row>
          <table:table-cell/>
          <table:table-cell office:value-type="float" office:value="735461">
            <text:p>735461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PAQ</text:p>
          </table:table-cell>
          <table:table-cell office:value-type="string">
            <text:p>x2000041</text:p>
          </table:table-cell>
        </table:table-row>
        <table:table-row>
          <table:table-cell/>
          <table:table-cell office:value-type="float" office:value="735462">
            <text:p>735462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string">
            <text:p>30x1</text:p>
          </table:table-cell>
          <table:table-cell office:value-type="string">
            <text:p>x2000032</text:p>
          </table:table-cell>
        </table:table-row>
        <table:table-row>
          <table:table-cell/>
          <table:table-cell office:value-type="float" office:value="738808">
            <text:p>738808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string">
            <text:p>60x1</text:p>
          </table:table-cell>
          <table:table-cell office:value-type="string">
            <text:p>x2000057</text:p>
          </table:table-cell>
        </table:table-row>
        <table:table-row>
          <table:table-cell/>
          <table:table-cell office:value-type="float" office:value="738809">
            <text:p>738809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32X1</text:p>
          </table:table-cell>
        </table:table-row>
        <table:table-row>
          <table:table-cell/>
          <table:table-cell office:value-type="float" office:value="740985">
            <text:p>740985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60X1</text:p>
          </table:table-cell>
        </table:table-row>
        <table:table-row>
          <table:table-cell/>
          <table:table-cell office:value-type="float" office:value="534673">
            <text:p>534673</text:p>
          </table:table-cell>
          <table:table-cell office:value-type="string">
            <text:p>P</text:p>
          </table:table-cell>
          <table:table-cell office:value-type="string">
            <text:p>XG</text:p>
          </table:table-cell>
          <table:table-cell office:value-type="string">
            <text:p>46X1</text:p>
          </table:table-cell>
        </table:table-row>
        <table:table-row>
          <table:table-cell/>
          <table:table-cell office:value-type="float" office:value="20062431">
            <text:p>20062431</text:p>
          </table:table-cell>
          <table:table-cell office:value-type="string">
            <text:p>P</text:p>
          </table:table-cell>
          <table:table-cell office:value-type="string">
            <text:p>XXG</text:p>
          </table:table-cell>
          <table:table-cell office:value-type="string">
            <text:p>46X1</text:p>
          </table:table-cell>
        </table:table-row>
        <table:table-row>
          <table:table-cell/>
          <table:table-cell office:value-type="float" office:value="20071392">
            <text:p>2007139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38X1</text:p>
          </table:table-cell>
        </table:table-row>
        <table:table-row>
          <table:table-cell/>
          <table:table-cell office:value-type="float" office:value="20110696">
            <text:p>20110696</text:p>
          </table:table-cell>
          <table:table-cell office:value-type="string">
            <text:p>B</text:p>
          </table:table-cell>
          <table:table-cell office:value-type="string">
            <text:p>XXG</text:p>
          </table:table-cell>
          <table:table-cell office:value-type="string">
            <text:p>38X1</text:p>
          </table:table-cell>
        </table:table-row>
        <table:table-row>
          <table:table-cell/>
          <table:table-cell office:value-type="float" office:value="20110702">
            <text:p>20110702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string">
            <text:p>34X1</text:p>
          </table:table-cell>
        </table:table-row>
        <table:table-row>
          <table:table-cell/>
          <table:table-cell office:value-type="float" office:value="535140003">
            <text:p>535140003</text:p>
          </table:table-cell>
          <table:table-cell office:value-type="string">
            <text:p>P</text:p>
          </table:table-cell>
          <table:table-cell office:value-type="string">
            <text:p>XG</text:p>
          </table:table-cell>
          <table:table-cell office:value-type="string">
            <text:p>34X1</text:p>
          </table:table-cell>
        </table:table-row>
        <table:table-row>
          <table:table-cell/>
          <table:table-cell office:value-type="float" office:value="20110704">
            <text:p>20110704</text:p>
          </table:table-cell>
          <table:table-cell office:value-type="string">
            <text:p>B</text:p>
          </table:table-cell>
          <table:table-cell office:value-type="string">
            <text:p>XXG</text:p>
          </table:table-cell>
          <table:table-cell office:value-type="string">
            <text:p>24X1</text:p>
          </table:table-cell>
        </table:table-row>
        <table:table-row>
          <table:table-cell/>
          <table:table-cell office:value-type="float" office:value="535140004">
            <text:p>535140004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44X1</text:p>
          </table:table-cell>
        </table:table-row>
        <table:table-row>
          <table:table-cell/>
          <table:table-cell office:value-type="float" office:value="20126866">
            <text:p>20126866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string">
            <text:p>36X1</text:p>
          </table:table-cell>
        </table:table-row>
        <table:table-row>
          <table:table-cell/>
          <table:table-cell office:value-type="float" office:value="20129416">
            <text:p>20129416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string">
            <text:p>46X2</text:p>
          </table:table-cell>
        </table:table-row>
        <table:table-row>
          <table:table-cell/>
          <table:table-cell office:value-type="float" office:value="570586005">
            <text:p>570586005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42X2</text:p>
          </table:table-cell>
        </table:table-row>
        <table:table-row>
          <table:table-cell/>
          <table:table-cell office:value-type="float" office:value="20130647">
            <text:p>20130647</text:p>
          </table:table-cell>
          <table:table-cell office:value-type="string">
            <text:p>P</text:p>
          </table:table-cell>
          <table:table-cell office:value-type="string">
            <text:p>XG</text:p>
          </table:table-cell>
          <table:table-cell office:value-type="string">
            <text:p>11X1</text:p>
          </table:table-cell>
        </table:table-row>
        <table:table-row>
          <table:table-cell/>
          <table:table-cell office:value-type="float" office:value="20138539">
            <text:p>20138539</text:p>
          </table:table-cell>
          <table:table-cell office:value-type="string">
            <text:p>P</text:p>
          </table:table-cell>
          <table:table-cell office:value-type="string">
            <text:p>XG</text:p>
          </table:table-cell>
          <table:table-cell office:value-type="string">
            <text:p>50x1</text:p>
          </table:table-cell>
        </table:table-row>
        <table:table-row>
          <table:table-cell/>
          <table:table-cell office:value-type="float" office:value="20138540">
            <text:p>20138540</text:p>
          </table:table-cell>
          <table:table-cell office:value-type="string">
            <text:p>P</text:p>
          </table:table-cell>
          <table:table-cell office:value-type="string">
            <text:p>XG</text:p>
          </table:table-cell>
          <table:table-cell office:value-type="string">
            <text:p>50X1</text:p>
          </table:table-cell>
        </table:table-row>
        <table:table-row>
          <table:table-cell/>
          <table:table-cell office:value-type="float" office:value="20141310">
            <text:p>20141310</text:p>
          </table:table-cell>
          <table:table-cell office:value-type="string">
            <text:p>P</text:p>
          </table:table-cell>
          <table:table-cell office:value-type="string">
            <text:p>XXG</text:p>
          </table:table-cell>
          <table:table-cell office:value-type="string">
            <text:p>10X1</text:p>
          </table:table-cell>
        </table:table-row>
        <table:table-row>
          <table:table-cell/>
          <table:table-cell office:value-type="float" office:value="717209001">
            <text:p>717209001</text:p>
          </table:table-cell>
          <table:table-cell office:value-type="string">
            <text:p>P</text:p>
          </table:table-cell>
          <table:table-cell office:value-type="string">
            <text:p>XXG</text:p>
          </table:table-cell>
          <table:table-cell office:value-type="string">
            <text:p>40X1</text:p>
          </table:table-cell>
        </table:table-row>
        <table:table-row>
          <table:table-cell/>
          <table:table-cell office:value-type="float" office:value="20141311">
            <text:p>20141311</text:p>
          </table:table-cell>
          <table:table-cell office:value-type="string">
            <text:p>P</text:p>
          </table:table-cell>
          <table:table-cell office:value-type="string">
            <text:p>XG</text:p>
          </table:table-cell>
          <table:table-cell office:value-type="string">
            <text:p>40X1</text:p>
          </table:table-cell>
        </table:table-row>
        <table:table-row>
          <table:table-cell/>
          <table:table-cell office:value-type="float" office:value="717209002">
            <text:p>717209002</text:p>
          </table:table-cell>
          <table:table-cell office:value-type="string">
            <text:p>P</text:p>
          </table:table-cell>
          <table:table-cell office:value-type="string">
            <text:p>XXG</text:p>
          </table:table-cell>
          <table:table-cell office:value-type="string">
            <text:p>40x1</text:p>
          </table:table-cell>
        </table:table-row>
        <table:table-row>
          <table:table-cell/>
          <table:table-cell office:value-type="float" office:value="20144827">
            <text:p>20144827</text:p>
          </table:table-cell>
          <table:table-cell office:value-type="string">
            <text:p>P</text:p>
          </table:table-cell>
          <table:table-cell office:value-type="string">
            <text:p>XXG</text:p>
          </table:table-cell>
          <table:table-cell office:value-type="string">
            <text:p>36X1</text:p>
          </table:table-cell>
        </table:table-row>
        <table:table-row>
          <table:table-cell/>
          <table:table-cell office:value-type="float" office:value="575775002">
            <text:p>575775002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36x1</text:p>
          </table:table-cell>
        </table:table-row>
        <table:table-row>
          <table:table-cell/>
          <table:table-cell office:value-type="float" office:value="20144830">
            <text:p>20144830</text:p>
          </table:table-cell>
          <table:table-cell office:value-type="string">
            <text:p>P</text:p>
          </table:table-cell>
          <table:table-cell office:value-type="string">
            <text:p>XG</text:p>
          </table:table-cell>
          <table:table-cell office:value-type="string">
            <text:p>100X1</text:p>
          </table:table-cell>
        </table:table-row>
        <table:table-row>
          <table:table-cell/>
          <table:table-cell office:value-type="float" office:value="575775005">
            <text:p>575775005</text:p>
          </table:table-cell>
          <table:table-cell office:value-type="string">
            <text:p>P</text:p>
          </table:table-cell>
          <table:table-cell office:value-type="string">
            <text:p>XXG</text:p>
          </table:table-cell>
          <table:table-cell office:value-type="string">
            <text:p>28X1</text:p>
          </table:table-cell>
        </table:table-row>
        <table:table-row>
          <table:table-cell/>
          <table:table-cell office:value-type="float" office:value="20145310">
            <text:p>20145310</text:p>
          </table:table-cell>
          <table:table-cell office:value-type="string">
            <text:p>P</text:p>
          </table:table-cell>
          <table:table-cell office:value-type="string">
            <text:p>XG</text:p>
          </table:table-cell>
          <table:table-cell office:value-type="string">
            <text:p>28X1</text:p>
          </table:table-cell>
        </table:table-row>
        <table:table-row>
          <table:table-cell/>
          <table:table-cell office:value-type="float" office:value="20145311">
            <text:p>20145311</text:p>
          </table:table-cell>
          <table:table-cell office:value-type="string">
            <text:p>P</text:p>
          </table:table-cell>
          <table:table-cell office:value-type="string">
            <text:p>XG</text:p>
          </table:table-cell>
          <table:table-cell office:value-type="string">
            <text:p>112X1</text:p>
          </table:table-cell>
        </table:table-row>
        <table:table-row>
          <table:table-cell/>
          <table:table-cell office:value-type="float" office:value="20148264">
            <text:p>20148264</text:p>
          </table:table-cell>
          <table:table-cell office:value-type="string">
            <text:p>P</text:p>
          </table:table-cell>
          <table:table-cell office:value-type="string">
            <text:p>XXG</text:p>
          </table:table-cell>
          <table:table-cell office:value-type="string">
            <text:p>60X1</text:p>
          </table:table-cell>
        </table:table-row>
        <table:table-row>
          <table:table-cell/>
          <table:table-cell office:value-type="float" office:value="727566001">
            <text:p>727566001</text:p>
          </table:table-cell>
          <table:table-cell office:value-type="string">
            <text:p>P</text:p>
          </table:table-cell>
          <table:table-cell office:value-type="string">
            <text:p>XXG</text:p>
          </table:table-cell>
          <table:table-cell office:value-type="string">
            <text:p>60X1</text:p>
          </table:table-cell>
        </table:table-row>
        <table:table-row>
          <table:table-cell/>
          <table:table-cell office:value-type="float" office:value="20148265">
            <text:p>20148265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52X2</text:p>
          </table:table-cell>
        </table:table-row>
        <table:table-row>
          <table:table-cell/>
          <table:table-cell office:value-type="float" office:value="727566002">
            <text:p>72756600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52X2</text:p>
          </table:table-cell>
        </table:table-row>
        <table:table-row>
          <table:table-cell/>
          <table:table-cell office:value-type="float" office:value="20148267">
            <text:p>20148267</text:p>
          </table:table-cell>
          <table:table-cell office:value-type="string">
            <text:p>P</text:p>
          </table:table-cell>
          <table:table-cell office:value-type="string">
            <text:p>XXG</text:p>
          </table:table-cell>
          <table:table-cell office:value-type="string">
            <text:p>48X2</text:p>
          </table:table-cell>
        </table:table-row>
        <table:table-row>
          <table:table-cell/>
          <table:table-cell office:value-type="float" office:value="727565001">
            <text:p>727565001</text:p>
          </table:table-cell>
          <table:table-cell office:value-type="string">
            <text:p>P</text:p>
          </table:table-cell>
          <table:table-cell office:value-type="string">
            <text:p>XXG</text:p>
          </table:table-cell>
          <table:table-cell office:value-type="string">
            <text:p>48X2</text:p>
          </table:table-cell>
        </table:table-row>
        <table:table-row>
          <table:table-cell/>
          <table:table-cell office:value-type="float" office:value="20159740">
            <text:p>20159740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62X1</text:p>
          </table:table-cell>
        </table:table-row>
        <table:table-row>
          <table:table-cell/>
          <table:table-cell office:value-type="float" office:value="732128001">
            <text:p>732128001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62X1</text:p>
          </table:table-cell>
        </table:table-row>
        <table:table-row>
          <table:table-cell/>
          <table:table-cell office:value-type="float" office:value="20159742">
            <text:p>20159742</text:p>
          </table:table-cell>
          <table:table-cell office:value-type="string">
            <text:p>P</text:p>
          </table:table-cell>
          <table:table-cell office:value-type="string">
            <text:p>XG</text:p>
          </table:table-cell>
          <table:table-cell office:value-type="string">
            <text:p>42X1</text:p>
          </table:table-cell>
        </table:table-row>
        <table:table-row>
          <table:table-cell/>
          <table:table-cell office:value-type="float" office:value="732128004">
            <text:p>732128004</text:p>
          </table:table-cell>
          <table:table-cell office:value-type="string">
            <text:p>P</text:p>
          </table:table-cell>
          <table:table-cell office:value-type="string">
            <text:p>XG</text:p>
          </table:table-cell>
          <table:table-cell office:value-type="string">
            <text:p>42X1</text:p>
          </table:table-cell>
        </table:table-row>
        <table:table-row>
          <table:table-cell/>
          <table:table-cell office:value-type="float" office:value="20160925">
            <text:p>20160925</text:p>
          </table:table-cell>
          <table:table-cell office:value-type="string">
            <text:p>P</text:p>
          </table:table-cell>
          <table:table-cell office:value-type="string">
            <text:p>XXG</text:p>
          </table:table-cell>
          <table:table-cell office:value-type="string">
            <text:p>72X1</text:p>
          </table:table-cell>
        </table:table-row>
        <table:table-row>
          <table:table-cell/>
          <table:table-cell office:value-type="float" office:value="20160926">
            <text:p>20160926</text:p>
          </table:table-cell>
          <table:table-cell office:value-type="string">
            <text:p>P</text:p>
          </table:table-cell>
          <table:table-cell office:value-type="string">
            <text:p>XXG</text:p>
          </table:table-cell>
          <table:table-cell office:value-type="string">
            <text:p>64X1</text:p>
          </table:table-cell>
        </table:table-row>
        <table:table-row>
          <table:table-cell/>
          <table:table-cell office:value-type="float" office:value="477748004">
            <text:p>477748004</text:p>
          </table:table-cell>
          <table:table-cell office:value-type="string">
            <text:p>P</text:p>
          </table:table-cell>
          <table:table-cell office:value-type="string">
            <text:p>XG</text:p>
          </table:table-cell>
          <table:table-cell office:value-type="string">
            <text:p>42X1</text:p>
          </table:table-cell>
        </table:table-row>
        <table:table-row>
          <table:table-cell/>
          <table:table-cell office:value-type="float" office:value="535137002">
            <text:p>535137002</text:p>
          </table:table-cell>
          <table:table-cell office:value-type="string">
            <text:p>P</text:p>
          </table:table-cell>
          <table:table-cell office:value-type="string">
            <text:p>XG</text:p>
          </table:table-cell>
          <table:table-cell office:value-type="string">
            <text:p>42x1</text:p>
          </table:table-cell>
        </table:table-row>
        <table:table-row>
          <table:table-cell/>
          <table:table-cell office:value-type="float" office:value="535138002">
            <text:p>535138002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38X1</text:p>
          </table:table-cell>
        </table:table-row>
        <table:table-row>
          <table:table-cell/>
          <table:table-cell office:value-type="float" office:value="535139004">
            <text:p>535139004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38x1</text:p>
          </table:table-cell>
        </table:table-row>
        <table:table-row>
          <table:table-cell/>
          <table:table-cell office:value-type="float" office:value="20110698">
            <text:p>20110698</text:p>
          </table:table-cell>
          <table:table-cell office:value-type="string">
            <text:p>P</text:p>
          </table:table-cell>
          <table:table-cell office:value-type="string">
            <text:p>XXG</text:p>
          </table:table-cell>
          <table:table-cell office:value-type="string">
            <text:p>42X1</text:p>
          </table:table-cell>
        </table:table-row>
        <table:table-row>
          <table:table-cell/>
          <table:table-cell office:value-type="float" office:value="568094001">
            <text:p>568094001</text:p>
          </table:table-cell>
          <table:table-cell office:value-type="string">
            <text:p>P</text:p>
          </table:table-cell>
          <table:table-cell office:value-type="string">
            <text:p>XXG</text:p>
          </table:table-cell>
          <table:table-cell office:value-type="string">
            <text:p>42x1</text:p>
          </table:table-cell>
        </table:table-row>
        <table:table-row>
          <table:table-cell/>
          <table:table-cell office:value-type="float" office:value="568094002">
            <text:p>568094002</text:p>
          </table:table-cell>
          <table:table-cell office:value-type="string">
            <text:p>P</text:p>
          </table:table-cell>
          <table:table-cell office:value-type="string">
            <text:p>XXG</text:p>
          </table:table-cell>
          <table:table-cell office:value-type="string">
            <text:p>58X2</text:p>
          </table:table-cell>
        </table:table-row>
        <table:table-row>
          <table:table-cell/>
          <table:table-cell office:value-type="float" office:value="568094004">
            <text:p>568094004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string">
            <text:p>58X2</text:p>
          </table:table-cell>
        </table:table-row>
        <table:table-row>
          <table:table-cell/>
          <table:table-cell office:value-type="float" office:value="570586003">
            <text:p>570586003</text:p>
          </table:table-cell>
          <table:table-cell office:value-type="string">
            <text:p>P</text:p>
          </table:table-cell>
          <table:table-cell office:value-type="string">
            <text:p>XXG</text:p>
          </table:table-cell>
          <table:table-cell office:value-type="string">
            <text:p>44X2</text:p>
          </table:table-cell>
        </table:table-row>
        <table:table-row>
          <table:table-cell/>
          <table:table-cell office:value-type="float" office:value="20129414">
            <text:p>20129414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44X2</text:p>
          </table:table-cell>
        </table:table-row>
        <table:table-row>
          <table:table-cell/>
          <table:table-cell office:value-type="float" office:value="570586004">
            <text:p>570586004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22x1</text:p>
          </table:table-cell>
        </table:table-row>
        <table:table-row>
          <table:table-cell/>
          <table:table-cell office:value-type="float" office:value="570587002">
            <text:p>570587002</text:p>
          </table:table-cell>
          <table:table-cell office:value-type="string">
            <text:p>P</text:p>
          </table:table-cell>
          <table:table-cell office:value-type="string">
            <text:p>XXG</text:p>
          </table:table-cell>
          <table:table-cell office:value-type="string">
            <text:p>30x1</text:p>
          </table:table-cell>
        </table:table-row>
        <table:table-row>
          <table:table-cell/>
          <table:table-cell office:value-type="float" office:value="570587003">
            <text:p>570587003</text:p>
          </table:table-cell>
          <table:table-cell office:value-type="string">
            <text:p>P</text:p>
          </table:table-cell>
          <table:table-cell office:value-type="string">
            <text:p>XXG</text:p>
          </table:table-cell>
          <table:table-cell office:value-type="string">
            <text:p>48X1</text:p>
          </table:table-cell>
        </table:table-row>
        <table:table-row>
          <table:table-cell/>
          <table:table-cell office:value-type="float" office:value="570587004">
            <text:p>570587004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54x1</text:p>
          </table:table-cell>
        </table:table-row>
        <table:table-row>
          <table:table-cell/>
          <table:table-cell office:value-type="float" office:value="570588001">
            <text:p>570588001</text:p>
          </table:table-cell>
          <table:table-cell office:value-type="string">
            <text:p>P</text:p>
          </table:table-cell>
          <table:table-cell office:value-type="string">
            <text:p>XG</text:p>
          </table:table-cell>
          <table:table-cell office:value-type="string">
            <text:p>54x1</text:p>
          </table:table-cell>
        </table:table-row>
        <table:table-row>
          <table:table-cell/>
          <table:table-cell office:value-type="float" office:value="570588002">
            <text:p>570588002</text:p>
          </table:table-cell>
          <table:table-cell office:value-type="string">
            <text:p>P</text:p>
          </table:table-cell>
          <table:table-cell office:value-type="string">
            <text:p>XXG</text:p>
          </table:table-cell>
          <table:table-cell office:value-type="string">
            <text:p>36x1</text:p>
          </table:table-cell>
        </table:table-row>
        <table:table-row>
          <table:table-cell/>
          <table:table-cell office:value-type="float" office:value="575775001">
            <text:p>575775001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36x1</text:p>
          </table:table-cell>
        </table:table-row>
        <table:table-row>
          <table:table-cell/>
          <table:table-cell office:value-type="float" office:value="575775003">
            <text:p>575775003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48X1</text:p>
          </table:table-cell>
        </table:table-row>
        <table:table-row>
          <table:table-cell/>
          <table:table-cell office:value-type="float" office:value="575775004">
            <text:p>575775004</text:p>
          </table:table-cell>
          <table:table-cell office:value-type="string">
            <text:p>P</text:p>
          </table:table-cell>
          <table:table-cell office:value-type="string">
            <text:p>XG</text:p>
          </table:table-cell>
          <table:table-cell office:value-type="string">
            <text:p>42X1</text:p>
          </table:table-cell>
        </table:table-row>
        <table:table-row>
          <table:table-cell/>
          <table:table-cell office:value-type="float" office:value="702188001">
            <text:p>702188001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40X1</text:p>
          </table:table-cell>
        </table:table-row>
        <table:table-row>
          <table:table-cell/>
          <table:table-cell office:value-type="float" office:value="702188002">
            <text:p>702188002</text:p>
          </table:table-cell>
          <table:table-cell office:value-type="string">
            <text:p>P</text:p>
          </table:table-cell>
          <table:table-cell office:value-type="string">
            <text:p>XXG</text:p>
          </table:table-cell>
          <table:table-cell office:value-type="string">
            <text:p>34X1</text:p>
          </table:table-cell>
        </table:table-row>
        <table:table-row>
          <table:table-cell/>
          <table:table-cell office:value-type="float" office:value="702188003">
            <text:p>702188003</text:p>
          </table:table-cell>
          <table:table-cell office:value-type="string">
            <text:p>P</text:p>
          </table:table-cell>
          <table:table-cell office:value-type="string">
            <text:p>XG</text:p>
          </table:table-cell>
          <table:table-cell office:value-type="string">
            <text:p>34X1</text:p>
          </table:table-cell>
        </table:table-row>
        <table:table-row>
          <table:table-cell/>
          <table:table-cell office:value-type="float" office:value="717431001">
            <text:p>71743100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28X1</text:p>
          </table:table-cell>
        </table:table-row>
        <table:table-row>
          <table:table-cell/>
          <table:table-cell office:value-type="float" office:value="717431002">
            <text:p>717431002</text:p>
          </table:table-cell>
          <table:table-cell office:value-type="string">
            <text:p>P</text:p>
          </table:table-cell>
          <table:table-cell office:value-type="string">
            <text:p>XG</text:p>
          </table:table-cell>
          <table:table-cell office:value-type="string">
            <text:p>34X1</text:p>
          </table:table-cell>
        </table:table-row>
        <table:table-row>
          <table:table-cell/>
          <table:table-cell office:value-type="float" office:value="717431003">
            <text:p>717431003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 office:value-type="string">
            <text:p>28X1</text:p>
          </table:table-cell>
        </table:table-row>
        <table:table-row>
          <table:table-cell/>
          <table:table-cell office:value-type="float" office:value="717431004">
            <text:p>717431004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28X1</text:p>
          </table:table-cell>
        </table:table-row>
        <table:table-row>
          <table:table-cell/>
          <table:table-cell office:value-type="float" office:value="727565002">
            <text:p>727565002</text:p>
          </table:table-cell>
          <table:table-cell office:value-type="string">
            <text:p>P</text:p>
          </table:table-cell>
          <table:table-cell office:value-type="string">
            <text:p>XG</text:p>
          </table:table-cell>
          <table:table-cell office:value-type="string">
            <text:p>72X1</text:p>
          </table:table-cell>
        </table:table-row>
        <table:table-row>
          <table:table-cell/>
          <table:table-cell office:value-type="float" office:value="727567002">
            <text:p>72756700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48X1</text:p>
          </table:table-cell>
        </table:table-row>
        <table:table-row>
          <table:table-cell/>
          <table:table-cell office:value-type="float" office:value="727569001">
            <text:p>727569001</text:p>
          </table:table-cell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string">
            <text:p>68X1</text:p>
          </table:table-cell>
        </table:table-row>
        <table:table-row>
          <table:table-cell/>
          <table:table-cell office:value-type="float" office:value="727569002">
            <text:p>727569002</text:p>
          </table:table-cell>
          <table:table-cell office:value-type="string">
            <text:p>P</text:p>
          </table:table-cell>
          <table:table-cell office:value-type="string">
            <text:p>XL</text:p>
          </table:table-cell>
          <table:table-cell office:value-type="string">
            <text:p>56X1</text:p>
          </table:table-cell>
        </table:table-row>
        <table:table-row>
          <table:table-cell/>
          <table:table-cell office:value-type="float" office:value="732128002">
            <text:p>73212800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46X1</text:p>
          </table:table-cell>
        </table:table-row>
        <table:table-row>
          <table:table-cell/>
          <table:table-cell office:value-type="float" office:value="732128003">
            <text:p>732128003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72X1</text:p>
          </table:table-cell>
        </table:table-row>
        <table:table-row>
          <table:table-cell/>
          <table:table-cell office:value-type="float" office:value="752967001">
            <text:p>752967001</text:p>
          </table:table-cell>
          <table:table-cell office:value-type="string">
            <text:p>P</text:p>
          </table:table-cell>
          <table:table-cell office:value-type="string">
            <text:p>XG</text:p>
          </table:table-cell>
          <table:table-cell office:value-type="string">
            <text:p>64X1</text:p>
          </table:table-cell>
        </table:table-row>
        <table:table-row>
          <table:table-cell/>
          <table:table-cell office:value-type="float" office:value="752967002">
            <text:p>752967002</text:p>
          </table:table-cell>
          <table:table-cell office:value-type="string">
            <text:p>P</text:p>
          </table:table-cell>
          <table:table-cell office:value-type="string">
            <text:p>XXG</text:p>
          </table:table-cell>
          <table:table-cell office:value-type="string">
            <text:p>52X1</text:p>
          </table:table-cell>
        </table:table-row>
        <table:table-row>
          <table:table-cell/>
          <table:table-cell office:value-type="float" office:value="752967003">
            <text:p>752967003</text:p>
          </table:table-cell>
          <table:table-cell office:value-type="string">
            <text:p>P</text:p>
          </table:table-cell>
          <table:table-cell office:value-type="string">
            <text:p>XXG</text:p>
          </table:table-cell>
          <table:table-cell office:value-type="string">
            <text:p>64X1</text:p>
          </table:table-cell>
        </table:table-row>
        <table:table-row>
          <table:table-cell/>
          <table:table-cell office:value-type="float" office:value="752967004">
            <text:p>752967004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58X1</text:p>
          </table:table-cell>
        </table:table-row>
        <table:table-row>
          <table:table-cell/>
          <table:table-cell office:value-type="float" office:value="20130556">
            <text:p>20130556</text:p>
          </table:table-cell>
          <table:table-cell office:value-type="string">
            <text:p>P</text:p>
          </table:table-cell>
          <table:table-cell office:value-type="string">
            <text:p>XG</text:p>
          </table:table-cell>
          <table:table-cell office:value-type="string">
            <text:p>48X1</text:p>
          </table:table-cell>
        </table:table-row>
        <table:table-row>
          <table:table-cell/>
          <table:table-cell office:value-type="float" office:value="535137001">
            <text:p>535137001</text:p>
          </table:table-cell>
          <table:table-cell office:value-type="string">
            <text:p>P</text:p>
          </table:table-cell>
          <table:table-cell office:value-type="string">
            <text:p>XXG</text:p>
          </table:table-cell>
          <table:table-cell office:value-type="string">
            <text:p>44X1</text:p>
          </table:table-cell>
        </table:table-row>
        <table:table-row>
          <table:table-cell/>
          <table:table-cell office:value-type="float" office:value="570586002">
            <text:p>57058600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38x1</text:p>
          </table:table-cell>
        </table:table-row>
        <table:table-row>
          <table:table-cell/>
          <table:table-cell office:value-type="float" office:value="20071393">
            <text:p>20071393</text:p>
          </table:table-cell>
          <table:table-cell office:value-type="string">
            <text:p>P</text:p>
          </table:table-cell>
          <table:table-cell office:value-type="string">
            <text:p>XG</text:p>
          </table:table-cell>
          <table:table-cell office:value-type="string">
            <text:p>28X1</text:p>
          </table:table-cell>
        </table:table-row>
        <table:table-row>
          <table:table-cell/>
          <table:table-cell office:value-type="float" office:value="20129427">
            <text:p>20129427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22X1</text:p>
          </table:table-cell>
        </table:table-row>
        <table:table-row>
          <table:table-cell/>
          <table:table-cell office:value-type="float" office:value="20110694">
            <text:p>20110694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20X1</text:p>
          </table:table-cell>
        </table:table-row>
        <table:table-row>
          <table:table-cell/>
          <table:table-cell office:value-type="float" office:value="20144828">
            <text:p>20144828</text:p>
          </table:table-cell>
          <table:table-cell office:value-type="string">
            <text:p>P</text:p>
          </table:table-cell>
          <table:table-cell office:value-type="string">
            <text:p>XG</text:p>
          </table:table-cell>
          <table:table-cell office:value-type="string">
            <text:p>64X2</text:p>
          </table:table-cell>
        </table:table-row>
        <table:table-row>
          <table:table-cell/>
          <table:table-cell office:value-type="float" office:value="402158">
            <text:p>402158</text:p>
          </table:table-cell>
          <table:table-cell office:value-type="string">
            <text:p>B</text:p>
          </table:table-cell>
          <table:table-cell office:value-type="string">
            <text:p>XXG</text:p>
          </table:table-cell>
          <table:table-cell office:value-type="string">
            <text:p>48X2</text:p>
          </table:table-cell>
        </table:table-row>
        <table:table-row>
          <table:table-cell/>
          <table:table-cell office:value-type="float" office:value="20145312">
            <text:p>20145312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52x1</text:p>
          </table:table-cell>
        </table:table-row>
        <table:table-row>
          <table:table-cell/>
          <table:table-cell office:value-type="float" office:value="477748001">
            <text:p>47774800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58x1</text:p>
          </table:table-cell>
        </table:table-row>
        <table:table-row>
          <table:table-cell/>
          <table:table-cell office:value-type="float" office:value="20129429">
            <text:p>20129429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42x1</text:p>
          </table:table-cell>
        </table:table-row>
        <table:table-row>
          <table:table-cell/>
          <table:table-cell office:value-type="string">
            <text:p>marca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38x1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112X1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60X1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40X1</text:p>
          </table:table-cell>
        </table:table-row>
        <table:table-row>
          <table:table-cell/>
          <table:table-cell office:value-type="string">
            <text:p>Pampers</text:p>
          </table:table-cell>
          <table:table-cell office:value-type="string">
            <text:p>MODELO</text:p>
          </table:table-cell>
          <table:table-cell office:value-type="string">
            <text:p>RN</text:p>
          </table:table-cell>
          <table:table-cell office:value-type="string">
            <text:p>10X1</text:p>
          </table:table-cell>
        </table:table-row>
        <table:table-row>
          <table:table-cell/>
          <table:table-cell office:value-type="string">
            <text:p>Pampers</text:p>
          </table:table-cell>
          <table:table-cell office:value-type="string">
            <text:p>NC PD</text:p>
          </table:table-cell>
          <table:table-cell office:value-type="string">
            <text:p>XXG</text:p>
          </table:table-cell>
          <table:table-cell office:value-type="string">
            <text:p>72X1</text:p>
          </table:table-cell>
        </table:table-row>
        <table:table-row>
          <table:table-cell/>
          <table:table-cell office:value-type="string">
            <text:p>Pampers</text:p>
          </table:table-cell>
          <table:table-cell office:value-type="string">
            <text:p>NC PD</text:p>
          </table:table-cell>
          <table:table-cell office:value-type="string">
            <text:p>M</text:p>
          </table:table-cell>
          <table:table-cell office:value-type="string">
            <text:p>50X1</text:p>
          </table:table-cell>
        </table:table-row>
        <table:table-row>
          <table:table-cell/>
          <table:table-cell office:value-type="string">
            <text:p>Pampers</text:p>
          </table:table-cell>
          <table:table-cell office:value-type="string">
            <text:p>NC PD</text:p>
          </table:table-cell>
          <table:table-cell office:value-type="string">
            <text:p>XG</text:p>
          </table:table-cell>
          <table:table-cell office:value-type="string">
            <text:p>56X1</text:p>
          </table:table-cell>
        </table:table-row>
        <table:table-row>
          <table:table-cell/>
          <table:table-cell office:value-type="string">
            <text:p>Bio Baby</text:p>
          </table:table-cell>
          <table:table-cell office:value-type="string">
            <text:p>CS</text:p>
          </table:table-cell>
          <table:table-cell office:value-type="string">
            <text:p>Q</text:p>
          </table:table-cell>
          <table:table-cell office:value-type="string">
            <text:p>20X1</text:p>
          </table:table-cell>
        </table:table-row>
        <table:table-row>
          <table:table-cell/>
          <table:table-cell office:value-type="string">
            <text:p>Bio Baby</text:p>
          </table:table-cell>
          <table:table-cell office:value-type="string">
            <text:p>CS</text:p>
          </table:table-cell>
          <table:table-cell office:value-type="float" office:value="30">
            <text:p>30</text:p>
          </table:table-cell>
          <table:table-cell office:value-type="string">
            <text:p>48X1</text:p>
          </table:table-cell>
        </table:table-row>
        <table:table-row>
          <table:table-cell/>
          <table:table-cell office:value-type="string">
            <text:p>Bio Baby</text:p>
          </table:table-cell>
          <table:table-cell office:value-type="string">
            <text:p>CS</text:p>
          </table:table-cell>
          <table:table-cell office:value-type="float" office:value="30">
            <text:p>30</text:p>
          </table:table-cell>
          <table:table-cell office:value-type="string">
            <text:p>72X1</text:p>
          </table:table-cell>
        </table:table-row>
        <table:table-row>
          <table:table-cell/>
          <table:table-cell office:value-type="string">
            <text:p>Bio Baby</text:p>
          </table:table-cell>
          <table:table-cell office:value-type="string">
            <text:p>CS</text:p>
          </table:table-cell>
          <table:table-cell office:value-type="float" office:value="60">
            <text:p>60</text:p>
          </table:table-cell>
          <table:table-cell office:value-type="string">
            <text:p>48X1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Bio Baby</text:p>
          </table:table-cell>
          <table:table-cell office:value-type="float" office:value="32">
            <text:p>32</text:p>
          </table:table-cell>
          <table:table-cell office:value-type="string">
            <text:p>CodBaby</text:p>
          </table:table-cell>
        </table:table-row>
        <table:table-row>
          <table:table-cell/>
          <table:table-cell office:value-type="string">
            <text:p>Pampers</text:p>
          </table:table-cell>
          <table:table-cell office:value-type="string">
            <text:p>Bio Baby</text:p>
          </table:table-cell>
          <table:table-cell office:value-type="float" office:value="60">
            <text:p>60</text:p>
          </table:table-cell>
          <table:table-cell office:value-type="string">
            <text:p>x2000001</text:p>
          </table:table-cell>
        </table:table-row>
        <table:table-row>
          <table:table-cell/>
          <table:table-cell office:value-type="string">
            <text:p>Pampers</text:p>
          </table:table-cell>
          <table:table-cell office:value-type="string">
            <text:p>Bio Baby</text:p>
          </table:table-cell>
          <table:table-cell office:value-type="float" office:value="46">
            <text:p>46</text:p>
          </table:table-cell>
          <table:table-cell office:value-type="string">
            <text:p>x2000003</text:p>
          </table:table-cell>
        </table:table-row>
        <table:table-row>
          <table:table-cell/>
          <table:table-cell office:value-type="string">
            <text:p>Babysec</text:p>
          </table:table-cell>
          <table:table-cell office:value-type="string">
            <text:p>Bio Baby</text:p>
          </table:table-cell>
          <table:table-cell office:value-type="float" office:value="46">
            <text:p>46</text:p>
          </table:table-cell>
          <table:table-cell office:value-type="string">
            <text:p>x2000004</text:p>
          </table:table-cell>
        </table:table-row>
        <table:table-row>
          <table:table-cell/>
          <table:table-cell office:value-type="string">
            <text:p>Babysec</text:p>
          </table:table-cell>
          <table:table-cell office:value-type="string">
            <text:p>AS AP</text:p>
          </table:table-cell>
          <table:table-cell office:value-type="float" office:value="38">
            <text:p>38</text:p>
          </table:table-cell>
          <table:table-cell office:value-type="string">
            <text:p>x2000005</text:p>
          </table:table-cell>
        </table:table-row>
        <table:table-row>
          <table:table-cell/>
          <table:table-cell office:value-type="string">
            <text:p>Babysec</text:p>
          </table:table-cell>
          <table:table-cell office:value-type="string">
            <text:p>CS</text:p>
          </table:table-cell>
          <table:table-cell office:value-type="float" office:value="38">
            <text:p>38</text:p>
          </table:table-cell>
          <table:table-cell office:value-type="string">
            <text:p>x2000006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PC</text:p>
          </table:table-cell>
          <table:table-cell office:value-type="float" office:value="34">
            <text:p>34</text:p>
          </table:table-cell>
          <table:table-cell office:value-type="string">
            <text:p>x2000007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SP</text:p>
          </table:table-cell>
          <table:table-cell office:value-type="float" office:value="34">
            <text:p>34</text:p>
          </table:table-cell>
          <table:table-cell office:value-type="string">
            <text:p>x2000007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P</text:p>
          </table:table-cell>
          <table:table-cell office:value-type="float" office:value="24">
            <text:p>24</text:p>
          </table:table-cell>
          <table:table-cell office:value-type="string">
            <text:p>x2000008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VAA</text:p>
          </table:table-cell>
          <table:table-cell office:value-type="float" office:value="44">
            <text:p>44</text:p>
          </table:table-cell>
          <table:table-cell office:value-type="string">
            <text:p>x2000009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NC PD</text:p>
          </table:table-cell>
          <table:table-cell office:value-type="float" office:value="36">
            <text:p>36</text:p>
          </table:table-cell>
          <table:table-cell office:value-type="string">
            <text:p>x2000010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NC PD</text:p>
          </table:table-cell>
          <table:table-cell office:value-type="float" office:value="92">
            <text:p>92</text:p>
          </table:table-cell>
          <table:table-cell office:value-type="string">
            <text:p>x2000011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LS</text:p>
          </table:table-cell>
          <table:table-cell office:value-type="float" office:value="84">
            <text:p>84</text:p>
          </table:table-cell>
          <table:table-cell office:value-type="string">
            <text:p>x2000012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NC AP NA</text:p>
          </table:table-cell>
          <table:table-cell office:value-type="float" office:value="11">
            <text:p>11</text:p>
          </table:table-cell>
          <table:table-cell office:value-type="string">
            <text:p>x2000013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NC AP NO</text:p>
          </table:table-cell>
          <table:table-cell office:value-type="float" office:value="50">
            <text:p>50</text:p>
          </table:table-cell>
          <table:table-cell office:value-type="string">
            <text:p>x2000014</text:p>
          </table:table-cell>
        </table:table-row>
        <table:table-row>
          <table:table-cell/>
          <table:table-cell office:value-type="string">
            <text:p>Pampers</text:p>
          </table:table-cell>
          <table:table-cell office:value-type="string">
            <text:p>NC AP NO</text:p>
          </table:table-cell>
          <table:table-cell office:value-type="float" office:value="50">
            <text:p>50</text:p>
          </table:table-cell>
          <table:table-cell office:value-type="string">
            <text:p>x2000015</text:p>
          </table:table-cell>
        </table:table-row>
        <table:table-row>
          <table:table-cell/>
          <table:table-cell office:value-type="string">
            <text:p>Pampers</text:p>
          </table:table-cell>
          <table:table-cell office:value-type="string">
            <text:p>NC AP NO</text:p>
          </table:table-cell>
          <table:table-cell office:value-type="float" office:value="10">
            <text:p>10</text:p>
          </table:table-cell>
          <table:table-cell office:value-type="string">
            <text:p>x2000016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NC AP NO</text:p>
          </table:table-cell>
          <table:table-cell office:value-type="float" office:value="40">
            <text:p>40</text:p>
          </table:table-cell>
          <table:table-cell office:value-type="string">
            <text:p>x2000017</text:p>
          </table:table-cell>
        </table:table-row>
        <table:table-row>
          <table:table-cell/>
          <table:table-cell office:value-type="string">
            <text:p>Pampers</text:p>
          </table:table-cell>
          <table:table-cell office:value-type="string">
            <text:p>NC NO</text:p>
          </table:table-cell>
          <table:table-cell office:value-type="float" office:value="40">
            <text:p>40</text:p>
          </table:table-cell>
          <table:table-cell office:value-type="string">
            <text:p>x2000018</text:p>
          </table:table-cell>
        </table:table-row>
        <table:table-row>
          <table:table-cell/>
          <table:table-cell office:value-type="string">
            <text:p>Pampers</text:p>
          </table:table-cell>
          <table:table-cell office:value-type="string">
            <text:p>PC</text:p>
          </table:table-cell>
          <table:table-cell office:value-type="float" office:value="40">
            <text:p>40</text:p>
          </table:table-cell>
          <table:table-cell office:value-type="string">
            <text:p>x2000018</text:p>
          </table:table-cell>
        </table:table-row>
        <table:table-row>
          <table:table-cell/>
          <table:table-cell office:value-type="string">
            <text:p>Babysec</text:p>
          </table:table-cell>
          <table:table-cell office:value-type="string">
            <text:p>PC</text:p>
          </table:table-cell>
          <table:table-cell office:value-type="float" office:value="36">
            <text:p>36</text:p>
          </table:table-cell>
          <table:table-cell office:value-type="string">
            <text:p>x2000019</text:p>
          </table:table-cell>
        </table:table-row>
        <table:table-row>
          <table:table-cell/>
          <table:table-cell office:value-type="string">
            <text:p>Babysec</text:p>
          </table:table-cell>
          <table:table-cell office:value-type="string">
            <text:p>NC NO</text:p>
          </table:table-cell>
          <table:table-cell office:value-type="float" office:value="36">
            <text:p>36</text:p>
          </table:table-cell>
          <table:table-cell office:value-type="string">
            <text:p>x2000020</text:p>
          </table:table-cell>
        </table:table-row>
        <table:table-row>
          <table:table-cell/>
          <table:table-cell office:value-type="string">
            <text:p>Babysec</text:p>
          </table:table-cell>
          <table:table-cell office:value-type="string">
            <text:p>PC</text:p>
          </table:table-cell>
          <table:table-cell office:value-type="float" office:value="100">
            <text:p>100</text:p>
          </table:table-cell>
          <table:table-cell office:value-type="string">
            <text:p>x2000021</text:p>
          </table:table-cell>
        </table:table-row>
        <table:table-row>
          <table:table-cell/>
          <table:table-cell office:value-type="string">
            <text:p>Babysec</text:p>
          </table:table-cell>
          <table:table-cell office:value-type="string">
            <text:p>PC</text:p>
          </table:table-cell>
          <table:table-cell office:value-type="float" office:value="28">
            <text:p>28</text:p>
          </table:table-cell>
          <table:table-cell office:value-type="string">
            <text:p>x2000021</text:p>
          </table:table-cell>
        </table:table-row>
        <table:table-row>
          <table:table-cell/>
          <table:table-cell office:value-type="string">
            <text:p>Babysec</text:p>
          </table:table-cell>
          <table:table-cell office:value-type="string">
            <text:p>P</text:p>
          </table:table-cell>
          <table:table-cell office:value-type="float" office:value="28">
            <text:p>28</text:p>
          </table:table-cell>
          <table:table-cell office:value-type="string">
            <text:p>x2000022</text:p>
          </table:table-cell>
        </table:table-row>
        <table:table-row>
          <table:table-cell/>
          <table:table-cell office:value-type="string">
            <text:p>Babysec</text:p>
          </table:table-cell>
          <table:table-cell office:value-type="string">
            <text:p>P</text:p>
          </table:table-cell>
          <table:table-cell office:value-type="float" office:value="112">
            <text:p>112</text:p>
          </table:table-cell>
          <table:table-cell office:value-type="string">
            <text:p>x2000022</text:p>
          </table:table-cell>
        </table:table-row>
        <table:table-row>
          <table:table-cell/>
          <table:table-cell office:value-type="string">
            <text:p>Babysec</text:p>
          </table:table-cell>
          <table:table-cell office:value-type="string">
            <text:p>P</text:p>
          </table:table-cell>
          <table:table-cell office:value-type="float" office:value="60">
            <text:p>60</text:p>
          </table:table-cell>
          <table:table-cell office:value-type="string">
            <text:p>x2000023</text:p>
          </table:table-cell>
        </table:table-row>
        <table:table-row>
          <table:table-cell/>
          <table:table-cell office:value-type="string">
            <text:p>Babysec</text:p>
          </table:table-cell>
          <table:table-cell office:value-type="string">
            <text:p>P</text:p>
          </table:table-cell>
          <table:table-cell office:value-type="float" office:value="60">
            <text:p>60</text:p>
          </table:table-cell>
          <table:table-cell office:value-type="string">
            <text:p>x2000024</text:p>
          </table:table-cell>
        </table:table-row>
        <table:table-row>
          <table:table-cell/>
          <table:table-cell office:value-type="string">
            <text:p>Babysec</text:p>
          </table:table-cell>
          <table:table-cell office:value-type="string">
            <text:p>SP CT</text:p>
          </table:table-cell>
          <table:table-cell office:value-type="float" office:value="104">
            <text:p>104</text:p>
          </table:table-cell>
          <table:table-cell office:value-type="string">
            <text:p>x2000024</text:p>
          </table:table-cell>
        </table:table-row>
        <table:table-row>
          <table:table-cell/>
          <table:table-cell office:value-type="string">
            <text:p>Babysec</text:p>
          </table:table-cell>
          <table:table-cell office:value-type="string">
            <text:p>SP</text:p>
          </table:table-cell>
          <table:table-cell office:value-type="float" office:value="104">
            <text:p>104</text:p>
          </table:table-cell>
          <table:table-cell office:value-type="string">
            <text:p>x2000025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SP CT</text:p>
          </table:table-cell>
          <table:table-cell office:value-type="float" office:value="96">
            <text:p>96</text:p>
          </table:table-cell>
          <table:table-cell office:value-type="string">
            <text:p>x2000026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SP</text:p>
          </table:table-cell>
          <table:table-cell office:value-type="float" office:value="96">
            <text:p>96</text:p>
          </table:table-cell>
          <table:table-cell office:value-type="string">
            <text:p>x2000027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P</text:p>
          </table:table-cell>
          <table:table-cell office:value-type="float" office:value="62">
            <text:p>62</text:p>
          </table:table-cell>
          <table:table-cell office:value-type="string">
            <text:p>x2000028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P</text:p>
          </table:table-cell>
          <table:table-cell office:value-type="float" office:value="62">
            <text:p>62</text:p>
          </table:table-cell>
          <table:table-cell office:value-type="string">
            <text:p>x2000028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NC NO</text:p>
          </table:table-cell>
          <table:table-cell office:value-type="float" office:value="42">
            <text:p>42</text:p>
          </table:table-cell>
          <table:table-cell office:value-type="string">
            <text:p>x2000029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NC NO</text:p>
          </table:table-cell>
          <table:table-cell office:value-type="float" office:value="42">
            <text:p>42</text:p>
          </table:table-cell>
          <table:table-cell office:value-type="string">
            <text:p>x2000029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NC NO</text:p>
          </table:table-cell>
          <table:table-cell office:value-type="float" office:value="72">
            <text:p>72</text:p>
          </table:table-cell>
          <table:table-cell office:value-type="string">
            <text:p>x2000030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NC NO</text:p>
          </table:table-cell>
          <table:table-cell office:value-type="float" office:value="64">
            <text:p>64</text:p>
          </table:table-cell>
          <table:table-cell office:value-type="string">
            <text:p>x2000030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NC</text:p>
          </table:table-cell>
          <table:table-cell office:value-type="float" office:value="42">
            <text:p>42</text:p>
          </table:table-cell>
          <table:table-cell office:value-type="string">
            <text:p>x2000031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NC NA</text:p>
          </table:table-cell>
          <table:table-cell office:value-type="float" office:value="42">
            <text:p>42</text:p>
          </table:table-cell>
          <table:table-cell office:value-type="string">
            <text:p>x2000031</text:p>
          </table:table-cell>
        </table:table-row>
        <table:table-row>
          <table:table-cell/>
          <table:table-cell office:value-type="string">
            <text:p>BAMBO NATURE</text:p>
          </table:table-cell>
          <table:table-cell office:value-type="string">
            <text:p>AS</text:p>
          </table:table-cell>
          <table:table-cell office:value-type="float" office:value="38">
            <text:p>38</text:p>
          </table:table-cell>
          <table:table-cell office:value-type="string">
            <text:p>x2000032</text:p>
          </table:table-cell>
        </table:table-row>
        <table:table-row>
          <table:table-cell/>
          <table:table-cell office:value-type="string">
            <text:p>BAMBO NATURE</text:p>
          </table:table-cell>
          <table:table-cell office:value-type="string">
            <text:p>AS</text:p>
          </table:table-cell>
          <table:table-cell office:value-type="float" office:value="38">
            <text:p>38</text:p>
          </table:table-cell>
          <table:table-cell office:value-type="string">
            <text:p>x2000033</text:p>
          </table:table-cell>
        </table:table-row>
        <table:table-row>
          <table:table-cell/>
          <table:table-cell office:value-type="string">
            <text:p>Babysec</text:p>
          </table:table-cell>
          <table:table-cell office:value-type="string">
            <text:p>AS</text:p>
          </table:table-cell>
          <table:table-cell office:value-type="float" office:value="42">
            <text:p>42</text:p>
          </table:table-cell>
          <table:table-cell office:value-type="string">
            <text:p>x2000034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AS</text:p>
          </table:table-cell>
          <table:table-cell office:value-type="float" office:value="42">
            <text:p>42</text:p>
          </table:table-cell>
          <table:table-cell office:value-type="string">
            <text:p>x2000034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Bambo Nature</text:p>
          </table:table-cell>
          <table:table-cell office:value-type="float" office:value="116">
            <text:p>116</text:p>
          </table:table-cell>
          <table:table-cell office:value-type="string">
            <text:p>x2000035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Bambo Nature</text:p>
          </table:table-cell>
          <table:table-cell office:value-type="float" office:value="116">
            <text:p>116</text:p>
          </table:table-cell>
          <table:table-cell office:value-type="string">
            <text:p>x2000035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P</text:p>
          </table:table-cell>
          <table:table-cell office:value-type="float" office:value="88">
            <text:p>88</text:p>
          </table:table-cell>
          <table:table-cell office:value-type="string">
            <text:p>x2000036</text:p>
          </table:table-cell>
        </table:table-row>
        <table:table-row>
          <table:table-cell/>
          <table:table-cell office:value-type="string">
            <text:p>Pampers</text:p>
          </table:table-cell>
          <table:table-cell office:value-type="string">
            <text:p>NC NA</text:p>
          </table:table-cell>
          <table:table-cell office:value-type="float" office:value="88">
            <text:p>88</text:p>
          </table:table-cell>
          <table:table-cell office:value-type="string">
            <text:p>x2000036</text:p>
          </table:table-cell>
        </table:table-row>
        <table:table-row>
          <table:table-cell/>
          <table:table-cell office:value-type="string">
            <text:p>Pampers</text:p>
          </table:table-cell>
          <table:table-cell office:value-type="string">
            <text:p>NC NO</text:p>
          </table:table-cell>
          <table:table-cell office:value-type="float" office:value="22">
            <text:p>22</text:p>
          </table:table-cell>
          <table:table-cell office:value-type="string">
            <text:p>x2000037</text:p>
          </table:table-cell>
        </table:table-row>
        <table:table-row>
          <table:table-cell/>
          <table:table-cell office:value-type="string">
            <text:p>Pampers</text:p>
          </table:table-cell>
          <table:table-cell office:value-type="string">
            <text:p>NC AP NA</text:p>
          </table:table-cell>
          <table:table-cell office:value-type="float" office:value="30">
            <text:p>30</text:p>
          </table:table-cell>
          <table:table-cell office:value-type="string">
            <text:p>x2000037</text:p>
          </table:table-cell>
        </table:table-row>
        <table:table-row>
          <table:table-cell/>
          <table:table-cell office:value-type="string">
            <text:p>Pampers</text:p>
          </table:table-cell>
          <table:table-cell office:value-type="string">
            <text:p>NC AP NA</text:p>
          </table:table-cell>
          <table:table-cell office:value-type="float" office:value="48">
            <text:p>48</text:p>
          </table:table-cell>
          <table:table-cell office:value-type="string">
            <text:p>x2000038</text:p>
          </table:table-cell>
        </table:table-row>
        <table:table-row>
          <table:table-cell/>
          <table:table-cell office:value-type="string">
            <text:p>Pampers</text:p>
          </table:table-cell>
          <table:table-cell office:value-type="string">
            <text:p>CS</text:p>
          </table:table-cell>
          <table:table-cell office:value-type="float" office:value="54">
            <text:p>54</text:p>
          </table:table-cell>
          <table:table-cell office:value-type="string">
            <text:p>x2000038</text:p>
          </table:table-cell>
        </table:table-row>
        <table:table-row>
          <table:table-cell/>
          <table:table-cell office:value-type="string">
            <text:p>Pampers</text:p>
          </table:table-cell>
          <table:table-cell office:value-type="string">
            <text:p>CS</text:p>
          </table:table-cell>
          <table:table-cell office:value-type="float" office:value="54">
            <text:p>54</text:p>
          </table:table-cell>
          <table:table-cell office:value-type="string">
            <text:p>x2000039</text:p>
          </table:table-cell>
        </table:table-row>
        <table:table-row>
          <table:table-cell/>
          <table:table-cell office:value-type="string">
            <text:p>Pampers</text:p>
          </table:table-cell>
          <table:table-cell office:value-type="string">
            <text:p>CS</text:p>
          </table:table-cell>
          <table:table-cell office:value-type="float" office:value="36">
            <text:p>36</text:p>
          </table:table-cell>
          <table:table-cell office:value-type="string">
            <text:p>x2000040</text:p>
          </table:table-cell>
        </table:table-row>
        <table:table-row>
          <table:table-cell/>
          <table:table-cell office:value-type="string">
            <text:p>Pampers</text:p>
          </table:table-cell>
          <table:table-cell office:value-type="string">
            <text:p>PC</text:p>
          </table:table-cell>
          <table:table-cell office:value-type="float" office:value="36">
            <text:p>36</text:p>
          </table:table-cell>
          <table:table-cell office:value-type="string">
            <text:p>x2000041</text:p>
          </table:table-cell>
        </table:table-row>
        <table:table-row>
          <table:table-cell/>
          <table:table-cell office:value-type="string">
            <text:p>Pampers</text:p>
          </table:table-cell>
          <table:table-cell office:value-type="string">
            <text:p>PC</text:p>
          </table:table-cell>
          <table:table-cell office:value-type="float" office:value="48">
            <text:p>48</text:p>
          </table:table-cell>
          <table:table-cell office:value-type="string">
            <text:p>x2000042</text:p>
          </table:table-cell>
        </table:table-row>
        <table:table-row>
          <table:table-cell/>
          <table:table-cell office:value-type="string">
            <text:p>Pampers</text:p>
          </table:table-cell>
          <table:table-cell office:value-type="string">
            <text:p>PC</text:p>
          </table:table-cell>
          <table:table-cell office:value-type="float" office:value="42">
            <text:p>42</text:p>
          </table:table-cell>
          <table:table-cell office:value-type="string">
            <text:p>x2000043</text:p>
          </table:table-cell>
        </table:table-row>
        <table:table-row>
          <table:table-cell/>
          <table:table-cell office:value-type="string">
            <text:p>Pampers</text:p>
          </table:table-cell>
          <table:table-cell office:value-type="string">
            <text:p>CS</text:p>
          </table:table-cell>
          <table:table-cell office:value-type="float" office:value="40">
            <text:p>40</text:p>
          </table:table-cell>
          <table:table-cell office:value-type="string">
            <text:p>x2000044</text:p>
          </table:table-cell>
        </table:table-row>
        <table:table-row>
          <table:table-cell/>
          <table:table-cell office:value-type="string">
            <text:p>Babysec</text:p>
          </table:table-cell>
          <table:table-cell office:value-type="string">
            <text:p>CS</text:p>
          </table:table-cell>
          <table:table-cell office:value-type="float" office:value="34">
            <text:p>34</text:p>
          </table:table-cell>
          <table:table-cell office:value-type="string">
            <text:p>x2000044</text:p>
          </table:table-cell>
        </table:table-row>
        <table:table-row>
          <table:table-cell/>
          <table:table-cell office:value-type="string">
            <text:p>Babysec</text:p>
          </table:table-cell>
          <table:table-cell office:value-type="string">
            <text:p>CS</text:p>
          </table:table-cell>
          <table:table-cell office:value-type="float" office:value="34">
            <text:p>34</text:p>
          </table:table-cell>
          <table:table-cell office:value-type="string">
            <text:p>x2000047</text:p>
          </table:table-cell>
        </table:table-row>
        <table:table-row>
          <table:table-cell/>
          <table:table-cell office:value-type="string">
            <text:p>Babysec</text:p>
          </table:table-cell>
          <table:table-cell office:value-type="string">
            <text:p>CS</text:p>
          </table:table-cell>
          <table:table-cell office:value-type="float" office:value="28">
            <text:p>28</text:p>
          </table:table-cell>
          <table:table-cell office:value-type="string">
            <text:p>x2000048</text:p>
          </table:table-cell>
        </table:table-row>
        <table:table-row>
          <table:table-cell/>
          <table:table-cell office:value-type="string">
            <text:p>Ninet</text:p>
          </table:table-cell>
          <table:table-cell office:value-type="string">
            <text:p>CS</text:p>
          </table:table-cell>
          <table:table-cell office:value-type="float" office:value="34">
            <text:p>34</text:p>
          </table:table-cell>
          <table:table-cell office:value-type="string">
            <text:p>x2000049</text:p>
          </table:table-cell>
        </table:table-row>
        <table:table-row>
          <table:table-cell/>
          <table:table-cell office:value-type="string">
            <text:p>Ninet</text:p>
          </table:table-cell>
          <table:table-cell office:value-type="string">
            <text:p>SP</text:p>
          </table:table-cell>
          <table:table-cell office:value-type="float" office:value="28">
            <text:p>28</text:p>
          </table:table-cell>
          <table:table-cell office:value-type="string">
            <text:p>x2000050</text:p>
          </table:table-cell>
        </table:table-row>
        <table:table-row>
          <table:table-cell/>
          <table:table-cell office:value-type="string">
            <text:p>Ninet</text:p>
          </table:table-cell>
          <table:table-cell office:value-type="string">
            <text:p>SP</text:p>
          </table:table-cell>
          <table:table-cell office:value-type="float" office:value="28">
            <text:p>28</text:p>
          </table:table-cell>
          <table:table-cell office:value-type="string">
            <text:p>x2000050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SP</text:p>
          </table:table-cell>
          <table:table-cell office:value-type="float" office:value="72">
            <text:p>72</text:p>
          </table:table-cell>
          <table:table-cell office:value-type="string">
            <text:p>x2000051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Ninet</text:p>
          </table:table-cell>
          <table:table-cell office:value-type="float" office:value="48">
            <text:p>48</text:p>
          </table:table-cell>
          <table:table-cell office:value-type="string">
            <text:p>x2000053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Ninet</text:p>
          </table:table-cell>
          <table:table-cell office:value-type="float" office:value="68">
            <text:p>68</text:p>
          </table:table-cell>
          <table:table-cell office:value-type="string">
            <text:p>x2000054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Ninet</text:p>
          </table:table-cell>
          <table:table-cell office:value-type="float" office:value="56">
            <text:p>56</text:p>
          </table:table-cell>
          <table:table-cell office:value-type="string">
            <text:p>x2000055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AS</text:p>
          </table:table-cell>
          <table:table-cell office:value-type="float" office:value="46">
            <text:p>46</text:p>
          </table:table-cell>
          <table:table-cell office:value-type="string">
            <text:p>x2000056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AS</text:p>
          </table:table-cell>
          <table:table-cell office:value-type="float" office:value="72">
            <text:p>72</text:p>
          </table:table-cell>
          <table:table-cell office:value-type="string">
            <text:p>x2000057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AS</text:p>
          </table:table-cell>
          <table:table-cell office:value-type="float" office:value="64">
            <text:p>64</text:p>
          </table:table-cell>
          <table:table-cell office:value-type="string">
            <text:p>x2000058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AS</text:p>
          </table:table-cell>
          <table:table-cell office:value-type="float" office:value="52">
            <text:p>52</text:p>
          </table:table-cell>
          <table:table-cell office:value-type="string">
            <text:p>x2000060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NC NA</text:p>
          </table:table-cell>
          <table:table-cell office:value-type="float" office:value="64">
            <text:p>64</text:p>
          </table:table-cell>
          <table:table-cell office:value-type="string">
            <text:p>x2000061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AS AP</text:p>
          </table:table-cell>
          <table:table-cell office:value-type="float" office:value="58">
            <text:p>58</text:p>
          </table:table-cell>
          <table:table-cell office:value-type="string">
            <text:p>x2000063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AS AP</text:p>
          </table:table-cell>
          <table:table-cell office:value-type="float" office:value="48">
            <text:p>48</text:p>
          </table:table-cell>
          <table:table-cell office:value-type="string">
            <text:p>x2000064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AS AP</text:p>
          </table:table-cell>
          <table:table-cell office:value-type="float" office:value="44">
            <text:p>44</text:p>
          </table:table-cell>
          <table:table-cell office:value-type="string">
            <text:p>x2000065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AS</text:p>
          </table:table-cell>
          <table:table-cell office:value-type="float" office:value="38">
            <text:p>38</text:p>
          </table:table-cell>
          <table:table-cell office:value-type="string">
            <text:p>x2000068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AS</text:p>
          </table:table-cell>
          <table:table-cell office:value-type="float" office:value="28">
            <text:p>28</text:p>
          </table:table-cell>
          <table:table-cell office:value-type="string">
            <text:p>x2000069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NC U</text:p>
          </table:table-cell>
          <table:table-cell office:value-type="float" office:value="22">
            <text:p>22</text:p>
          </table:table-cell>
          <table:table-cell office:value-type="string">
            <text:p>x2000070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NC U</text:p>
          </table:table-cell>
          <table:table-cell office:value-type="float" office:value="20">
            <text:p>20</text:p>
          </table:table-cell>
          <table:table-cell office:value-type="string">
            <text:p>x2000071</text:p>
          </table:table-cell>
        </table:table-row>
        <table:table-row>
          <table:table-cell/>
          <table:table-cell office:value-type="string">
            <text:p>Pampers</text:p>
          </table:table-cell>
          <table:table-cell office:value-type="string">
            <text:p>NC U</text:p>
          </table:table-cell>
          <table:table-cell office:value-type="float" office:value="128">
            <text:p>128</text:p>
          </table:table-cell>
          <table:table-cell office:value-type="string">
            <text:p>x2000073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NC U</text:p>
          </table:table-cell>
          <table:table-cell office:value-type="float" office:value="96">
            <text:p>96</text:p>
          </table:table-cell>
          <table:table-cell office:value-type="string">
            <text:p>x2000076</text:p>
          </table:table-cell>
        </table:table-row>
        <table:table-row>
          <table:table-cell/>
          <table:table-cell office:value-type="string">
            <text:p>Pampers</text:p>
          </table:table-cell>
          <table:table-cell office:value-type="string">
            <text:p>NC NA</text:p>
          </table:table-cell>
          <table:table-cell office:value-type="float" office:value="52">
            <text:p>52</text:p>
          </table:table-cell>
          <table:table-cell office:value-type="string">
            <text:p>x2000077</text:p>
          </table:table-cell>
        </table:table-row>
        <table:table-row>
          <table:table-cell/>
          <table:table-cell office:value-type="string">
            <text:p>Huggies</text:p>
          </table:table-cell>
          <table:table-cell office:value-type="string">
            <text:p>NC NA</text:p>
          </table:table-cell>
          <table:table-cell office:value-type="float" office:value="58">
            <text:p>58</text:p>
          </table:table-cell>
          <table:table-cell office:value-type="string">
            <text:p>x2000078</text:p>
          </table:table-cell>
        </table:table-row>
        <table:table-row>
          <table:table-cell/>
          <table:table-cell office:value-type="string">
            <text:p>Babysec</text:p>
          </table:table-cell>
          <table:table-cell office:value-type="string">
            <text:p>PC</text:p>
          </table:table-cell>
          <table:table-cell office:value-type="float" office:value="42">
            <text:p>42</text:p>
          </table:table-cell>
          <table:table-cell office:value-type="string">
            <text:p>x2000080</text:p>
          </table:table-cell>
        </table:table-row>
      </table:table>
      <table:named-expressions/>
      <table:database-ranges>
        <table:database-range table:name="__Anonymous_Sheet_DB__0" table:target-range-address="HISTORICO.A1:HISTORICO.I1673" table:display-filter-buttons="true">
          <table:filter>
            <table:filter-and>
              <table:filter-condition table:field-number="3" table:value="PAMPERS" table:operator="=">
                <table:filter-set-item table:value="PAMPERS"/>
                <table:filter-set-item table:value="Babysec"/>
                <table:filter-set-item table:value="BABYSEC"/>
                <table:filter-set-item table:value="HUGGIES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 number:style="long"/>
      <number:text> </number:text>
      <number:month number:style="long" number:textual="true"/>
      <number:text> </number:text>
      <number:year number:style="long"/>
    </number:date-style>
    <number:date-style style:name="N112">
      <number:day/>
      <number:text> </number:text>
      <number:month number:style="long" number:textual="true"/>
      <number:text> </number:text>
      <number:year number:style="long"/>
    </number:date-style>
    <number:number-style style:name="N10107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7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09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0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PE">
      <number:day number:style="long"/>
      <number:text>-</number:text>
      <number:month number:textual="true"/>
    </number:date-style>
    <number:date-style style:name="N10113" number:language="es" number:country="PE">
      <number:month number:textual="true"/>
      <number:text>-</number:text>
      <number:year/>
    </number:date-style>
    <number:date-style style:name="N10114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PE">
      <number:number number:decimal-places="0" loext:min-decimal-places="0" number:min-integer-digits="1" number:grouping="true"/>
    </number:number-style>
    <number:number-style style:name="N10115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PE">
      <number:number number:decimal-places="0" loext:min-decimal-places="0" number:min-integer-digits="1" number:grouping="true"/>
    </number:number-style>
    <number:number-style style:name="N10116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PE">
      <number:number number:decimal-places="2" loext:min-decimal-places="2" number:min-integer-digits="1" number:grouping="true"/>
    </number:number-style>
    <number:number-style style:name="N10117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2" loext:min-decimal-places="2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PE">
      <loext:text> </loext:text>
      <loext:fill-character> </loext:fill-character>
      <number:text>- </number:text>
    </number:number-style>
    <number:text-style style:name="N10119" number:language="es" number:country="PE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es" number:country="PE">
      <loext:text> S/. </loext:text>
      <loext:fill-character> </loext:fill-character>
      <number:text>- </number:text>
    </number:number-style>
    <number:text-style style:name="N10120" number:language="es" number:country="P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P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es" number:country="P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1:06:54.773968018</meta:creation-date>
    <dc:date>2019-04-05T01:07:27.752173178</dc:date>
    <meta:editing-duration>PT36S</meta:editing-duration>
    <meta:editing-cycles>1</meta:editing-cycles>
    <meta:document-statistic meta:table-count="1" meta:cell-count="15058" meta:object-count="0"/>
    <meta:generator>LibreOffice/6.1.5.2$Linux_X86_64 LibreOffice_project/10$Build-2</meta:generator>
  </office:meta>
</office:document-meta>
</file>